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65in" fo:margin-left="0in" table:align="left"/>
    </style:style>
    <style:style style:name="Table1.A" style:family="table-column">
      <style:table-column-properties style:column-width="0.8111in"/>
    </style:style>
    <style:style style:name="Table1.B" style:family="table-column">
      <style:table-column-properties style:column-width="2.8125in"/>
    </style:style>
    <style:style style:name="Table1.C" style:family="table-column">
      <style:table-column-properties style:column-width="3.0729in"/>
    </style:style>
    <style:style style:name="Table1.A1" style:family="table-cell">
      <style:table-cell-properties fo:background-color="#bc312e" fo:padding="0.0382in" fo:border-left="0.05pt solid #f79448" fo:border-right="none" fo:border-top="0.05pt solid #f79448" fo:border-bottom="0.05pt solid #f79448">
        <style:background-image/>
      </style:table-cell-properties>
    </style:style>
    <style:style style:name="Table1.C1" style:family="table-cell">
      <style:table-cell-properties fo:background-color="#bc312e" fo:padding="0.0382in" fo:border="0.05pt solid #f79448">
        <style:background-image/>
      </style:table-cell-properties>
    </style:style>
    <style:style style:name="Table1.A2" style:family="table-cell">
      <style:table-cell-properties fo:padding="0.0382in" fo:border-left="0.05pt solid #f79448" fo:border-right="none" fo:border-top="none" fo:border-bottom="0.05pt solid #f79448"/>
    </style:style>
    <style:style style:name="Table1.B2" style:family="table-cell">
      <style:table-cell-properties fo:padding="0.0382in" fo:border-left="0.05pt solid #f79448" fo:border-right="none" fo:border-top="none" fo:border-bottom="0.05pt solid #f79448"/>
    </style:style>
    <style:style style:name="Table1.C2" style:family="table-cell">
      <style:table-cell-properties fo:padding="0.0382in" fo:border-left="0.05pt solid #f79448" fo:border-right="0.05pt solid #f79448" fo:border-top="none" fo:border-bottom="0.05pt solid #f79448"/>
    </style:style>
    <style:style style:name="Table1.A3" style:family="table-cell">
      <style:table-cell-properties fo:padding="0.0382in" fo:border-left="0.05pt solid #f79448" fo:border-right="none" fo:border-top="none" fo:border-bottom="0.05pt solid #f79448"/>
    </style:style>
    <style:style style:name="Table1.B3" style:family="table-cell">
      <style:table-cell-properties fo:padding="0.0382in" fo:border-left="0.05pt solid #f79448" fo:border-right="none" fo:border-top="none" fo:border-bottom="0.05pt solid #f79448"/>
    </style:style>
    <style:style style:name="Table1.C3" style:family="table-cell">
      <style:table-cell-properties fo:padding="0.0382in" fo:border-left="0.05pt solid #f79448" fo:border-right="0.05pt solid #f79448" fo:border-top="none" fo:border-bottom="0.05pt solid #f79448"/>
    </style:style>
    <style:style style:name="Table1.A4" style:family="table-cell">
      <style:table-cell-properties fo:padding="0.0382in" fo:border-left="0.05pt solid #f79448" fo:border-right="none" fo:border-top="none" fo:border-bottom="0.05pt solid #f79448"/>
    </style:style>
    <style:style style:name="Table1.B4" style:family="table-cell">
      <style:table-cell-properties fo:padding="0.0382in" fo:border-left="0.05pt solid #f79448" fo:border-right="none" fo:border-top="none" fo:border-bottom="0.05pt solid #f79448"/>
    </style:style>
    <style:style style:name="Table1.C4" style:family="table-cell">
      <style:table-cell-properties fo:padding="0.0382in" fo:border-left="0.05pt solid #f79448" fo:border-right="0.05pt solid #f79448" fo:border-top="none" fo:border-bottom="0.05pt solid #f79448"/>
    </style:style>
    <style:style style:name="Table1.A5" style:family="table-cell">
      <style:table-cell-properties fo:padding="0.0382in" fo:border-left="0.05pt solid #f79448" fo:border-right="none" fo:border-top="none" fo:border-bottom="0.05pt solid #f79448"/>
    </style:style>
    <style:style style:name="Table1.B5" style:family="table-cell">
      <style:table-cell-properties fo:padding="0.0382in" fo:border-left="0.05pt solid #f79448" fo:border-right="none" fo:border-top="none" fo:border-bottom="0.05pt solid #f79448"/>
    </style:style>
    <style:style style:name="Table1.C5" style:family="table-cell">
      <style:table-cell-properties fo:padding="0.0382in" fo:border-left="0.05pt solid #f79448" fo:border-right="0.05pt solid #f79448" fo:border-top="none" fo:border-bottom="0.05pt solid #f79448"/>
    </style:style>
    <style:style style:name="Table1.A6" style:family="table-cell">
      <style:table-cell-properties fo:padding="0.0382in" fo:border-left="0.05pt solid #f79448" fo:border-right="none" fo:border-top="none" fo:border-bottom="0.05pt solid #f79448"/>
    </style:style>
    <style:style style:name="Table1.B6" style:family="table-cell">
      <style:table-cell-properties fo:padding="0.0382in" fo:border-left="0.05pt solid #f79448" fo:border-right="none" fo:border-top="none" fo:border-bottom="0.05pt solid #f79448"/>
    </style:style>
    <style:style style:name="Table1.C6" style:family="table-cell">
      <style:table-cell-properties fo:padding="0.0382in" fo:border-left="0.05pt solid #f79448" fo:border-right="0.05pt solid #f79448" fo:border-top="none" fo:border-bottom="0.05pt solid #f79448"/>
    </style:style>
    <style:style style:name="Table1.A7" style:family="table-cell">
      <style:table-cell-properties fo:padding="0.0382in" fo:border-left="0.05pt solid #f79448" fo:border-right="none" fo:border-top="none" fo:border-bottom="0.05pt solid #f79448"/>
    </style:style>
    <style:style style:name="Table1.B7" style:family="table-cell">
      <style:table-cell-properties fo:padding="0.0382in" fo:border-left="0.05pt solid #f79448" fo:border-right="none" fo:border-top="none" fo:border-bottom="0.05pt solid #f79448"/>
    </style:style>
    <style:style style:name="Table1.C7" style:family="table-cell">
      <style:table-cell-properties fo:padding="0.0382in" fo:border-left="0.05pt solid #f79448" fo:border-right="0.05pt solid #f79448" fo:border-top="none" fo:border-bottom="0.05pt solid #f79448"/>
    </style:style>
    <style:style style:name="Table1.A8" style:family="table-cell">
      <style:table-cell-properties fo:padding="0.0382in" fo:border-left="0.05pt solid #f79448" fo:border-right="none" fo:border-top="none" fo:border-bottom="0.05pt solid #f79448"/>
    </style:style>
    <style:style style:name="Table1.B8" style:family="table-cell">
      <style:table-cell-properties fo:padding="0.0382in" fo:border-left="0.05pt solid #f79448" fo:border-right="none" fo:border-top="none" fo:border-bottom="0.05pt solid #f79448"/>
    </style:style>
    <style:style style:name="Table1.C8" style:family="table-cell">
      <style:table-cell-properties fo:padding="0.0382in" fo:border-left="0.05pt solid #f79448" fo:border-right="0.05pt solid #f79448" fo:border-top="none" fo:border-bottom="0.05pt solid #f79448"/>
    </style:style>
    <style:style style:name="Table1.A9" style:family="table-cell">
      <style:table-cell-properties fo:padding="0.0382in" fo:border-left="0.05pt solid #f79448" fo:border-right="none" fo:border-top="none" fo:border-bottom="0.05pt solid #f79448"/>
    </style:style>
    <style:style style:name="Table1.B9" style:family="table-cell">
      <style:table-cell-properties fo:padding="0.0382in" fo:border-left="0.05pt solid #f79448" fo:border-right="none" fo:border-top="none" fo:border-bottom="0.05pt solid #f79448"/>
    </style:style>
    <style:style style:name="Table1.C9" style:family="table-cell">
      <style:table-cell-properties fo:padding="0.0382in" fo:border-left="0.05pt solid #f79448" fo:border-right="0.05pt solid #f79448" fo:border-top="none" fo:border-bottom="0.05pt solid #f79448"/>
    </style:style>
    <style:style style:name="P1" style:family="paragraph" style:parent-style-name="Standard">
      <style:text-properties officeooo:rsid="000f2323" officeooo:paragraph-rsid="000f2323"/>
    </style:style>
    <style:style style:name="P2" style:family="paragraph" style:parent-style-name="Standard">
      <style:text-properties officeooo:rsid="000f2323" officeooo:paragraph-rsid="00116e2e"/>
    </style:style>
    <style:style style:name="P3" style:family="paragraph" style:parent-style-name="Standard">
      <style:paragraph-properties fo:text-align="start" style:justify-single-word="false">
        <style:tab-stops/>
      </style:paragraph-properties>
      <style:text-properties officeooo:rsid="000f2323" officeooo:paragraph-rsid="000f2323"/>
    </style:style>
    <style:style style:name="P4" style:family="paragraph" style:parent-style-name="Standard">
      <style:text-properties officeooo:rsid="0011c795" officeooo:paragraph-rsid="001a62aa"/>
    </style:style>
    <style:style style:name="P5" style:family="paragraph" style:parent-style-name="Standard">
      <style:text-properties officeooo:rsid="0011c795" officeooo:paragraph-rsid="002c84bb"/>
    </style:style>
    <style:style style:name="P6" style:family="paragraph" style:parent-style-name="Standard">
      <style:text-properties officeooo:rsid="001718e3" officeooo:paragraph-rsid="001718e3"/>
    </style:style>
    <style:style style:name="P7" style:family="paragraph" style:parent-style-name="Standard">
      <style:text-properties officeooo:rsid="001718e3" officeooo:paragraph-rsid="002cad5c"/>
    </style:style>
    <style:style style:name="P8" style:family="paragraph" style:parent-style-name="Standard">
      <style:text-properties officeooo:rsid="0017cc0d" officeooo:paragraph-rsid="0017cc0d"/>
    </style:style>
    <style:style style:name="P9" style:family="paragraph" style:parent-style-name="Standard">
      <style:text-properties officeooo:rsid="0017cc0d" officeooo:paragraph-rsid="002dfb7b"/>
    </style:style>
    <style:style style:name="P10" style:family="paragraph" style:parent-style-name="Standard">
      <style:text-properties officeooo:rsid="001c3f84" officeooo:paragraph-rsid="001c3f84"/>
    </style:style>
    <style:style style:name="P11" style:family="paragraph" style:parent-style-name="Standard">
      <style:text-properties officeooo:rsid="001c3f84" officeooo:paragraph-rsid="00952c42"/>
    </style:style>
    <style:style style:name="P12" style:family="paragraph" style:parent-style-name="Standard">
      <style:text-properties officeooo:rsid="0021a53b" officeooo:paragraph-rsid="0021a53b"/>
    </style:style>
    <style:style style:name="P13" style:family="paragraph" style:parent-style-name="Standard">
      <style:text-properties officeooo:rsid="0021a53b" officeooo:paragraph-rsid="002522b0"/>
    </style:style>
    <style:style style:name="P14" style:family="paragraph" style:parent-style-name="Standard">
      <style:text-properties officeooo:rsid="003676ff" officeooo:paragraph-rsid="00382c5a"/>
    </style:style>
    <style:style style:name="P15" style:family="paragraph" style:parent-style-name="Standard">
      <style:text-properties officeooo:rsid="003676ff" officeooo:paragraph-rsid="0038b850"/>
    </style:style>
    <style:style style:name="P16" style:family="paragraph" style:parent-style-name="Standard">
      <style:text-properties officeooo:rsid="00392b1a" officeooo:paragraph-rsid="00392b1a"/>
    </style:style>
    <style:style style:name="P17" style:family="paragraph" style:parent-style-name="Standard">
      <style:text-properties officeooo:rsid="003aa369" officeooo:paragraph-rsid="003e31be"/>
    </style:style>
    <style:style style:name="P18" style:family="paragraph" style:parent-style-name="Standard">
      <style:text-properties officeooo:rsid="00402053" officeooo:paragraph-rsid="0040b0cf"/>
    </style:style>
    <style:style style:name="P19" style:family="paragraph" style:parent-style-name="Standard">
      <style:text-properties officeooo:rsid="00402053" officeooo:paragraph-rsid="0042d007"/>
    </style:style>
    <style:style style:name="P20" style:family="paragraph" style:parent-style-name="Standard">
      <style:text-properties officeooo:rsid="0043b62c" officeooo:paragraph-rsid="0043b62c"/>
    </style:style>
    <style:style style:name="P21" style:family="paragraph" style:parent-style-name="Standard">
      <style:text-properties officeooo:rsid="0045187c" officeooo:paragraph-rsid="0045187c"/>
    </style:style>
    <style:style style:name="P22" style:family="paragraph" style:parent-style-name="Standard">
      <style:text-properties officeooo:rsid="0045187c" officeooo:paragraph-rsid="004681a4"/>
    </style:style>
    <style:style style:name="P23" style:family="paragraph" style:parent-style-name="Standard">
      <style:text-properties officeooo:rsid="0045187c" officeooo:paragraph-rsid="0047c68d"/>
    </style:style>
    <style:style style:name="P24" style:family="paragraph" style:parent-style-name="Standard">
      <style:text-properties officeooo:rsid="00480bbd" officeooo:paragraph-rsid="00480bbd"/>
    </style:style>
    <style:style style:name="P25" style:family="paragraph" style:parent-style-name="Standard">
      <style:text-properties officeooo:rsid="00480bbd" officeooo:paragraph-rsid="00490f08"/>
    </style:style>
    <style:style style:name="P26" style:family="paragraph" style:parent-style-name="Standard">
      <style:text-properties officeooo:rsid="004af002" officeooo:paragraph-rsid="004d3086"/>
    </style:style>
    <style:style style:name="P27" style:family="paragraph" style:parent-style-name="Standard">
      <style:text-properties officeooo:rsid="004af002" officeooo:paragraph-rsid="00539b5d"/>
    </style:style>
    <style:style style:name="P28" style:family="paragraph" style:parent-style-name="Standard">
      <style:text-properties officeooo:rsid="004af002" officeooo:paragraph-rsid="005700ed"/>
    </style:style>
    <style:style style:name="P29" style:family="paragraph" style:parent-style-name="Standard">
      <style:text-properties officeooo:rsid="004af002" officeooo:paragraph-rsid="00597efb"/>
    </style:style>
    <style:style style:name="P30" style:family="paragraph" style:parent-style-name="Standard">
      <style:text-properties officeooo:rsid="005d9992" officeooo:paragraph-rsid="0077a638"/>
    </style:style>
    <style:style style:name="P31" style:family="paragraph" style:parent-style-name="Standard">
      <style:text-properties officeooo:rsid="00652601" officeooo:paragraph-rsid="00652601"/>
    </style:style>
    <style:style style:name="P32" style:family="paragraph" style:parent-style-name="Standard">
      <style:paragraph-properties fo:text-align="start" style:justify-single-word="false">
        <style:tab-stops/>
      </style:paragraph-properties>
      <style:text-properties officeooo:rsid="00652601" officeooo:paragraph-rsid="00652601"/>
    </style:style>
    <style:style style:name="P33" style:family="paragraph" style:parent-style-name="Standard">
      <style:text-properties fo:font-weight="bold" officeooo:rsid="00652601" officeooo:paragraph-rsid="00652601" style:font-weight-asian="bold" style:font-weight-complex="bold"/>
    </style:style>
    <style:style style:name="P34" style:family="paragraph" style:parent-style-name="Standard">
      <style:text-properties fo:font-weight="bold" officeooo:rsid="00652601" officeooo:paragraph-rsid="0097a05f" style:font-weight-asian="bold" style:font-weight-complex="bold"/>
    </style:style>
    <style:style style:name="P35" style:family="paragraph" style:parent-style-name="Standard">
      <style:text-properties fo:font-weight="bold" officeooo:rsid="000f2323" officeooo:paragraph-rsid="000f2323" style:font-weight-asian="bold" style:font-weight-complex="bold"/>
    </style:style>
    <style:style style:name="P36" style:family="paragraph" style:parent-style-name="Standard">
      <style:text-properties fo:font-weight="bold" officeooo:rsid="000f2323" officeooo:paragraph-rsid="0097a05f" style:font-weight-asian="bold" style:font-weight-complex="bold"/>
    </style:style>
    <style:style style:name="P37" style:family="paragraph" style:parent-style-name="Standard">
      <style:text-properties fo:font-weight="bold" officeooo:rsid="000f2323" officeooo:paragraph-rsid="01e9a679" style:font-weight-asian="bold" style:font-weight-complex="bold"/>
    </style:style>
    <style:style style:name="P38" style:family="paragraph" style:parent-style-name="Standard">
      <style:text-properties fo:font-weight="bold" officeooo:rsid="01a17149" officeooo:paragraph-rsid="01e9a679" style:font-weight-asian="bold" style:font-weight-complex="bold"/>
    </style:style>
    <style:style style:name="P39" style:family="paragraph" style:parent-style-name="Standard">
      <style:text-properties fo:font-size="12pt" fo:font-weight="normal" officeooo:rsid="007b78a9" officeooo:paragraph-rsid="007b78a9" style:font-size-asian="10.5pt" style:font-weight-asian="normal" style:font-size-complex="12pt" style:font-weight-complex="normal"/>
    </style:style>
    <style:style style:name="P40" style:family="paragraph" style:parent-style-name="Standard">
      <style:text-properties fo:font-size="12pt" fo:font-weight="normal" officeooo:rsid="019f71b1" officeooo:paragraph-rsid="019f71b1" style:font-size-asian="10.5pt" style:font-weight-asian="normal" style:font-size-complex="12pt" style:font-weight-complex="normal"/>
    </style:style>
    <style:style style:name="P41" style:family="paragraph" style:parent-style-name="Standard">
      <style:text-properties fo:font-weight="normal" officeooo:rsid="00802793" officeooo:paragraph-rsid="00df04ab" style:font-weight-asian="normal" style:font-weight-complex="normal"/>
    </style:style>
    <style:style style:name="P42" style:family="paragraph" style:parent-style-name="Standard">
      <style:text-properties fo:font-weight="normal" officeooo:rsid="00802793" officeooo:paragraph-rsid="00e42363" style:font-weight-asian="normal" style:font-weight-complex="normal"/>
    </style:style>
    <style:style style:name="P43" style:family="paragraph" style:parent-style-name="Standard">
      <style:text-properties fo:font-weight="normal" officeooo:rsid="0083ed9f" officeooo:paragraph-rsid="0083ed9f" style:font-weight-asian="normal" style:font-weight-complex="normal"/>
    </style:style>
    <style:style style:name="P44" style:family="paragraph" style:parent-style-name="Standard">
      <style:text-properties fo:font-weight="normal" officeooo:rsid="00e25643" officeooo:paragraph-rsid="00e25643" style:font-weight-asian="normal" style:font-weight-complex="normal"/>
    </style:style>
    <style:style style:name="P45" style:family="paragraph" style:parent-style-name="Standard">
      <style:text-properties fo:font-weight="normal" officeooo:rsid="00e5a6a5" officeooo:paragraph-rsid="00e5a6a5" style:font-weight-asian="normal" style:font-weight-complex="normal"/>
    </style:style>
    <style:style style:name="P46" style:family="paragraph" style:parent-style-name="Standard">
      <style:text-properties fo:font-weight="normal" officeooo:rsid="00e6588a" officeooo:paragraph-rsid="00e6588a" style:font-weight-asian="normal" style:font-weight-complex="normal"/>
    </style:style>
    <style:style style:name="P47" style:family="paragraph" style:parent-style-name="Standard">
      <style:text-properties fo:font-weight="normal" officeooo:rsid="00e6588a" officeooo:paragraph-rsid="00e6bc96" style:font-weight-asian="normal" style:font-weight-complex="normal"/>
    </style:style>
    <style:style style:name="P48" style:family="paragraph" style:parent-style-name="Standard">
      <style:text-properties fo:font-weight="normal" officeooo:rsid="00edc130" officeooo:paragraph-rsid="00edc130" style:font-weight-asian="normal" style:font-weight-complex="normal"/>
    </style:style>
    <style:style style:name="P49" style:family="paragraph" style:parent-style-name="Standard">
      <style:text-properties fo:font-weight="normal" officeooo:rsid="00f76a54" officeooo:paragraph-rsid="01047c81" style:font-weight-asian="normal" style:font-weight-complex="normal"/>
    </style:style>
    <style:style style:name="P50" style:family="paragraph" style:parent-style-name="Standard">
      <style:text-properties fo:font-weight="normal" officeooo:rsid="00f76a54" officeooo:paragraph-rsid="0109e351" style:font-weight-asian="normal" style:font-weight-complex="normal"/>
    </style:style>
    <style:style style:name="P51" style:family="paragraph" style:parent-style-name="Standard">
      <style:text-properties fo:font-weight="normal" officeooo:rsid="00f76a54" officeooo:paragraph-rsid="00edc130" style:font-weight-asian="normal" style:font-weight-complex="normal"/>
    </style:style>
    <style:style style:name="P52" style:family="paragraph" style:parent-style-name="Standard">
      <style:text-properties fo:font-weight="normal" officeooo:rsid="00fcca79" officeooo:paragraph-rsid="00fcca79" style:font-weight-asian="normal" style:font-weight-complex="normal"/>
    </style:style>
    <style:style style:name="P53" style:family="paragraph" style:parent-style-name="Standard">
      <style:text-properties fo:font-weight="normal" officeooo:rsid="01024656" officeooo:paragraph-rsid="01024656" style:font-weight-asian="normal" style:font-weight-complex="normal"/>
    </style:style>
    <style:style style:name="P54" style:family="paragraph" style:parent-style-name="Standard">
      <style:text-properties fo:font-weight="normal" officeooo:rsid="010619cd" officeooo:paragraph-rsid="010619cd" style:font-weight-asian="normal" style:font-weight-complex="normal"/>
    </style:style>
    <style:style style:name="P55" style:family="paragraph" style:parent-style-name="Standard">
      <style:text-properties fo:font-weight="normal" officeooo:rsid="010619cd" officeooo:paragraph-rsid="0106a219" style:font-weight-asian="normal" style:font-weight-complex="normal"/>
    </style:style>
    <style:style style:name="P56" style:family="paragraph" style:parent-style-name="Standard">
      <style:text-properties fo:font-weight="normal" officeooo:rsid="010d9457" officeooo:paragraph-rsid="010d9457" style:font-weight-asian="normal" style:font-weight-complex="normal"/>
    </style:style>
    <style:style style:name="P57" style:family="paragraph" style:parent-style-name="Standard">
      <style:text-properties fo:font-weight="normal" officeooo:rsid="010d9457" officeooo:paragraph-rsid="0116a5d6" style:font-weight-asian="normal" style:font-weight-complex="normal"/>
    </style:style>
    <style:style style:name="P58" style:family="paragraph" style:parent-style-name="Standard">
      <style:text-properties fo:font-weight="normal" officeooo:rsid="0113077f" officeooo:paragraph-rsid="0113077f" style:font-weight-asian="normal" style:font-weight-complex="normal"/>
    </style:style>
    <style:style style:name="P59" style:family="paragraph" style:parent-style-name="Standard">
      <style:text-properties fo:font-weight="normal" officeooo:rsid="0114c94f" officeooo:paragraph-rsid="0114c94f" style:font-weight-asian="normal" style:font-weight-complex="normal"/>
    </style:style>
    <style:style style:name="P60" style:family="paragraph" style:parent-style-name="Standard">
      <style:text-properties fo:font-weight="normal" officeooo:rsid="011d00e5" officeooo:paragraph-rsid="012abafb" style:font-weight-asian="normal" style:font-weight-complex="normal"/>
    </style:style>
    <style:style style:name="P61" style:family="paragraph" style:parent-style-name="Standard">
      <style:text-properties fo:font-weight="normal" officeooo:rsid="011d00e5" officeooo:paragraph-rsid="013a8a52" style:font-weight-asian="normal" style:font-weight-complex="normal"/>
    </style:style>
    <style:style style:name="P62" style:family="paragraph" style:parent-style-name="Standard">
      <style:text-properties fo:font-weight="normal" officeooo:rsid="013c5462" officeooo:paragraph-rsid="013d6333" style:font-weight-asian="normal" style:font-weight-complex="normal"/>
    </style:style>
    <style:style style:name="P63" style:family="paragraph" style:parent-style-name="Standard">
      <style:text-properties fo:font-weight="normal" officeooo:rsid="013c5462" officeooo:paragraph-rsid="016e067a" style:font-weight-asian="normal" style:font-weight-complex="normal"/>
    </style:style>
    <style:style style:name="P64" style:family="paragraph" style:parent-style-name="Standard">
      <style:text-properties fo:font-weight="normal" officeooo:rsid="014302cc" officeooo:paragraph-rsid="01437593" style:font-weight-asian="normal" style:font-weight-complex="normal"/>
    </style:style>
    <style:style style:name="P65" style:family="paragraph" style:parent-style-name="Standard">
      <style:text-properties fo:font-weight="normal" officeooo:rsid="014302cc" officeooo:paragraph-rsid="0144931b" style:font-weight-asian="normal" style:font-weight-complex="normal"/>
    </style:style>
    <style:style style:name="P66" style:family="paragraph" style:parent-style-name="Standard">
      <style:text-properties fo:font-weight="normal" officeooo:rsid="014499a3" officeooo:paragraph-rsid="014499a3" style:font-weight-asian="normal" style:font-weight-complex="normal"/>
    </style:style>
    <style:style style:name="P67" style:family="paragraph" style:parent-style-name="Standard">
      <style:text-properties fo:font-weight="normal" officeooo:rsid="0121681d" officeooo:paragraph-rsid="014c86b6" style:font-weight-asian="normal" style:font-weight-complex="normal"/>
    </style:style>
    <style:style style:name="P68" style:family="paragraph" style:parent-style-name="Standard">
      <style:text-properties fo:font-weight="normal" officeooo:rsid="01537aba" officeooo:paragraph-rsid="0155dd58" style:font-weight-asian="normal" style:font-weight-complex="normal"/>
    </style:style>
    <style:style style:name="P69" style:family="paragraph" style:parent-style-name="Standard">
      <style:text-properties fo:font-weight="normal" officeooo:rsid="01047c81" officeooo:paragraph-rsid="01047c81" style:font-weight-asian="normal" style:font-weight-complex="normal"/>
    </style:style>
    <style:style style:name="P70" style:family="paragraph" style:parent-style-name="Standard">
      <style:text-properties fo:font-weight="normal" officeooo:rsid="0156b66e" officeooo:paragraph-rsid="0156b66e" style:font-weight-asian="normal" style:font-weight-complex="normal"/>
    </style:style>
    <style:style style:name="P71" style:family="paragraph" style:parent-style-name="Standard">
      <style:text-properties fo:font-weight="normal" officeooo:rsid="0169b1cd" officeooo:paragraph-rsid="0169b1cd" style:font-weight-asian="normal" style:font-weight-complex="normal"/>
    </style:style>
    <style:style style:name="P72" style:family="paragraph" style:parent-style-name="Standard">
      <style:text-properties fo:font-weight="normal" officeooo:rsid="01742b7e" officeooo:paragraph-rsid="00e6bc96" style:font-weight-asian="normal" style:font-weight-complex="normal"/>
    </style:style>
    <style:style style:name="P73" style:family="paragraph" style:parent-style-name="Standard">
      <style:text-properties fo:font-weight="normal" officeooo:rsid="01742b7e" officeooo:paragraph-rsid="01742b7e" style:font-weight-asian="normal" style:font-weight-complex="normal"/>
    </style:style>
    <style:style style:name="P74" style:family="paragraph" style:parent-style-name="Standard">
      <style:text-properties fo:font-weight="normal" officeooo:rsid="01742b7e" officeooo:paragraph-rsid="0177e152" style:font-weight-asian="normal" style:font-weight-complex="normal"/>
    </style:style>
    <style:style style:name="P75" style:family="paragraph" style:parent-style-name="Standard">
      <style:text-properties fo:font-weight="normal" officeooo:rsid="017a1278" officeooo:paragraph-rsid="017a1278" style:font-weight-asian="normal" style:font-weight-complex="normal"/>
    </style:style>
    <style:style style:name="P76" style:family="paragraph" style:parent-style-name="Standard">
      <style:text-properties fo:font-weight="normal" officeooo:rsid="018254c3" officeooo:paragraph-rsid="018254c3" style:font-weight-asian="normal" style:font-weight-complex="normal"/>
    </style:style>
    <style:style style:name="P77" style:family="paragraph" style:parent-style-name="Standard">
      <style:text-properties fo:font-weight="normal" officeooo:rsid="0182ae85" officeooo:paragraph-rsid="0182ae85" style:font-weight-asian="normal" style:font-weight-complex="normal"/>
    </style:style>
    <style:style style:name="P78" style:family="paragraph" style:parent-style-name="Standard">
      <style:text-properties fo:font-weight="normal" officeooo:rsid="0182ae85" officeooo:paragraph-rsid="01847b9e" style:font-weight-asian="normal" style:font-weight-complex="normal"/>
    </style:style>
    <style:style style:name="P79" style:family="paragraph" style:parent-style-name="Standard">
      <style:text-properties fo:font-weight="normal" officeooo:rsid="0182ae85" officeooo:paragraph-rsid="0189c618" style:font-weight-asian="normal" style:font-weight-complex="normal"/>
    </style:style>
    <style:style style:name="P80" style:family="paragraph" style:parent-style-name="Standard">
      <style:text-properties fo:font-weight="normal" officeooo:rsid="01857385" officeooo:paragraph-rsid="01857385" style:font-weight-asian="normal" style:font-weight-complex="normal"/>
    </style:style>
    <style:style style:name="P81" style:family="paragraph" style:parent-style-name="Standard">
      <style:text-properties fo:font-weight="normal" officeooo:rsid="018694b5" officeooo:paragraph-rsid="018694b5" style:font-weight-asian="normal" style:font-weight-complex="normal"/>
    </style:style>
    <style:style style:name="P82" style:family="paragraph" style:parent-style-name="Standard">
      <style:text-properties fo:font-weight="normal" officeooo:rsid="018694b5" officeooo:paragraph-rsid="0188ec73" style:font-weight-asian="normal" style:font-weight-complex="normal"/>
    </style:style>
    <style:style style:name="P83" style:family="paragraph" style:parent-style-name="Standard">
      <style:text-properties fo:font-weight="normal" officeooo:rsid="0189c618" officeooo:paragraph-rsid="0188ec73" style:font-weight-asian="normal" style:font-weight-complex="normal"/>
    </style:style>
    <style:style style:name="P84" style:family="paragraph" style:parent-style-name="Standard">
      <style:text-properties fo:font-weight="normal" officeooo:rsid="018d5d21" officeooo:paragraph-rsid="018d5d21" style:font-weight-asian="normal" style:font-weight-complex="normal"/>
    </style:style>
    <style:style style:name="P85" style:family="paragraph" style:parent-style-name="Standard">
      <style:text-properties fo:font-weight="normal" officeooo:rsid="018d5d21" officeooo:paragraph-rsid="018f51d4" style:font-weight-asian="normal" style:font-weight-complex="normal"/>
    </style:style>
    <style:style style:name="P86" style:family="paragraph" style:parent-style-name="Standard">
      <style:text-properties fo:font-weight="normal" officeooo:rsid="018d5d21" officeooo:paragraph-rsid="018f995e" style:font-weight-asian="normal" style:font-weight-complex="normal"/>
    </style:style>
    <style:style style:name="P87" style:family="paragraph" style:parent-style-name="Standard">
      <style:text-properties fo:font-weight="normal" officeooo:rsid="019014e9" officeooo:paragraph-rsid="0191982a" style:font-weight-asian="normal" style:font-weight-complex="normal"/>
    </style:style>
    <style:style style:name="P88" style:family="paragraph" style:parent-style-name="Standard">
      <style:text-properties fo:font-weight="normal" officeooo:rsid="019014e9" officeooo:paragraph-rsid="01936402" style:font-weight-asian="normal" style:font-weight-complex="normal"/>
    </style:style>
    <style:style style:name="P89" style:family="paragraph" style:parent-style-name="Standard">
      <style:text-properties fo:font-weight="normal" officeooo:rsid="019222e7" officeooo:paragraph-rsid="0191982a" style:font-weight-asian="normal" style:font-weight-complex="normal"/>
    </style:style>
    <style:style style:name="P90" style:family="paragraph" style:parent-style-name="Standard">
      <style:text-properties fo:font-weight="normal" officeooo:rsid="0194a8fa" officeooo:paragraph-rsid="0194a8fa" style:font-weight-asian="normal" style:font-weight-complex="normal"/>
    </style:style>
    <style:style style:name="P91" style:family="paragraph" style:parent-style-name="Standard">
      <style:text-properties fo:font-weight="normal" officeooo:rsid="01950f89" officeooo:paragraph-rsid="01950f89" style:font-weight-asian="normal" style:font-weight-complex="normal"/>
    </style:style>
    <style:style style:name="P92" style:family="paragraph" style:parent-style-name="Standard">
      <style:text-properties fo:font-weight="normal" officeooo:rsid="01950f89" officeooo:paragraph-rsid="01969266" style:font-weight-asian="normal" style:font-weight-complex="normal"/>
    </style:style>
    <style:style style:name="P93" style:family="paragraph" style:parent-style-name="Standard">
      <style:text-properties fo:font-weight="normal" officeooo:rsid="01954d20" officeooo:paragraph-rsid="01954d20" style:font-weight-asian="normal" style:font-weight-complex="normal"/>
    </style:style>
    <style:style style:name="P94" style:family="paragraph" style:parent-style-name="Standard">
      <style:text-properties fo:font-weight="normal" officeooo:rsid="01954d20" officeooo:paragraph-rsid="01981801" style:font-weight-asian="normal" style:font-weight-complex="normal"/>
    </style:style>
    <style:style style:name="P95" style:family="paragraph" style:parent-style-name="Standard">
      <style:text-properties fo:font-weight="normal" officeooo:rsid="01981801" officeooo:paragraph-rsid="01981801" style:font-weight-asian="normal" style:font-weight-complex="normal"/>
    </style:style>
    <style:style style:name="P96" style:family="paragraph" style:parent-style-name="Standard">
      <style:text-properties fo:font-weight="normal" officeooo:rsid="01851b31" officeooo:paragraph-rsid="01847b9e" style:font-weight-asian="normal" style:font-weight-complex="normal"/>
    </style:style>
    <style:style style:name="P97" style:family="paragraph" style:parent-style-name="Standard">
      <style:text-properties fo:font-weight="normal" officeooo:rsid="01a17149" officeooo:paragraph-rsid="01dda01b" style:font-weight-asian="normal" style:font-weight-complex="normal"/>
    </style:style>
    <style:style style:name="P98" style:family="paragraph" style:parent-style-name="Standard">
      <style:text-properties fo:font-weight="normal" officeooo:rsid="01a17149" officeooo:paragraph-rsid="01e9a679" style:font-weight-asian="normal" style:font-weight-complex="normal"/>
    </style:style>
    <style:style style:name="P99" style:family="paragraph" style:parent-style-name="Standard">
      <style:text-properties fo:font-weight="normal" officeooo:rsid="01db40b3" officeooo:paragraph-rsid="01db40b3" style:font-weight-asian="normal" style:font-weight-complex="normal"/>
    </style:style>
    <style:style style:name="P100" style:family="paragraph" style:parent-style-name="Standard">
      <style:text-properties officeooo:rsid="00991d2e" officeooo:paragraph-rsid="00991d2e"/>
    </style:style>
    <style:style style:name="P101" style:family="paragraph" style:parent-style-name="Standard">
      <style:text-properties officeooo:rsid="009a9bb4" officeooo:paragraph-rsid="009ae8f1"/>
    </style:style>
    <style:style style:name="P102" style:family="paragraph" style:parent-style-name="Standard">
      <style:text-properties officeooo:rsid="009a9bb4" officeooo:paragraph-rsid="00a18bfe"/>
    </style:style>
    <style:style style:name="P103" style:family="paragraph" style:parent-style-name="Standard">
      <style:text-properties officeooo:rsid="009c384d" officeooo:paragraph-rsid="009c384d"/>
    </style:style>
    <style:style style:name="P104" style:family="paragraph" style:parent-style-name="Standard">
      <style:text-properties officeooo:rsid="00a63c55" officeooo:paragraph-rsid="00a63c55"/>
    </style:style>
    <style:style style:name="P105" style:family="paragraph" style:parent-style-name="Standard">
      <style:text-properties officeooo:rsid="00a63c55" officeooo:paragraph-rsid="00a7472e"/>
    </style:style>
    <style:style style:name="P106" style:family="paragraph" style:parent-style-name="Standard">
      <style:text-properties officeooo:rsid="00a95ad6" officeooo:paragraph-rsid="00a95ad6"/>
    </style:style>
    <style:style style:name="P107" style:family="paragraph" style:parent-style-name="Standard">
      <style:text-properties officeooo:rsid="00a95ad6" officeooo:paragraph-rsid="00aa9e52"/>
    </style:style>
    <style:style style:name="P108" style:family="paragraph" style:parent-style-name="Standard">
      <style:text-properties officeooo:rsid="00aebc8e" officeooo:paragraph-rsid="00aebc8e"/>
    </style:style>
    <style:style style:name="P109" style:family="paragraph" style:parent-style-name="Standard">
      <style:text-properties officeooo:rsid="00aebc8e" officeooo:paragraph-rsid="00b076b9"/>
    </style:style>
    <style:style style:name="P110" style:family="paragraph" style:parent-style-name="Standard">
      <style:text-properties officeooo:rsid="00aebc8e" officeooo:paragraph-rsid="00b135f5"/>
    </style:style>
    <style:style style:name="P111" style:family="paragraph" style:parent-style-name="Standard">
      <style:text-properties officeooo:rsid="00aebc8e" officeooo:paragraph-rsid="00b4988e"/>
    </style:style>
    <style:style style:name="P112" style:family="paragraph" style:parent-style-name="Standard">
      <style:text-properties officeooo:rsid="00aebc8e" officeooo:paragraph-rsid="00d41fe0"/>
    </style:style>
    <style:style style:name="P113" style:family="paragraph" style:parent-style-name="Standard">
      <style:text-properties officeooo:rsid="00b875d6" officeooo:paragraph-rsid="00b875d6"/>
    </style:style>
    <style:style style:name="P114" style:family="paragraph" style:parent-style-name="Standard">
      <style:text-properties officeooo:rsid="00b875d6" officeooo:paragraph-rsid="00c1a496"/>
    </style:style>
    <style:style style:name="P115" style:family="paragraph" style:parent-style-name="Standard">
      <style:text-properties officeooo:rsid="00ba4fcf" officeooo:paragraph-rsid="00ba4fcf"/>
    </style:style>
    <style:style style:name="P116" style:family="paragraph" style:parent-style-name="Standard">
      <style:text-properties officeooo:rsid="00bb89bc" officeooo:paragraph-rsid="00c1a496"/>
    </style:style>
    <style:style style:name="P117" style:family="paragraph" style:parent-style-name="Standard">
      <style:text-properties officeooo:rsid="00bc929b" officeooo:paragraph-rsid="00bc929b"/>
    </style:style>
    <style:style style:name="P118" style:family="paragraph" style:parent-style-name="Standard">
      <style:text-properties officeooo:rsid="00bc929b" officeooo:paragraph-rsid="00be1e19"/>
    </style:style>
    <style:style style:name="P119" style:family="paragraph" style:parent-style-name="Standard">
      <style:text-properties officeooo:rsid="00bc929b" officeooo:paragraph-rsid="00c1a496"/>
    </style:style>
    <style:style style:name="P120" style:family="paragraph" style:parent-style-name="Standard">
      <style:text-properties officeooo:rsid="00bc929b" officeooo:paragraph-rsid="00c2cb99"/>
    </style:style>
    <style:style style:name="P121" style:family="paragraph" style:parent-style-name="Standard">
      <style:text-properties officeooo:rsid="00c48c46" officeooo:paragraph-rsid="00c48c46"/>
    </style:style>
    <style:style style:name="P122" style:family="paragraph" style:parent-style-name="Standard">
      <style:text-properties officeooo:rsid="00d2bfc7" officeooo:paragraph-rsid="00d2bfc7"/>
    </style:style>
    <style:style style:name="P123" style:family="paragraph" style:parent-style-name="Standard">
      <style:text-properties officeooo:rsid="00d2bfc7" officeooo:paragraph-rsid="00d7b6a3"/>
    </style:style>
    <style:style style:name="P124" style:family="paragraph" style:parent-style-name="Standard">
      <style:text-properties officeooo:rsid="01461db9" officeooo:paragraph-rsid="01480228"/>
    </style:style>
    <style:style style:name="P125" style:family="paragraph" style:parent-style-name="Standard">
      <style:paragraph-properties fo:text-align="start" style:justify-single-word="false">
        <style:tab-stops/>
      </style:paragraph-properties>
      <style:text-properties officeooo:rsid="01461db9" officeooo:paragraph-rsid="01469f53"/>
    </style:style>
    <style:style style:name="P126" style:family="paragraph" style:parent-style-name="Standard">
      <style:text-properties officeooo:paragraph-rsid="01c2811b"/>
    </style:style>
    <style:style style:name="P127" style:family="paragraph" style:parent-style-name="Standard">
      <style:text-properties officeooo:rsid="01d259e0" officeooo:paragraph-rsid="01dda01b"/>
    </style:style>
    <style:style style:name="P128" style:family="paragraph" style:parent-style-name="Standard">
      <style:text-properties fo:font-size="14pt" fo:font-weight="bold" officeooo:rsid="000f2323" officeooo:paragraph-rsid="01e65066" style:font-size-asian="14pt" style:font-weight-asian="bold" style:font-size-complex="14pt" style:font-weight-complex="bold"/>
    </style:style>
    <style:style style:name="P129" style:family="paragraph" style:parent-style-name="Standard">
      <style:text-properties fo:font-size="14pt" fo:font-weight="bold" officeooo:rsid="007b78a9" officeooo:paragraph-rsid="01e775db" style:font-size-asian="14pt" style:font-weight-asian="bold" style:font-size-complex="14pt" style:font-weight-complex="bold"/>
    </style:style>
    <style:style style:name="P130" style:family="paragraph" style:parent-style-name="Standard">
      <style:text-properties officeooo:rsid="01e9a679" officeooo:paragraph-rsid="01e9a679"/>
    </style:style>
    <style:style style:name="P131" style:family="paragraph" style:parent-style-name="Standard">
      <style:text-properties style:font-name="Liberation Serif" fo:font-size="12pt" fo:font-weight="bold" officeooo:rsid="000f2323" officeooo:paragraph-rsid="000f2323" style:font-size-asian="10.5pt" style:font-weight-asian="bold" style:font-size-complex="12pt" style:font-weight-complex="bold"/>
    </style:style>
    <style:style style:name="P132" style:family="paragraph" style:parent-style-name="Standard">
      <style:text-properties style:font-name="Noto Sans" fo:font-size="18pt" fo:font-weight="bold" officeooo:rsid="000f2323" officeooo:paragraph-rsid="000f2323" style:font-size-asian="18pt" style:font-weight-asian="bold" style:font-size-complex="18pt" style:font-weight-complex="bold"/>
    </style:style>
    <style:style style:name="P133" style:family="paragraph" style:parent-style-name="Standard">
      <style:text-properties style:font-name="Noto Sans" fo:font-size="14pt" fo:font-weight="bold" officeooo:rsid="00652601" officeooo:paragraph-rsid="00652601" style:font-size-asian="14pt" style:font-weight-asian="bold" style:font-size-complex="14pt" style:font-weight-complex="bold"/>
    </style:style>
    <style:style style:name="P134" style:family="paragraph" style:parent-style-name="Table_20_Contents">
      <style:text-properties officeooo:rsid="01c6ca5c" officeooo:paragraph-rsid="01c6ca5c"/>
    </style:style>
    <style:style style:name="P135" style:family="paragraph" style:parent-style-name="Table_20_Contents">
      <style:paragraph-properties fo:text-align="end" style:justify-single-word="false"/>
      <style:text-properties officeooo:rsid="01c6ca5c" officeooo:paragraph-rsid="01c6ca5c"/>
    </style:style>
    <style:style style:name="P136" style:family="paragraph" style:parent-style-name="Table_20_Contents">
      <style:text-properties officeooo:rsid="01ccbf0c" officeooo:paragraph-rsid="01ccbf0c"/>
    </style:style>
    <style:style style:name="P137" style:family="paragraph" style:parent-style-name="Table_20_Contents">
      <style:paragraph-properties fo:text-align="end" style:justify-single-word="false"/>
      <style:text-properties officeooo:rsid="01ccbf0c" officeooo:paragraph-rsid="01ccbf0c"/>
    </style:style>
    <style:style style:name="P138" style:family="paragraph" style:parent-style-name="Table_20_Contents">
      <style:paragraph-properties fo:text-align="center" style:justify-single-word="false"/>
      <style:text-properties fo:color="#fff450" fo:font-weight="bold" officeooo:rsid="01c6ca5c" officeooo:paragraph-rsid="01c6ca5c" style:font-weight-asian="bold" style:font-weight-complex="bold"/>
    </style:style>
    <style:style style:name="P139" style:family="paragraph" style:parent-style-name="Standard">
      <style:paragraph-properties fo:text-align="start" style:justify-single-word="false">
        <style:tab-stops/>
      </style:paragraph-properties>
      <style:text-properties officeooo:rsid="000f2323" officeooo:paragraph-rsid="01469f53"/>
    </style:style>
    <style:style style:name="P140" style:family="paragraph" style:parent-style-name="Standard">
      <style:paragraph-properties fo:text-align="start" style:justify-single-word="false">
        <style:tab-stops/>
      </style:paragraph-properties>
      <style:text-properties officeooo:rsid="000f2323" officeooo:paragraph-rsid="01f8c0df"/>
    </style:style>
    <style:style style:name="P141" style:family="paragraph" style:parent-style-name="Standard">
      <style:paragraph-properties fo:text-align="start" style:justify-single-word="false">
        <style:tab-stops/>
      </style:paragraph-properties>
      <style:text-properties officeooo:rsid="000f2323" officeooo:paragraph-rsid="01fa65cd"/>
    </style:style>
    <style:style style:name="P142" style:family="paragraph" style:parent-style-name="Standard">
      <style:paragraph-properties fo:text-align="start" style:justify-single-word="false">
        <style:tab-stops/>
      </style:paragraph-properties>
      <style:text-properties fo:font-weight="bold" officeooo:rsid="000f2323" officeooo:paragraph-rsid="000f2323" style:font-weight-asian="bold" style:font-weight-complex="bold"/>
    </style:style>
    <style:style style:name="P143" style:family="paragraph" style:parent-style-name="Standard">
      <style:paragraph-properties fo:text-align="start" style:justify-single-word="false">
        <style:tab-stops/>
      </style:paragraph-properties>
      <style:text-properties fo:font-weight="bold" officeooo:rsid="000f2323" officeooo:paragraph-rsid="01fa65cd" style:font-weight-asian="bold" style:font-weight-complex="bold"/>
    </style:style>
    <style:style style:name="P144" style:family="paragraph" style:parent-style-name="Standard">
      <style:paragraph-properties fo:text-align="start" style:justify-single-word="false">
        <style:tab-stops/>
      </style:paragraph-properties>
      <style:text-properties fo:font-weight="bold" officeooo:rsid="01f8c0df" officeooo:paragraph-rsid="01f8c0df" style:font-weight-asian="bold" style:font-weight-complex="bold"/>
    </style:style>
    <style:style style:name="P145" style:family="paragraph" style:parent-style-name="Standard">
      <style:paragraph-properties fo:text-align="start" style:justify-single-word="false">
        <style:tab-stops/>
      </style:paragraph-properties>
      <style:text-properties fo:font-weight="bold" officeooo:rsid="01461db9" officeooo:paragraph-rsid="0219a286" style:font-weight-asian="bold" style:font-weight-complex="bold"/>
    </style:style>
    <style:style style:name="P146" style:family="paragraph" style:parent-style-name="Standard">
      <style:paragraph-properties fo:text-align="start" style:justify-single-word="false">
        <style:tab-stops/>
      </style:paragraph-properties>
      <style:text-properties fo:font-weight="bold" officeooo:rsid="00652601" officeooo:paragraph-rsid="01fa65cd" style:font-weight-asian="bold" style:font-weight-complex="bold"/>
    </style:style>
    <style:style style:name="P147" style:family="paragraph" style:parent-style-name="Standard">
      <style:paragraph-properties fo:text-align="start" style:justify-single-word="false">
        <style:tab-stops/>
      </style:paragraph-properties>
      <style:text-properties fo:font-weight="normal" officeooo:rsid="000f2323" officeooo:paragraph-rsid="01f8c0df" style:font-weight-asian="normal" style:font-weight-complex="normal"/>
    </style:style>
    <style:style style:name="P148" style:family="paragraph" style:parent-style-name="Standard">
      <style:paragraph-properties fo:text-align="start" style:justify-single-word="false">
        <style:tab-stops/>
      </style:paragraph-properties>
      <style:text-properties fo:font-weight="normal" officeooo:rsid="000f2323" officeooo:paragraph-rsid="01fa65cd" style:font-weight-asian="normal" style:font-weight-complex="normal"/>
    </style:style>
    <style:style style:name="P149" style:family="paragraph" style:parent-style-name="Standard">
      <style:paragraph-properties fo:text-align="start" style:justify-single-word="false">
        <style:tab-stops/>
      </style:paragraph-properties>
      <style:text-properties fo:font-weight="normal" officeooo:rsid="01fe44c4" officeooo:paragraph-rsid="01fe44c4" style:font-weight-asian="normal" style:font-weight-complex="normal"/>
    </style:style>
    <style:style style:name="P150" style:family="paragraph" style:parent-style-name="Standard">
      <style:paragraph-properties fo:text-align="start" style:justify-single-word="false">
        <style:tab-stops/>
      </style:paragraph-properties>
      <style:text-properties fo:font-weight="normal" officeooo:rsid="020bad7a" officeooo:paragraph-rsid="0219a286" style:font-weight-asian="normal" style:font-weight-complex="normal"/>
    </style:style>
    <style:style style:name="P151" style:family="paragraph" style:parent-style-name="Standard">
      <style:paragraph-properties fo:text-align="start" style:justify-single-word="false">
        <style:tab-stops/>
      </style:paragraph-properties>
      <style:text-properties fo:font-weight="normal" officeooo:paragraph-rsid="02207007"/>
    </style:style>
    <style:style style:name="P152" style:family="paragraph" style:parent-style-name="Standard">
      <style:paragraph-properties fo:text-align="start" style:justify-single-word="false">
        <style:tab-stops/>
      </style:paragraph-properties>
      <style:text-properties fo:font-weight="normal" officeooo:paragraph-rsid="0220ddde"/>
    </style:style>
    <style:style style:name="P153" style:family="paragraph" style:parent-style-name="Standard">
      <style:paragraph-properties fo:text-align="start" style:justify-single-word="false">
        <style:tab-stops/>
      </style:paragraph-properties>
      <style:text-properties officeooo:rsid="01461db9" officeooo:paragraph-rsid="01f8c0df"/>
    </style:style>
    <style:style style:name="P154" style:family="paragraph" style:parent-style-name="Standard">
      <style:paragraph-properties fo:text-align="start" style:justify-single-word="false">
        <style:tab-stops/>
      </style:paragraph-properties>
      <style:text-properties officeooo:rsid="00652601" officeooo:paragraph-rsid="01f8c0df"/>
    </style:style>
    <style:style style:name="P155" style:family="paragraph" style:parent-style-name="Standard">
      <style:paragraph-properties fo:text-align="start" style:justify-single-word="false">
        <style:tab-stops/>
      </style:paragraph-properties>
      <style:text-properties officeooo:rsid="00652601" officeooo:paragraph-rsid="01fa65cd"/>
    </style:style>
    <style:style style:name="P156" style:family="paragraph" style:parent-style-name="Standard">
      <style:paragraph-properties fo:text-align="start" style:justify-single-word="false">
        <style:tab-stops/>
      </style:paragraph-properties>
      <style:text-properties officeooo:rsid="01fbf9c9" officeooo:paragraph-rsid="01fbf9c9"/>
    </style:style>
    <style:style style:name="P157" style:family="paragraph" style:parent-style-name="Standard">
      <style:paragraph-properties fo:text-align="start" style:justify-single-word="false">
        <style:tab-stops/>
      </style:paragraph-properties>
      <style:text-properties officeooo:paragraph-rsid="01fbf9c9"/>
    </style:style>
    <style:style style:name="P158" style:family="paragraph" style:parent-style-name="Standard">
      <style:paragraph-properties fo:text-align="start" style:justify-single-word="false">
        <style:tab-stops/>
      </style:paragraph-properties>
      <style:text-properties officeooo:rsid="01ff30e5" officeooo:paragraph-rsid="01ff30e5"/>
    </style:style>
    <style:style style:name="P159" style:family="paragraph" style:parent-style-name="Standard">
      <style:paragraph-properties fo:text-align="start" style:justify-single-word="false">
        <style:tab-stops/>
      </style:paragraph-properties>
      <style:text-properties officeooo:rsid="01ff30e5" officeooo:paragraph-rsid="0211231b"/>
    </style:style>
    <style:style style:name="P160" style:family="paragraph" style:parent-style-name="Standard">
      <style:paragraph-properties fo:text-align="start" style:justify-single-word="false">
        <style:tab-stops/>
      </style:paragraph-properties>
      <style:text-properties officeooo:rsid="01ff30e5" officeooo:paragraph-rsid="0214b94f"/>
    </style:style>
    <style:style style:name="P161" style:family="paragraph" style:parent-style-name="Standard">
      <style:paragraph-properties fo:text-align="start" style:justify-single-word="false">
        <style:tab-stops/>
      </style:paragraph-properties>
      <style:text-properties officeooo:rsid="01ff30e5" officeooo:paragraph-rsid="021d51a5"/>
    </style:style>
    <style:style style:name="P162" style:family="paragraph" style:parent-style-name="Standard">
      <style:paragraph-properties fo:text-align="start" style:justify-single-word="false">
        <style:tab-stops/>
      </style:paragraph-properties>
      <style:text-properties officeooo:rsid="02032a27" officeooo:paragraph-rsid="02032a27"/>
    </style:style>
    <style:style style:name="P163" style:family="paragraph" style:parent-style-name="Standard">
      <style:paragraph-properties fo:text-align="start" style:justify-single-word="false">
        <style:tab-stops/>
      </style:paragraph-properties>
      <style:text-properties style:font-name="Noto Sans" fo:font-size="14pt" fo:font-weight="bold" officeooo:rsid="01f8c0df" officeooo:paragraph-rsid="01fa65cd" style:font-size-asian="14pt" style:font-weight-asian="bold" style:font-size-complex="14pt" style:font-weight-complex="bold"/>
    </style:style>
    <style:style style:name="P164"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65"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16e2e"/>
    </style:style>
    <style:style style:name="T2" style:family="text">
      <style:text-properties officeooo:rsid="001e3134"/>
    </style:style>
    <style:style style:name="T3" style:family="text">
      <style:text-properties officeooo:rsid="00382c5a"/>
    </style:style>
    <style:style style:name="T4" style:family="text">
      <style:text-properties officeooo:rsid="003cf0e2"/>
    </style:style>
    <style:style style:name="T5" style:family="text">
      <style:text-properties officeooo:rsid="0040b0cf"/>
    </style:style>
    <style:style style:name="T6" style:family="text">
      <style:text-properties officeooo:rsid="0043b62c"/>
    </style:style>
    <style:style style:name="T7" style:family="text">
      <style:text-properties officeooo:rsid="004681a4"/>
    </style:style>
    <style:style style:name="T8" style:family="text">
      <style:text-properties officeooo:rsid="0046c920"/>
    </style:style>
    <style:style style:name="T9" style:family="text">
      <style:text-properties officeooo:rsid="004d2318"/>
    </style:style>
    <style:style style:name="T10" style:family="text">
      <style:text-properties officeooo:rsid="00635a1c"/>
    </style:style>
    <style:style style:name="T11" style:family="text">
      <style:text-properties officeooo:rsid="00652601"/>
    </style:style>
    <style:style style:name="T12" style:family="text">
      <style:text-properties officeooo:rsid="0065e5bc"/>
    </style:style>
    <style:style style:name="T13" style:family="text">
      <style:text-properties fo:font-weight="bold" style:font-weight-asian="bold" style:font-weight-complex="bold"/>
    </style:style>
    <style:style style:name="T14" style:family="text">
      <style:text-properties fo:font-weight="bold" officeooo:rsid="01469f53" style:font-weight-asian="bold" style:font-weight-complex="bold"/>
    </style:style>
    <style:style style:name="T15" style:family="text">
      <style:text-properties fo:font-weight="bold" officeooo:rsid="01db40b3" style:font-weight-asian="bold" style:font-weight-complex="bold"/>
    </style:style>
    <style:style style:name="T16" style:family="text">
      <style:text-properties fo:font-weight="bold" officeooo:rsid="01e9d2ad" style:font-weight-asian="bold" style:font-weight-complex="bold"/>
    </style:style>
    <style:style style:name="T17" style:family="text">
      <style:text-properties fo:font-weight="bold" officeooo:rsid="00635a1c" style:font-weight-asian="bold" style:font-weight-complex="bold"/>
    </style:style>
    <style:style style:name="T18" style:family="text">
      <style:text-properties officeooo:rsid="0073e520"/>
    </style:style>
    <style:style style:name="T19" style:family="text">
      <style:text-properties officeooo:rsid="0077a638"/>
    </style:style>
    <style:style style:name="T20" style:family="text">
      <style:text-properties officeooo:rsid="0081dd08"/>
    </style:style>
    <style:style style:name="T21" style:family="text">
      <style:text-properties officeooo:rsid="0083ed9f"/>
    </style:style>
    <style:style style:name="T22" style:family="text">
      <style:text-properties officeooo:rsid="00846c8e"/>
    </style:style>
    <style:style style:name="T23" style:family="text">
      <style:text-properties officeooo:rsid="0097a05f"/>
    </style:style>
    <style:style style:name="T24" style:family="text">
      <style:text-properties officeooo:rsid="00a63c55"/>
    </style:style>
    <style:style style:name="T25" style:family="text">
      <style:text-properties officeooo:rsid="00a7472e"/>
    </style:style>
    <style:style style:name="T26" style:family="text">
      <style:text-properties officeooo:rsid="00b4988e"/>
    </style:style>
    <style:style style:name="T27" style:family="text">
      <style:text-properties officeooo:rsid="00ba4fcf"/>
    </style:style>
    <style:style style:name="T28" style:family="text">
      <style:text-properties officeooo:rsid="00cf9af9"/>
    </style:style>
    <style:style style:name="T29" style:family="text">
      <style:text-properties officeooo:rsid="00d62dc2"/>
    </style:style>
    <style:style style:name="T30" style:family="text">
      <style:text-properties officeooo:rsid="00d7b6a3"/>
    </style:style>
    <style:style style:name="T31" style:family="text">
      <style:text-properties officeooo:rsid="00e51910"/>
    </style:style>
    <style:style style:name="T32" style:family="text">
      <style:text-properties officeooo:rsid="00e6bc96"/>
    </style:style>
    <style:style style:name="T33" style:family="text">
      <style:text-properties officeooo:rsid="00f14e3a"/>
    </style:style>
    <style:style style:name="T34" style:family="text">
      <style:text-properties officeooo:rsid="00f75568"/>
    </style:style>
    <style:style style:name="T35" style:family="text">
      <style:text-properties officeooo:rsid="00f942aa"/>
    </style:style>
    <style:style style:name="T36" style:family="text">
      <style:text-properties officeooo:rsid="00fd19d9"/>
    </style:style>
    <style:style style:name="T37" style:family="text">
      <style:text-properties officeooo:rsid="00fe6ad0"/>
    </style:style>
    <style:style style:name="T38" style:family="text">
      <style:text-properties officeooo:rsid="010563ef"/>
    </style:style>
    <style:style style:name="T39" style:family="text">
      <style:text-properties officeooo:rsid="01081d69"/>
    </style:style>
    <style:style style:name="T40" style:family="text">
      <style:text-properties officeooo:rsid="011ed555"/>
    </style:style>
    <style:style style:name="T41" style:family="text">
      <style:text-properties officeooo:rsid="0122231b"/>
    </style:style>
    <style:style style:name="T42" style:family="text">
      <style:text-properties officeooo:rsid="012762a1"/>
    </style:style>
    <style:style style:name="T43" style:family="text">
      <style:text-properties officeooo:rsid="0134d8dc"/>
    </style:style>
    <style:style style:name="T44" style:family="text">
      <style:text-properties officeooo:rsid="0144931b"/>
    </style:style>
    <style:style style:name="T45" style:family="text">
      <style:text-properties officeooo:rsid="01469f53"/>
    </style:style>
    <style:style style:name="T46" style:family="text">
      <style:text-properties officeooo:rsid="015098e8"/>
    </style:style>
    <style:style style:name="T47" style:family="text">
      <style:text-properties officeooo:rsid="016ba50e"/>
    </style:style>
    <style:style style:name="T48" style:family="text">
      <style:text-properties officeooo:rsid="016e067a"/>
    </style:style>
    <style:style style:name="T49" style:family="text">
      <style:text-properties officeooo:rsid="0170dbe6"/>
    </style:style>
    <style:style style:name="T50" style:family="text">
      <style:text-properties officeooo:rsid="0177e152"/>
    </style:style>
    <style:style style:name="T51" style:family="text">
      <style:text-properties officeooo:rsid="017fb1d9"/>
    </style:style>
    <style:style style:name="T52" style:family="text">
      <style:text-properties officeooo:rsid="018694b5"/>
    </style:style>
    <style:style style:name="T53" style:family="text">
      <style:text-properties officeooo:rsid="01872150"/>
    </style:style>
    <style:style style:name="T54" style:family="text">
      <style:text-properties officeooo:rsid="0189c618"/>
    </style:style>
    <style:style style:name="T55" style:family="text">
      <style:text-properties officeooo:rsid="018f995e"/>
    </style:style>
    <style:style style:name="T56" style:family="text">
      <style:text-properties officeooo:rsid="0191982a"/>
    </style:style>
    <style:style style:name="T57" style:family="text">
      <style:text-properties officeooo:rsid="01981801"/>
    </style:style>
    <style:style style:name="T58" style:family="text">
      <style:text-properties officeooo:rsid="01b2b986"/>
    </style:style>
    <style:style style:name="T59" style:family="text">
      <style:text-properties fo:font-weight="normal" officeooo:rsid="01a17149" style:font-weight-asian="normal" style:font-weight-complex="normal"/>
    </style:style>
    <style:style style:name="T60" style:family="text">
      <style:text-properties fo:font-weight="normal" officeooo:rsid="02032a27" style:font-weight-asian="normal" style:font-weight-complex="normal"/>
    </style:style>
    <style:style style:name="T61" style:family="text">
      <style:text-properties officeooo:rsid="01bd833a"/>
    </style:style>
    <style:style style:name="T62" style:family="text">
      <style:text-properties officeooo:rsid="01bfc014"/>
    </style:style>
    <style:style style:name="T63" style:family="text">
      <style:text-properties fo:font-size="12pt" fo:font-weight="normal" officeooo:rsid="007b78a9" style:font-size-asian="10.5pt" style:font-weight-asian="normal" style:font-size-complex="12pt" style:font-weight-complex="normal"/>
    </style:style>
    <style:style style:name="T64" style:family="text">
      <style:text-properties fo:font-size="12pt" fo:font-weight="normal" officeooo:rsid="01bd833a" style:font-size-asian="10.5pt" style:font-weight-asian="normal" style:font-size-complex="12pt" style:font-weight-complex="normal"/>
    </style:style>
    <style:style style:name="T65" style:family="text">
      <style:text-properties officeooo:rsid="01cd1cca"/>
    </style:style>
    <style:style style:name="T66" style:family="text">
      <style:text-properties officeooo:rsid="01ce75f8"/>
    </style:style>
    <style:style style:name="T67" style:family="text">
      <style:text-properties officeooo:rsid="01d259e0"/>
    </style:style>
    <style:style style:name="T68" style:family="text">
      <style:text-properties officeooo:rsid="01d42e66"/>
    </style:style>
    <style:style style:name="T69" style:family="text">
      <style:text-properties officeooo:rsid="01db40b3"/>
    </style:style>
    <style:style style:name="T70" style:family="text">
      <style:text-properties officeooo:rsid="018d5d21"/>
    </style:style>
    <style:style style:name="T71" style:family="text">
      <style:text-properties style:font-name="Noto Sans"/>
    </style:style>
    <style:style style:name="T72" style:family="text">
      <style:text-properties officeooo:rsid="01fbf9c9"/>
    </style:style>
    <style:style style:name="T73" style:family="text">
      <style:text-properties officeooo:rsid="02032a27"/>
    </style:style>
    <style:style style:name="T74" style:family="text">
      <style:text-properties officeooo:rsid="020951e9"/>
    </style:style>
    <style:style style:name="T75" style:family="text">
      <style:text-properties officeooo:rsid="020d1c22"/>
    </style:style>
    <style:style style:name="T76" style:family="text">
      <style:text-properties fo:font-style="italic" officeooo:rsid="020951e9" style:font-style-asian="italic" style:font-style-complex="italic"/>
    </style:style>
    <style:style style:name="T77" style:family="text">
      <style:text-properties fo:font-style="italic" officeooo:rsid="01fd4f55" style:font-style-asian="italic" style:font-style-complex="italic"/>
    </style:style>
    <style:style style:name="T78" style:family="text">
      <style:text-properties fo:font-style="italic" officeooo:rsid="0214b94f" style:font-style-asian="italic" style:font-style-complex="italic"/>
    </style:style>
    <style:style style:name="T79" style:family="text">
      <style:text-properties fo:font-style="italic" officeooo:rsid="021d51a5" style:font-style-asian="italic" style:font-style-complex="italic"/>
    </style:style>
    <style:style style:name="T80" style:family="text">
      <style:text-properties fo:font-style="italic" officeooo:rsid="02207007" style:font-style-asian="italic" style:font-style-complex="italic"/>
    </style:style>
    <style:style style:name="T81" style:family="text">
      <style:text-properties officeooo:rsid="0214b94f"/>
    </style:style>
    <style:style style:name="T82" style:family="text">
      <style:text-properties officeooo:rsid="021d51a5"/>
    </style:style>
    <style:style style:name="T83" style:family="text">
      <style:text-properties officeooo:rsid="02207007"/>
    </style:style>
    <style:style style:name="T84" style:family="text">
      <style:text-properties fo:font-variant="normal" fo:text-transform="none" fo:color="#000000" style:text-line-through-style="none" style:text-line-through-type="none" style:font-name="Liberation Serif" fo:font-size="11pt" fo:font-style="normal" style:text-underline-style="none" style:text-blinking="false" fo:background-color="transparent" loext:char-shading-value="0"/>
    </style:style>
    <style:style style:name="T85" style:family="text">
      <style:text-properties fo:font-variant="normal" fo:text-transform="none" fo:color="#000000" style:text-line-through-style="none" style:text-line-through-type="none" style:font-name="Liberation Serif" fo:font-size="11pt" fo:font-style="normal" style:text-underline-style="none" officeooo:rsid="0220ddde" style:text-blinking="false" fo:background-color="transparent" loext:char-shading-value="0" style:font-weight-asian="normal" style:font-weight-complex="normal"/>
    </style:style>
    <style:style style:name="T86" style:family="text">
      <style:text-properties officeooo:rsid="02207007" style:font-weight-asian="normal" style:font-weight-complex="normal"/>
    </style:style>
    <style:style style:name="T87" style:family="text">
      <style:text-properties officeooo:rsid="000f2323" style:font-weight-asian="normal" style:font-weight-complex="normal"/>
    </style:style>
    <style:style style:name="T88" style:family="text">
      <style:text-properties officeooo:rsid="0220ddde" style:font-weight-asian="normal" style:font-weight-complex="normal"/>
    </style:style>
    <style:style style:name="T89" style:family="text">
      <style:text-properties officeooo:rsid="02263b14"/>
    </style:style>
    <style:style style:name="T90" style:family="text">
      <style:text-properties officeooo:rsid="022a82d4"/>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Xử lí đa chiều</text:p>
      <text:p text:style-name="P131"/>
      <text:p text:style-name="P129"><draw:g text:anchor-type="as-char" svg:y="-0.122in" draw:z-index="187" draw:style-name="gr1"><svg:title>TexMaths</svg:title><svg:desc>12§display§\Diamond§svg§600§FALSE§</svg:desc><draw:polygon draw:style-name="gr2" draw:text-style-name="P164" svg:width="0.085in" svg:height="0.1244in" svg:x="0.0004in" svg:y="0.0083in" svg:viewBox="0 0 217 317" draw:points="108,317 0,317 0,0 217,0 217,317"><text:p/></draw:polygon><draw:path draw:style-name="gr3" draw:text-style-name="P165" svg:width="0.0925in" svg:height="0.1409in" svg:x="0.0012in" svg:y="0in" svg:viewBox="0 0 236 359" svg:d="M231 188c5-6 5-7 5-8 0-4-3-7-3-8l-105-165c-4-3-5-7-10-7s-7 4-10 7l-104 163c-4 6-4 8-4 10s2 6 2 7l106 165c3 3 5 7 10 7s6-4 10-7zM18 180l100-156 99 156-98 154h-1z"><text:p/></draw:path></draw:g><text:s/><text:span text:style-name="T71">Nhóm:</text:span></text:p>
      <text:p text:style-name="P126"><text:span text:style-name="T63">1. Vũ Quang Minh</text:span><text:span text:style-name="T64"><text:tab/><text:tab/><text:tab/></text:span>18110150</text:p>
      <text:p text:style-name="P39">2. <text:span text:style-name="T62">Lê Thành Công<text:tab/><text:tab/><text:tab/>18110066</text:span></text:p>
      <text:p text:style-name="P40">3. <text:span text:style-name="T61">Nguyễn Tiến Thông<text:tab/><text:tab/>18110229</text:span></text:p>
      <text:p text:style-name="P1"/>
      <text:p text:style-name="P128"><draw:g text:anchor-type="as-char" svg:y="-0.1252in" draw:z-index="186" draw:style-name="gr1"><svg:title>TexMaths</svg:title><svg:desc>12§display§\diamondsuit§svg§600§FALSE§</svg:desc><draw:polygon draw:style-name="gr2" draw:text-style-name="P164" svg:width="0.1031in" svg:height="0.1315in" svg:x="0in" svg:y="0.0071in" svg:viewBox="0 0 263 335" draw:points="131,335 0,335 0,0 263,0 263,335"><text:p/></draw:polygon><draw:path draw:style-name="gr3" draw:text-style-name="P165" svg:width="0.1102in" svg:height="0.1484in" svg:x="0.0008in" svg:y="0.0004in" svg:viewBox="0 0 281 378" svg:d="M2 183c-1 2-2 3-2 6s2 6 7 11c61 55 102 123 126 171 1 3 3 7 8 7 6 0 6-3 9-10 26-51 69-118 126-170 5-3 5-6 5-9 0-4 0-5-6-11-40-35-89-95-126-172-1-2-2-6-8-6-5 0-6 2-10 10-22 44-62 109-119 163zM141 350c-19-35-47-83-91-132-9-10-19-21-29-29 10-9 20-21 29-32 48-51 78-105 91-129 19 35 45 83 92 132 8 10 19 20 27 29-9 8-20 20-28 31-49 52-78 106-91 130z"><text:p/></draw:path></draw:g><text:s/><text:span text:style-name="T71">Mục lục</text:span></text:p>
      <text:p text:style-name="P142">A<text:tab/><text:span text:style-name="T10">Thuật toán</text:span></text:p>
      <text:p text:style-name="P3">I<text:tab/><text:span text:style-name="T23">Principal Component Analysis (PCA)</text:span></text:p>
      <text:p text:style-name="P3">II<text:tab/><text:span text:style-name="T10">Kernel PCA</text:span></text:p>
      <text:p text:style-name="P125"><text:span text:style-name="T45">III</text:span><text:tab/>Independent Component Analysis (ICA)</text:p>
      <text:p text:style-name="P32">IV<text:tab/>t-<text:span text:style-name="T23">Distribution Stochastic Neighbor Embedding (t-SNE)</text:span></text:p>
      <text:p text:style-name="P139"><text:span text:style-name="T45">V</text:span><text:tab/>Autoen<text:span text:style-name="T11">coder</text:span></text:p>
      <text:p text:style-name="P144">B<text:tab/>Mã nguồn</text:p>
      <text:p text:style-name="P140">I<text:tab/><text:span text:style-name="T23">Principal Component Analysis (PCA)</text:span></text:p>
      <text:p text:style-name="P140">II<text:tab/><text:span text:style-name="T10">Kernel PCA</text:span></text:p>
      <text:p text:style-name="P153"><text:span text:style-name="T45">III</text:span><text:tab/>Independent Component Analysis (ICA)</text:p>
      <text:p text:style-name="P154">IV<text:tab/>t-<text:span text:style-name="T23">Distribution Stochastic Neighbor Embedding (t-SNE)</text:span></text:p>
      <text:p text:style-name="P147"><text:span text:style-name="T45">V</text:span><text:tab/>Autoen<text:span text:style-name="T11">coder</text:span></text:p>
      <text:p text:style-name="P31"/>
      <text:p text:style-name="P133">A<text:tab/><text:span text:style-name="T12">Thuật toán</text:span></text:p>
      <text:p text:style-name="P36">I<text:tab/><text:span text:style-name="T23">Principal Component Analysis (PCA)</text:span></text:p>
      <text:p text:style-name="P43">Mục tiêu của PCA là tìm ra được <text:span text:style-name="T22">một hệ thống chiều khác có ý nghĩa nhất để mô tả tập dữ liệu đã cho.</text:span></text:p>
      <text:p text:style-name="P42"><text:span text:style-name="T21">M</text:span>ột biến ngẫu nhiên <draw:g text:anchor-type="as-char" svg:y="-0.0744in" draw:z-index="63" draw:style-name="gr1"><svg:title>TexMaths</svg:title><svg:desc>12§display§\textbf{x}§svg§600§FALSE§</svg:desc><draw:polygon draw:style-name="gr2" draw:text-style-name="P164" svg:width="0.0807in" svg:height="0.0575in" svg:x="0.0047in" svg:y="0.0087in" svg:viewBox="0 0 206 147" draw:points="102,147 0,147 0,0 206,0 206,147"><text:p/></draw:polygon><draw:path draw:style-name="gr3" draw:text-style-name="P165" svg:width="0.0937in" svg:height="0.074in" svg:x="0in" svg:y="0in" svg:viewBox="0 0 239 189" svg:d="M137 84l51-55c5-6 7-9 43-9v-20c-15 1-38 1-39 1-11 0-32-1-44-1v20c6 0 11 2 16 4-1 2-1 2-4 5l-35 41-42-50h17v-20c-11 0-37 1-51 1-13 0-32-1-47-1v20h31l65 79-55 62c-7 7-23 7-43 7v21c14-1 36-1 40-1 11 0 34 1 43 1v-21c-8 0-16-1-16-4l3-4 42-46 46 54h-17v21c11 0 37-1 52-1 13 0 32 1 46 1v-21h-30z"><text:p/></draw:path></draw:g><text:s/><text:span text:style-name="T20">có </text:span><text:span text:style-name="T20"><draw:g text:anchor-type="as-char" svg:y="-0.1138in" draw:z-index="66" draw:style-name="gr1"><svg:title>TexMaths</svg:title><svg:desc>12§display§N§svg§600§FALSE§</svg:desc><draw:polygon draw:style-name="gr2" draw:text-style-name="P164" svg:width="0.1291in" svg:height="0.0969in" svg:x="0.0024in" svg:y="0.0083in" svg:viewBox="0 0 329 247" draw:points="165,247 0,247 0,0 329,0 329,247"><text:p/></draw:polygon><draw:path draw:style-name="gr3" draw:text-style-name="P165" svg:width="0.1394in" svg:height="0.113in" svg:x="0.0004in" svg:y="0in" svg:viewBox="0 0 355 288" svg:d="M303 44c3-16 12-30 45-31 3 0 7-1 7-8 0-1 0-5-6-5-13 0-28 1-42 1s-29-1-43-1c-2 0-7 0-7 8 0 5 4 5 7 5 24 0 29 9 29 18 0 1-1 9-2 10l-47 188-93-222c-4-7-4-7-13-7h-57c-8 0-12 0-12 8 0 5 4 5 11 5 3 0 29 0 29 4l-56 226c-4 18-12 31-46 32-2 0-7 2-7 9 0 2 2 4 6 4 13 0 28-1 42-1s30 1 43 1c2 0 7 0 7-8 0-3-3-5-8-5-24 0-28-9-28-18 0-3 1-4 3-9l55-224c2 2 2 4 3 7l106 250c3 6 4 7 8 7 5 0 5-1 6-8z"><text:p/></draw:path></draw:g></text:span><text:span text:style-name="T20"><text:s/>phần tử, </text:span><text:span text:style-name="T20"><draw:g text:anchor-type="as-char" svg:y="-0.1252in" draw:z-index="64" draw:style-name="gr1"><svg:title>TexMaths</svg:title><svg:desc>12§display§\{ \textbf{x}_{n} \}§svg§600§FALSE§</svg:desc><draw:polygon draw:style-name="gr2" draw:text-style-name="P164" svg:width="0.3283in" svg:height="0.1492in" svg:x="0in" svg:y="0.0075in" svg:viewBox="0 0 835 380" draw:points="418,380 0,380 0,0 835,0 835,380"><text:p/></draw:polygon><draw:path draw:style-name="gr3" draw:text-style-name="P165" svg:width="0.0591in" svg:height="0.1657in" svg:x="0.0039in" svg:y="0.0004in"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3" draw:text-style-name="P165" svg:width="0.0937in" svg:height="0.0736in" svg:x="0.0783in" svg:y="0.0504in" svg:viewBox="0 0 239 188" svg:d="M137 84l50-55c5-6 7-9 43-9v-20c-15 1-37 1-39 1-11 0-31-1-43-1v20c6 0 10 2 15 4-1 2-1 2-2 5l-36 41-42-50h17v-20c-11 0-38 1-51 1s-32-1-47-1v20h30l66 78-55 63c-7 7-23 7-43 7v20c14-1 36-1 40-1 10 0 34 1 43 1v-20c-9 0-16-2-16-5l3-3 42-47 45 55h-15v20c9 0 36-1 50-1 13 0 32 1 47 1v-20h-30z"><text:p/></draw:path><draw:path draw:style-name="gr3" draw:text-style-name="P165" svg:width="0.0709in" svg:height="0.0524in" svg:x="0.1811in" svg:y="0.0961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165" svg:width="0.0591in" svg:height="0.1657in" svg:x="0.278in" svg:y="0.0004in"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 text:style-name="T20">, </text:span><text:span text:style-name="T20"><draw:g text:anchor-type="as-char" svg:y="-0.1138in" draw:z-index="65" draw:style-name="gr1"><svg:title>TexMaths</svg:title><svg:desc>12§display§n=1,2,\dots, N§svg§600§FALSE§</svg:desc><draw:polygon draw:style-name="gr2" draw:text-style-name="P164" svg:width="1.0591in" svg:height="0.1291in" svg:x="0.0031in" svg:y="0.0083in" svg:viewBox="0 0 2691 329" draw:points="1346,329 0,329 0,0 2691,0 2691,329"><text:p/></draw:polygon><draw:path draw:style-name="gr3" draw:text-style-name="P165" svg:width="0.0898in" svg:height="0.0752in" svg:x="0in" svg:y="0.0402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165" svg:width="0.1102in" svg:height="0.039in" svg:x="0.1504in" svg:y="0.0524in" svg:viewBox="0 0 281 100" svg:d="M266 17c8 0 15 0 15-9 0-8-7-8-13-8h-254c-7 0-14 0-14 8 0 9 7 9 14 9zM268 100c6 0 13 0 13-9 0-8-7-8-15-8h-252c-7 0-14 0-14 8 0 9 7 9 14 9z"><text:p/></draw:path><draw:path draw:style-name="gr3" draw:text-style-name="P165" svg:width="0.0547in" svg:height="0.1106in" svg:x="0.3311in" svg:y="0.0028in" svg:viewBox="0 0 140 282" svg:d="M88 11c0-10 0-11-10-11-28 26-65 26-78 26v15c8 0 34 0 55-12v219c0 16 0 21-38 21h-15v13c15-1 53-1 69-1 18 0 54 0 69 1v-13h-13c-38 0-39-5-39-21z"><text:p/></draw:path><draw:path draw:style-name="gr3" draw:text-style-name="P165" svg:width="0.0193in" svg:height="0.0496in" svg:x="0.4134in" svg:y="0.0957in" svg:viewBox="0 0 50 127" svg:d="M50 44c0-27-10-44-27-44-15 0-23 11-23 22 0 12 8 24 23 24 5 0 11-3 14-6 3-2 3-2 4-2v6c0 32-15 58-29 71-5 5-5 6-5 7 0 4 1 5 5 5 5 0 38-33 38-83z"><text:p/></draw:path><draw:path draw:style-name="gr3" draw:text-style-name="P165" svg:width="0.0661in" svg:height="0.1106in" svg:x="0.4807in" svg:y="0.002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165" svg:width="0.0193in" svg:height="0.0496in" svg:x="0.5701in" svg:y="0.0957in" svg:viewBox="0 0 50 127" svg:d="M50 44c0-27-10-44-27-44-15 0-23 11-23 22 0 12 8 24 23 24 5 0 11-3 14-6 3-2 3-2 4-2v6c0 32-15 58-29 71-5 5-5 6-5 7 0 4 1 5 5 5 5 0 38-33 38-83z"><text:p/></draw:path><draw:path draw:style-name="gr3" draw:text-style-name="P165" svg:width="0.0177in" svg:height="0.0177in" svg:x="0.6437in" svg:y="0.0957in" svg:viewBox="0 0 46 46" svg:d="M46 23c0-12-10-23-23-23-12 0-23 11-23 23 0 13 11 23 23 23 13 0 23-10 23-23z"><text:p/></draw:path><draw:path draw:style-name="gr3" draw:text-style-name="P165" svg:width="0.0177in" svg:height="0.0177in" svg:x="0.7177in" svg:y="0.0957in" svg:viewBox="0 0 46 46" svg:d="M46 23c0-12-10-23-23-23-12 0-23 11-23 23 0 13 11 23 23 23 13 0 23-10 23-23z"><text:p/></draw:path><draw:path draw:style-name="gr3" draw:text-style-name="P165" svg:width="0.0177in" svg:height="0.0177in" svg:x="0.7917in" svg:y="0.0957in" svg:viewBox="0 0 46 46" svg:d="M46 23c0-12-10-23-23-23-12 0-23 11-23 23 0 13 11 23 23 23 13 0 23-10 23-23z"><text:p/></draw:path><draw:path draw:style-name="gr3" draw:text-style-name="P165" svg:width="0.0193in" svg:height="0.0496in" svg:x="0.8654in" svg:y="0.0957in" svg:viewBox="0 0 50 127" svg:d="M50 44c0-27-10-44-27-44-15 0-23 11-23 22 0 12 8 24 23 24 5 0 11-3 14-6 3-2 3-2 4-2v6c0 32-15 58-29 71-5 5-5 6-5 7 0 4 1 5 5 5 5 0 38-33 38-83z"><text:p/></draw:path><draw:path draw:style-name="gr3" draw:text-style-name="P165" svg:width="0.1398in" svg:height="0.1134in" svg:x="0.9311in" svg:y="0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g></text:span><text:span text:style-name="T20">, và mỗi samples có </text:span><text:span text:style-name="T20"><draw:g text:anchor-type="as-char" svg:y="-0.1138in" draw:z-index="100" draw:style-name="gr1"><svg:title>TexMaths</svg:title><svg:desc>12§display§D§svg§600§FALSE§</svg:desc><draw:polygon draw:style-name="gr2" draw:text-style-name="P164" svg:width="0.1169in" svg:height="0.0969in" svg:x="0.0016in" svg:y="0.0083in" svg:viewBox="0 0 298 247" draw:points="149,247 0,247 0,0 298,0 298,247"><text:p/></draw:polygon><draw:path draw:style-name="gr3" draw:text-style-name="P165" svg:width="0.1276in" svg:height="0.113in" svg:x="0in" svg:y="0in" svg:viewBox="0 0 325 288" svg:d="M51 256c-5 16-5 19-39 19-7 0-12 0-12 9 0 4 4 4 12 4h141c88 0 172-88 172-180 0-61-36-108-100-108h-143c-7 0-12 0-12 7 0 6 3 6 12 6 5 0 13 0 18 1 7 0 9 3 9 8 0 0 0 2-2 7zM143 29c4-15 4-16 22-16h45c43 0 77 23 77 78 0 22-8 90-44 138-13 14-47 46-99 46h-48c-6 0-6 0-8 0-5 0-6-1-6-3 0-3 0-4 2-11z"><text:p/></draw:path></draw:g></text:span><text:span text:style-name="T20"><text:s/>chiều. Ta sẽ có </text:span><text:span text:style-name="T20"><draw:g text:anchor-type="as-char" svg:y="-0.1016in" draw:z-index="101" draw:style-name="gr1"><svg:title>TexMaths</svg:title><svg:desc>12§display§N \times D §svg§600§FALSE§</svg:desc><draw:polygon draw:style-name="gr2" draw:text-style-name="P164" svg:width="0.4713in" svg:height="0.0969in" svg:x="0.002in" svg:y="0.0071in" svg:viewBox="0 0 1198 247" draw:points="599,247 0,247 0,0 1198,0 1198,247"><text:p/></draw:polygon><draw:path draw:style-name="gr3" draw:text-style-name="P165" svg:width="0.1402in" svg:height="0.113in" svg:x="0in" svg:y="0in" svg:viewBox="0 0 357 288" svg:d="M304 44c3-16 11-30 44-31 4 0 9-1 9-8 0-1 0-5-6-5-14 0-29 1-42 1-15 0-30-1-44-1-3 0-8 0-8 8 0 5 5 5 8 5 24 0 29 9 29 18 0 1-1 9-2 10l-47 188-94-222c-3-7-3-7-13-7h-56c-9 0-12 0-12 8 0 5 3 5 10 5 3 0 29 0 29 4l-56 226c-4 18-12 31-46 32-2 0-7 2-7 9 0 2 2 4 6 4 13 0 28-1 42-1s30 1 43 1c3 0 7 0 7-8 0-3-3-5-8-5-24 0-28-9-28-18 0-3 2-4 3-9l55-224c2 2 2 4 4 7l105 250c4 6 4 7 9 7s5-1 6-8z"><text:p/></draw:path><draw:path draw:style-name="gr3" draw:text-style-name="P165" svg:width="0.0799in" svg:height="0.0803in" svg:x="0.2067in" svg:y="0.0307in" svg:viewBox="0 0 204 205" svg:d="M103 90l-85-84c-6-5-6-6-10-6s-8 4-8 8 1 4 6 9l84 85-84 85c-5 5-6 6-6 8 0 5 4 10 8 10s4-1 10-6l84-85 88 87c1 1 5 4 6 4 6 0 8-5 8-10 0 0 0-2 0-5-1 0-68-67-90-88l78-77c3-3 9-8 11-11 0-1 1-2 1-6s-2-8-8-8c-3 0-5 2-10 7z"><text:p/></draw:path><draw:path draw:style-name="gr3" draw:text-style-name="P165" svg:width="0.1272in" svg:height="0.113in" svg:x="0.3547in" svg:y="0in" svg:viewBox="0 0 324 288" svg:d="M50 256c-4 16-4 19-38 19-7 0-12 0-12 9 0 4 4 4 12 4h139c89 0 173-88 173-180 0-61-37-108-101-108h-141c-8 0-12 0-12 7 0 6 3 6 12 6 4 0 12 0 18 1 7 0 8 3 8 8 0 0 0 2-1 7zM142 29c4-15 4-16 22-16h46c42 0 76 23 76 78 0 22-7 90-43 138-14 14-47 46-99 46h-48c-6 0-7 0-8 0-5 0-6-1-6-3 0-3 0-4 2-11z"><text:p/></draw:path></draw:g></text:span><text:span text:style-name="T20"><text:s/>ma trận </text:span><text:span text:style-name="T20"><draw:g text:anchor-type="as-char" svg:y="-0.1138in" draw:z-index="102" draw:style-name="gr1"><svg:title>TexMaths</svg:title><svg:desc>12§display§\textbf{X}§svg§600§FALSE§</svg:desc><draw:polygon draw:style-name="gr2" draw:text-style-name="P164" svg:width="0.122in" svg:height="0.0972in" svg:x="0.0028in" svg:y="0.0083in" svg:viewBox="0 0 311 248" draw:points="155,248 0,248 0,0 311,0 311,248"><text:p/></draw:polygon><draw:path draw:style-name="gr3" draw:text-style-name="P165" svg:width="0.1327in" svg:height="0.1138in" svg:x="0in" svg:y="0in" svg:viewBox="0 0 338 290" svg:d="M190 122l70-93c5-6 6-7 21-7 11-2 12-2 25-2h11v-20c-17 1-39 1-57 1-15 0-48 0-63-1v20c7 0 24 0 39 5-1 0-3 3-4 4l-56 75-60-84h35v-20c-17 1-57 1-77 1-16 0-52 0-67-1v20h41l94 130-86 112c-3 5-4 6-18 6-8 1-16 3-26 3h-12v19c18-2 38-2 56-2 17 0 50 0 65 2v-19c-8 0-24 0-39-5 1-1 2-4 3-5l70-93 73 103h-35v19c18-2 58-2 77-2 17 0 53 0 68 2v-19h-40z"><text:p/></draw:path></draw:g></text:span><text:span text:style-name="T20">, với mỗi dòng là một sample </text:span><text:span text:style-name="T20"><draw:g text:anchor-type="as-char" svg:y="-0.0752in" draw:z-index="107" draw:style-name="gr1"><svg:title>TexMaths</svg:title><svg:desc>12§display§\textbf{x}_{i}§svg§600§FALSE§</svg:desc><draw:polygon draw:style-name="gr2" draw:text-style-name="P164" svg:width="0.1252in" svg:height="0.0831in" svg:x="0.0047in" svg:y="0.0075in" svg:viewBox="0 0 319 212" draw:points="160,212 0,212 0,0 319,0 319,212"><text:p/></draw:polygon><draw:path draw:style-name="gr3" draw:text-style-name="P165" svg:width="0.0937in" svg:height="0.0736in" svg:x="0in" svg:y="0.0004in" svg:viewBox="0 0 239 188" svg:d="M137 84l51-55c5-6 7-9 43-9v-20c-15 1-37 1-39 1-11 0-32-1-44-1v20c6 0 11 2 16 4-1 2-1 2-3 5l-36 41-42-50h17v-20c-11 0-37 1-51 1-13 0-32-1-47-1v20h31l66 78-56 63c-7 7-23 7-43 7v20c14-1 36-1 40-1 11 0 35 1 43 1v-20c-8 0-16-2-16-5l3-3 42-47 46 55h-16v20c10 0 36-1 51-1 13 0 32 1 46 1v-20h-29z"><text:p/></draw:path><draw:path draw:style-name="gr3" draw:text-style-name="P165" svg:width="0.035in" svg:height="0.078in" svg:x="0.1028in" svg:y="0.022in" svg:viewBox="0 0 90 199" svg:d="M83 12c0-5-3-12-12-12-8 0-17 7-17 17 0 5 4 11 12 11 9 0 17-9 17-16zM22 162c-2 4-3 7-3 13 0 13 12 24 28 24 31 0 43-41 43-44 0-4-3-4-4-4-4 0-4 1-6 5-7 24-20 35-32 35-6 0-7-4-7-11 0-6 2-11 5-18 3-8 6-16 9-24 3-6 14-35 15-37 1-3 2-7 2-10 0-14-12-25-29-25-30 0-43 41-43 46 0 3 4 3 5 3 5 0 5-2 6-5 7-26 20-36 31-36 5 0 9 3 9 10s-3 12-10 30z"><text:p/></draw:path></draw:g></text:span><text:span text:style-name="T20">. Ánh xạ tuyến tính </text:span><text:span text:style-name="T20"><draw:g text:anchor-type="as-char" svg:y="-0.1138in" draw:z-index="103" draw:style-name="gr1"><svg:title>TexMaths</svg:title><svg:desc>12§display§\textbf{P}§svg§600§FALSE§</svg:desc><draw:polygon draw:style-name="gr2" draw:text-style-name="P164" svg:width="0.1028in" svg:height="0.0972in" svg:x="0.002in" svg:y="0.0083in" svg:viewBox="0 0 262 248" draw:points="132,248 0,248 0,0 262,0 262,248"><text:p/></draw:polygon><draw:path draw:style-name="gr3" draw:text-style-name="P165" svg:width="0.113in" svg:height="0.1138in" svg:x="0in" svg:y="0in" svg:viewBox="0 0 288 290" svg:d="M105 162h76c57 0 107-29 107-79 0-47-41-83-112-83h-176v20h45v251h-45v19c17-2 57-2 75-2s60 0 77 2v-19h-47zM160 145h-57v-125h57c64 0 64 31 64 63 0 30 0 62-64 62z"><text:p/></draw:path></draw:g></text:span><text:span text:style-name="T20"><text:s/>sẽ được chọn và dữ liệu sau khi biến đổi sẽ là:</text:span></text:p>
      <text:p text:style-name="P41"><text:tab/><draw:g text:anchor-type="as-char" svg:y="-0.1138in" draw:z-index="104" draw:style-name="gr1"><svg:title>TexMaths</svg:title><svg:desc>12§display§\textbf{Y} = \textbf{XP}§svg§600§FALSE§</svg:desc><draw:polygon draw:style-name="gr2" draw:text-style-name="P164" svg:width="0.613in" svg:height="0.0972in" svg:x="0.0051in" svg:y="0.0083in" svg:viewBox="0 0 1558 248" draw:points="780,248 0,248 0,0 1558,0 1558,248"><text:p/></draw:polygon><draw:path draw:style-name="gr3" draw:text-style-name="P165" svg:width="0.1382in" svg:height="0.1138in" svg:x="0in" svg:y="0in" svg:viewBox="0 0 352 290" svg:d="M304 29c3-7 7-7 15-7 9-2 16-2 23-2h10v-20c-18 0-37 1-49 1-17 0-40 0-56-1v20c10 0 21 0 33 4-1 2-1 2-4 5l-79 117-85-126h34v-20c-16 1-57 1-76 1-17 0-56 0-70-1v20h41l105 155v96h-45v19c15-2 56-2 74-2 19 0 59 0 76 2v-19h-47v-96z"><text:p/></draw:path><draw:path draw:style-name="gr3" draw:text-style-name="P165" svg:width="0.1102in" svg:height="0.0386in" svg:x="0.1972in" svg:y="0.0528in" svg:viewBox="0 0 281 99" svg:d="M267 17c7 0 14 0 14-9 0-8-7-8-13-8h-254c-7 0-14 0-14 8 0 9 7 9 14 9zM268 99c6 0 13 0 13-8s-7-8-14-8h-253c-7 0-14 0-14 8s7 8 14 8z"><text:p/></draw:path><draw:path draw:style-name="gr3" draw:text-style-name="P165" svg:width="0.1331in" svg:height="0.1138in" svg:x="0.3685in" svg:y="0in" svg:viewBox="0 0 339 290" svg:d="M190 122l72-93c5-6 5-7 19-7 11-2 13-2 25-2h12v-20c-18 1-38 1-56 1-17 0-50 0-65-1v20c7 0 24 0 40 5-2 0-4 3-4 4l-57 75-60-84h35v-20c-17 1-57 1-77 1-16 0-52 0-67-1v20h41l94 130-86 112c-3 5-4 6-18 6-8 1-16 3-26 3h-12v19c18-2 38-2 56-2 17 0 50 0 65 2v-19c-8 0-24 0-39-5 1-1 2-4 3-5l71-93 72 103h-34v19c17-2 58-2 77-2 16 0 53 0 68 2v-19h-41z"><text:p/></draw:path><draw:path draw:style-name="gr3" draw:text-style-name="P165" svg:width="0.1134in" svg:height="0.1138in" svg:x="0.5138in" svg:y="0in" svg:viewBox="0 0 289 290" svg:d="M106 162h74c59 0 109-29 109-79 0-47-42-83-113-83h-176v20h46v251h-46v19c17-2 58-2 76-2s60 0 75 2v-19h-45zM161 145h-58v-125h58c62 0 62 31 62 63 0 30 0 62-62 62z"><text:p/></draw:path></draw:g></text:p>
      <text:p text:style-name="P44">với mỗi <text:span text:style-name="T31">cột</text:span> của <draw:g text:anchor-type="as-char" svg:y="-0.1138in" draw:z-index="105" draw:style-name="gr1"><svg:title>TexMaths</svg:title><svg:desc>12§display§\textbf{P}§svg§600§FALSE§</svg:desc><draw:polygon draw:style-name="gr2" draw:text-style-name="P164" svg:width="0.1028in" svg:height="0.0972in" svg:x="0.002in" svg:y="0.0083in" svg:viewBox="0 0 262 248" draw:points="132,248 0,248 0,0 262,0 262,248"><text:p/></draw:polygon><draw:path draw:style-name="gr3" draw:text-style-name="P165" svg:width="0.113in" svg:height="0.1138in" svg:x="0in" svg:y="0in" svg:viewBox="0 0 288 290" svg:d="M105 162h76c57 0 107-29 107-79 0-47-41-83-112-83h-176v20h45v251h-45v19c17-2 57-2 75-2s60 0 77 2v-19h-47zM160 145h-57v-125h57c64 0 64 31 64 63 0 30 0 62-64 62z"><text:p/></draw:path></draw:g><text:s/>là <draw:g text:anchor-type="as-char" svg:y="-0.0752in" draw:z-index="106" draw:style-name="gr1"><svg:title>TexMaths</svg:title><svg:desc>12§display§\textbf{p}_{i}§svg§600§FALSE§</svg:desc><draw:polygon draw:style-name="gr2" draw:text-style-name="P164" svg:width="0.1303in" svg:height="0.0996in" svg:x="0.0024in" svg:y="0.0063in" svg:viewBox="0 0 332 254" draw:points="166,254 0,254 0,0 332,0 332,254"><text:p/></draw:polygon><draw:path draw:style-name="gr3" draw:text-style-name="P165" svg:width="0.0933in" svg:height="0.1067in" svg:x="0in" svg:y="0.0004in" svg:viewBox="0 0 238 272" svg:d="M78 50c0-7 0-7 6-14 17-17 39-19 48-19 28 0 52 26 52 79 0 59-29 82-58 82-5 0-25 0-43-23-5-5-5-6-5-13zM78 174c18 14 36 19 53 19 64 0 107-38 107-97 0-56-39-96-99-96-32 0-55 13-65 22v-22l-74 4v19c26 0 29 0 29 17v212h-29v20c12-1 37-1 54-1 16 0 41 0 53 1v-20h-29z"><text:p/></draw:path><draw:path draw:style-name="gr3" draw:text-style-name="P165" svg:width="0.035in" svg:height="0.078in" svg:x="0.1055in" svg:y="0.0366in" svg:viewBox="0 0 90 199" svg:d="M83 12c0-5-4-12-12-12-9 0-17 7-17 17 0 5 4 11 12 11s17-9 17-16zM22 162c-2 4-3 7-3 12 0 14 12 25 28 25 31 0 43-41 43-44 0-5-4-5-5-5-3 0-3 2-6 5-6 24-19 36-31 36-6 0-7-4-7-11 0-6 2-11 5-18 3-8 6-16 9-24 3-6 13-35 15-37 1-3 2-7 2-10 0-14-12-25-29-25-30 0-43 41-43 46 0 3 4 3 5 3 5 0 5-2 6-5 7-26 20-36 31-36 5 0 8 3 8 10s-2 12-9 30z"><text:p/></draw:path></draw:g></text:p>
      <text:p text:style-name="P45">Phương trình trên đại diện cho việc chuyển đổi hệ thống chiều và có thể được diễn giải thế này</text:p>
      <text:p text:style-name="P46">* <draw:g text:anchor-type="as-char" svg:y="-0.1138in" draw:z-index="108" draw:style-name="gr1"><svg:title>TexMaths</svg:title><svg:desc>12§display§\textbf{P}§svg§600§FALSE§</svg:desc><draw:polygon draw:style-name="gr2" draw:text-style-name="P164" svg:width="0.1028in" svg:height="0.0972in" svg:x="0.002in" svg:y="0.0083in" svg:viewBox="0 0 262 248" draw:points="132,248 0,248 0,0 262,0 262,248"><text:p/></draw:polygon><draw:path draw:style-name="gr3" draw:text-style-name="P165" svg:width="0.113in" svg:height="0.1138in" svg:x="0in" svg:y="0in" svg:viewBox="0 0 288 290" svg:d="M105 162h76c57 0 107-29 107-79 0-47-41-83-112-83h-176v20h45v251h-45v19c17-2 57-2 75-2s60 0 77 2v-19h-47zM160 145h-57v-125h57c64 0 64 31 64 63 0 30 0 62-64 62z"><text:p/></draw:path></draw:g><text:s/>là ma trận chuyển đổi <draw:g text:anchor-type="as-char" svg:y="-0.1138in" draw:z-index="109" draw:style-name="gr1"><svg:title>TexMaths</svg:title><svg:desc>12§display§\textbf{X}§svg§600§FALSE§</svg:desc><draw:polygon draw:style-name="gr2" draw:text-style-name="P164" svg:width="0.122in" svg:height="0.0972in" svg:x="0.0028in" svg:y="0.0083in" svg:viewBox="0 0 311 248" draw:points="155,248 0,248 0,0 311,0 311,248"><text:p/></draw:polygon><draw:path draw:style-name="gr3" draw:text-style-name="P165" svg:width="0.1327in" svg:height="0.1138in" svg:x="0in" svg:y="0in" svg:viewBox="0 0 338 290" svg:d="M190 122l70-93c5-6 6-7 21-7 11-2 12-2 25-2h11v-20c-17 1-39 1-57 1-15 0-48 0-63-1v20c7 0 24 0 39 5-1 0-3 3-4 4l-56 75-60-84h35v-20c-17 1-57 1-77 1-16 0-52 0-67-1v20h41l94 130-86 112c-3 5-4 6-18 6-8 1-16 3-26 3h-12v19c18-2 38-2 56-2 17 0 50 0 65 2v-19c-8 0-24 0-39-5 1-1 2-4 3-5l70-93 73 103h-35v19c18-2 58-2 77-2 17 0 53 0 68 2v-19h-40z"><text:p/></draw:path></draw:g><text:s/>thành <draw:g text:anchor-type="as-char" svg:y="-0.1138in" draw:z-index="110" draw:style-name="gr1"><svg:title>TexMaths</svg:title><svg:desc>12§display§\textbf{Y}§svg§600§FALSE§</svg:desc><draw:polygon draw:style-name="gr2" draw:text-style-name="P164" svg:width="0.1248in" svg:height="0.0972in" svg:x="0.0051in" svg:y="0.0083in" svg:viewBox="0 0 318 248" draw:points="159,248 0,248 0,0 318,0 318,248"><text:p/></draw:polygon><draw:path draw:style-name="gr3" draw:text-style-name="P165" svg:width="0.1386in" svg:height="0.1138in" svg:x="0in" svg:y="0in" svg:viewBox="0 0 353 290" svg:d="M305 29c3-7 7-7 17-7 7-2 14-2 21-2h10v-20c-17 0-36 1-49 1-16 0-40 0-56-1v20c10 0 21 0 33 4-1 2-1 2-3 5l-80 117-86-126h35v-20c-17 1-58 1-77 1-17 0-56 0-70-1v20h41l106 155v96h-46v19c16-2 57-2 76-2 18 0 58 0 75 2v-19h-46v-96z"><text:p/></draw:path></draw:g>.</text:p>
      <text:p text:style-name="P47">* <draw:g text:anchor-type="as-char" svg:y="-0.1138in" draw:z-index="111" draw:style-name="gr1"><svg:title>TexMaths</svg:title><svg:desc>12§display§\textbf{P}§svg§600§FALSE§</svg:desc><draw:polygon draw:style-name="gr2" draw:text-style-name="P164" svg:width="0.1028in" svg:height="0.0972in" svg:x="0.002in" svg:y="0.0083in" svg:viewBox="0 0 262 248" draw:points="132,248 0,248 0,0 262,0 262,248"><text:p/></draw:polygon><draw:path draw:style-name="gr3" draw:text-style-name="P165" svg:width="0.113in" svg:height="0.1138in" svg:x="0in" svg:y="0in" svg:viewBox="0 0 288 290" svg:d="M105 162h76c57 0 107-29 107-79 0-47-41-83-112-83h-176v20h45v251h-45v19c17-2 57-2 75-2s60 0 77 2v-19h-47zM160 145h-57v-125h57c64 0 64 31 64 63 0 30 0 62-64 62z"><text:p/></draw:path></draw:g><text:s/><text:span text:style-name="T32">là một cách xoay và cách nới rộng.</text:span></text:p>
      <text:p text:style-name="P47">* <text:span text:style-name="T32">Các cột của </text:span><text:span text:style-name="T32"><draw:g text:anchor-type="as-char" svg:y="-0.1138in" draw:z-index="112" draw:style-name="gr1"><svg:title>TexMaths</svg:title><svg:desc>12§display§\textbf{P}§svg§600§FALSE§</svg:desc><draw:polygon draw:style-name="gr2" draw:text-style-name="P164" svg:width="0.1028in" svg:height="0.0972in" svg:x="0.002in" svg:y="0.0083in" svg:viewBox="0 0 262 248" draw:points="132,248 0,248 0,0 262,0 262,248"><text:p/></draw:polygon><draw:path draw:style-name="gr3" draw:text-style-name="P165" svg:width="0.113in" svg:height="0.1138in" svg:x="0in" svg:y="0in" svg:viewBox="0 0 288 290" svg:d="M105 162h76c57 0 107-29 107-79 0-47-41-83-112-83h-176v20h45v251h-45v19c17-2 57-2 75-2s60 0 77 2v-19h-47zM160 145h-57v-125h57c64 0 64 31 64 63 0 30 0 62-64 62z"><text:p/></draw:path></draw:g></text:span><text:span text:style-name="T32">, </text:span><text:span text:style-name="T32"><draw:g text:anchor-type="as-char" svg:y="-0.1252in" draw:z-index="113" draw:style-name="gr1"><svg:title>TexMaths</svg:title><svg:desc>12§display§\{ \textbf{p}_{1}, \dots, \textbf{p}_{D'} \}§svg§600§FALSE§</svg:desc><draw:polygon draw:style-name="gr2" draw:text-style-name="P164" svg:width="0.9587in" svg:height="0.1492in" svg:x="0in" svg:y="0.0063in" svg:viewBox="0 0 2436 380" draw:points="1217,380 0,380 0,0 2436,0 2436,380"><text:p/></draw:polygon><draw:path draw:style-name="gr3" draw:text-style-name="P165" svg:width="0.0591in" svg:height="0.1657in" svg:x="0.0039in" svg:y="0.0004in"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3" draw:text-style-name="P165" svg:width="0.0933in" svg:height="0.1067in" svg:x="0.0807in" svg:y="0.0504in" svg:viewBox="0 0 238 272" svg:d="M78 50c0-7 0-7 6-14 17-17 38-19 48-19 29 0 53 26 53 79 0 60-30 82-58 82-6 0-26 0-44-23-5-5-5-6-5-13zM78 174c18 16 36 19 54 19 63 0 106-38 106-97 0-56-39-96-99-96-31 0-55 13-65 22v-22l-74 4v19c26 0 29 0 29 17v212h-29v20c12-1 37-1 54-1 16 0 41 0 53 1v-20h-29z"><text:p/></draw:path><draw:path draw:style-name="gr3" draw:text-style-name="P165" svg:width="0.0421in" svg:height="0.0772in" svg:x="0.1937in" svg:y="0.0866in" svg:viewBox="0 0 108 197" svg:d="M67 8c0-8-1-8-8-8-19 18-47 19-59 19v11c7 0 26 0 43-8v151c0 9 0 13-30 13h-11v11c5 0 42-1 53-1 10 0 47 1 53 1v-11h-11c-30 0-30-4-30-13z"><text:p/></draw:path><draw:path draw:style-name="gr3" draw:text-style-name="P165" svg:width="0.0193in" svg:height="0.0496in" svg:x="0.2693in" svg:y="0.1055in" svg:viewBox="0 0 50 127" svg:d="M50 44c0-27-10-44-27-44-15 0-23 11-23 22 0 12 8 24 23 24 5 0 11-3 14-6 3-2 3-2 4-2v6c0 32-15 58-29 71-5 5-5 6-5 7 0 4 1 5 5 5 5 0 38-33 38-83z"><text:p/></draw:path><draw:path draw:style-name="gr3" draw:text-style-name="P165" svg:width="0.0177in" svg:height="0.0177in" svg:x="0.3433in" svg:y="0.1055in" svg:viewBox="0 0 46 46" svg:d="M46 23c0-12-10-23-23-23-12 0-23 11-23 23 0 13 11 23 23 23 13 0 23-10 23-23z"><text:p/></draw:path><draw:path draw:style-name="gr3" draw:text-style-name="P165" svg:width="0.0177in" svg:height="0.0177in" svg:x="0.4173in" svg:y="0.1055in" svg:viewBox="0 0 46 46" svg:d="M46 23c0-12-10-23-23-23-12 0-23 11-23 23 0 13 11 23 23 23 13 0 23-10 23-23z"><text:p/></draw:path><draw:path draw:style-name="gr3" draw:text-style-name="P165" svg:width="0.0177in" svg:height="0.0177in" svg:x="0.4913in" svg:y="0.1055in" svg:viewBox="0 0 46 46" svg:d="M46 23c0-12-10-23-23-23-12 0-23 11-23 23 0 13 11 23 23 23 13 0 23-10 23-23z"><text:p/></draw:path><draw:path draw:style-name="gr3" draw:text-style-name="P165" svg:width="0.0193in" svg:height="0.0496in" svg:x="0.565in" svg:y="0.1055in" svg:viewBox="0 0 50 127" svg:d="M50 44c0-27-10-44-27-44-15 0-23 11-23 22 0 12 8 24 23 24 5 0 11-3 14-6 3-2 3-2 4-2v6c0 32-15 58-29 71-5 5-5 6-5 7 0 4 1 5 5 5 5 0 38-33 38-83z"><text:p/></draw:path><draw:path draw:style-name="gr3" draw:text-style-name="P165" svg:width="0.0933in" svg:height="0.1067in" svg:x="0.6307in" svg:y="0.0504in" svg:viewBox="0 0 238 272" svg:d="M78 50c0-7 0-7 6-14 17-17 38-19 48-19 29 0 53 26 53 79 0 60-30 82-58 82-6 0-26 0-44-23-5-5-5-6-5-13zM78 174c18 16 36 19 54 19 63 0 106-38 106-97 0-56-39-96-99-96-31 0-55 13-65 22v-22l-74 4v19c26 0 29 0 29 17v212h-29v20c12-1 37-1 54-1 16 0 41 0 53 1v-20h-29z"><text:p/></draw:path><draw:path draw:style-name="gr3" draw:text-style-name="P165" svg:width="0.0957in" svg:height="0.0795in" svg:x="0.739in" svg:y="0.0843in" svg:viewBox="0 0 244 203" svg:d="M35 180c-3 10-4 12-27 12-4 0-8 0-8 7 0 4 4 4 8 4h106c66 0 130-61 130-125 0-43-30-78-78-78h-108c-6 0-10 0-10 7 0 4 2 4 10 4 4 0 6 0 12 1 4 0 6 0 6 4 0 1 0 1-2 6zM102 22c1-10 1-11 14-11h39c32 0 60 15 60 56 0 7-2 59-31 93-14 13-38 32-75 32h-39c-10 0-10 0-10-2 0 0 0-3 0-8z"><text:p/></draw:path><draw:path draw:style-name="gr3" draw:text-style-name="P165" svg:width="0.0232in" svg:height="0.0429in" svg:x="0.8508in" svg:y="0.0835in" svg:viewBox="0 0 60 110" svg:d="M58 20c0 0 2-4 2-8 0-7-7-12-14-12-9 0-11 7-12 10l-33 92c-1 2-1 2-1 4s8 4 10 4 2-1 2-2z"><text:p/></draw:path><draw:path draw:style-name="gr3" draw:text-style-name="P165" svg:width="0.0591in" svg:height="0.1657in" svg:x="0.9083in" svg:y="0.0004in"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 text:style-name="T32"><text:s/>là tập các vector đơn vị mới cho việc chuyển đổi các sample trong </text:span><text:span text:style-name="T32"><draw:g text:anchor-type="as-char" svg:y="-0.1138in" draw:z-index="114" draw:style-name="gr1"><svg:title>TexMaths</svg:title><svg:desc>12§display§\textbf{X}§svg§600§FALSE§</svg:desc><draw:polygon draw:style-name="gr2" draw:text-style-name="P164" svg:width="0.122in" svg:height="0.0972in" svg:x="0.0028in" svg:y="0.0083in" svg:viewBox="0 0 311 248" draw:points="155,248 0,248 0,0 311,0 311,248"><text:p/></draw:polygon><draw:path draw:style-name="gr3" draw:text-style-name="P165" svg:width="0.1327in" svg:height="0.1138in" svg:x="0in" svg:y="0in" svg:viewBox="0 0 338 290" svg:d="M190 122l70-93c5-6 6-7 21-7 11-2 12-2 25-2h11v-20c-17 1-39 1-57 1-15 0-48 0-63-1v20c7 0 24 0 39 5-1 0-3 3-4 4l-56 75-60-84h35v-20c-17 1-57 1-77 1-16 0-52 0-67-1v20h41l94 130-86 112c-3 5-4 6-18 6-8 1-16 3-26 3h-12v19c18-2 38-2 56-2 17 0 50 0 65 2v-19c-8 0-24 0-39-5 1-1 2-4 3-5l70-93 73 103h-35v19c18-2 58-2 77-2 17 0 53 0 68 2v-19h-40z"><text:p/></draw:path></draw:g></text:span><text:span text:style-name="T32">.</text:span></text:p>
      <text:p text:style-name="P72"/>
      <text:p text:style-name="P48">Ta có các cách để tìm ra ma trận <draw:g text:anchor-type="as-char" svg:y="-0.1138in" draw:z-index="115" draw:style-name="gr1"><svg:title>TexMaths</svg:title><svg:desc>12§display§\textbf{P}§svg§600§FALSE§</svg:desc><draw:polygon draw:style-name="gr2" draw:text-style-name="P164" svg:width="0.1028in" svg:height="0.0972in" svg:x="0.002in" svg:y="0.0083in" svg:viewBox="0 0 262 248" draw:points="132,248 0,248 0,0 262,0 262,248"><text:p/></draw:polygon><draw:path draw:style-name="gr3" draw:text-style-name="P165" svg:width="0.113in" svg:height="0.1138in" svg:x="0in" svg:y="0in" svg:viewBox="0 0 288 290" svg:d="M105 162h76c57 0 107-29 107-79 0-47-41-83-112-83h-176v20h45v251h-45v19c17-2 57-2 75-2s60 0 77 2v-19h-47zM160 145h-57v-125h57c64 0 64 31 64 63 0 30 0 62-64 62z"><text:p/></draw:path></draw:g>:</text:p>
      <text:p text:style-name="P48"><text:span text:style-name="T34">1.</text:span> <text:span text:style-name="T33">Thực hiện </text:span>PCA sao cho phương sai lớn nhất.</text:p>
      <text:p text:style-name="P48"><text:span text:style-name="T34">2.</text:span> <text:span text:style-name="T33">Thực hiện PCA sao cho mean-square error (MSE) là nhỏ nhất.</text:span></text:p>
      <text:p text:style-name="P48"/>
      <text:p text:style-name="P53">Dữ liệu ban đầu có những thành phần này: noise, rotation và redundancy.</text:p>
      <text:p text:style-name="P69">Ta thường làm một bước tiền xử lí dữ liệu ban đầu: mỗi điểm sẽ được trừ đi kì vọng của dữ liệu. Điều này sẽ làm cho dữ liệu có kì vọng <text:span text:style-name="T38">là </text:span>không.</text:p>
      <text:p text:style-name="P69"/>
      <text:p text:style-name="P68">Covariance của <draw:g text:anchor-type="as-char" svg:y="-0.1138in" draw:z-index="139" draw:style-name="gr1"><svg:title>TexMaths</svg:title><svg:desc>12§display§\textbf{X} §svg§600§FALSE§</svg:desc><draw:polygon draw:style-name="gr2" draw:text-style-name="P164" svg:width="0.122in" svg:height="0.0972in" svg:x="0.0028in" svg:y="0.0083in" svg:viewBox="0 0 311 248" draw:points="155,248 0,248 0,0 311,0 311,248"><text:p/></draw:polygon><draw:path draw:style-name="gr3" draw:text-style-name="P165" svg:width="0.1327in" svg:height="0.1138in" svg:x="0in" svg:y="0in" svg:viewBox="0 0 338 290" svg:d="M190 122l70-93c5-6 6-7 21-7 11-2 12-2 25-2h11v-20c-17 1-39 1-57 1-15 0-48 0-63-1v20c7 0 24 0 39 5-1 0-3 3-4 4l-56 75-60-84h35v-20c-17 1-57 1-77 1-16 0-52 0-67-1v20h41l94 130-86 112c-3 5-4 6-18 6-8 1-16 3-26 3h-12v19c18-2 38-2 56-2 17 0 50 0 65 2v-19c-8 0-24 0-39-5 1-1 2-4 3-5l70-93 73 103h-35v19c18-2 58-2 77-2 17 0 53 0 68 2v-19h-40z"><text:p/></draw:path></draw:g><text:s/>là <draw:g text:anchor-type="as-char" svg:y="-0.2146in" draw:z-index="140" draw:style-name="gr1"><svg:title>TexMaths</svg:title><svg:desc>12§display§\textbf{C}_{\textbf{X}} \equiv \frac{1}{n-1} \textbf{X}^T \textbf{X}§svg§600§FALSE§</svg:desc><draw:polygon draw:style-name="gr2" draw:text-style-name="P164" svg:width="1.2768in" svg:height="0.3228in" svg:x="0in" svg:y="0.0087in" svg:viewBox="0 0 3244 821" draw:points="1622,821 0,821 0,0 3244,0 3244,821"><text:p/></draw:polygon><draw:path draw:style-name="gr3" draw:text-style-name="P165" svg:width="0.1161in" svg:height="0.1177in" svg:x="0.0024in" svg:y="0.1075in" svg:viewBox="0 0 296 300" svg:d="M296 12c0-8 0-12-7-12-3 0-3 1-8 4l-28 25c-25-22-54-29-83-29-105 0-170 64-170 150 0 87 65 150 170 150 80 0 126-51 126-101 0-9-2-9-9-9-6 0-10 0-10 7-2 57-54 83-97 83-34 0-68-10-91-36-19-24-24-55-24-94 0-24 1-70 29-97 26-28 63-33 85-33 45 0 86 32 96 86 1 8 1 8 11 8s10 0 10-11z"><text:p/></draw:path><draw:path draw:style-name="gr3" draw:text-style-name="P165" svg:width="0.1016in" svg:height="0.0799in" svg:x="0.135in" svg:y="0.1685in" svg:viewBox="0 0 259 204" svg:d="M146 88l58-66c2-4 2-4 11-5 5 0 12 0 17 0h10v-17c-2 0-25 1-40 1-17 0-46-1-48-1v17c7 0 15 0 25 1l-46 53-44-54h20v-17c-14 1-39 1-55 1-18 0-44-1-49-1v17h31l71 86-67 78c-4 4-4 4-14 5-4 0-9 1-14 1h-12v17c2 0 26-1 41-1 18 0 45 1 48 1v-17c-7 0-15 0-24-2l55-65 55 67h-20v17c14-1 39-1 55-1 18 0 44 1 49 1v-17h-31z"><text:p/></draw:path><draw:path draw:style-name="gr3" draw:text-style-name="P165" svg:width="0.1106in" svg:height="0.0709in" svg:x="0.3059in" svg:y="0.1461in" svg:viewBox="0 0 282 181" svg:d="M266 17c9 0 16 0 16-9 0-8-7-8-14-8h-254c-7 0-14 0-14 8 0 9 8 9 16 9zM268 181c7 0 14 0 14-8s-7-8-16-8h-250c-8 0-16 0-16 8s7 8 14 8zM268 99c7 0 14 0 14-8s-7-8-14-8h-254c-7 0-14 0-14 8s7 8 14 8z"><text:p/></draw:path><draw:path draw:style-name="gr3" draw:text-style-name="P165" svg:width="0.0547in" svg:height="0.1106in" svg:x="0.6579in" svg:y="0in" svg:viewBox="0 0 140 282" svg:d="M88 11c0-10 0-11-10-11-28 26-65 26-78 26v15c8 0 34 0 55-12v220c0 15 0 20-38 20h-15v13c15-1 53-1 69-1 18 0 54 0 69 1v-13h-13c-38 0-39-5-39-20z"><text:p/></draw:path><draw:polygon draw:style-name="gr3" draw:text-style-name="P165" svg:width="0.3858in" svg:height="0.0067in" svg:x="0.4917in" svg:y="0.1783in" svg:viewBox="0 0 981 18" draw:points="491,18 0,18 0,0 981,0 981,18"><text:p/></draw:polygon><draw:path draw:style-name="gr3" draw:text-style-name="P165" svg:width="0.0898in" svg:height="0.0752in" svg:x="0.4965in" svg:y="0.2638in" svg:viewBox="0 0 229 192" svg:d="M25 162c-1 7-3 17-3 18 0 9 4 12 12 12 4 0 12-3 15-12 1 0 6-20 9-31l8-38c4-9 6-18 8-28 2-9 5-21 5-22 6-13 29-51 69-51 19 0 22 15 22 30 0 25-19 80-26 97-4 11-5 16-5 20 0 21 16 35 35 35 40 0 55-61 55-65s-3-4-5-4c-4 0-4 1-6 8-9 29-22 52-43 52-7 0-9-4-9-14s3-21 7-31c7-21 25-68 25-92 0-29-18-46-48-46-38 0-60 26-66 36-2-23-19-36-40-36-19 0-27 17-32 24-6 14-12 40-12 41 0 5 4 5 5 5 5 0 5 0 7-10 7-30 16-50 31-50 9 0 13 4 13 19 0 8-1 13-6 36z"><text:p/></draw:path><draw:path draw:style-name="gr3" draw:text-style-name="P165" svg:width="0.1012in" svg:height="0.0067in" svg:x="0.6421in" svg:y="0.2929in" svg:viewBox="0 0 258 18" svg:d="M244 18c7 0 14 0 14-10 0-8-7-8-14-8h-230c-7 0-14 0-14 8 0 10 7 10 14 10z"><text:p/></draw:path><draw:path draw:style-name="gr3" draw:text-style-name="P165" svg:width="0.0547in" svg:height="0.1106in" svg:x="0.8094in" svg:y="0.2264in" svg:viewBox="0 0 140 282" svg:d="M88 11c0-10 0-11-11-11-27 26-64 26-77 26v15c8 0 34 0 55-12v220c0 15 0 20-38 20h-15v13c15-1 53-1 69-1 18 0 54 0 69 1v-13h-13c-38 0-39-5-39-20z"><text:p/></draw:path><draw:path draw:style-name="gr3" draw:text-style-name="P165" svg:width="0.1327in" svg:height="0.1142in" svg:x="0.9031in" svg:y="0.1091in" svg:viewBox="0 0 338 291" svg:d="M190 123l72-94c4-6 4-7 19-7 11-2 13-2 25-2h12v-20c-18 1-38 1-56 1-17 0-50 0-65-1v20c7 0 24 0 39 5-1 0-3 3-3 4l-57 74-60-83h35v-20c-17 1-57 1-77 1-16 0-52 0-67-1v20h41l94 130-86 113c-3 5-4 5-18 6-8 1-16 3-26 3h-12v19c17-1 38-1 56-1 17 0 50 0 65 1v-19c-8 0-24 0-39-5 1-1 2-4 3-5l71-94 72 104h-34v19c17-1 58-1 77-1 16 0 53 0 67 1v-19h-40z"><text:p/></draw:path><draw:path draw:style-name="gr3" draw:text-style-name="P165" svg:width="0.087in" svg:height="0.0787in" svg:x="1.0469in" svg:y="0.0713in" svg:viewBox="0 0 222 201" svg:d="M132 22c1-10 2-10 8-11 2 0 12 0 18 0 18 0 27 0 34 2 12 4 13 13 13 23 0 5 0 10-1 24l-1 4c0 3 1 4 5 4s6-3 6-8l8-56c0-4-4-4-10-4h-182c-7 0-8 0-10 6l-18 53c-1 1-2 3-2 6 0 0 1 3 5 3 3 0 5-1 7-7 17-48 26-50 72-50h12c8 0 8 0 8 2 0 1 0 3-1 7l-38 155c-3 12-4 15-35 15-11 0-13 0-13 7 0 0 0 4 5 4 8 0 16-2 25-2 8 0 18 0 26 0 7 0 18 0 25 0 10 0 18 2 26 2 3 0 7 0 7-6 0-5-4-5-12-5-6 0-11 0-17 0-11-1-11-3-11-6s0-4 1-7z"><text:p/></draw:path><draw:path draw:style-name="gr3" draw:text-style-name="P165" svg:width="0.1327in" svg:height="0.1142in" svg:x="1.1524in" svg:y="0.1091in" svg:viewBox="0 0 338 291" svg:d="M190 123l72-94c4-6 4-7 19-7 11-2 13-2 25-2h12v-20c-18 1-38 1-56 1-17 0-50 0-65-1v20c7 0 24 0 39 5-1 0-3 3-3 4l-57 74-60-83h35v-20c-17 1-57 1-77 1-16 0-52 0-67-1v20h41l94 130-86 113c-3 5-4 5-18 6-8 1-16 3-26 3h-12v19c17-1 38-1 56-1 17 0 50 0 65 1v-19c-8 0-24 0-39-5 1-1 2-4 3-5l71-94 72 104h-34v19c17-1 58-1 77-1 16 0 53 0 67 1v-19h-40z"><text:p/></draw:path></draw:g></text:p>
      <text:p text:style-name="P70">Ta muốn (1) redundancy nhỏ nhất có thể, theo covariance, và (2) tín hiệu là lớn nhất, theo phương sai.</text:p>
      <text:p text:style-name="P73">Covariance <draw:g text:anchor-type="as-char" svg:y="-0.1161in" draw:z-index="143" draw:style-name="gr1"><svg:title>TexMaths</svg:title><svg:desc>12§display§\textbf{C}_{\textbf{Y}}§svg§600§FALSE§</svg:desc><draw:polygon draw:style-name="gr2" draw:text-style-name="P164" svg:width="0.2299in" svg:height="0.124in" svg:x="0in" svg:y="0.0071in" svg:viewBox="0 0 585 316" draw:points="293,316 0,316 0,0 585,0 585,316"><text:p/></draw:polygon><draw:path draw:style-name="gr3" draw:text-style-name="P165" svg:width="0.1161in" svg:height="0.1173in" svg:x="0.0024in" svg:y="0in" svg:viewBox="0 0 296 299" svg:d="M296 12c0-8 0-12-7-12-4 0-4 1-8 4l-28 25c-25-22-54-29-83-29-105 0-170 64-170 150 0 87 65 149 170 149 79 0 126-52 126-101 0-8-2-8-9-8-6 0-10 0-10 7-2 56-54 82-97 82-34 0-68-10-91-35-19-24-24-55-24-94 0-24 1-70 29-97 26-28 63-33 85-33 45 0 86 32 96 86 1 8 1 8 10 8 11 0 11 0 11-12z"><text:p/></draw:path><draw:path draw:style-name="gr3" draw:text-style-name="P165" svg:width="0.1047in" svg:height="0.0795in" svg:x="0.1331in" svg:y="0.0598in" svg:viewBox="0 0 267 203" svg:d="M234 22c3-4 3-4 11-5 3 0 9 0 14 0h8v-17c-10 1-24 1-34 1-12 0-39-1-44-1v17c6 0 14 0 21 1l-62 79-64-80h23v-17c-15 1-42 1-57 1-19 0-46-1-50-1v17h30l83 104v66h-33v16c9 0 52 0 54 0 11 0 47 0 53 0v-16h-31v-66z"><text:p/></draw:path></draw:g><text:s/>sẽ được chọn sao cho ma trận này là ma trận đường chéo.</text:p>
      <text:p text:style-name="P73"/>
      <text:p text:style-name="P74"><text:soft-page-break/>Vấn đề là làm sao để tìm ra ma trận <draw:g text:anchor-type="as-char" svg:y="-0.1138in" draw:z-index="144" draw:style-name="gr1"><svg:title>TexMaths</svg:title><svg:desc>12§display§\textbf{P}§svg§600§FALSE§</svg:desc><draw:polygon draw:style-name="gr2" draw:text-style-name="P164" svg:width="0.1028in" svg:height="0.0972in" svg:x="0.002in" svg:y="0.0083in" svg:viewBox="0 0 262 248" draw:points="132,248 0,248 0,0 262,0 262,248"><text:p/></draw:polygon><draw:path draw:style-name="gr3" draw:text-style-name="P165" svg:width="0.113in" svg:height="0.1138in" svg:x="0in" svg:y="0in" svg:viewBox="0 0 288 290" svg:d="M105 162h76c57 0 107-29 107-79 0-47-41-83-112-83h-176v20h45v251h-45v19c17-2 57-2 75-2s60 0 77 2v-19h-47zM160 145h-57v-125h57c64 0 64 31 64 63 0 30 0 62-64 62z"><text:p/></draw:path></draw:g><text:s/>với <draw:g text:anchor-type="as-char" svg:y="-0.1138in" draw:z-index="145" draw:style-name="gr1"><svg:title>TexMaths</svg:title><svg:desc>12§display§\textbf{Y} = \textbf{XP}§svg§600§FALSE§</svg:desc><draw:polygon draw:style-name="gr2" draw:text-style-name="P164" svg:width="0.613in" svg:height="0.0972in" svg:x="0.0051in" svg:y="0.0083in" svg:viewBox="0 0 1558 248" draw:points="780,248 0,248 0,0 1558,0 1558,248"><text:p/></draw:polygon><draw:path draw:style-name="gr3" draw:text-style-name="P165" svg:width="0.1382in" svg:height="0.1138in" svg:x="0in" svg:y="0in" svg:viewBox="0 0 352 290" svg:d="M304 29c3-7 7-7 15-7 9-2 16-2 23-2h10v-20c-18 0-37 1-49 1-17 0-40 0-56-1v20c10 0 21 0 33 4-1 2-1 2-4 5l-79 117-85-126h34v-20c-16 1-57 1-76 1-17 0-56 0-70-1v20h41l105 155v96h-45v19c15-2 56-2 74-2 19 0 59 0 76 2v-19h-47v-96z"><text:p/></draw:path><draw:path draw:style-name="gr3" draw:text-style-name="P165" svg:width="0.1102in" svg:height="0.0386in" svg:x="0.1972in" svg:y="0.0528in" svg:viewBox="0 0 281 99" svg:d="M267 17c7 0 14 0 14-9 0-8-7-8-13-8h-254c-7 0-14 0-14 8 0 9 7 9 14 9zM268 99c6 0 13 0 13-8s-7-8-14-8h-253c-7 0-14 0-14 8s7 8 14 8z"><text:p/></draw:path><draw:path draw:style-name="gr3" draw:text-style-name="P165" svg:width="0.1331in" svg:height="0.1138in" svg:x="0.3685in" svg:y="0in" svg:viewBox="0 0 339 290" svg:d="M190 122l72-93c5-6 5-7 19-7 11-2 13-2 25-2h12v-20c-18 1-38 1-56 1-17 0-50 0-65-1v20c7 0 24 0 40 5-2 0-4 3-4 4l-57 75-60-84h35v-20c-17 1-57 1-77 1-16 0-52 0-67-1v20h41l94 130-86 112c-3 5-4 6-18 6-8 1-16 3-26 3h-12v19c18-2 38-2 56-2 17 0 50 0 65 2v-19c-8 0-24 0-39-5 1-1 2-4 3-5l71-93 72 103h-34v19c17-2 58-2 77-2 16 0 53 0 68 2v-19h-41z"><text:p/></draw:path><draw:path draw:style-name="gr3" draw:text-style-name="P165" svg:width="0.1134in" svg:height="0.1138in" svg:x="0.5138in" svg:y="0in" svg:viewBox="0 0 289 290" svg:d="M106 162h74c59 0 109-29 109-79 0-47-42-83-113-83h-176v20h46v251h-46v19c17-2 58-2 76-2s60 0 75 2v-19h-45zM161 145h-58v-125h58c62 0 62 31 62 63 0 30 0 62-62 62z"><text:p/></draw:path></draw:g><text:s/>sao cho <draw:g text:anchor-type="as-char" svg:y="-0.2146in" draw:z-index="146" draw:style-name="gr1"><svg:title>TexMaths</svg:title><svg:desc>12§display§\textbf{C}_{\textbf{Y}} \equiv \frac{1}{n-1} \textbf{Y}^T \textbf{Y}§svg§600§FALSE§</svg:desc><draw:polygon draw:style-name="gr2" draw:text-style-name="P164" svg:width="1.2791in" svg:height="0.3228in" svg:x="0in" svg:y="0.0087in" svg:viewBox="0 0 3250 821" draw:points="1625,821 0,821 0,0 3250,0 3250,821"><text:p/></draw:polygon><draw:path draw:style-name="gr3" draw:text-style-name="P165" svg:width="0.1161in" svg:height="0.1177in" svg:x="0.0024in" svg:y="0.1075in" svg:viewBox="0 0 296 300" svg:d="M296 12c0-8 0-12-7-12-3 0-3 1-8 4l-28 25c-25-22-54-29-83-29-105 0-170 64-170 150 0 87 65 150 170 150 80 0 126-51 126-101 0-9-2-9-9-9-6 0-10 0-10 7-2 57-54 83-97 83-34 0-68-10-91-36-19-24-24-55-24-94 0-24 1-70 29-97 26-28 63-33 85-33 45 0 86 32 96 86 1 8 1 8 11 8s10 0 10-11z"><text:p/></draw:path><draw:path draw:style-name="gr3" draw:text-style-name="P165" svg:width="0.1051in" svg:height="0.0799in" svg:x="0.1331in" svg:y="0.1685in" svg:viewBox="0 0 268 204" svg:d="M234 22c4-4 4-4 11-5 3 0 9 0 14 0h9v-17c-11 1-24 1-35 1-12 0-39-1-43-1v17c6 0 13 0 20 1l-62 81-64-82h23v-17c-15 1-42 1-57 1-19 0-46-1-50-1v17h30l83 106v64h-33v17c9-1 52-1 54-1 11 0 47 1 53 1v-17h-31v-64z"><text:p/></draw:path><draw:path draw:style-name="gr3" draw:text-style-name="P165" svg:width="0.1106in" svg:height="0.0709in" svg:x="0.3055in" svg:y="0.1461in" svg:viewBox="0 0 282 181" svg:d="M266 17c9 0 16 0 16-9 0-8-7-8-14-8h-254c-7 0-14 0-14 8 0 9 8 9 16 9zM268 181c7 0 14 0 14-8s-7-8-16-8h-250c-8 0-16 0-16 8s7 8 14 8zM268 99c7 0 14 0 14-8s-7-8-14-8h-254c-7 0-14 0-14 8s7 8 14 8z"><text:p/></draw:path><draw:path draw:style-name="gr3" draw:text-style-name="P165" svg:width="0.0547in" svg:height="0.1106in" svg:x="0.6575in" svg:y="0in" svg:viewBox="0 0 140 282" svg:d="M88 11c0-10 0-11-10-11-28 26-65 26-78 26v15c8 0 34 0 55-12v220c0 15 0 20-38 20h-15v13c15-1 53-1 69-1 18 0 54 0 69 1v-13h-13c-38 0-39-5-39-20z"><text:p/></draw:path><draw:polygon draw:style-name="gr3" draw:text-style-name="P165" svg:width="0.3854in" svg:height="0.0067in" svg:x="0.4917in" svg:y="0.1783in" svg:viewBox="0 0 980 18" draw:points="491,18 0,18 0,0 980,0 980,18"><text:p/></draw:polygon><draw:path draw:style-name="gr3" draw:text-style-name="P165" svg:width="0.0898in" svg:height="0.0752in" svg:x="0.4965in" svg:y="0.2638in" svg:viewBox="0 0 229 192" svg:d="M25 162c-1 7-3 17-3 18 0 9 4 12 12 12 4 0 12-3 15-12 1 0 6-20 9-31l8-38c4-9 6-18 8-28 2-9 5-21 5-22 6-13 29-51 69-51 19 0 22 15 22 30 0 25-19 80-26 97-4 11-5 16-5 20 0 21 16 35 35 35 40 0 55-61 55-65s-3-4-5-4c-4 0-4 1-6 8-9 29-22 52-43 52-7 0-9-4-9-14s3-21 7-31c7-21 25-68 25-92 0-29-18-46-48-46-38 0-60 26-66 36-2-23-19-36-40-36-19 0-27 17-32 24-6 14-12 40-12 41 0 5 4 5 5 5 5 0 5 0 7-10 7-30 16-50 31-50 9 0 13 4 13 19 0 8-1 13-6 36z"><text:p/></draw:path><draw:path draw:style-name="gr3" draw:text-style-name="P165" svg:width="0.1012in" svg:height="0.0067in" svg:x="0.6421in" svg:y="0.2929in" svg:viewBox="0 0 258 18" svg:d="M244 18c7 0 14 0 14-10 0-8-7-8-14-8h-230c-7 0-14 0-14 8 0 10 7 10 14 10z"><text:p/></draw:path><draw:path draw:style-name="gr3" draw:text-style-name="P165" svg:width="0.0547in" svg:height="0.1106in" svg:x="0.8094in" svg:y="0.2264in" svg:viewBox="0 0 140 282" svg:d="M88 11c0-10 0-11-11-11-27 26-64 26-77 26v15c8 0 34 0 55-12v220c0 15 0 20-38 20h-15v13c15-1 53-1 69-1 18 0 54 0 69 1v-13h-13c-38 0-39-5-39-20z"><text:p/></draw:path><draw:path draw:style-name="gr3" draw:text-style-name="P165" svg:width="0.1382in" svg:height="0.1142in" svg:x="0.9004in" svg:y="0.1091in" svg:viewBox="0 0 352 291" svg:d="M304 29c3-7 7-7 15-7 9-2 16-2 23-2h10v-20c-18 0-38 1-50 1-16 0-39 0-55-1v20c10 0 21 0 33 4-2 2-2 2-4 5l-79 118-85-127h34v-20c-16 1-57 1-76 1-17 0-56 0-70-1v20h41l105 155v97h-45v19c15-1 56-1 74-1 19 0 59 0 76 1v-19h-47v-97z"><text:p/></draw:path><draw:path draw:style-name="gr3" draw:text-style-name="P165" svg:width="0.087in" svg:height="0.0787in" svg:x="1.0469in" svg:y="0.0713in" svg:viewBox="0 0 222 201" svg:d="M132 22c1-10 2-10 8-11 2 0 12 0 18 0 18 0 27 0 34 2 12 4 13 13 13 23 0 5 0 10-1 24l-1 4c0 3 1 4 5 4s6-3 6-8l8-56c0-4-4-4-10-4h-182c-7 0-8 0-10 6l-18 53c-1 1-2 3-2 6 0 0 1 3 5 3 3 0 5-1 7-7 17-48 26-50 72-50h12c8 0 8 0 8 2 0 1 0 3-1 7l-38 155c-3 12-4 15-35 15-11 0-13 0-13 7 0 0 0 4 5 4 8 0 16-2 25-2 8 0 18 0 26 0 7 0 18 0 25 0 10 0 18 2 26 2 3 0 7 0 7-6 0-5-4-5-12-5-6 0-11 0-17 0-11-1-11-3-11-6s0-4 1-7z"><text:p/></draw:path><draw:path draw:style-name="gr3" draw:text-style-name="P165" svg:width="0.1382in" svg:height="0.1142in" svg:x="1.1496in" svg:y="0.1091in" svg:viewBox="0 0 352 291" svg:d="M304 29c3-7 7-7 15-7 9-2 16-2 23-2h10v-20c-18 0-38 1-50 1-16 0-39 0-55-1v20c10 0 21 0 33 4-2 2-2 2-4 5l-79 118-85-127h34v-20c-16 1-57 1-76 1-17 0-56 0-70-1v20h41l105 155v97h-45v19c15-1 56-1 74-1 19 0 59 0 76 1v-19h-47v-97z"><text:p/></draw:path></draw:g><text:s/>là ma trận đường chéo?</text:p>
      <text:p text:style-name="P52">Trước khi đi vào <text:span text:style-name="T36">chi tiết phương pháp</text:span>, ta sẽ xét đến giới hạn của PCA.</text:p>
      <text:p text:style-name="P52">* <text:span text:style-name="T37">Tuyến tính.</text:span></text:p>
      <text:p text:style-name="P52">* <text:span text:style-name="T37">Trung bình và phương sai mô tả theo phân phối xác xuất.</text:span></text:p>
      <text:p text:style-name="P52">* <text:span text:style-name="T37">Các thành phần chính trực giao với nhau.</text:span></text:p>
      <text:p text:style-name="P51"/>
      <text:p text:style-name="P75">Ta sẽ thực hiện các bước sau:</text:p>
      <text:p text:style-name="P75">+ Chọn một hướng trong không gian <draw:g text:anchor-type="as-char" svg:y="-0.1138in" draw:z-index="147" draw:style-name="gr1"><svg:title>TexMaths</svg:title><svg:desc>12§display§D§svg§600§FALSE§</svg:desc><draw:polygon draw:style-name="gr2" draw:text-style-name="P164" svg:width="0.1169in" svg:height="0.0969in" svg:x="0.0016in" svg:y="0.0083in" svg:viewBox="0 0 298 247" draw:points="149,247 0,247 0,0 298,0 298,247"><text:p/></draw:polygon><draw:path draw:style-name="gr3" draw:text-style-name="P165" svg:width="0.1276in" svg:height="0.113in" svg:x="0in" svg:y="0in" svg:viewBox="0 0 325 288" svg:d="M51 256c-5 16-5 19-39 19-7 0-12 0-12 9 0 4 4 4 12 4h141c88 0 172-88 172-180 0-61-36-108-100-108h-143c-7 0-12 0-12 7 0 6 3 6 12 6 5 0 13 0 18 1 7 0 9 3 9 8 0 0 0 2-2 7zM143 29c4-15 4-16 22-16h45c43 0 77 23 77 78 0 22-8 90-44 138-13 14-47 46-99 46h-48c-6 0-6 0-8 0-5 0-6-1-6-3 0-3 0-4 2-11z"><text:p/></draw:path></draw:g><text:s/>chiều sao cho phương sai của <draw:g text:anchor-type="as-char" svg:y="-0.1138in" draw:z-index="148" draw:style-name="gr1"><svg:title>TexMaths</svg:title><svg:desc>12§display§\textbf{X} §svg§600§FALSE§</svg:desc><draw:polygon draw:style-name="gr2" draw:text-style-name="P164" svg:width="0.122in" svg:height="0.0972in" svg:x="0.0028in" svg:y="0.0083in" svg:viewBox="0 0 311 248" draw:points="155,248 0,248 0,0 311,0 311,248"><text:p/></draw:polygon><draw:path draw:style-name="gr3" draw:text-style-name="P165" svg:width="0.1327in" svg:height="0.1138in" svg:x="0in" svg:y="0in" svg:viewBox="0 0 338 290" svg:d="M190 122l70-93c5-6 6-7 21-7 11-2 12-2 25-2h11v-20c-17 1-39 1-57 1-15 0-48 0-63-1v20c7 0 24 0 39 5-1 0-3 3-4 4l-56 75-60-84h35v-20c-17 1-57 1-77 1-16 0-52 0-67-1v20h41l94 130-86 112c-3 5-4 6-18 6-8 1-16 3-26 3h-12v19c18-2 38-2 56-2 17 0 50 0 65 2v-19c-8 0-24 0-39-5 1-1 2-4 3-5l70-93 73 103h-35v19c18-2 58-2 77-2 17 0 53 0 68 2v-19h-40z"><text:p/></draw:path></draw:g><text:s/>là lớn nhất.</text:p>
      <text:p text:style-name="P75">+ Chọn một hướng khác trong không gian <draw:g text:anchor-type="as-char" svg:y="-0.1138in" draw:z-index="149" draw:style-name="gr1"><svg:title>TexMaths</svg:title><svg:desc>12§display§D§svg§600§FALSE§</svg:desc><draw:polygon draw:style-name="gr2" draw:text-style-name="P164" svg:width="0.1169in" svg:height="0.0969in" svg:x="0.0016in" svg:y="0.0083in" svg:viewBox="0 0 298 247" draw:points="149,247 0,247 0,0 298,0 298,247"><text:p/></draw:polygon><draw:path draw:style-name="gr3" draw:text-style-name="P165" svg:width="0.1276in" svg:height="0.113in" svg:x="0in" svg:y="0in" svg:viewBox="0 0 325 288" svg:d="M51 256c-5 16-5 19-39 19-7 0-12 0-12 9 0 4 4 4 12 4h141c88 0 172-88 172-180 0-61-36-108-100-108h-143c-7 0-12 0-12 7 0 6 3 6 12 6 5 0 13 0 18 1 7 0 9 3 9 8 0 0 0 2-2 7zM143 29c4-15 4-16 22-16h45c43 0 77 23 77 78 0 22-8 90-44 138-13 14-47 46-99 46h-48c-6 0-6 0-8 0-5 0-6-1-6-3 0-3 0-4 2-11z"><text:p/></draw:path></draw:g><text:s/>chiều sao cho phương sai lớn nhất, biết rằng hướng này sẽ phải trực giao với các hướng đã chọn trước đó.</text:p>
      <text:p text:style-name="P75"><text:span text:style-name="T51">+</text:span> Lặp lại các bước này cho đến khi <draw:g text:anchor-type="as-char" svg:y="-0.1138in" draw:z-index="150" draw:style-name="gr1"><svg:title>TexMaths</svg:title><svg:desc>12§display§D§svg§600§FALSE§</svg:desc><draw:polygon draw:style-name="gr2" draw:text-style-name="P164" svg:width="0.1169in" svg:height="0.0969in" svg:x="0.0016in" svg:y="0.0083in" svg:viewBox="0 0 298 247" draw:points="149,247 0,247 0,0 298,0 298,247"><text:p/></draw:polygon><draw:path draw:style-name="gr3" draw:text-style-name="P165" svg:width="0.1276in" svg:height="0.113in" svg:x="0in" svg:y="0in" svg:viewBox="0 0 325 288" svg:d="M51 256c-5 16-5 19-39 19-7 0-12 0-12 9 0 4 4 4 12 4h141c88 0 172-88 172-180 0-61-36-108-100-108h-143c-7 0-12 0-12 7 0 6 3 6 12 6 5 0 13 0 18 1 7 0 9 3 9 8 0 0 0 2-2 7zM143 29c4-15 4-16 22-16h45c43 0 77 23 77 78 0 22-8 90-44 138-13 14-47 46-99 46h-48c-6 0-6 0-8 0-5 0-6-1-6-3 0-3 0-4 2-11z"><text:p/></draw:path></draw:g><text:s/>vector được chọn.</text:p>
      <text:p text:style-name="P75"/>
      <text:p text:style-name="P49">Xét tổ hợp tuyến tính <draw:g text:anchor-type="as-char" svg:y="-0.1484in" draw:z-index="117" draw:style-name="gr1"><svg:title>TexMaths</svg:title><svg:desc>12§display§y_{m} = \textbf{w}_{m}^{T} \textbf{x}§svg§600§FALSE§</svg:desc><draw:polygon draw:style-name="gr2" draw:text-style-name="P164" svg:width="0.7728in" svg:height="0.1724in" svg:x="0.0035in" svg:y="0.0083in" svg:viewBox="0 0 1964 439" draw:points="982,439 0,439 0,0 1964,0 1964,439"><text:p/></draw:polygon><draw:path draw:style-name="gr3" draw:text-style-name="P165" svg:width="0.0768in" svg:height="0.1071in" svg:x="0.0004in" svg:y="0.0756in" svg:viewBox="0 0 196 273" svg:d="M194 26c2-6 2-7 2-9 0-9-6-12-12-12-5 0-12 2-16 8-1 3-4 16-6 23-2 11-6 23-8 33l-20 78c-1 5-19 35-46 35-23 0-28-18-28-35 0-19 8-44 23-82 6-17 7-22 7-30 0-19-13-35-35-35-39 0-55 61-55 65s4 4 5 4c5 0 5-1 7-8 11-39 29-51 43-51 3 0 10 0 10 13 0 11-4 21-7 30-17 44-24 69-24 88 0 37 26 51 51 51 17 0 31-8 42-20-5 23-9 42-26 66-12 15-28 27-47 27-6 0-25-3-32-18 7 0 12 0 19-5 3-4 7-10 7-18 0-13-12-14-16-14-9 0-24 6-24 27 0 20 20 36 46 36 44 0 88-38 98-86z"><text:p/></draw:path><draw:path draw:style-name="gr3" draw:text-style-name="P165" svg:width="0.1063in" svg:height="0.0524in" svg:x="0.0827in" svg:y="0.122in" svg:viewBox="0 0 271 134" svg:d="M114 108c-1 5-4 15-4 17 0 7 6 9 11 9s10-3 11-6 5-13 5-19c2-6 5-19 7-26 2-8 4-14 5-21 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6 5-13 5-19c2-6 4-19 7-26 2-8 3-14 5-21 3-12 3-14 12-26s22-28 44-28c18 0 18 15 18 21 0 7 0 12-5 27z"><text:p/></draw:path><draw:path draw:style-name="gr3" draw:text-style-name="P165" svg:width="0.1102in" svg:height="0.0386in" svg:x="0.2583in" svg:y="0.0866in" svg:viewBox="0 0 281 99" svg:d="M266 17c8 0 15 0 15-9 0-8-7-8-13-8h-254c-7 0-14 0-14 8 0 9 7 9 14 9zM268 99c6 0 13 0 13-8s-7-8-15-8h-252c-7 0-14 0-14 8s7 8 14 8z"><text:p/></draw:path><draw:path draw:style-name="gr3" draw:text-style-name="P165" svg:width="0.1295in" svg:height="0.0744in" svg:x="0.4283in" svg:y="0.0728in" svg:viewBox="0 0 330 190" svg:d="M301 29c2-6 4-9 29-9v-20c-10 1-23 1-33 1-12 0-31-1-40-1v20c3 0 24 0 24 5 0 1 0 4-1 5l-45 108-48-118h23v-20c-13 0-35 1-48 1-17 0-35-1-42-1v20h25c9 21 9 22 9 22 0 2-2 5-2 6l-33 81-45-109h24v-20c-18 1-34 1-52 1-14 0-32-1-46-1v20h25l64 158c5 8 5 12 15 12 11 0 14-4 16-12l46-109 44 109c4 8 4 12 14 12 11 0 14-4 16-12z"><text:p/></draw:path><draw:path draw:style-name="gr3" draw:text-style-name="P165" svg:width="0.087in" svg:height="0.0783in" svg:x="0.5669in" svg:y="0in" svg:viewBox="0 0 222 200" svg:d="M132 22c1-10 2-10 8-11 2 0 12 0 18 0 18 0 27 0 34 2 12 4 13 13 13 23 0 5 0 10-1 24l-1 3c0 4 1 5 6 5 3 0 5-3 5-8l8-56c0-4-4-4-10-4h-181c-8 0-9 0-11 6l-18 53c-1 1-2 3-2 6 0 0 1 3 5 3 3 0 5-1 7-7 17-48 26-50 72-50h12c8 0 8 0 8 2 0 1 0 3-1 7l-38 156c-3 11-4 14-35 14-11 0-13 0-13 6 0 0 0 4 5 4 8 0 16 0 25 0 8 0 18 0 26 0 7 0 18 0 27 0 8 0 16 0 24 0 3 0 8 0 8-6 0-4-5-4-13-4-6 0-11-1-17-1-11-1-11-2-11-6 0-2 0-2 1-7z"><text:p/></draw:path><draw:path draw:style-name="gr3" draw:text-style-name="P165" svg:width="0.1063in" svg:height="0.0524in" svg:x="0.5677in" svg:y="0.1366in" svg:viewBox="0 0 271 134" svg:d="M114 108c-1 5-4 15-4 17 0 7 6 9 11 9s10-3 11-6 5-13 5-19c2-6 5-19 7-26 2-8 4-14 5-21 3-12 3-13 9-21 10-16 24-33 47-33 17 0 18 14 18 21 0 18-13 50-18 63-2 9-3 11-3 16 0 15 12 26 27 26 30 0 42-41 42-45 0-5-3-5-5-5-3 0-3 2-4 6-8 23-20 36-32 36-7 0-7-4-7-11s1-11 6-24c4-10 17-41 17-57 0-5 0-17-12-27-5-3-13-7-28-7-26 0-42 17-51 30-4-25-24-30-39-30-25 0-42 16-50 26-2-19-20-26-32-26s-20 10-23 17c-7 9-11 27-11 28 0 4 4 4 5 4 5 0 5-1 7-8 5-18 10-33 22-33 7 0 9 6 9 15 0 6-2 17-5 25-2 7-4 20-7 26l-9 39c0 3-3 10-3 12 0 7 6 9 11 9s10-3 11-6 5-13 5-19c2-6 4-19 7-26 2-8 3-14 5-21 3-12 3-14 12-26s22-28 44-28c18 0 18 15 18 21 0 7 0 12-5 27z"><text:p/></draw:path><draw:path draw:style-name="gr3" draw:text-style-name="P165" svg:width="0.0933in" svg:height="0.0736in" svg:x="0.6917in" svg:y="0.0728in" svg:viewBox="0 0 238 188" svg:d="M137 84l50-55c5-6 7-9 43-9v-20c-15 1-37 1-39 1-11 0-31-1-43-1v20c6 0 10 2 15 4-1 2-1 2-2 5l-36 40-42-49h17v-20c-11 0-38 1-51 1s-32-1-47-1v20h30l66 78-55 62c-7 8-23 8-43 8v20c14-1 36-1 40-1 10 0 34 1 43 1v-20c-9 0-16-2-16-5l3-4 42-46 45 55h-15v20c9 0 36-1 50-1 13 0 32 1 46 1v-20h-29z"><text:p/></draw:path></draw:g>, <text:span text:style-name="T35">ta sẽ chọn </text:span><text:span text:style-name="T35"><draw:g text:anchor-type="as-char" svg:y="-0.0752in" draw:z-index="116" draw:style-name="gr1"><svg:title>TexMaths</svg:title><svg:desc>12§display§\textbf{w}_{k}§svg§600§FALSE§</svg:desc><draw:polygon draw:style-name="gr2" draw:text-style-name="P164" svg:width="0.1874in" svg:height="0.0831in" svg:x="0.0047in" svg:y="0.0067in" svg:viewBox="0 0 477 212" draw:points="238,212 0,212 0,0 477,0 477,212"><text:p/></draw:polygon><draw:path draw:style-name="gr3" draw:text-style-name="P165" svg:width="0.1295in" svg:height="0.0748in" svg:x="0.0004in" svg:y="0.0004in" svg:viewBox="0 0 330 191" svg:d="M301 29c3-6 4-9 29-9v-20c-9 1-23 1-32 1-12 0-33-1-42-1v20c5 0 25 0 25 5 0 1-1 4-1 5l-45 108-48-118h23v-20c-13 0-35 1-48 1-17 0-35-1-42-1v20h25c9 21 9 22 9 22 0 2-1 5-1 6l-34 81-45-109h24v-20c-18 1-34 1-52 1-14 0-32-1-46-1v20h25l64 159c3 7 5 12 15 12 11 0 14-5 16-12l46-109 44 109c4 7 4 12 15 12 10 0 13-5 15-12z"><text:p/></draw:path><draw:path draw:style-name="gr3" draw:text-style-name="P165" svg:width="0.0575in" svg:height="0.0823in" svg:x="0.1425in" svg:y="0.0157in" svg:viewBox="0 0 147 210" svg:d="M71 8c0 0 1-3 1-4 0-2-1-4-5-4-6 0-31 2-38 2-3 0-6 2-6 8 0 4 3 4 8 4 13 0 13 3 13 4 0 2 0 4-1 7l-41 168c-2 5-2 6-2 7 0 4 4 10 11 10s11-7 13-13c0-2 13-54 14-58 22 2 39 8 39 24 0 1 0 4-1 6-2 5-2 6-2 10 0 21 18 31 33 31 29 0 37-46 37-47 0-4-4-4-5-4-3 0-5 3-6 8-3 13-11 33-26 33-9 0-10-7-10-14 0-5 0-6 1-15 0 0 2-4 2-9 0-25-35-30-48-30 8-6 19-16 25-21 14-14 30-27 45-27 5 0 9 0 10 3-12 2-14 11-14 16 0 7 4 12 12 12 7 0 17-7 17-19 0-10-8-22-25-22-15 0-31 13-46 27-12 12-22 21-35 27z"><text:p/></draw:path></draw:g></text:span><text:span text:style-name="T35"><text:s/>sao cho </text:span><text:span text:style-name="T35"><draw:g text:anchor-type="as-char" svg:y="-0.0744in" draw:z-index="118" draw:style-name="gr1"><svg:title>TexMaths</svg:title><svg:desc>12§display§y_{m}§svg§600§FALSE§</svg:desc><draw:polygon draw:style-name="gr2" draw:text-style-name="P164" svg:width="0.1764in" svg:height="0.0909in" svg:x="0.0031in" svg:y="0.0087in" svg:viewBox="0 0 449 232" draw:points="225,232 0,232 0,0 449,0 449,232"><text:p/></draw:polygon><draw:path draw:style-name="gr3" draw:text-style-name="P165" svg:width="0.0764in" svg:height="0.1075in" svg:x="0in" svg:y="0in" svg:viewBox="0 0 195 274" svg:d="M194 26c1-6 1-7 1-9 0-9-6-12-12-12-4 0-12 2-15 8-1 3-4 16-6 23-3 11-6 23-9 34l-19 77c-1 6-19 36-47 36-22 0-27-18-27-35 0-19 8-45 23-83 6-17 7-22 7-30 0-19-13-35-35-35-39 0-55 61-55 65 0 5 4 5 5 5 5 0 5-2 7-9 11-39 29-51 43-51 3 0 10 0 10 13 0 11-4 21-7 30-17 44-24 70-24 89 0 37 26 50 51 50 17 0 31-7 42-19-5 22-10 42-26 65-12 14-28 28-47 28-6 0-25-3-32-18 7 0 12 0 19-5 3-5 7-10 7-18 0-14-12-16-16-16-9 0-24 7-24 29 0 20 20 36 46 36 44 0 87-38 98-87z"><text:p/></draw:path><draw:path draw:style-name="gr3" draw:text-style-name="P165" svg:width="0.1063in" svg:height="0.0528in" svg:x="0.0819in" svg:y="0.0469in" svg:viewBox="0 0 271 135" svg:d="M114 108c-1 5-4 15-4 17 0 7 6 10 11 10s10-4 11-8c1-2 5-12 5-18 2-6 4-19 7-26 2-7 3-13 5-21 3-12 3-13 9-21 10-16 24-33 47-33 17 0 18 14 18 21 0 18-13 50-18 64-2 8-4 10-4 15 0 16 12 27 28 27 30 0 42-41 42-46s-4-5-5-5c-4 0-4 3-5 6-7 23-19 36-31 36-7 0-7-3-7-11 0-7 1-10 6-24 3-9 17-41 17-57 0-5 0-17-12-27-5-3-14-7-28-7-26 0-42 17-51 30-4-25-24-30-39-30-25 0-42 16-50 26-2-19-20-26-32-26s-20 10-23 17c-7 9-11 27-11 29 0 3 4 3 5 3 5 0 5-1 7-8 5-18 10-33 22-33 7 0 9 6 9 15 0 6-2 17-5 25-2 7-4 20-7 26l-9 39c0 4-3 11-3 12 0 7 6 10 11 10s10-4 11-8c1-2 5-12 5-18 2-6 4-19 7-26 2-7 3-13 5-21 3-12 3-14 11-26 10-12 23-28 45-28 18 0 18 15 18 21 0 7 0 12-5 27z"><text:p/></draw:path></draw:g></text:span><text:span text:style-name="T35"><text:s/>không liên quan gì đến tất cả các thành phần chính tìm được</text:span></text:p>
      <text:p text:style-name="P50"><text:tab/><draw:g text:anchor-type="as-char" svg:y="-0.1252in" draw:z-index="119" draw:style-name="gr1"><svg:title>TexMaths</svg:title><svg:desc>12§display§E[y_{m} y_{k}] = 0, k &lt; m§svg§600§FALSE§</svg:desc><draw:polygon draw:style-name="gr2" draw:text-style-name="P164" svg:width="1.4094in" svg:height="0.1492in" svg:x="0.002in" svg:y="0.0067in" svg:viewBox="0 0 3581 380" draw:points="1791,380 0,380 0,0 3581,0 3581,380"><text:p/></draw:polygon><draw:path draw:style-name="gr3" draw:text-style-name="P165" svg:width="0.1205in" svg:height="0.113in" svg:x="0in" svg:y="0.0102in" svg:viewBox="0 0 307 288" svg:d="M283 190c1-3 2-5 2-6 0-2 0-5-4-5-5 0-5 2-6 5-28 63-42 91-115 91h-62c-6 0-7 0-9 0-5-1-6-1-6-5 0-1 0-2 2-10l29-115h42c36 0 36 9 36 19 0 3 0 8-2 21-2 2-3 3-3 5s3 4 6 4 5-2 6-8l24-100c0-2-2-3-5-3-5 0-5 1-6 6-8 33-16 43-56 43h-38l25-102c3-16 3-17 23-17h58c52 0 65 12 65 47 0 10 0 11-1 23 0 2-1 6-1 7 0 2 2 5 6 5 3 0 4-1 6-11l8-72c1-12-1-12-12-12h-213c-9 0-12 0-12 8 0 5 3 5 10 5 16 0 28 0 28 9 0 0 0 1-1 9l-57 223c-4 17-4 21-38 21-7 0-12 0-12 7 0 6 4 6 12 6h219c10 0 11-1 14-7z"><text:p/></draw:path><draw:polygon draw:style-name="gr3" draw:text-style-name="P165" svg:width="0.0228in" svg:height="0.1657in" svg:x="0.1449in" svg:y="0.0004in" svg:viewBox="0 0 59 422" draw:points="59,422 59,406 17,406 17,17 59,17 59,0 0,0 0,422"><text:p/></draw:polygon><draw:path draw:style-name="gr3" draw:text-style-name="P165" svg:width="0.0768in" svg:height="0.1075in" svg:x="0.1768in" svg:y="0.0504in" svg:viewBox="0 0 196 274" svg:d="M194 26c2-6 2-7 2-9 0-9-6-12-12-12-5 0-12 2-16 8-1 3-4 16-6 23-2 11-6 23-8 34l-20 76c-1 6-19 36-46 36-23 0-28-18-28-34 0-20 8-45 23-83 6-17 7-22 7-30 0-19-13-35-35-35-39 0-55 61-55 65 0 5 4 5 5 5 5 0 5-2 7-9 11-39 29-51 43-51 3 0 10 0 10 13 0 11-4 21-7 30-17 44-24 69-24 89 0 37 26 50 51 50 17 0 31-7 42-19-5 21-9 42-26 65-12 14-28 27-47 27-6 0-25-2-32-18 7 0 12 0 19-5 3-4 7-9 7-18 0-13-12-15-16-15-9 0-24 7-24 29 0 20 20 36 46 36 44 0 88-39 98-87z"><text:p/></draw:path><draw:path draw:style-name="gr3" draw:text-style-name="P165" svg:width="0.1063in" svg:height="0.0524in" svg:x="0.2587in" svg:y="0.0972in" svg:viewBox="0 0 271 134" svg:d="M114 108c-1 5-4 14-4 17 0 7 6 9 11 9s10-3 11-7c1-2 5-12 5-18 2-6 5-19 7-26s4-13 5-21c3-12 3-13 9-21 10-16 24-33 47-33 17 0 18 14 18 21 0 18-13 50-18 63-2 9-3 11-3 16 0 16 11 26 27 26 30 0 42-40 42-45s-4-5-5-5c-3 0-3 2-5 6-7 23-19 36-31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 draw:text-style-name="P165" svg:width="0.0768in" svg:height="0.1075in" svg:x="0.3839in" svg:y="0.0504in" svg:viewBox="0 0 196 274" svg:d="M194 26c2-6 2-7 2-9 0-9-6-12-12-12-5 0-12 2-16 8-1 3-4 16-6 23-2 11-6 23-8 34l-20 76c-1 6-19 36-46 36-23 0-28-18-28-34 0-20 8-45 23-83 6-17 7-22 7-30 0-19-13-35-35-35-39 0-55 61-55 65 0 5 4 5 5 5 5 0 5-2 7-9 11-39 29-51 43-51 3 0 10 0 10 13 0 11-4 21-7 30-17 44-24 69-24 89 0 37 26 50 51 50 17 0 31-7 42-19-5 21-9 42-26 65-12 14-28 27-47 27-6 0-25-2-32-18 7 0 12 0 19-5 3-4 7-9 7-18 0-13-12-15-16-15-9 0-24 7-24 29 0 20 20 36 46 36 44 0 88-39 98-87z"><text:p/></draw:path><draw:path draw:style-name="gr3" draw:text-style-name="P165" svg:width="0.0571in" svg:height="0.0819in" svg:x="0.4693in" svg:y="0.0693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olygon draw:style-name="gr3" draw:text-style-name="P165" svg:width="0.0228in" svg:height="0.1657in" svg:x="0.5461in" svg:y="0.0004in" svg:viewBox="0 0 59 422" draw:points="59,0 0,0 0,17 41,17 41,406 0,406 0,422 59,422"><text:p/></draw:polygon><draw:path draw:style-name="gr3" draw:text-style-name="P165" svg:width="0.1102in" svg:height="0.039in" svg:x="0.6437in" svg:y="0.0634in" svg:viewBox="0 0 281 100" svg:d="M266 17c7 0 15 0 15-9 0-8-8-8-14-8h-253c-7 0-14 0-14 8 0 9 7 9 14 9zM267 100c6 0 14 0 14-9 0-8-8-8-15-8h-252c-7 0-14 0-14 8 0 9 7 9 14 9z"><text:p/></draw:path><draw:path draw:style-name="gr3" draw:text-style-name="P165" svg:width="0.0701in" svg:height="0.1138in" svg:x="0.8161in" svg:y="0.0134in"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3" draw:text-style-name="P165" svg:width="0.0193in" svg:height="0.0496in" svg:x="0.9071in" svg:y="0.1051in" svg:viewBox="0 0 50 127" svg:d="M50 44c0-27-10-44-27-44-15 0-23 11-23 22 0 12 8 24 23 24 5 0 11-3 14-6 3-2 3-2 4-2v6c0 32-15 58-29 71-5 5-5 6-5 7 0 4 1 5 5 5 5 0 38-33 38-83z"><text:p/></draw:path><draw:path draw:style-name="gr3" draw:text-style-name="P165" svg:width="0.0752in" svg:height="0.1173in" svg:x="0.9756in" svg:y="0.0071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165" svg:width="0.1012in" svg:height="0.0965in" svg:x="1.1177in" svg:y="0.0327in" svg:viewBox="0 0 258 246" svg:d="M251 18c4-2 7-5 7-10 0-4-4-8-7-8s-4 0-9 2l-235 111c-3 2-7 5-7 9 0 5 4 8 7 10l235 110c5 4 6 4 9 4s7-4 7-8c0-5-3-8-7-10l-222-106z"><text:p/></draw:path><draw:path draw:style-name="gr3" draw:text-style-name="P165" svg:width="0.1362in" svg:height="0.0752in" svg:x="1.2839in" svg:y="0.0504in" svg:viewBox="0 0 347 192" svg:d="M25 162c-1 7-3 17-3 18 0 8 4 12 12 12 4 0 12-4 15-12 1 0 6-20 7-31l10-39c4-8 5-18 8-27 0-9 5-21 5-22 6-13 29-51 69-51 19 0 22 15 22 30 0 10-2 21-6 34l-12 48-8 34c-2 8-5 23-5 24 0 8 6 12 12 12 13 0 16-11 19-24 5-24 22-85 26-103 1-5 22-55 69-55 18 0 23 14 23 30 0 24-17 72-27 94-3 10-4 15-4 23 0 21 14 35 33 35 41 0 57-61 57-65 0-5-4-5-5-5-5 0-5 2-7 9-6 21-21 51-44 51-7 0-10-3-10-13 0-11 4-21 8-31 8-22 25-68 25-92 0-28-15-46-48-46-31 0-53 18-68 41-1-5-2-19-13-30-11-9-24-11-35-11-38 0-60 26-66 36-2-24-20-36-40-36-19 0-27 17-31 24-7 16-13 41-13 41 0 5 4 5 5 5 5 0 5 0 7-10 7-30 16-50 31-50 7 0 13 2 13 19 0 8-1 13-6 36z"><text:p/></draw:path></draw:g><text:tab/><text:tab/><text:tab/><text:span text:style-name="T39">(vì </text:span><text:span text:style-name="T39"><draw:g text:anchor-type="as-char" svg:y="-0.1252in" draw:z-index="121" draw:style-name="gr1"><svg:title>TexMaths</svg:title><svg:desc>12§display§E[y_i] = 0 \qquad \forall i§svg§600§FALSE§</svg:desc><draw:polygon draw:style-name="gr2" draw:text-style-name="P164" svg:width="1.1213in" svg:height="0.1492in" svg:x="0.002in" svg:y="0.0067in" svg:viewBox="0 0 2849 380" draw:points="1425,380 0,380 0,0 2849,0 2849,380"><text:p/></draw:polygon><draw:path draw:style-name="gr3" draw:text-style-name="P165" svg:width="0.1205in" svg:height="0.113in" svg:x="0in" svg:y="0.0102in" svg:viewBox="0 0 307 288" svg:d="M283 190c1-3 2-5 2-6 0-2 0-5-4-5-5 0-5 2-6 5-28 63-42 91-115 91h-62c-6 0-7 0-9 0-5-1-6-1-6-5 0-1 0-2 2-10l29-115h42c36 0 36 9 36 19 0 3 0 8-2 21-2 2-3 3-3 5s3 4 6 4 5-2 6-8l24-100c0-2-2-3-5-3-5 0-5 1-6 6-8 33-16 43-56 43h-38l25-102c3-16 3-17 23-17h58c52 0 65 12 65 47 0 10 0 11-1 23 0 2-1 6-1 7 0 2 2 5 6 5 3 0 4-1 6-11l8-72c1-12-1-12-12-12h-213c-9 0-12 0-12 8 0 5 3 5 10 5 16 0 28 0 28 9 0 0 0 1-1 9l-57 223c-4 17-4 21-38 21-7 0-12 0-12 7 0 6 4 6 12 6h219c10 0 11-1 14-7z"><text:p/></draw:path><draw:polygon draw:style-name="gr3" draw:text-style-name="P165" svg:width="0.0228in" svg:height="0.1657in" svg:x="0.1449in" svg:y="0.0004in" svg:viewBox="0 0 59 422" draw:points="59,422 59,406 17,406 17,17 59,17 59,0 0,0 0,422"><text:p/></draw:polygon><draw:path draw:style-name="gr3" draw:text-style-name="P165" svg:width="0.0768in" svg:height="0.1075in" svg:x="0.1768in" svg:y="0.0504in" svg:viewBox="0 0 196 274" svg:d="M194 26c2-6 2-7 2-9 0-9-6-12-12-12-5 0-12 2-16 8-1 3-4 16-6 23-2 11-6 23-8 34l-20 76c-1 6-19 36-46 36-23 0-28-18-28-34 0-20 8-45 23-83 6-17 7-22 7-30 0-19-13-35-35-35-39 0-55 61-55 65 0 5 4 5 5 5 5 0 5-2 7-9 11-39 29-51 43-51 3 0 10 0 10 13 0 11-4 21-7 30-17 44-24 69-24 89 0 37 26 50 51 50 17 0 31-7 42-19-5 21-9 42-26 65-12 14-28 27-47 27-6 0-25-2-32-18 7 0 12 0 19-5 3-4 7-9 7-18 0-13-12-15-16-15-9 0-24 7-24 29 0 20 20 36 46 36 44 0 88-39 98-87z"><text:p/></draw:path><draw:path draw:style-name="gr3" draw:text-style-name="P165" svg:width="0.035in" svg:height="0.078in" svg:x="0.2587in" svg:y="0.0717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olygon draw:style-name="gr3" draw:text-style-name="P165" svg:width="0.0228in" svg:height="0.1657in" svg:x="0.3122in" svg:y="0.0004in" svg:viewBox="0 0 59 422" draw:points="59,0 0,0 0,17 41,17 41,406 0,406 0,422 59,422"><text:p/></draw:polygon><draw:path draw:style-name="gr3" draw:text-style-name="P165" svg:width="0.1102in" svg:height="0.039in" svg:x="0.4098in" svg:y="0.0634in" svg:viewBox="0 0 281 100" svg:d="M266 17c7 0 15 0 15-9 0-8-8-8-14-8h-253c-7 0-14 0-14 8 0 9 7 9 14 9zM267 100c6 0 14 0 14-9 0-8-8-8-15-8h-252c-7 0-14 0-14 8 0 9 7 9 14 9z"><text:p/></draw:path><draw:path draw:style-name="gr3" draw:text-style-name="P165" svg:width="0.0701in" svg:height="0.1138in" svg:x="0.5823in" svg:y="0.0134in" svg:viewBox="0 0 179 290" svg:d="M179 146c0-33-3-67-18-99-19-40-53-47-72-47-24 0-57 11-73 50-14 29-16 63-16 96s2 70 19 102c18 34 49 42 70 42 24 0 55-8 74-48 13-28 16-62 16-96zM89 282c-16 0-42-11-48-52-5-25-5-64-5-88 0-28 0-56 2-78 9-51 41-54 51-54 14 0 42 7 50 49 4 24 4 55 4 83 0 31 0 60-5 86-6 41-30 54-49 54z"><text:p/></draw:path><draw:path draw:style-name="gr3" draw:text-style-name="P165" svg:width="0.0921in" svg:height="0.1193in" svg:x="0.9906in" svg:y="0.0071in" svg:viewBox="0 0 235 304" svg:d="M233 17c2-5 2-6 2-9 0-4-2-8-8-8-5 0-9 5-10 10l-35 93h-128l-36-93c-1-6-4-10-10-10-4 0-8 4-8 8 0 2 0 3 2 9l106 276c2 7 5 11 10 11 6 0 8-5 9-10zM60 120h115l-57 151z"><text:p/></draw:path><draw:path draw:style-name="gr3" draw:text-style-name="P165" svg:width="0.0441in" svg:height="0.1114in" svg:x="1.0874in" svg:y="0.0134in" svg:viewBox="0 0 113 284" svg:d="M108 16c0-9-5-16-14-16-12 0-24 11-24 22 0 9 6 15 15 15 11 0 23-9 23-21zM76 175c6-13 6-14 9-25 4-8 6-14 6-23 0-19-13-33-36-33-38 0-55 60-55 63 0 5 4 5 5 5 5 0 5-1 7-7 11-41 29-53 43-53 4 0 10 0 10 13 0 10-3 18-5 22-2 12-22 61-29 79-5 11-9 25-9 34 0 20 14 34 34 34 41 0 57-61 57-66 0-3-5-3-5-3-5 0-5 1-7 8-7 27-22 53-43 53-8 0-11-5-11-14 0-11 3-17 13-44z"><text:p/></draw:path></draw:g></text:span><text:span text:style-name="T39">)</text:span></text:p>
      <text:p text:style-name="P54">Vậy ta sẽ có</text:p>
      <text:p text:style-name="P55"><text:tab/><draw:g text:anchor-type="as-char" svg:y="-0.148in" draw:z-index="120" draw:style-name="gr1"><svg:title>TexMaths</svg:title><svg:desc>12§display§E[y_m y_k] = E[(\textbf{w}_m^T \textbf{x}) (\textbf{w}_m^T \textbf{x})] = \textbf{w}_{m}^{T} E[\textbf{x}\textbf{x}^{T}] \textbf{w}_{k} = 0§svg§600§FALSE§</svg:desc><draw:polygon draw:style-name="gr2" draw:text-style-name="P164" svg:width="3.5457in" svg:height="0.1724in" svg:x="0.002in" svg:y="0.0087in" svg:viewBox="0 0 9007 439" draw:points="4504,439 0,439 0,0 9007,0 9007,439"><text:p/></draw:polygon><draw:path draw:style-name="gr3" draw:text-style-name="P165" svg:width="0.1205in" svg:height="0.1126in" svg:x="0in" svg:y="0.0346in" svg:viewBox="0 0 307 287" svg:d="M283 189c1-2 3-5 3-6s0-5-5-5-5 3-6 5c-28 64-42 91-115 91h-62c-6 0-7 0-9 0-5-1-6-1-6-5 0-1 0-2 2-9l29-115h42c36 0 36 8 36 19 0 2 0 7-2 22-2 1-3 2-3 3 0 3 3 5 6 5s5-2 6-8l24-100c0-2-2-3-5-3-4 0-4 1-6 6-8 33-16 43-56 43h-38l25-102c3-16 3-17 23-17h58c52 0 65 12 65 47 0 9 0 11-1 23 0 2-1 6-1 7 0 2 2 5 6 5 3 0 5-2 6-11l8-72c1-12-1-12-12-12h-213c-9 0-12 0-12 8 0 5 3 5 10 5 16 0 28 0 28 9 0 0 0 1-1 9l-57 223c-4 18-4 20-38 20-7 0-12 0-12 7 0 6 4 6 12 6h220c9 0 10-1 13-7z"><text:p/></draw:path><draw:polygon draw:style-name="gr3" draw:text-style-name="P165" svg:width="0.0228in" svg:height="0.1654in" svg:x="0.1449in" svg:y="0.0228in" svg:viewBox="0 0 59 421" draw:points="59,421 59,406 17,406 17,17 59,17 59,0 0,0 0,421"><text:p/></draw:polygon><draw:path draw:style-name="gr3" draw:text-style-name="P165" svg:width="0.0768in" svg:height="0.1071in" svg:x="0.1768in" svg:y="0.0736in" svg:viewBox="0 0 196 273" svg:d="M194 26c2-6 2-7 2-9 0-9-6-12-12-12-5 0-12 2-16 8-1 3-4 16-6 23-2 11-6 23-8 33l-20 78c-1 5-19 35-46 35-23 0-28-18-28-35 0-19 8-44 23-82 6-17 7-22 7-30 0-19-13-35-35-35-39 0-55 61-55 65s4 4 5 4c5 0 5-1 7-8 11-39 29-51 43-51 3 0 10 0 10 13 0 11-4 21-7 30-17 44-24 69-24 88 0 37 26 51 51 51 17 0 31-8 42-20-5 23-9 42-26 66-12 15-28 27-47 27-6 0-25-3-32-18 7 0 12 0 19-5 3-4 7-10 7-18 0-13-12-14-16-14-9 0-24 6-24 27 0 20 20 36 46 36 44 0 88-38 98-86z"><text:p/></draw:path><draw:path draw:style-name="gr3" draw:text-style-name="P165" svg:width="0.1063in" svg:height="0.0524in" svg:x="0.2591in" svg:y="0.1209in" svg:viewBox="0 0 271 134" svg:d="M114 108c-1 5-4 15-4 17 0 7 6 9 11 9s10-3 11-6 5-13 5-19c2-6 5-19 7-26 2-8 4-14 5-21 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6 5-13 5-19c2-6 4-19 7-26 2-8 3-14 5-21 3-12 3-14 12-26s22-28 44-28c18 0 18 15 18 21 0 7 0 12-5 27z"><text:p/></draw:path><draw:path draw:style-name="gr3" draw:text-style-name="P165" svg:width="0.0768in" svg:height="0.1071in" svg:x="0.3843in" svg:y="0.0736in" svg:viewBox="0 0 196 273" svg:d="M194 26c2-6 2-7 2-9 0-9-6-12-12-12-5 0-12 2-16 8-1 3-4 16-6 23-2 11-6 23-8 33l-20 78c-1 5-19 35-46 35-23 0-28-18-28-35 0-19 8-44 23-82 6-17 7-22 7-30 0-19-13-35-35-35-39 0-55 61-55 65s4 4 5 4c5 0 5-1 7-8 11-39 29-51 43-51 3 0 10 0 10 13 0 11-4 21-7 30-17 44-24 69-24 88 0 37 26 51 51 51 17 0 31-8 42-20-5 23-9 42-26 66-12 15-28 27-47 27-6 0-25-3-32-18 7 0 12 0 19-5 3-4 7-10 7-18 0-13-12-14-16-14-9 0-24 6-24 27 0 20 20 36 46 36 44 0 88-38 98-86z"><text:p/></draw:path><draw:path draw:style-name="gr3" draw:text-style-name="P165" svg:width="0.0571in" svg:height="0.0823in" svg:x="0.4697in" svg:y="0.0917in" svg:viewBox="0 0 146 210" svg:d="M71 8c0 0 1-3 1-4 0-2-1-4-5-4-6 0-31 2-38 2-3 0-6 2-6 8 0 4 3 4 8 4 13 0 13 3 13 4 0 2 0 4-1 7l-41 168c-2 5-2 6-2 7 0 4 4 10 11 10s11-8 13-14c0-1 13-54 14-57 22 2 39 8 39 24 0 1 0 3-1 6-2 5-2 6-2 9 0 22 18 32 33 32 29 0 37-46 37-47 0-4-4-4-5-4-3 0-5 3-6 7-3 14-11 34-26 34-9 0-10-7-10-14 0-5 0-6 1-15 0 0 2-5 2-9 0-26-35-30-48-30 8-6 19-16 25-21 14-14 30-27 45-27 5 0 9 0 10 3-12 2-14 11-14 16 0 7 4 12 12 12 7 0 16-7 16-19 0-10-7-22-24-22-15 0-31 13-46 27-12 12-22 21-35 27z"><text:p/></draw:path><draw:polygon draw:style-name="gr3" draw:text-style-name="P165" svg:width="0.0228in" svg:height="0.1654in" svg:x="0.5461in" svg:y="0.0228in" svg:viewBox="0 0 59 421" draw:points="59,0 0,0 0,17 41,17 41,406 0,406 0,421 59,421"><text:p/></draw:polygon><draw:path draw:style-name="gr3" draw:text-style-name="P165" svg:width="0.1102in" svg:height="0.0386in" svg:x="0.6441in" svg:y="0.0862in" svg:viewBox="0 0 281 99" svg:d="M266 17c8 0 15 0 15-9 0-8-7-8-13-8h-254c-7 0-14 0-14 8 0 9 7 9 14 9zM268 99c6 0 13 0 13-8s-7-8-15-8h-252c-7 0-14 0-14 8s7 8 14 8z"><text:p/></draw:path><draw:path draw:style-name="gr3" draw:text-style-name="P165" svg:width="0.1205in" svg:height="0.1126in" svg:x="0.8165in" svg:y="0.0346in" svg:viewBox="0 0 307 287" svg:d="M283 189c1-2 3-5 3-6s0-5-5-5-5 3-6 5c-28 64-42 91-115 91h-62c-6 0-7 0-9 0-5-1-6-1-6-5 0-1 0-2 2-9l29-115h42c36 0 36 8 36 19 0 2 0 7-2 22-2 1-3 2-3 3 0 3 3 5 6 5 4 0 5-2 6-8l24-100c0-2-1-3-5-3s-4 1-6 6c-8 33-16 43-56 43h-38l25-102c3-16 3-17 23-17h58c52 0 65 12 65 47 0 9 0 11-1 23 0 2-1 6-1 7 0 2 2 5 6 5 3 0 5-2 6-11l8-72c1-12-1-12-12-12h-213c-9 0-12 0-12 8 0 5 3 5 10 5 17 0 28 0 28 9 0 0 0 1-1 9l-57 223c-4 18-4 20-38 20-7 0-12 0-12 7 0 6 4 6 12 6h220c9 0 10-1 13-7z"><text:p/></draw:path><draw:polygon draw:style-name="gr3" draw:text-style-name="P165" svg:width="0.0228in" svg:height="0.1654in" svg:x="0.9618in" svg:y="0.0228in" svg:viewBox="0 0 59 421" draw:points="59,421 59,406 17,406 17,17 59,17 59,0 0,0 0,421"><text:p/></draw:polygon><draw:path draw:style-name="gr3" draw:text-style-name="P165" svg:width="0.0382in" svg:height="0.1654in" svg:x="1.0043in" svg:y="0.0228in" svg:viewBox="0 0 98 421" svg:d="M98 418c0-1 0-1-7-10-53-52-66-131-66-197 0-73 16-146 69-199 4-5 4-6 4-8 0-3-1-4-4-4-4 0-42 29-68 83-21 45-26 93-26 128 0 33 5 85 28 133 26 51 62 77 66 77 3 0 4 0 4-3z"><text:p/></draw:path><draw:path draw:style-name="gr3" draw:text-style-name="P165" svg:width="0.1295in" svg:height="0.0744in" svg:x="1.0575in" svg:y="0.0732in" svg:viewBox="0 0 330 190" svg:d="M301 29c3-6 4-9 29-9v-20c-10 1-23 1-32 1-12 0-32-1-41-1v20c3 0 24 0 24 5 0 1 0 4-1 5l-45 108-48-118h23v-20c-13 0-35 1-48 1-17 0-35-1-42-1v20h25c9 21 9 22 9 22 0 2-2 5-2 6l-33 81-45-109h24v-20c-18 1-34 1-52 1-14 0-32-1-46-1v20h25l64 158c5 8 5 12 15 12 11 0 14-4 16-12l46-109 44 109c4 8 4 12 14 12 11 0 14-4 16-12z"><text:p/></draw:path><draw:path draw:style-name="gr3" draw:text-style-name="P165" svg:width="0.087in" svg:height="0.0783in" svg:x="1.1961in" svg:y="0in" svg:viewBox="0 0 222 200" svg:d="M132 22c1-10 2-10 8-11 2 0 12 0 18 0 18 0 27 0 34 2 12 4 13 13 13 23 0 5 0 10-1 24l-1 3c0 4 1 5 6 5 3 0 5-3 5-8l8-56c0-4-4-4-10-4h-181c-8 0-9 0-11 6l-18 53c-1 1-2 3-2 6 0 0 1 3 5 3 3 0 5-1 7-7 17-48 26-50 72-50h12c8 0 8 0 8 2 0 1 0 3-1 7l-38 156c-3 11-4 14-35 14-11 0-13 0-13 6 0 0 0 4 5 4 8 0 16 0 25 0 8 0 18 0 26 0 7 0 18 0 27 0 8 0 16 0 24 0 3 0 8 0 8-6 0-4-5-4-13-4-6 0-11-1-17-1-11-1-11-2-11-6 0-2 0-2 1-7z"><text:p/></draw:path><draw:path draw:style-name="gr3" draw:text-style-name="P165" svg:width="0.1063in" svg:height="0.0524in" svg:x="1.1965in" svg:y="0.1362in" svg:viewBox="0 0 271 134" svg:d="M114 108c-1 5-4 15-4 17 0 7 6 9 11 9s10-3 11-6 5-13 5-19c2-6 5-19 7-26 2-8 4-14 5-21 3-12 3-13 9-21 10-16 24-33 47-33 17 0 18 14 18 21 0 18-13 50-18 63-2 9-3 11-3 16 0 15 12 26 27 26 30 0 42-41 42-45 0-5-3-5-5-5-3 0-3 2-4 6-8 23-20 36-32 36-7 0-7-4-7-11s1-11 6-24c4-10 17-41 17-57 0-5 0-17-12-27-5-3-13-7-28-7-26 0-42 17-51 30-4-25-24-30-39-30-25 0-42 16-50 26-2-19-20-26-32-26s-20 10-23 17c-7 9-11 27-11 28 0 4 4 4 5 4 5 0 5-1 7-8 5-18 10-33 22-33 7 0 9 6 9 15 0 6-2 17-5 25-2 7-4 20-7 26l-9 39c0 3-3 10-3 12 0 7 6 9 11 9s10-3 11-6 5-13 5-19c2-6 4-19 7-26 2-8 3-14 5-21 3-12 3-14 12-26s22-28 44-28c18 0 18 15 18 21 0 7 0 12-5 27z"><text:p/></draw:path><draw:path draw:style-name="gr3" draw:text-style-name="P165" svg:width="0.0933in" svg:height="0.0736in" svg:x="1.3205in" svg:y="0.0732in" svg:viewBox="0 0 238 188" svg:d="M137 84l50-55c5-6 7-9 43-9v-20c-15 1-37 1-39 1-11 0-31-1-43-1v20c6 0 10 2 15 4-1 2-1 2-2 5l-36 40-42-49h17v-20c-11 0-38 1-51 1s-32-1-47-1v20h30l66 78-55 62c-7 8-23 8-43 8v20c14-1 36-1 40-1 10 0 34 1 43 1v-20c-9 0-16-2-16-5l3-4 42-46 45 55h-15v20c9 0 36-1 50-1 13 0 32 1 46 1v-20h-29z"><text:p/></draw:path><draw:path draw:style-name="gr3" draw:text-style-name="P165" svg:width="0.0382in" svg:height="0.1654in" svg:x="1.4276in" svg:y="0.0228in" svg:viewBox="0 0 98 421" svg:d="M98 211c0-33-4-83-27-132-25-51-63-79-67-79-2 0-4 2-4 4s0 3 7 10c43 41 67 109 67 197 0 72-15 147-68 200-6 6-6 6-6 7 0 3 2 3 4 3 4 0 43-28 68-82 22-46 26-92 26-128z"><text:p/></draw:path><draw:path draw:style-name="gr3" draw:text-style-name="P165" svg:width="0.0382in" svg:height="0.1654in" svg:x="1.4988in" svg:y="0.0228in" svg:viewBox="0 0 98 421" svg:d="M98 418c0-1 0-1-7-10-53-52-66-131-66-197 0-73 16-146 69-199 4-5 4-6 4-8 0-3-1-4-4-4-4 0-42 29-68 83-21 45-26 93-26 128 0 33 5 85 28 133 26 51 62 77 66 77 3 0 4 0 4-3z"><text:p/></draw:path><draw:path draw:style-name="gr3" draw:text-style-name="P165" svg:width="0.1295in" svg:height="0.0744in" svg:x="1.5512in" svg:y="0.0732in" svg:viewBox="0 0 330 190" svg:d="M301 29c3-6 4-9 29-9v-20c-10 1-23 1-32 1-12 0-32-1-41-1v20c3 0 24 0 24 5 0 1 0 4-1 5l-45 108-48-118h23v-20c-13 0-35 1-48 1-17 0-35-1-42-1v20h25c9 21 9 22 9 22 0 2-2 5-2 6l-33 81-45-109h24v-20c-18 1-34 1-52 1-14 0-32-1-46-1v20h25l64 158c5 8 5 12 15 12 11 0 14-4 16-12l46-109 44 109c4 8 4 12 14 12 11 0 14-4 16-12z"><text:p/></draw:path><draw:path draw:style-name="gr3" draw:text-style-name="P165" svg:width="0.087in" svg:height="0.0783in" svg:x="1.6902in" svg:y="0in" svg:viewBox="0 0 222 200" svg:d="M132 22c1-10 2-10 8-11 2 0 12 0 18 0 18 0 27 0 34 2 12 4 13 13 13 23 0 5 0 10-1 24l-1 3c0 4 1 5 6 5 3 0 5-3 5-8l8-56c0-4-4-4-10-4h-182c-7 0-8 0-10 6l-18 53c-1 1-2 3-2 6 0 0 1 3 5 3 3 0 5-1 7-7 17-48 26-50 72-50h12c8 0 8 0 8 2 0 1 0 3-1 7l-38 156c-3 11-4 14-35 14-11 0-13 0-13 6 0 0 0 4 5 4 8 0 16 0 25 0 8 0 18 0 26 0 7 0 18 0 25 0 10 0 18 0 26 0 3 0 8 0 8-6 0-4-5-4-13-4-6 0-11-1-17-1-11-1-11-2-11-6 0-2 0-2 1-7z"><text:p/></draw:path><draw:path draw:style-name="gr3" draw:text-style-name="P165" svg:width="0.1063in" svg:height="0.0524in" svg:x="1.6906in" svg:y="0.1362in" svg:viewBox="0 0 271 134" svg:d="M114 108c-1 5-4 15-4 17 0 7 6 9 11 9s10-3 11-6 5-13 5-19c2-6 5-19 7-26 2-8 4-14 5-21 3-12 3-13 9-21 10-16 24-33 47-33 17 0 18 14 18 21 0 18-13 50-18 63-2 9-3 11-3 16 0 15 12 26 27 26 30 0 42-41 42-45 0-5-3-5-5-5-3 0-3 2-4 6-8 23-20 36-32 36-7 0-7-4-7-11s1-11 6-24c4-10 17-41 17-57 0-5 0-17-12-27-5-3-13-7-28-7-26 0-42 17-51 30-4-25-24-30-39-30-25 0-42 16-50 26-2-19-20-26-32-26s-20 10-23 17c-7 9-11 27-11 28 0 4 4 4 5 4 5 0 5-1 7-8 5-18 10-33 22-33 7 0 9 6 9 15 0 6-2 17-5 25-2 7-4 20-7 26l-9 39c0 3-3 10-3 12 0 7 6 9 11 9s10-3 11-6 5-13 5-19c2-6 4-19 7-26 2-8 3-14 5-21 3-12 3-14 12-26s22-28 44-28c18 0 18 15 18 21 0 7 0 12-5 27z"><text:p/></draw:path><draw:path draw:style-name="gr3" draw:text-style-name="P165" svg:width="0.0933in" svg:height="0.0736in" svg:x="1.815in" svg:y="0.0732in" svg:viewBox="0 0 238 188" svg:d="M137 84l50-55c5-6 7-9 43-9v-20c-15 1-37 1-39 1-11 0-31-1-43-1v20c6 0 10 2 15 4-1 2-1 2-2 5l-36 40-42-49h17v-20c-11 0-38 1-51 1s-32-1-47-1v20h30l66 78-55 62c-7 8-23 8-43 8v20c14-1 36-1 40-1 10 0 34 1 43 1v-20c-9 0-16-2-16-5l3-4 42-46 45 55h-15v20c9 0 36-1 50-1 13 0 32 1 46 1v-20h-29z"><text:p/></draw:path><draw:path draw:style-name="gr3" draw:text-style-name="P165" svg:width="0.0382in" svg:height="0.1654in" svg:x="1.9213in" svg:y="0.0228in" svg:viewBox="0 0 98 421" svg:d="M98 211c0-33-4-83-27-132-25-51-63-79-67-79-2 0-4 2-4 4s0 3 7 10c43 41 67 109 67 197 0 72-15 147-68 200-6 6-6 6-6 7 0 3 2 3 4 3 4 0 43-28 68-82 22-46 26-92 26-128z"><text:p/></draw:path><draw:polygon draw:style-name="gr3" draw:text-style-name="P165" svg:width="0.0228in" svg:height="0.1654in" svg:x="1.9799in" svg:y="0.0228in" svg:viewBox="0 0 59 421" draw:points="59,0 0,0 0,17 41,17 41,406 0,406 0,421 59,421"><text:p/></draw:polygon><draw:path draw:style-name="gr3" draw:text-style-name="P165" svg:width="0.1102in" svg:height="0.0386in" svg:x="2.0776in" svg:y="0.0862in" svg:viewBox="0 0 281 99" svg:d="M266 17c8 0 15 0 15-9 0-8-7-8-13-8h-254c-7 0-14 0-14 8 0 9 7 9 14 9zM268 99c6 0 13 0 13-8s-7-8-15-8h-252c-7 0-14 0-14 8s7 8 14 8z"><text:p/></draw:path><draw:path draw:style-name="gr3" draw:text-style-name="P165" svg:width="0.1295in" svg:height="0.0744in" svg:x="2.2476in" svg:y="0.0732in" svg:viewBox="0 0 330 190" svg:d="M301 29c3-6 4-9 29-9v-20c-10 1-23 1-32 1-12 0-32-1-41-1v20c3 0 24 0 24 5 0 1 0 4-1 5l-45 108-48-118h23v-20c-13 0-35 1-48 1-17 0-35-1-42-1v20h25c9 21 9 22 9 22 0 2-2 5-2 6l-33 81-45-109h24v-20c-18 1-34 1-52 1-14 0-32-1-46-1v20h25l64 158c5 8 5 12 15 12 11 0 14-4 16-12l46-109 44 109c4 8 4 12 14 12 11 0 14-4 16-12z"><text:p/></draw:path><draw:path draw:style-name="gr3" draw:text-style-name="P165" svg:width="0.087in" svg:height="0.0783in" svg:x="2.387in" svg:y="0in" svg:viewBox="0 0 222 200" svg:d="M132 22c1-10 2-10 8-11 2 0 12 0 18 0 18 0 27 0 34 2 12 4 13 13 13 23 0 5 0 10-1 24l-1 3c0 4 1 5 6 5 3 0 5-3 5-8l8-56c0-4-4-4-10-4h-181c-8 0-9 0-11 6l-18 53c-1 1-2 3-2 6 0 0 1 3 5 3 3 0 5-1 7-7 17-48 26-50 72-50h12c8 0 8 0 8 2 0 1 0 3-1 7l-38 156c-3 11-4 14-35 14-11 0-13 0-13 6 0 0 0 4 5 4 8 0 16 0 25 0 8 0 18 0 26 0 7 0 18 0 27 0 8 0 16 0 24 0 3 0 8 0 8-6 0-4-5-4-13-4-6 0-11-1-17-1-11-1-11-2-11-6 0-2 0-2 1-7z"><text:p/></draw:path><draw:path draw:style-name="gr3" draw:text-style-name="P165" svg:width="0.1063in" svg:height="0.0524in" svg:x="2.3874in" svg:y="0.1362in" svg:viewBox="0 0 271 134" svg:d="M114 108c-1 5-4 15-4 17 0 7 6 9 11 9s10-3 11-6 5-13 5-19c2-6 5-19 7-26 2-8 4-14 5-21 3-12 3-13 9-21 10-16 24-33 47-33 17 0 18 14 18 21 0 18-13 50-18 63-2 9-3 11-3 16 0 15 12 26 27 26 30 0 42-41 42-45 0-5-3-5-5-5-3 0-3 2-4 6-8 23-20 36-32 36-7 0-7-4-7-11s1-11 6-24c4-10 17-41 17-57 0-5 0-17-12-27-5-3-13-7-28-7-26 0-42 17-51 30-4-25-24-30-39-30-25 0-42 16-50 26-2-19-20-26-32-26s-20 10-23 17c-7 9-11 27-11 28 0 4 4 4 5 4 5 0 5-1 7-8 5-18 10-33 22-33 7 0 9 6 9 15 0 6-2 17-5 25-2 7-4 20-7 26l-9 39c0 3-3 10-3 12 0 7 6 9 11 9s10-3 11-6 5-13 5-19c2-6 4-19 7-26 2-8 3-14 5-21 3-12 3-14 12-26s22-28 44-28c18 0 18 15 18 21 0 7 0 12-5 27z"><text:p/></draw:path><draw:path draw:style-name="gr3" draw:text-style-name="P165" svg:width="0.1205in" svg:height="0.1126in" svg:x="2.5142in" svg:y="0.0346in" svg:viewBox="0 0 307 287" svg:d="M283 189c1-2 3-5 3-6s0-5-5-5-5 3-6 5c-28 64-43 91-115 91h-62c-6 0-7 0-9 0-5-1-6-1-6-5 0-1 0-2 2-9l29-115h42c36 0 36 8 36 19 0 2 0 7-2 22-2 1-3 2-3 3 0 3 3 5 6 5s5-2 6-8l24-100c0-2-2-3-5-3-4 0-4 1-6 6-8 33-16 43-56 43h-38l24-102c4-16 4-17 24-17h58c52 0 65 12 65 47 0 9 0 11-1 23 0 2-1 6-1 7 0 2 2 5 6 5 3 0 5-2 6-11l8-72c1-12-1-12-12-12h-213c-9 0-12 0-12 8 0 5 3 5 10 5 16 0 28 0 28 9 0 0 0 1-1 9l-57 223c-4 18-4 20-38 20-7 0-12 0-12 7 0 6 4 6 12 6h220c9 0 10-1 13-7z"><text:p/></draw:path><draw:polygon draw:style-name="gr3" draw:text-style-name="P165" svg:width="0.0228in" svg:height="0.1654in" svg:x="2.6598in" svg:y="0.0228in" svg:viewBox="0 0 59 421" draw:points="59,421 59,406 17,406 17,17 59,17 59,0 0,0 0,421"><text:p/></draw:polygon><draw:path draw:style-name="gr3" draw:text-style-name="P165" svg:width="0.0933in" svg:height="0.0736in" svg:x="2.6898in" svg:y="0.0732in" svg:viewBox="0 0 238 188" svg:d="M137 84l50-55c5-6 7-9 43-9v-20c-15 1-37 1-39 1-11 0-31-1-43-1v20c6 0 10 2 15 4-1 2-1 2-2 5l-36 40-42-49h17v-20c-11 0-38 1-51 1s-32-1-47-1v20h30l66 78-55 62c-7 8-23 8-43 8v20c14-1 36-1 40-1 10 0 34 1 43 1v-20c-9 0-16-2-16-5l3-4 42-46 45 55h-15v20c9 0 36-1 50-1 13 0 32 1 46 1v-20h-29z"><text:p/></draw:path><draw:path draw:style-name="gr3" draw:text-style-name="P165" svg:width="0.0933in" svg:height="0.0736in" svg:x="2.7906in" svg:y="0.0732in" svg:viewBox="0 0 238 188" svg:d="M137 84l50-55c5-6 7-9 43-9v-20c-15 1-37 1-39 1-11 0-31-1-43-1v20c6 0 10 2 15 4-1 2-1 2-2 5l-36 40-42-49h17v-20c-11 0-38 1-51 1s-32-1-47-1v20h30l66 78-55 62c-7 8-23 8-43 8v20c14-1 36-1 40-1 10 0 34 1 43 1v-20c-9 0-16-2-16-5l3-4 42-46 45 55h-15v20c9 0 36-1 50-1 13 0 32 1 46 1v-20h-29z"><text:p/></draw:path><draw:path draw:style-name="gr3" draw:text-style-name="P165" svg:width="0.087in" svg:height="0.0783in" svg:x="2.8925in" svg:y="0in" svg:viewBox="0 0 222 200" svg:d="M132 22c1-10 2-10 8-11 2 0 12 0 18 0 18 0 27 0 34 2 12 4 13 13 13 23 0 5 0 10-1 24l-1 3c0 4 1 5 6 5 3 0 5-3 5-8l8-56c0-4-4-4-10-4h-181c-8 0-9 0-11 6l-18 53c-1 1-2 3-2 6 0 0 1 3 5 3 3 0 5-1 7-7 17-48 26-50 72-50h12c8 0 8 0 8 2 0 1 0 3-1 7l-38 156c-3 11-4 14-35 14-11 0-13 0-13 6 0 0 0 4 5 4 8 0 16 0 25 0 8 0 18 0 26 0 7 0 18 0 27 0 8 0 16 0 24 0 3 0 8 0 8-6 0-4-5-4-13-4-6 0-11-1-17-1-11-1-11-2-11-6 0-2 0-2 1-7z"><text:p/></draw:path><draw:polygon draw:style-name="gr3" draw:text-style-name="P165" svg:width="0.0228in" svg:height="0.1654in" svg:x="2.9961in" svg:y="0.0228in" svg:viewBox="0 0 59 421" draw:points="59,0 0,0 0,17 41,17 41,406 0,406 0,421 59,421"><text:p/></draw:polygon><draw:path draw:style-name="gr3" draw:text-style-name="P165" svg:width="0.1295in" svg:height="0.0744in" svg:x="3.0429in" svg:y="0.0732in" svg:viewBox="0 0 330 190" svg:d="M301 29c3-6 4-9 29-9v-20c-10 1-23 1-32 1-12 0-32-1-41-1v20c3 0 24 0 24 5 0 1 0 4-1 5l-45 108-48-118h23v-20c-13 0-35 1-48 1-17 0-35-1-42-1v20h25c9 21 9 22 9 22 0 2-2 5-2 6l-33 81-45-109h24v-20c-18 1-34 1-52 1-14 0-32-1-46-1v20h25l64 158c5 8 5 12 15 12 11 0 14-4 16-12l46-109 44 109c4 8 4 12 14 12 11 0 14-4 16-12z"><text:p/></draw:path><draw:path draw:style-name="gr3" draw:text-style-name="P165" svg:width="0.0571in" svg:height="0.0823in" svg:x="3.185in" svg:y="0.0917in" svg:viewBox="0 0 146 210" svg:d="M71 8c0 0 1-3 1-4 0-2-1-4-5-4-6 0-31 2-38 2-3 0-6 2-6 8 0 4 3 4 8 4 13 0 13 3 13 4 0 2 0 4-1 7l-41 168c-2 5-2 6-2 7 0 4 4 10 11 10s11-8 13-14c0-1 13-54 14-57 22 2 39 8 39 24 0 1 0 3-1 6-2 5-2 6-2 9 0 22 18 32 32 32 30 0 38-46 38-47 0-4-4-4-5-4-3 0-5 3-6 7-3 14-11 34-26 34-9 0-10-7-10-14 0-5 0-6 1-15 0 0 2-5 2-9 0-26-35-30-48-30 8-6 19-16 25-21 14-14 30-27 45-27 5 0 9 0 10 3-12 2-14 11-14 16 0 7 4 12 12 12 7 0 16-7 16-19 0-10-7-22-24-22-15 0-31 13-46 27-12 12-22 21-35 27z"><text:p/></draw:path><draw:path draw:style-name="gr3" draw:text-style-name="P165" svg:width="0.1102in" svg:height="0.0386in" svg:x="3.3138in" svg:y="0.0862in" svg:viewBox="0 0 281 99" svg:d="M266 17c8 0 15 0 15-9 0-8-7-8-13-8h-254c-7 0-14 0-14 8 0 9 7 9 14 9zM268 99c6 0 13 0 13-8s-7-8-15-8h-252c-7 0-14 0-14 8s7 8 14 8z"><text:p/></draw:path><draw:path draw:style-name="gr3" draw:text-style-name="P165" svg:width="0.0701in" svg:height="0.1142in" svg:x="3.4862in" svg:y="0.0362in" svg:viewBox="0 0 179 291" svg:d="M179 147c0-34-3-68-18-100-19-40-53-47-72-47-24 0-57 11-73 50-14 29-16 63-16 97 0 31 2 69 19 101 18 33 49 43 70 43 24 0 55-10 74-49 13-29 16-62 16-95zM89 281c-16 0-42-9-48-51-5-25-5-64-5-89 0-27 0-55 2-78 9-50 41-53 51-53 14 0 43 7 50 49 4 24 4 55 4 82 0 31 0 60-5 88-6 39-30 52-49 52z"><text:p/></draw:path></draw:g></text:p>
      <text:p text:style-name="P55"/>
      <text:p text:style-name="P67">Ma trận <draw:g text:anchor-type="as-char" svg:y="-0.148in" draw:z-index="128" draw:style-name="gr1"><svg:title>TexMaths</svg:title><svg:desc>12§display§E[\textbf{x}\textbf{x}^{T}]§svg§600§FALSE§</svg:desc><draw:polygon draw:style-name="gr2" draw:text-style-name="P164" svg:width="0.4937in" svg:height="0.1717in" svg:x="0.002in" svg:y="0.0087in" svg:viewBox="0 0 1255 437" draw:points="628,437 0,437 0,0 1255,0 1255,437"><text:p/></draw:polygon><draw:path draw:style-name="gr3" draw:text-style-name="P165" svg:width="0.1205in" svg:height="0.113in" svg:x="0in" svg:y="0.0346in" svg:viewBox="0 0 307 288" svg:d="M283 189c1-2 3-4 3-6 0-1 0-4-5-4s-5 2-6 4c-28 64-42 91-115 91h-62c-6 0-7 0-9 0-5-1-6-1-6-4 0-2 0-3 2-10l29-115h42c36 0 36 8 36 19 0 3 0 7-2 21-2 2-3 3-3 4 0 3 3 5 6 5s5-2 6-8l24-100c0-2-2-3-5-3-4 0-4 1-6 6-8 33-16 43-56 43h-38l25-102c3-16 3-17 23-17h58c52 0 65 12 65 47 0 9 0 11-1 23 0 2-1 6-1 7 0 2 2 5 6 5 3 0 5-2 6-11l8-72c1-12-1-12-12-12h-213c-9 0-12 0-12 8 0 5 3 5 10 5 16 0 28 0 28 9 0 0 0 1-1 9l-57 223c-4 17-4 20-38 20-7 0-12 0-12 8 0 6 4 6 12 6h220c9 0 10-2 13-8z"><text:p/></draw:path><draw:polygon draw:style-name="gr3" draw:text-style-name="P165" svg:width="0.0228in" svg:height="0.1657in" svg:x="0.1449in" svg:y="0.0228in" svg:viewBox="0 0 59 422" draw:points="59,422 59,405 17,405 17,17 59,17 59,0 0,0 0,422"><text:p/></draw:polygon><draw:path draw:style-name="gr3" draw:text-style-name="P165" svg:width="0.0933in" svg:height="0.0736in" svg:x="0.1752in" svg:y="0.0732in" svg:viewBox="0 0 238 188" svg:d="M137 84l50-55c5-6 7-9 43-9v-20c-15 1-37 1-39 1-11 0-31-1-43-1v20c6 0 10 2 15 4-1 2-1 2-2 5l-36 40-42-49h17v-20c-11 0-38 1-51 1s-32-1-47-1v20h30l66 78-55 63c-7 7-23 7-43 7v20c14-1 36-1 40-1 10 0 34 1 43 1v-20c-9 0-16-3-16-5l3-4 42-46 45 55h-15v20c9 0 36-1 50-1 13 0 32 1 46 1v-20h-29z"><text:p/></draw:path><draw:path draw:style-name="gr3" draw:text-style-name="P165" svg:width="0.0933in" svg:height="0.0736in" svg:x="0.2764in" svg:y="0.0732in" svg:viewBox="0 0 238 188" svg:d="M137 84l50-55c5-6 7-9 43-9v-20c-15 1-37 1-39 1-11 0-31-1-43-1v20c6 0 10 2 15 4-1 2-1 2-2 5l-36 40-42-49h17v-20c-11 0-38 1-51 1s-32-1-47-1v20h30l66 78-55 63c-7 7-23 7-43 7v20c14-1 36-1 40-1 10 0 34 1 43 1v-20c-9 0-16-3-16-5l3-4 42-46 45 55h-15v20c9 0 36-1 50-1 13 0 32 1 46 1v-20h-29z"><text:p/></draw:path><draw:path draw:style-name="gr3" draw:text-style-name="P165" svg:width="0.087in" svg:height="0.0783in" svg:x="0.3783in" svg:y="0in" svg:viewBox="0 0 222 200" svg:d="M132 22c1-10 2-10 8-11 2 0 12 0 18 0 18 0 27 0 34 2 12 4 13 13 13 23 0 5 0 10-1 24l-1 4c0 3 1 4 5 4s6-3 6-8l8-56c0-4-4-4-10-4h-181c-8 0-9 0-11 6l-18 53c-1 1-2 3-2 6 0 0 1 3 5 3 3 0 5-1 7-7 17-48 26-50 72-50h12c8 0 8 0 8 2 0 1 0 3-1 7l-38 155c-3 12-4 14-35 14-11 0-13 0-13 8 0 0 0 3 5 3 8 0 16-1 25-1 8 0 18 0 26 0 7 0 18 0 25 0 10 0 18 1 26 1 3 0 8 0 8-6 0-5-5-5-13-5-6 0-11 0-17 0-11-1-11-2-11-6 0-2 0-3 1-7z"><text:p/></draw:path><draw:polygon draw:style-name="gr3" draw:text-style-name="P165" svg:width="0.0228in" svg:height="0.1657in" svg:x="0.4815in" svg:y="0.0228in" svg:viewBox="0 0 59 422" draw:points="59,0 0,0 0,17 41,17 41,405 0,405 0,422 59,422"><text:p/></draw:polygon></draw:g><text:s/><text:span text:style-name="T41">là ma trận covariance của </text:span><text:span text:style-name="T41"><draw:g text:anchor-type="as-char" svg:y="-0.0744in" draw:z-index="138" draw:style-name="gr1"><svg:title>TexMaths</svg:title><svg:desc>12§display§\textbf{x}§svg§600§FALSE§</svg:desc><draw:polygon draw:style-name="gr2" draw:text-style-name="P164" svg:width="0.0807in" svg:height="0.0575in" svg:x="0.0047in" svg:y="0.0087in" svg:viewBox="0 0 206 147" draw:points="102,147 0,147 0,0 206,0 206,147"><text:p/></draw:polygon><draw:path draw:style-name="gr3" draw:text-style-name="P165" svg:width="0.0937in" svg:height="0.074in" svg:x="0in" svg:y="0in" svg:viewBox="0 0 239 189" svg:d="M137 84l51-55c5-6 7-9 43-9v-20c-15 1-38 1-39 1-11 0-32-1-44-1v20c6 0 11 2 16 4-1 2-1 2-4 5l-35 41-42-50h17v-20c-11 0-37 1-51 1-13 0-32-1-47-1v20h31l65 79-55 62c-7 7-23 7-43 7v21c14-1 36-1 40-1 11 0 34 1 43 1v-21c-8 0-16-1-16-4l3-4 42-46 46 54h-17v21c11 0 37-1 52-1 13 0 32 1 46 1v-21h-30z"><text:p/></draw:path></draw:g></text:span><text:span text:style-name="T41">.</text:span></text:p>
      <text:p text:style-name="P58"/>
      <text:p text:style-name="P56">Với thành phần chính đầu tiên, <draw:g text:anchor-type="as-char" svg:y="-0.0744in" draw:z-index="122" draw:style-name="gr1"><svg:title>TexMaths</svg:title><svg:desc>12§display§\textbf{w}_{1}§svg§600§FALSE§</svg:desc><draw:polygon draw:style-name="gr2" draw:text-style-name="P164" svg:width="0.176in" svg:height="0.0823in" svg:x="0.0043in" svg:y="0.0087in" svg:viewBox="0 0 448 210" draw:points="224,210 0,210 0,0 448,0 448,210"><text:p/></draw:polygon><draw:path draw:style-name="gr3" draw:text-style-name="P165" svg:width="0.1295in" svg:height="0.0748in" svg:x="0in" svg:y="0in" svg:viewBox="0 0 330 191" svg:d="M301 29c2-6 3-9 29-9v-20c-10 1-23 1-33 1-12 0-31-1-41-1v20c4 0 24 0 24 5 0 1 0 4-1 5l-44 108-48-118h23v-20c-13 0-35 1-48 1-17 0-35-1-42-1v20h25c8 21 8 22 8 22 0 2-1 5-1 6l-33 82-45-110h24v-20c-18 1-34 1-52 1-14 0-32-1-46-1v20h25l64 159c3 7 4 12 15 12s13-5 16-12l45-109 45 109c3 7 3 12 14 12s13-5 16-12z"><text:p/></draw:path><draw:path draw:style-name="gr3" draw:text-style-name="P165" svg:width="0.0421in" svg:height="0.0772in" svg:x="0.1461in" svg:y="0.0217in" svg:viewBox="0 0 108 197" svg:d="M67 8c0-8-1-8-8-8-19 18-47 19-59 19v11c7 0 26 0 43-8v151c0 10 0 13-30 13h-11v11c5 0 42 0 53 0 10 0 47 0 53 0v-11h-11c-30 0-30-3-30-13z"><text:p/></draw:path></draw:g>, ta có</text:p>
      <text:p text:style-name="P57"><text:tab/><draw:g text:anchor-type="as-char" svg:y="-0.148in" draw:z-index="124" draw:style-name="gr1"><svg:title>TexMaths</svg:title><svg:desc>12§display§E[y_{1}^2] = \textbf{w}_{1}^{T} E[\textbf{x}\textbf{x}^{T}] \textbf{w}_{1}§svg§600§FALSE§</svg:desc><draw:polygon draw:style-name="gr2" draw:text-style-name="P164" svg:width="1.5575in" svg:height="0.1717in" svg:x="0.002in" svg:y="0.0087in" svg:viewBox="0 0 3957 437" draw:points="1978,437 0,437 0,0 3957,0 3957,437"><text:p/></draw:polygon><draw:path draw:style-name="gr3" draw:text-style-name="P165" svg:width="0.1209in" svg:height="0.113in" svg:x="0in" svg:y="0.0346in" svg:viewBox="0 0 308 288" svg:d="M283 189c2-2 3-4 3-6 0-1 0-4-5-4s-5 2-6 4c-28 64-42 91-115 91h-62c-6 0-7 0-9 0-5-1-6-1-6-4 0-2 0-3 2-10l29-115h42c36 0 36 8 36 19 0 3 0 7-2 21-2 2-3 3-3 4 0 3 3 5 6 5s5-2 6-8l24-100c0-2-2-3-5-3-4 0-4 1-6 6-8 33-16 43-56 43h-38l25-102c3-16 3-17 23-17h58c52 0 65 12 65 47 0 9 0 11-1 23 0 2-1 6-1 7 0 2 2 5 6 5s5-2 6-11l8-72c2-12-1-12-12-12h-213c-9 0-12 0-12 8 0 5 3 5 10 5 16 0 28 0 28 9 0 0 0 1-1 9l-57 223c-4 17-4 20-38 20-7 0-12 0-12 8 0 6 4 6 12 6h220c9 0 10-2 13-8z"><text:p/></draw:path><draw:polygon draw:style-name="gr3" draw:text-style-name="P165" svg:width="0.0228in" svg:height="0.1657in" svg:x="0.1453in" svg:y="0.0228in" svg:viewBox="0 0 59 422" draw:points="59,422 59,405 17,405 17,17 59,17 59,0 0,0 0,422"><text:p/></draw:polygon><draw:path draw:style-name="gr3" draw:text-style-name="P165" svg:width="0.0768in" svg:height="0.1071in" svg:x="0.1768in" svg:y="0.0736in" svg:viewBox="0 0 196 273" svg:d="M194 26c2-6 2-7 2-9 0-9-6-12-12-12-5 0-12 2-16 8-1 3-4 16-6 23-2 11-6 23-8 33l-20 77c-1 6-19 36-46 36-23 0-28-18-28-35 0-19 8-44 23-82 6-17 7-22 7-30 0-19-13-35-35-35-39 0-55 61-55 65s4 4 5 4c5 0 5-1 7-8 11-39 29-51 43-51 3 0 10 0 10 13 0 11-4 21-7 30-17 44-24 69-24 88 0 38 26 51 51 51 17 0 31-7 42-19-5 21-9 41-26 64-12 15-28 28-47 28-6 0-25-3-32-18 7 0 12 0 19-5 3-5 7-10 7-18 0-13-12-16-16-16-9 0-24 8-24 29s20 36 46 36c44 0 88-38 98-86z"><text:p/></draw:path><draw:path draw:style-name="gr3" draw:text-style-name="P165" svg:width="0.0516in" svg:height="0.0772in" svg:x="0.2665in" svg:y="0.0016in" svg:viewBox="0 0 132 197" svg:d="M132 143h-11c-1 7-3 24-8 27-1 1-24 1-29 1h-54c30-27 41-34 59-49 23-18 43-36 43-64 0-36-32-58-71-58-36 0-61 26-61 53 0 15 12 16 16 16 7 0 15-4 15-15 0-5-1-16-17-16 9-21 29-27 44-27 30 0 45 23 45 47 0 26-19 45-29 57l-72 70c-2 3-2 4-2 12h122z"><text:p/></draw:path><draw:path draw:style-name="gr3" draw:text-style-name="P165" svg:width="0.0421in" svg:height="0.0772in" svg:x="0.2661in" svg:y="0.1098in" svg:viewBox="0 0 108 197" svg:d="M67 8c0-8-1-8-8-8-19 18-47 19-59 19v11c7 0 26 0 43-8v151c0 9 0 13-30 13h-11v11c5 0 42-2 53-2 10 0 47 2 53 2v-11h-11c-30 0-30-4-30-13z"><text:p/></draw:path><draw:polygon draw:style-name="gr3" draw:text-style-name="P165" svg:width="0.0228in" svg:height="0.1657in" svg:x="0.3374in" svg:y="0.0228in" svg:viewBox="0 0 59 422" draw:points="59,0 0,0 0,17 41,17 41,405 0,405 0,422 59,422"><text:p/></draw:polygon><draw:path draw:style-name="gr3" draw:text-style-name="P165" svg:width="0.1102in" svg:height="0.0386in" svg:x="0.4354in" svg:y="0.0858in" svg:viewBox="0 0 281 99" svg:d="M266 17c8 0 15 0 15-9 0-8-7-8-13-8h-254c-7 0-14 0-14 8 0 9 7 9 14 9zM268 99c6 0 13 0 13-8s-7-8-15-8h-252c-7 0-14 0-14 8s7 8 14 8z"><text:p/></draw:path><draw:path draw:style-name="gr3" draw:text-style-name="P165" svg:width="0.1295in" svg:height="0.074in" svg:x="0.6055in" svg:y="0.0732in" svg:viewBox="0 0 330 189" svg:d="M301 29c3-6 4-9 29-9v-20c-9 1-23 1-32 1-12 0-32-1-41-1v20c3 0 24 0 24 5 0 1 0 4-1 5l-45 108-48-118h23v-20c-13 0-35 1-48 1-17 0-35-1-42-1v20h25c9 21 9 22 9 22 0 2-2 5-2 6l-33 81-45-109h24v-20c-18 1-34 1-52 1-14 0-32-1-46-1v20h25l64 159c3 6 5 10 15 10 11 0 14-4 16-10l46-110 44 110c4 6 4 10 14 10 11 0 14-4 16-10z"><text:p/></draw:path><draw:path draw:style-name="gr3" draw:text-style-name="P165" svg:width="0.087in" svg:height="0.0783in" svg:x="0.7445in" svg:y="0in" svg:viewBox="0 0 222 200" svg:d="M132 22c1-10 2-10 8-11 2 0 12 0 18 0 18 0 27 0 34 2 12 4 13 13 13 23 0 5 0 10-1 24l-1 4c0 3 1 4 5 4s6-3 6-8l8-56c0-4-4-4-10-4h-182c-7 0-8 0-10 6l-18 53c-1 1-2 3-2 6 0 0 1 3 5 3 3 0 5-1 7-7 17-48 26-50 72-50h12c8 0 8 0 8 2 0 1 0 3-1 7l-38 155c-3 12-4 14-35 14-11 0-13 0-13 8 0 0 0 3 5 3 8 0 16-1 25-1 8 0 18 0 26 0 7 0 18 0 25 0 10 0 18 1 26 1 3 0 7 0 7-6 0-5-4-5-12-5-6 0-11 0-17 0-11-1-11-2-11-6 0-2 0-3 1-7z"><text:p/></draw:path><draw:path draw:style-name="gr3" draw:text-style-name="P165" svg:width="0.0421in" svg:height="0.0772in" svg:x="0.752in" svg:y="0.1098in" svg:viewBox="0 0 108 197" svg:d="M67 8c0-8-1-8-8-8-19 18-47 19-59 19v11c7 0 26 0 43-8v151c0 9 0 13-30 13h-11v11c5 0 42-2 53-2 10 0 47 2 53 2v-11h-11c-30 0-30-4-30-13z"><text:p/></draw:path><draw:path draw:style-name="gr3" draw:text-style-name="P165" svg:width="0.1209in" svg:height="0.113in" svg:x="0.8504in" svg:y="0.0346in" svg:viewBox="0 0 308 288" svg:d="M283 189c2-2 3-4 3-6 0-1 0-4-5-4s-5 2-6 4c-28 64-43 91-115 91h-62c-6 0-7 0-9 0-5-1-6-1-6-4 0-2 0-3 2-10l29-115h42c36 0 36 8 36 19 0 3 0 7-2 21-2 2-3 3-3 4 0 3 3 5 6 5s5-2 6-8l24-100c0-2-2-3-5-3-4 0-4 1-6 6-8 33-16 43-56 43h-38l24-102c4-16 4-17 24-17h58c52 0 65 12 65 47 0 9 0 11-1 23 0 2-1 6-1 7 0 2 2 5 6 5s5-2 6-11l8-72c2-12-1-12-12-12h-213c-9 0-12 0-12 8 0 5 3 5 10 5 16 0 28 0 28 9 0 0 0 1-1 9l-57 223c-4 17-4 20-38 20-7 0-12 0-12 8 0 6 4 6 12 6h220c9 0 10-2 13-8z"><text:p/></draw:path><draw:polygon draw:style-name="gr3" draw:text-style-name="P165" svg:width="0.0228in" svg:height="0.1657in" svg:x="0.9957in" svg:y="0.0228in" svg:viewBox="0 0 59 422" draw:points="59,422 59,405 17,405 17,17 59,17 59,0 0,0 0,422"><text:p/></draw:polygon><draw:path draw:style-name="gr3" draw:text-style-name="P165" svg:width="0.0933in" svg:height="0.0736in" svg:x="1.026in" svg:y="0.0732in" svg:viewBox="0 0 238 188" svg:d="M137 84l50-55c5-6 7-9 43-9v-20c-15 1-37 1-39 1-11 0-31-1-43-1v20c6 0 10 2 15 4-1 2-1 2-2 5l-36 40-42-49h17v-20c-11 0-38 1-51 1s-32-1-47-1v20h30l66 78-55 63c-7 7-23 7-43 7v20c14-1 36-1 40-1 10 0 34 1 43 1v-20c-9 0-16-3-16-5l3-4 42-46 45 55h-15v20c9 0 36-1 50-1 13 0 32 1 46 1v-20h-29z"><text:p/></draw:path><draw:path draw:style-name="gr3" draw:text-style-name="P165" svg:width="0.0933in" svg:height="0.0736in" svg:x="1.1268in" svg:y="0.0732in" svg:viewBox="0 0 238 188" svg:d="M137 84l50-55c5-6 7-9 43-9v-20c-15 1-37 1-39 1-11 0-31-1-43-1v20c6 0 10 2 15 4-1 2-1 2-2 5l-36 40-42-49h17v-20c-11 0-38 1-51 1s-32-1-47-1v20h30l66 78-55 63c-7 7-23 7-43 7v20c14-1 36-1 40-1 10 0 34 1 43 1v-20c-9 0-16-3-16-5l3-4 42-46 45 55h-15v20c9 0 36-1 50-1 13 0 32 1 46 1v-20h-29z"><text:p/></draw:path><draw:path draw:style-name="gr3" draw:text-style-name="P165" svg:width="0.087in" svg:height="0.0783in" svg:x="1.2287in" svg:y="0in" svg:viewBox="0 0 222 200" svg:d="M132 22c1-10 2-10 8-11 2 0 12 0 18 0 18 0 27 0 34 2 12 4 13 13 13 23 0 5 0 10-1 24l-1 4c0 3 1 4 6 4 3 0 5-3 5-8l8-56c0-4-4-4-10-4h-181c-8 0-9 0-11 6l-18 53c-1 1-2 3-2 6 0 0 1 3 5 3 3 0 5-1 7-7 17-48 26-50 72-50h12c8 0 8 0 8 2 0 1 0 3-1 7l-38 155c-3 12-4 14-35 14-11 0-13 0-13 8 0 0 0 3 5 3 8 0 16-1 25-1 8 0 18 0 26 0 7 0 18 0 27 0 8 0 16 1 24 1 3 0 8 0 8-6 0-5-5-5-13-5-6 0-11 0-17 0-11-1-11-2-11-6 0-2 0-3 1-7z"><text:p/></draw:path><draw:polygon draw:style-name="gr3" draw:text-style-name="P165" svg:width="0.0228in" svg:height="0.1657in" svg:x="1.3323in" svg:y="0.0228in" svg:viewBox="0 0 59 422" draw:points="59,0 0,0 0,17 41,17 41,405 0,405 0,422 59,422"><text:p/></draw:polygon><draw:path draw:style-name="gr3" draw:text-style-name="P165" svg:width="0.1295in" svg:height="0.074in" svg:x="1.3787in" svg:y="0.0732in" svg:viewBox="0 0 330 189" svg:d="M301 29c3-6 4-9 29-9v-20c-9 1-23 1-32 1-12 0-32-1-41-1v20c3 0 24 0 24 5 0 1 0 4-1 5l-45 108-48-118h23v-20c-13 0-35 1-48 1-17 0-35-1-42-1v20h25c9 21 9 22 9 22 0 2-2 5-2 6l-33 81-45-109h24v-20c-18 1-34 1-52 1-14 0-32-1-46-1v20h25l64 159c5 6 5 10 15 10 11 0 14-4 16-10l46-110 44 110c4 6 4 10 14 10 11 0 14-4 16-10z"><text:p/></draw:path><draw:path draw:style-name="gr3" draw:text-style-name="P165" svg:width="0.0421in" svg:height="0.0772in" svg:x="1.5256in" svg:y="0.0949in" svg:viewBox="0 0 108 197" svg:d="M67 8c0-8-1-8-8-8-19 18-47 19-59 19v11c7 0 26 0 43-8v151c0 9 0 13-30 13h-11v11c5 0 42-2 53-2 10 0 47 2 53 2v-11h-11c-30 0-30-4-30-13z"><text:p/></draw:path></draw:g></text:p>
      <text:p text:style-name="P59">thoả <draw:g text:anchor-type="as-char" svg:y="-0.1252in" draw:z-index="123" draw:style-name="gr1"><svg:title>TexMaths</svg:title><svg:desc>12§display§\left\lVert \textbf{w}_{1} \right\rVert = 1§svg§600§FALSE§</svg:desc><draw:polygon draw:style-name="gr2" draw:text-style-name="P164" svg:width="0.6528in" svg:height="0.1492in" svg:x="0in" svg:y="0.0067in" svg:viewBox="0 0 1659 380" draw:points="829,380 0,380 0,0 1659,0 1659,380"><text:p/></draw:polygon><draw:path draw:style-name="gr3" draw:text-style-name="P165" svg:width="0.039in" svg:height="0.1657in" svg:x="0.0138in" svg:y="0.0004in" svg:viewBox="0 0 100 422" svg:d="M17 14c0-7 0-14-9-14-8 0-8 10-8 16v391c0 7 0 15 8 15 9 0 9-7 9-14zM100 16c0-8 0-16-9-16-7 0-8 7-8 14v394c0 7 0 14 8 14 9 0 9-8 9-15z"><text:p/></draw:path><draw:path draw:style-name="gr3" draw:text-style-name="P165" svg:width="0.1295in" svg:height="0.0744in" svg:x="0.0787in" svg:y="0.0504in" svg:viewBox="0 0 330 190" svg:d="M301 29c3-6 4-9 29-9v-20c-10 1-23 1-32 1-12 0-32-1-41-1v20c3 0 24 0 24 5 0 1 0 4-1 5l-45 108-48-118h23v-20c-13 0-35 1-48 1-17 0-35-1-42-1v20h25c9 21 9 22 9 22 0 2-2 5-2 6l-33 82-45-110h24v-20c-18 1-34 1-52 1-14 0-32-1-46-1v20h25l64 159c3 6 5 11 15 11 11 0 14-5 16-11l46-109 44 109c4 6 4 11 14 11 11 0 14-5 16-11z"><text:p/></draw:path><draw:path draw:style-name="gr3" draw:text-style-name="P165" svg:width="0.0421in" svg:height="0.0772in" svg:x="0.2256in" svg:y="0.0709in" svg:viewBox="0 0 108 197" svg:d="M67 8c0-8-1-8-8-8-19 18-47 19-59 19v11c7 0 26 0 43-8v151c0 9 0 13-30 13h-11v11c5 0 42-1 53-1 10 0 47 1 53 1v-11h-11c-30 0-30-4-30-13z"><text:p/></draw:path><draw:path draw:style-name="gr3" draw:text-style-name="P165" svg:width="0.039in" svg:height="0.1657in" svg:x="0.3091in" svg:y="0.0004in" svg:viewBox="0 0 100 422" svg:d="M17 14c0-7 0-14-9-14-8 0-8 10-8 16v391c0 7 0 15 8 15 9 0 9-7 9-14zM100 16c0-8 0-16-9-16-7 0-8 7-8 14v394c0 7 0 14 8 14 9 0 9-8 9-15z"><text:p/></draw:path><draw:path draw:style-name="gr3" draw:text-style-name="P165" svg:width="0.1102in" svg:height="0.039in" svg:x="0.4256in" svg:y="0.0634in" svg:viewBox="0 0 281 100" svg:d="M266 17c8 0 15 0 15-9 0-8-7-8-13-8h-254c-7 0-14 0-14 8 0 9 7 9 14 9zM268 100c6 0 13 0 13-9 0-8-7-8-15-8h-252c-7 0-14 0-14 8 0 9 7 9 14 9z"><text:p/></draw:path><draw:path draw:style-name="gr3" draw:text-style-name="P165" svg:width="0.0547in" svg:height="0.1106in" svg:x="0.6063in" svg:y="0.0134in" svg:viewBox="0 0 140 282" svg:d="M88 11c0-10 0-11-11-11-27 26-64 26-77 26v15c8 0 34 0 55-12v219c0 16 0 21-38 21h-15v13c15-1 53-1 69-1 18 0 54 0 69 1v-13h-13c-38 0-39-5-39-21z"><text:p/></draw:path></draw:g></text:p>
      <text:p text:style-name="P60">Tham số <draw:g text:anchor-type="as-char" svg:y="-0.0744in" draw:z-index="125" draw:style-name="gr1"><svg:title>TexMaths</svg:title><svg:desc>12§display§\textbf{w}_{1}§svg§600§FALSE§</svg:desc><draw:polygon draw:style-name="gr2" draw:text-style-name="P164" svg:width="0.176in" svg:height="0.0823in" svg:x="0.0043in" svg:y="0.0087in" svg:viewBox="0 0 448 210" draw:points="224,210 0,210 0,0 448,0 448,210"><text:p/></draw:polygon><draw:path draw:style-name="gr3" draw:text-style-name="P165" svg:width="0.1295in" svg:height="0.0748in" svg:x="0in" svg:y="0in" svg:viewBox="0 0 330 191" svg:d="M301 29c2-6 3-9 29-9v-20c-10 1-23 1-33 1-12 0-31-1-41-1v20c4 0 24 0 24 5 0 1 0 4-1 5l-44 108-48-118h23v-20c-13 0-35 1-48 1-17 0-35-1-42-1v20h25c8 21 8 22 8 22 0 2-1 5-1 6l-33 82-45-110h24v-20c-18 1-34 1-52 1-14 0-32-1-46-1v20h25l64 159c3 7 4 12 15 12s13-5 16-12l45-109 45 109c3 7 3 12 14 12s13-5 16-12z"><text:p/></draw:path><draw:path draw:style-name="gr3" draw:text-style-name="P165" svg:width="0.0421in" svg:height="0.0772in" svg:x="0.1461in" svg:y="0.0217in" svg:viewBox="0 0 108 197" svg:d="M67 8c0-8-1-8-8-8-19 18-47 19-59 19v11c7 0 26 0 43-8v151c0 10 0 13-30 13h-11v11c5 0 42 0 53 0 10 0 47 0 53 0v-11h-11c-30 0-30-3-30-13z"><text:p/></draw:path></draw:g><text:s/>được chọn <text:span text:style-name="T43">theo Lagrange multiplier</text:span>. <text:span text:style-name="T40">Vậy ta tìm được </text:span><text:span text:style-name="T40"><draw:g text:anchor-type="as-char" svg:y="-0.0752in" draw:z-index="126" draw:style-name="gr1"><svg:title>TexMaths</svg:title><svg:desc>12§display§\textbf{w}_{1} = \textbf{e}_1§svg§600§FALSE§</svg:desc><draw:polygon draw:style-name="gr2" draw:text-style-name="P164" svg:width="0.5598in" svg:height="0.0835in" svg:x="0.0043in" svg:y="0.0067in" svg:viewBox="0 0 1423 213" draw:points="711,213 0,213 0,0 1423,0 1423,213"><text:p/></draw:polygon><draw:path draw:style-name="gr3" draw:text-style-name="P165" svg:width="0.1295in" svg:height="0.0748in" svg:x="0in" svg:y="0.0016in" svg:viewBox="0 0 330 191" svg:d="M301 29c2-6 4-9 29-9v-20c-10 1-23 1-33 1-12 0-31-1-40-1v20c3 0 24 0 24 5 0 1 0 4-2 5l-44 108-48-118h23v-20c-13 0-35 1-48 1-17 0-35-1-42-1v20h25c9 21 9 22 9 22 0 2-2 5-2 6l-33 81-45-109h24v-20c-18 1-34 1-52 1-14 0-32-1-46-1v20h25l64 159c3 7 5 12 15 12 11 0 14-5 16-12l46-109 44 109c3 7 3 12 14 12s13-5 16-12z"><text:p/></draw:path><draw:path draw:style-name="gr3" draw:text-style-name="P165" svg:width="0.0421in" svg:height="0.0772in" svg:x="0.1465in" svg:y="0.0217in" svg:viewBox="0 0 108 197" svg:d="M67 8c0-8-1-8-8-8-19 18-47 19-59 19v11c7 0 26 0 43-8v151c0 9 0 13-30 13h-11v11c5 0 42-2 53-2 10 0 47 2 53 2v-11h-11c-30 0-30-4-30-13z"><text:p/></draw:path><draw:path draw:style-name="gr3" draw:text-style-name="P165" svg:width="0.1102in" svg:height="0.0386in" svg:x="0.2634in" svg:y="0.0134in" svg:viewBox="0 0 281 99" svg:d="M266 17c7 0 15 0 15-9 0-8-8-8-14-8h-253c-7 0-14 0-14 8 0 9 7 9 14 9zM267 99c6 0 14 0 14-8s-8-8-15-8h-252c-7 0-14 0-14 8s7 8 14 8z"><text:p/></draw:path><draw:path draw:style-name="gr3" draw:text-style-name="P165" svg:width="0.0768in" svg:height="0.0764in" svg:x="0.435in" svg:y="0.0004in" svg:viewBox="0 0 196 195" svg:d="M182 99c10 0 14 0 14-10 0-15-3-45-24-66-16-16-38-23-68-23-68 0-104 43-104 97 0 56 42 98 110 98s86-45 86-52c0-9-8-9-11-9-6 0-7 4-10 10-9 20-33 33-61 33-59 0-59-56-59-78zM55 85c0-15 0-35 10-48 11-17 27-21 39-21 51 0 52 55 52 69z"><text:p/></draw:path><draw:path draw:style-name="gr3" draw:text-style-name="P165" svg:width="0.0421in" svg:height="0.0772in" svg:x="0.5299in" svg:y="0.0217in" svg:viewBox="0 0 108 197" svg:d="M67 8c0-8-1-8-8-8-19 18-47 19-59 19v11c7 0 26 0 43-8v151c0 9 0 13-30 13h-11v11c5 0 42-2 53-2 10 0 47 2 53 2v-11h-11c-30 0-30-4-30-13z"><text:p/></draw:path></draw:g></text:span><text:span text:style-name="T40"><text:s/>là vector riêng làm chéo ma trận covariance </text:span><text:span text:style-name="T40"><draw:g text:anchor-type="as-char" svg:y="-0.148in" draw:z-index="127" draw:style-name="gr1"><svg:title>TexMaths</svg:title><svg:desc>12§display§E[\textbf{x}\textbf{x}^{T}]§svg§600§FALSE§</svg:desc><draw:polygon draw:style-name="gr2" draw:text-style-name="P164" svg:width="0.4937in" svg:height="0.1717in" svg:x="0.002in" svg:y="0.0087in" svg:viewBox="0 0 1255 437" draw:points="628,437 0,437 0,0 1255,0 1255,437"><text:p/></draw:polygon><draw:path draw:style-name="gr3" draw:text-style-name="P165" svg:width="0.1205in" svg:height="0.113in" svg:x="0in" svg:y="0.0346in" svg:viewBox="0 0 307 288" svg:d="M283 189c1-2 3-4 3-6 0-1 0-4-5-4s-5 2-6 4c-28 64-42 91-115 91h-62c-6 0-7 0-9 0-5-1-6-1-6-4 0-2 0-3 2-10l29-115h42c36 0 36 8 36 19 0 3 0 7-2 21-2 2-3 3-3 4 0 3 3 5 6 5s5-2 6-8l24-100c0-2-2-3-5-3-4 0-4 1-6 6-8 33-16 43-56 43h-38l25-102c3-16 3-17 23-17h58c52 0 65 12 65 47 0 9 0 11-1 23 0 2-1 6-1 7 0 2 2 5 6 5 3 0 5-2 6-11l8-72c1-12-1-12-12-12h-213c-9 0-12 0-12 8 0 5 3 5 10 5 16 0 28 0 28 9 0 0 0 1-1 9l-57 223c-4 17-4 20-38 20-7 0-12 0-12 8 0 6 4 6 12 6h220c9 0 10-2 13-8z"><text:p/></draw:path><draw:polygon draw:style-name="gr3" draw:text-style-name="P165" svg:width="0.0228in" svg:height="0.1657in" svg:x="0.1449in" svg:y="0.0228in" svg:viewBox="0 0 59 422" draw:points="59,422 59,405 17,405 17,17 59,17 59,0 0,0 0,422"><text:p/></draw:polygon><draw:path draw:style-name="gr3" draw:text-style-name="P165" svg:width="0.0933in" svg:height="0.0736in" svg:x="0.1752in" svg:y="0.0732in" svg:viewBox="0 0 238 188" svg:d="M137 84l50-55c5-6 7-9 43-9v-20c-15 1-37 1-39 1-11 0-31-1-43-1v20c6 0 10 2 15 4-1 2-1 2-2 5l-36 40-42-49h17v-20c-11 0-38 1-51 1s-32-1-47-1v20h30l66 78-55 63c-7 7-23 7-43 7v20c14-1 36-1 40-1 10 0 34 1 43 1v-20c-9 0-16-3-16-5l3-4 42-46 45 55h-15v20c9 0 36-1 50-1 13 0 32 1 46 1v-20h-29z"><text:p/></draw:path><draw:path draw:style-name="gr3" draw:text-style-name="P165" svg:width="0.0933in" svg:height="0.0736in" svg:x="0.2764in" svg:y="0.0732in" svg:viewBox="0 0 238 188" svg:d="M137 84l50-55c5-6 7-9 43-9v-20c-15 1-37 1-39 1-11 0-31-1-43-1v20c6 0 10 2 15 4-1 2-1 2-2 5l-36 40-42-49h17v-20c-11 0-38 1-51 1s-32-1-47-1v20h30l66 78-55 63c-7 7-23 7-43 7v20c14-1 36-1 40-1 10 0 34 1 43 1v-20c-9 0-16-3-16-5l3-4 42-46 45 55h-15v20c9 0 36-1 50-1 13 0 32 1 46 1v-20h-29z"><text:p/></draw:path><draw:path draw:style-name="gr3" draw:text-style-name="P165" svg:width="0.087in" svg:height="0.0783in" svg:x="0.3783in" svg:y="0in" svg:viewBox="0 0 222 200" svg:d="M132 22c1-10 2-10 8-11 2 0 12 0 18 0 18 0 27 0 34 2 12 4 13 13 13 23 0 5 0 10-1 24l-1 4c0 3 1 4 5 4s6-3 6-8l8-56c0-4-4-4-10-4h-181c-8 0-9 0-11 6l-18 53c-1 1-2 3-2 6 0 0 1 3 5 3 3 0 5-1 7-7 17-48 26-50 72-50h12c8 0 8 0 8 2 0 1 0 3-1 7l-38 155c-3 12-4 14-35 14-11 0-13 0-13 8 0 0 0 3 5 3 8 0 16-1 25-1 8 0 18 0 26 0 7 0 18 0 25 0 10 0 18 1 26 1 3 0 8 0 8-6 0-5-5-5-13-5-6 0-11 0-17 0-11-1-11-2-11-6 0-2 0-3 1-7z"><text:p/></draw:path><draw:polygon draw:style-name="gr3" draw:text-style-name="P165" svg:width="0.0228in" svg:height="0.1657in" svg:x="0.4815in" svg:y="0.0228in" svg:viewBox="0 0 59 422" draw:points="59,0 0,0 0,17 41,17 41,405 0,405 0,422 59,422"><text:p/></draw:polygon></draw:g></text:span></text:p>
      <text:p text:style-name="P61">Ở <text:span text:style-name="T42">thành phần chính thứ hai, ta sẽ chọn </text:span><text:span text:style-name="T42"><draw:g text:anchor-type="as-char" svg:y="-0.0744in" draw:z-index="129" draw:style-name="gr1"><svg:title>TexMaths</svg:title><svg:desc>12§display§\textbf{w}_2§svg§600§FALSE§</svg:desc><draw:polygon draw:style-name="gr2" draw:text-style-name="P164" svg:width="0.1799in" svg:height="0.0823in" svg:x="0.0043in" svg:y="0.0087in" svg:viewBox="0 0 458 210" draw:points="229,210 0,210 0,0 458,0 458,210"><text:p/></draw:polygon><draw:path draw:style-name="gr3" draw:text-style-name="P165" svg:width="0.1295in" svg:height="0.0748in" svg:x="0in" svg:y="0in" svg:viewBox="0 0 330 191" svg:d="M301 29c2-6 4-9 29-9v-20c-10 1-23 1-33 1-12 0-31-1-40-1v20c3 0 24 0 24 5 0 1 0 4-2 5l-44 108-48-118h23v-20c-13 0-35 1-48 1-17 0-35-1-42-1v20h25c8 21 8 22 8 22 0 2-1 5-1 6l-33 82-45-110h24v-20c-18 1-34 1-52 1-14 0-32-1-46-1v20h25l64 159c3 7 5 12 15 12 11 0 14-5 16-12l45-109 45 109c3 7 3 12 14 12s13-5 16-12z"><text:p/></draw:path><draw:path draw:style-name="gr3" draw:text-style-name="P165" svg:width="0.0516in" svg:height="0.0772in" svg:x="0.1406in" svg:y="0.0217in" svg:viewBox="0 0 132 197" svg:d="M132 143h-11c-1 7-3 24-8 28-1 1-24 1-29 1h-54c30-28 41-35 59-49 23-18 43-36 43-65 0-36-32-58-71-58-36 0-61 26-61 53 0 15 12 18 16 18 7 0 15-6 15-17 0-5-1-16-17-16 9-21 29-27 44-27 30 0 45 23 45 47 0 26-19 47-29 57l-72 71c-2 3-2 4-2 11h122z"><text:p/></draw:path></draw:g></text:span><text:span text:style-name="T42"><text:s/>sao cho </text:span><text:span text:style-name="T42"><draw:g text:anchor-type="as-char" svg:y="-0.148in" draw:z-index="130" draw:style-name="gr1"><svg:title>TexMaths</svg:title><svg:desc>12§display§\textbf{w}_{2}^{T} E[\textbf{x}\textbf{x}^{T}] \textbf{w}_{1}§svg§600§FALSE§</svg:desc><draw:polygon draw:style-name="gr2" draw:text-style-name="P164" svg:width="0.9496in" svg:height="0.1717in" svg:x="0.0043in" svg:y="0.0087in" svg:viewBox="0 0 2413 437" draw:points="1206,437 0,437 0,0 2413,0 2413,437"><text:p/></draw:polygon><draw:path draw:style-name="gr3" draw:text-style-name="P165" svg:width="0.1295in" svg:height="0.074in" svg:x="0in" svg:y="0.0732in" svg:viewBox="0 0 330 189" svg:d="M301 29c3-6 4-9 29-9v-20c-10 1-23 1-32 1-12 0-32-1-41-1v20c3 0 24 0 24 5 0 1 0 4-1 5l-45 108-48-118h23v-20c-13 0-35 1-48 1-17 0-35-1-42-1v20h25c9 21 9 22 9 22 0 2-2 5-2 6l-33 81-45-109h24v-20c-18 1-34 1-52 1-14 0-32-1-46-1v20h25l64 159c3 6 5 10 15 10 11 0 14-4 16-10l46-110 44 110c4 6 4 10 14 10 11 0 14-4 16-10z"><text:p/></draw:path><draw:path draw:style-name="gr3" draw:text-style-name="P165" svg:width="0.087in" svg:height="0.0783in" svg:x="0.139in" svg:y="0in" svg:viewBox="0 0 222 200" svg:d="M132 22c1-10 2-10 8-11 2 0 12 0 18 0 18 0 27 0 34 2 12 4 13 13 13 23 0 5 0 10-1 24l-1 4c0 3 1 4 6 4 3 0 5-3 5-8l8-56c0-4-4-4-10-4h-181c-8 0-9 0-11 6l-18 53c-1 1-2 3-2 6 0 0 1 3 5 3 3 0 5-1 7-7 17-48 26-50 72-50h12c8 0 8 0 8 2 0 1 0 3-1 7l-38 155c-3 12-4 14-35 14-11 0-13 0-13 8 0 0 0 3 5 3 8 0 16-1 25-1 8 0 18 0 26 0 7 0 18 0 25 0 10 0 18 1 26 1 3 0 8 0 8-6 0-5-5-5-13-5-6 0-11 0-17 0-11-1-11-2-11-6 0-2 0-3 1-7z"><text:p/></draw:path><draw:path draw:style-name="gr3" draw:text-style-name="P165" svg:width="0.0516in" svg:height="0.0772in" svg:x="0.1409in" svg:y="0.1098in" svg:viewBox="0 0 132 197" svg:d="M132 143h-11c-1 7-3 24-8 27-1 1-24 1-29 1h-54c30-27 41-34 59-49 23-18 43-36 43-64 0-36-32-58-71-58-36 0-61 26-61 53 0 15 12 16 16 16 7 0 15-4 15-15 0-5-1-16-17-16 9-21 29-27 44-27 30 0 45 23 45 47 0 26-19 45-29 57l-72 70c-2 3-2 4-2 12h122z"><text:p/></draw:path><draw:path draw:style-name="gr3" draw:text-style-name="P165" svg:width="0.1205in" svg:height="0.113in" svg:x="0.2449in" svg:y="0.0346in" svg:viewBox="0 0 307 288" svg:d="M283 189c1-2 3-4 3-6 0-1 0-4-5-4s-5 2-6 4c-28 64-42 91-115 91h-62c-6 0-7 0-9 0-5-1-6-1-6-4 0-2 0-3 2-10l29-115h42c36 0 36 8 36 19 0 3 0 7-2 21-2 2-3 3-3 4 0 3 3 5 6 5s5-2 6-8l24-100c0-2-2-3-5-3-4 0-4 1-6 6-8 33-16 43-56 43h-38l25-102c3-16 3-17 23-17h58c52 0 65 12 65 47 0 9 0 11-1 23 0 2-1 6-1 7 0 2 2 5 6 5 3 0 5-2 6-11l8-72c1-12-1-12-12-12h-213c-9 0-12 0-12 8 0 5 3 5 10 5 16 0 28 0 28 9 0 0 0 1-1 9l-57 223c-4 17-4 20-38 20-7 0-12 0-12 8 0 6 4 6 12 6h220c9 0 10-2 13-8z"><text:p/></draw:path><draw:polygon draw:style-name="gr3" draw:text-style-name="P165" svg:width="0.0228in" svg:height="0.1657in" svg:x="0.3902in" svg:y="0.0228in" svg:viewBox="0 0 59 422" draw:points="59,422 59,405 17,405 17,17 59,17 59,0 0,0 0,422"><text:p/></draw:polygon><draw:path draw:style-name="gr3" draw:text-style-name="P165" svg:width="0.0933in" svg:height="0.0736in" svg:x="0.4205in" svg:y="0.0732in" svg:viewBox="0 0 238 188" svg:d="M137 84l50-55c5-6 7-9 43-9v-20c-15 1-37 1-39 1-11 0-31-1-43-1v20c6 0 10 2 15 4-1 2-1 2-2 5l-36 40-42-49h17v-20c-11 0-38 1-51 1s-32-1-47-1v20h30l66 78-55 63c-7 7-23 7-43 7v20c14-1 36-1 40-1 10 0 34 1 43 1v-20c-9 0-16-3-16-5l3-4 42-46 45 55h-15v20c9 0 36-1 50-1 13 0 32 1 46 1v-20h-29z"><text:p/></draw:path><draw:path draw:style-name="gr3" draw:text-style-name="P165" svg:width="0.0933in" svg:height="0.0736in" svg:x="0.5213in" svg:y="0.0732in" svg:viewBox="0 0 238 188" svg:d="M137 84l50-55c5-6 7-9 43-9v-20c-15 1-37 1-39 1-11 0-31-1-43-1v20c6 0 10 2 15 4-1 2-1 2-2 5l-36 40-42-49h17v-20c-11 0-38 1-51 1s-32-1-47-1v20h30l66 78-55 63c-7 7-23 7-43 7v20c14-1 36-1 40-1 10 0 34 1 43 1v-20c-9 0-16-3-16-5l3-4 42-46 45 55h-15v20c9 0 36-1 50-1 13 0 32 1 46 1v-20h-29z"><text:p/></draw:path><draw:path draw:style-name="gr3" draw:text-style-name="P165" svg:width="0.087in" svg:height="0.0783in" svg:x="0.6232in" svg:y="0in" svg:viewBox="0 0 222 200" svg:d="M132 22c1-10 2-10 8-11 2 0 12 0 18 0 18 0 27 0 34 2 12 4 13 13 13 23 0 5 0 10-1 24l-1 4c0 3 1 4 6 4 3 0 5-3 5-8l8-56c0-4-4-4-10-4h-181c-8 0-9 0-11 6l-18 53c-1 1-2 3-2 6 0 0 1 3 5 3 3 0 5-1 7-7 17-48 26-50 72-50h12c8 0 8 0 8 2 0 1 0 3-1 7l-38 155c-3 12-4 14-35 14-11 0-13 0-13 8 0 0 0 3 5 3 8 0 16-1 25-1 8 0 18 0 26 0 7 0 18 0 27 0 8 0 16 1 24 1 3 0 8 0 8-6 0-5-5-5-13-5-6 0-11 0-17 0-11-1-11-2-11-6 0-2 0-3 1-7z"><text:p/></draw:path><draw:polygon draw:style-name="gr3" draw:text-style-name="P165" svg:width="0.0228in" svg:height="0.1657in" svg:x="0.7268in" svg:y="0.0228in" svg:viewBox="0 0 59 422" draw:points="59,0 0,0 0,17 41,17 41,405 0,405 0,422 59,422"><text:p/></draw:polygon><draw:path draw:style-name="gr3" draw:text-style-name="P165" svg:width="0.1295in" svg:height="0.074in" svg:x="0.7728in" svg:y="0.0732in" svg:viewBox="0 0 330 189" svg:d="M301 29c3-6 4-9 29-9v-20c-10 1-23 1-32 1-12 0-32-1-41-1v20c3 0 24 0 24 5 0 1 0 4-1 5l-45 108-48-118h23v-20c-13 0-35 1-48 1-17 0-35-1-42-1v20h25c9 21 9 22 9 22 0 2-2 5-2 6l-33 81-45-109h24v-20c-18 1-34 1-52 1-14 0-32-1-46-1v20h25l64 159c5 6 5 10 15 10 11 0 14-4 16-10l46-110 44 110c4 6 4 10 14 10 11 0 14-4 16-10z"><text:p/></draw:path><draw:path draw:style-name="gr3" draw:text-style-name="P165" svg:width="0.0421in" svg:height="0.0772in" svg:x="0.9197in" svg:y="0.0949in" svg:viewBox="0 0 108 197" svg:d="M67 8c0-8-1-8-8-8-19 18-47 19-59 19v11c7 0 26 0 43-8v151c0 9 0 13-30 13h-11v11c5 0 42-2 53-2 10 0 47 2 53 2v-11h-11c-30 0-30-4-30-13z"><text:p/></draw:path></draw:g></text:span><text:span text:style-name="T42"><text:s/>lớn nhất. Vậy ta có </text:span><text:span text:style-name="T42"><draw:g text:anchor-type="as-char" svg:y="-0.0752in" draw:z-index="131" draw:style-name="gr1"><svg:title>TexMaths</svg:title><svg:desc>12§display§\textbf{w}_{2} = \textbf{e}_2§svg§600§FALSE§</svg:desc><draw:polygon draw:style-name="gr2" draw:text-style-name="P164" svg:width="0.5638in" svg:height="0.0835in" svg:x="0.0043in" svg:y="0.0067in" svg:viewBox="0 0 1433 213" draw:points="717,213 0,213 0,0 1433,0 1433,213"><text:p/></draw:polygon><draw:path draw:style-name="gr3" draw:text-style-name="P165" svg:width="0.1295in" svg:height="0.0748in" svg:x="0in" svg:y="0.0016in" svg:viewBox="0 0 330 191" svg:d="M301 29c3-6 4-9 29-9v-20c-9 1-23 1-32 1-12 0-31-1-41-1v20c4 0 24 0 24 5 0 1 0 4-1 5l-45 108-48-118h23v-20c-13 0-35 1-48 1-17 0-35-1-42-1v20h25c9 21 9 22 9 22 0 2-1 5-1 6l-34 81-45-109h24v-20c-18 1-34 1-52 1-14 0-32-1-46-1v20h25l64 159c3 7 5 12 15 12 11 0 14-5 16-12l46-109 44 109c4 7 4 12 15 12 10 0 13-5 15-12z"><text:p/></draw:path><draw:path draw:style-name="gr3" draw:text-style-name="P165" svg:width="0.0516in" svg:height="0.0772in" svg:x="0.1409in" svg:y="0.0217in" svg:viewBox="0 0 132 197" svg:d="M132 143h-11c-1 7-3 24-8 27-1 1-24 1-29 1h-54c30-27 41-34 59-49 23-18 43-36 43-64 0-36-32-58-71-58-36 0-61 26-61 53 0 15 12 17 16 17 7 0 15-5 15-16 0-5-1-16-17-16 9-21 29-27 44-27 30 0 45 23 45 47 0 26-19 45-29 57l-72 71c-2 2-2 3-2 11h122z"><text:p/></draw:path><draw:path draw:style-name="gr3" draw:text-style-name="P165" svg:width="0.1102in" svg:height="0.0386in" svg:x="0.2638in" svg:y="0.0134in" svg:viewBox="0 0 281 99" svg:d="M267 17c7 0 14 0 14-9 0-8-7-8-13-8h-254c-7 0-14 0-14 8 0 9 7 9 14 9zM268 99c6 0 13 0 13-8s-7-8-14-8h-253c-7 0-14 0-14 8s7 8 14 8z"><text:p/></draw:path><draw:path draw:style-name="gr3" draw:text-style-name="P165" svg:width="0.0768in" svg:height="0.0764in" svg:x="0.4354in" svg:y="0.0004in" svg:viewBox="0 0 196 195" svg:d="M183 99c9 0 13 0 13-10 0-15-3-45-24-66-16-16-38-23-68-23-68 0-104 43-104 97 0 56 42 98 110 98s86-45 86-52c0-9-7-9-11-9-6 0-7 4-10 10-9 20-33 33-61 33-59 0-59-56-59-78zM55 85c0-15 0-35 10-48 11-17 27-21 39-21 51 0 52 55 52 69z"><text:p/></draw:path><draw:path draw:style-name="gr3" draw:text-style-name="P165" svg:width="0.0516in" svg:height="0.0772in" svg:x="0.5248in" svg:y="0.0217in" svg:viewBox="0 0 132 197" svg:d="M132 143h-11c-1 7-3 24-8 27-1 1-24 1-29 1h-54c30-27 41-34 59-49 23-18 43-36 43-64 0-36-32-58-71-58-36 0-61 26-61 53 0 15 12 17 16 17 7 0 15-5 15-16 0-5-1-16-17-16 9-21 29-27 44-27 30 0 45 23 45 47 0 26-19 45-29 57l-72 71c-2 2-2 3-2 11h122z"><text:p/></draw:path></draw:g></text:span></text:p>
      <text:p text:style-name="P71">Cứ thế cho thành phần chính thứ ba <text:span text:style-name="T47">trở đi.</text:span></text:p>
      <text:p text:style-name="P71"/>
      <text:p text:style-name="P63"><text:span text:style-name="T46">Suy ra ta có </text:span><text:span text:style-name="T46"><draw:g text:anchor-type="as-char" svg:y="-0.1138in" draw:z-index="141" draw:style-name="gr1"><svg:title>TexMaths</svg:title><svg:desc>12§display§\textbf{P}§svg§600§FALSE§</svg:desc><draw:polygon draw:style-name="gr2" draw:text-style-name="P164" svg:width="0.1028in" svg:height="0.0972in" svg:x="0.002in" svg:y="0.0083in" svg:viewBox="0 0 262 248" draw:points="132,248 0,248 0,0 262,0 262,248"><text:p/></draw:polygon><draw:path draw:style-name="gr3" draw:text-style-name="P165" svg:width="0.113in" svg:height="0.1138in" svg:x="0in" svg:y="0in" svg:viewBox="0 0 288 290" svg:d="M105 162h76c57 0 107-29 107-79 0-47-41-83-112-83h-176v20h45v251h-45v19c17-2 57-2 75-2s60 0 77 2v-19h-47zM160 145h-57v-125h57c64 0 64 31 64 63 0 30 0 62-64 62z"><text:p/></draw:path></draw:g></text:span><text:span text:style-name="T46"><text:s/>có các phần tử</text:span> <draw:g text:anchor-type="as-char" svg:y="-0.0752in" draw:z-index="132" draw:style-name="gr1"><svg:title>TexMaths</svg:title><svg:desc>12§display§\textbf{p}_{i} = \textbf{w}_{i}§svg§600§FALSE§</svg:desc><draw:polygon draw:style-name="gr2" draw:text-style-name="P164" svg:width="0.5453in" svg:height="0.0996in" svg:x="0.0024in" svg:y="0.0067in" svg:viewBox="0 0 1386 254" draw:points="693,254 0,254 0,0 1386,0 1386,254"><text:p/></draw:polygon><draw:path draw:style-name="gr3" draw:text-style-name="P165" svg:width="0.0933in" svg:height="0.1067in" svg:x="0in" svg:y="0.0004in" svg:viewBox="0 0 238 272" svg:d="M78 50c0-7 0-7 6-14 17-17 38-19 48-19 29 0 53 26 53 79 0 59-30 82-58 82-6 0-26 0-44-23-5-5-5-6-5-13zM78 174c18 14 36 19 54 19 63 0 106-38 106-97 0-56-39-96-99-96-31 0-55 13-65 22v-22l-74 4v19c26 0 29 0 29 17v212h-29v20c12-1 37-1 54-1 16 0 41 0 53 1v-20h-29z"><text:p/></draw:path><draw:path draw:style-name="gr3" draw:text-style-name="P165" svg:width="0.035in" svg:height="0.078in" svg:x="0.1055in" svg:y="0.0362in" svg:viewBox="0 0 90 199" svg:d="M83 12c0-5-4-12-12-12-9 0-17 7-17 17 0 5 4 11 12 11s17-9 17-16zM22 162c-2 4-3 7-3 12 0 14 12 25 28 25 31 0 43-41 43-44 0-5-4-5-5-5-3 0-3 2-6 5-6 24-19 36-31 36-6 0-7-4-7-11 0-6 2-11 5-18 3-8 6-16 9-24 3-6 13-35 15-37 1-3 2-7 2-10 0-14-12-25-29-25-30 0-43 41-43 46 0 3 4 3 5 3 5 0 5-2 6-5 7-26 20-36 31-36 5 0 8 3 8 10s-2 12-9 30z"><text:p/></draw:path><draw:path draw:style-name="gr3" draw:text-style-name="P165" svg:width="0.1102in" svg:height="0.039in" svg:x="0.211in" svg:y="0.0134in" svg:viewBox="0 0 281 100" svg:d="M267 17c7 0 14 0 14-9 0-8-7-8-13-8h-254c-7 0-14 0-14 8 0 9 7 9 14 9zM268 100c6 0 13 0 13-9 0-8-7-8-14-8h-253c-7 0-14 0-14 8 0 9 7 9 14 9z"><text:p/></draw:path><draw:path draw:style-name="gr3" draw:text-style-name="P165" svg:width="0.1295in" svg:height="0.0744in" svg:x="0.3811in" svg:y="0.0004in" svg:viewBox="0 0 330 190" svg:d="M301 29c3-6 4-9 29-9v-20c-9 1-23 1-32 1-12 0-31-1-41-1v20c4 0 24 0 24 5 0 1 0 4-1 5l-45 108-48-118h23v-20c-13 0-35 1-48 1-17 0-35-1-42-1v20h25c9 21 9 22 9 22 0 2-1 5-1 6l-34 82-45-110h24v-20c-18 1-34 1-52 1-14 0-32-1-46-1v20h25l64 159c3 6 5 11 15 11 11 0 14-5 16-11l46-109 44 109c4 6 4 11 15 11 10 0 13-5 15-11z"><text:p/></draw:path><draw:path draw:style-name="gr3" draw:text-style-name="P165" svg:width="0.035in" svg:height="0.078in" svg:x="0.5205in" svg:y="0.0217in" svg:viewBox="0 0 90 199" svg:d="M83 12c0-5-4-12-12-12-9 0-17 7-17 17 0 5 4 11 12 11s17-9 17-16zM22 162c-2 4-3 7-3 12 0 14 12 25 28 25 30 0 43-41 43-44 0-5-4-5-5-5-3 0-3 2-6 5-6 24-19 36-31 36-6 0-7-4-7-11 0-6 2-11 5-18 3-8 6-16 9-24 3-6 13-35 15-37 1-3 2-7 2-10 0-14-12-25-29-25-30 0-43 41-43 46 0 3 4 3 5 3 5 0 5-2 6-5 7-26 20-36 31-36 5 0 8 3 8 10s-2 12-9 30z"><text:p/></draw:path></draw:g><text:s/><text:span text:style-name="T48">là các vector riêng của ma trận covariance của </text:span><text:span text:style-name="T48"><draw:g text:anchor-type="as-char" svg:y="-0.1138in" draw:z-index="142" draw:style-name="gr1"><svg:title>TexMaths</svg:title><svg:desc>12§display§\textbf{X}§svg§600§FALSE§</svg:desc><draw:polygon draw:style-name="gr2" draw:text-style-name="P164" svg:width="0.122in" svg:height="0.0972in" svg:x="0.0028in" svg:y="0.0083in" svg:viewBox="0 0 311 248" draw:points="155,248 0,248 0,0 311,0 311,248"><text:p/></draw:polygon><draw:path draw:style-name="gr3" draw:text-style-name="P165" svg:width="0.1327in" svg:height="0.1138in" svg:x="0in" svg:y="0in" svg:viewBox="0 0 338 290" svg:d="M190 122l70-93c5-6 6-7 21-7 11-2 12-2 25-2h11v-20c-17 1-39 1-57 1-15 0-48 0-63-1v20c7 0 24 0 39 5-1 0-3 3-4 4l-56 75-60-84h35v-20c-17 1-57 1-77 1-16 0-52 0-67-1v20h41l94 130-86 112c-3 5-4 6-18 6-8 1-16 3-26 3h-12v19c18-2 38-2 56-2 17 0 50 0 65 2v-19c-8 0-24 0-39-5 1-1 2-4 3-5l70-93 73 103h-35v19c18-2 58-2 77-2 17 0 53 0 68 2v-19h-40z"><text:p/></draw:path></draw:g></text:span><text:span text:style-name="T48">.</text:span></text:p>
      <text:p text:style-name="P62"/>
      <text:p text:style-name="P64">Vậy để tìm một ma trận <draw:g text:anchor-type="as-char" svg:y="-0.1138in" draw:z-index="133" draw:style-name="gr1"><svg:title>TexMaths</svg:title><svg:desc>12§display§\textbf{P}§svg§600§FALSE§</svg:desc><draw:polygon draw:style-name="gr2" draw:text-style-name="P164" svg:width="0.1028in" svg:height="0.0972in" svg:x="0.002in" svg:y="0.0083in" svg:viewBox="0 0 262 248" draw:points="132,248 0,248 0,0 262,0 262,248"><text:p/></draw:polygon><draw:path draw:style-name="gr3" draw:text-style-name="P165" svg:width="0.113in" svg:height="0.1138in" svg:x="0in" svg:y="0in" svg:viewBox="0 0 288 290" svg:d="M105 162h76c57 0 107-29 107-79 0-47-41-83-112-83h-176v20h45v251h-45v19c17-2 57-2 75-2s60 0 77 2v-19h-47zM160 145h-57v-125h57c64 0 64 31 64 63 0 30 0 62-64 62z"><text:p/></draw:path></draw:g><text:s/>với <draw:g text:anchor-type="as-char" svg:y="-0.1138in" draw:z-index="134" draw:style-name="gr1"><svg:title>TexMaths</svg:title><svg:desc>12§display§\textbf{Y} = \textbf{XP}§svg§600§FALSE§</svg:desc><draw:polygon draw:style-name="gr2" draw:text-style-name="P164" svg:width="0.613in" svg:height="0.0972in" svg:x="0.0051in" svg:y="0.0083in" svg:viewBox="0 0 1558 248" draw:points="780,248 0,248 0,0 1558,0 1558,248"><text:p/></draw:polygon><draw:path draw:style-name="gr3" draw:text-style-name="P165" svg:width="0.1382in" svg:height="0.1138in" svg:x="0in" svg:y="0in" svg:viewBox="0 0 352 290" svg:d="M304 29c3-7 7-7 15-7 9-2 16-2 23-2h10v-20c-18 0-37 1-49 1-17 0-40 0-56-1v20c10 0 21 0 33 4-1 2-1 2-4 5l-79 117-85-126h34v-20c-16 1-57 1-76 1-17 0-56 0-70-1v20h41l105 155v96h-45v19c15-2 56-2 74-2 19 0 59 0 76 2v-19h-47v-96z"><text:p/></draw:path><draw:path draw:style-name="gr3" draw:text-style-name="P165" svg:width="0.1102in" svg:height="0.0386in" svg:x="0.1972in" svg:y="0.0528in" svg:viewBox="0 0 281 99" svg:d="M267 17c7 0 14 0 14-9 0-8-7-8-13-8h-254c-7 0-14 0-14 8 0 9 7 9 14 9zM268 99c6 0 13 0 13-8s-7-8-14-8h-253c-7 0-14 0-14 8s7 8 14 8z"><text:p/></draw:path><draw:path draw:style-name="gr3" draw:text-style-name="P165" svg:width="0.1331in" svg:height="0.1138in" svg:x="0.3685in" svg:y="0in" svg:viewBox="0 0 339 290" svg:d="M190 122l72-93c5-6 5-7 19-7 11-2 13-2 25-2h12v-20c-18 1-38 1-56 1-17 0-50 0-65-1v20c7 0 24 0 40 5-2 0-4 3-4 4l-57 75-60-84h35v-20c-17 1-57 1-77 1-16 0-52 0-67-1v20h41l94 130-86 112c-3 5-4 6-18 6-8 1-16 3-26 3h-12v19c18-2 38-2 56-2 17 0 50 0 65 2v-19c-8 0-24 0-39-5 1-1 2-4 3-5l71-93 72 103h-34v19c17-2 58-2 77-2 16 0 53 0 68 2v-19h-41z"><text:p/></draw:path><draw:path draw:style-name="gr3" draw:text-style-name="P165" svg:width="0.1134in" svg:height="0.1138in" svg:x="0.5138in" svg:y="0in" svg:viewBox="0 0 289 290" svg:d="M106 162h74c59 0 109-29 109-79 0-47-42-83-113-83h-176v20h46v251h-46v19c17-2 58-2 76-2s60 0 75 2v-19h-45zM161 145h-58v-125h58c62 0 62 31 62 63 0 30 0 62-62 62z"><text:p/></draw:path></draw:g><text:s/>sao cho <draw:g text:anchor-type="as-char" svg:y="-0.2146in" draw:z-index="135" draw:style-name="gr1"><svg:title>TexMaths</svg:title><svg:desc>12§display§\textbf{C}_{\textbf{Y}} \equiv \frac{1}{n-1} \textbf{Y}^T \textbf{Y}§svg§600§FALSE§</svg:desc><draw:polygon draw:style-name="gr2" draw:text-style-name="P164" svg:width="1.2791in" svg:height="0.3228in" svg:x="0in" svg:y="0.0087in" svg:viewBox="0 0 3250 821" draw:points="1625,821 0,821 0,0 3250,0 3250,821"><text:p/></draw:polygon><draw:path draw:style-name="gr3" draw:text-style-name="P165" svg:width="0.1161in" svg:height="0.1177in" svg:x="0.0024in" svg:y="0.1075in" svg:viewBox="0 0 296 300" svg:d="M296 12c0-8 0-12-7-12-3 0-3 1-8 4l-28 25c-25-22-54-29-83-29-105 0-170 64-170 150 0 87 65 150 170 150 80 0 126-51 126-101 0-9-2-9-9-9-6 0-10 0-10 7-2 57-54 83-97 83-34 0-68-10-91-36-19-24-24-55-24-94 0-24 1-70 29-97 26-28 63-33 85-33 45 0 86 32 96 86 1 8 1 8 11 8s10 0 10-11z"><text:p/></draw:path><draw:path draw:style-name="gr3" draw:text-style-name="P165" svg:width="0.1051in" svg:height="0.0799in" svg:x="0.1331in" svg:y="0.1685in" svg:viewBox="0 0 268 204" svg:d="M234 22c4-4 4-4 11-5 3 0 9 0 14 0h9v-17c-11 1-24 1-35 1-12 0-39-1-43-1v17c6 0 13 0 20 1l-62 81-64-82h23v-17c-15 1-42 1-57 1-19 0-46-1-50-1v17h30l83 106v64h-33v17c9-1 52-1 54-1 11 0 47 1 53 1v-17h-31v-64z"><text:p/></draw:path><draw:path draw:style-name="gr3" draw:text-style-name="P165" svg:width="0.1106in" svg:height="0.0709in" svg:x="0.3055in" svg:y="0.1461in" svg:viewBox="0 0 282 181" svg:d="M266 17c9 0 16 0 16-9 0-8-7-8-14-8h-254c-7 0-14 0-14 8 0 9 8 9 16 9zM268 181c7 0 14 0 14-8s-7-8-16-8h-250c-8 0-16 0-16 8s7 8 14 8zM268 99c7 0 14 0 14-8s-7-8-14-8h-254c-7 0-14 0-14 8s7 8 14 8z"><text:p/></draw:path><draw:path draw:style-name="gr3" draw:text-style-name="P165" svg:width="0.0547in" svg:height="0.1106in" svg:x="0.6575in" svg:y="0in" svg:viewBox="0 0 140 282" svg:d="M88 11c0-10 0-11-10-11-28 26-65 26-78 26v15c8 0 34 0 55-12v220c0 15 0 20-38 20h-15v13c15-1 53-1 69-1 18 0 54 0 69 1v-13h-13c-38 0-39-5-39-20z"><text:p/></draw:path><draw:polygon draw:style-name="gr3" draw:text-style-name="P165" svg:width="0.3854in" svg:height="0.0067in" svg:x="0.4917in" svg:y="0.1783in" svg:viewBox="0 0 980 18" draw:points="491,18 0,18 0,0 980,0 980,18"><text:p/></draw:polygon><draw:path draw:style-name="gr3" draw:text-style-name="P165" svg:width="0.0898in" svg:height="0.0752in" svg:x="0.4965in" svg:y="0.2638in" svg:viewBox="0 0 229 192" svg:d="M25 162c-1 7-3 17-3 18 0 9 4 12 12 12 4 0 12-3 15-12 1 0 6-20 9-31l8-38c4-9 6-18 8-28 2-9 5-21 5-22 6-13 29-51 69-51 19 0 22 15 22 30 0 25-19 80-26 97-4 11-5 16-5 20 0 21 16 35 35 35 40 0 55-61 55-65s-3-4-5-4c-4 0-4 1-6 8-9 29-22 52-43 52-7 0-9-4-9-14s3-21 7-31c7-21 25-68 25-92 0-29-18-46-48-46-38 0-60 26-66 36-2-23-19-36-40-36-19 0-27 17-32 24-6 14-12 40-12 41 0 5 4 5 5 5 5 0 5 0 7-10 7-30 16-50 31-50 9 0 13 4 13 19 0 8-1 13-6 36z"><text:p/></draw:path><draw:path draw:style-name="gr3" draw:text-style-name="P165" svg:width="0.1012in" svg:height="0.0067in" svg:x="0.6421in" svg:y="0.2929in" svg:viewBox="0 0 258 18" svg:d="M244 18c7 0 14 0 14-10 0-8-7-8-14-8h-230c-7 0-14 0-14 8 0 10 7 10 14 10z"><text:p/></draw:path><draw:path draw:style-name="gr3" draw:text-style-name="P165" svg:width="0.0547in" svg:height="0.1106in" svg:x="0.8094in" svg:y="0.2264in" svg:viewBox="0 0 140 282" svg:d="M88 11c0-10 0-11-11-11-27 26-64 26-77 26v15c8 0 34 0 55-12v220c0 15 0 20-38 20h-15v13c15-1 53-1 69-1 18 0 54 0 69 1v-13h-13c-38 0-39-5-39-20z"><text:p/></draw:path><draw:path draw:style-name="gr3" draw:text-style-name="P165" svg:width="0.1382in" svg:height="0.1142in" svg:x="0.9004in" svg:y="0.1091in" svg:viewBox="0 0 352 291" svg:d="M304 29c3-7 7-7 15-7 9-2 16-2 23-2h10v-20c-18 0-38 1-50 1-16 0-39 0-55-1v20c10 0 21 0 33 4-2 2-2 2-4 5l-79 118-85-127h34v-20c-16 1-57 1-76 1-17 0-56 0-70-1v20h41l105 155v97h-45v19c15-1 56-1 74-1 19 0 59 0 76 1v-19h-47v-97z"><text:p/></draw:path><draw:path draw:style-name="gr3" draw:text-style-name="P165" svg:width="0.087in" svg:height="0.0787in" svg:x="1.0469in" svg:y="0.0713in" svg:viewBox="0 0 222 201" svg:d="M132 22c1-10 2-10 8-11 2 0 12 0 18 0 18 0 27 0 34 2 12 4 13 13 13 23 0 5 0 10-1 24l-1 4c0 3 1 4 5 4s6-3 6-8l8-56c0-4-4-4-10-4h-182c-7 0-8 0-10 6l-18 53c-1 1-2 3-2 6 0 0 1 3 5 3 3 0 5-1 7-7 17-48 26-50 72-50h12c8 0 8 0 8 2 0 1 0 3-1 7l-38 155c-3 12-4 15-35 15-11 0-13 0-13 7 0 0 0 4 5 4 8 0 16-2 25-2 8 0 18 0 26 0 7 0 18 0 25 0 10 0 18 2 26 2 3 0 7 0 7-6 0-5-4-5-12-5-6 0-11 0-17 0-11-1-11-3-11-6s0-4 1-7z"><text:p/></draw:path><draw:path draw:style-name="gr3" draw:text-style-name="P165" svg:width="0.1382in" svg:height="0.1142in" svg:x="1.1496in" svg:y="0.1091in" svg:viewBox="0 0 352 291" svg:d="M304 29c3-7 7-7 15-7 9-2 16-2 23-2h10v-20c-18 0-38 1-50 1-16 0-39 0-55-1v20c10 0 21 0 33 4-2 2-2 2-4 5l-79 118-85-127h34v-20c-16 1-57 1-76 1-17 0-56 0-70-1v20h41l105 155v97h-45v19c15-1 56-1 74-1 19 0 59 0 76 1v-19h-47v-97z"><text:p/></draw:path></draw:g><text:s/><text:span text:style-name="T50">là ma trận đường chéo</text:span>, <text:span text:style-name="T49">ta sẽ làm theo thuật toán dưới đây:</text:span></text:p>
      <text:p text:style-name="P64">(1<text:span text:style-name="T44">) Trừ kì vọng cho từng điểm dữ liệu.</text:span></text:p>
      <text:p text:style-name="P65">(2<text:span text:style-name="T44">) Tính ma trận covariance của tập dữ liệu </text:span><text:span text:style-name="T44"><draw:g text:anchor-type="as-char" svg:y="-0.1138in" draw:z-index="136" draw:style-name="gr1"><svg:title>TexMaths</svg:title><svg:desc>12§display§\textbf{X}§svg§600§FALSE§</svg:desc><draw:polygon draw:style-name="gr2" draw:text-style-name="P164" svg:width="0.122in" svg:height="0.0972in" svg:x="0.0028in" svg:y="0.0083in" svg:viewBox="0 0 311 248" draw:points="155,248 0,248 0,0 311,0 311,248"><text:p/></draw:polygon><draw:path draw:style-name="gr3" draw:text-style-name="P165" svg:width="0.1327in" svg:height="0.1138in" svg:x="0in" svg:y="0in" svg:viewBox="0 0 338 290" svg:d="M190 122l70-93c5-6 6-7 21-7 11-2 12-2 25-2h11v-20c-17 1-39 1-57 1-15 0-48 0-63-1v20c7 0 24 0 39 5-1 0-3 3-4 4l-56 75-60-84h35v-20c-17 1-57 1-77 1-16 0-52 0-67-1v20h41l94 130-86 112c-3 5-4 6-18 6-8 1-16 3-26 3h-12v19c18-2 38-2 56-2 17 0 50 0 65 2v-19c-8 0-24 0-39-5 1-1 2-4 3-5l70-93 73 103h-35v19c18-2 58-2 77-2 17 0 53 0 68 2v-19h-40z"><text:p/></draw:path></draw:g></text:span><text:span text:style-name="T44">.</text:span></text:p>
      <text:p text:style-name="P65">(<text:span text:style-name="T44">3</text:span>) <text:span text:style-name="T44">Tính trị riêng và vector riêng của ma trận covariance.</text:span></text:p>
      <text:p text:style-name="P66">(4) Sắp xếp vector riêng ứng với trị riêng từ lớn đến bé.</text:p>
      <text:p text:style-name="P66">(5) Chọn số lượng thành phần chính cần thiết.</text:p>
      <text:p text:style-name="P66">(6) Tính ma trận chuyển đổi <draw:g text:anchor-type="as-char" svg:y="-0.1138in" draw:z-index="137" draw:style-name="gr1"><svg:title>TexMaths</svg:title><svg:desc>12§display§\textbf{Y}§svg§600§FALSE§</svg:desc><draw:polygon draw:style-name="gr2" draw:text-style-name="P164" svg:width="0.1248in" svg:height="0.0972in" svg:x="0.0051in" svg:y="0.0083in" svg:viewBox="0 0 318 248" draw:points="159,248 0,248 0,0 318,0 318,248"><text:p/></draw:polygon><draw:path draw:style-name="gr3" draw:text-style-name="P165" svg:width="0.1386in" svg:height="0.1138in" svg:x="0in" svg:y="0in" svg:viewBox="0 0 353 290" svg:d="M305 29c3-7 7-7 17-7 7-2 14-2 21-2h10v-20c-17 0-36 1-49 1-16 0-40 0-56-1v20c10 0 21 0 33 4-1 2-1 2-3 5l-80 117-86-126h35v-20c-17 1-58 1-77 1-17 0-56 0-70-1v20h41l106 155v96h-46v19c16-2 57-2 76-2 18 0 58 0 75 2v-19h-46v-96z"><text:p/></draw:path></draw:g>.</text:p>
      <text:p text:style-name="P33"/>
      <text:p text:style-name="P35">II<text:tab/>Kernel PCA</text:p>
      <text:p text:style-name="P2">Đầu <text:span text:style-name="T1">tiên xét một ánh xạ từ tất cả các điểm </text:span><text:span text:style-name="T1"><draw:g text:anchor-type="as-char" svg:y="-0.0744in" draw:z-index="0" draw:style-name="gr1"><svg:title>TexMaths</svg:title><svg:desc>12§display§\textbf{x}§svg§600§FALSE§</svg:desc><draw:polygon draw:style-name="gr2" draw:text-style-name="P164" svg:width="0.0807in" svg:height="0.0575in" svg:x="0.0047in" svg:y="0.0087in" svg:viewBox="0 0 206 147" draw:points="102,147 0,147 0,0 206,0 206,147"><text:p/></draw:polygon><draw:path draw:style-name="gr3" draw:text-style-name="P165" svg:width="0.0937in" svg:height="0.074in" svg:x="0in" svg:y="0in" svg:viewBox="0 0 239 189" svg:d="M137 84l51-55c5-6 7-9 43-9v-20c-15 1-38 1-39 1-11 0-32-1-44-1v20c6 0 11 2 16 4-1 2-1 2-4 5l-35 41-42-50h17v-20c-11 0-37 1-51 1-13 0-32-1-47-1v20h31l65 79-55 62c-7 7-23 7-43 7v21c14-1 36-1 40-1 11 0 34 1 43 1v-21c-8 0-16-1-16-4l3-4 42-46 46 54h-17v21c11 0 37-1 52-1 13 0 32 1 46 1v-21h-30z"><text:p/></draw:path></draw:g></text:span><text:span text:style-name="T1"><text:s/>đến </text:span><text:span text:style-name="T1"><draw:g text:anchor-type="as-char" svg:y="-0.1252in" draw:z-index="1" draw:style-name="gr1"><svg:title>TexMaths</svg:title><svg:desc>12§display§f(\textbf{x})§svg§600§FALSE§</svg:desc><draw:polygon draw:style-name="gr2" draw:text-style-name="P164" svg:width="0.2957in" svg:height="0.1492in" svg:x="0in" svg:y="0.0067in" svg:viewBox="0 0 752 380" draw:points="377,380 0,380 0,0 752,0 752,380"><text:p/></draw:polygon><draw:path draw:style-name="gr3" draw:text-style-name="P165" svg:width="0.0827in" svg:height="0.1512in" svg:x="0.0004in" svg:y="0.0075in"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165" svg:width="0.0382in" svg:height="0.1657in" svg:x="0.1071in" svg:y="0.0004in" svg:viewBox="0 0 98 422" svg:d="M98 419c0-1 0-3-7-10-53-53-66-133-66-198 0-73 16-146 69-199 4-5 4-6 4-8 0-3-1-4-4-4-4 0-42 29-68 83-21 45-26 92-26 128 0 34 5 84 28 132 26 53 62 79 66 79 3 0 4-1 4-3z"><text:p/></draw:path><draw:path draw:style-name="gr3" draw:text-style-name="P165" svg:width="0.0929in" svg:height="0.0736in" svg:x="0.1591in" svg:y="0.0504in" svg:viewBox="0 0 237 188" svg:d="M137 84l50-55c5-6 7-9 43-9v-20c-15 1-37 1-39 1-11 0-31-1-43-1v20c6 0 10 2 15 4-1 2-1 2-2 5l-36 41-42-50h17v-20c-11 0-38 1-51 1s-32-1-47-1v20h30l66 78-55 63c-7 7-23 7-43 7v20c14-1 36-1 40-1 10 0 34 1 43 1v-20c-9 0-16-2-16-5l3-3 42-47 45 55h-15v20c9 0 36-1 50-1 13 0 32 1 45 1v-20h-28z"><text:p/></draw:path><draw:path draw:style-name="gr3" draw:text-style-name="P165" svg:width="0.0382in" svg:height="0.1657in" svg:x="0.2657in" svg:y="0.0004in" svg:viewBox="0 0 98 422" svg:d="M98 211c0-32-4-84-27-132-25-51-63-79-67-79-2 0-4 2-4 4s0 3 7 10c43 41 67 108 67 197 0 72-15 147-68 199-6 6-6 8-6 9 0 2 2 3 4 3 4 0 43-28 68-82 22-46 26-93 26-129z"><text:p/></draw:path></draw:g></text:span><text:span text:style-name="T1"><text:s/>trong một không gian đa chiều </text:span><text:span text:style-name="T1"><draw:g text:anchor-type="as-char" svg:y="-0.1134in" draw:z-index="2" draw:style-name="gr1"><svg:title>TexMaths</svg:title><svg:desc>12§display§F§svg§600§FALSE§</svg:desc><draw:polygon draw:style-name="gr2" draw:text-style-name="P164" svg:width="0.1075in" svg:height="0.0965in" svg:x="0.002in" svg:y="0.0071in" svg:viewBox="0 0 274 246" draw:points="136,246 0,246 0,0 274,0 274,246"><text:p/></draw:polygon><draw:path draw:style-name="gr3" draw:text-style-name="P165" svg:width="0.1173in" svg:height="0.113in" svg:x="0in" svg:y="0in" svg:viewBox="0 0 299 288" svg:d="M111 150h42c31 0 35 7 35 19 0 2 0 8-4 20-1 3-1 5-1 5 0 4 3 5 5 5 5 0 5 0 7-8l23-93c1-5 1-5 1-6s-1-5-5-5-4 2-7 10c-8 32-18 40-54 40h-38l27-107c3-16 4-17 22-17h57c52 0 62 13 62 47 0 10 0 11-2 23-1 6-1 6-1 7 0 2 1 5 5 5 5 0 5-2 6-11l8-72c1-12-1-12-12-12h-206c-8 0-12 0-12 8 0 5 4 5 11 5 16 0 28 0 28 9 0 0 0 1-1 9l-57 223c-5 17-5 20-38 20-7 0-12 0-12 8 0 6 5 6 7 6 11 0 43-3 55-3 13 0 49 3 63 3 3 0 9 0 9-9 0-3-4-3-4-3 0-2-1-2-10-2-10 0-12 0-23-1-12-1-13-2-13-8 0-1 0-4 1-10z"><text:p/></draw:path></draw:g></text:span><text:span text:style-name="T1">, mà ma trận covariance có thể được ước tính</text:span></text:p>
      <text:p text:style-name="P2"><text:tab/><draw:g text:anchor-type="as-char" svg:y="-0.2846in" draw:z-index="3" draw:style-name="gr1"><svg:title>TexMaths</svg:title><svg:desc>12§display§\Sigma_{f} = \frac{1}{N} \sum_{n=1}^{N} f(\textbf{x}_n) f(\textbf{x}_{n})^{\textsf{T}}§svg§600§FALSE§</svg:desc><draw:polygon draw:style-name="gr2" draw:text-style-name="P164" svg:width="1.8268in" svg:height="0.465in" svg:x="0in" svg:y="0.0083in" svg:viewBox="0 0 4641 1182" draw:points="2321,1182 0,1182 0,0 4641,0 4641,1182"><text:p/></draw:polygon><draw:path draw:style-name="gr3" draw:text-style-name="P165" svg:width="0.1012in" svg:height="0.1134in" svg:x="0.0008in" svg:y="0.1732in" svg:viewBox="0 0 258 289" svg:d="M133 151c4-5 4-6 4-7 0-3 0-4-3-6l-86-125h98c71 0 92 16 101 82h11l-12-95h-235c-10 0-11 0-11 10l106 153-101 114c-5 5-5 6-5 7 0 5 5 5 11 5h235l12-100h-11c-7 71-36 82-103 82h-116z"><text:p/></draw:path><draw:path draw:style-name="gr3" draw:text-style-name="P165" svg:width="0.0614in" svg:height="0.1051in" svg:x="0.1201in" svg:y="0.2299in" svg:viewBox="0 0 157 268" svg:d="M98 91h30c6 0 10 0 10-6 0-5-4-5-10-5h-26c6-37 8-50 11-58 1-8 8-14 14-14 1 0 10 0 15 4-12 4-14 14-14 16 0 7 6 12 14 12 7 0 15-8 15-18 0-15-14-22-30-22-12 0-26 7-35 22-6 12-8 24-14 58h-23c-7 0-11 0-11 7 0 4 4 4 10 4h22c0 2-20 108-26 140-2 6-7 30-21 30 0 0-7 0-13-4 12-4 13-15 13-16 0-7-5-12-12-12-9 0-17 8-17 18 0 14 14 21 29 21 19 0 31-19 36-26 9-19 17-56 18-59z"><text:p/></draw:path><draw:path draw:style-name="gr3" draw:text-style-name="P165" svg:width="0.1102in" svg:height="0.0386in" svg:x="0.2531in" svg:y="0.226in" svg:viewBox="0 0 281 99" svg:d="M266 17c8 0 15 0 15-9 0-8-7-8-13-8h-254c-7 0-14 0-14 8 0 9 7 9 14 9zM268 99c6 0 13 0 13-8s-7-8-15-8h-252c-7 0-14 0-14 8s7 8 14 8z"><text:p/></draw:path><draw:path draw:style-name="gr3" draw:text-style-name="P165" svg:width="0.0547in" svg:height="0.1106in" svg:x="0.4882in" svg:y="0.0638in" svg:viewBox="0 0 140 282" svg:d="M88 11c0-10 0-11-11-11-27 26-64 26-77 26v15c8 0 34 0 55-12v219c0 16 0 20-38 20h-15v14c15-2 53-2 69-2 18 0 54 0 69 2v-14h-13c-38 0-39-4-39-20z"><text:p/></draw:path><draw:polygon draw:style-name="gr3" draw:text-style-name="P165" svg:width="0.1516in" svg:height="0.0067in" svg:x="0.4394in" svg:y="0.2429in" svg:viewBox="0 0 386 18" draw:points="193,18 0,18 0,0 386,0 386,18"><text:p/></draw:polygon><draw:path draw:style-name="gr3" draw:text-style-name="P165" svg:width="0.1398in" svg:height="0.1134in" svg:x="0.4457in" svg:y="0.287in" svg:viewBox="0 0 356 289" svg:d="M304 44c3-16 10-30 44-31 4 0 8-1 8-8 0-1 0-5-6-5-13 0-28 1-42 1s-30-1-43-1c-3 0-8 0-8 8 0 5 5 5 8 5 24 0 29 9 29 18 0 1-1 9-2 10l-47 187-94-221c-3-7-3-7-13-7h-56c-9 0-12 0-12 8 0 5 3 5 10 5 3 0 29 0 29 4l-56 226c-4 18-12 31-46 33-2 0-7 0-7 8 0 2 2 5 6 5 13 0 28-1 42-1s30 1 43 1c3 0 7 0 7-9 0-4-3-4-8-4-24 0-28-10-28-19 0-3 2-5 3-10l55-223c2 2 2 4 4 7l105 249c4 8 4 9 9 9 4 0 4-1 6-9z"><text:p/></draw:path><draw:path draw:style-name="gr3" draw:text-style-name="P165" svg:width="0.1035in" svg:height="0.0795in" svg:x="0.7126in" svg:y="0in" svg:viewBox="0 0 264 203" svg:d="M227 32c2-10 7-20 31-21 1 0 6 0 6-7 0-2-2-4-5-4-9 0-20 1-31 1-6 0-24-1-30-1-2 0-7 0-7 7 0 4 3 4 7 4 14 0 19 5 19 12 0 2 0 3-1 7l-32 129-76-154c-2-5-2-5-10-5h-40c-6 0-10 0-10 7 0 4 4 4 10 4 7 0 12 0 19 1l-40 158c-2 12-7 21-30 22-3 0-7 0-7 6 0 3 2 5 5 5 9 0 20-2 31-2 6 0 24 2 30 2 4 0 7-3 7-6 0-5-3-5-7-5-19-1-19-9-19-12 0-1 0-4 1-9l38-151 87 178c2 5 3 5 7 5 5 0 5-2 5-6z"><text:p/></draw:path><draw:path draw:style-name="gr3" draw:text-style-name="P165" svg:width="0.2213in" svg:height="0.2323in" svg:x="0.6531in" svg:y="0.1291in" svg:viewBox="0 0 563 591" svg:d="M511 591l52-136h-11c-17 45-61 74-110 86-9 2-51 14-132 14h-255l216-253c3-2 4-5 4-7 0 0 0-1-4-6l-197-269h232c56 0 95 6 100 6 22 5 58 11 92 33 11 6 40 25 54 60h11l-52-119h-499c-10 0-10 0-12 2 0 2 0 10 0 15l223 305-218 257c-5 5-5 7-5 7 0 5 4 5 12 5z"><text:p/></draw:path><draw:path draw:style-name="gr3" draw:text-style-name="P165" svg:width="0.0709in" svg:height="0.0524in" svg:x="0.6437in" svg:y="0.4295in" svg:viewBox="0 0 181 134" svg:d="M22 113c0 3-3 10-3 12 0 7 6 9 11 9s10-3 11-7c1-2 5-12 5-18 2-6 4-19 7-26 2-7 3-13 5-21 3-12 3-14 12-26s22-28 45-28c17 0 17 15 17 21 0 18-12 50-17 63-3 9-5 11-5 16 0 15 14 26 28 26 30 0 43-41 43-45 0-5-3-5-5-5-3 0-4 2-6 6-6 23-19 36-31 36-6 0-7-4-7-11s1-11 7-24c3-9 16-41 16-57 0-29-23-34-39-34-25 0-42 16-50 26-2-19-20-26-31-26-13 0-21 10-24 17-7 9-11 27-11 29 0 3 4 3 5 3 5 0 5-1 7-8 5-18 10-33 22-33 7 0 9 6 9 15 0 6-2 17-5 25-2 7-4 20-7 26z"><text:p/></draw:path><draw:path draw:style-name="gr3" draw:text-style-name="P165" svg:width="0.0854in" svg:height="0.0311in" svg:x="0.7287in" svg:y="0.4358in" svg:viewBox="0 0 218 80" svg:d="M208 14c3 0 10 0 10-7s-7-7-10-7h-197c-4 0-11 0-11 7s7 7 12 7zM208 80c3 0 10 0 10-7 0-8-7-8-10-8h-196c-5 0-12 0-12 8 0 7 7 7 11 7z"><text:p/></draw:path><draw:path draw:style-name="gr3" draw:text-style-name="P165" svg:width="0.0421in" svg:height="0.0772in" svg:x="0.835in" svg:y="0.4035in" svg:viewBox="0 0 108 197" svg:d="M67 8c0-8-1-8-8-8-19 18-47 19-59 19v11c7 0 26 0 43-8v151c0 9 0 13-30 13h-11v11c5 0 42-2 53-2 10 0 47 2 53 2v-11h-11c-30 0-30-4-30-13z"><text:p/></draw:path><draw:path draw:style-name="gr3" draw:text-style-name="P165" svg:width="0.0827in" svg:height="0.1512in" svg:x="0.9252in" svg:y="0.1693in" svg:viewBox="0 0 211 385" svg:d="M133 128h37c8 0 12 0 12-7 0-5-4-5-12-5h-34l8-49c2-8 7-38 11-43 3-8 11-14 20-14 1 0 12 0 19 7-18 1-21 17-21 23 0 10 7 15 15 15 11 0 23-9 23-26 0-19-19-29-36-29-14 0-42 7-54 50-3 9-3 12-14 66h-29c-8 0-13 0-13 7 0 5 3 5 12 5h27l-31 167c-8 42-15 80-37 80-1 0-12 0-20-7 20-1 24-17 24-24 0-10-9-14-17-14-11 0-23 9-23 25 0 19 18 30 36 30 24 0 40-25 48-41 13-28 24-78 24-82z"><text:p/></draw:path><draw:path draw:style-name="gr3" draw:text-style-name="P165" svg:width="0.0382in" svg:height="0.1657in" svg:x="1.0315in" svg:y="0.1622in" svg:viewBox="0 0 98 422" svg:d="M98 418c0-1 0-2-7-9-53-53-66-133-66-198 0-73 16-146 69-199 4-5 4-6 4-8 0-3-1-4-4-4-4 0-42 29-68 83-21 45-26 92-26 128 0 34 5 84 28 133 26 52 62 78 66 78 3 0 4-1 4-4z"><text:p/></draw:path><draw:path draw:style-name="gr3" draw:text-style-name="P165" svg:width="0.0933in" svg:height="0.0736in" svg:x="1.0835in" svg:y="0.2126in" svg:viewBox="0 0 238 188" svg:d="M137 84l50-55c5-6 7-9 43-9v-20c-15 1-37 1-39 1-11 0-31-1-43-1v20c6 0 10 2 15 4-1 2-1 2-2 5l-36 41-42-50h17v-20c-11 0-38 1-51 1s-32-1-47-1v20h30l66 78-55 63c-7 7-23 7-43 7v20c14-1 36-1 40-1 10 0 34 1 43 1v-20c-9 0-16-3-16-5l3-4 42-46 45 55h-15v20c9 0 36-1 50-1 13 0 32 1 46 1v-20h-29z"><text:p/></draw:path><draw:path draw:style-name="gr3" draw:text-style-name="P165" svg:width="0.0709in" svg:height="0.0524in" svg:x="1.1866in" svg:y="0.2602in" svg:viewBox="0 0 181 134" svg:d="M22 113c0 3-3 10-3 12 0 7 6 9 11 9s10-3 11-7c1-2 5-12 5-18 2-6 4-19 7-26 2-7 3-13 5-21 3-12 3-14 12-26s22-28 45-28c17 0 17 15 17 21 0 18-12 50-17 63-3 9-5 11-5 16 0 15 14 26 28 26 30 0 43-41 43-45 0-5-3-5-5-5-3 0-4 2-6 6-6 23-19 36-31 36-6 0-7-4-7-11s1-11 7-24c3-9 16-41 16-57 0-29-23-34-39-34-25 0-42 16-50 26-2-19-20-26-31-26-13 0-21 10-24 17-7 9-11 27-11 29 0 3 4 3 5 3 5 0 5-1 7-8 5-18 10-33 22-33 7 0 9 6 9 15 0 6-2 17-5 25-2 7-4 20-7 26z"><text:p/></draw:path><draw:path draw:style-name="gr3" draw:text-style-name="P165" svg:width="0.0382in" svg:height="0.1657in" svg:x="1.2811in" svg:y="0.1622in" svg:viewBox="0 0 98 422" svg:d="M98 211c0-32-4-84-27-132-25-51-63-79-67-79-2 0-4 2-4 4s0 3 7 10c43 41 67 108 67 197 0 72-15 147-68 200-6 5-6 6-6 7 0 3 2 4 4 4 4 0 43-29 68-83 22-45 26-92 26-128z"><text:p/></draw:path><draw:path draw:style-name="gr3" draw:text-style-name="P165" svg:width="0.0827in" svg:height="0.1512in" svg:x="1.3449in" svg:y="0.1693in" svg:viewBox="0 0 211 385" svg:d="M133 128h37c8 0 12 0 12-7 0-5-4-5-12-5h-34l8-49c2-8 7-38 11-43 3-8 11-14 20-14 1 0 12 0 19 7-18 1-21 17-21 23 0 10 7 15 15 15 11 0 23-9 23-26 0-19-19-29-36-29-14 0-42 7-54 50-3 9-3 12-14 66h-29c-8 0-13 0-13 7 0 5 3 5 12 5h27l-31 167c-8 42-15 80-37 80-1 0-12 0-20-7 20-1 24-17 24-24 0-10-9-14-17-14-11 0-23 9-23 25 0 19 18 30 36 30 24 0 40-25 48-41 13-28 24-78 24-82z"><text:p/></draw:path><draw:path draw:style-name="gr3" draw:text-style-name="P165" svg:width="0.0382in" svg:height="0.1657in" svg:x="1.4512in" svg:y="0.1622in" svg:viewBox="0 0 98 422" svg:d="M98 418c0-1 0-2-7-9-53-53-66-133-66-198 0-73 16-146 69-199 4-5 4-6 4-8 0-3-1-4-4-4-4 0-42 29-68 83-21 45-26 92-26 128 0 34 5 84 28 133 26 52 62 78 66 78 3 0 4-1 4-4z"><text:p/></draw:path><draw:path draw:style-name="gr3" draw:text-style-name="P165" svg:width="0.0933in" svg:height="0.0736in" svg:x="1.5031in" svg:y="0.2126in" svg:viewBox="0 0 238 188" svg:d="M137 84l50-55c5-6 7-9 43-9v-20c-15 1-37 1-39 1-11 0-31-1-43-1v20c6 0 10 2 15 4-1 2-1 2-2 5l-36 41-42-50h17v-20c-11 0-38 1-51 1s-32-1-47-1v20h30l66 78-55 63c-7 7-23 7-43 7v20c14-1 36-1 40-1 10 0 34 1 43 1v-20c-9 0-16-3-16-5l3-4 42-46 45 55h-15v20c9 0 36-1 50-1 13 0 32 1 46 1v-20h-29z"><text:p/></draw:path><draw:path draw:style-name="gr3" draw:text-style-name="P165" svg:width="0.0709in" svg:height="0.0524in" svg:x="1.6059in" svg:y="0.2602in" svg:viewBox="0 0 181 134" svg:d="M22 113c0 3-3 10-3 12 0 7 6 9 11 9s10-3 11-7c1-2 5-12 5-18 2-6 4-19 7-26 2-7 3-13 5-21 3-12 3-14 12-26s22-28 45-28c17 0 17 15 17 21 0 18-12 50-17 63-3 9-5 11-5 16 0 15 14 26 28 26 30 0 43-41 43-45 0-5-3-5-5-5-3 0-4 2-6 6-6 23-19 36-31 36-6 0-7-4-7-11s1-11 7-24c3-9 16-41 16-57 0-29-23-34-39-34-25 0-42 16-50 26-2-19-20-26-31-26-13 0-21 10-24 17-7 9-11 27-11 29 0 3 4 3 5 3 5 0 5-1 7-8 5-18 10-33 22-33 7 0 9 6 9 15 0 6-2 17-5 25-2 7-4 20-7 26z"><text:p/></draw:path><draw:path draw:style-name="gr3" draw:text-style-name="P165" svg:width="0.0382in" svg:height="0.1657in" svg:x="1.7in" svg:y="0.1622in" svg:viewBox="0 0 98 422" svg:d="M98 211c0-32-4-84-27-132-25-51-63-79-67-79-2 0-4 2-4 4s0 3 7 10c43 41 67 108 67 197 0 72-15 147-68 200-6 5-6 6-6 7 0 3 2 4 4 4 4 0 43-29 68-83 22-45 26-92 26-128z"><text:p/></draw:path><draw:path draw:style-name="gr3" draw:text-style-name="P165" svg:width="0.0756in" svg:height="0.0799in" svg:x="1.7594in" svg:y="0.1386in" svg:viewBox="0 0 193 204" svg:d="M112 20h27c4 0 7 2 11 2h43v-22h-193v22h43c3 0 7-2 11-2h28v184h30z"><text:p/></draw:path></draw:g></text:p>
      <text:p text:style-name="P4">Thế<text:tab/><draw:g text:anchor-type="as-char" svg:y="-0.1161in" draw:z-index="6" draw:style-name="gr1"><svg:title>TexMaths</svg:title><svg:desc>12§display§\Sigma_{f} \phi_{i} = \lambda_{i} \phi_{i}§svg§600§FALSE§</svg:desc><draw:polygon draw:style-name="gr2" draw:text-style-name="P164" svg:width="0.8567in" svg:height="0.1469in" svg:x="0in" svg:y="0.0071in" svg:viewBox="0 0 2177 374" draw:points="1089,374 0,374 0,0 2177,0 2177,374"><text:p/></draw:polygon><draw:path draw:style-name="gr3" draw:text-style-name="P165" svg:width="0.1012in" svg:height="0.1134in" svg:x="0.0008in" svg:y="0.0016in" svg:viewBox="0 0 258 289" svg:d="M133 151c4-5 4-6 4-7 0-3 0-4-3-6l-86-125h98c71 0 92 16 101 82h11l-12-95h-235c-10 0-11 0-11 10l106 153-101 114c-5 5-5 6-5 7 0 5 5 5 11 5h235l12-100h-11c-7 71-36 82-103 82h-116z"><text:p/></draw:path><draw:path draw:style-name="gr3" draw:text-style-name="P165" svg:width="0.0614in" svg:height="0.1051in" svg:x="0.1201in" svg:y="0.0571in" svg:viewBox="0 0 157 268" svg:d="M98 91h30c6 0 10 0 10-6 0-5-4-5-10-5h-26c6-37 8-50 11-58 1-8 8-14 14-14 1 0 10 0 15 4-12 4-14 14-14 16 0 7 6 12 14 12 7 0 15-8 15-18 0-15-14-22-30-22-12 0-26 7-35 22-6 12-8 24-14 58h-23c-7 0-11 0-11 7 0 4 4 4 10 4h22c0 2-20 108-26 140-2 6-7 29-21 29 0 0-7 0-13-4 12-3 13-14 13-15 0-7-5-12-12-12-9 0-17 7-17 18 0 13 14 21 29 21 19 0 31-19 36-26 9-20 17-56 18-59z"><text:p/></draw:path><draw:path draw:style-name="gr3" draw:text-style-name="P165" svg:width="0.087in" svg:height="0.1492in" svg:x="0.2059in" svg:y="0in" svg:viewBox="0 0 222 380" svg:d="M164 11c0-1 2-6 2-7 0 0 0-4-5-4s-5 1-6 8l-25 99c-68 1-130 57-130 115 0 39 30 73 82 76-4 13-8 27-10 39-6 20-10 37-10 38 0 5 3 5 5 5 3 0 3 0 5-3 0-1 2-10 4-16l16-63c69-2 130-60 130-116 0-33-23-72-82-75zM84 289c-26-1-56-16-56-59 0-50 37-109 99-115zM138 115c32 2 56 22 56 59 0 49-36 110-100 115z"><text:p/></draw:path><draw:path draw:style-name="gr3" draw:text-style-name="P165" svg:width="0.035in" svg:height="0.078in" svg:x="0.302in" svg:y="0.0634in"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3" draw:text-style-name="P165" svg:width="0.1102in" svg:height="0.0386in" svg:x="0.4075in" svg:y="0.0543in" svg:viewBox="0 0 281 99" svg:d="M266 17c8 0 15 0 15-9 0-8-7-8-13-8h-254c-7 0-14 0-14 8 0 9 7 9 14 9zM268 99c6 0 13 0 13-8s-7-8-15-8h-252c-7 0-14 0-14 8s7 8 14 8z"><text:p/></draw:path><draw:path draw:style-name="gr3" draw:text-style-name="P165" svg:width="0.0819in" svg:height="0.1169in" svg:x="0.5823in" svg:y="0in" svg:viewBox="0 0 209 298" svg:d="M128 170c18 43 38 109 45 119 7 9 12 9 23 9h9c4-1 4-3 4-4 0-2 0-3-1-5-4-5-8-10-10-19l-86-240c-9-24-33-30-52-30-2 0-8 0-8 5 0 2 3 3 3 3 15 4 18 6 29 35l41 114-118 116c-5 5-7 7-7 13 0 8 6 12 12 12 7 0 11-4 14-9z"><text:p/></draw:path><draw:path draw:style-name="gr3" draw:text-style-name="P165" svg:width="0.035in" svg:height="0.078in" svg:x="0.6756in" svg:y="0.0634in" svg:viewBox="0 0 90 199" svg:d="M83 12c0-5-4-12-12-12-9 0-17 7-17 17 0 5 4 11 12 11s17-9 17-16zM22 162c-2 3-3 7-3 13 0 13 12 24 28 24 30 0 43-41 43-44 0-4-4-4-5-4-3 0-3 1-6 5-6 24-19 34-31 34-6 0-7-3-7-10 0-6 2-11 5-18 3-9 6-16 9-24 3-6 13-35 15-37 1-3 2-8 2-10 0-14-12-25-29-25-30 0-43 41-43 45s4 4 5 4c5 0 5-2 6-5 7-26 20-36 31-36 5 0 8 3 8 10s-2 12-9 30z"><text:p/></draw:path><draw:path draw:style-name="gr3" draw:text-style-name="P165" svg:width="0.087in" svg:height="0.1492in" svg:x="0.7339in" svg:y="0in" svg:viewBox="0 0 222 380" svg:d="M164 11c0-1 2-6 2-7 0 0 0-4-5-4s-5 1-6 8l-25 99c-68 1-130 57-130 115 0 39 30 73 82 76-4 13-8 27-10 39-6 20-10 37-10 38 0 5 3 5 5 5 3 0 3 0 5-3 0-1 2-10 4-16l16-63c69-2 130-60 130-116 0-33-23-72-80-75zM84 289c-26-1-56-16-56-59 0-50 37-109 99-115zM138 115c32 2 56 22 56 59 0 49-36 110-100 115z"><text:p/></draw:path><draw:path draw:style-name="gr3" draw:text-style-name="P165" svg:width="0.035in" svg:height="0.078in" svg:x="0.8303in" svg:y="0.0634in" svg:viewBox="0 0 90 199" svg:d="M83 12c0-5-4-12-12-12-9 0-17 7-17 17 0 5 4 11 12 11s17-9 17-16zM22 162c-2 3-3 7-3 13 0 13 12 24 28 24 30 0 43-41 43-44 0-4-4-4-5-4-3 0-3 1-6 5-6 24-19 34-31 34-6 0-7-3-7-10 0-6 2-11 5-18 3-9 6-16 9-24 3-6 13-35 15-37 1-3 2-8 2-10 0-14-12-25-29-25-30 0-43 41-43 45s4 4 5 4c5 0 5-2 6-5 7-26 20-36 31-36 5 0 8 3 8 10s-2 12-9 30z"><text:p/></draw:path></draw:g><text:tab/>vào phương trình chéo hoá của ma trận covariance, ta được</text:p>
      <text:p text:style-name="P5"><text:tab/><draw:g text:anchor-type="as-char" svg:y="-0.2945in" draw:z-index="10" draw:style-name="gr1"><svg:title>TexMaths</svg:title><svg:desc>12§display§\left[ \frac{1}{N} \sum_{n=1}^{N} f(\textbf{x}) f(\textbf{x}_{n})^{\textsf{T}}) \right] \phi_{i} = \frac{1}{N} \sum_{n=1}^{N} \left\langle f(\textbf{x}_{n}), \phi_{i} \right\rangle  f(\textbf{x}_{n}) = \lambda_{i} \phi_{i}§svg§600§FALSE§</svg:desc><draw:polygon draw:style-name="gr2" draw:text-style-name="P164" svg:width="4.2165in" svg:height="0.4811in" svg:x="0in" svg:y="0.0087in" svg:viewBox="0 0 10711 1223" draw:points="5355,1223 0,1223 0,0 10711,0 10711,1223"><text:p/></draw:polygon><draw:polygon draw:style-name="gr3" draw:text-style-name="P165" svg:width="0.0492in" svg:height="0.4984in" svg:x="0.0374in" svg:y="0in" svg:viewBox="0 0 126 1267" draw:points="0,1267 126,1267 126,1240 26,1240 26,26 126,26 126,0 0,0"><text:p/></draw:polygon><draw:path draw:style-name="gr3" draw:text-style-name="P165" svg:width="0.0547in" svg:height="0.1106in" svg:x="0.1579in" svg:y="0.0677in" svg:viewBox="0 0 140 282" svg:d="M88 11c0-10 0-11-10-11-28 26-65 26-78 26v15c8 0 34 0 55-12v220c0 15 0 20-38 20h-15v13c15-1 53-1 69-1 18 0 54 0 69 1v-13h-13c-38 0-39-5-39-20z"><text:p/></draw:path><draw:polygon draw:style-name="gr3" draw:text-style-name="P165" svg:width="0.1516in" svg:height="0.0067in" svg:x="0.1087in" svg:y="0.2453in" svg:viewBox="0 0 386 18" draw:points="193,18 0,18 0,0 386,0 386,18"><text:p/></draw:polygon><draw:path draw:style-name="gr3" draw:text-style-name="P165" svg:width="0.1398in" svg:height="0.1134in" svg:x="0.115in" svg:y="0.2913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165" svg:width="0.1035in" svg:height="0.0795in" svg:x="0.3819in" svg:y="0.0039in" svg:viewBox="0 0 264 203" svg:d="M227 32c2-10 7-20 31-21 1 0 6 0 6-7 0-2-2-4-5-4-9 0-20 1-31 1-6 0-24-1-30-1-2 0-7 0-7 7 0 4 3 4 7 4 14 0 19 5 19 12 0 2 0 3-1 7l-32 130-76-155c-2-5-2-5-10-5h-40c-6 0-10 0-10 7 0 4 4 4 10 4 7 0 12 0 19 1l-40 158c-2 13-7 21-30 22-3 0-7 0-7 6 0 4 2 5 5 5 9 0 20-1 31-1 6 0 24 1 30 1 4 0 7-2 7-6 0-5-3-5-7-5-19-1-19-8-19-12 0-1 0-4 1-8l38-152 87 178c2 5 3 5 7 5 5 0 5-1 5-6z"><text:p/></draw:path><draw:path draw:style-name="gr3" draw:text-style-name="P165" svg:width="0.2213in" svg:height="0.2327in" svg:x="0.322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3" draw:text-style-name="P165" svg:width="0.0709in" svg:height="0.0524in" svg:x="0.3126in" svg:y="0.433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165" svg:width="0.0854in" svg:height="0.0311in" svg:x="0.3976in" svg:y="0.4398in" svg:viewBox="0 0 218 80" svg:d="M208 14c3 0 10 0 10-7s-7-7-10-7h-197c-4 0-11 0-11 7s7 7 12 7zM208 80c3 0 10 0 10-7 0-8-7-8-10-8h-196c-5 0-12 0-12 8 0 7 7 7 11 7z"><text:p/></draw:path><draw:path draw:style-name="gr3" draw:text-style-name="P165" svg:width="0.0421in" svg:height="0.0772in" svg:x="0.5039in" svg:y="0.4071in" svg:viewBox="0 0 108 197" svg:d="M67 8c0-8-1-8-8-8-19 18-47 19-59 19v11c7 0 26 0 43-8v151c0 10 0 13-30 13h-11v11c5 0 42-1 53-1 10 0 47 1 53 1v-11h-11c-30 0-30-3-30-13z"><text:p/></draw:path><draw:path draw:style-name="gr3" draw:text-style-name="P165" svg:width="0.0827in" svg:height="0.1512in" svg:x="0.5945in" svg:y="0.1736in" svg:viewBox="0 0 211 385" svg:d="M133 128h37c8 0 12 0 12-7 0-5-4-5-12-5h-34l8-49c2-8 7-38 11-43 3-8 11-14 20-14 1 0 12 0 19 7-18 1-21 17-21 23 0 10 7 15 15 15 11 0 23-9 23-26 0-19-19-29-36-29-14 0-42 7-54 50-3 9-3 12-14 66h-29c-8 0-13 0-13 8 0 4 3 4 12 4h27l-31 167c-8 42-15 81-37 81-1 0-12 0-20-9 20 0 24-15 24-22 0-10-9-15-17-15-11 0-23 10-23 25 0 20 18 30 36 30 24 0 40-25 48-42 13-26 24-76 24-80z"><text:p/></draw:path><draw:path draw:style-name="gr3" draw:text-style-name="P165" svg:width="0.0382in" svg:height="0.1661in" svg:x="0.7012in" svg:y="0.1661in" svg:viewBox="0 0 98 423" svg:d="M98 419c0-1 0-2-7-10-53-52-66-133-66-198 0-73 16-146 69-199 4-5 4-6 4-8 0-3-1-4-4-4-4 0-42 29-68 83-21 45-26 92-26 128 0 34 5 84 28 132 26 53 62 80 66 80 3 0 4-2 4-4z"><text:p/></draw:path><draw:path draw:style-name="gr3" draw:text-style-name="P165" svg:width="0.0933in" svg:height="0.074in" svg:x="0.7531in" svg:y="0.2169in" svg:viewBox="0 0 238 189" svg:d="M137 84l50-55c5-6 7-9 43-9v-20c-15 1-37 1-39 1-11 0-31-1-43-1v20c6 0 10 2 15 4-1 2-1 2-2 5l-36 41-42-50h17v-20c-11 0-38 1-51 1s-32-1-47-1v20h30l66 78-55 63c-7 7-23 7-43 7v21c14-2 36-2 40-2 10 0 34 2 43 2v-21c-9 0-16-2-16-5l3-3 42-47 45 55h-15v21c9 0 36-2 50-2 13 0 32 2 46 2v-21h-29z"><text:p/></draw:path><draw:path draw:style-name="gr3" draw:text-style-name="P165" svg:width="0.0382in" svg:height="0.1661in" svg:x="0.8594in" svg:y="0.1661in" svg:viewBox="0 0 98 423" svg:d="M98 211c0-32-4-84-27-132-25-51-63-79-67-79-2 0-4 2-4 4s0 3 7 10c43 41 67 108 67 197 0 72-15 147-68 200-6 6-6 7-6 8 0 2 2 4 4 4 4 0 43-29 68-83 22-46 26-93 26-129z"><text:p/></draw:path><draw:path draw:style-name="gr3" draw:text-style-name="P165" svg:width="0.0827in" svg:height="0.1512in" svg:x="0.9232in" svg:y="0.1736in" svg:viewBox="0 0 211 385" svg:d="M133 128h37c8 0 12 0 12-7 0-5-4-5-12-5h-34l8-49c2-8 7-38 11-43 3-8 11-14 20-14 1 0 12 0 19 7-18 1-21 17-21 23 0 10 7 15 15 15 11 0 23-9 23-26 0-19-19-29-36-29-14 0-42 7-54 50-3 9-3 12-14 66h-29c-8 0-13 0-13 8 0 4 3 4 12 4h27l-31 167c-8 42-15 81-37 81-1 0-12 0-20-9 20 0 24-15 24-22 0-10-9-15-17-15-11 0-23 10-23 25 0 20 18 30 36 30 24 0 40-25 48-42 14-26 24-76 24-80z"><text:p/></draw:path><draw:path draw:style-name="gr3" draw:text-style-name="P165" svg:width="0.0382in" svg:height="0.1661in" svg:x="1.0303in" svg:y="0.1661in" svg:viewBox="0 0 98 423" svg:d="M98 419c0-1 0-2-7-10-53-52-66-133-66-198 0-73 16-146 69-199 4-5 4-6 4-8 0-3-1-4-4-4-4 0-42 29-68 83-21 45-26 92-26 128 0 34 5 84 28 132 26 53 62 80 66 80 3 0 4-2 4-4z"><text:p/></draw:path><draw:path draw:style-name="gr3" draw:text-style-name="P165" svg:width="0.0933in" svg:height="0.074in" svg:x="1.0819in" svg:y="0.2169in" svg:viewBox="0 0 238 189" svg:d="M137 84l50-55c5-6 7-9 42-9v-20c-14 1-36 1-38 1-11 0-31-1-43-1v20c6 0 10 2 15 4-2 2-2 2-2 5l-36 41-42-50h17v-20c-11 0-38 1-51 1s-32-1-47-1v20h30l66 78-55 63c-7 7-23 7-43 7v21c14-2 36-2 40-2 10 0 34 2 43 2v-21c-9 0-16-2-16-5l3-3 42-47 45 55h-15v21c9 0 36-2 50-2 13 0 32 2 46 2v-21h-29z"><text:p/></draw:path><draw:path draw:style-name="gr3" draw:text-style-name="P165" svg:width="0.0709in" svg:height="0.0524in" svg:x="1.1843in" svg:y="0.264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165" svg:width="0.0382in" svg:height="0.1661in" svg:x="1.2787in" svg:y="0.1661in" svg:viewBox="0 0 98 423" svg:d="M98 211c0-32-4-84-27-132-25-51-63-79-67-79-2 0-4 2-4 4s0 3 7 10c43 41 67 108 67 197 0 72-15 147-68 200-6 6-6 7-6 8 0 2 2 4 4 4 4 0 43-29 68-83 22-46 26-93 26-129z"><text:p/></draw:path><draw:path draw:style-name="gr3" draw:text-style-name="P165" svg:width="0.0756in" svg:height="0.0799in" svg:x="1.3382in" svg:y="0.1425in" svg:viewBox="0 0 193 204" svg:d="M112 20h27c4 0 7 2 11 2h43v-22h-193v22h42c4 0 8-2 12-2h28v184h30z"><text:p/></draw:path><draw:path draw:style-name="gr3" draw:text-style-name="P165" svg:width="0.0382in" svg:height="0.1661in" svg:x="1.4362in" svg:y="0.1661in" svg:viewBox="0 0 98 423" svg:d="M98 211c0-32-4-84-27-132-25-51-63-79-67-79-2 0-4 2-4 4s0 3 7 10c43 41 67 108 67 197 0 72-15 147-68 200-6 6-6 7-6 8 0 2 2 4 4 4 4 0 43-29 68-83 22-46 26-93 26-129z"><text:p/></draw:path><draw:polygon draw:style-name="gr3" draw:text-style-name="P165" svg:width="0.0492in" svg:height="0.4984in" svg:x="1.4929in" svg:y="0in" svg:viewBox="0 0 126 1267" draw:points="100,1240 0,1240 0,1267 126,1267 126,0 0,0 0,26 100,26"><text:p/></draw:polygon><draw:path draw:style-name="gr3" draw:text-style-name="P165" svg:width="0.087in" svg:height="0.1496in" svg:x="1.624in" svg:y="0.1756in" svg:viewBox="0 0 222 381" svg:d="M164 11c0-1 2-6 2-7 0 0 0-4-5-4s-5 1-6 8l-25 99c-68 1-130 57-130 115 0 40 30 73 82 77-4 13-8 26-10 40-6 19-10 36-10 37 0 5 3 5 5 5 3 0 3 0 5-3 0-1 2-11 4-15l16-64c69-2 130-60 130-116 0-34-23-73-80-76zM84 289c-26-1-56-15-56-58 0-51 37-110 99-116zM138 115c32 3 56 22 56 59 0 49-36 111-100 115z"><text:p/></draw:path><draw:path draw:style-name="gr3" draw:text-style-name="P165" svg:width="0.035in" svg:height="0.078in" svg:x="1.7201in" svg:y="0.2386in" svg:viewBox="0 0 90 199" svg:d="M83 12c0-5-4-12-12-12-9 0-17 7-17 17 0 5 4 11 12 11s17-9 17-16zM22 162c-2 4-3 7-3 13 0 14 12 24 28 24 30 0 43-41 43-44 0-4-4-4-5-4-3 0-3 1-6 5-6 24-19 35-31 35-6 0-7-4-7-11 0-6 2-11 5-18 3-8 6-16 9-24 3-6 13-35 15-37 1-3 2-7 2-10 0-14-12-25-29-25-30 0-43 41-43 46 0 3 4 3 5 3 5 0 5-2 6-5 7-26 20-36 31-36 5 0 8 3 8 10s-2 12-9 30z"><text:p/></draw:path><draw:path draw:style-name="gr3" draw:text-style-name="P165" svg:width="0.1102in" svg:height="0.039in" svg:x="1.8256in" svg:y="0.2299in" svg:viewBox="0 0 281 100" svg:d="M266 17c8 0 15 0 15-9 0-8-7-8-13-8h-254c-7 0-14 0-14 8 0 9 7 9 14 9zM268 100c6 0 13 0 13-9 0-8-7-8-15-8h-252c-7 0-14 0-14 8 0 9 7 9 14 9z"><text:p/></draw:path><draw:path draw:style-name="gr3" draw:text-style-name="P165" svg:width="0.0547in" svg:height="0.1106in" svg:x="2.0602in" svg:y="0.0677in" svg:viewBox="0 0 140 282" svg:d="M88 11c0-10 0-11-11-11-27 26-64 26-77 26v15c8 0 34 0 55-12v220c0 15 0 20-38 20h-15v13c15-1 53-1 69-1 18 0 54 0 69 1v-13h-13c-38 0-39-5-39-20z"><text:p/></draw:path><draw:polygon draw:style-name="gr3" draw:text-style-name="P165" svg:width="0.1516in" svg:height="0.0067in" svg:x="2.0114in" svg:y="0.2453in" svg:viewBox="0 0 386 18" draw:points="193,18 0,18 0,0 386,0 386,18"><text:p/></draw:polygon><draw:path draw:style-name="gr3" draw:text-style-name="P165" svg:width="0.1398in" svg:height="0.1134in" svg:x="2.0177in" svg:y="0.2913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165" svg:width="0.1035in" svg:height="0.0795in" svg:x="2.2846in" svg:y="0.0039in" svg:viewBox="0 0 264 203" svg:d="M227 32c2-10 7-20 31-21 1 0 6 0 6-7 0-2-2-4-5-4-9 0-20 1-31 1-6 0-24-1-30-1-2 0-7 0-7 7 0 4 3 4 7 4 14 0 19 5 19 12 0 2 0 3-1 7l-32 130-76-155c-2-5-2-5-10-5h-40c-6 0-10 0-10 7 0 4 4 4 10 4 7 0 12 0 19 1l-40 158c-2 13-7 21-31 22-2 0-6 0-6 6 0 4 2 5 5 5 9 0 20-1 31-1 6 0 24 1 30 1 4 0 7-2 7-6 0-5-3-5-7-5-19-1-19-8-19-12 0-1 0-4 1-8l38-152 87 178c2 5 3 5 7 5 5 0 5-1 5-6z"><text:p/></draw:path><draw:path draw:style-name="gr3" draw:text-style-name="P165" svg:width="0.2213in" svg:height="0.2327in" svg:x="2.2252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3" draw:text-style-name="P165" svg:width="0.0709in" svg:height="0.0524in" svg:x="2.2157in" svg:y="0.433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165" svg:width="0.0854in" svg:height="0.0311in" svg:x="2.3008in" svg:y="0.4398in" svg:viewBox="0 0 218 80" svg:d="M208 14c3 0 10 0 10-7s-7-7-10-7h-197c-4 0-11 0-11 7s7 7 12 7zM208 80c3 0 10 0 10-7 0-8-7-8-10-8h-196c-5 0-12 0-12 8 0 7 7 7 11 7z"><text:p/></draw:path><draw:path draw:style-name="gr3" draw:text-style-name="P165" svg:width="0.0421in" svg:height="0.0772in" svg:x="2.4071in" svg:y="0.4071in" svg:viewBox="0 0 108 197" svg:d="M67 8c0-8-1-8-8-8-19 18-47 19-59 19v11c7 0 26 0 43-8v151c0 10 0 13-30 13h-11v11c5 0 42-1 53-1 10 0 47 1 53 1v-11h-11c-30 0-30-3-30-13z"><text:p/></draw:path><draw:path draw:style-name="gr3" draw:text-style-name="P165" svg:width="0.037in" svg:height="0.1661in" svg:x="2.5067in" svg:y="0.1661in" svg:viewBox="0 0 95 423" svg:d="M94 17c1-5 1-6 1-9 0-4-4-8-9-8-3 0-7 2-9 10l-75 194c-1 3-2 5-2 7s0 3 2 8l75 194c2 5 3 10 9 10 5 0 9-4 9-8 0-2 0-3-1-8l-77-196z"><text:p/></draw:path><draw:path draw:style-name="gr3" draw:text-style-name="P165" svg:width="0.0827in" svg:height="0.1512in" svg:x="2.5614in" svg:y="0.1736in" svg:viewBox="0 0 211 385" svg:d="M133 128h37c8 0 12 0 12-7 0-5-4-5-12-5h-34l9-49c1-8 6-38 10-43 3-8 11-14 20-14 1 0 12 0 19 7-18 1-21 17-21 23 0 10 7 15 15 15 11 0 23-9 23-26 0-19-19-29-36-29-14 0-42 7-54 50-3 9-3 12-14 66h-29c-8 0-13 0-13 8 0 4 3 4 12 4h27l-31 167c-8 42-15 81-37 81-1 0-12 0-20-9 20 0 24-15 24-22 0-10-9-15-17-15-11 0-23 10-23 25 0 20 18 30 36 30 24 0 40-25 48-42 14-26 24-76 24-80z"><text:p/></draw:path><draw:path draw:style-name="gr3" draw:text-style-name="P165" svg:width="0.0382in" svg:height="0.1661in" svg:x="2.6681in" svg:y="0.1661in" svg:viewBox="0 0 98 423" svg:d="M98 419c0-1 0-2-7-10-53-52-66-133-66-198 0-73 16-146 69-199 4-5 4-6 4-8 0-3-1-4-4-4-4 0-42 29-68 83-21 45-26 92-26 128 0 34 5 84 28 132 26 53 62 80 66 80 3 0 4-2 4-4z"><text:p/></draw:path><draw:path draw:style-name="gr3" draw:text-style-name="P165" svg:width="0.0933in" svg:height="0.074in" svg:x="2.7201in" svg:y="0.2169in" svg:viewBox="0 0 238 189" svg:d="M137 84l50-55c5-6 7-9 43-9v-20c-15 1-37 1-39 1-11 0-31-1-43-1v20c6 0 10 2 15 4-1 2-1 2-2 5l-36 41-42-50h17v-20c-11 0-38 1-51 1s-32-1-47-1v20h30l66 78-55 63c-7 7-23 7-43 7v21c14-2 36-2 40-2 10 0 34 2 43 2v-21c-9 0-16-2-16-5l3-3 42-47 45 55h-15v21c9 0 36-2 50-2 13 0 32 2 46 2v-21h-29z"><text:p/></draw:path><draw:path draw:style-name="gr3" draw:text-style-name="P165" svg:width="0.0709in" svg:height="0.0524in" svg:x="2.8228in" svg:y="0.264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165" svg:width="0.0382in" svg:height="0.1661in" svg:x="2.9173in" svg:y="0.1661in" svg:viewBox="0 0 98 423" svg:d="M98 211c0-32-4-84-27-132-25-51-63-79-67-79-2 0-4 2-4 4s0 3 7 10c43 41 67 108 67 197 0 72-15 147-68 200-6 6-6 7-6 8 0 2 2 4 4 4 4 0 43-29 68-83 22-46 26-93 26-129z"><text:p/></draw:path><draw:path draw:style-name="gr3" draw:text-style-name="P165" svg:width="0.0193in" svg:height="0.0496in" svg:x="2.9866in" svg:y="0.2728in" svg:viewBox="0 0 50 127" svg:d="M50 44c0-27-10-44-27-44-15 0-23 11-23 22 0 12 8 24 23 24 5 0 11-3 14-6 3-2 3-2 4-2v6c0 32-15 58-29 71-5 5-5 6-5 7 0 4 1 5 5 5 5 0 38-33 38-83z"><text:p/></draw:path><draw:path draw:style-name="gr3" draw:text-style-name="P165" svg:width="0.087in" svg:height="0.1496in" svg:x="3.0543in" svg:y="0.1756in" svg:viewBox="0 0 222 381" svg:d="M164 11c0-1 2-6 2-7 0 0 0-4-5-4s-5 1-6 8l-25 99c-68 1-130 57-130 115 0 40 30 73 82 77-4 13-8 26-10 40-6 19-10 36-10 37 0 5 3 5 5 5 3 0 3 0 5-3 0-1 2-11 4-15l16-64c69-2 130-60 130-116 0-34-23-73-82-76zM84 289c-26-1-56-15-56-58 0-51 37-110 99-116zM138 115c32 3 56 22 56 59 0 49-36 111-100 115z"><text:p/></draw:path><draw:path draw:style-name="gr3" draw:text-style-name="P165" svg:width="0.035in" svg:height="0.078in" svg:x="3.1508in" svg:y="0.2386in" svg:viewBox="0 0 90 199" svg:d="M83 12c0-5-4-12-12-12-9 0-17 7-17 17 0 5 4 11 12 11s17-9 17-16zM22 162c-2 4-3 7-3 13 0 14 12 24 28 24 30 0 43-41 43-44 0-4-4-4-5-4-3 0-3 1-6 5-6 24-19 35-31 35-6 0-7-4-7-11 0-6 2-11 5-18 3-8 6-16 9-24 3-6 13-35 15-37 1-3 2-7 2-10 0-14-12-25-29-25-30 0-43 41-43 46 0 3 4 3 5 3 5 0 5-2 6-5 7-26 20-36 31-36 5 0 8 3 8 10s-2 12-9 30z"><text:p/></draw:path><draw:path draw:style-name="gr3" draw:text-style-name="P165" svg:width="0.037in" svg:height="0.1661in" svg:x="3.2098in" svg:y="0.1661in" svg:viewBox="0 0 95 423" svg:d="M94 219c1-5 1-6 1-8 0-1 0-2-1-7l-76-194c-2-8-5-10-10-10-4 0-8 4-8 8 0 2 0 3 2 8l76 195-76 196c-2 4-2 5-2 8 0 4 4 8 8 8 6 0 8-4 9-8z"><text:p/></draw:path><draw:path draw:style-name="gr3" draw:text-style-name="P165" svg:width="0.0827in" svg:height="0.1512in" svg:x="3.3012in" svg:y="0.1736in" svg:viewBox="0 0 211 385" svg:d="M133 128h37c8 0 12 0 12-7 0-5-4-5-12-5h-34l9-49c1-8 6-38 10-43 3-8 11-14 20-14 1 0 12 0 19 7-18 1-21 17-21 23 0 10 7 15 15 15 11 0 23-9 23-26 0-19-19-29-36-29-14 0-42 7-54 50-3 9-3 12-14 66h-29c-8 0-13 0-13 8 0 4 3 4 12 4h27l-31 167c-8 42-15 81-37 81-1 0-12 0-20-9 20 0 24-15 24-22 0-10-9-15-17-15-11 0-23 10-23 25 0 20 18 30 36 30 24 0 40-25 48-42 14-26 24-76 24-80z"><text:p/></draw:path><draw:path draw:style-name="gr3" draw:text-style-name="P165" svg:width="0.0382in" svg:height="0.1661in" svg:x="3.4083in" svg:y="0.1661in" svg:viewBox="0 0 98 423" svg:d="M98 419c0-1 0-2-7-10-53-52-66-133-66-198 0-73 16-146 69-199 4-5 4-6 4-8 0-3-1-4-4-4-4 0-42 29-68 83-21 45-26 92-26 128 0 34 5 84 28 132 26 53 62 80 66 80 3 0 4-2 4-4z"><text:p/></draw:path><draw:path draw:style-name="gr3" draw:text-style-name="P165" svg:width="0.0933in" svg:height="0.074in" svg:x="3.4602in" svg:y="0.2169in" svg:viewBox="0 0 238 189" svg:d="M137 84l50-55c5-6 7-9 43-9v-20c-15 1-37 1-39 1-11 0-31-1-43-1v20c6 0 10 2 15 4-1 2-1 2-2 5l-36 41-42-50h17v-20c-11 0-38 1-51 1s-32-1-47-1v20h30l66 78-55 63c-7 7-23 7-43 7v21c14-2 36-2 40-2 10 0 34 2 43 2v-21c-9 0-16-2-16-5l3-3 42-47 45 55h-15v21c9 0 36-2 50-2 13 0 32 2 46 2v-21h-29z"><text:p/></draw:path><draw:path draw:style-name="gr3" draw:text-style-name="P165" svg:width="0.0709in" svg:height="0.0524in" svg:x="3.5626in" svg:y="0.264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165" svg:width="0.0382in" svg:height="0.1661in" svg:x="3.6571in" svg:y="0.1661in" svg:viewBox="0 0 98 423" svg:d="M98 211c0-32-4-84-27-132-25-51-63-79-67-79-2 0-4 2-4 4s0 3 7 10c43 41 67 108 67 197 0 72-15 147-68 200-6 6-6 7-6 8 0 2 2 4 4 4 4 0 43-29 68-83 22-46 26-93 26-129z"><text:p/></draw:path><draw:path draw:style-name="gr3" draw:text-style-name="P165" svg:width="0.1102in" svg:height="0.039in" svg:x="3.7669in" svg:y="0.2299in" svg:viewBox="0 0 281 100" svg:d="M266 17c8 0 15 0 15-9 0-8-7-8-13-8h-254c-7 0-14 0-14 8 0 9 7 9 14 9zM268 100c6 0 13 0 13-9 0-8-7-8-15-8h-252c-7 0-14 0-14 8 0 9 7 9 14 9z"><text:p/></draw:path><draw:path draw:style-name="gr3" draw:text-style-name="P165" svg:width="0.0819in" svg:height="0.1177in" svg:x="3.9425in" svg:y="0.1756in" svg:viewBox="0 0 209 300" svg:d="M128 170c18 44 38 110 46 119 6 10 11 10 22 10h9c4-1 4-4 4-5s0-2-1-3c-4-5-8-11-10-20l-86-241c-9-24-33-30-52-30-2 0-8 0-8 5 0 2 3 3 3 3 15 4 18 6 29 35l41 114-118 117c-5 5-7 7-7 13 0 7 6 13 12 13 7 0 11-5 14-9z"><text:p/></draw:path><draw:path draw:style-name="gr3" draw:text-style-name="P165" svg:width="0.035in" svg:height="0.078in" svg:x="4.0354in" svg:y="0.2386in" svg:viewBox="0 0 90 199" svg:d="M83 12c0-5-4-12-12-12-9 0-17 7-17 17 0 5 4 11 12 11s17-9 17-16zM22 162c-2 4-3 7-3 13 0 14 12 24 28 24 30 0 43-41 43-44 0-4-4-4-5-4-3 0-3 1-6 5-6 24-19 35-31 35-6 0-7-4-7-11 0-6 2-11 5-18 3-8 6-16 9-24 3-6 13-35 15-37 1-3 2-7 2-10 0-14-12-25-29-25-30 0-43 41-43 46 0 3 4 3 5 3 5 0 5-2 6-5 7-26 20-36 31-36 5 0 8 3 8 10s-2 12-9 30z"><text:p/></draw:path><draw:path draw:style-name="gr3" draw:text-style-name="P165" svg:width="0.087in" svg:height="0.1496in" svg:x="4.0937in" svg:y="0.1756in" svg:viewBox="0 0 222 381" svg:d="M164 11c0-1 2-6 2-7 0 0 0-4-5-4s-5 1-6 8l-25 99c-68 1-130 57-130 115 0 40 30 73 82 77-4 13-8 26-10 40-6 19-10 36-10 37 0 5 3 5 5 5 3 0 3 0 5-3 0-1 2-11 4-15l16-64c69-2 130-60 130-116 0-34-23-73-82-76zM84 289c-26-1-56-15-56-58 0-51 37-110 99-116zM138 115c32 3 56 22 56 59 0 49-36 111-100 115z"><text:p/></draw:path><draw:path draw:style-name="gr3" draw:text-style-name="P165" svg:width="0.035in" svg:height="0.078in" svg:x="4.1898in" svg:y="0.2386in" svg:viewBox="0 0 90 199" svg:d="M83 12c0-5-4-12-12-12-9 0-17 7-17 17 0 5 4 11 12 11s17-9 17-16zM22 162c-2 4-3 7-3 13 0 14 12 24 28 24 31 0 43-41 43-44 0-4-4-4-5-4-3 0-3 1-6 5-6 24-19 35-31 35-6 0-7-4-7-11 0-6 2-11 5-18 3-8 6-16 9-24 3-6 13-35 15-37 1-3 2-7 2-10 0-14-12-25-29-25-30 0-43 41-43 46 0 3 4 3 5 3 5 0 5-2 6-5 7-26 20-36 31-36 5 0 8 3 8 10s-2 12-9 30z"><text:p/></draw:path></draw:g></text:p>
      <text:p text:style-name="P6">Ta thấy rằng vector <text:span text:style-name="T18">riêng</text:span> <draw:g text:anchor-type="as-char" svg:y="-0.1173in" draw:z-index="4" draw:style-name="gr1"><svg:title>TexMaths</svg:title><svg:desc>12§display§\phi_{i}§svg§600§FALSE§</svg:desc><draw:polygon draw:style-name="gr2" draw:text-style-name="P164" svg:width="0.1228in" svg:height="0.1335in" svg:x="0in" svg:y="0.0087in" svg:viewBox="0 0 313 340" draw:points="156,340 0,340 0,0 313,0 313,340"><text:p/></draw:polygon><draw:path draw:style-name="gr3" draw:text-style-name="P165" svg:width="0.087in" svg:height="0.15in" svg:x="0in" svg:y="0in" svg:viewBox="0 0 222 382" svg:d="M165 11c0-1 1-6 1-7 0 0 0-4-6-4-4 0-5 1-5 8l-25 99c-67 1-130 58-130 116 0 41 30 75 82 77-4 13-7 27-10 40-6 20-9 36-9 37 0 5 2 5 4 5 3 0 3 0 5-2 0 0 3-10 4-16l17-64c67-2 129-60 129-117 0-34-22-72-81-76zM84 291c-26-2-56-16-56-60 0-50 37-109 98-115zM138 116c32 2 57 21 57 59 0 50-36 111-101 116z"><text:p/></draw:path><draw:path draw:style-name="gr3" draw:text-style-name="P165" svg:width="0.035in" svg:height="0.0787in" svg:x="0.0961in" svg:y="0.0638in" svg:viewBox="0 0 90 201" svg:d="M83 12c0-5-4-12-12-12s-17 7-17 17c0 5 4 11 12 11 9 0 17-9 17-16zM22 163c-2 3-3 7-3 13 0 13 12 25 28 25 31 0 43-42 43-45 0-4-3-4-5-4-3 0-3 1-6 5-6 24-19 35-31 35-6 0-7-4-7-11 0-6 2-11 5-18 3-9 6-16 9-24 3-6 14-35 15-38 1-2 2-7 2-9 0-15-12-26-29-26-30 0-43 41-43 46 0 4 4 4 5 4 5 0 5-3 6-5 7-27 20-36 31-36 5 0 9 2 9 9 0 8-3 12-10 31z"><text:p/></draw:path></draw:g><text:s/>là một tổ hợp tuyến tính của <draw:g text:anchor-type="as-char" svg:y="-0.1138in" draw:z-index="5" draw:style-name="gr1"><svg:title>TexMaths</svg:title><svg:desc>12§display§N§svg§600§FALSE§</svg:desc><draw:polygon draw:style-name="gr2" draw:text-style-name="P164" svg:width="0.1291in" svg:height="0.0969in" svg:x="0.0024in" svg:y="0.0083in" svg:viewBox="0 0 329 247" draw:points="165,247 0,247 0,0 329,0 329,247"><text:p/></draw:polygon><draw:path draw:style-name="gr3" draw:text-style-name="P165" svg:width="0.1394in" svg:height="0.113in" svg:x="0.0004in" svg:y="0in" svg:viewBox="0 0 355 288" svg:d="M303 44c3-16 12-30 45-31 3 0 7-1 7-8 0-1 0-5-6-5-13 0-28 1-42 1s-29-1-43-1c-2 0-7 0-7 8 0 5 4 5 7 5 24 0 29 9 29 18 0 1-1 9-2 10l-47 188-93-222c-4-7-4-7-13-7h-57c-8 0-12 0-12 8 0 5 4 5 11 5 3 0 29 0 29 4l-56 226c-4 18-12 31-46 32-2 0-7 2-7 9 0 2 2 4 6 4 13 0 28-1 42-1s30 1 43 1c2 0 7 0 7-8 0-3-3-5-8-5-24 0-28-9-28-18 0-3 1-4 3-9l55-224c2 2 2 4 3 7l106 250c3 6 4 7 8 7 5 0 5-1 6-8z"><text:p/></draw:path></draw:g><text:s/>điểm dữ liệu</text:p>
      <text:p text:style-name="P7"><text:soft-page-break/><text:tab/><draw:g text:anchor-type="as-char" svg:y="-0.2846in" draw:z-index="11" draw:style-name="gr1"><svg:title>TexMaths</svg:title><svg:desc>12§display§\phi_{i} = \frac{1}{\lambda_{i} N} \sum_{n=1}^{N} \left\langle f(\textbf{x}_{n}), \phi_{i} \right\rangle f(\textbf{x}_{n}) = \sum_{n=1}^{N} a_{n}^{(i)} f(\textbf{x}_{n})§svg§600§FALSE§</svg:desc><draw:polygon draw:style-name="gr2" draw:text-style-name="P164" svg:width="3.3807in" svg:height="0.465in" svg:x="0.0004in" svg:y="0.0083in" svg:viewBox="0 0 8588 1182" draw:points="4294,1182 0,1182 0,0 8588,0 8588,1182"><text:p/></draw:polygon><draw:path draw:style-name="gr3" draw:text-style-name="P165" svg:width="0.087in" svg:height="0.1492in" svg:x="0.0004in" svg:y="0.172in" svg:viewBox="0 0 222 380" svg:d="M164 11c0-1 2-6 2-7 0 0 0-4-5-4s-5 1-6 8l-25 99c-68 1-130 57-130 115 0 39 30 73 82 76-4 14-8 27-10 40-6 20-10 36-10 37 0 5 3 5 5 5 3 0 3 0 5-2 0 0 2-10 4-16l16-64c69-2 130-59 130-116 0-33-23-72-82-75zM84 289c-26-1-56-16-56-59 0-50 37-109 99-115zM138 115c32 2 56 22 56 59 0 49-36 110-100 115z"><text:p/></draw:path><draw:path draw:style-name="gr3" draw:text-style-name="P165" svg:width="0.035in" svg:height="0.078in" svg:x="0.0961in" svg:y="0.2346in" svg:viewBox="0 0 90 199" svg:d="M83 12c0-5-4-12-12-12-9 0-17 7-17 17 0 5 4 11 12 11s17-9 17-16zM22 162c-2 3-3 7-3 13 0 13 12 24 28 24 31 0 43-41 43-44 0-4-4-4-5-4-3 0-3 1-6 5-6 24-19 35-31 35-6 0-7-4-7-11 0-6 2-11 5-18 3-9 6-16 9-24 3-6 13-35 15-37 1-3 2-8 2-10 0-14-12-25-29-25-30 0-43 41-43 45s4 4 5 4c5 0 5-2 6-5 7-26 20-36 31-36 5 0 8 3 8 10s-2 12-9 30z"><text:p/></draw:path><draw:path draw:style-name="gr3" draw:text-style-name="P165" svg:width="0.1102in" svg:height="0.0386in" svg:x="0.2016in" svg:y="0.226in" svg:viewBox="0 0 281 99" svg:d="M266 17c8 0 15 0 15-9 0-8-7-8-13-8h-254c-7 0-14 0-14 8 0 9 7 9 14 9zM268 99c6 0 13 0 13-8s-7-8-15-8h-252c-7 0-14 0-14 8s7 8 14 8z"><text:p/></draw:path><draw:path draw:style-name="gr3" draw:text-style-name="P165" svg:width="0.0547in" svg:height="0.1106in" svg:x="0.5126in" svg:y="0.0638in" svg:viewBox="0 0 140 282" svg:d="M88 11c0-10 0-11-11-11-27 26-64 26-77 26v15c8 0 34 0 55-12v219c0 16 0 20-38 20h-15v14c15-2 53-2 69-2 18 0 54 0 69 2v-14h-13c-38 0-39-4-39-20z"><text:p/></draw:path><draw:polygon draw:style-name="gr3" draw:text-style-name="P165" svg:width="0.3035in" svg:height="0.0067in" svg:x="0.3878in" svg:y="0.2429in" svg:viewBox="0 0 772 18" draw:points="386,18 0,18 0,0 772,0 772,18"><text:p/></draw:polygon><draw:path draw:style-name="gr3" draw:text-style-name="P165" svg:width="0.0819in" svg:height="0.1177in" svg:x="0.3965in" svg:y="0.2854in" svg:viewBox="0 0 209 300" svg:d="M128 170c18 43 38 109 46 119 6 9 11 9 22 9h9c4-1 4-3 4-4 0-2 0-3-1-4-4-5-8-11-10-19l-86-241c-9-24-33-30-52-30-2 0-8 0-8 5 0 2 3 3 3 3 15 4 18 6 29 35l41 114-118 116c-5 5-7 7-7 13 0 8 6 14 12 14 7 0 11-5 14-10z"><text:p/></draw:path><draw:path draw:style-name="gr3" draw:text-style-name="P165" svg:width="0.035in" svg:height="0.078in" svg:x="0.4898in" svg:y="0.3488in" svg:viewBox="0 0 90 199" svg:d="M83 12c0-5-4-12-12-12-9 0-17 7-17 17 0 5 4 11 12 11s17-9 17-16zM22 162c-2 3-3 7-3 13 0 13 12 24 28 24 30 0 43-41 43-44 0-4-4-4-5-4-3 0-3 1-6 5-6 24-19 35-31 35-6 0-7-4-7-11 0-6 2-11 5-18 3-9 6-16 9-24 3-6 13-35 15-37 1-3 2-8 2-10 0-14-12-25-29-25-30 0-43 41-43 45s4 4 5 4c5 0 5-2 6-5 7-26 20-36 31-36 5 0 8 3 8 10s-2 12-9 30z"><text:p/></draw:path><draw:path draw:style-name="gr3" draw:text-style-name="P165" svg:width="0.1398in" svg:height="0.1134in" svg:x="0.5461in" svg:y="0.287in" svg:viewBox="0 0 356 289" svg:d="M304 44c3-16 10-30 44-31 4 0 8-1 8-8 0-1 0-5-6-5-13 0-28 1-42 1s-30-1-43-1c-3 0-8 0-8 8 0 5 5 5 8 5 24 0 29 9 29 18 0 1-1 9-2 10l-47 187-94-221c-3-7-3-7-13-7h-56c-9 0-12 0-12 8 0 5 3 5 10 5 3 0 29 0 29 4l-56 226c-4 18-12 31-46 33-2 0-7 0-7 8 0 2 2 5 6 5 13 0 28-1 42-1s30 1 43 1c3 0 7 0 7-9 0-4-3-4-8-4-24 0-28-10-28-19 0-3 2-5 3-10l55-223c2 2 2 4 4 7l105 249c4 8 4 9 9 9 4 0 4-1 6-9z"><text:p/></draw:path><draw:path draw:style-name="gr3" draw:text-style-name="P165" svg:width="0.1035in" svg:height="0.0795in" svg:x="0.813in" svg:y="0in" svg:viewBox="0 0 264 203" svg:d="M227 32c2-10 7-20 31-21 1 0 6 0 6-7 0-2-2-4-5-4-9 0-20 1-31 1-6 0-24-1-30-1-2 0-7 0-7 7 0 4 3 4 7 4 14 0 19 5 19 12 0 2 0 3-1 7l-32 129-76-154c-2-5-2-5-10-5h-40c-6 0-10 0-10 7 0 4 4 4 10 4 7 0 12 0 19 1l-40 158c-2 12-7 21-30 22-3 0-7 0-7 6 0 3 2 5 5 5 9 0 20-2 31-2 6 0 24 2 30 2 4 0 7-3 7-6 0-5-3-5-7-5-19-1-19-9-19-12 0-1 0-4 1-9l38-151 87 178c2 5 3 5 7 5 5 0 5-2 5-6z"><text:p/></draw:path><draw:path draw:style-name="gr3" draw:text-style-name="P165" svg:width="0.2213in" svg:height="0.2323in" svg:x="0.7535in" svg:y="0.1291in" svg:viewBox="0 0 563 591" svg:d="M511 591l52-136h-11c-17 45-61 74-110 86-9 2-51 14-132 14h-255l216-253c3-2 4-5 4-7 0 0 0-1-4-6l-197-269h232c56 0 95 6 100 6 22 5 58 11 92 33 11 6 40 25 54 60h11l-52-119h-499c-10 0-10 0-12 2 0 2 0 10 0 15l223 305-218 257c-5 5-5 7-5 7 0 5 4 5 12 5z"><text:p/></draw:path><draw:path draw:style-name="gr3" draw:text-style-name="P165" svg:width="0.0709in" svg:height="0.0524in" svg:x="0.7441in" svg:y="0.4295in" svg:viewBox="0 0 181 134" svg:d="M22 113c0 3-3 10-3 12 0 7 6 9 11 9s10-3 11-7c1-2 5-12 5-18 2-6 4-19 7-26 2-7 3-13 5-21 3-12 3-14 12-26s22-28 45-28c17 0 17 15 17 21 0 18-12 50-17 63-3 9-5 11-5 16 0 15 14 26 28 26 30 0 43-41 43-45 0-5-3-5-5-5-3 0-4 2-6 6-6 23-19 36-31 36-6 0-7-4-7-11s1-11 7-24c3-9 16-41 16-57 0-29-23-34-39-34-25 0-42 16-50 26-2-19-20-26-31-26-13 0-21 10-24 17-7 9-11 27-11 29 0 3 4 3 5 3 5 0 5-1 7-8 5-18 10-33 22-33 7 0 9 6 9 15 0 6-2 17-5 25-2 7-4 20-7 26z"><text:p/></draw:path><draw:path draw:style-name="gr3" draw:text-style-name="P165" svg:width="0.0854in" svg:height="0.0311in" svg:x="0.8291in" svg:y="0.4358in" svg:viewBox="0 0 218 80" svg:d="M208 14c3 0 10 0 10-7s-7-7-10-7h-197c-4 0-11 0-11 7s7 7 12 7zM208 80c3 0 10 0 10-7 0-8-7-8-10-8h-196c-5 0-12 0-12 8 0 7 7 7 11 7z"><text:p/></draw:path><draw:path draw:style-name="gr3" draw:text-style-name="P165" svg:width="0.0421in" svg:height="0.0772in" svg:x="0.9354in" svg:y="0.4035in" svg:viewBox="0 0 108 197" svg:d="M67 8c0-8 0-8-8-8-19 18-47 19-59 19v11c7 0 26 0 43-8v151c0 9 0 13-30 13h-11v11c5 0 42-2 53-2 10 0 47 2 53 2v-11h-11c-30 0-30-4-30-13z"><text:p/></draw:path><draw:path draw:style-name="gr3" draw:text-style-name="P165" svg:width="0.037in" svg:height="0.1657in" svg:x="1.0346in" svg:y="0.1622in" svg:viewBox="0 0 95 422" svg:d="M94 17c1-5 1-6 1-9 0-4-4-8-9-8-3 0-7 2-9 10l-75 194c-1 2-2 5-2 7 0 1 0 2 2 7l75 194c2 5 3 10 9 10 5 0 9-4 9-7s0-4-1-9l-77-195z"><text:p/></draw:path><draw:path draw:style-name="gr3" draw:text-style-name="P165" svg:width="0.0827in" svg:height="0.1512in" svg:x="1.0898in" svg:y="0.1693in" svg:viewBox="0 0 211 385" svg:d="M133 128h37c8 0 12 0 12-7 0-5-4-5-12-5h-34l9-49c1-8 6-38 10-43 3-8 11-14 20-14 1 0 12 0 19 7-18 1-21 17-21 23 0 10 7 15 15 15 11 0 23-9 23-26 0-19-19-29-36-29-14 0-42 7-54 50-3 9-3 12-14 66h-29c-8 0-13 0-13 7 0 5 3 5 12 5h27l-31 167c-8 42-15 80-37 80-1 0-12 0-20-7 20-1 24-17 24-24 0-10-9-14-17-14-11 0-23 9-23 25 0 19 18 30 36 30 24 0 40-25 48-41 14-28 24-78 24-82z"><text:p/></draw:path><draw:path draw:style-name="gr3" draw:text-style-name="P165" svg:width="0.0382in" svg:height="0.1657in" svg:x="1.1972in" svg:y="0.1622in" svg:viewBox="0 0 98 422" svg:d="M98 418c0-1 0-2-7-9-53-53-66-133-66-198 0-73 16-146 69-199 4-5 4-6 4-8 0-3-1-4-4-4-4 0-42 29-68 83-21 45-26 92-26 128 0 34 5 84 28 133 26 52 62 78 66 78 3 0 4-1 4-4z"><text:p/></draw:path><draw:path draw:style-name="gr3" draw:text-style-name="P165" svg:width="0.0933in" svg:height="0.0736in" svg:x="1.2488in" svg:y="0.2126in" svg:viewBox="0 0 238 188" svg:d="M137 84l50-55c5-6 7-9 42-9v-20c-14 1-36 1-38 1-11 0-31-1-43-1v20c6 0 10 2 15 4-2 2-2 2-2 5l-36 41-42-50h17v-20c-11 0-38 1-51 1s-32-1-47-1v20h30l66 78-55 63c-7 7-23 7-43 7v20c14-1 36-1 40-1 10 0 34 1 43 1v-20c-9 0-16-3-16-5l3-4 42-46 45 55h-15v20c9 0 36-1 50-1 13 0 32 1 46 1v-20h-29z"><text:p/></draw:path><draw:path draw:style-name="gr3" draw:text-style-name="P165" svg:width="0.0709in" svg:height="0.0524in" svg:x="1.3512in" svg:y="0.2602in" svg:viewBox="0 0 181 134" svg:d="M22 113c0 3-3 10-3 12 0 7 6 9 11 9s10-3 11-7c1-2 5-12 5-18 2-6 4-19 7-26 2-7 3-13 5-21 3-12 3-14 12-26s22-28 45-28c17 0 17 15 17 21 0 18-12 50-17 63-3 9-5 11-5 16 0 15 14 26 28 26 30 0 43-41 43-45 0-5-3-5-5-5-3 0-4 2-6 6-6 23-19 36-31 36-6 0-7-4-7-11s1-11 7-24c3-9 16-41 16-57 0-29-23-34-39-34-25 0-42 16-50 26-2-19-20-26-31-26-13 0-21 10-24 17-7 9-11 27-11 29 0 3 4 3 5 3 5 0 5-1 7-8 5-18 10-33 22-33 7 0 9 6 9 15 0 6-2 17-5 25-2 7-4 20-7 26z"><text:p/></draw:path><draw:path draw:style-name="gr3" draw:text-style-name="P165" svg:width="0.0382in" svg:height="0.1657in" svg:x="1.4457in" svg:y="0.1622in" svg:viewBox="0 0 98 422" svg:d="M98 211c0-32-4-84-27-132-25-51-63-79-67-79-2 0-4 2-4 4s0 3 7 10c43 41 67 108 67 197 0 72-15 147-68 200-6 5-6 6-6 7 0 3 2 4 4 4 4 0 43-29 68-83 22-45 26-92 26-128z"><text:p/></draw:path><draw:path draw:style-name="gr3" draw:text-style-name="P165" svg:width="0.0193in" svg:height="0.0496in" svg:x="1.5154in" svg:y="0.2693in" svg:viewBox="0 0 50 127" svg:d="M50 44c0-27-10-44-27-44-15 0-23 11-23 22 0 12 8 24 23 24 5 0 11-3 14-6 3-2 3-2 4-2v6c0 32-15 58-29 71-5 5-5 6-5 7 0 4 1 5 5 5 5 0 38-34 38-83z"><text:p/></draw:path><draw:path draw:style-name="gr3" draw:text-style-name="P165" svg:width="0.087in" svg:height="0.1492in" svg:x="1.5827in" svg:y="0.172in" svg:viewBox="0 0 222 380" svg:d="M164 11c0-1 2-6 2-7 0 0 0-4-5-4s-5 1-6 8l-25 99c-68 1-130 57-130 115 0 39 30 73 82 76-4 14-8 27-10 40-6 20-10 36-10 37 0 5 3 5 5 5 3 0 3 0 5-2 0 0 2-10 4-16l16-64c69-2 130-59 130-116 0-33-23-72-82-75zM84 289c-26-1-56-16-56-59 0-50 37-109 99-115zM138 115c32 2 56 22 56 59 0 49-36 110-100 115z"><text:p/></draw:path><draw:path draw:style-name="gr3" draw:text-style-name="P165" svg:width="0.035in" svg:height="0.078in" svg:x="1.6791in" svg:y="0.2346in" svg:viewBox="0 0 90 199" svg:d="M83 12c0-5-4-12-12-12-9 0-17 7-17 17 0 5 4 11 12 11s17-9 17-16zM22 162c-2 3-3 7-3 13 0 13 12 24 28 24 31 0 43-41 43-44 0-4-4-4-5-4-3 0-3 1-6 5-6 24-19 35-31 35-6 0-7-4-7-11 0-6 2-11 5-18 3-9 6-16 9-24 3-6 13-35 15-37 1-3 2-8 2-10 0-14-12-25-29-25-30 0-43 41-43 45s4 4 5 4c5 0 5-2 6-5 7-26 20-36 31-36 5 0 8 3 8 10s-2 12-9 30z"><text:p/></draw:path><draw:path draw:style-name="gr3" draw:text-style-name="P165" svg:width="0.037in" svg:height="0.1657in" svg:x="1.7378in" svg:y="0.1622in" svg:viewBox="0 0 95 422" svg:d="M94 218c1-5 1-6 1-7s0-2-1-7l-76-194c-2-8-5-10-10-10-4 0-8 4-8 8 0 2 0 3 2 8l76 195-76 195c-2 5-2 5-2 9 0 3 4 7 8 7 6 0 8-4 9-7z"><text:p/></draw:path><draw:path draw:style-name="gr3" draw:text-style-name="P165" svg:width="0.0827in" svg:height="0.1512in" svg:x="1.8299in" svg:y="0.1693in" svg:viewBox="0 0 211 385" svg:d="M133 128h37c8 0 12 0 12-7 0-5-4-5-12-5h-34l8-49c2-8 7-38 11-43 3-8 11-14 20-14 1 0 12 0 19 7-18 1-21 17-21 23 0 10 7 15 15 15 11 0 23-9 23-26 0-19-19-29-36-29-14 0-42 7-54 50-3 9-3 12-14 66h-29c-8 0-13 0-13 7 0 5 3 5 12 5h27l-31 167c-8 42-15 80-37 80-1 0-12 0-20-7 20-1 24-17 24-24 0-10-9-14-17-14-11 0-23 9-23 25 0 19 18 30 36 30 24 0 40-25 48-41 14-28 24-78 24-82z"><text:p/></draw:path><draw:path draw:style-name="gr3" draw:text-style-name="P165" svg:width="0.0382in" svg:height="0.1657in" svg:x="1.9366in" svg:y="0.1622in" svg:viewBox="0 0 98 422" svg:d="M98 418c0-1 0-2-7-9-53-53-66-133-66-198 0-73 16-146 69-199 4-5 4-6 4-8 0-3-1-4-4-4-4 0-42 29-68 83-21 45-26 92-26 128 0 34 5 84 28 133 26 52 62 78 66 78 3 0 4-1 4-4z"><text:p/></draw:path><draw:path draw:style-name="gr3" draw:text-style-name="P165" svg:width="0.0933in" svg:height="0.0736in" svg:x="1.9886in" svg:y="0.2126in" svg:viewBox="0 0 238 188" svg:d="M137 84l50-55c5-6 7-9 42-9v-20c-14 1-36 1-38 1-11 0-31-1-43-1v20c6 0 10 2 15 4-2 2-2 2-2 5l-36 41-42-50h17v-20c-11 0-38 1-51 1s-32-1-47-1v20h30l66 78-55 63c-7 7-23 7-43 7v20c14-1 36-1 40-1 10 0 34 1 43 1v-20c-9 0-16-3-16-5l3-4 42-46 45 55h-15v20c9 0 36-1 50-1 13 0 32 1 46 1v-20h-29z"><text:p/></draw:path><draw:path draw:style-name="gr3" draw:text-style-name="P165" svg:width="0.0709in" svg:height="0.0524in" svg:x="2.0909in" svg:y="0.2602in" svg:viewBox="0 0 181 134" svg:d="M22 113c0 3-3 10-3 12 0 7 6 9 11 9s10-3 11-7c1-2 5-12 5-18 2-6 4-19 7-26 2-7 3-13 5-21 3-12 3-14 12-26s22-28 45-28c17 0 17 15 17 21 0 18-12 50-17 63-3 9-5 11-5 16 0 15 14 26 28 26 30 0 43-41 43-45 0-5-3-5-5-5-3 0-4 2-6 6-6 23-19 36-31 36-6 0-7-4-7-11s1-11 7-24c3-9 16-41 16-57 0-29-23-34-39-34-25 0-42 16-50 26-2-19-20-26-31-26-13 0-21 10-24 17-7 9-11 27-11 29 0 3 4 3 5 3 5 0 5-1 7-8 5-18 10-33 22-33 7 0 9 6 9 15 0 6-2 17-5 25-2 7-4 20-7 26z"><text:p/></draw:path><draw:path draw:style-name="gr3" draw:text-style-name="P165" svg:width="0.0382in" svg:height="0.1657in" svg:x="2.1858in" svg:y="0.1622in" svg:viewBox="0 0 98 422" svg:d="M98 211c0-32-4-84-27-132-25-51-63-79-67-79-2 0-4 2-4 4s0 3 7 10c43 41 67 108 67 197 0 72-15 147-68 200-6 5-6 6-6 7 0 3 2 4 4 4 4 0 43-29 68-83 22-45 26-92 26-128z"><text:p/></draw:path><draw:path draw:style-name="gr3" draw:text-style-name="P165" svg:width="0.1102in" svg:height="0.0386in" svg:x="2.2961in" svg:y="0.226in" svg:viewBox="0 0 281 99" svg:d="M266 17c8 0 15 0 15-9 0-8-7-8-13-8h-254c-7 0-14 0-14 8 0 9 7 9 14 9zM268 99c6 0 13 0 13-8s-7-8-15-8h-252c-7 0-14 0-14 8s7 8 14 8z"><text:p/></draw:path><draw:path draw:style-name="gr3" draw:text-style-name="P165" svg:width="0.1035in" svg:height="0.0795in" svg:x="2.5362in" svg:y="0in" svg:viewBox="0 0 264 203" svg:d="M227 32c2-10 7-20 31-21 1 0 6 0 6-7 0-2-2-4-5-4-9 0-20 1-31 1-6 0-24-1-30-1-2 0-7 0-7 7 0 4 3 4 7 4 14 0 19 5 19 12 0 2 0 3-1 7l-32 129-76-154c-2-5-2-5-10-5h-40c-6 0-10 0-10 7 0 4 4 4 10 4 7 0 12 0 19 1l-40 158c-2 12-7 21-30 22-3 0-7 0-7 6 0 3 2 5 5 5 9 0 20-2 31-2 6 0 24 2 30 2 4 0 7-3 7-6 0-5-3-5-7-5-19-1-19-9-19-12 0-1 0-4 1-9l38-151 87 178c2 5 3 5 7 5 5 0 5-2 5-6z"><text:p/></draw:path><draw:path draw:style-name="gr3" draw:text-style-name="P165" svg:width="0.2213in" svg:height="0.2323in" svg:x="2.4768in" svg:y="0.1291in" svg:viewBox="0 0 563 591" svg:d="M511 591l52-136h-11c-17 45-61 74-110 86-9 2-51 14-132 14h-255l216-253c3-2 4-5 4-7 0 0 0-1-4-6l-197-269h232c56 0 95 6 100 6 22 5 58 11 92 33 11 6 40 25 54 60h11l-52-119h-499c-10 0-10 0-12 2 0 2 0 10 0 15l223 305-218 257c-5 5-5 7-5 7 0 5 4 5 12 5z"><text:p/></draw:path><draw:path draw:style-name="gr3" draw:text-style-name="P165" svg:width="0.0709in" svg:height="0.0524in" svg:x="2.4673in" svg:y="0.4295in" svg:viewBox="0 0 181 134" svg:d="M22 113c0 3-3 10-3 12 0 7 6 9 11 9s10-3 11-7c1-2 5-12 5-18 2-6 4-19 7-26 2-7 3-13 5-21 3-12 3-14 12-26s22-28 45-28c17 0 17 15 17 21 0 18-12 50-17 63-3 9-5 11-5 16 0 15 14 26 28 26 30 0 43-41 43-45 0-5-3-5-5-5-3 0-4 2-6 6-6 23-19 36-31 36-6 0-7-4-7-11s1-11 7-24c3-9 16-41 16-57 0-29-23-34-39-34-25 0-42 16-50 26-2-19-20-26-31-26-13 0-21 10-24 17-7 9-11 27-11 29 0 3 4 3 5 3 5 0 5-1 7-8 5-18 10-33 22-33 7 0 9 6 9 15 0 6-2 17-5 25-2 7-4 20-7 26z"><text:p/></draw:path><draw:path draw:style-name="gr3" draw:text-style-name="P165" svg:width="0.0854in" svg:height="0.0311in" svg:x="2.552in" svg:y="0.4358in" svg:viewBox="0 0 218 80" svg:d="M208 14c3 0 10 0 10-7s-7-7-10-7h-197c-4 0-11 0-11 7s7 7 12 7zM208 80c3 0 10 0 10-7 0-8-7-8-10-8h-196c-5 0-12 0-12 8 0 7 7 7 11 7z"><text:p/></draw:path><draw:path draw:style-name="gr3" draw:text-style-name="P165" svg:width="0.0421in" svg:height="0.0772in" svg:x="2.6587in" svg:y="0.4035in" svg:viewBox="0 0 108 197" svg:d="M67 8c0-8-1-8-8-8-19 18-47 19-59 19v11c7 0 26 0 43-8v151c0 9 0 13-30 13h-11v11c5 0 42-2 53-2 10 0 47 2 53 2v-11h-11c-30 0-30-4-30-13z"><text:p/></draw:path><draw:path draw:style-name="gr3" draw:text-style-name="P165" svg:width="0.076in" svg:height="0.0752in" svg:x="2.7465in" svg:y="0.2138in" svg:viewBox="0 0 194 192" svg:d="M142 26c-9-14-21-26-40-26-49 0-102 62-102 123 0 41 23 69 56 69 9 0 30-3 56-31 3 16 18 31 38 31 16 0 25-10 31-23 7-16 13-42 13-42 0-5-4-5-4-5-5 0-5 1-6 9-9 26-16 51-33 51-12 0-13-11-13-19 0-10 1-12 6-31 5-18 5-23 8-39l16-58c2-13 2-13 2-15 0-8-4-12-10-12-11 0-18 10-18 18zM113 137c-1 8-1 8-7 15-20 23-36 30-48 30-22 0-28-23-28-39 0-21 13-73 24-93 12-25 31-40 49-40 28 0 34 34 34 37 0 2-1 5-3 7z"><text:p/></draw:path><draw:path draw:style-name="gr3" draw:text-style-name="P165" svg:width="0.0303in" svg:height="0.1157in" svg:x="2.8409in" svg:y="0.1311in" svg:viewBox="0 0 78 295" svg:d="M72 0c-56 40-72 103-72 147 0 42 12 107 72 148 2 0 6 0 6-3 0-2-1-2-4-4-39-36-54-87-54-141 0-79 30-118 56-140 1-1 2-2 2-3 0-4-4-4-6-4z"><text:p/></draw:path><draw:path draw:style-name="gr3" draw:text-style-name="P165" svg:width="0.035in" svg:height="0.078in" svg:x="2.885in" svg:y="0.1409in" svg:viewBox="0 0 90 199" svg:d="M83 12c0-5-4-12-12-12-9 0-17 7-17 17 0 5 4 11 12 11s17-9 17-16zM22 162c-2 3-3 7-3 13 0 13 12 24 28 24 30 0 43-41 43-44 0-4-4-4-5-4-3 0-3 1-6 5-6 24-19 35-31 35-6 0-7-4-7-10 0-7 2-12 5-19 3-9 6-16 9-24 3-6 13-35 15-37 1-3 2-8 2-10 0-14-12-25-29-25-30 0-43 41-43 45s4 4 5 4c5 0 5-2 6-5 7-26 20-36 31-36 5 0 8 3 8 10s-2 12-9 30z"><text:p/></draw:path><draw:path draw:style-name="gr3" draw:text-style-name="P165" svg:width="0.0303in" svg:height="0.1157in" svg:x="2.935in" svg:y="0.1311in" svg:viewBox="0 0 78 295" svg:d="M6 0c-2 0-6 0-6 4 0 1 1 2 2 3 27 24 54 64 54 140 0 62-19 110-50 138-6 5-6 5-6 7s1 3 4 3 32-19 51-56c15-24 23-57 23-92 0-40-13-106-72-147z"><text:p/></draw:path><draw:path draw:style-name="gr3" draw:text-style-name="P165" svg:width="0.0709in" svg:height="0.0524in" svg:x="2.8335in" svg:y="0.2764in" svg:viewBox="0 0 181 134" svg:d="M22 113c0 3-3 10-3 12 0 7 6 9 11 9s10-3 11-7c1-2 5-12 5-18 2-6 4-19 7-26 2-7 3-13 5-21 3-12 3-14 12-26s22-28 45-28c17 0 17 15 17 21 0 18-12 50-17 63-3 9-5 11-5 16 0 15 14 26 28 26 30 0 43-41 43-45 0-5-3-5-5-5-3 0-4 2-6 6-6 23-19 36-31 36-6 0-7-4-7-11s1-11 7-24c3-9 16-41 16-57 0-29-23-34-39-34-25 0-42 16-50 26-2-19-20-26-31-26-13 0-21 10-24 17-7 9-11 27-11 29 0 3 4 3 5 3 5 0 5-1 7-8 5-18 10-33 22-33 7 0 9 6 9 15 0 6-2 17-5 25-2 7-4 20-7 26z"><text:p/></draw:path><draw:path draw:style-name="gr3" draw:text-style-name="P165" svg:width="0.0827in" svg:height="0.1512in" svg:x="2.9957in" svg:y="0.1693in" svg:viewBox="0 0 211 385" svg:d="M133 128h37c8 0 12 0 12-7 0-5-4-5-12-5h-34l8-49c2-8 7-38 11-43 3-8 11-14 20-14 1 0 12 0 19 7-18 1-21 17-21 23 0 10 7 15 15 15 11 0 23-9 23-26 0-19-19-29-36-29-14 0-42 7-54 50-3 9-3 12-14 66h-29c-8 0-13 0-13 7 0 5 3 5 12 5h27l-31 167c-8 42-15 80-37 80-1 0-12 0-20-7 20-1 24-17 24-24 0-10-9-14-17-14-11 0-23 9-23 25 0 19 18 30 36 30 24 0 40-25 48-41 14-28 24-78 24-82z"><text:p/></draw:path><draw:path draw:style-name="gr3" draw:text-style-name="P165" svg:width="0.0382in" svg:height="0.1657in" svg:x="3.1024in" svg:y="0.1622in" svg:viewBox="0 0 98 422" svg:d="M98 418c0-1 0-2-7-9-53-53-66-133-66-198 0-73 16-146 69-199 4-5 4-6 4-8 0-3-1-4-4-4-4 0-42 29-68 83-21 45-26 92-26 128 0 34 5 84 28 133 26 52 62 78 66 78 3 0 4-1 4-4z"><text:p/></draw:path><draw:path draw:style-name="gr3" draw:text-style-name="P165" svg:width="0.0933in" svg:height="0.0736in" svg:x="3.1543in" svg:y="0.2126in" svg:viewBox="0 0 238 188" svg:d="M137 84l50-55c5-6 7-9 42-9v-20c-14 1-36 1-38 1-11 0-31-1-43-1v20c6 0 10 2 15 4-2 2-2 2-2 5l-36 41-42-50h17v-20c-11 0-38 1-51 1s-32-1-47-1v20h30l66 78-55 63c-7 7-23 7-43 7v20c14-1 36-1 40-1 10 0 34 1 43 1v-20c-9 0-16-3-16-5l3-4 42-46 45 55h-15v20c9 0 36-1 50-1 13 0 32 1 46 1v-20h-29z"><text:p/></draw:path><draw:path draw:style-name="gr3" draw:text-style-name="P165" svg:width="0.0709in" svg:height="0.0524in" svg:x="3.2567in" svg:y="0.2602in" svg:viewBox="0 0 181 134" svg:d="M22 113c0 3-3 10-3 12 0 7 6 9 11 9s10-3 11-7c1-2 5-12 5-18 2-6 4-19 7-26 2-7 3-13 5-21 3-12 3-14 12-26s22-28 45-28c17 0 17 15 17 21 0 18-12 50-17 63-3 9-5 11-5 16 0 15 14 26 28 26 30 0 43-41 43-45 0-5-3-5-5-5-3 0-4 2-6 6-6 23-19 36-31 36-6 0-7-4-7-11s1-11 7-24c3-9 16-41 16-57 0-29-23-34-39-34-25 0-42 16-50 26-2-19-20-26-31-26-13 0-21 10-24 17-7 9-11 27-11 29 0 3 4 3 5 3 5 0 5-1 7-8 5-18 10-33 22-33 7 0 9 6 9 15 0 6-2 17-5 25-2 7-4 20-7 26z"><text:p/></draw:path><draw:path draw:style-name="gr3" draw:text-style-name="P165" svg:width="0.0382in" svg:height="0.1657in" svg:x="3.3512in" svg:y="0.1622in" svg:viewBox="0 0 98 422" svg:d="M98 211c0-32-4-84-27-132-25-51-63-79-67-79-2 0-4 2-4 4s0 3 7 10c43 41 67 108 67 197 0 72-15 147-68 200-6 5-6 6-6 7 0 3 2 4 4 4 4 0 43-29 68-83 22-45 26-92 26-128z"><text:p/></draw:path></draw:g></text:p>
      <text:p text:style-name="P8">với</text:p>
      <text:p text:style-name="P9"><text:tab/><draw:g text:anchor-type="as-char" svg:y="-0.222in" draw:z-index="12" draw:style-name="gr1"><svg:title>TexMaths</svg:title><svg:desc>12§display§a_{n}^{(i)} = \frac{1}{\lambda_{i} N} \left\langle f(\textbf{x}_{n}), \phi_{i} \right\rangle§svg§600§FALSE§</svg:desc><draw:polygon draw:style-name="gr2" draw:text-style-name="P164" svg:width="1.5803in" svg:height="0.3461in" svg:x="0.0016in" svg:y="0.0083in" svg:viewBox="0 0 4015 880" draw:points="2008,880 0,880 0,0 4015,0 4015,880"><text:p/></draw:polygon><draw:path draw:style-name="gr3" draw:text-style-name="P165" svg:width="0.076in" svg:height="0.0752in" svg:x="0in" svg:y="0.1496in" svg:viewBox="0 0 194 192" svg:d="M142 26c-9-14-21-26-40-26-49 0-102 62-102 124 0 40 23 68 56 68 9 0 30-2 56-31 3 17 18 31 38 31 16 0 25-10 31-23 7-15 13-42 13-42 0-5-4-5-4-5-5 0-5 2-6 9-9 26-16 51-33 51-12 0-13-10-13-19s1-12 6-31c5-18 5-23 8-38l16-59c2-13 2-13 2-15 0-8-4-12-10-12-11 0-18 10-18 18zM113 137c-1 8-1 8-9 15-18 23-34 30-46 30-22 0-28-22-28-39 0-21 13-73 24-93 12-25 31-40 49-40 28 0 34 34 34 37 0 2-1 5-3 7z"><text:p/></draw:path><draw:path draw:style-name="gr3" draw:text-style-name="P165" svg:width="0.0303in" svg:height="0.1157in" svg:x="0.0945in" svg:y="0.0669in" svg:viewBox="0 0 78 295" svg:d="M72 0c-56 40-72 103-72 148 0 42 12 106 72 147 2 0 6 0 6-2 0-3-1-3-4-5-39-36-54-86-54-140 0-80 30-119 56-141 1-1 2-2 2-3 0-4-4-4-6-4z"><text:p/></draw:path><draw:path draw:style-name="gr3" draw:text-style-name="P165" svg:width="0.035in" svg:height="0.078in" svg:x="0.1382in" svg:y="0.0783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3" draw:text-style-name="P165" svg:width="0.0303in" svg:height="0.1157in" svg:x="0.1878in" svg:y="0.0669in" svg:viewBox="0 0 78 295" svg:d="M6 0c-2 0-6 0-6 4 0 1 1 2 2 3 27 24 54 64 54 141 0 61-19 109-50 137-6 5-6 5-6 8 0 1 1 2 4 2s32-19 51-56c15-24 23-57 23-91 0-41-13-107-72-148z"><text:p/></draw:path><draw:path draw:style-name="gr3" draw:text-style-name="P165" svg:width="0.0709in" svg:height="0.0524in" svg:x="0.0866in" svg:y="0.213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165" svg:width="0.1102in" svg:height="0.039in" svg:x="0.2957in" svg:y="0.1618in" svg:viewBox="0 0 281 100" svg:d="M266 17c8 0 15 0 15-9 0-8-7-8-13-8h-254c-7 0-14 0-14 8 0 9 7 9 14 9zM268 100c6 0 13 0 13-9 0-8-7-8-15-8h-252c-7 0-14 0-14 8 0 9 7 9 14 9z"><text:p/></draw:path><draw:path draw:style-name="gr3" draw:text-style-name="P165" svg:width="0.0547in" svg:height="0.1106in" svg:x="0.6063in" svg:y="0in" svg:viewBox="0 0 140 282" svg:d="M88 11c0-10 0-11-11-11-27 26-64 26-77 26v15c8 0 34 0 55-12v219c0 16 0 21-38 21h-15v13c15-1 53-1 69-1 18 0 54 0 69 1v-13h-13c-38 0-39-5-39-21z"><text:p/></draw:path><draw:polygon draw:style-name="gr3" draw:text-style-name="P165" svg:width="0.3031in" svg:height="0.0067in" svg:x="0.4811in" svg:y="0.1783in" svg:viewBox="0 0 771 18" draw:points="386,18 0,18 0,0 771,0 771,18"><text:p/></draw:polygon><draw:path draw:style-name="gr3" draw:text-style-name="P165" svg:width="0.0819in" svg:height="0.1177in" svg:x="0.4902in" svg:y="0.222in" svg:viewBox="0 0 209 300" svg:d="M128 170c18 44 38 109 46 119 6 10 11 10 22 10h9c4-2 4-4 4-5s0-3-1-4c-4-5-8-11-10-19l-86-241c-9-24-33-30-52-30-2 0-8 0-8 5 0 2 3 3 3 3 15 4 18 6 29 35l41 114-118 116c-5 5-7 8-7 14 0 7 6 13 12 13 7 0 11-5 14-10z"><text:p/></draw:path><draw:path draw:style-name="gr3" draw:text-style-name="P165" svg:width="0.035in" svg:height="0.078in" svg:x="0.5831in" svg:y="0.2846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3" draw:text-style-name="P165" svg:width="0.1398in" svg:height="0.1134in" svg:x="0.6394in" svg:y="0.2232in" svg:viewBox="0 0 356 289" svg:d="M303 44c4-16 11-30 45-31 3 0 8-1 8-8 0-1 0-5-6-5-13 0-29 1-42 1-14 0-30-1-43-1-3 0-8 0-8 8 0 5 5 5 8 5 24 0 29 9 29 18 0 1-1 9-3 10l-46 187-94-221c-3-7-3-7-13-7h-56c-9 0-12 0-12 8 0 5 3 5 10 5 3 0 29 0 29 4l-56 227c-4 18-12 31-46 32-2 0-7 0-7 8 0 3 2 5 6 5 13 0 28-1 42-1s30 1 43 1c3 0 7 0 7-8 0-5-3-5-8-5-24 0-28-10-28-19 0-3 2-5 3-10l55-223c2 2 2 4 4 7l105 250c4 7 4 8 9 8 4 0 4-1 6-8z"><text:p/></draw:path><draw:path draw:style-name="gr3" draw:text-style-name="P165" svg:width="0.037in" svg:height="0.1657in" svg:x="0.8504in" svg:y="0.0984in" svg:viewBox="0 0 95 422" svg:d="M94 17c1-5 1-6 1-9 0-4-4-8-9-8-3 0-7 2-9 10l-75 194c-1 2-2 5-2 7 0 1 0 3 2 7l75 195c2 4 3 9 9 9 5 0 9-3 9-7 0-2 0-4-1-8l-77-196z"><text:p/></draw:path><draw:path draw:style-name="gr3" draw:text-style-name="P165" svg:width="0.0827in" svg:height="0.1512in" svg:x="0.9059in" svg:y="0.1055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3" draw:text-style-name="P165" svg:width="0.0382in" svg:height="0.1657in" svg:x="1.0126in" svg:y="0.0984in" svg:viewBox="0 0 98 422" svg:d="M98 419c0-2 0-3-7-10-53-53-66-133-66-198 0-73 16-146 69-199 4-5 4-6 4-8 0-3-1-4-4-4-4 0-42 29-68 83-21 45-26 92-26 128 0 34 5 84 28 132 26 53 62 79 66 79 3 0 4-1 4-3z"><text:p/></draw:path><draw:path draw:style-name="gr3" draw:text-style-name="P165" svg:width="0.0933in" svg:height="0.0736in" svg:x="1.0646in" svg:y="0.1492in" svg:viewBox="0 0 238 188" svg:d="M137 84l50-55c5-6 7-9 43-9v-20c-15 1-37 1-39 1-11 0-31-1-43-1v20c6 0 10 2 15 4-1 2-1 2-2 5l-36 41-42-50h17v-20c-11 0-38 1-51 1s-32-1-47-1v20h30l66 78-55 63c-7 7-23 7-43 7v20c14-1 36-1 40-1 10 0 34 1 43 1v-20c-9 0-16-2-16-5l3-3 42-47 45 55h-15v20c9 0 36-1 50-1 13 0 32 1 46 1v-20h-29z"><text:p/></draw:path><draw:path draw:style-name="gr3" draw:text-style-name="P165" svg:width="0.0709in" svg:height="0.0524in" svg:x="1.1665in" svg:y="0.196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165" svg:width="0.0382in" svg:height="0.1657in" svg:x="1.261in" svg:y="0.0984in" svg:viewBox="0 0 98 422" svg:d="M98 211c0-32-4-84-27-132-25-51-63-79-67-79-2 0-4 2-4 4s0 3 7 10c43 41 67 108 67 197 0 72-15 146-68 199-6 6-6 7-6 9s2 3 4 3c4 0 43-29 68-83 22-45 26-92 26-128z"><text:p/></draw:path><draw:path draw:style-name="gr3" draw:text-style-name="P165" svg:width="0.0193in" svg:height="0.0496in" svg:x="1.3303in" svg:y="0.2051in" svg:viewBox="0 0 50 127" svg:d="M50 44c0-27-10-44-27-44-15 0-23 11-23 22 0 12 8 24 23 24 5 0 11-3 14-6 3-2 3-2 4-2v6c0 32-15 58-29 71-5 5-5 6-5 7 0 4 1 5 5 5 5 0 38-33 38-83z"><text:p/></draw:path><draw:path draw:style-name="gr3" draw:text-style-name="P165" svg:width="0.087in" svg:height="0.1492in" svg:x="1.398in" svg:y="0.1075in" svg:viewBox="0 0 222 380" svg:d="M164 11c0-1 2-6 2-7 0 0 0-4-5-4s-5 1-6 8l-25 99c-68 1-130 57-130 115 0 40 30 73 82 77-4 13-8 26-10 39-6 19-10 36-10 37 0 5 3 5 5 5 3 0 3 0 5-2 0-1 2-11 4-16l16-63c69-3 130-60 130-117 0-33-23-72-80-75zM84 289c-26-1-56-16-56-59 0-50 37-109 99-115zM138 115c32 3 56 22 56 59 0 49-36 110-100 115z"><text:p/></draw:path><draw:path draw:style-name="gr3" draw:text-style-name="P165" svg:width="0.035in" svg:height="0.078in" svg:x="1.4941in" svg:y="0.172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3" draw:text-style-name="P165" svg:width="0.037in" svg:height="0.1657in" svg:x="1.5531in" svg:y="0.0984in" svg:viewBox="0 0 95 422" svg:d="M94 218c1-4 1-6 1-7s0-2-1-7l-76-194c-2-8-5-10-10-10-4 0-8 4-8 8 0 2 0 3 2 8l76 195-76 196c-2 3-2 4-2 8s4 7 8 7c6 0 8-3 9-7z"><text:p/></draw:path></draw:g></text:p>
      <text:p text:style-name="P10">Nhân bên trái cho <draw:g text:anchor-type="as-char" svg:y="-0.1484in" draw:z-index="7" draw:style-name="gr1"><svg:title>TexMaths</svg:title><svg:desc>12§display§f(\textbf{x}_{m})^{\textsf{T}}§svg§600§FALSE§</svg:desc><draw:polygon draw:style-name="gr2" draw:text-style-name="P164" svg:width="0.5189in" svg:height="0.1724in" svg:x="0.0004in" svg:y="0.0083in" svg:viewBox="0 0 1319 439" draw:points="659,439 0,439 0,0 1319,0 1319,439"><text:p/></draw:polygon><draw:path draw:style-name="gr3" draw:text-style-name="P165" svg:width="0.0827in" svg:height="0.1504in" svg:x="0.0008in" svg:y="0.0311in" svg:viewBox="0 0 211 383" svg:d="M133 128h38c7 0 12 0 12-7 0-5-5-5-12-5h-35l8-49c3-8 7-38 11-43 4-8 11-14 20-14 2 0 12 0 20 7-18 1-22 17-22 23 0 10 7 15 16 15 10 0 22-10 22-26 0-19-19-29-36-29-14 0-42 7-54 50-3 9-3 12-14 66h-29c-8 0-13 0-13 7 0 5 3 5 12 5h27l-31 167c-8 41-15 79-37 79-1 0-12 0-20-8 20-1 24-15 24-22 0-10-9-15-17-15-11 0-23 10-23 25 0 20 18 29 36 29 24 0 40-24 48-41 14-26 24-77 24-80z"><text:p/></draw:path><draw:path draw:style-name="gr3" draw:text-style-name="P165" svg:width="0.0382in" svg:height="0.1654in" svg:x="0.1075in" svg:y="0.0256in" svg:viewBox="0 0 98 421" svg:d="M98 417c0 0 0-2-7-10-53-51-66-132-66-196 0-73 16-146 69-199 4-5 4-6 4-8 0-3-1-4-4-4-4 0-42 29-68 83-21 45-26 92-26 128 0 33 5 84 28 131 26 52 62 79 66 79 3 0 4-1 4-4z"><text:p/></draw:path><draw:path draw:style-name="gr3" draw:text-style-name="P165" svg:width="0.0933in" svg:height="0.0736in" svg:x="0.1598in" svg:y="0.0756in" svg:viewBox="0 0 238 188" svg:d="M137 84l50-55c5-6 8-9 44-9v-20c-16 1-38 1-40 1-11 0-31-1-43-1v20c6 0 11 2 15 4-1 2-1 2-2 5l-36 40-42-49h17v-20c-11 0-38 1-51 1s-32-1-47-1v20h30l66 78-55 61c-7 9-23 9-43 9v20c14-1 36-1 40-1 10 0 34 1 43 1v-20c-9 0-16-3-16-5l3-4 42-46 45 55h-15v20c9 0 36-1 50-1 13 0 33 1 46 1v-20h-29z"><text:p/></draw:path><draw:path draw:style-name="gr3" draw:text-style-name="P165" svg:width="0.1063in" svg:height="0.0524in" svg:x="0.2622in" svg:y="0.122in" svg:viewBox="0 0 271 134" svg:d="M114 108c-1 5-4 14-4 17 0 6 6 9 11 9s10-3 11-7c1-2 5-12 5-18 2-6 5-19 7-26 3-8 4-14 5-21 4-12 4-13 10-21 9-16 24-33 46-33 17 0 18 14 18 21 0 18-13 50-18 63-2 9-3 11-3 16 0 15 12 26 27 26 30 0 42-41 42-45 0-5-3-5-4-5-4 0-4 2-5 6-7 23-19 36-31 36-8 0-8-5-8-11 0-7 2-11 6-24 4-10 17-41 17-57 0-5 0-17-12-27-5-3-13-7-27-7-27 0-42 17-52 30-4-25-24-30-39-30-25 0-42 16-50 26-2-19-20-26-32-26s-20 10-23 17c-7 9-11 27-11 29 0 3 4 3 5 3 5 0 5-1 7-8 5-18 10-33 22-33 7 0 9 6 9 15 0 6-2 17-5 25-2 7-4 20-7 26l-9 39c0 3-3 10-3 12 0 6 6 9 11 9s10-3 11-7c1-2 5-12 5-18 2-6 4-19 7-26 2-8 3-14 5-21 3-12 3-14 12-26s22-28 44-28c18 0 18 15 18 21 0 7 0 12-5 27z"><text:p/></draw:path><draw:path draw:style-name="gr3" draw:text-style-name="P165" svg:width="0.0382in" svg:height="0.1654in" svg:x="0.3929in" svg:y="0.0256in" svg:viewBox="0 0 98 421" svg:d="M98 211c0-33-4-84-27-132-25-51-63-79-67-79-2 0-4 2-4 4s0 3 7 10c43 41 67 108 67 197 0 72-15 146-68 198-6 6-6 8-6 8 0 3 2 4 4 4 4 0 43-28 68-82 22-46 26-94 26-128z"><text:p/></draw:path><draw:path draw:style-name="gr3" draw:text-style-name="P165" svg:width="0.0756in" svg:height="0.0791in" svg:x="0.452in" svg:y="0in" svg:viewBox="0 0 193 202" svg:d="M112 20h27c4 0 8 2 11 2h43v-22h-193v22h42c4 0 8-2 12-2h28v182h30z"><text:p/></draw:path></draw:g><text:s/><text:span text:style-name="T2">vào hai vế của phương trình trên, ta được:</text:span></text:p>
      <text:p text:style-name="P11"><text:tab/><draw:g text:anchor-type="as-char" svg:y="-0.2846in" draw:z-index="67" draw:style-name="gr1"><svg:title>TexMaths</svg:title><svg:desc>12§display§\left\langle f(\textbf{x}_{n}) , \phi_{i}  \right\rangle= \lambda_{i} N a_{m}^{(i)} = \sum_{n=1}^{N} a_{n}^{(i)} \left\langle f(\textbf{x}_{m}), f(\textbf{x}_{n}) \right\rangle = \sum_{n=1}^{N} a_{n}^{(i)} k(\textbf{x}_{m}, \textbf{x}_{n})§svg§600§FALSE§</svg:desc><draw:polygon draw:style-name="gr2" draw:text-style-name="P164" svg:width="4.8248in" svg:height="0.465in" svg:x="0in" svg:y="0.0083in" svg:viewBox="0 0 12256 1182" draw:points="6128,1182 0,1182 0,0 12256,0 12256,1182"><text:p/></draw:polygon><draw:path draw:style-name="gr3" draw:text-style-name="P165" svg:width="0.037in" svg:height="0.1657in" svg:x="0.0098in" svg:y="0.1622in" svg:viewBox="0 0 95 422" svg:d="M94 17c1-5 1-6 1-9 0-4-4-8-9-8-3 0-7 2-9 10l-75 194c-1 2-2 5-2 7 0 1 0 2 2 7l75 194c2 5 3 10 9 10 5 0 9-4 9-7s0-4-1-9l-77-195z"><text:p/></draw:path><draw:path draw:style-name="gr3" draw:text-style-name="P165" svg:width="0.0827in" svg:height="0.1512in" svg:x="0.0654in" svg:y="0.1693in" svg:viewBox="0 0 211 385" svg:d="M133 128h37c8 0 12 0 12-7 0-5-4-5-12-5h-34l8-49c2-8 7-38 11-43 3-8 11-14 20-14 1 0 12 0 19 7-18 1-21 17-21 23 0 10 7 15 15 15 11 0 23-9 23-26 0-19-19-29-36-29-14 0-42 7-54 50-3 9-3 12-14 66h-29c-8 0-13 0-13 7 0 5 3 5 12 5h27l-31 167c-8 42-15 80-37 80-1 0-12 0-20-7 20-1 24-17 24-24 0-10-9-14-17-14-11 0-23 9-23 25 0 19 18 30 36 30 24 0 40-25 48-41 14-28 24-78 24-82z"><text:p/></draw:path><draw:path draw:style-name="gr3" draw:text-style-name="P165" svg:width="0.0382in" svg:height="0.1657in" svg:x="0.172in" svg:y="0.1622in" svg:viewBox="0 0 98 422" svg:d="M98 418c0-1 0-2-7-9-53-53-66-133-66-198 0-73 16-146 69-199 4-5 4-6 4-8 0-3-1-4-4-4-4 0-42 29-68 83-21 45-26 92-26 128 0 34 5 84 28 133 26 52 62 78 66 78 3 0 4-1 4-4z"><text:p/></draw:path><draw:path draw:style-name="gr3" draw:text-style-name="P165" svg:width="0.0933in" svg:height="0.0736in" svg:x="0.224in" svg:y="0.2126in" svg:viewBox="0 0 238 188" svg:d="M137 84l50-55c5-6 7-9 43-9v-20c-15 1-37 1-39 1-11 0-31-1-43-1v20c6 0 10 2 15 4-1 2-1 2-2 5l-36 41-42-50h17v-20c-11 0-38 1-51 1s-32-1-47-1v20h30l66 78-55 63c-7 7-23 7-43 7v20c14-1 36-1 40-1 10 0 34 1 43 1v-20c-9 0-16-3-16-5l3-4 42-46 45 55h-15v20c9 0 36-1 50-1 13 0 32 1 46 1v-20h-29z"><text:p/></draw:path><draw:path draw:style-name="gr3" draw:text-style-name="P165" svg:width="0.0709in" svg:height="0.0524in" svg:x="0.326in" svg:y="0.2602in" svg:viewBox="0 0 181 134" svg:d="M22 113c0 3-3 10-3 12 0 7 6 9 11 9s10-3 11-7c1-2 5-12 5-18 2-6 4-19 7-26 2-7 3-13 5-21 3-12 3-14 12-26s22-28 45-28c17 0 17 15 17 21 0 18-12 50-17 63-3 9-5 11-5 16 0 15 14 26 28 26 30 0 43-41 43-45 0-5-3-5-5-5-3 0-4 2-6 6-6 23-19 36-31 36-6 0-7-4-7-11s1-11 7-24c3-9 16-41 16-57 0-29-23-34-39-34-25 0-42 16-50 26-2-19-20-26-31-26-13 0-21 10-24 17-7 9-11 27-11 29 0 3 4 3 5 3 5 0 5-1 7-8 5-18 10-33 22-33 7 0 9 6 9 15 0 6-2 17-5 25-2 7-4 20-7 26z"><text:p/></draw:path><draw:path draw:style-name="gr3" draw:text-style-name="P165" svg:width="0.0382in" svg:height="0.1657in" svg:x="0.4205in" svg:y="0.1622in" svg:viewBox="0 0 98 422" svg:d="M98 211c0-32-4-84-27-132-25-51-63-79-67-79-2 0-4 2-4 4s0 3 7 10c43 41 67 108 67 197 0 72-15 147-68 200-6 5-6 6-6 7 0 3 2 4 4 4 4 0 43-29 68-83 22-45 26-92 26-128z"><text:p/></draw:path><draw:path draw:style-name="gr3" draw:text-style-name="P165" svg:width="0.0193in" svg:height="0.0496in" svg:x="0.4898in" svg:y="0.2693in" svg:viewBox="0 0 50 127" svg:d="M50 44c0-27-10-44-27-44-15 0-23 11-23 22 0 12 8 24 23 24 5 0 11-3 14-6 3-2 3-2 4-2v6c0 32-15 58-29 71-5 5-5 6-5 7 0 4 1 5 5 5 5 0 38-34 38-83z"><text:p/></draw:path><draw:path draw:style-name="gr3" draw:text-style-name="P165" svg:width="0.087in" svg:height="0.1492in" svg:x="0.5575in" svg:y="0.172in" svg:viewBox="0 0 222 380" svg:d="M164 11c0-1 2-6 2-7 0 0 0-4-5-4s-5 1-6 8l-25 99c-68 1-130 57-130 115 0 39 30 73 82 76-4 14-8 27-10 40-6 20-10 36-10 37 0 5 3 5 5 5 3 0 3 0 5-2 0 0 2-10 4-16l16-64c69-2 130-59 130-116 0-33-23-72-80-75zM84 289c-26-1-56-16-56-59 0-50 37-109 99-115zM138 115c32 2 56 22 56 59 0 49-36 110-100 115z"><text:p/></draw:path><draw:path draw:style-name="gr3" draw:text-style-name="P165" svg:width="0.035in" svg:height="0.078in" svg:x="0.6539in" svg:y="0.2346in" svg:viewBox="0 0 90 199" svg:d="M83 12c0-5-4-12-12-12-9 0-17 7-17 17 0 5 4 11 12 11s17-9 17-16zM22 162c-2 3-3 7-3 13 0 13 12 24 28 24 30 0 43-41 43-44 0-4-4-4-5-4-3 0-3 1-6 5-6 24-19 35-31 35-6 0-7-4-7-11 0-6 2-11 5-18 3-9 6-16 9-24 3-6 13-35 15-37 1-3 2-8 2-10 0-14-12-25-29-25-30 0-43 41-43 45s4 4 5 4c5 0 5-2 6-5 7-26 20-36 31-36 5 0 8 3 8 10s-2 12-9 30z"><text:p/></draw:path><draw:path draw:style-name="gr3" draw:text-style-name="P165" svg:width="0.037in" svg:height="0.1657in" svg:x="0.713in" svg:y="0.1622in" svg:viewBox="0 0 95 422" svg:d="M94 218c1-5 1-6 1-7s0-2-1-7l-76-194c-2-8-5-10-10-10-4 0-8 4-8 8 0 2 0 3 2 8l76 195-76 195c-2 5-2 5-2 9 0 3 4 7 8 7 6 0 8-4 9-7z"><text:p/></draw:path><draw:path draw:style-name="gr3" draw:text-style-name="P165" svg:width="0.1102in" svg:height="0.0386in" svg:x="0.8236in" svg:y="0.226in" svg:viewBox="0 0 281 99" svg:d="M266 17c8 0 15 0 15-9 0-8-7-8-13-8h-254c-7 0-14 0-14 8 0 9 7 9 14 9zM268 99c6 0 13 0 13-8s-7-8-15-8h-252c-7 0-14 0-14 8s7 8 14 8z"><text:p/></draw:path><draw:path draw:style-name="gr3" draw:text-style-name="P165" svg:width="0.0819in" svg:height="0.1177in" svg:x="0.9988in" svg:y="0.172in" svg:viewBox="0 0 209 300" svg:d="M128 170c18 43 38 109 45 119 7 9 12 9 23 9h9c4-1 4-3 4-4 0-2 0-3-1-4-4-5-8-11-10-19l-86-241c-9-24-33-30-52-30-2 0-8 0-8 5 0 2 3 3 3 3 15 4 18 6 29 35l41 114-118 116c-5 5-7 7-7 13 0 8 6 14 12 14 7 0 11-5 14-10z"><text:p/></draw:path><draw:path draw:style-name="gr3" draw:text-style-name="P165" svg:width="0.035in" svg:height="0.078in" svg:x="1.0917in" svg:y="0.2346in" svg:viewBox="0 0 90 199" svg:d="M83 12c0-5-4-12-12-12-9 0-17 7-17 17 0 5 4 11 12 11s17-9 17-16zM22 162c-2 3-3 7-3 13 0 13 12 24 28 24 30 0 43-41 43-44 0-4-4-4-5-4-3 0-3 1-6 5-6 24-19 35-31 35-6 0-7-4-7-11 0-6 2-11 5-18 3-9 6-16 9-24 3-6 13-35 15-37 1-3 2-8 2-10 0-14-12-25-29-25-30 0-43 41-43 45s4 4 5 4c5 0 5-2 6-5 7-26 20-36 31-36 5 0 8 3 8 10s-2 12-9 30z"><text:p/></draw:path><draw:path draw:style-name="gr3" draw:text-style-name="P165" svg:width="0.1398in" svg:height="0.1134in" svg:x="1.148in" svg:y="0.1732in" svg:viewBox="0 0 356 289" svg:d="M304 44c3-16 10-30 44-31 4 0 8-1 8-8 0-1 0-5-6-5-13 0-28 1-42 1s-30-1-43-1c-3 0-8 0-8 8 0 5 5 5 8 5 24 0 29 9 29 18 0 1-1 9-2 10l-47 187-94-221c-3-7-3-7-13-7h-56c-9 0-12 0-12 8 0 5 3 5 10 5 3 0 29 0 29 4l-56 226c-4 18-12 31-46 33-2 0-7 0-7 8 0 2 2 5 6 5 13 0 28-1 42-1s30 1 43 1c3 0 7 0 7-9 0-4-3-4-8-4-24 0-28-10-28-19 0-3 2-5 3-10l55-223c2 2 2 4 4 7l105 249c4 8 4 9 9 9 4 0 4-1 6-9z"><text:p/></draw:path><draw:path draw:style-name="gr3" draw:text-style-name="P165" svg:width="0.076in" svg:height="0.0752in" svg:x="1.3in" svg:y="0.2138in" svg:viewBox="0 0 194 192" svg:d="M142 26c-9-14-21-26-40-26-49 0-102 62-102 123 0 41 23 69 56 69 9 0 30-3 56-31 3 16 18 31 38 31 16 0 25-10 31-23 7-16 13-42 13-42 0-5-4-5-4-5-5 0-5 1-6 9-9 26-16 51-33 51-12 0-13-11-13-19 0-10 1-12 6-31 5-18 5-23 8-39l16-58c2-13 2-13 2-15 0-8-4-12-10-12-11 0-18 10-18 18zM113 137c-1 8-1 8-7 15-20 23-36 30-48 30-22 0-28-23-28-39 0-21 14-73 24-93 12-25 31-40 49-40 28 0 34 34 34 37 0 2-1 5-3 7z"><text:p/></draw:path><draw:path draw:style-name="gr3" draw:text-style-name="P165" svg:width="0.0303in" svg:height="0.1157in" svg:x="1.3945in" svg:y="0.1311in" svg:viewBox="0 0 78 295" svg:d="M72 0c-56 40-72 103-72 147 0 42 12 107 72 148 2 0 6 0 6-3 0-2-1-2-4-4-39-36-54-87-54-141 0-79 30-118 56-140 1-1 2-2 2-3 0-4-4-4-6-4z"><text:p/></draw:path><draw:path draw:style-name="gr3" draw:text-style-name="P165" svg:width="0.035in" svg:height="0.078in" svg:x="1.4386in" svg:y="0.1409in" svg:viewBox="0 0 90 199" svg:d="M83 12c0-5-4-12-12-12-9 0-17 7-17 17 0 5 4 11 12 11s17-9 17-16zM22 162c-2 3-3 7-3 13 0 13 12 24 28 24 30 0 43-41 43-44 0-4-4-4-5-4-3 0-3 1-6 5-6 24-19 35-31 35-6 0-7-4-7-10 0-7 2-12 5-19 3-9 6-16 9-24 3-6 13-35 15-37 1-3 2-8 2-10 0-14-12-25-29-25-30 0-43 41-43 45s4 4 5 4c5 0 5-2 6-5 7-26 20-36 31-36 5 0 8 3 8 10s-2 12-9 30z"><text:p/></draw:path><draw:path draw:style-name="gr3" draw:text-style-name="P165" svg:width="0.0303in" svg:height="0.1157in" svg:x="1.4882in" svg:y="0.1311in" svg:viewBox="0 0 78 295" svg:d="M6 0c-2 0-6 0-6 4 0 1 1 2 2 3 27 24 54 64 54 140 0 62-19 110-50 138-6 5-6 5-6 7s1 3 4 3 32-19 51-56c15-24 23-57 23-92 0-40-13-106-72-147z"><text:p/></draw:path><draw:path draw:style-name="gr3" draw:text-style-name="P165" svg:width="0.1063in" svg:height="0.0524in" svg:x="1.3866in" svg:y="0.2764in" svg:viewBox="0 0 271 134" svg:d="M114 108c-1 5-4 14-4 17 0 7 6 9 11 9s10-3 11-7c1-2 5-12 5-18 2-6 5-19 7-26s4-13 5-21c3-12 3-13 9-21 10-16 24-33 47-33 17 0 18 14 18 21 0 18-13 50-18 63-2 9-3 11-3 16 0 15 12 26 27 26 30 0 42-41 42-45 0-5-3-5-5-5-3 0-3 2-4 6-8 23-20 36-32 36-7 0-7-4-7-11s1-11 6-24c4-9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3" draw:text-style-name="P165" svg:width="0.1102in" svg:height="0.0386in" svg:x="1.5957in" svg:y="0.226in" svg:viewBox="0 0 281 99" svg:d="M266 17c8 0 15 0 15-9 0-8-7-8-13-8h-254c-7 0-14 0-14 8 0 9 7 9 14 9zM268 99c6 0 13 0 13-8s-7-8-15-8h-252c-7 0-14 0-14 8s7 8 14 8z"><text:p/></draw:path><draw:path draw:style-name="gr3" draw:text-style-name="P165" svg:width="0.1035in" svg:height="0.0795in" svg:x="1.8358in" svg:y="0in" svg:viewBox="0 0 264 203" svg:d="M227 32c2-10 7-20 31-21 1 0 6 0 6-7 0-2-2-4-5-4-9 0-20 1-31 1-6 0-24-1-30-1-2 0-7 0-7 7 0 4 3 4 7 4 14 0 19 5 19 12 0 2 0 3-1 7l-32 129-76-154c-2-5-2-5-10-5h-40c-6 0-10 0-10 7 0 4 4 4 10 4 7 0 12 0 19 1l-40 158c-2 12-7 21-30 22-3 0-7 0-7 6 0 3 2 5 5 5 9 0 20-2 31-2 6 0 24 2 30 2 4 0 7-3 7-6 0-5-3-5-7-5-19-1-19-9-19-12 0-1 0-4 1-9l38-151 87 178c2 5 3 5 7 5 5 0 5-2 5-6z"><text:p/></draw:path><draw:path draw:style-name="gr3" draw:text-style-name="P165" svg:width="0.2213in" svg:height="0.2323in" svg:x="1.776in" svg:y="0.1291in" svg:viewBox="0 0 563 591" svg:d="M511 591l52-136h-11c-17 45-61 74-110 86-9 2-51 14-132 14h-255l216-253c3-2 4-5 4-7 0 0 0-1-4-6l-197-269h232c56 0 95 6 100 6 22 5 58 11 92 33 11 6 40 25 54 60h11l-52-119h-499c-10 0-10 0-12 2 0 2 0 10 0 15l223 305-218 257c-5 5-5 7-5 7 0 5 4 5 12 5z"><text:p/></draw:path><draw:path draw:style-name="gr3" draw:text-style-name="P165" svg:width="0.0709in" svg:height="0.0524in" svg:x="1.7669in" svg:y="0.4295in" svg:viewBox="0 0 181 134" svg:d="M22 113c0 3-3 10-3 12 0 7 6 9 11 9s10-3 11-7c1-2 5-12 5-18 2-6 4-19 7-26 2-7 3-13 5-21 3-12 3-14 12-26s22-28 45-28c17 0 17 15 17 21 0 18-12 50-17 63-3 9-5 11-5 16 0 15 14 26 28 26 30 0 43-41 43-45 0-5-3-5-5-5-3 0-4 2-6 6-6 23-19 36-31 36-6 0-7-4-7-11s1-11 7-24c3-9 16-41 16-57 0-29-23-34-39-34-25 0-42 16-50 26-2-19-20-26-31-26-13 0-21 10-24 17-7 9-11 27-11 29 0 3 4 3 5 3 5 0 5-1 7-8 5-18 10-33 22-33 7 0 9 6 9 15 0 6-2 17-5 25-2 7-4 20-7 26z"><text:p/></draw:path><draw:path draw:style-name="gr3" draw:text-style-name="P165" svg:width="0.0854in" svg:height="0.0311in" svg:x="1.852in" svg:y="0.4358in" svg:viewBox="0 0 218 80" svg:d="M208 14c3 0 10 0 10-7s-7-7-10-7h-197c-4 0-11 0-11 7s7 7 12 7zM208 80c3 0 10 0 10-7 0-8-7-8-10-8h-196c-5 0-12 0-12 8 0 7 7 7 11 7z"><text:p/></draw:path><draw:path draw:style-name="gr3" draw:text-style-name="P165" svg:width="0.0421in" svg:height="0.0772in" svg:x="1.9583in" svg:y="0.4035in" svg:viewBox="0 0 108 197" svg:d="M67 8c0-8-1-8-8-8-19 18-47 19-59 19v11c7 0 26 0 43-8v151c0 9 0 13-30 13h-11v11c5 0 42-2 53-2 10 0 47 2 53 2v-11h-11c-30 0-30-4-30-13z"><text:p/></draw:path><draw:path draw:style-name="gr3" draw:text-style-name="P165" svg:width="0.076in" svg:height="0.0752in" svg:x="2.0461in" svg:y="0.2138in" svg:viewBox="0 0 194 192" svg:d="M142 26c-9-14-21-26-40-26-49 0-102 62-102 123 0 41 23 69 56 69 9 0 30-3 56-31 3 16 18 31 38 31 16 0 25-10 31-23 7-16 13-42 13-42 0-5-4-5-4-5-5 0-5 1-6 9-9 26-16 51-33 51-12 0-13-11-13-19 0-10 1-12 6-31 5-18 5-23 8-39l16-58c2-13 2-13 2-15 0-8-4-12-10-12-11 0-18 10-18 18zM113 137c-1 8-1 8-7 15-20 23-36 30-48 30-22 0-28-23-28-39 0-21 13-73 24-93 12-25 31-40 49-40 28 0 34 34 34 37 0 2-1 5-3 7z"><text:p/></draw:path><draw:path draw:style-name="gr3" draw:text-style-name="P165" svg:width="0.0303in" svg:height="0.1157in" svg:x="2.1406in" svg:y="0.1311in" svg:viewBox="0 0 78 295" svg:d="M72 0c-56 40-72 103-72 147 0 42 12 107 72 148 2 0 6 0 6-3 0-2-1-2-4-4-39-36-54-87-54-141 0-79 30-118 56-140 1-1 2-2 2-3 0-4-4-4-6-4z"><text:p/></draw:path><draw:path draw:style-name="gr3" draw:text-style-name="P165" svg:width="0.035in" svg:height="0.078in" svg:x="2.1846in" svg:y="0.1409in" svg:viewBox="0 0 90 199" svg:d="M83 12c0-5-4-12-12-12-9 0-17 7-17 17 0 5 4 11 12 11s17-9 17-16zM22 162c-2 3-3 7-3 13 0 13 12 24 28 24 30 0 43-41 43-44 0-4-4-4-5-4-3 0-3 1-6 5-6 24-19 35-31 35-6 0-7-4-7-10 0-7 2-12 5-19 3-9 6-16 9-24 3-6 13-35 15-37 1-3 2-8 2-10 0-14-12-25-29-25-30 0-43 41-43 45s4 4 5 4c5 0 5-2 6-5 7-26 20-36 31-36 5 0 8 3 8 10s-2 12-9 30z"><text:p/></draw:path><draw:path draw:style-name="gr3" draw:text-style-name="P165" svg:width="0.0303in" svg:height="0.1157in" svg:x="2.2346in" svg:y="0.1311in" svg:viewBox="0 0 78 295" svg:d="M6 0c-2 0-6 0-6 4 0 1 1 2 2 3 27 24 54 64 54 140 0 62-19 110-50 138-6 5-6 5-6 7s1 3 4 3 32-19 51-56c15-24 23-57 23-92 0-40-13-106-72-147z"><text:p/></draw:path><draw:path draw:style-name="gr3" draw:text-style-name="P165" svg:width="0.0709in" svg:height="0.0524in" svg:x="2.1327in" svg:y="0.2764in" svg:viewBox="0 0 181 134" svg:d="M22 113c0 3-3 10-3 12 0 7 6 9 11 9s10-3 11-7c1-2 5-12 5-18 2-6 4-19 7-26 2-7 3-13 5-21 3-12 3-14 12-26s22-28 45-28c17 0 17 15 17 21 0 18-12 50-17 63-3 9-5 11-5 16 0 15 14 26 28 26 30 0 43-41 43-45 0-5-3-5-5-5-3 0-4 2-6 6-6 23-19 36-31 36-6 0-7-4-7-11s1-11 7-24c3-9 16-41 16-57 0-29-23-34-39-34-25 0-42 16-50 26-2-19-20-26-31-26-13 0-21 10-24 17-7 9-11 27-11 29 0 3 4 3 5 3 5 0 5-1 7-8 5-18 10-33 22-33 7 0 9 6 9 15 0 6-2 17-5 25-2 7-4 20-7 26z"><text:p/></draw:path><draw:path draw:style-name="gr3" draw:text-style-name="P165" svg:width="0.037in" svg:height="0.1657in" svg:x="2.3323in" svg:y="0.1622in" svg:viewBox="0 0 95 422" svg:d="M94 17c1-5 1-6 1-9 0-4-4-8-9-8-3 0-7 2-9 10l-75 194c-1 2-2 5-2 7 0 1 0 2 2 7l75 194c2 5 3 10 9 10 5 0 9-4 9-7s0-4-1-9l-77-195z"><text:p/></draw:path><draw:path draw:style-name="gr3" draw:text-style-name="P165" svg:width="0.0827in" svg:height="0.1512in" svg:x="2.387in" svg:y="0.1693in" svg:viewBox="0 0 211 385" svg:d="M133 128h37c8 0 12 0 12-7 0-5-4-5-12-5h-34l8-49c2-8 7-38 11-43 3-8 11-14 20-14 1 0 12 0 19 7-18 1-21 17-21 23 0 10 7 15 15 15 11 0 23-9 23-26 0-19-19-29-36-29-14 0-42 7-54 50-3 9-3 12-14 66h-29c-8 0-13 0-13 7 0 5 3 5 12 5h27l-31 167c-8 42-15 80-37 80-1 0-12 0-20-7 20-1 24-17 24-24 0-10-9-14-17-14-11 0-23 9-23 25 0 19 18 30 36 30 24 0 40-25 48-41 13-28 24-78 24-82z"><text:p/></draw:path><draw:path draw:style-name="gr3" draw:text-style-name="P165" svg:width="0.0382in" svg:height="0.1657in" svg:x="2.4941in" svg:y="0.1622in" svg:viewBox="0 0 98 422" svg:d="M98 418c0-1 0-2-7-9-53-53-66-133-66-198 0-73 16-146 69-199 4-5 4-6 4-8 0-3-1-4-4-4-4 0-42 29-68 83-21 45-26 92-26 128 0 34 5 84 28 133 26 52 62 78 66 78 3 0 4-1 4-4z"><text:p/></draw:path><draw:path draw:style-name="gr3" draw:text-style-name="P165" svg:width="0.0933in" svg:height="0.0736in" svg:x="2.5461in" svg:y="0.2126in" svg:viewBox="0 0 238 188" svg:d="M137 84l50-55c5-6 7-9 43-9v-20c-15 1-37 1-39 1-11 0-31-1-43-1v20c6 0 10 2 15 4-1 2-1 2-2 5l-36 41-42-50h17v-20c-11 0-38 1-51 1s-32-1-47-1v20h30l66 78-55 63c-7 7-23 7-43 7v20c14-1 36-1 40-1 10 0 34 1 43 1v-20c-9 0-16-3-16-5l3-4 42-46 45 55h-15v20c9 0 36-1 50-1 13 0 32 1 46 1v-20h-29z"><text:p/></draw:path><draw:path draw:style-name="gr3" draw:text-style-name="P165" svg:width="0.1063in" svg:height="0.0524in" svg:x="2.6484in" svg:y="0.2602in" svg:viewBox="0 0 271 134" svg:d="M114 108c-1 5-4 14-4 17 0 7 6 9 11 9s10-3 11-7c1-2 5-12 5-18 2-6 5-19 7-26s4-13 5-21c3-12 3-13 9-21 10-16 24-33 47-33 17 0 18 14 18 21 0 18-13 50-18 63-2 9-3 11-3 16 0 15 12 26 27 26 30 0 42-41 42-45 0-5-3-5-5-5-3 0-3 2-4 6-8 23-20 36-32 36-7 0-7-4-7-11s1-11 6-24c4-9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3" draw:text-style-name="P165" svg:width="0.0382in" svg:height="0.1657in" svg:x="2.7787in" svg:y="0.1622in" svg:viewBox="0 0 98 422" svg:d="M98 211c0-32-4-84-27-132-25-51-63-79-67-79-2 0-4 2-4 4s0 3 7 10c43 41 67 108 67 197 0 72-15 147-68 200-6 5-6 6-6 7 0 3 2 4 4 4 4 0 43-29 68-83 22-45 26-92 26-128z"><text:p/></draw:path><draw:path draw:style-name="gr3" draw:text-style-name="P165" svg:width="0.0193in" svg:height="0.0496in" svg:x="2.8476in" svg:y="0.2693in" svg:viewBox="0 0 50 127" svg:d="M50 44c0-27-10-44-27-44-15 0-23 11-23 22 0 12 8 24 23 24 5 0 11-3 14-6 3-2 3-2 4-2v6c0 32-15 58-29 71-5 5-5 6-5 7 0 4 1 5 5 5 5 0 38-34 38-83z"><text:p/></draw:path><draw:path draw:style-name="gr3" draw:text-style-name="P165" svg:width="0.0827in" svg:height="0.1512in" svg:x="2.9161in" svg:y="0.1693in" svg:viewBox="0 0 211 385" svg:d="M133 128h37c8 0 12 0 12-7 0-5-4-5-12-5h-34l8-49c2-8 7-38 11-43 3-8 11-14 20-14 1 0 12 0 19 7-18 1-21 17-21 23 0 10 7 15 15 15 11 0 23-9 23-26 0-19-19-29-36-29-14 0-42 7-54 50-3 9-3 12-14 66h-29c-8 0-13 0-13 7 0 5 3 5 12 5h27l-31 167c-8 42-15 80-37 80-1 0-12 0-20-7 20-1 24-17 24-24 0-10-9-14-17-14-11 0-23 9-23 25 0 19 18 30 36 30 24 0 40-25 48-41 13-28 24-78 24-82z"><text:p/></draw:path><draw:path draw:style-name="gr3" draw:text-style-name="P165" svg:width="0.0382in" svg:height="0.1657in" svg:x="3.0232in" svg:y="0.1622in" svg:viewBox="0 0 98 422" svg:d="M98 418c0-1 0-2-7-9-53-53-66-133-66-198 0-73 16-146 69-199 4-5 4-6 4-8 0-3-1-4-4-4-4 0-42 29-68 83-21 45-26 92-26 128 0 34 5 84 28 133 26 52 62 78 66 78 3 0 4-1 4-4z"><text:p/></draw:path><draw:path draw:style-name="gr3" draw:text-style-name="P165" svg:width="0.0933in" svg:height="0.0736in" svg:x="3.0752in" svg:y="0.2126in" svg:viewBox="0 0 238 188" svg:d="M137 84l50-55c5-6 7-9 43-9v-20c-15 1-37 1-39 1-11 0-31-1-43-1v20c6 0 10 2 15 4-1 2-1 2-2 5l-36 41-42-50h17v-20c-11 0-38 1-51 1s-32-1-47-1v20h30l66 78-55 63c-7 7-23 7-43 7v20c14-1 36-1 40-1 10 0 34 1 43 1v-20c-9 0-16-3-16-5l3-4 42-46 45 55h-15v20c9 0 36-1 50-1 13 0 32 1 46 1v-20h-29z"><text:p/></draw:path><draw:path draw:style-name="gr3" draw:text-style-name="P165" svg:width="0.0709in" svg:height="0.0524in" svg:x="3.1776in" svg:y="0.2602in" svg:viewBox="0 0 181 134" svg:d="M22 113c0 3-3 10-3 12 0 7 6 9 11 9s10-3 11-7c1-2 5-12 5-18 2-6 4-19 7-26 2-7 3-13 5-21 3-12 3-14 12-26s22-28 45-28c17 0 17 15 17 21 0 18-12 50-17 63-3 9-5 11-5 16 0 15 14 26 28 26 30 0 43-41 43-45 0-5-3-5-5-5-3 0-4 2-6 6-6 23-19 36-31 36-6 0-7-4-7-11s1-11 7-24c3-9 16-41 16-57 0-29-23-34-39-34-25 0-42 16-50 26-2-19-20-26-31-26-13 0-21 10-24 17-7 9-11 27-11 29 0 3 4 3 5 3 5 0 5-1 7-8 5-18 10-33 22-33 7 0 9 6 9 15 0 6-2 17-5 25-2 7-4 20-7 26z"><text:p/></draw:path><draw:path draw:style-name="gr3" draw:text-style-name="P165" svg:width="0.0382in" svg:height="0.1657in" svg:x="3.272in" svg:y="0.1622in" svg:viewBox="0 0 98 422" svg:d="M98 211c0-32-4-84-27-132-25-51-63-79-67-79-2 0-4 2-4 4s0 3 7 10c43 41 67 108 67 197 0 72-15 147-68 200-6 5-6 6-6 7 0 3 2 4 4 4 4 0 43-29 68-83 22-45 26-92 26-128z"><text:p/></draw:path><draw:path draw:style-name="gr3" draw:text-style-name="P165" svg:width="0.037in" svg:height="0.1657in" svg:x="3.3362in" svg:y="0.1622in" svg:viewBox="0 0 95 422" svg:d="M94 218c1-5 1-6 1-7s0-2-1-7l-76-194c-2-8-5-10-10-10-4 0-8 4-8 8 0 2 0 3 2 8l76 195-76 195c-2 5-2 5-2 9 0 3 4 7 8 7 6 0 8-4 9-7z"><text:p/></draw:path><draw:path draw:style-name="gr3" draw:text-style-name="P165" svg:width="0.1102in" svg:height="0.0386in" svg:x="3.4469in" svg:y="0.226in" svg:viewBox="0 0 281 99" svg:d="M266 17c8 0 15 0 15-9 0-8-7-8-13-8h-254c-7 0-14 0-14 8 0 9 7 9 14 9zM268 99c6 0 13 0 13-8s-7-8-15-8h-252c-7 0-14 0-14 8s7 8 14 8z"><text:p/></draw:path><draw:path draw:style-name="gr3" draw:text-style-name="P165" svg:width="0.1035in" svg:height="0.0795in" svg:x="3.6874in" svg:y="0in" svg:viewBox="0 0 264 203" svg:d="M227 32c2-10 7-20 31-21 1 0 6 0 6-7 0-2-2-4-5-4-9 0-20 1-31 1-6 0-24-1-30-1-2 0-7 0-7 7 0 4 3 4 7 4 14 0 19 5 19 12 0 2 0 3-1 7l-32 129-76-154c-2-5-2-5-10-5h-40c-6 0-10 0-10 7 0 4 4 4 10 4 7 0 12 0 19 1l-40 158c-2 12-7 21-30 22-3 0-7 0-7 6 0 3 2 5 5 5 9 0 20-2 31-2 6 0 24 2 30 2 4 0 7-3 7-6 0-5-3-5-7-5-19-1-19-9-19-12 0-1 0-4 1-9l38-151 87 178c2 5 3 5 7 5 5 0 5-2 5-6z"><text:p/></draw:path><draw:path draw:style-name="gr3" draw:text-style-name="P165" svg:width="0.2213in" svg:height="0.2323in" svg:x="3.6272in" svg:y="0.1291in" svg:viewBox="0 0 563 591" svg:d="M511 591l52-136h-11c-17 45-61 74-110 86-9 2-51 14-132 14h-255l216-253c3-2 4-5 4-7 0 0 0-1-4-6l-197-269h232c56 0 95 6 100 6 22 5 58 11 92 33 11 6 40 25 54 60h11l-52-119h-499c-10 0-10 0-12 2 0 2 0 10 0 15l223 305-218 257c-5 5-5 7-5 7 0 5 4 5 12 5z"><text:p/></draw:path><draw:path draw:style-name="gr3" draw:text-style-name="P165" svg:width="0.0709in" svg:height="0.0524in" svg:x="3.6185in" svg:y="0.4295in" svg:viewBox="0 0 181 134" svg:d="M22 113c0 3-3 10-3 12 0 7 6 9 11 9s10-3 11-7c1-2 5-12 5-18 2-6 4-19 7-26 2-7 3-13 5-21 3-12 3-14 12-26s22-28 45-28c17 0 17 15 17 21 0 18-12 50-17 63-3 9-5 11-5 16 0 15 14 26 28 26 30 0 43-41 43-45 0-5-3-5-5-5-3 0-4 2-6 6-6 23-19 36-31 36-6 0-7-4-7-11s1-11 7-24c3-9 16-41 16-57 0-29-23-34-39-34-25 0-42 16-50 26-2-19-20-26-31-26-13 0-21 10-24 17-7 9-11 27-11 29 0 3 4 3 5 3 5 0 5-1 7-8 5-18 10-33 22-33 7 0 9 6 9 15 0 6-2 17-5 25-2 7-4 20-7 26z"><text:p/></draw:path><draw:path draw:style-name="gr3" draw:text-style-name="P165" svg:width="0.0854in" svg:height="0.0311in" svg:x="3.7028in" svg:y="0.4358in" svg:viewBox="0 0 218 80" svg:d="M208 14c3 0 10 0 10-7s-7-7-10-7h-197c-4 0-11 0-11 7s7 7 12 7zM208 80c3 0 10 0 10-7 0-8-7-8-10-8h-196c-5 0-12 0-12 8 0 7 7 7 11 7z"><text:p/></draw:path><draw:path draw:style-name="gr3" draw:text-style-name="P165" svg:width="0.0421in" svg:height="0.0772in" svg:x="3.8098in" svg:y="0.4035in" svg:viewBox="0 0 108 197" svg:d="M67 8c0-8-1-8-8-8-19 18-47 19-59 19v11c7 0 26 0 43-8v151c0 9 0 13-30 13h-11v11c5 0 42-2 53-2 10 0 47 2 53 2v-11h-11c-30 0-30-4-30-13z"><text:p/></draw:path><draw:path draw:style-name="gr3" draw:text-style-name="P165" svg:width="0.076in" svg:height="0.0752in" svg:x="3.8976in" svg:y="0.2138in" svg:viewBox="0 0 194 192" svg:d="M142 26c-9-14-21-26-40-26-49 0-102 62-102 123 0 41 23 69 56 69 9 0 30-3 56-31 3 16 18 31 38 31 16 0 25-10 31-23 7-16 13-42 13-42 0-5-4-5-4-5-5 0-5 1-6 9-9 26-16 51-33 51-12 0-13-11-13-19 0-10 1-12 6-31 5-18 5-23 8-39l16-58c2-13 2-13 2-15 0-8-4-12-10-12-11 0-18 10-18 18zM113 137c-1 8-1 8-7 15-20 23-36 30-48 30-22 0-28-23-28-39 0-21 13-73 24-93 12-25 31-40 49-40 28 0 34 34 34 37 0 2-1 5-3 7z"><text:p/></draw:path><draw:path draw:style-name="gr3" draw:text-style-name="P165" svg:width="0.0303in" svg:height="0.1157in" svg:x="3.9921in" svg:y="0.1311in" svg:viewBox="0 0 78 295" svg:d="M72 0c-56 40-72 103-72 147 0 42 12 107 72 148 2 0 6 0 6-3 0-2-1-2-4-4-39-36-54-87-54-141 0-79 30-118 56-140 1-1 2-2 2-3 0-4-4-4-6-4z"><text:p/></draw:path><draw:path draw:style-name="gr3" draw:text-style-name="P165" svg:width="0.035in" svg:height="0.078in" svg:x="4.0358in" svg:y="0.1409in" svg:viewBox="0 0 90 199" svg:d="M83 12c0-5-4-12-12-12-9 0-17 7-17 17 0 5 4 11 12 11s17-9 17-16zM22 162c-2 3-3 7-3 13 0 13 12 24 28 24 30 0 43-41 43-44 0-4-4-4-5-4-3 0-3 1-6 5-6 24-19 35-31 35-6 0-7-4-7-10 0-7 2-12 5-19 3-9 6-16 9-24 3-6 13-35 15-37 1-3 2-8 2-10 0-14-12-25-29-25-30 0-43 41-43 45s4 4 5 4c5 0 5-2 6-5 7-26 20-36 31-36 5 0 8 3 8 10s-2 12-9 30z"><text:p/></draw:path><draw:path draw:style-name="gr3" draw:text-style-name="P165" svg:width="0.0303in" svg:height="0.1157in" svg:x="4.0854in" svg:y="0.1311in" svg:viewBox="0 0 78 295" svg:d="M6 0c-2 0-6 0-6 4 0 1 1 2 2 3 27 24 54 64 54 140 0 62-19 110-50 138-6 5-6 5-6 7s1 3 4 3 32-19 51-56c15-24 23-57 23-92 0-40-13-106-72-147z"><text:p/></draw:path><draw:path draw:style-name="gr3" draw:text-style-name="P165" svg:width="0.0709in" svg:height="0.0524in" svg:x="3.9839in" svg:y="0.2764in" svg:viewBox="0 0 181 134" svg:d="M22 113c0 3-3 10-3 12 0 7 6 9 11 9s10-3 11-7c1-2 5-12 5-18 2-6 4-19 7-26 2-7 3-13 5-21 3-12 3-14 12-26s22-28 45-28c17 0 17 15 17 21 0 18-12 50-17 63-3 9-5 11-5 16 0 15 14 26 28 26 30 0 43-41 43-45 0-5-3-5-5-5-3 0-4 2-6 6-6 23-19 36-31 36-6 0-7-4-7-11s1-11 7-24c3-9 16-41 16-57 0-29-23-34-39-34-25 0-42 16-50 26-2-19-20-26-31-26-13 0-21 10-24 17-7 9-11 27-11 29 0 3 4 3 5 3 5 0 5-1 7-8 5-18 10-33 22-33 7 0 9 6 9 15 0 6-2 17-5 25-2 7-4 20-7 26z"><text:p/></draw:path><draw:path draw:style-name="gr3" draw:text-style-name="P165" svg:width="0.0752in" svg:height="0.1169in" svg:x="4.1469in" svg:y="0.172in" svg:viewBox="0 0 192 298" svg:d="M98 5c0-1 0-5-4-5-10 0-42 4-53 4-4 1-9 1-9 8 0 6 4 6 11 6 21 0 22 4 22 7l-1 9-62 243c-2 6-2 7-2 8 0 11 8 13 12 13 6 0 12-3 14-9 3-4 22-82 24-92 15 1 50 7 50 36 0 2 0 4-2 9 0 5-1 10-1 15 0 23 16 41 39 41 13 0 24-7 33-22 11-19 16-42 16-43 0-5-5-5-5-5-5 0-5 2-6 8-8 31-18 53-37 53-9 0-15-5-15-21 0-7 3-16 5-22 0-9 0-10 0-13 0-29-25-40-62-45 14-8 27-21 37-32 20-22 40-40 60-40 4 0 4 0 4 0 4 1 6 1 9 4 0 0 0 1 1 1-20 1-24 18-24 23 0 7 5 15 17 15 11 0 23-9 23-26 0-12-10-26-29-26-12 0-31 3-61 37-14 17-32 32-47 39z"><text:p/></draw:path><draw:path draw:style-name="gr3" draw:text-style-name="P165" svg:width="0.0382in" svg:height="0.1657in" svg:x="4.2457in" svg:y="0.1622in" svg:viewBox="0 0 98 422" svg:d="M98 418c0-1 0-2-7-9-53-53-66-133-66-198 0-73 16-146 69-199 4-5 4-6 4-8 0-3-1-4-4-4-4 0-42 29-68 83-21 45-26 92-26 128 0 34 5 84 28 133 26 52 62 78 66 78 3 0 4-1 4-4z"><text:p/></draw:path><draw:path draw:style-name="gr3" draw:text-style-name="P165" svg:width="0.0933in" svg:height="0.0736in" svg:x="4.2976in" svg:y="0.2126in" svg:viewBox="0 0 238 188" svg:d="M137 84l50-55c5-6 7-9 43-9v-20c-15 1-37 1-39 1-11 0-31-1-43-1v20c6 0 10 2 15 4-1 2-1 2-2 5l-36 41-42-50h17v-20c-11 0-38 1-51 1s-32-1-47-1v20h30l66 78-55 63c-7 7-23 7-43 7v20c14-1 36-1 40-1 10 0 34 1 43 1v-20c-9 0-16-3-16-5l3-4 42-46 45 55h-15v20c9 0 36-1 50-1 13 0 32 1 46 1v-20h-29z"><text:p/></draw:path><draw:path draw:style-name="gr3" draw:text-style-name="P165" svg:width="0.1063in" svg:height="0.0524in" svg:x="4.4in" svg:y="0.2602in" svg:viewBox="0 0 271 134" svg:d="M114 108c-1 5-4 14-4 17 0 7 6 9 11 9s10-3 11-7c1-2 5-12 5-18 2-6 5-19 7-26s4-13 5-21c3-12 3-13 9-21 10-16 24-33 47-33 17 0 18 14 18 21 0 18-13 50-18 63-2 9-3 11-3 16 0 15 12 26 27 26 30 0 42-41 42-45 0-5-3-5-5-5-3 0-3 2-4 6-8 23-20 36-32 36-7 0-7-4-7-11s1-11 6-24c4-9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3" draw:text-style-name="P165" svg:width="0.0193in" svg:height="0.0496in" svg:x="4.5346in" svg:y="0.2693in" svg:viewBox="0 0 50 127" svg:d="M50 44c0-27-10-44-27-44-15 0-23 11-23 22 0 12 8 24 23 24 5 0 11-3 14-6 3-2 3-2 4-2v6c0 32-15 58-29 71-5 5-5 6-5 7 0 4 1 5 5 5 5 0 38-34 38-83z"><text:p/></draw:path><draw:path draw:style-name="gr3" draw:text-style-name="P165" svg:width="0.0933in" svg:height="0.0736in" svg:x="4.598in" svg:y="0.2126in" svg:viewBox="0 0 238 188" svg:d="M137 84l50-55c5-6 7-9 43-9v-20c-15 1-37 1-39 1-11 0-31-1-43-1v20c6 0 10 2 15 4-1 2-1 2-2 5l-36 41-42-50h17v-20c-11 0-38 1-51 1s-32-1-47-1v20h30l66 78-55 63c-7 7-23 7-43 7v20c14-1 36-1 40-1 10 0 34 1 43 1v-20c-9 0-16-3-16-5l3-4 42-46 45 55h-15v20c9 0 36-1 50-1 13 0 32 1 46 1v-20h-29z"><text:p/></draw:path><draw:path draw:style-name="gr3" draw:text-style-name="P165" svg:width="0.0709in" svg:height="0.0524in" svg:x="4.7008in" svg:y="0.2602in" svg:viewBox="0 0 181 134" svg:d="M22 113c0 3-3 10-3 12 0 7 6 9 11 9s10-3 11-7c1-2 5-12 5-18 2-6 4-19 7-26 2-7 3-13 5-21 3-12 3-14 12-26s22-28 45-28c17 0 17 15 17 21 0 18-12 50-17 63-3 9-5 11-5 16 0 15 14 26 28 26 30 0 43-41 43-45 0-5-3-5-5-5-3 0-4 2-6 6-6 23-19 36-31 36-6 0-7-4-7-11s1-11 7-24c3-9 16-41 16-57 0-29-23-34-39-34-25 0-42 16-50 26-2-19-20-26-31-26-13 0-21 10-24 17-7 9-11 27-11 29 0 3 4 3 5 3 5 0 5-1 7-8 5-18 10-33 22-33 7 0 9 6 9 15 0 6-2 17-5 25-2 7-4 20-7 26z"><text:p/></draw:path><draw:path draw:style-name="gr3" draw:text-style-name="P165" svg:width="0.0382in" svg:height="0.1657in" svg:x="4.7953in" svg:y="0.1622in" svg:viewBox="0 0 98 422" svg:d="M98 211c0-32-4-84-27-132-25-51-63-79-67-79-2 0-4 2-4 4s0 3 7 10c43 41 67 108 67 197 0 72-15 147-68 200-6 5-6 6-6 7 0 3 2 4 4 4 4 0 43-29 68-83 22-45 26-92 26-128z"><text:p/></draw:path></draw:g></text:p>
      <text:p text:style-name="P12">với</text:p>
      <text:p text:style-name="P13"><text:tab/><draw:g text:anchor-type="as-char" svg:y="-0.1252in" draw:z-index="9" draw:style-name="gr1"><svg:title>TexMaths</svg:title><svg:desc>12§display§k(\textbf{x}_{m}, \textbf{x}_{n}) = \left\langle f(\textbf{x}_{m}), f(\textbf{x}_{n})  \right\rangle§svg§600§FALSE§</svg:desc><draw:polygon draw:style-name="gr2" draw:text-style-name="P164" svg:width="1.976in" svg:height="0.1492in" svg:x="0in" svg:y="0.0071in" svg:viewBox="0 0 5020 380" draw:points="2510,380 0,380 0,0 5020,0 5020,380"><text:p/></draw:polygon><draw:path draw:style-name="gr3" draw:text-style-name="P165" svg:width="0.0752in" svg:height="0.1173in" svg:x="0.0008in" svg:y="0.0071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3" draw:text-style-name="P165" svg:width="0.0382in" svg:height="0.1657in" svg:x="0.0996in" svg:y="0.0004in" svg:viewBox="0 0 98 422" svg:d="M98 419c0-1 0-3-7-10-53-53-66-133-66-198 0-73 16-146 69-199 4-5 4-6 4-8 0-3-1-4-4-4-4 0-42 29-68 83-21 45-26 92-26 128 0 34 5 84 28 132 26 53 62 79 66 79 3 0 4-1 4-3z"><text:p/></draw:path><draw:path draw:style-name="gr3" draw:text-style-name="P165" svg:width="0.0933in" svg:height="0.0736in" svg:x="0.1516in" svg:y="0.0504in" svg:viewBox="0 0 238 188" svg:d="M137 84l50-55c5-6 7-9 43-9v-20c-15 1-37 1-39 1-11 0-31-1-43-1v20c6 0 10 2 15 4-1 2-1 2-2 5l-36 41-42-50h17v-20c-11 0-38 1-51 1s-32-1-47-1v20h30l66 78-55 63c-7 7-23 7-43 7v20c14-1 36-1 40-1 10 0 34 1 43 1v-20c-9 0-16-2-16-5l3-3 42-47 45 55h-15v20c9 0 36-1 50-1 13 0 32 1 46 1v-20h-29z"><text:p/></draw:path><draw:path draw:style-name="gr3" draw:text-style-name="P165" svg:width="0.1063in" svg:height="0.0524in" svg:x="0.2543in" svg:y="0.0965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 draw:text-style-name="P165" svg:width="0.0193in" svg:height="0.0496in" svg:x="0.3894in" svg:y="0.1071in" svg:viewBox="0 0 50 127" svg:d="M50 44c0-27-10-44-27-44-15 0-23 11-23 22 0 12 8 24 23 24 5 0 11-3 14-6 3-2 3-2 4-2v6c0 32-15 58-29 71-5 5-5 6-5 7 0 4 1 5 5 5 5 0 38-33 38-83z"><text:p/></draw:path><draw:path draw:style-name="gr3" draw:text-style-name="P165" svg:width="0.0933in" svg:height="0.0736in" svg:x="0.4524in" svg:y="0.0504in" svg:viewBox="0 0 238 188" svg:d="M137 84l50-55c5-6 7-9 43-9v-20c-15 1-37 1-39 1-11 0-31-1-43-1v20c6 0 10 2 15 4-1 2-1 2-2 5l-36 41-42-50h17v-20c-11 0-38 1-51 1s-32-1-47-1v20h30l66 78-55 63c-7 7-23 7-43 7v20c14-1 36-1 40-1 10 0 34 1 43 1v-20c-9 0-16-2-16-5l3-3 42-47 45 55h-15v20c9 0 36-1 50-1 13 0 32 1 46 1v-20h-29z"><text:p/></draw:path><draw:path draw:style-name="gr3" draw:text-style-name="P165" svg:width="0.0709in" svg:height="0.0524in" svg:x="0.5547in" svg:y="0.096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165" svg:width="0.0382in" svg:height="0.1657in" svg:x="0.6492in" svg:y="0.0004in" svg:viewBox="0 0 98 422" svg:d="M98 211c0-32-4-84-27-132-25-51-63-79-67-79-2 0-4 2-4 4s0 3 7 10c43 41 67 108 67 197 0 72-15 147-68 199-6 6-6 8-6 9 0 2 2 3 4 3 4 0 43-28 68-82 22-46 26-93 26-129z"><text:p/></draw:path><draw:path draw:style-name="gr3" draw:text-style-name="P165" svg:width="0.1102in" svg:height="0.039in" svg:x="0.7594in" svg:y="0.0634in" svg:viewBox="0 0 281 100" svg:d="M266 17c8 0 15 0 15-9 0-8-7-8-13-8h-254c-7 0-14 0-14 8 0 9 7 9 14 9zM268 100c6 0 13 0 13-9 0-8-7-8-15-8h-252c-7 0-14 0-14 8 0 9 7 9 14 9z"><text:p/></draw:path><draw:path draw:style-name="gr3" draw:text-style-name="P165" svg:width="0.037in" svg:height="0.1657in" svg:x="0.9437in" svg:y="0.0004in" svg:viewBox="0 0 95 422" svg:d="M94 17c1-5 1-6 1-9 0-4-4-8-9-8-3 0-7 2-9 10l-75 194c-1 2-2 5-2 7 0 1 0 3 2 7l75 195c2 5 3 9 9 9 5 0 9-3 9-7 0-2 0-3-1-8l-77-196z"><text:p/></draw:path><draw:path draw:style-name="gr3" draw:text-style-name="P165" svg:width="0.0827in" svg:height="0.1512in" svg:x="0.9992in" svg:y="0.0075in"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165" svg:width="0.0382in" svg:height="0.1657in" svg:x="1.1059in" svg:y="0.0004in" svg:viewBox="0 0 98 422" svg:d="M98 419c0-1 0-3-7-10-53-53-66-133-66-198 0-73 16-146 69-199 4-5 4-6 4-8 0-3-1-4-4-4-4 0-42 29-68 83-21 45-26 92-26 128 0 34 5 84 28 132 26 53 62 79 66 79 3 0 4-1 4-3z"><text:p/></draw:path><draw:path draw:style-name="gr3" draw:text-style-name="P165" svg:width="0.0933in" svg:height="0.0736in" svg:x="1.1575in" svg:y="0.0504in" svg:viewBox="0 0 238 188" svg:d="M137 84l50-55c5-6 7-9 42-9v-20c-14 1-36 1-38 1-11 0-31-1-43-1v20c6 0 10 2 15 4-2 2-2 2-2 5l-36 41-42-50h17v-20c-11 0-38 1-51 1s-32-1-47-1v20h30l66 78-55 63c-7 7-23 7-43 7v20c14-1 36-1 40-1 10 0 34 1 43 1v-20c-9 0-16-2-16-5l3-3 42-47 45 55h-15v20c9 0 36-1 50-1 13 0 32 1 46 1v-20h-29z"><text:p/></draw:path><draw:path draw:style-name="gr3" draw:text-style-name="P165" svg:width="0.1063in" svg:height="0.0524in" svg:x="1.2602in" svg:y="0.0965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 draw:text-style-name="P165" svg:width="0.0382in" svg:height="0.1657in" svg:x="1.3902in" svg:y="0.0004in" svg:viewBox="0 0 98 422" svg:d="M98 211c0-32-4-84-27-132-25-51-63-79-67-79-2 0-4 2-4 4s0 3 7 10c43 41 67 108 67 197 0 72-15 147-68 199-6 6-6 8-6 9 0 2 2 3 4 3 4 0 43-28 68-82 22-46 26-93 26-129z"><text:p/></draw:path><draw:path draw:style-name="gr3" draw:text-style-name="P165" svg:width="0.0193in" svg:height="0.0496in" svg:x="1.4591in" svg:y="0.1071in" svg:viewBox="0 0 50 127" svg:d="M50 44c0-27-10-44-27-44-15 0-23 11-23 22 0 12 8 24 23 24 5 0 11-3 14-6 3-2 3-2 4-2v6c0 32-15 58-29 71-5 5-5 6-5 7 0 4 1 5 5 5 5 0 38-33 38-83z"><text:p/></draw:path><draw:path draw:style-name="gr3" draw:text-style-name="P165" svg:width="0.0827in" svg:height="0.1512in" svg:x="1.5276in" svg:y="0.0075in"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165" svg:width="0.0382in" svg:height="0.1657in" svg:x="1.6343in" svg:y="0.0004in" svg:viewBox="0 0 98 422" svg:d="M98 419c0-1 0-3-7-10-53-53-66-133-66-198 0-73 16-146 69-199 4-5 4-6 4-8 0-3-1-4-4-4-4 0-42 29-68 83-21 45-26 92-26 128 0 34 5 84 28 132 26 53 62 79 66 79 3 0 4-1 4-3z"><text:p/></draw:path><draw:path draw:style-name="gr3" draw:text-style-name="P165" svg:width="0.0933in" svg:height="0.0736in" svg:x="1.6862in" svg:y="0.0504in" svg:viewBox="0 0 238 188" svg:d="M137 84l50-55c5-6 7-9 42-9v-20c-14 1-36 1-38 1-11 0-31-1-43-1v20c6 0 10 2 15 4-2 2-2 2-2 5l-36 41-42-50h17v-20c-11 0-38 1-51 1s-32-1-47-1v20h30l66 78-55 63c-7 7-23 7-43 7v20c14-1 36-1 40-1 10 0 34 1 43 1v-20c-9 0-16-2-16-5l3-3 42-47 45 55h-15v20c9 0 36-1 50-1 13 0 32 1 46 1v-20h-29z"><text:p/></draw:path><draw:path draw:style-name="gr3" draw:text-style-name="P165" svg:width="0.0709in" svg:height="0.0524in" svg:x="1.789in" svg:y="0.096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165" svg:width="0.0382in" svg:height="0.1657in" svg:x="1.8835in" svg:y="0.0004in" svg:viewBox="0 0 98 422" svg:d="M98 211c0-32-4-84-27-132-25-51-63-79-67-79-2 0-4 2-4 4s0 3 7 10c43 41 67 108 67 197 0 72-15 147-68 199-6 6-6 8-6 9 0 2 2 3 4 3 4 0 43-28 68-82 22-46 26-93 26-129z"><text:p/></draw:path><draw:path draw:style-name="gr3" draw:text-style-name="P165" svg:width="0.037in" svg:height="0.1657in" svg:x="1.9476in" svg:y="0.0004in" svg:viewBox="0 0 95 422" svg:d="M94 218c1-4 1-6 1-7s0-2-1-7l-76-194c-2-8-5-10-10-10-4 0-8 4-8 8 0 2 0 3 2 8l76 195-76 196c-2 3-2 5-2 8 0 4 4 7 8 7 6 0 8-3 9-7z"><text:p/></draw:path></draw:g>,<text:tab/><draw:g text:anchor-type="as-char" svg:y="-0.1138in" draw:z-index="8" draw:style-name="gr1"><svg:title>TexMaths</svg:title><svg:desc>12§display§m, n=1,2,\dots, N§svg§600§FALSE§</svg:desc><draw:polygon draw:style-name="gr2" draw:text-style-name="P164" svg:width="1.2783in" svg:height="0.1291in" svg:x="0.0031in" svg:y="0.0083in" svg:viewBox="0 0 3248 329" draw:points="1624,329 0,329 0,0 3248,0 3248,329"><text:p/></draw:polygon><draw:path draw:style-name="gr3" draw:text-style-name="P165" svg:width="0.1362in" svg:height="0.0752in" svg:x="0in" svg:y="0.0402in" svg:viewBox="0 0 347 192" svg:d="M25 162c-1 7-3 17-3 18 0 8 4 12 12 12 4 0 12-4 15-12 1 0 6-20 7-31l10-39c4-8 5-18 8-27 0-9 5-21 5-22 6-13 29-51 69-51 19 0 22 15 22 30 0 10-2 21-6 34l-12 48-8 34c-2 8-5 23-5 24 0 8 6 12 12 12 13 0 16-11 19-24 5-24 22-85 26-103 1-5 22-55 69-55 18 0 23 14 23 30 0 24-17 72-27 94-3 10-4 15-4 23 0 21 14 35 33 35 41 0 57-61 57-65 0-5-4-5-5-5-5 0-5 2-7 9-6 21-21 51-44 51-7 0-10-3-10-13 0-11 4-21 8-31 8-22 25-68 25-92 0-28-15-46-48-46-31 0-52 18-68 41-1-5-2-19-13-30-11-9-24-11-35-11-38 0-60 26-66 36-2-24-20-36-40-36-19 0-27 17-31 24-7 16-13 41-13 41 0 5 4 5 5 5 5 0 5 0 7-10 7-30 16-50 31-50 7 0 13 2 13 19 0 8-1 13-6 36z"><text:p/></draw:path><draw:path draw:style-name="gr3" draw:text-style-name="P165" svg:width="0.0193in" svg:height="0.0496in" svg:x="0.1555in" svg:y="0.0957in" svg:viewBox="0 0 50 127" svg:d="M50 44c0-27-10-44-27-44-15 0-23 11-23 22 0 12 8 24 23 24 5 0 11-3 14-6 3-2 3-2 4-2v6c0 32-15 58-29 71-5 5-5 6-5 7 0 4 1 5 5 5 5 0 38-33 38-83z"><text:p/></draw:path><draw:path draw:style-name="gr3" draw:text-style-name="P165" svg:width="0.0898in" svg:height="0.0752in" svg:x="0.2197in" svg:y="0.0402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165" svg:width="0.1102in" svg:height="0.039in" svg:x="0.3693in" svg:y="0.0524in" svg:viewBox="0 0 281 100" svg:d="M266 17c7 0 15 0 15-9 0-8-8-8-14-8h-253c-7 0-14 0-14 8 0 9 7 9 14 9zM267 100c6 0 14 0 14-9 0-8-8-8-15-8h-252c-7 0-14 0-14 8 0 9 7 9 14 9z"><text:p/></draw:path><draw:path draw:style-name="gr3" draw:text-style-name="P165" svg:width="0.0547in" svg:height="0.1106in" svg:x="0.5508in" svg:y="0.0028in" svg:viewBox="0 0 140 282" svg:d="M88 11c0-10 0-11-10-11-28 26-65 26-78 26v15c8 0 34 0 55-12v219c0 16 0 21-38 21h-15v13c15-1 53-1 69-1 18 0 54 0 69 1v-13h-13c-38 0-39-5-39-21z"><text:p/></draw:path><draw:path draw:style-name="gr3" draw:text-style-name="P165" svg:width="0.0193in" svg:height="0.0496in" svg:x="0.6327in" svg:y="0.0957in" svg:viewBox="0 0 50 127" svg:d="M50 44c0-27-10-44-27-44-15 0-23 11-23 22 0 12 8 24 23 24 5 0 11-3 14-6 3-2 3-2 4-2v6c0 32-15 58-29 71-5 5-5 6-5 7 0 4 1 5 5 5 5 0 38-33 38-83z"><text:p/></draw:path><draw:path draw:style-name="gr3" draw:text-style-name="P165" svg:width="0.0661in" svg:height="0.1106in" svg:x="0.7004in" svg:y="0.002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165" svg:width="0.0193in" svg:height="0.0496in" svg:x="0.7898in" svg:y="0.0957in" svg:viewBox="0 0 50 127" svg:d="M50 44c0-27-10-44-27-44-15 0-23 11-23 22 0 12 8 24 23 24 5 0 11-3 14-6 3-2 3-2 4-2v6c0 32-15 58-29 71-5 5-5 6-5 7 0 4 1 5 5 5 5 0 38-33 38-83z"><text:p/></draw:path><draw:path draw:style-name="gr3" draw:text-style-name="P165" svg:width="0.0177in" svg:height="0.0177in" svg:x="0.8634in" svg:y="0.0957in" svg:viewBox="0 0 46 46" svg:d="M46 23c0-12-10-23-23-23-12 0-23 11-23 23 0 13 11 23 23 23 13 0 23-10 23-23z"><text:p/></draw:path><draw:path draw:style-name="gr3" draw:text-style-name="P165" svg:width="0.0177in" svg:height="0.0177in" svg:x="0.937in" svg:y="0.0957in" svg:viewBox="0 0 46 46" svg:d="M46 23c0-12-10-23-23-23-12 0-23 11-23 23 0 13 11 23 23 23 13 0 23-10 23-23z"><text:p/></draw:path><draw:path draw:style-name="gr3" draw:text-style-name="P165" svg:width="0.0177in" svg:height="0.0177in" svg:x="1.011in" svg:y="0.0957in" svg:viewBox="0 0 46 46" svg:d="M46 23c0-12-10-23-23-23-12 0-23 11-23 23 0 13 11 23 23 23 13 0 23-10 23-23z"><text:p/></draw:path><draw:path draw:style-name="gr3" draw:text-style-name="P165" svg:width="0.0193in" svg:height="0.0496in" svg:x="1.0846in" svg:y="0.0957in" svg:viewBox="0 0 50 127" svg:d="M50 44c0-27-10-44-27-44-15 0-23 11-23 22 0 12 8 24 23 24 5 0 11-3 14-6 3-2 3-2 4-2v6c0 32-15 58-29 71-5 5-5 6-5 7 0 4 1 5 5 5 5 0 38-33 38-83z"><text:p/></draw:path><draw:path draw:style-name="gr3" draw:text-style-name="P165" svg:width="0.1398in" svg:height="0.1134in" svg:x="1.1504in" svg:y="0in" svg:viewBox="0 0 356 289" svg:d="M303 44c4-16 11-30 45-31 3 0 8-1 8-8 0-1 0-5-6-5-13 0-29 1-42 1-14 0-30-1-43-1-4 0-8 0-8 8 0 5 4 5 8 5 24 0 29 9 29 18 0 1-1 9-3 10l-46 187-94-221c-3-7-3-7-13-7h-56c-9 0-12 0-12 8 0 5 3 5 10 5 3 0 29 0 29 4l-56 227c-4 18-12 31-46 32-2 0-7 0-7 8 0 3 2 5 6 5 13 0 28-1 42-1s30 1 43 1c3 0 7 0 7-8 0-5-3-5-8-5-24 0-28-10-28-19 0-3 2-5 3-10l55-223c2 2 2 4 4 7l105 250c4 7 4 8 8 8 5 0 5-1 6-8z"><text:p/></draw:path></draw:g></text:p>
      <text:p text:style-name="P14">là nhân đại diện cho một tích vô hướng của hai vectơ trong không gian <draw:g text:anchor-type="as-char" svg:y="-0.1134in" draw:z-index="13" draw:style-name="gr1"><svg:title>TexMaths</svg:title><svg:desc>12§display§F§svg§600§FALSE§</svg:desc><draw:polygon draw:style-name="gr2" draw:text-style-name="P164" svg:width="0.1075in" svg:height="0.0965in" svg:x="0.002in" svg:y="0.0071in" svg:viewBox="0 0 274 246" draw:points="136,246 0,246 0,0 274,0 274,246"><text:p/></draw:polygon><draw:path draw:style-name="gr3" draw:text-style-name="P165" svg:width="0.1173in" svg:height="0.113in" svg:x="0in" svg:y="0in" svg:viewBox="0 0 299 288" svg:d="M111 150h42c31 0 35 7 35 19 0 2 0 8-4 20-1 3-1 5-1 5 0 4 3 5 5 5 5 0 5 0 7-8l23-93c1-5 1-5 1-6s-1-5-5-5-4 2-7 10c-8 32-18 40-54 40h-38l27-107c3-16 4-17 22-17h57c52 0 62 13 62 47 0 10 0 11-2 23-1 6-1 6-1 7 0 2 1 5 5 5 5 0 5-2 6-11l8-72c1-12-1-12-12-12h-206c-8 0-12 0-12 8 0 5 4 5 11 5 16 0 28 0 28 9 0 0 0 1-1 9l-57 223c-5 17-5 20-38 20-7 0-12 0-12 8 0 6 5 6 7 6 11 0 43-3 55-3 13 0 49 3 63 3 3 0 9 0 9-9 0-3-4-3-4-3 0-2-1-2-10-2-10 0-12 0-23-1-12-1-13-2-13-8 0-1 0-4 1-10z"><text:p/></draw:path></draw:g>. <text:span text:style-name="T3">Nếu ta xét </text:span><text:span text:style-name="T3"><draw:g text:anchor-type="as-char" svg:y="-0.1138in" draw:z-index="14" draw:style-name="gr1"><svg:title>TexMaths</svg:title><svg:desc>12§display§m=1,2,\dots, N§svg§600§FALSE§</svg:desc><draw:polygon draw:style-name="gr2" draw:text-style-name="P164" svg:width="1.1055in" svg:height="0.1291in" svg:x="0.0031in" svg:y="0.0083in" svg:viewBox="0 0 2809 329" draw:points="1405,329 0,329 0,0 2809,0 2809,329"><text:p/></draw:polygon><draw:path draw:style-name="gr3" draw:text-style-name="P165" svg:width="0.1362in" svg:height="0.0752in" svg:x="0in" svg:y="0.040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3" draw:text-style-name="P165" svg:width="0.1102in" svg:height="0.039in" svg:x="0.1961in" svg:y="0.0524in" svg:viewBox="0 0 281 100" svg:d="M266 17c8 0 15 0 15-9 0-8-7-8-13-8h-254c-7 0-14 0-14 8 0 9 7 9 14 9zM268 100c6 0 13 0 13-9 0-8-7-8-15-8h-252c-7 0-14 0-14 8 0 9 7 9 14 9z"><text:p/></draw:path><draw:path draw:style-name="gr3" draw:text-style-name="P165" svg:width="0.0547in" svg:height="0.1106in" svg:x="0.3776in" svg:y="0.0028in" svg:viewBox="0 0 140 282" svg:d="M88 11c0-10 0-11-10-11-28 26-65 26-78 26v15c8 0 34 0 55-12v219c0 16 0 21-38 21h-15v13c15-1 53-1 69-1 18 0 55 0 69 1v-13h-13c-38 0-39-5-39-21z"><text:p/></draw:path><draw:path draw:style-name="gr3" draw:text-style-name="P165" svg:width="0.0193in" svg:height="0.0496in" svg:x="0.4594in" svg:y="0.0957in" svg:viewBox="0 0 50 127" svg:d="M50 44c0-27-10-44-27-44-15 0-23 11-23 22 0 12 8 24 23 24 5 0 11-3 14-6 3-2 3-2 4-2v6c0 32-15 58-29 71-5 5-5 6-5 7 0 4 1 5 5 5 5 0 38-33 38-83z"><text:p/></draw:path><draw:path draw:style-name="gr3" draw:text-style-name="P165" svg:width="0.0661in" svg:height="0.1106in" svg:x="0.5272in" svg:y="0.002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165" svg:width="0.0193in" svg:height="0.0496in" svg:x="0.6165in" svg:y="0.0957in" svg:viewBox="0 0 50 127" svg:d="M50 44c0-27-10-44-27-44-15 0-23 11-23 22 0 12 8 24 23 24 5 0 11-3 14-6 3-2 3-2 4-2v6c0 32-15 58-29 71-5 5-5 6-5 7 0 4 1 5 5 5 5 0 38-33 38-83z"><text:p/></draw:path><draw:path draw:style-name="gr3" draw:text-style-name="P165" svg:width="0.0177in" svg:height="0.0177in" svg:x="0.6902in" svg:y="0.0957in" svg:viewBox="0 0 46 46" svg:d="M46 23c0-12-10-23-23-23-12 0-23 11-23 23 0 13 11 23 23 23 13 0 23-10 23-23z"><text:p/></draw:path><draw:path draw:style-name="gr3" draw:text-style-name="P165" svg:width="0.0177in" svg:height="0.0177in" svg:x="0.7638in" svg:y="0.0957in" svg:viewBox="0 0 46 46" svg:d="M46 23c0-12-10-23-23-23-12 0-23 11-23 23 0 13 11 23 23 23 13 0 23-10 23-23z"><text:p/></draw:path><draw:path draw:style-name="gr3" draw:text-style-name="P165" svg:width="0.0177in" svg:height="0.0177in" svg:x="0.8382in" svg:y="0.0957in" svg:viewBox="0 0 46 46" svg:d="M46 23c0-12-10-23-23-23-12 0-23 11-23 23 0 13 11 23 23 23 13 0 23-10 23-23z"><text:p/></draw:path><draw:path draw:style-name="gr3" draw:text-style-name="P165" svg:width="0.0193in" svg:height="0.0496in" svg:x="0.9118in" svg:y="0.0957in" svg:viewBox="0 0 50 127" svg:d="M50 44c0-27-10-44-27-44-15 0-23 11-23 22 0 12 8 24 23 24 5 0 11-3 14-6 3-2 3-2 4-2v6c0 32-15 58-29 71-5 5-5 6-5 7 0 4 1 5 5 5 5 0 38-33 38-83z"><text:p/></draw:path><draw:path draw:style-name="gr3" draw:text-style-name="P165" svg:width="0.1398in" svg:height="0.1134in" svg:x="0.9772in" svg:y="0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g></text:span><text:span text:style-name="T3">, phương trình trên trở thành </text:span><text:span text:style-name="T3"><draw:g text:anchor-type="as-char" svg:y="-0.0756in" draw:z-index="15" draw:style-name="gr1"><svg:title>TexMaths</svg:title><svg:desc>12§display§m§svg§600§FALSE§</svg:desc><draw:polygon draw:style-name="gr2" draw:text-style-name="P164" svg:width="0.124in" svg:height="0.0587in" svg:x="0.0031in" svg:y="0.0083in" svg:viewBox="0 0 316 150" draw:points="159,150 0,150 0,0 316,0 316,150"><text:p/></draw:polygon><draw:path draw:style-name="gr3" draw:text-style-name="P165"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3"><text:s/>thành phần của phương trình vectơ</text:span></text:p>
      <text:p text:style-name="P15"><text:tab/><draw:g text:anchor-type="as-char" svg:y="-0.1165in" draw:z-index="16" draw:style-name="gr1"><svg:title>TexMaths</svg:title><svg:desc>12§display§\lambda_{i} N \textbf{a}_{i} = \textbf{K} \textbf{a}_{i}§svg§600§FALSE§</svg:desc><draw:polygon draw:style-name="gr2" draw:text-style-name="P164" svg:width="0.939in" svg:height="0.1248in" svg:x="0in" svg:y="0.0083in" svg:viewBox="0 0 2386 318" draw:points="1193,318 0,318 0,0 2386,0 2386,318"><text:p/></draw:polygon><draw:path draw:style-name="gr3" draw:text-style-name="P165" svg:width="0.0819in" svg:height="0.1177in" svg:x="0.0004in" svg:y="0in" svg:viewBox="0 0 209 300" svg:d="M128 170c18 44 38 110 46 119 6 10 11 10 22 10h9c4-1 4-4 4-5s0-2-1-4c-4-4-8-10-10-19l-86-241c-9-24-33-30-52-30-2 0-8 0-8 5 0 2 3 3 3 3 15 4 18 6 29 35l41 114-118 117c-5 4-7 7-7 13 0 7 6 13 12 13 7 0 11-5 14-10z"><text:p/></draw:path><draw:path draw:style-name="gr3" draw:text-style-name="P165" svg:width="0.035in" svg:height="0.078in" svg:x="0.0941in" svg:y="0.0638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165" svg:width="0.1398in" svg:height="0.1134in" svg:x="0.15in" svg:y="0.002in" svg:viewBox="0 0 356 289" svg:d="M303 44c4-16 11-30 45-31 3 0 8-1 8-8 0-1 0-5-6-5-13 0-29 1-42 1-14 0-30-1-43-1-4 0-8 0-8 8 0 5 4 5 8 5 24 0 29 9 29 18 0 1-1 9-3 10l-46 187-94-221c-3-7-3-7-13-7h-56c-9 0-12 0-12 8 0 5 3 5 10 5 3 0 29 0 29 4l-56 227c-4 18-12 31-46 32-2 0-7 0-7 8 0 3 2 5 6 5 13 0 28-1 42-1s30 1 43 1c3 0 7 0 7-8 0-5-3-5-8-5-24 0-28-10-28-19 0-3 2-5 3-10l55-223c2 2 2 4 4 7l105 250c4 7 4 8 8 8 5 0 5-1 6-8z"><text:p/></draw:path><draw:path draw:style-name="gr3" draw:text-style-name="P165" svg:width="0.0874in" svg:height="0.076in" svg:x="0.3004in" svg:y="0.0402in" svg:viewBox="0 0 223 194" svg:d="M145 160c0 13 0 32 45 32h19c9 0 14 0 14-11 0-9-6-9-11-9-26 0-26-6-26-16v-91c0-37-30-65-92-65-26 0-77 2-77 40 0 18 14 25 26 25 13 0 27-9 27-25 0-14-9-21-10-22 12-2 26-2 31-2 31 0 46 16 46 49v14c-29 1-137 5-137 67 0 41 53 48 82 48 33 0 54-16 63-34zM137 94v39c0 41-39 47-48 47-23 0-39-16-39-34 0-46 66-52 87-52z"><text:p/></draw:path><draw:path draw:style-name="gr3" draw:text-style-name="P165" svg:width="0.035in" svg:height="0.078in" svg:x="0.3933in" svg:y="0.0638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3" draw:text-style-name="P165" svg:width="0.1102in" svg:height="0.039in" svg:x="0.4988in" svg:y="0.0547in" svg:viewBox="0 0 281 100" svg:d="M266 17c7 0 15 0 15-9 0-8-8-8-14-8h-253c-7 0-14 0-14 8 0 9 7 9 14 9zM267 100c6 0 14 0 14-9 0-8-8-8-15-8h-252c-7 0-14 0-14 8 0 9 7 9 14 9z"><text:p/></draw:path><draw:path draw:style-name="gr3" draw:text-style-name="P165" svg:width="0.1346in" svg:height="0.1138in" svg:x="0.6709in" svg:y="0.002in" svg:viewBox="0 0 343 290" svg:d="M188 113l102-85c10-8 27-8 40-8h7v-20c-18 1-42 1-43 1-17 0-47 0-61-1v20c4 0 13 0 24 2 6 2 1 1 4 3l-155 131v-136h45v-20c-15 1-57 1-75 1s-59 0-76-1v20h46v251h-46v19c17-1 58-1 76-1s60 0 75 1v-19h-45v-90l42-35 87 116c2 2 2 2 2 4-6 5-14 5-29 5v19c16-1 55-1 74-1 17 0 47 0 61 1v-19h-12c-22 0-23-2-29-9z"><text:p/></draw:path><draw:path draw:style-name="gr3" draw:text-style-name="P165" svg:width="0.0874in" svg:height="0.076in" svg:x="0.8193in" svg:y="0.0402in" svg:viewBox="0 0 223 194" svg:d="M145 160c0 13 0 32 45 32h19c9 0 14 0 14-11 0-9-6-9-11-9-26 0-26-6-26-16v-91c0-37-30-65-92-65-26 0-77 2-77 40 0 18 14 25 26 25 13 0 27-9 27-25 0-14-9-21-10-22 12-2 26-2 31-2 31 0 46 16 46 49v14c-29 1-137 5-137 67 0 41 53 48 82 48 33 0 54-16 63-34zM137 94v39c0 41-39 47-48 47-23 0-39-16-39-34 0-46 66-52 87-52z"><text:p/></draw:path><draw:path draw:style-name="gr3" draw:text-style-name="P165" svg:width="0.035in" svg:height="0.078in" svg:x="0.9122in" svg:y="0.0638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g></text:p>
      <text:p text:style-name="P16">với</text:p>
      <text:p text:style-name="P16"><text:tab/><draw:g text:anchor-type="as-char" svg:y="-0.3339in" draw:z-index="17" draw:style-name="gr1"><svg:title>TexMaths</svg:title><svg:desc>12§display§\textbf{K} = \begin{bmatrix}  \dots &amp; \dots &amp; \cdots \\ \dots &amp; k(\textbf{x}_{i}, \textbf{x}_{j}) &amp; \dots \\ \dots &amp; \dots &amp; \dots \end{bmatrix} _{N \times N}§svg§600§FALSE§</svg:desc><draw:polygon draw:style-name="gr2" draw:text-style-name="P164" svg:width="2.2772in" svg:height="0.5909in" svg:x="0.0024in" svg:y="0.0083in" svg:viewBox="0 0 5785 1502" draw:points="2892,1502 0,1502 0,0 5785,0 5785,1502"><text:p/></draw:polygon><draw:path draw:style-name="gr3" draw:text-style-name="P165" svg:width="0.1346in" svg:height="0.1138in" svg:x="0.0004in" svg:y="0.226in" svg:viewBox="0 0 343 290" svg:d="M188 113l102-85c10-8 27-8 40-8h7v-20c-18 1-42 1-43 1-17 0-47 0-61-1v20c5 0 13 0 24 2 6 2 1 1 5 3l-156 131v-136h45v-20c-15 1-57 1-75 1s-59 0-76-1v20h46v251h-46v19c17-1 58-1 76-1s60 0 75 1v-19h-45v-90l42-35 87 116c3 2 3 2 3 4-6 5-15 5-30 5v19c16-1 55-1 74-1 17 0 47 0 61 1v-19h-12c-21 0-23-2-29-9z"><text:p/></draw:path><draw:path draw:style-name="gr3" draw:text-style-name="P165" svg:width="0.1102in" svg:height="0.039in" svg:x="0.1992in" svg:y="0.2791in" svg:viewBox="0 0 281 100" svg:d="M266 17c8 0 15 0 15-9 0-8-7-8-13-8h-254c-7 0-14 0-14 8 0 9 7 9 14 9zM268 100c6 0 13 0 13-9 0-8-7-8-15-8h-252c-7 0-14 0-14 8 0 9 7 9 14 9z"><text:p/></draw:path><draw:polygon draw:style-name="gr3" draw:text-style-name="P165" svg:width="0.0555in" svg:height="0.2988in" svg:x="0.4189in" svg:y="0in" svg:viewBox="0 0 142 760" draw:points="0,760 30,760 30,29 142,29 142,0 0,0"><text:p/></draw:polygon><draw:polygon draw:style-name="gr3" draw:text-style-name="P165" svg:width="0.0555in" svg:height="0.2988in" svg:x="0.4189in" svg:y="0.2984in" svg:viewBox="0 0 142 760" draw:points="0,760 142,760 142,731 30,731 30,0 0,0"><text:p/></draw:polygon><draw:path draw:style-name="gr3" draw:text-style-name="P165" svg:width="0.0177in" svg:height="0.0177in" svg:x="0.4898in" svg:y="0.122in" svg:viewBox="0 0 46 46" svg:d="M46 23c0-12-10-23-23-23-12 0-23 11-23 23 0 13 11 23 23 23 13 0 23-10 23-23z"><text:p/></draw:path><draw:path draw:style-name="gr3" draw:text-style-name="P165" svg:width="0.0177in" svg:height="0.0177in" svg:x="0.5638in" svg:y="0.122in" svg:viewBox="0 0 46 46" svg:d="M46 23c0-12-10-23-23-23-12 0-23 11-23 23 0 13 11 23 23 23 13 0 23-10 23-23z"><text:p/></draw:path><draw:path draw:style-name="gr3" draw:text-style-name="P165" svg:width="0.0177in" svg:height="0.0177in" svg:x="0.6378in" svg:y="0.122in" svg:viewBox="0 0 46 46" svg:d="M46 23c0-12-10-23-23-23-12 0-23 11-23 23 0 13 11 23 23 23 13 0 23-10 23-23z"><text:p/></draw:path><draw:path draw:style-name="gr3" draw:text-style-name="P165" svg:width="0.0177in" svg:height="0.0177in" svg:x="1.0776in" svg:y="0.122in" svg:viewBox="0 0 46 46" svg:d="M46 23c0-12-10-23-23-23-12 0-23 11-23 23 0 13 11 23 23 23 13 0 23-10 23-23z"><text:p/></draw:path><draw:path draw:style-name="gr3" draw:text-style-name="P165" svg:width="0.0177in" svg:height="0.0177in" svg:x="1.1512in" svg:y="0.122in" svg:viewBox="0 0 46 46" svg:d="M46 23c0-12-10-23-23-23-12 0-23 11-23 23 0 13 11 23 23 23 13 0 23-10 23-23z"><text:p/></draw:path><draw:path draw:style-name="gr3" draw:text-style-name="P165" svg:width="0.0177in" svg:height="0.0177in" svg:x="1.2248in" svg:y="0.122in" svg:viewBox="0 0 46 46" svg:d="M46 23c0-12-10-23-23-23-12 0-23 11-23 23 0 13 11 23 23 23 13 0 23-10 23-23z"><text:p/></draw:path><draw:path draw:style-name="gr3" draw:text-style-name="P165" svg:width="0.0177in" svg:height="0.0177in" svg:x="1.6646in" svg:y="0.0902in" svg:viewBox="0 0 46 46" svg:d="M46 23c0-12-10-23-23-23-12 0-23 11-23 23 0 13 11 23 23 23 13 0 23-10 23-23z"><text:p/></draw:path><draw:path draw:style-name="gr3" draw:text-style-name="P165" svg:width="0.0177in" svg:height="0.0177in" svg:x="1.7386in" svg:y="0.0902in" svg:viewBox="0 0 46 46" svg:d="M46 23c0-12-10-23-23-23-12 0-23 11-23 23 0 13 11 23 23 23 13 0 23-10 23-23z"><text:p/></draw:path><draw:path draw:style-name="gr3" draw:text-style-name="P165" svg:width="0.0177in" svg:height="0.0177in" svg:x="1.8126in" svg:y="0.0902in" svg:viewBox="0 0 46 46" svg:d="M46 23c0-12-10-23-23-23-12 0-23 11-23 23 0 13 11 23 23 23 13 0 23-10 23-23z"><text:p/></draw:path><draw:path draw:style-name="gr3" draw:text-style-name="P165" svg:width="0.0177in" svg:height="0.0177in" svg:x="0.4898in" svg:y="0.322in" svg:viewBox="0 0 46 46" svg:d="M46 23c0-12-10-23-23-23-12 0-23 11-23 23 0 13 11 23 23 23 13 0 23-10 23-23z"><text:p/></draw:path><draw:path draw:style-name="gr3" draw:text-style-name="P165" svg:width="0.0177in" svg:height="0.0177in" svg:x="0.5638in" svg:y="0.322in" svg:viewBox="0 0 46 46" svg:d="M46 23c0-12-10-23-23-23-12 0-23 11-23 23 0 13 11 23 23 23 13 0 23-10 23-23z"><text:p/></draw:path><draw:path draw:style-name="gr3" draw:text-style-name="P165" svg:width="0.0177in" svg:height="0.0177in" svg:x="0.6378in" svg:y="0.322in" svg:viewBox="0 0 46 46" svg:d="M46 23c0-12-10-23-23-23-12 0-23 11-23 23 0 13 11 23 23 23 13 0 23-10 23-23z"><text:p/></draw:path><draw:path draw:style-name="gr3" draw:text-style-name="P165" svg:width="0.0752in" svg:height="0.1173in" svg:x="0.8724in" svg:y="0.2232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165" svg:width="0.0382in" svg:height="0.1657in" svg:x="0.9713in" svg:y="0.2138in" svg:viewBox="0 0 98 422" svg:d="M98 419c0-1 0-3-7-10-53-53-66-133-66-198 0-73 16-146 69-199 4-5 4-6 4-8 0-3-1-4-4-4-4 0-42 29-68 83-21 45-26 92-26 128 0 34 5 84 28 132 26 53 62 79 66 79 3 0 4-1 4-3z"><text:p/></draw:path><draw:path draw:style-name="gr3" draw:text-style-name="P165" svg:width="0.0933in" svg:height="0.0736in" svg:x="1.0232in" svg:y="0.2665in" svg:viewBox="0 0 238 188" svg:d="M137 84l50-55c5-6 7-9 42-9v-20c-14 1-36 1-38 1-11 0-31-1-43-1v20c6 0 10 2 15 4-2 2-2 2-2 5l-36 41-42-50h17v-20c-11 0-38 1-51 1s-32-1-47-1v20h30l66 78-55 63c-7 7-23 7-43 7v20c14-1 36-1 40-1 10 0 34 1 43 1v-20c-9 0-16-2-16-5l3-3 42-47 45 55h-15v20c9 0 36-1 50-1 13 0 32 1 46 1v-20h-29z"><text:p/></draw:path><draw:path draw:style-name="gr3" draw:text-style-name="P165" svg:width="0.035in" svg:height="0.078in" svg:x="1.1256in" svg:y="0.2866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3" draw:text-style-name="P165" svg:width="0.0193in" svg:height="0.0496in" svg:x="1.1894in" svg:y="0.322in" svg:viewBox="0 0 50 127" svg:d="M50 44c0-27-10-44-27-44-15 0-23 11-23 22 0 12 8 24 23 24 5 0 11-3 14-6 3-2 3-2 4-2v6c0 32-15 58-29 71-5 5-5 6-5 7 0 4 1 5 5 5 5 0 38-33 38-83z"><text:p/></draw:path><draw:path draw:style-name="gr3" draw:text-style-name="P165" svg:width="0.0933in" svg:height="0.0736in" svg:x="1.2528in" svg:y="0.2665in" svg:viewBox="0 0 238 188" svg:d="M137 84l50-55c5-6 7-9 43-9v-20c-15 1-37 1-39 1-11 0-31-1-43-1v20c6 0 10 2 15 4-1 2-1 2-2 5l-36 41-42-50h17v-20c-11 0-38 1-51 1s-32-1-47-1v20h30l66 78-55 63c-7 7-23 7-43 7v20c14-1 36-1 40-1 10 0 34 1 43 1v-20c-9 0-16-2-16-5l3-3 42-47 45 55h-15v20c9 0 36-1 50-1 13 0 32 1 46 1v-20h-29z"><text:p/></draw:path><draw:path draw:style-name="gr3" draw:text-style-name="P165" svg:width="0.0512in" svg:height="0.1008in" svg:x="1.35in" svg:y="0.2866in" svg:viewBox="0 0 131 257" svg:d="M131 12c0-6-4-12-12-12-9 0-17 8-17 17 0 5 4 11 12 11s17-8 17-16zM67 211c-5 21-20 37-38 37-4 0-7-1-11-1 8-5 11-11 11-15 0-8-6-11-12-11-10 0-17 7-17 17 0 12 12 19 30 19 17 0 53-10 61-47l27-107c1-2 2-5 2-9 0-16-14-28-32-28-33 0-52 41-52 46 0 3 5 3 5 3 3 0 5-1 6-6 7-17 23-35 39-35 8 0 11 5 11 15 0 3-1 7-1 9z"><text:p/></draw:path><draw:path draw:style-name="gr3" draw:text-style-name="P165" svg:width="0.0382in" svg:height="0.1657in" svg:x="1.4295in" svg:y="0.2138in" svg:viewBox="0 0 98 422" svg:d="M98 211c0-32-4-84-27-132-25-51-63-79-67-79-2 0-4 2-4 4s0 3 7 10c43 41 67 108 67 197 0 72-15 147-68 199-6 6-6 8-6 9 0 2 2 3 4 3 4 0 43-28 68-82 22-46 26-93 26-129z"><text:p/></draw:path><draw:path draw:style-name="gr3" draw:text-style-name="P165" svg:width="0.0177in" svg:height="0.0177in" svg:x="1.6646in" svg:y="0.322in" svg:viewBox="0 0 46 46" svg:d="M46 23c0-12-10-23-23-23-12 0-23 11-23 23 0 13 11 23 23 23 13 0 23-10 23-23z"><text:p/></draw:path><draw:path draw:style-name="gr3" draw:text-style-name="P165" svg:width="0.0177in" svg:height="0.0177in" svg:x="1.7386in" svg:y="0.322in" svg:viewBox="0 0 46 46" svg:d="M46 23c0-12-10-23-23-23-12 0-23 11-23 23 0 13 11 23 23 23 13 0 23-10 23-23z"><text:p/></draw:path><draw:path draw:style-name="gr3" draw:text-style-name="P165" svg:width="0.0177in" svg:height="0.0177in" svg:x="1.8126in" svg:y="0.322in" svg:viewBox="0 0 46 46" svg:d="M46 23c0-12-10-23-23-23-12 0-23 11-23 23 0 13 11 23 23 23 13 0 23-10 23-23z"><text:p/></draw:path><draw:path draw:style-name="gr3" draw:text-style-name="P165" svg:width="0.0177in" svg:height="0.0177in" svg:x="0.4898in" svg:y="0.5201in" svg:viewBox="0 0 46 46" svg:d="M46 23c0-12-10-23-23-23-12 0-23 11-23 23 0 13 11 23 23 23 13 0 23-10 23-23z"><text:p/></draw:path><draw:path draw:style-name="gr3" draw:text-style-name="P165" svg:width="0.0177in" svg:height="0.0177in" svg:x="0.5638in" svg:y="0.5201in" svg:viewBox="0 0 46 46" svg:d="M46 23c0-12-10-23-23-23-12 0-23 11-23 23 0 13 11 23 23 23 13 0 23-10 23-23z"><text:p/></draw:path><draw:path draw:style-name="gr3" draw:text-style-name="P165" svg:width="0.0177in" svg:height="0.0177in" svg:x="0.6378in" svg:y="0.5201in" svg:viewBox="0 0 46 46" svg:d="M46 23c0-12-10-23-23-23-12 0-23 11-23 23 0 13 11 23 23 23 13 0 23-10 23-23z"><text:p/></draw:path><draw:path draw:style-name="gr3" draw:text-style-name="P165" svg:width="0.0177in" svg:height="0.0177in" svg:x="1.0776in" svg:y="0.5201in" svg:viewBox="0 0 46 46" svg:d="M46 23c0-12-10-23-23-23-12 0-23 11-23 23 0 13 11 23 23 23 13 0 23-10 23-23z"><text:p/></draw:path><draw:path draw:style-name="gr3" draw:text-style-name="P165" svg:width="0.0177in" svg:height="0.0177in" svg:x="1.1512in" svg:y="0.5201in" svg:viewBox="0 0 46 46" svg:d="M46 23c0-12-10-23-23-23-12 0-23 11-23 23 0 13 11 23 23 23 13 0 23-10 23-23z"><text:p/></draw:path><draw:path draw:style-name="gr3" draw:text-style-name="P165" svg:width="0.0177in" svg:height="0.0177in" svg:x="1.2248in" svg:y="0.5201in" svg:viewBox="0 0 46 46" svg:d="M46 23c0-12-10-23-23-23-12 0-23 11-23 23 0 13 11 23 23 23 13 0 23-10 23-23z"><text:p/></draw:path><draw:path draw:style-name="gr3" draw:text-style-name="P165" svg:width="0.0177in" svg:height="0.0177in" svg:x="1.6646in" svg:y="0.5201in" svg:viewBox="0 0 46 46" svg:d="M46 23c0-12-10-23-23-23-12 0-23 11-23 23 0 13 11 23 23 23 13 0 23-10 23-23z"><text:p/></draw:path><draw:path draw:style-name="gr3" draw:text-style-name="P165" svg:width="0.0177in" svg:height="0.0177in" svg:x="1.7386in" svg:y="0.5201in" svg:viewBox="0 0 46 46" svg:d="M46 23c0-12-10-23-23-23-12 0-23 11-23 23 0 13 11 23 23 23 13 0 23-10 23-23z"><text:p/></draw:path><draw:path draw:style-name="gr3" draw:text-style-name="P165" svg:width="0.0177in" svg:height="0.0177in" svg:x="1.8126in" svg:y="0.5201in" svg:viewBox="0 0 46 46" svg:d="M46 23c0-12-10-23-23-23-12 0-23 11-23 23 0 13 11 23 23 23 13 0 23-10 23-23z"><text:p/></draw:path><draw:polygon draw:style-name="gr3" draw:text-style-name="P165" svg:width="0.0555in" svg:height="0.2988in" svg:x="1.8453in" svg:y="0in" svg:viewBox="0 0 142 760" draw:points="113,760 142,760 142,0 0,0 0,29 113,29"><text:p/></draw:polygon><draw:polygon draw:style-name="gr3" draw:text-style-name="P165" svg:width="0.0555in" svg:height="0.2988in" svg:x="1.8453in" svg:y="0.2984in" svg:viewBox="0 0 142 760" draw:points="113,731 0,731 0,760 142,760 142,0 113,0"><text:p/></draw:polygon><draw:path draw:style-name="gr3" draw:text-style-name="P165" svg:width="0.1035in" svg:height="0.0795in" svg:x="1.963in" svg:y="0.526in" svg:viewBox="0 0 264 203" svg:d="M227 32c2-10 7-20 31-21 1 0 6 0 6-7 0-2-2-4-5-4-9 0-20 1-31 1-6 0-24-1-30-1-2 0-7 0-7 7 0 4 3 4 7 4 14 0 19 5 19 12 0 2 0 3-1 7l-32 130-76-155c-2-5-2-5-10-5h-40c-6 0-10 0-10 7 0 4 4 4 10 4 7 0 12 0 19 1l-40 158c-2 12-7 21-30 22-3 0-7 0-7 6 0 4 2 5 5 5 9 0 20-1 31-1 6 0 24 1 30 1 4 0 7-3 7-6 0-5-3-5-7-5-19-1-19-8-19-12 0-1 0-4 1-8l38-152 87 178c2 5 3 5 7 5 5 0 5-1 5-6z"><text:p/></draw:path><draw:path draw:style-name="gr3" draw:text-style-name="P165" svg:width="0.0626in" svg:height="0.0626in" svg:x="2.0933in" svg:y="0.5457in" svg:viewBox="0 0 160 160" svg:d="M155 14c3-2 5-4 5-7 0-5-4-7-9-7-2 0-3 1-6 5l-66 65-65-66c-2-3-3-4-7-4-5 0-7 2-7 7 0 4 1 4 5 7l65 65-65 65c-5 4-5 6-5 7 0 5 2 9 7 9 4 0 4-2 7-5l65-66 67 68c3 1 5 3 5 3 5 0 9-4 9-9 0-2-2-2-3-3 0-2-57-59-67-69z"><text:p/></draw:path><draw:path draw:style-name="gr3" draw:text-style-name="P165" svg:width="0.1035in" svg:height="0.0795in" svg:x="2.1843in" svg:y="0.526in" svg:viewBox="0 0 264 203" svg:d="M227 32c2-10 7-20 31-21 1 0 6 0 6-7 0-2-2-4-5-4-9 0-20 1-31 1-6 0-24-1-30-1-2 0-7 0-7 7 0 4 3 4 7 4 14 0 19 5 19 12 0 2 0 3-1 7l-32 130-76-155c-2-5-2-5-10-5h-40c-6 0-10 0-10 7 0 4 4 4 10 4 7 0 12 0 19 1l-40 158c-2 12-7 21-30 22-3 0-7 0-7 6 0 4 2 5 5 5 9 0 20-1 31-1 6 0 24 1 30 1 4 0 7-3 7-6 0-5-3-5-7-5-19-1-19-8-19-12 0-1 0-4 1-8l38-152 87 178c2 5 3 5 7 5 5 0 5-1 5-6z"><text:p/></draw:path></draw:g></text:p>
      <text:p text:style-name="P17">là một ma trận <draw:g text:anchor-type="as-char" svg:y="-0.1016in" draw:z-index="18" draw:style-name="gr1"><svg:title>TexMaths</svg:title><svg:desc>12§display§N \times N§svg§600§FALSE§</svg:desc><draw:polygon draw:style-name="gr2" draw:text-style-name="P164" svg:width="0.4839in" svg:height="0.0969in" svg:x="0.002in" svg:y="0.0071in" svg:viewBox="0 0 1230 247" draw:points="616,247 0,247 0,0 1230,0 1230,247"><text:p/></draw:polygon><draw:path draw:style-name="gr3" draw:text-style-name="P165" svg:width="0.1402in" svg:height="0.113in" svg:x="0in" svg:y="0in" svg:viewBox="0 0 357 288" svg:d="M304 44c3-16 10-30 44-31 4 0 9-1 9-8 0-1 0-5-7-5-13 0-28 1-42 1s-30-1-43-1c-3 0-8 0-8 8 0 5 5 5 8 5 24 0 29 9 29 18 0 1-1 9-2 10l-47 188-94-222c-3-7-3-7-13-7h-56c-9 0-12 0-12 8 0 5 3 5 10 5 3 0 29 0 29 4l-56 226c-4 18-12 31-46 32-2 0-7 2-7 9 0 2 2 4 6 4 13 0 28-1 42-1s30 1 43 1c3 0 7 0 7-8 0-3-3-5-8-5-24 0-28-9-28-18 0-3 2-4 3-9l55-224c2 2 2 4 4 7l105 250c4 6 4 7 9 7 4 0 4-1 6-8z"><text:p/></draw:path><draw:path draw:style-name="gr3" draw:text-style-name="P165" svg:width="0.0799in" svg:height="0.0803in" svg:x="0.2067in" svg:y="0.0307in" svg:viewBox="0 0 204 205" svg:d="M103 90l-85-84c-6-5-6-6-10-6s-8 4-8 8 1 4 6 9l84 85-84 85c-5 5-6 6-6 8 0 5 4 10 8 10s4-1 10-6l84-85 88 87c1 1 4 4 6 4 6 0 8-5 8-10 0 0 0-2 0-5-1 0-68-67-90-88l78-77c2-3 8-8 11-11 0-1 1-2 1-6s-2-8-8-8c-3 0-5 2-10 7z"><text:p/></draw:path><draw:path draw:style-name="gr3" draw:text-style-name="P165" svg:width="0.1402in" svg:height="0.113in" svg:x="0.3543in" svg:y="0in" svg:viewBox="0 0 357 288" svg:d="M304 44c3-16 10-30 44-31 4 0 9-1 9-8 0-1 0-5-7-5-13 0-28 1-42 1s-30-1-43-1c-3 0-8 0-8 8 0 5 5 5 8 5 24 0 29 9 29 18 0 1-1 9-2 10l-47 188-94-222c-3-7-3-7-13-7h-56c-9 0-12 0-12 8 0 5 3 5 10 5 3 0 29 0 29 4l-56 226c-4 18-12 31-46 32-2 0-7 2-7 9 0 2 2 4 6 4 13 0 28-1 42-1s30 1 43 1c3 0 7 0 7-8 0-3-3-5-8-5-24 0-28-9-28-18 0-3 2-4 3-9l55-224c2 2 2 4 4 7l105 250c4 6 4 7 9 7 4 0 4-1 6-8z"><text:p/></draw:path></draw:g><text:s/>phần tử nhân <draw:g text:anchor-type="as-char" svg:y="-0.1264in" draw:z-index="19" draw:style-name="gr1"><svg:title>TexMaths</svg:title><svg:desc>12§display§k(\textbf{x}_{i}, \textbf{x}_{j})§svg§600§FALSE§</svg:desc><draw:polygon draw:style-name="gr2" draw:text-style-name="P164" svg:width="0.5878in" svg:height="0.1567in" svg:x="0in" svg:y="0.0087in" svg:viewBox="0 0 1494 399" draw:points="747,399 0,399 0,0 1494,0 1494,399"><text:p/></draw:polygon><draw:path draw:style-name="gr3" draw:text-style-name="P165" svg:width="0.0752in" svg:height="0.1173in" svg:x="0.0008in" svg:y="0.0094in" svg:viewBox="0 0 192 299" svg:d="M98 5c0-1 0-5-4-5-10 0-42 4-53 4-4 1-9 1-9 8 0 6 4 6 11 6 21 0 22 4 22 7l-1 9-62 243c-2 6-2 8-2 9 0 11 8 13 12 13 6 0 12-4 14-10 3-3 22-81 24-92 15 1 50 7 50 36 0 2 0 5-2 10 0 4-1 9-1 14 0 24 16 42 39 42 13 0 24-7 33-23 11-19 16-42 16-43 0-5-5-5-5-5-5 0-5 3-6 9-8 31-18 52-37 52-9 0-15-4-15-20 0-7 3-17 5-23 0-8 0-9 0-13 0-29-25-40-62-44 14-9 27-22 37-33 20-21 40-40 60-40 4 0 4 0 4 0 4 2 6 2 9 4 0 0 0 1 1 1-20 1-24 18-24 23 0 7 5 16 17 16 11 0 23-10 23-27 0-12-10-26-29-26-12 0-31 3-61 37-14 17-32 33-47 40z"><text:p/></draw:path><draw:path draw:style-name="gr3" draw:text-style-name="P165" svg:width="0.0382in" svg:height="0.1661in" svg:x="0.0996in" svg:y="0in" svg:viewBox="0 0 98 423" svg:d="M98 419c0-1 0-2-7-9-53-53-66-134-66-199 0-73 16-146 69-199 4-5 4-6 4-8 0-3-1-4-4-4-4 0-42 29-68 83-21 46-26 92-26 128 0 34 5 84 28 132 26 53 62 80 66 80 3 0 4-1 4-4z"><text:p/></draw:path><draw:path draw:style-name="gr3" draw:text-style-name="P165" svg:width="0.0933in" svg:height="0.074in" svg:x="0.1516in" svg:y="0.0504in" svg:viewBox="0 0 238 189" svg:d="M137 84l50-55c5-6 7-9 43-9v-20c-15 1-37 1-39 1-11 0-31-1-43-1v20c6 0 10 2 15 4-1 2-1 2-2 5l-36 41-42-50h17v-20c-11 0-38 1-51 1s-32-1-47-1v20h30l66 78-55 63c-7 7-23 7-43 7v21c14-2 36-2 40-2 10 0 34 2 43 2v-21c-9 0-16-2-16-5l3-3 42-47 45 55h-15v21c9 0 36-2 50-2 13 0 32 2 46 2v-21h-29z"><text:p/></draw:path><draw:path draw:style-name="gr3" draw:text-style-name="P165" svg:width="0.035in" svg:height="0.078in" svg:x="0.2539in" svg:y="0.0728in" svg:viewBox="0 0 90 199" svg:d="M83 12c0-5-4-12-12-12-9 0-17 7-17 17 0 5 4 11 12 11s17-9 17-16zM22 162c-2 4-3 7-3 13 0 14 12 24 28 24 31 0 43-40 43-44s-4-4-5-4c-3 0-3 2-6 5-6 24-19 35-31 35-6 0-7-4-7-11 0-6 2-11 5-18 3-8 6-15 9-24 3-6 13-35 15-37 1-3 2-7 2-10 0-14-12-25-29-25-30 0-43 41-43 46 0 3 4 3 5 3 5 0 5-2 6-5 7-26 20-36 31-36 5 0 8 3 8 10s-2 12-9 30z"><text:p/></draw:path><draw:path draw:style-name="gr3" draw:text-style-name="P165" svg:width="0.0193in" svg:height="0.0496in" svg:x="0.3177in" svg:y="0.1067in" svg:viewBox="0 0 50 127" svg:d="M50 44c0-27-10-44-27-44-15 0-23 11-23 22 0 12 8 24 23 24 5 0 11-3 14-6 3-2 3-2 4-2v6c0 32-15 58-29 71-5 5-5 6-5 7 0 4 1 5 5 5 5 0 38-33 38-83z"><text:p/></draw:path><draw:path draw:style-name="gr3" draw:text-style-name="P165" svg:width="0.0933in" svg:height="0.074in" svg:x="0.3811in" svg:y="0.0504in" svg:viewBox="0 0 238 189" svg:d="M137 84l50-55c5-6 7-9 43-9v-20c-15 1-37 1-39 1-11 0-31-1-43-1v20c6 0 10 2 15 4-1 2-1 2-2 5l-36 41-42-50h17v-20c-11 0-38 1-51 1s-32-1-47-1v20h30l66 78-55 63c-7 7-23 7-43 7v21c14-2 36-2 40-2 10 0 34 2 43 2v-21c-9 0-16-2-16-5l3-3 42-47 45 55h-15v21c9 0 36-2 50-2 13 0 32 2 46 2v-21h-29z"><text:p/></draw:path><draw:path draw:style-name="gr3" draw:text-style-name="P165" svg:width="0.0512in" svg:height="0.1008in" svg:x="0.4783in" svg:y="0.0728in"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3" draw:text-style-name="P165" svg:width="0.0382in" svg:height="0.1661in" svg:x="0.5579in" svg:y="0in" svg:viewBox="0 0 98 423" svg:d="M98 211c0-32-4-84-27-132-25-51-63-79-67-79-2 0-4 2-4 4s0 3 7 10c43 41 67 108 67 197 0 72-15 147-68 200-6 6-6 7-6 8 0 3 2 4 4 4 4 0 43-29 68-83 22-46 26-93 26-129z"><text:p/></draw:path></draw:g>, <draw:g text:anchor-type="as-char" svg:y="-0.1146in" draw:z-index="20" draw:style-name="gr1"><svg:title>TexMaths</svg:title><svg:desc>12§display§i, j =1,2,\dots, N§svg§600§FALSE§</svg:desc><draw:polygon draw:style-name="gr2" draw:text-style-name="P164" svg:width="1.1681in" svg:height="0.1307in" svg:x="0.0031in" svg:y="0.0087in" svg:viewBox="0 0 2968 333" draw:points="1485,333 0,333 0,0 2968,0 2968,333"><text:p/></draw:polygon><draw:path draw:style-name="gr3" draw:text-style-name="P165" svg:width="0.0441in" svg:height="0.1114in" svg:x="0in" svg:y="0.0039in" svg:viewBox="0 0 113 284" svg:d="M108 16c0-9-5-16-14-16-12 0-24 11-24 22 0 9 6 15 16 15s22-9 22-21zM76 175c6-13 6-15 9-25 4-9 6-15 6-23 0-19-13-34-36-34-38 0-55 60-55 64 0 5 4 5 5 5 5 0 5-2 7-7 11-41 29-53 43-53 4 0 10 0 10 13 0 10-3 18-5 22-2 12-22 61-29 79-5 10-9 25-9 33 0 20 14 35 34 35 41 0 57-61 57-65 0-5-5-5-5-5-5 0-5 2-7 9-7 26-22 52-43 52-8 0-11-4-11-14 0-11 3-17 13-42z"><text:p/></draw:path><draw:path draw:style-name="gr3" draw:text-style-name="P165" svg:width="0.0193in" svg:height="0.0496in" svg:x="0.0665in" svg:y="0.0957in" svg:viewBox="0 0 50 127" svg:d="M50 44c0-27-10-44-27-44-15 0-23 11-23 22 0 12 8 24 23 24 5 0 11-3 14-6 3-2 3-2 4-2v6c0 31-15 58-29 71-5 5-5 6-5 7 0 4 1 5 5 5 5 0 38-34 38-83z"><text:p/></draw:path><draw:path draw:style-name="gr3" draw:text-style-name="P165" svg:width="0.0681in" svg:height="0.1433in" svg:x="0.1236in" svg:y="0.0039in" svg:viewBox="0 0 174 365" svg:d="M174 16c0-9-6-16-17-16-9 0-21 10-21 22 0 9 6 15 15 15 11 0 23-11 23-21zM89 301c-9 32-29 56-53 56-2 0-8 0-16-4 12-3 20-14 20-24 0-6-5-14-17-14-11 0-23 10-23 24 0 18 17 26 37 26 30 0 70-21 81-63l38-156c2-8 2-14 2-14 0-24-18-40-39-40-43 0-67 61-67 65 0 5 3 5 4 5 4 0 5-2 9-9 9-26 30-51 53-51 6 0 14 1 14 19 0 11-1 14-4 22z"><text:p/></draw:path><draw:path draw:style-name="gr3" draw:text-style-name="P165" svg:width="0.1102in" svg:height="0.0386in" svg:x="0.2594in" svg:y="0.0524in" svg:viewBox="0 0 281 99" svg:d="M266 17c8 0 15 0 15-9 0-8-7-8-13-8h-254c-7 0-14 0-14 8 0 9 7 9 14 9zM268 99c6 0 13 0 13-8s-7-8-15-8h-252c-7 0-14 0-14 8s7 8 14 8z"><text:p/></draw:path><draw:path draw:style-name="gr3" draw:text-style-name="P165" svg:width="0.0547in" svg:height="0.1102in" svg:x="0.4402in" svg:y="0.0028in" svg:viewBox="0 0 140 281" svg:d="M88 11c0-10 0-11-10-11-28 26-65 26-78 26v15c8 0 34 0 55-12v219c0 16 0 20-38 20h-15v13c15-1 53-1 69-1 18 0 54 0 69 1v-13h-13c-38 0-39-4-39-20z"><text:p/></draw:path><draw:path draw:style-name="gr3" draw:text-style-name="P165" svg:width="0.0193in" svg:height="0.0496in" svg:x="0.5224in" svg:y="0.0957in" svg:viewBox="0 0 50 127" svg:d="M50 44c0-27-10-44-27-44-15 0-23 11-23 22 0 12 8 24 23 24 5 0 11-3 14-6 3-2 3-2 4-2v6c0 31-15 58-29 71-5 5-5 6-5 7 0 4 1 5 5 5 5 0 38-34 38-83z"><text:p/></draw:path><draw:path draw:style-name="gr3" draw:text-style-name="P165" svg:width="0.0661in" svg:height="0.1102in" svg:x="0.5906in" svg:y="0.0028in" svg:viewBox="0 0 169 281" svg:d="M32 249l46-44c66-59 91-80 91-122 0-49-37-83-90-83-48 0-79 40-79 77 0 22 22 22 22 22 8 0 22-4 22-21 0-11-8-23-22-23-4 0-4 0-5 1 9-27 32-43 57-43 39 0 57 34 57 70 0 33-22 67-45 92l-81 91c-5 5-5 6-5 15h157l12-73h-11c-2 12-4 32-8 38-4 3-32 3-41 3z"><text:p/></draw:path><draw:path draw:style-name="gr3" draw:text-style-name="P165" svg:width="0.0193in" svg:height="0.0496in" svg:x="0.6791in" svg:y="0.0957in" svg:viewBox="0 0 50 127" svg:d="M50 44c0-27-10-44-27-44-15 0-23 11-23 22 0 12 8 24 23 24 5 0 11-3 14-6 3-2 3-2 4-2v6c0 31-15 58-29 71-5 5-5 6-5 7 0 4 1 5 5 5 5 0 38-34 38-83z"><text:p/></draw:path><draw:path draw:style-name="gr3" draw:text-style-name="P165" svg:width="0.0177in" svg:height="0.0177in" svg:x="0.7528in" svg:y="0.0957in" svg:viewBox="0 0 46 46" svg:d="M46 23c0-12-10-23-23-23-12 0-23 11-23 23 0 13 11 23 23 23 13 0 23-10 23-23z"><text:p/></draw:path><draw:path draw:style-name="gr3" draw:text-style-name="P165" svg:width="0.0177in" svg:height="0.0177in" svg:x="0.8268in" svg:y="0.0957in" svg:viewBox="0 0 46 46" svg:d="M46 23c0-12-10-23-23-23-12 0-23 11-23 23 0 13 11 23 23 23 13 0 23-10 23-23z"><text:p/></draw:path><draw:path draw:style-name="gr3" draw:text-style-name="P165" svg:width="0.0177in" svg:height="0.0177in" svg:x="0.9008in" svg:y="0.0957in" svg:viewBox="0 0 46 46" svg:d="M46 23c0-12-10-23-23-23-12 0-23 11-23 23 0 13 11 23 23 23 13 0 23-10 23-23z"><text:p/></draw:path><draw:path draw:style-name="gr3" draw:text-style-name="P165" svg:width="0.0193in" svg:height="0.0496in" svg:x="0.9744in" svg:y="0.0957in" svg:viewBox="0 0 50 127" svg:d="M50 44c0-27-10-44-27-44-15 0-23 11-23 22 0 12 8 24 23 24 5 0 11-3 14-6 3-2 3-2 4-2v6c0 31-15 58-29 71-5 5-5 6-5 7 0 4 1 5 5 5 5 0 38-34 38-83z"><text:p/></draw:path><draw:path draw:style-name="gr3" draw:text-style-name="P165" svg:width="0.1398in" svg:height="0.1134in" svg:x="1.0402in" svg:y="0in" svg:viewBox="0 0 356 289" svg:d="M304 44c3-16 10-30 44-31 4 0 8-1 8-8 0-1 0-5-6-5-13 0-28 1-42 1s-30-1-43-1c-3 0-8 0-8 8 0 5 5 5 8 5 24 0 29 9 29 18 0 1-1 9-2 10l-47 188-94-222c-3-7-3-7-13-7h-56c-9 0-12 0-12 8 0 5 3 5 10 5 3 0 29 0 29 4l-56 226c-4 18-12 31-46 32-2 0-7 2-7 9 0 2 2 5 6 5 13 0 28-2 42-2s30 2 43 2c3 0 7 0 7-9 0-3-3-5-8-5-24 0-28-9-28-17 0-4 2-5 3-10l55-224c2 2 2 4 4 7l105 250c4 6 4 8 9 8 4 0 4-2 6-9z"><text:p/></draw:path></draw:g>, và <draw:g text:anchor-type="as-char" svg:y="-0.1736in" draw:z-index="21" draw:style-name="gr1"><svg:title>TexMaths</svg:title><svg:desc>12§display§\textbf{a}_{i} = [a_{1}^{(i)}, a_{2}^{(i}), \dots, a_{N}^{(i)}]^{\textsf{T}}§svg§600§FALSE§</svg:desc><draw:polygon draw:style-name="gr2" draw:text-style-name="P164" svg:width="1.7201in" svg:height="0.2055in" svg:x="0.0028in" svg:y="0.0087in" svg:viewBox="0 0 4370 523" draw:points="2186,523 0,523 0,0 4370,0 4370,523"><text:p/></draw:polygon><draw:path draw:style-name="gr3" draw:text-style-name="P165" svg:width="0.0874in" svg:height="0.076in" svg:x="0in" svg:y="0.098in" svg:viewBox="0 0 223 194" svg:d="M145 159c0 14 0 33 45 33h19c9 0 14 0 14-11 0-10-6-10-11-10-26 0-26-6-26-15v-91c0-37-30-65-92-65-26 0-77 2-77 40 0 18 14 25 26 25 13 0 27-9 27-25 0-14-9-21-10-22 12-2 26-2 31-2 31 0 46 16 46 49v14c-29 1-137 5-137 67 0 41 53 48 82 48 33 0 54-17 63-35zM137 93v40c0 41-39 47-48 47-23 0-39-16-39-34 0-47 66-53 87-53z"><text:p/></draw:path><draw:path draw:style-name="gr3" draw:text-style-name="P165" svg:width="0.035in" svg:height="0.078in" svg:x="0.0929in" svg:y="0.1213in" svg:viewBox="0 0 90 199" svg:d="M83 12c0-5-4-12-12-12-9 0-17 7-17 17 0 5 4 11 12 11s17-9 17-16zM22 162c-2 3-3 7-3 13 0 13 12 24 28 24 31 0 43-41 43-44 0-4-4-4-5-4-3 0-3 1-6 5-6 24-19 35-31 35-6 0-7-4-7-10 0-7 2-12 5-19 3-9 6-16 9-24 3-6 13-35 15-37 1-3 2-8 2-10 0-14-12-25-29-25-30 0-43 41-43 45s4 4 5 4c5 0 5-2 6-5 7-26 20-36 31-36 5 0 8 3 8 10s-2 12-9 30z"><text:p/></draw:path><draw:path draw:style-name="gr3" draw:text-style-name="P165" svg:width="0.1102in" svg:height="0.0386in" svg:x="0.198in" svg:y="0.1122in" svg:viewBox="0 0 281 99" svg:d="M266 17c8 0 15 0 15-9 0-8-7-8-13-8h-254c-7 0-14 0-14 8 0 9 7 9 14 9zM268 99c6 0 13 0 13-8s-7-8-15-8h-252c-7 0-14 0-14 8s7 8 14 8z"><text:p/></draw:path><draw:polygon draw:style-name="gr3" draw:text-style-name="P165" svg:width="0.0228in" svg:height="0.1657in" svg:x="0.3835in" svg:y="0.0484in" svg:viewBox="0 0 59 422" draw:points="59,422 59,405 17,405 17,17 59,17 59,0 0,0 0,422"><text:p/></draw:polygon><draw:path draw:style-name="gr3" draw:text-style-name="P165" svg:width="0.076in" svg:height="0.0752in" svg:x="0.4165in" svg:y="0.1in" svg:viewBox="0 0 194 192" svg:d="M142 26c-9-14-21-26-40-26-49 0-102 62-102 123 0 41 23 69 56 69 9 0 30-3 56-31 3 16 18 31 38 31 16 0 25-10 31-23 7-16 13-42 13-42 0-5-4-5-4-5-5 0-5 1-6 9-9 26-16 51-33 51-12 0-13-11-13-19 0-10 1-12 6-31 5-18 5-23 8-39l16-58c2-13 2-13 2-15 0-8-4-12-10-12-11 0-18 10-18 18zM113 137c-1 8-1 8-7 15-20 23-36 30-48 30-22 0-28-23-28-39 0-21 13-73 24-93 12-25 31-40 49-40 28 0 34 34 34 37 0 2-1 5-3 7z"><text:p/></draw:path><draw:path draw:style-name="gr3" draw:text-style-name="P165" svg:width="0.0303in" svg:height="0.1157in" svg:x="0.511in" svg:y="0in" svg:viewBox="0 0 78 295" svg:d="M72 0c-56 40-72 103-72 147 0 42 12 107 72 148 2 0 6 0 6-3 0-2-1-3-4-4-39-36-54-87-54-141 0-79 30-118 56-140 1-1 2-2 2-3 0-4-4-4-6-4z"><text:p/></draw:path><draw:path draw:style-name="gr3" draw:text-style-name="P165" svg:width="0.035in" svg:height="0.078in" svg:x="0.5555in" svg:y="0.0102in" svg:viewBox="0 0 90 199" svg:d="M83 12c0-5-4-12-12-12-9 0-17 7-17 17 0 5 4 11 12 11s17-9 17-16zM22 162c-2 3-3 7-3 13 0 13 12 24 28 24 30 0 43-41 43-44 0-4-4-4-5-4-3 0-3 1-6 5-6 24-19 35-31 35-6 0-7-4-7-10 0-7 2-12 5-19 3-9 6-16 9-24 3-6 13-35 15-37 1-3 2-8 2-10 0-14-12-25-29-25-30 0-43 41-43 45s4 4 5 4c5 0 5-2 6-5 7-26 20-36 31-36 5 0 8 3 8 10s-2 12-9 30z"><text:p/></draw:path><draw:path draw:style-name="gr3" draw:text-style-name="P165" svg:width="0.0303in" svg:height="0.1157in" svg:x="0.6051in" svg:y="0in" svg:viewBox="0 0 78 295" svg:d="M6 0c-2 0-6 0-6 4 0 1 1 2 2 3 27 24 54 64 54 140 0 62-19 109-50 137-6 6-6 6-6 8s1 3 4 3 32-19 51-56c15-24 23-57 23-92 0-40-13-106-72-147z"><text:p/></draw:path><draw:path draw:style-name="gr3" draw:text-style-name="P165" svg:width="0.0421in" svg:height="0.0772in" svg:x="0.5106in" svg:y="0.1402in" svg:viewBox="0 0 108 197" svg:d="M67 8c0-8-1-8-8-8-19 18-47 19-59 19v11c7 0 26 0 43-8v151c0 9 0 13-30 13h-11v11c5 0 42-2 53-2 10 0 47 2 53 2v-11h-11c-30 0-30-4-30-13z"><text:p/></draw:path><draw:path draw:style-name="gr3" draw:text-style-name="P165" svg:width="0.0193in" svg:height="0.0496in" svg:x="0.6717in" svg:y="0.1551in" svg:viewBox="0 0 50 127" svg:d="M50 44c0-27-10-44-27-44-15 0-23 11-23 22 0 12 8 24 23 24 5 0 11-3 14-6 3-2 3-2 4-2v6c0 32-15 58-29 71-5 5-5 6-5 7 0 4 1 5 5 5 5 0 38-34 38-83z"><text:p/></draw:path><draw:path draw:style-name="gr3" draw:text-style-name="P165" svg:width="0.076in" svg:height="0.0752in" svg:x="0.7378in" svg:y="0.1in" svg:viewBox="0 0 194 192" svg:d="M142 26c-9-14-21-26-40-26-49 0-102 62-102 123 0 41 23 69 56 69 9 0 30-3 56-31 3 16 18 31 38 31 16 0 25-10 31-23 7-16 13-42 13-42 0-5-4-5-4-5-5 0-5 1-6 9-9 26-16 51-33 51-12 0-13-11-13-19 0-10 1-12 6-31 5-18 5-23 8-39l16-58c2-13 2-13 2-15 0-8-4-12-10-12-11 0-18 10-18 18zM113 137c-1 8-1 8-7 15-20 23-36 30-48 30-22 0-28-23-28-39 0-21 13-73 24-93 12-25 31-40 49-40 28 0 34 34 34 37 0 2-1 5-3 7z"><text:p/></draw:path><draw:path draw:style-name="gr3" draw:text-style-name="P165" svg:width="0.0303in" svg:height="0.1157in" svg:x="0.8323in" svg:y="0in" svg:viewBox="0 0 78 295" svg:d="M72 0c-56 40-72 103-72 147 0 42 12 107 72 148 2 0 6 0 6-3 0-2-1-3-4-4-39-36-54-87-54-141 0-79 30-118 56-140 1-1 2-2 2-3 0-4-4-4-6-4z"><text:p/></draw:path><draw:path draw:style-name="gr3" draw:text-style-name="P165" svg:width="0.035in" svg:height="0.078in" svg:x="0.8756in" svg:y="0.0102in" svg:viewBox="0 0 90 199" svg:d="M83 12c0-5-4-12-12-12-9 0-17 7-17 17 0 5 4 11 12 11s17-9 17-16zM22 162c-2 3-3 7-3 13 0 13 12 24 28 24 30 0 43-41 43-44 0-4-4-4-5-4-3 0-3 1-6 5-6 24-19 35-31 35-6 0-7-4-7-10 0-7 2-12 5-19 3-9 6-16 9-24 3-6 13-35 15-37 1-3 2-8 2-10 0-14-12-25-29-25-30 0-43 41-43 45s4 4 5 4c5 0 5-2 6-5 7-26 20-36 31-36 5 0 8 3 8 10s-2 12-9 30z"><text:p/></draw:path><draw:path draw:style-name="gr3" draw:text-style-name="P165" svg:width="0.0516in" svg:height="0.0772in" svg:x="0.826in" svg:y="0.1402in" svg:viewBox="0 0 132 197" svg:d="M132 143h-11c-1 7-3 24-8 27-1 1-24 1-29 1h-54c30-27 41-34 59-49 23-18 43-36 43-64 0-36-32-58-71-58-36 0-61 26-61 53 0 15 12 17 16 17 7 0 15-5 15-16 0-5-1-16-17-16 9-21 29-27 44-27 30 0 45 23 45 47 0 26-19 45-29 57l-72 70c-2 3-2 4-2 12h122z"><text:p/></draw:path><draw:path draw:style-name="gr3" draw:text-style-name="P165" svg:width="0.0382in" svg:height="0.1657in" svg:x="0.935in" svg:y="0.0484in" svg:viewBox="0 0 98 422" svg:d="M98 211c0-32-4-84-27-132-25-51-63-79-67-79-2 0-4 2-4 4s0 3 7 10c43 41 67 108 67 197 0 72-15 146-68 199-6 6-6 7-6 8 0 3 2 4 4 4 4 0 43-29 68-83 22-45 26-92 26-128z"><text:p/></draw:path><draw:path draw:style-name="gr3" draw:text-style-name="P165" svg:width="0.0193in" svg:height="0.0496in" svg:x="1.0039in" svg:y="0.1551in" svg:viewBox="0 0 50 127" svg:d="M50 44c0-27-10-44-27-44-15 0-23 11-23 22 0 12 8 24 23 24 5 0 11-3 14-6 3-2 3-2 4-2v6c0 32-15 58-29 71-5 5-5 6-5 7 0 4 1 5 5 5 5 0 38-34 38-83z"><text:p/></draw:path><draw:path draw:style-name="gr3" draw:text-style-name="P165" svg:width="0.0177in" svg:height="0.0177in" svg:x="1.0783in" svg:y="0.1551in" svg:viewBox="0 0 46 46" svg:d="M46 23c0-12-10-23-23-23-12 0-23 11-23 23 0 13 11 23 23 23 13 0 23-10 23-23z"><text:p/></draw:path><draw:path draw:style-name="gr3" draw:text-style-name="P165" svg:width="0.0177in" svg:height="0.0177in" svg:x="1.152in" svg:y="0.1551in" svg:viewBox="0 0 46 46" svg:d="M46 23c0-12-10-23-23-23-12 0-23 11-23 23 0 13 11 23 23 23 13 0 23-10 23-23z"><text:p/></draw:path><draw:path draw:style-name="gr3" draw:text-style-name="P165" svg:width="0.0177in" svg:height="0.0177in" svg:x="1.2256in" svg:y="0.1551in" svg:viewBox="0 0 46 46" svg:d="M46 23c0-12-10-23-23-23-12 0-23 11-23 23 0 13 11 23 23 23 13 0 23-10 23-23z"><text:p/></draw:path><draw:path draw:style-name="gr3" draw:text-style-name="P165" svg:width="0.0193in" svg:height="0.0496in" svg:x="1.2992in" svg:y="0.1551in" svg:viewBox="0 0 50 127" svg:d="M50 44c0-27-10-44-27-44-15 0-23 11-23 22 0 12 8 24 23 24 5 0 11-3 14-6 3-2 3-2 4-2v6c0 32-15 58-29 71-5 5-5 6-5 7 0 4 1 5 5 5 5 0 38-34 38-83z"><text:p/></draw:path><draw:path draw:style-name="gr3" draw:text-style-name="P165" svg:width="0.076in" svg:height="0.0752in" svg:x="1.3654in" svg:y="0.1in" svg:viewBox="0 0 194 192" svg:d="M142 26c-9-14-21-26-40-26-49 0-102 62-102 123 0 41 23 69 56 69 9 0 30-3 56-31 3 16 18 31 38 31 16 0 25-10 31-23 7-16 13-42 13-42 0-5-4-5-4-5-5 0-5 1-6 9-9 26-16 51-33 51-12 0-13-11-13-19 0-10 1-12 6-31 5-18 5-23 8-39l16-58c2-13 2-13 2-15 0-8-4-12-10-12-11 0-18 10-18 18zM113 137c-1 8-1 8-7 15-20 23-36 30-48 30-22 0-28-23-28-39 0-21 13-73 24-93 12-25 31-40 49-40 28 0 34 34 34 37 0 2-1 5-3 7z"><text:p/></draw:path><draw:path draw:style-name="gr3" draw:text-style-name="P165" svg:width="0.0303in" svg:height="0.1157in" svg:x="1.4598in" svg:y="0in" svg:viewBox="0 0 78 295" svg:d="M72 0c-56 40-72 103-72 147 0 42 12 107 72 148 2 0 6 0 6-3 0-2-1-3-4-4-39-36-54-87-54-141 0-79 30-118 56-140 1-1 2-2 2-3 0-4-4-4-6-4z"><text:p/></draw:path><draw:path draw:style-name="gr3" draw:text-style-name="P165" svg:width="0.035in" svg:height="0.078in" svg:x="1.5043in" svg:y="0.0102in" svg:viewBox="0 0 90 199" svg:d="M83 12c0-5-4-12-12-12-9 0-17 7-17 17 0 5 4 11 12 11s17-9 17-16zM22 162c-2 3-3 7-3 13 0 13 12 24 28 24 30 0 43-41 43-44 0-4-4-4-5-4-3 0-3 1-6 5-6 24-19 35-31 35-6 0-7-4-7-10 0-7 2-12 5-19 3-9 6-16 9-24 3-6 13-35 15-37 1-3 2-8 2-10 0-14-12-25-29-25-30 0-43 41-43 45s4 4 5 4c5 0 5-2 6-5 7-26 20-36 31-36 5 0 8 3 8 10s-2 12-9 30z"><text:p/></draw:path><draw:path draw:style-name="gr3" draw:text-style-name="P165" svg:width="0.0303in" svg:height="0.1157in" svg:x="1.5539in" svg:y="0in" svg:viewBox="0 0 78 295" svg:d="M6 0c-2 0-6 0-6 4 0 1 1 2 2 3 27 24 54 64 54 140 0 62-19 109-50 137-6 6-6 6-6 8s1 3 4 3 32-19 51-56c15-24 23-57 23-92 0-40-13-106-72-147z"><text:p/></draw:path><draw:path draw:style-name="gr3" draw:text-style-name="P165" svg:width="0.1035in" svg:height="0.0795in" svg:x="1.4547in" svg:y="0.1425in" svg:viewBox="0 0 264 203" svg:d="M227 32c2-10 7-20 31-21 1 0 6 0 6-7 0-2-2-4-5-4-9 0-20 1-31 1-6 0-24-1-30-1-2 0-7 0-7 7 0 4 3 4 7 4 14 0 19 5 19 12 0 2 0 3-1 7l-32 129-76-154c-2-5-2-5-10-5h-40c-6 0-10 0-10 7 0 4 4 4 10 4 7 0 12 0 19 1l-40 158c-2 12-7 21-31 22-2 0-6 0-6 6 0 3 2 5 5 5 9 0 20-2 31-2 6 0 24 2 30 2 4 0 7-3 7-6 0-5-3-5-7-5-19-1-19-9-19-12 0-1 0-4 1-9l38-151 87 178c2 5 3 5 7 5 5 0 5-2 5-6z"><text:p/></draw:path><draw:polygon draw:style-name="gr3" draw:text-style-name="P165" svg:width="0.0228in" svg:height="0.1657in" svg:x="1.6094in" svg:y="0.0484in" svg:viewBox="0 0 59 422" draw:points="59,0 0,0 0,17 41,17 41,405 0,405 0,422 59,422"><text:p/></draw:polygon><draw:path draw:style-name="gr3" draw:text-style-name="P165" svg:width="0.0756in" svg:height="0.0799in" svg:x="1.6563in" svg:y="0.0252in" svg:viewBox="0 0 193 204" svg:d="M112 20h27c4 0 7 2 11 2h43v-22h-193v22h42c4 0 8-2 12-2h28v184h30z"><text:p/></draw:path></draw:g>, <draw:g text:anchor-type="as-char" svg:y="-0.1138in" draw:z-index="22" draw:style-name="gr1"><svg:title>TexMaths</svg:title><svg:desc>12§display§i=1,2,\dots, N§svg§600§FALSE§</svg:desc><draw:polygon draw:style-name="gr2" draw:text-style-name="P164" svg:width="1.0169in" svg:height="0.1291in" svg:x="0.0031in" svg:y="0.0083in" svg:viewBox="0 0 2584 329" draw:points="1292,329 0,329 0,0 2584,0 2584,329"><text:p/></draw:polygon><draw:path draw:style-name="gr3" draw:text-style-name="P165" svg:width="0.0441in" svg:height="0.1114in" svg:x="0in" svg:y="0.0035in" svg:viewBox="0 0 113 284" svg:d="M108 16c0-9-5-16-14-16-12 0-24 11-24 22 0 9 6 15 16 15s22-9 22-21zM76 175c6-13 6-14 9-25 4-8 6-14 6-23 0-19-13-33-36-33-38 0-55 60-55 63 0 5 4 5 5 5 5 0 5-1 7-7 11-41 29-53 43-53 4 0 10 0 10 13 0 10-3 18-5 22-2 12-22 61-29 79-5 11-9 25-9 34 0 20 14 34 34 34 41 0 57-61 57-66 0-3-5-3-5-3-5 0-5 1-7 8-7 27-22 53-43 53-8 0-11-5-11-14 0-11 3-17 13-44z"><text:p/></draw:path><draw:path draw:style-name="gr3" draw:text-style-name="P165" svg:width="0.1102in" svg:height="0.039in" svg:x="0.1079in" svg:y="0.0524in" svg:viewBox="0 0 281 100" svg:d="M266 17c8 0 15 0 15-9 0-8-7-8-13-8h-254c-7 0-14 0-14 8 0 9 7 9 14 9zM268 100c6 0 13 0 13-9 0-8-7-8-15-8h-252c-7 0-14 0-14 8 0 9 7 9 14 9z"><text:p/></draw:path><draw:path draw:style-name="gr3" draw:text-style-name="P165" svg:width="0.0547in" svg:height="0.1106in" svg:x="0.2882in" svg:y="0.0028in" svg:viewBox="0 0 140 282" svg:d="M88 11c0-10 0-11-10-11-28 26-65 26-78 26v15c8 0 34 0 55-12v219c0 16 0 21-38 21h-15v13c15-1 53-1 69-1 18 0 54 0 69 1v-13h-13c-38 0-39-5-39-21z"><text:p/></draw:path><draw:path draw:style-name="gr3" draw:text-style-name="P165" svg:width="0.0193in" svg:height="0.0496in" svg:x="0.3709in" svg:y="0.0957in" svg:viewBox="0 0 50 127" svg:d="M50 44c0-27-10-44-27-44-15 0-23 11-23 22 0 12 8 24 23 24 5 0 11-3 14-6 3-2 3-2 4-2v6c0 32-15 58-29 71-5 5-5 6-5 7 0 4 1 5 5 5 5 0 38-33 38-83z"><text:p/></draw:path><draw:path draw:style-name="gr3" draw:text-style-name="P165" svg:width="0.0661in" svg:height="0.1106in" svg:x="0.439in" svg:y="0.002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165" svg:width="0.0193in" svg:height="0.0496in" svg:x="0.5276in" svg:y="0.0957in" svg:viewBox="0 0 50 127" svg:d="M50 44c0-27-10-44-27-44-15 0-23 11-23 22 0 12 8 24 23 24 5 0 11-3 14-6 3-2 3-2 4-2v6c0 32-15 58-29 71-5 5-5 6-5 7 0 4 1 5 5 5 5 0 38-33 38-83z"><text:p/></draw:path><draw:path draw:style-name="gr3" draw:text-style-name="P165" svg:width="0.0177in" svg:height="0.0177in" svg:x="0.6016in" svg:y="0.0957in" svg:viewBox="0 0 46 46" svg:d="M46 23c0-12-10-23-23-23-12 0-23 11-23 23 0 13 11 23 23 23 13 0 23-10 23-23z"><text:p/></draw:path><draw:path draw:style-name="gr3" draw:text-style-name="P165" svg:width="0.0177in" svg:height="0.0177in" svg:x="0.6752in" svg:y="0.0957in" svg:viewBox="0 0 46 46" svg:d="M46 23c0-12-10-23-23-23-12 0-23 11-23 23 0 13 11 23 23 23 13 0 23-10 23-23z"><text:p/></draw:path><draw:path draw:style-name="gr3" draw:text-style-name="P165" svg:width="0.0177in" svg:height="0.0177in" svg:x="0.7488in" svg:y="0.0957in" svg:viewBox="0 0 46 46" svg:d="M46 23c0-12-10-23-23-23-12 0-23 11-23 23 0 13 11 23 23 23 13 0 23-10 23-23z"><text:p/></draw:path><draw:path draw:style-name="gr3" draw:text-style-name="P165" svg:width="0.0193in" svg:height="0.0496in" svg:x="0.8228in" svg:y="0.0957in" svg:viewBox="0 0 50 127" svg:d="M50 44c0-27-10-44-27-44-15 0-23 11-23 22 0 12 8 24 23 24 5 0 11-3 14-6 3-2 3-2 4-2v6c0 32-15 58-29 71-5 5-5 6-5 7 0 4 1 5 5 5 5 0 38-33 38-83z"><text:p/></draw:path><draw:path draw:style-name="gr3" draw:text-style-name="P165" svg:width="0.1398in" svg:height="0.1134in" svg:x="0.8886in" svg:y="0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g>, <text:span text:style-name="T4">là </text:span><text:span text:style-name="T4"><draw:g text:anchor-type="as-char" svg:y="-0.1138in" draw:z-index="23" draw:style-name="gr1"><svg:title>TexMaths</svg:title><svg:desc>12§display§N§svg§600§FALSE§</svg:desc><draw:polygon draw:style-name="gr2" draw:text-style-name="P164" svg:width="0.1291in" svg:height="0.0969in" svg:x="0.0024in" svg:y="0.0083in" svg:viewBox="0 0 329 247" draw:points="165,247 0,247 0,0 329,0 329,247"><text:p/></draw:polygon><draw:path draw:style-name="gr3" draw:text-style-name="P165" svg:width="0.1394in" svg:height="0.113in" svg:x="0.0004in" svg:y="0in" svg:viewBox="0 0 355 288" svg:d="M303 44c3-16 12-30 45-31 3 0 7-1 7-8 0-1 0-5-6-5-13 0-28 1-42 1s-29-1-43-1c-2 0-7 0-7 8 0 5 4 5 7 5 24 0 29 9 29 18 0 1-1 9-2 10l-47 188-93-222c-4-7-4-7-13-7h-57c-8 0-12 0-12 8 0 5 4 5 11 5 3 0 29 0 29 4l-56 226c-4 18-12 31-46 32-2 0-7 2-7 9 0 2 2 4 6 4 13 0 28-1 42-1s30 1 43 1c2 0 7 0 7-8 0-3-3-5-8-5-24 0-28-9-28-18 0-3 1-4 3-9l55-224c2 2 2 4 3 7l106 250c3 6 4 7 8 7 5 0 5-1 6-8z"><text:p/></draw:path></draw:g></text:span><text:span text:style-name="T4"><text:s/>vectơ chéo của </text:span><text:span text:style-name="T4"><draw:g text:anchor-type="as-char" svg:y="-0.1138in" draw:z-index="24" draw:style-name="gr1"><svg:title>TexMaths</svg:title><svg:desc>12§display§\textbf{K}§svg§600§FALSE§</svg:desc><draw:polygon draw:style-name="gr2" draw:text-style-name="P164" svg:width="0.124in" svg:height="0.0972in" svg:x="0.002in" svg:y="0.0083in" svg:viewBox="0 0 316 248" draw:points="159,248 0,248 0,0 316,0 316,248"><text:p/></draw:polygon><draw:path draw:style-name="gr3" draw:text-style-name="P165" svg:width="0.1343in" svg:height="0.1138in" svg:x="0in" svg:y="0in" svg:viewBox="0 0 342 290" svg:d="M188 113l101-85c9-8 27-8 40-8h6v-20c-16 1-40 1-43 1-15 0-45 0-61-1v20c6 0 14 0 24 2 7 2 2 1 6 3l-156 131v-136h46v-20c-16 1-58 1-76 1s-58 0-75-1v20h46v251h-46v19c17-2 57-2 75-2s60 0 76 2v-19h-46v-90l42-34 88 114c1 2 1 2 2 6-6 4-15 4-30 4v19c17-2 55-2 74-2 16 0 46 0 61 2v-19h-11c-23 0-24-3-29-9z"><text:p/></draw:path></draw:g></text:span><text:span text:style-name="T4">, có thể được tính bằng cách giải vấn đề chéo hoá của ma trận </text:span><text:span text:style-name="T4"><draw:g text:anchor-type="as-char" svg:y="-0.1138in" draw:z-index="25" draw:style-name="gr1"><svg:title>TexMaths</svg:title><svg:desc>12§display§\textbf{K}§svg§600§FALSE§</svg:desc><draw:polygon draw:style-name="gr2" draw:text-style-name="P164" svg:width="0.124in" svg:height="0.0972in" svg:x="0.002in" svg:y="0.0083in" svg:viewBox="0 0 316 248" draw:points="159,248 0,248 0,0 316,0 316,248"><text:p/></draw:polygon><draw:path draw:style-name="gr3" draw:text-style-name="P165" svg:width="0.1343in" svg:height="0.1138in" svg:x="0in" svg:y="0in" svg:viewBox="0 0 342 290" svg:d="M188 113l101-85c9-8 27-8 40-8h6v-20c-16 1-40 1-43 1-15 0-45 0-61-1v20c6 0 14 0 24 2 7 2 2 1 6 3l-156 131v-136h46v-20c-16 1-58 1-76 1s-58 0-75-1v20h46v251h-46v19c17-2 57-2 75-2s60 0 76 2v-19h-46v-90l42-34 88 114c1 2 1 2 2 6-6 4-15 4-30 4v19c17-2 55-2 74-2 16 0 46 0 61 2v-19h-11c-23 0-24-3-29-9z"><text:p/></draw:path></draw:g></text:span><text:span text:style-name="T4">. Vì các trị riêng của </text:span><text:span text:style-name="T4"><draw:g text:anchor-type="as-char" svg:y="-0.1138in" draw:z-index="26" draw:style-name="gr1"><svg:title>TexMaths</svg:title><svg:desc>12§display§\textbf{K}§svg§600§FALSE§</svg:desc><draw:polygon draw:style-name="gr2" draw:text-style-name="P164" svg:width="0.124in" svg:height="0.0972in" svg:x="0.002in" svg:y="0.0083in" svg:viewBox="0 0 316 248" draw:points="159,248 0,248 0,0 316,0 316,248"><text:p/></draw:polygon><draw:path draw:style-name="gr3" draw:text-style-name="P165" svg:width="0.1343in" svg:height="0.1138in" svg:x="0in" svg:y="0in" svg:viewBox="0 0 342 290" svg:d="M188 113l101-85c9-8 27-8 40-8h6v-20c-16 1-40 1-43 1-15 0-45 0-61-1v20c6 0 14 0 24 2 7 2 2 1 6 3l-156 131v-136h46v-20c-16 1-58 1-76 1s-58 0-75-1v20h46v251h-46v19c17-2 57-2 75-2s60 0 76 2v-19h-46v-90l42-34 88 114c1 2 1 2 2 6-6 4-15 4-30 4v19c17-2 55-2 74-2 16 0 46 0 61 2v-19h-11c-23 0-24-3-29-9z"><text:p/></draw:path></draw:g></text:span><text:span text:style-name="T4"><text:s/>tỉ lệ với các trị riêng </text:span><text:span text:style-name="T4"><draw:g text:anchor-type="as-char" svg:y="-0.1165in" draw:z-index="27" draw:style-name="gr1"><svg:title>TexMaths</svg:title><svg:desc>12§display§\lambda_{i}§svg§600§FALSE§</svg:desc><draw:polygon draw:style-name="gr2" draw:text-style-name="P164" svg:width="0.1205in" svg:height="0.1248in" svg:x="0.0004in" svg:y="0.0083in" svg:viewBox="0 0 307 318" draw:points="154,318 0,318 0,0 307,0 307,318"><text:p/></draw:polygon><draw:path draw:style-name="gr3" draw:text-style-name="P165" svg:width="0.0819in" svg:height="0.1177in" svg:x="0.0008in" svg:y="0in" svg:viewBox="0 0 209 300" svg:d="M128 170c17 44 38 110 46 119 6 10 10 10 22 10h9c4-1 4-4 4-5s0-2-1-4c-5-4-8-10-10-19l-86-241c-10-24-33-30-52-30-2 0-8 0-8 5 0 2 3 3 3 3 15 4 18 6 28 35l42 114-118 117c-5 4-7 7-7 13 0 7 6 13 12 13 7 0 11-5 14-10z"><text:p/></draw:path><draw:path draw:style-name="gr3" draw:text-style-name="P165" svg:width="0.035in" svg:height="0.078in" svg:x="0.0945in" svg:y="0.0638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g></text:span><text:span text:style-name="T4"><text:s/>của ma trận covariance </text:span><text:span text:style-name="T4"><draw:g text:anchor-type="as-char" svg:y="-0.1138in" draw:z-index="28" draw:style-name="gr1"><svg:title>TexMaths</svg:title><svg:desc>12§display§\Sigma_{f}§svg§600§FALSE§</svg:desc><draw:polygon draw:style-name="gr2" draw:text-style-name="P164" svg:width="0.1728in" svg:height="0.1453in" svg:x="0in" svg:y="0.0083in" svg:viewBox="0 0 440 370" draw:points="220,370 0,370 0,0 440,0 440,370"><text:p/></draw:polygon><draw:path draw:style-name="gr3" draw:text-style-name="P165" svg:width="0.1008in" svg:height="0.113in" svg:x="0.0008in" svg:y="0in" svg:viewBox="0 0 257 288" svg:d="M133 151c5-5 5-6 5-7 0-3-2-4-4-6l-86-125h98c71 0 92 16 102 81h9l-12-94h-234c-10 0-11 0-11 10l105 153-100 113c-5 5-5 6-5 7 0 5 5 5 11 5h234l12-99h-9c-9 71-37 81-104 81h-116z"><text:p/></draw:path><draw:path draw:style-name="gr3" draw:text-style-name="P165" svg:width="0.0614in" svg:height="0.1051in" svg:x="0.1201in" svg:y="0.0559in" svg:viewBox="0 0 157 268" svg:d="M98 91h30c6 0 10 0 10-6 0-5-4-5-10-5h-26c6-37 8-50 10-58s9-14 16-14c0 0 8 0 14 4-13 4-14 14-14 16 0 7 6 11 13 11s16-7 16-17c0-15-15-22-29-22-13 0-28 7-36 22-6 11-8 23-14 58h-23c-7 0-11 0-11 7 0 4 4 4 10 4h21c0 2-19 108-25 140-2 6-7 29-21 29 0 0-7 0-13-4 12-4 13-14 13-16 0-7-5-12-12-12-9 0-17 8-17 18 0 14 14 22 29 22 19 0 31-19 36-26 9-21 16-57 18-59z"><text:p/></draw:path></draw:g></text:span><text:span text:style-name="T4"><text:s/>trong không gian đặc trưng, việc chọn các đặc trưng trong PCA có thể được tính toán bằng cách giữ chỉ một số ít số lượng thành phần tương ứng với các giá trị trị riêng mà không bị mất nhiều thông tin.</text:span></text:p>
      <text:p text:style-name="P18">Các điểm dữ liệu mới <draw:g text:anchor-type="as-char" svg:y="-0.0744in" draw:z-index="29" draw:style-name="gr1"><svg:title>TexMaths</svg:title><svg:desc>12§display§\textbf{x}§svg§600§FALSE§</svg:desc><draw:polygon draw:style-name="gr2" draw:text-style-name="P164" svg:width="0.0807in" svg:height="0.0575in" svg:x="0.0047in" svg:y="0.0087in" svg:viewBox="0 0 206 147" draw:points="102,147 0,147 0,0 206,0 206,147"><text:p/></draw:polygon><draw:path draw:style-name="gr3" draw:text-style-name="P165" svg:width="0.0937in" svg:height="0.074in" svg:x="0in" svg:y="0in" svg:viewBox="0 0 239 189" svg:d="M137 84l51-55c5-6 7-9 43-9v-20c-15 1-38 1-39 1-11 0-32-1-44-1v20c6 0 11 2 16 4-1 2-1 2-4 5l-35 41-42-50h17v-20c-11 0-37 1-51 1-13 0-32-1-47-1v20h31l65 79-55 62c-7 7-23 7-43 7v21c14-1 36-1 40-1 11 0 34 1 43 1v-21c-8 0-15-1-15-4l2-4 42-46 46 54h-17v21c11 0 37-1 52-1 13 0 32 1 46 1v-21h-30z"><text:p/></draw:path></draw:g><text:s/>có thể được ánh xạ đến <draw:g text:anchor-type="as-char" svg:y="-0.1252in" draw:z-index="30" draw:style-name="gr1"><svg:title>TexMaths</svg:title><svg:desc>12§display§f(\textbf{x})§svg§600§FALSE§</svg:desc><draw:polygon draw:style-name="gr2" draw:text-style-name="P164" svg:width="0.2957in" svg:height="0.1492in" svg:x="0in" svg:y="0.0071in" svg:viewBox="0 0 752 380" draw:points="377,380 0,380 0,0 752,0 752,380"><text:p/></draw:polygon><draw:path draw:style-name="gr3" draw:text-style-name="P165" svg:width="0.0827in" svg:height="0.1512in" svg:x="0.0004in" svg:y="0.0075in"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165" svg:width="0.0382in" svg:height="0.1657in" svg:x="0.1071in" svg:y="0.0004in" svg:viewBox="0 0 98 422" svg:d="M98 419c0-1 0-3-7-10-53-53-66-133-66-198 0-73 16-146 69-199 4-5 4-6 4-8 0-3-1-4-4-4-4 0-42 29-68 83-21 45-26 92-26 128 0 34 5 84 28 132 26 53 62 79 66 79 3 0 4-1 4-3z"><text:p/></draw:path><draw:path draw:style-name="gr3" draw:text-style-name="P165" svg:width="0.0929in" svg:height="0.0736in" svg:x="0.1591in" svg:y="0.0504in" svg:viewBox="0 0 237 188" svg:d="M137 84l50-55c5-6 7-9 43-9v-20c-15 1-37 1-39 1-11 0-31-1-43-1v20c6 0 10 2 15 4-1 2-1 2-2 5l-36 41-42-50h17v-20c-11 0-38 1-51 1s-32-1-47-1v20h30l66 78-55 63c-7 7-23 7-43 7v20c14-1 36-1 40-1 10 0 34 1 43 1v-20c-9 0-16-2-16-5l3-3 42-47 45 55h-15v20c9 0 36-1 50-1 13 0 32 1 45 1v-20h-28z"><text:p/></draw:path><draw:path draw:style-name="gr3" draw:text-style-name="P165" svg:width="0.0382in" svg:height="0.1657in" svg:x="0.2657in" svg:y="0.0004in" svg:viewBox="0 0 98 422" svg:d="M98 211c0-32-4-84-27-132-25-51-63-79-67-79-2 0-4 2-4 4s0 3 7 10c43 41 67 108 67 197 0 72-15 147-68 199-6 6-6 8-6 9 0 2 2 3 4 3 4 0 43-28 68-82 22-46 26-93 26-129z"><text:p/></draw:path></draw:g><text:s/>trong không gian đa chiều <draw:g text:anchor-type="as-char" svg:y="-0.1134in" draw:z-index="31" draw:style-name="gr1"><svg:title>TexMaths</svg:title><svg:desc>12§display§F§svg§600§FALSE§</svg:desc><draw:polygon draw:style-name="gr2" draw:text-style-name="P164" svg:width="0.1075in" svg:height="0.0965in" svg:x="0.002in" svg:y="0.0071in" svg:viewBox="0 0 274 246" draw:points="136,246 0,246 0,0 274,0 274,246"><text:p/></draw:polygon><draw:path draw:style-name="gr3" draw:text-style-name="P165" svg:width="0.1173in" svg:height="0.113in" svg:x="0in" svg:y="0in" svg:viewBox="0 0 299 288" svg:d="M111 150h42c31 0 35 7 35 19 0 2 0 8-4 20-1 3-1 5-1 5 0 4 3 5 5 5 5 0 5 0 7-8l23-93c1-5 1-5 1-6s-1-5-5-5-4 2-7 10c-8 32-18 40-54 40h-38l27-107c3-16 4-17 22-17h57c52 0 62 13 62 47 0 10 0 11-2 23-1 6-1 6-1 7 0 2 1 5 5 5 5 0 5-2 6-11l8-72c1-12-1-12-12-12h-206c-8 0-12 0-12 8 0 5 4 5 11 5 16 0 28 0 28 9 0 0 0 1-1 9l-57 223c-5 17-5 20-38 20-7 0-12 0-12 8 0 6 5 6 7 6 11 0 43-3 55-3 13 0 49 3 63 3 3 0 9 0 9-9 0-3-4-3-4-3 0-2-1-2-10-2-10 0-12 0-23-1-12-1-13-2-13-8 0-1 0-4 1-10z"><text:p/></draw:path></draw:g>, <text:span text:style-name="T5">với thành phần PCA thứ </text:span><text:span text:style-name="T5"><draw:g text:anchor-type="as-char" svg:y="-0.111in" draw:z-index="32" draw:style-name="gr1"><svg:title>TexMaths</svg:title><svg:desc>12§display§i§svg§600§FALSE§</svg:desc><draw:polygon draw:style-name="gr2" draw:text-style-name="P164" svg:width="0.0319in" svg:height="0.0945in" svg:x="0.0031in" svg:y="0.0083in" svg:viewBox="0 0 82 241" draw:points="42,241 0,241 0,0 82,0 82,241"><text:p/></draw:polygon><draw:path draw:style-name="gr3" draw:text-style-name="P165" svg:width="0.0437in" svg:height="0.111in" svg:x="0in" svg:y="0in" svg:viewBox="0 0 112 283" svg:d="M108 16c0-9-6-16-15-16-12 0-23 11-23 21s5 16 16 16c9 0 22-10 22-21zM75 174c6-13 6-13 11-25 3-8 4-14 4-22 0-20-13-34-34-34-39 0-56 60-56 63 0 5 4 5 5 5 5 0 5 0 7-7 11-41 28-53 43-53 3 0 10 0 10 14 0 9-3 18-4 21-4 12-23 61-29 79-6 11-11 25-11 33 0 21 16 35 35 35 40 0 56-61 56-64 0-5-4-5-5-5-5 0-5 1-7 8-7 26-22 53-43 53-7 0-11-5-11-15s4-16 13-41z"><text:p/></draw:path></draw:g></text:span><text:span text:style-name="T5"><text:s/>có thể được tính như là một hình chiếu của nó trong vectơ riêng thứ </text:span><text:span text:style-name="T5"><draw:g text:anchor-type="as-char" svg:y="-0.111in" draw:z-index="33" draw:style-name="gr1"><svg:title>TexMaths</svg:title><svg:desc>12§display§i§svg§600§FALSE§</svg:desc><draw:polygon draw:style-name="gr2" draw:text-style-name="P164" svg:width="0.0319in" svg:height="0.0945in" svg:x="0.0031in" svg:y="0.0083in" svg:viewBox="0 0 82 241" draw:points="42,241 0,241 0,0 82,0 82,241"><text:p/></draw:polygon><draw:path draw:style-name="gr3" draw:text-style-name="P165" svg:width="0.0437in" svg:height="0.111in" svg:x="0in" svg:y="0in" svg:viewBox="0 0 112 283" svg:d="M108 16c0-9-6-16-15-16-12 0-23 11-23 21s5 16 16 16c9 0 22-10 22-21zM75 174c6-13 6-13 11-25 3-8 4-14 4-22 0-20-13-34-34-34-39 0-56 60-56 63 0 5 4 5 5 5 5 0 5 0 7-7 11-41 28-53 43-53 3 0 10 0 10 14 0 9-3 18-4 21-4 12-23 61-29 79-6 11-11 25-11 33 0 21 16 35 35 35 40 0 56-61 56-64 0-5-4-5-5-5-5 0-5 1-7 8-7 26-22 53-43 53-7 0-11-5-11-15s4-16 13-41z"><text:p/></draw:path></draw:g></text:span><text:span text:style-name="T5">, </text:span><text:span text:style-name="T5"><draw:g text:anchor-type="as-char" svg:y="-0.2846in" draw:z-index="34" draw:style-name="gr1"><svg:title>TexMaths</svg:title><svg:desc>12§display§\phi_{i} = \sum_{n=1}^{N} a_{n}^{(i)} f(\textbf{x}_{n})§svg§600§FALSE§</svg:desc><draw:polygon draw:style-name="gr2" draw:text-style-name="P164" svg:width="1.2866in" svg:height="0.465in" svg:x="0in" svg:y="0.0083in" svg:viewBox="0 0 3269 1182" draw:points="1634,1182 0,1182 0,0 3269,0 3269,1182"><text:p/></draw:polygon><draw:path draw:style-name="gr3" draw:text-style-name="P165" svg:width="0.087in" svg:height="0.1492in" svg:x="0in" svg:y="0.172in" svg:viewBox="0 0 222 380" svg:d="M164 11c0-1 2-6 2-7 0 0 0-4-5-4s-5 1-6 8l-25 99c-68 1-130 57-130 115 0 39 30 73 82 76-4 14-8 27-10 40-6 20-10 36-10 37 0 5 3 5 5 5 3 0 3 0 5-2 0 0 2-10 4-16l16-64c69-2 130-59 130-116 0-33-23-72-82-75zM84 289c-26-1-56-16-56-59 0-50 37-109 99-115zM138 115c32 2 56 22 56 59 0 49-36 110-100 115z"><text:p/></draw:path><draw:path draw:style-name="gr3" draw:text-style-name="P165" svg:width="0.035in" svg:height="0.078in" svg:x="0.0961in" svg:y="0.2346in" svg:viewBox="0 0 90 199" svg:d="M83 12c0-5-4-12-12-12-9 0-17 7-17 17 0 5 4 11 12 11s17-9 17-16zM22 162c-2 3-3 7-3 13 0 13 12 24 28 24 31 0 43-41 43-44 0-4-4-4-5-4-3 0-3 1-6 5-6 24-19 35-31 35-6 0-7-4-7-11 0-6 2-11 5-18 3-9 6-16 9-24 3-6 13-35 15-37 1-3 2-8 2-10 0-14-12-25-29-25-30 0-43 41-43 45s4 4 5 4c5 0 5-2 6-5 7-26 20-36 31-36 5 0 8 3 8 10s-2 12-9 30z"><text:p/></draw:path><draw:path draw:style-name="gr3" draw:text-style-name="P165" svg:width="0.1102in" svg:height="0.0386in" svg:x="0.2012in" svg:y="0.226in" svg:viewBox="0 0 281 99" svg:d="M266 17c8 0 15 0 15-9 0-8-7-8-13-8h-254c-7 0-14 0-14 8 0 9 7 9 14 9zM268 99c6 0 13 0 13-8s-7-8-15-8h-252c-7 0-14 0-14 8s7 8 14 8z"><text:p/></draw:path><draw:path draw:style-name="gr3" draw:text-style-name="P165" svg:width="0.1035in" svg:height="0.0795in" svg:x="0.4417in" svg:y="0in" svg:viewBox="0 0 264 203" svg:d="M227 32c2-10 7-20 31-21 1 0 6 0 6-7 0-2-2-4-5-4-9 0-20 1-31 1-6 0-24-1-30-1-2 0-7 0-7 7 0 4 3 4 7 4 14 0 19 5 19 12 0 2 0 3-1 7l-32 129-76-154c-2-5-2-5-10-5h-40c-6 0-10 0-10 7 0 4 4 4 10 4 7 0 12 0 19 1l-40 158c-2 12-7 21-31 22-2 0-6 0-6 6 0 3 2 5 5 5 9 0 20-2 31-2 6 0 24 2 30 2 4 0 7-3 7-6 0-5-3-5-7-5-19-1-19-9-19-12 0-1 0-4 1-9l38-151 87 178c2 5 3 5 7 5 5 0 5-2 5-6z"><text:p/></draw:path><draw:path draw:style-name="gr3" draw:text-style-name="P165" svg:width="0.2213in" svg:height="0.2323in" svg:x="0.3819in" svg:y="0.1291in" svg:viewBox="0 0 563 591" svg:d="M511 591l52-136h-11c-17 45-61 74-110 86-9 2-51 14-132 14h-255l216-253c3-2 4-5 4-7 0 0 0-1-4-6l-197-269h232c56 0 95 6 100 6 22 5 58 11 92 33 11 6 40 25 54 60h11l-52-119h-499c-10 0-10 0-12 2 0 2 0 10 0 15l223 305-218 257c-5 5-5 7-5 7 0 5 4 5 12 5z"><text:p/></draw:path><draw:path draw:style-name="gr3" draw:text-style-name="P165" svg:width="0.0709in" svg:height="0.0524in" svg:x="0.3728in" svg:y="0.4295in" svg:viewBox="0 0 181 134" svg:d="M22 113c0 3-3 10-3 12 0 7 6 9 11 9s10-3 11-7c1-2 5-12 5-18 2-6 4-19 7-26 2-7 3-13 5-21 3-12 3-14 12-26s22-28 45-28c17 0 17 15 17 21 0 18-12 50-17 63-3 9-5 11-5 16 0 15 14 26 28 26 30 0 43-41 43-45 0-5-3-5-5-5-3 0-4 2-6 6-6 23-19 36-31 36-6 0-7-4-7-11s1-11 7-24c3-9 16-41 16-57 0-29-23-34-39-34-25 0-42 16-50 26-2-19-20-26-31-26-13 0-21 10-24 17-7 9-11 27-11 29 0 3 4 3 5 3 5 0 5-1 7-8 5-18 10-33 22-33 7 0 9 6 9 15 0 6-2 17-5 25-2 7-4 20-7 26z"><text:p/></draw:path><draw:path draw:style-name="gr3" draw:text-style-name="P165" svg:width="0.0854in" svg:height="0.0311in" svg:x="0.4579in" svg:y="0.4358in" svg:viewBox="0 0 218 80" svg:d="M208 14c3 0 10 0 10-7s-7-7-10-7h-197c-4 0-11 0-11 7s7 7 12 7zM208 80c3 0 10 0 10-7 0-8-7-8-10-8h-196c-5 0-12 0-12 8 0 7 7 7 11 7z"><text:p/></draw:path><draw:path draw:style-name="gr3" draw:text-style-name="P165" svg:width="0.0421in" svg:height="0.0772in" svg:x="0.5642in" svg:y="0.4035in" svg:viewBox="0 0 108 197" svg:d="M67 8c0-8-1-8-8-8-19 18-47 19-59 19v11c7 0 26 0 43-8v151c0 9 0 13-30 13h-11v11c5 0 42-2 53-2 10 0 47 2 53 2v-11h-11c-30 0-30-4-30-13z"><text:p/></draw:path><draw:path draw:style-name="gr3" draw:text-style-name="P165" svg:width="0.076in" svg:height="0.0752in" svg:x="0.652in" svg:y="0.2138in" svg:viewBox="0 0 194 192" svg:d="M142 26c-9-14-21-26-40-26-49 0-102 62-102 123 0 41 23 69 56 69 9 0 30-3 56-31 3 16 18 31 38 31 16 0 25-10 31-23 7-16 13-42 13-42 0-5-4-5-4-5-5 0-5 1-6 9-9 26-16 51-33 51-12 0-13-11-13-19 0-10 1-12 6-31 5-18 5-23 8-39l16-58c2-13 2-13 2-15 0-8-4-12-10-12-11 0-18 10-18 18zM113 137c-1 8-1 8-9 15-18 23-34 30-46 30-22 0-28-23-28-39 0-21 13-73 24-93 12-25 31-40 49-40 28 0 34 34 34 37 0 2-1 5-3 7z"><text:p/></draw:path><draw:path draw:style-name="gr3" draw:text-style-name="P165" svg:width="0.0303in" svg:height="0.1157in" svg:x="0.7465in" svg:y="0.1311in" svg:viewBox="0 0 78 295" svg:d="M72 0c-56 40-72 103-72 147 0 42 12 107 72 148 2 0 6 0 6-3 0-2-1-2-4-4-39-36-54-87-54-141 0-79 30-118 56-140 1-1 2-2 2-3 0-4-4-4-6-4z"><text:p/></draw:path><draw:path draw:style-name="gr3" draw:text-style-name="P165" svg:width="0.035in" svg:height="0.078in" svg:x="0.7906in" svg:y="0.1409in" svg:viewBox="0 0 90 199" svg:d="M83 12c0-5-4-12-12-12-9 0-17 7-17 17 0 5 4 11 12 11s17-9 17-16zM22 162c-2 3-3 7-3 13 0 13 12 24 28 24 31 0 43-41 43-44 0-4-4-4-5-4-3 0-3 1-6 5-6 24-19 35-31 35-6 0-7-4-7-10 0-7 2-12 5-19 3-9 6-16 9-24 3-6 13-35 15-37 1-3 2-8 2-10 0-14-12-25-29-25-30 0-43 41-43 45s4 4 5 4c5 0 5-2 6-5 7-26 20-36 31-36 5 0 8 3 8 10s-2 12-9 30z"><text:p/></draw:path><draw:path draw:style-name="gr3" draw:text-style-name="P165" svg:width="0.0303in" svg:height="0.1157in" svg:x="0.8406in" svg:y="0.1311in" svg:viewBox="0 0 78 295" svg:d="M6 0c-2 0-6 0-6 4 0 1 1 2 2 3 27 24 54 64 54 140 0 62-19 110-50 138-6 5-6 5-6 7s1 3 4 3 32-19 51-56c15-24 23-57 23-92 0-40-13-106-72-147z"><text:p/></draw:path><draw:path draw:style-name="gr3" draw:text-style-name="P165" svg:width="0.0709in" svg:height="0.0524in" svg:x="0.7386in" svg:y="0.2764in" svg:viewBox="0 0 181 134" svg:d="M22 113c0 3-3 10-3 12 0 7 6 9 11 9s10-3 11-7c1-2 5-12 5-18 2-6 4-19 7-26 2-7 3-13 5-21 3-12 3-14 12-26s22-28 45-28c17 0 17 15 17 21 0 18-12 50-17 63-3 9-5 11-5 16 0 15 14 26 28 26 30 0 43-41 43-45 0-5-3-5-5-5-3 0-4 2-6 6-6 23-19 36-31 36-6 0-7-4-7-11s1-11 7-24c3-9 16-41 16-57 0-29-23-34-39-34-25 0-42 16-50 26-2-19-20-26-31-26-13 0-21 10-24 17-7 9-11 27-11 29 0 3 4 3 5 3 5 0 5-1 7-8 5-18 10-33 22-33 7 0 9 6 9 15 0 6-2 17-5 25-2 7-4 20-7 26z"><text:p/></draw:path><draw:path draw:style-name="gr3" draw:text-style-name="P165" svg:width="0.0827in" svg:height="0.1512in" svg:x="0.9008in" svg:y="0.1693in" svg:viewBox="0 0 211 385" svg:d="M133 128h37c8 0 12 0 12-7 0-5-4-5-12-5h-34l8-49c2-8 7-38 11-43 3-8 11-14 20-14 1 0 12 0 19 7-18 1-21 17-21 23 0 10 7 15 15 15 11 0 23-9 23-26 0-19-19-29-36-29-14 0-42 7-54 50-3 9-3 12-14 66h-29c-8 0-13 0-13 7 0 5 3 5 12 5h27l-31 167c-8 42-15 80-37 80-1 0-12 0-20-7 20-1 24-17 24-24 0-10-9-14-17-14-11 0-23 9-23 25 0 19 18 30 36 30 24 0 40-25 48-41 13-28 24-78 24-82z"><text:p/></draw:path><draw:path draw:style-name="gr3" draw:text-style-name="P165" svg:width="0.0382in" svg:height="0.1657in" svg:x="1.0079in" svg:y="0.1622in" svg:viewBox="0 0 98 422" svg:d="M98 418c0-1 0-2-7-9-53-53-66-133-66-198 0-73 16-146 69-199 4-5 4-6 4-8 0-3-1-4-4-4-4 0-42 29-68 83-21 45-26 92-26 128 0 34 5 84 28 133 26 52 62 78 66 78 3 0 4-1 4-4z"><text:p/></draw:path><draw:path draw:style-name="gr3" draw:text-style-name="P165" svg:width="0.0933in" svg:height="0.0736in" svg:x="1.0598in" svg:y="0.2126in" svg:viewBox="0 0 238 188" svg:d="M137 84l50-55c5-6 7-9 43-9v-20c-15 1-37 1-39 1-11 0-31-1-43-1v20c6 0 10 2 15 4-1 2-1 2-2 5l-36 41-42-50h17v-20c-11 0-38 1-51 1s-32-1-47-1v20h30l66 78-55 63c-7 7-23 7-43 7v20c14-1 36-1 40-1 10 0 34 1 43 1v-20c-9 0-16-3-16-5l3-4 42-46 45 55h-15v20c9 0 36-1 50-1 13 0 32 1 46 1v-20h-29z"><text:p/></draw:path><draw:path draw:style-name="gr3" draw:text-style-name="P165" svg:width="0.0709in" svg:height="0.0524in" svg:x="1.1622in" svg:y="0.2602in" svg:viewBox="0 0 181 134" svg:d="M22 113c0 3-3 10-3 12 0 7 6 9 11 9s10-3 11-7c1-2 5-12 5-18 2-6 4-19 7-26 2-7 3-13 5-21 3-12 3-14 12-26s22-28 45-28c17 0 17 15 17 21 0 18-12 50-17 63-3 9-5 11-5 16 0 15 14 26 28 26 30 0 43-41 43-45 0-5-3-5-5-5-3 0-4 2-6 6-6 23-19 36-31 36-6 0-7-4-7-11s1-11 7-24c3-9 16-41 16-57 0-29-23-34-39-34-25 0-42 16-50 26-2-19-20-26-31-26-13 0-21 10-24 17-7 9-11 27-11 29 0 3 4 3 5 3 5 0 5-1 7-8 5-18 10-33 22-33 7 0 9 6 9 15 0 6-2 17-5 25-2 7-4 20-7 26z"><text:p/></draw:path><draw:path draw:style-name="gr3" draw:text-style-name="P165" svg:width="0.0382in" svg:height="0.1657in" svg:x="1.2567in" svg:y="0.1622in" svg:viewBox="0 0 98 422" svg:d="M98 211c0-32-4-84-27-132-25-51-63-79-67-79-2 0-4 2-4 4s0 3 7 10c43 41 67 108 67 197 0 72-15 147-68 200-6 5-6 6-6 7 0 3 2 4 4 4 4 0 43-29 68-83 22-45 26-92 26-128z"><text:p/></draw:path></draw:g></text:span></text:p>
      <text:p text:style-name="P19"><text:tab/><draw:g text:anchor-type="as-char" svg:y="-0.2945in" draw:z-index="35" draw:style-name="gr1"><svg:title>TexMaths</svg:title><svg:desc>12§display§\left\langle f(\textbf{x}), \phi_{i} \right\rangle = \left\langle f(\textbf{x}), \sum_{n=1}^{N} a_{n}^{(i)} f(\textbf{x}_{n}) \right\rangle = \sum_{n=1}^{N} a_{n}^{(i)} \left\langle f(\textbf{x}), f(\textbf{x}_{n}) \right\rangle §svg§600§FALSE§</svg:desc><draw:polygon draw:style-name="gr2" draw:text-style-name="P164" svg:width="4.2118in" svg:height="0.4819in" svg:x="0in" svg:y="0.0087in" svg:viewBox="0 0 10699 1225" draw:points="5350,1225 0,1225 0,0 10699,0 10699,1225"><text:p/></draw:polygon><draw:path draw:style-name="gr3" draw:text-style-name="P165" svg:width="0.037in" svg:height="0.1661in" svg:x="0.0098in" svg:y="0.1661in" svg:viewBox="0 0 95 423" svg:d="M94 17c1-5 1-6 1-9 0-4-4-8-9-8-3 0-7 2-9 10l-75 194c-1 3-2 5-2 7s0 3 2 8l75 194c2 5 3 10 9 10 5 0 9-4 9-8 0-2 0-3-1-8l-77-196z"><text:p/></draw:path><draw:path draw:style-name="gr3" draw:text-style-name="P165" svg:width="0.0827in" svg:height="0.1512in" svg:x="0.0654in" svg:y="0.1736in" svg:viewBox="0 0 211 385" svg:d="M133 128h37c8 0 12 0 12-7 0-5-4-5-12-5h-34l8-49c2-8 7-38 11-43 3-8 11-14 20-14 1 0 12 0 19 7-18 1-21 17-21 23 0 10 7 15 15 15 11 0 23-9 23-26 0-19-19-29-36-29-14 0-42 7-54 50-3 9-3 12-14 66h-29c-8 0-13 0-13 8 0 4 3 4 12 4h27l-31 167c-8 42-15 81-37 81-1 0-12 0-20-9 20 0 24-15 24-22 0-10-9-15-17-15-11 0-23 10-23 25 0 20 18 30 36 30 24 0 40-25 48-42 14-26 24-76 24-80z"><text:p/></draw:path><draw:path draw:style-name="gr3" draw:text-style-name="P165" svg:width="0.0382in" svg:height="0.1661in" svg:x="0.172in" svg:y="0.1661in" svg:viewBox="0 0 98 423" svg:d="M98 419c0-1 0-2-7-10-53-52-66-133-66-198 0-73 16-146 69-199 4-5 4-6 4-8 0-3-1-4-4-4-4 0-42 29-68 83-21 45-26 92-26 128 0 34 5 84 28 132 26 53 62 80 66 80 3 0 4-2 4-4z"><text:p/></draw:path><draw:path draw:style-name="gr3" draw:text-style-name="P165" svg:width="0.0933in" svg:height="0.074in" svg:x="0.224in" svg:y="0.2169in" svg:viewBox="0 0 238 189" svg:d="M137 84l50-55c5-6 7-9 43-9v-20c-15 1-37 1-39 1-11 0-31-1-43-1v20c6 0 10 2 15 4-1 2-1 2-2 5l-36 41-42-50h17v-20c-11 0-38 1-51 1s-32-1-47-1v20h30l66 78-55 63c-7 7-23 7-43 7v21c14-2 36-2 40-2 10 0 34 2 43 2v-21c-9 0-16-2-16-5l3-3 42-47 45 55h-15v21c9 0 36-2 50-2 13 0 32 2 46 2v-21h-29z"><text:p/></draw:path><draw:path draw:style-name="gr3" draw:text-style-name="P165" svg:width="0.0382in" svg:height="0.1661in" svg:x="0.3303in" svg:y="0.1661in" svg:viewBox="0 0 98 423" svg:d="M98 211c0-32-4-84-27-132-25-51-63-79-67-79-2 0-4 2-4 4s0 3 7 10c43 41 67 108 67 197 0 72-15 147-68 200-6 6-6 7-6 8 0 2 2 4 4 4 4 0 43-29 68-83 22-46 26-93 26-129z"><text:p/></draw:path><draw:path draw:style-name="gr3" draw:text-style-name="P165" svg:width="0.0193in" svg:height="0.0496in" svg:x="0.3996in" svg:y="0.2728in" svg:viewBox="0 0 50 127" svg:d="M50 44c0-27-10-44-27-44-15 0-23 11-23 22 0 12 8 24 23 24 5 0 11-3 14-6 3-2 3-2 4-2v6c0 32-15 58-29 71-5 5-5 6-5 7 0 4 1 5 5 5 5 0 38-33 38-83z"><text:p/></draw:path><draw:path draw:style-name="gr3" draw:text-style-name="P165" svg:width="0.087in" svg:height="0.1496in" svg:x="0.4673in" svg:y="0.1756in" svg:viewBox="0 0 222 381" svg:d="M164 11c0-1 2-6 2-7 0 0 0-4-5-4s-5 1-6 8l-25 99c-68 1-130 57-130 115 0 40 30 73 82 77-4 13-8 26-10 40-6 19-10 36-10 37 0 5 3 5 5 5 3 0 3 0 5-3 0-1 2-11 4-15l16-64c69-2 130-60 130-116 0-34-23-73-80-76zM84 289c-26-1-56-15-56-58 0-51 37-110 99-116zM138 115c32 3 56 22 56 59 0 49-36 111-100 115z"><text:p/></draw:path><draw:path draw:style-name="gr3" draw:text-style-name="P165" svg:width="0.035in" svg:height="0.078in" svg:x="0.5638in" svg:y="0.2386in" svg:viewBox="0 0 90 199" svg:d="M83 12c0-5-4-12-12-12-9 0-17 7-17 17 0 5 4 11 12 11s17-9 17-16zM22 162c-2 4-3 7-3 13 0 14 12 24 28 24 30 0 43-41 43-44 0-4-4-4-5-4-3 0-3 1-6 5-6 24-19 35-31 35-6 0-7-4-7-11 0-6 2-11 5-18 3-8 6-16 9-24 3-6 13-35 15-37 1-3 2-7 2-10 0-14-12-25-29-25-30 0-43 41-43 46 0 3 4 3 5 3 5 0 5-2 6-5 7-26 20-36 31-36 5 0 8 3 8 10s-2 12-9 30z"><text:p/></draw:path><draw:path draw:style-name="gr3" draw:text-style-name="P165" svg:width="0.037in" svg:height="0.1661in" svg:x="0.6228in" svg:y="0.1661in" svg:viewBox="0 0 95 423" svg:d="M94 219c1-5 1-6 1-8 0-1 0-2-1-7l-76-194c-2-8-5-10-10-10-4 0-8 4-8 8 0 2 0 3 2 8l76 195-76 196c-2 4-2 5-2 8 0 4 4 8 8 8 6 0 8-4 9-8z"><text:p/></draw:path><draw:path draw:style-name="gr3" draw:text-style-name="P165" svg:width="0.1102in" svg:height="0.039in" svg:x="0.7331in" svg:y="0.2299in" svg:viewBox="0 0 281 100" svg:d="M266 17c8 0 15 0 15-9 0-8-7-8-13-8h-254c-7 0-14 0-14 8 0 9 7 9 14 9zM268 100c6 0 13 0 13-9 0-8-7-8-15-8h-252c-7 0-14 0-14 8 0 9 7 9 14 9z"><text:p/></draw:path><draw:path draw:style-name="gr3" draw:text-style-name="P165" svg:width="0.0925in" svg:height="0.4984in" svg:x="0.9228in" svg:y="0in" svg:viewBox="0 0 236 1267" svg:d="M209 1253c3 7 5 14 14 14 7 0 13-6 13-14 0-1 0-2-2-8l-208-612 208-611c2-6 2-8 2-9 0-7-6-13-13-13-9 0-12 7-14 12l-207 614c-2 6-2 7-2 7 0 1 0 2 2 8z"><text:p/></draw:path><draw:path draw:style-name="gr3" draw:text-style-name="P165" svg:width="0.0827in" svg:height="0.1512in" svg:x="1.0421in" svg:y="0.1736in" svg:viewBox="0 0 211 385" svg:d="M133 128h37c8 0 12 0 12-7 0-5-4-5-12-5h-34l8-49c2-8 7-38 11-43 3-8 11-14 20-14 1 0 12 0 19 7-18 1-21 17-21 23 0 10 7 15 15 15 11 0 23-9 23-26 0-19-19-29-36-29-14 0-42 7-54 50-3 9-3 12-14 66h-29c-8 0-13 0-13 8 0 4 3 4 12 4h27l-31 167c-8 42-15 81-37 81-1 0-12 0-20-9 20 0 24-15 24-22 0-10-9-15-17-15-11 0-23 10-23 25 0 20 18 30 36 30 24 0 40-25 48-42 14-26 24-76 24-80z"><text:p/></draw:path><draw:path draw:style-name="gr3" draw:text-style-name="P165" svg:width="0.0382in" svg:height="0.1661in" svg:x="1.1484in" svg:y="0.1661in" svg:viewBox="0 0 98 423" svg:d="M98 419c0-1 0-2-7-10-53-52-66-133-66-198 0-73 16-146 69-199 4-5 4-6 4-8 0-3-1-4-4-4-4 0-42 29-68 83-21 45-26 92-26 128 0 34 5 84 28 132 26 53 62 80 66 80 3 0 4-2 4-4z"><text:p/></draw:path><draw:path draw:style-name="gr3" draw:text-style-name="P165" svg:width="0.0933in" svg:height="0.074in" svg:x="1.2004in" svg:y="0.2169in" svg:viewBox="0 0 238 189" svg:d="M137 84l50-55c5-6 7-9 42-9v-20c-14 1-36 1-38 1-11 0-31-1-43-1v20c6 0 10 2 15 4-2 2-2 2-2 5l-36 41-42-50h17v-20c-11 0-38 1-51 1s-32-1-47-1v20h30l66 78-55 63c-7 7-23 7-43 7v21c14-2 36-2 40-2 10 0 34 2 43 2v-21c-9 0-16-2-16-5l3-3 42-47 45 55h-15v21c9 0 36-2 50-2 13 0 32 2 46 2v-21h-29z"><text:p/></draw:path><draw:path draw:style-name="gr3" draw:text-style-name="P165" svg:width="0.0382in" svg:height="0.1661in" svg:x="1.3067in" svg:y="0.1661in" svg:viewBox="0 0 98 423" svg:d="M98 211c0-32-4-84-27-132-25-51-63-79-67-79-2 0-4 2-4 4s0 3 7 10c43 41 67 108 67 197 0 72-15 147-68 200-6 6-6 7-6 8 0 2 2 4 4 4 4 0 43-29 68-83 22-46 26-93 26-129z"><text:p/></draw:path><draw:path draw:style-name="gr3" draw:text-style-name="P165" svg:width="0.0193in" svg:height="0.0496in" svg:x="1.3764in" svg:y="0.2728in" svg:viewBox="0 0 50 127" svg:d="M50 44c0-27-10-44-27-44-15 0-23 11-23 22 0 12 8 24 23 24 5 0 11-3 14-6 3-2 3-2 4-2v6c0 32-15 58-29 71-5 5-5 6-5 7 0 4 1 5 5 5 5 0 38-33 38-83z"><text:p/></draw:path><draw:path draw:style-name="gr3" draw:text-style-name="P165" svg:width="0.1035in" svg:height="0.0795in" svg:x="1.5102in" svg:y="0.0039in" svg:viewBox="0 0 264 203" svg:d="M227 32c2-10 7-20 31-21 1 0 6 0 6-7 0-2-2-4-5-4-9 0-20 1-31 1-6 0-24-1-30-1-2 0-7 0-7 7 0 4 3 4 7 4 14 0 19 5 19 12 0 2 0 3-1 7l-32 130-76-155c-2-5-2-5-10-5h-40c-6 0-10 0-10 7 0 4 4 4 10 4 7 0 12 0 19 1l-40 158c-2 13-7 21-30 22-3 0-7 0-7 6 0 4 2 5 5 5 9 0 20-1 31-1 6 0 24 1 30 1 4 0 7-2 7-6 0-5-3-5-7-5-19-1-19-8-19-12 0-1 0-4 1-8l38-152 87 178c2 5 3 5 7 5 5 0 5-1 5-6z"><text:p/></draw:path><draw:path draw:style-name="gr3" draw:text-style-name="P165" svg:width="0.2213in" svg:height="0.2327in" svg:x="1.4504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3" draw:text-style-name="P165" svg:width="0.0709in" svg:height="0.0524in" svg:x="1.4413in" svg:y="0.433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165" svg:width="0.0854in" svg:height="0.0311in" svg:x="1.526in" svg:y="0.4398in" svg:viewBox="0 0 218 80" svg:d="M208 14c3 0 10 0 10-7s-7-7-10-7h-197c-4 0-11 0-11 7s7 7 12 7zM208 80c3 0 10 0 10-7 0-8-7-8-10-8h-196c-5 0-12 0-12 8 0 7 7 7 11 7z"><text:p/></draw:path><draw:path draw:style-name="gr3" draw:text-style-name="P165" svg:width="0.0421in" svg:height="0.0772in" svg:x="1.6327in" svg:y="0.4071in" svg:viewBox="0 0 108 197" svg:d="M67 8c0-8 0-8-8-8-19 18-47 19-59 19v11c7 0 26 0 43-8v151c0 10 0 13-30 13h-11v11c5 0 42-1 53-1 10 0 47 1 53 1v-11h-11c-30 0-30-3-30-13z"><text:p/></draw:path><draw:path draw:style-name="gr3" draw:text-style-name="P165" svg:width="0.076in" svg:height="0.0752in" svg:x="1.7201in" svg:y="0.2173in" svg:viewBox="0 0 194 192" svg:d="M142 26c-9-14-21-26-40-26-49 0-102 62-102 124 0 40 23 68 56 68 9 0 30-2 56-31 3 17 18 31 38 31 16 0 25-9 31-23 7-15 13-42 13-42 0-5-4-5-4-5-5 0-5 2-6 9-9 26-16 52-33 52-12 0-13-11-13-20s1-12 6-31c5-18 5-23 8-38l16-59c2-13 2-13 2-15 0-8-4-12-10-12-11 0-18 10-18 18zM113 137c-1 8-1 8-7 15-20 23-36 31-48 31-22 0-28-23-28-40 0-21 14-73 24-93 12-25 31-40 49-40 28 0 34 34 34 37 0 2-1 5-3 7z"><text:p/></draw:path><draw:path draw:style-name="gr3" draw:text-style-name="P165" svg:width="0.0303in" svg:height="0.1157in" svg:x="1.8146in" svg:y="0.1354in" svg:viewBox="0 0 78 295" svg:d="M72 0c-56 40-72 103-72 148 0 42 12 107 72 147 2 0 6 0 6-2s-1-2-4-5c-39-36-54-86-54-140 0-80 30-119 56-141 1-1 2-2 2-3 0-4-4-4-6-4z"><text:p/></draw:path><draw:path draw:style-name="gr3" draw:text-style-name="P165" svg:width="0.035in" svg:height="0.078in" svg:x="1.8591in" svg:y="0.1453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3" draw:text-style-name="P165" svg:width="0.0303in" svg:height="0.1157in" svg:x="1.9087in" svg:y="0.1354in" svg:viewBox="0 0 78 295" svg:d="M6 0c-2 0-6 0-6 4 0 1 1 2 2 3 27 24 54 64 54 141 0 61-19 109-50 138-6 5-6 5-6 7 0 1 1 2 4 2s32-19 51-56c15-24 23-56 23-91 0-41-13-107-72-148z"><text:p/></draw:path><draw:path draw:style-name="gr3" draw:text-style-name="P165" svg:width="0.0709in" svg:height="0.0524in" svg:x="1.8071in" svg:y="0.280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165" svg:width="0.0827in" svg:height="0.1512in" svg:x="1.9697in" svg:y="0.1736in" svg:viewBox="0 0 211 385" svg:d="M133 128h37c8 0 12 0 12-7 0-5-4-5-12-5h-34l8-49c2-8 7-38 11-43 3-8 11-14 20-14 1 0 12 0 19 7-18 1-21 17-21 23 0 10 7 15 15 15 11 0 23-9 23-26 0-19-19-29-36-29-14 0-42 7-54 50-3 9-3 12-14 66h-29c-8 0-13 0-13 8 0 4 3 4 12 4h27l-31 167c-8 42-15 81-37 81-1 0-12 0-20-9 20 0 24-15 24-22 0-10-9-15-17-15-11 0-23 10-23 25 0 20 18 30 36 30 24 0 40-25 48-42 13-26 24-76 24-80z"><text:p/></draw:path><draw:path draw:style-name="gr3" draw:text-style-name="P165" svg:width="0.0382in" svg:height="0.1661in" svg:x="2.076in" svg:y="0.1661in" svg:viewBox="0 0 98 423" svg:d="M98 419c0-1 0-2-7-10-53-52-66-133-66-198 0-73 16-146 69-199 4-5 4-6 4-8 0-3-1-4-4-4-4 0-42 29-68 83-21 45-26 92-26 128 0 34 5 84 28 132 26 53 62 80 66 80 3 0 4-2 4-4z"><text:p/></draw:path><draw:path draw:style-name="gr3" draw:text-style-name="P165" svg:width="0.0933in" svg:height="0.074in" svg:x="2.1283in" svg:y="0.2169in" svg:viewBox="0 0 238 189" svg:d="M137 84l50-55c5-6 7-9 43-9v-20c-15 1-37 1-39 1-11 0-31-1-43-1v20c6 0 10 2 15 4-1 2-1 2-2 5l-36 41-42-50h17v-20c-11 0-38 1-51 1s-32-1-47-1v20h30l66 78-55 63c-7 7-23 7-43 7v21c14-2 36-2 40-2 10 0 34 2 43 2v-21c-9 0-16-2-16-5l3-3 42-47 45 55h-15v21c9 0 36-2 50-2 13 0 32 2 46 2v-21h-29z"><text:p/></draw:path><draw:path draw:style-name="gr3" draw:text-style-name="P165" svg:width="0.0709in" svg:height="0.0524in" svg:x="2.2303in" svg:y="0.264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165" svg:width="0.0382in" svg:height="0.1661in" svg:x="2.3248in" svg:y="0.1661in" svg:viewBox="0 0 98 423" svg:d="M98 211c0-32-4-84-27-132-25-51-63-79-67-79-2 0-4 2-4 4s0 3 7 10c43 41 67 108 67 197 0 72-15 147-68 200-6 6-6 7-6 8 0 2 2 4 4 4 4 0 43-29 68-83 22-46 26-93 26-129z"><text:p/></draw:path><draw:path draw:style-name="gr3" draw:text-style-name="P165" svg:width="0.0925in" svg:height="0.4984in" svg:x="2.398in" svg:y="0in" svg:viewBox="0 0 236 1267" svg:d="M209 633l-207 612c-2 6-2 7-2 8 0 8 6 14 13 14 9 0 12-7 13-12l208-614c2-6 2-7 2-8 0 0 0-1-2-7l-208-613c-1-6-4-13-13-13-7 0-13 6-13 13 0 1 0 3 2 9z"><text:p/></draw:path><draw:path draw:style-name="gr3" draw:text-style-name="P165" svg:width="0.1102in" svg:height="0.039in" svg:x="2.5693in" svg:y="0.2299in" svg:viewBox="0 0 281 100" svg:d="M266 17c8 0 15 0 15-9 0-8-7-8-13-8h-254c-7 0-14 0-14 8 0 9 7 9 14 9zM268 100c6 0 13 0 13-9 0-8-7-8-15-8h-252c-7 0-14 0-14 8 0 9 7 9 14 9z"><text:p/></draw:path><draw:path draw:style-name="gr3" draw:text-style-name="P165" svg:width="0.1035in" svg:height="0.0795in" svg:x="2.8094in" svg:y="0.0039in" svg:viewBox="0 0 264 203" svg:d="M227 32c2-10 7-20 31-21 1 0 6 0 6-7 0-2-2-4-5-4-9 0-20 1-31 1-6 0-24-1-30-1-2 0-7 0-7 7 0 4 3 4 7 4 14 0 19 5 19 12 0 2 0 3-1 7l-32 130-76-155c-2-5-2-5-10-5h-40c-6 0-10 0-10 7 0 4 4 4 10 4 7 0 12 0 19 1l-40 158c-2 13-7 21-31 22-2 0-6 0-6 6 0 4 2 5 5 5 9 0 20-1 31-1 6 0 24 1 30 1 4 0 7-2 7-6 0-5-3-5-7-5-19-1-19-8-19-12 0-1 0-4 1-8l38-152 87 178c2 5 3 5 7 5 5 0 5-1 5-6z"><text:p/></draw:path><draw:path draw:style-name="gr3" draw:text-style-name="P165" svg:width="0.2213in" svg:height="0.2327in" svg:x="2.7496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3" draw:text-style-name="P165" svg:width="0.0709in" svg:height="0.0524in" svg:x="2.7406in" svg:y="0.433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165" svg:width="0.0854in" svg:height="0.0311in" svg:x="2.8256in" svg:y="0.4398in" svg:viewBox="0 0 218 80" svg:d="M208 14c3 0 10 0 10-7s-7-7-10-7h-197c-4 0-11 0-11 7s7 7 12 7zM208 80c3 0 10 0 10-7 0-8-7-8-10-8h-196c-5 0-12 0-12 8 0 7 7 7 11 7z"><text:p/></draw:path><draw:path draw:style-name="gr3" draw:text-style-name="P165" svg:width="0.0421in" svg:height="0.0772in" svg:x="2.9319in" svg:y="0.4071in" svg:viewBox="0 0 108 197" svg:d="M67 8c0-8-1-8-8-8-19 18-47 19-59 19v11c7 0 26 0 43-8v151c0 10 0 13-30 13h-11v11c5 0 42-1 53-1 10 0 47 1 53 1v-11h-11c-30 0-30-3-30-13z"><text:p/></draw:path><draw:path draw:style-name="gr3" draw:text-style-name="P165" svg:width="0.076in" svg:height="0.0752in" svg:x="3.0197in" svg:y="0.2173in" svg:viewBox="0 0 194 192" svg:d="M142 26c-9-14-21-26-40-26-49 0-102 62-102 124 0 40 23 68 56 68 9 0 30-2 56-31 3 17 18 31 38 31 16 0 25-9 31-23 7-15 13-42 13-42 0-5-4-5-4-5-5 0-5 2-6 9-9 26-16 52-33 52-12 0-13-11-13-20s1-12 6-31c5-18 5-23 8-38l16-59c2-13 2-13 2-15 0-8-4-12-10-12-11 0-18 10-18 18zM113 137c-1 8-1 8-7 15-20 23-36 31-48 31-22 0-28-23-28-40 0-21 13-73 24-93 12-25 31-40 49-40 28 0 34 34 34 37 0 2-1 5-3 7z"><text:p/></draw:path><draw:path draw:style-name="gr3" draw:text-style-name="P165" svg:width="0.0303in" svg:height="0.1157in" svg:x="3.1142in" svg:y="0.1354in" svg:viewBox="0 0 78 295" svg:d="M72 0c-56 40-72 103-72 148 0 42 12 107 72 147 2 0 6 0 6-2s-1-2-4-5c-39-36-54-86-54-140 0-80 30-119 56-141 1-1 2-2 2-3 0-4-4-4-6-4z"><text:p/></draw:path><draw:path draw:style-name="gr3" draw:text-style-name="P165" svg:width="0.035in" svg:height="0.078in" svg:x="3.1583in" svg:y="0.1453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3" draw:text-style-name="P165" svg:width="0.0303in" svg:height="0.1157in" svg:x="3.2079in" svg:y="0.1354in" svg:viewBox="0 0 78 295" svg:d="M6 0c-2 0-6 0-6 4 0 1 1 2 2 3 27 24 54 64 54 141 0 61-19 109-50 138-6 5-6 5-6 7 0 1 1 2 4 2s32-19 51-56c15-24 23-56 23-91 0-41-13-107-72-148z"><text:p/></draw:path><draw:path draw:style-name="gr3" draw:text-style-name="P165" svg:width="0.0709in" svg:height="0.0524in" svg:x="3.1063in" svg:y="0.280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165" svg:width="0.037in" svg:height="0.1661in" svg:x="3.3055in" svg:y="0.1661in" svg:viewBox="0 0 95 423" svg:d="M94 17c1-5 1-6 1-9 0-4-4-8-9-8-3 0-7 2-9 10l-75 194c-1 3-2 5-2 7s0 3 2 8l75 194c2 5 3 10 9 10 5 0 9-4 9-8 0-2 0-3-1-8l-77-196z"><text:p/></draw:path><draw:path draw:style-name="gr3" draw:text-style-name="P165" svg:width="0.0827in" svg:height="0.1512in" svg:x="3.361in" svg:y="0.1736in" svg:viewBox="0 0 211 385" svg:d="M133 128h37c8 0 12 0 12-7 0-5-4-5-12-5h-34l8-49c2-8 7-38 11-43 3-8 11-14 20-14 1 0 12 0 19 7-18 1-21 17-21 23 0 10 7 15 15 15 11 0 23-9 23-26 0-19-19-29-36-29-14 0-42 7-54 50-3 9-3 12-14 66h-29c-8 0-13 0-13 8 0 4 3 4 12 4h27l-31 167c-8 42-15 81-37 81-1 0-12 0-20-9 20 0 24-15 24-22 0-10-9-15-17-15-11 0-23 10-23 25 0 20 18 30 36 30 24 0 40-25 48-42 13-26 24-76 24-80z"><text:p/></draw:path><draw:path draw:style-name="gr3" draw:text-style-name="P165" svg:width="0.0382in" svg:height="0.1661in" svg:x="3.4677in" svg:y="0.1661in" svg:viewBox="0 0 98 423" svg:d="M98 419c0-1 0-2-7-10-53-52-66-133-66-198 0-73 16-146 69-199 4-5 4-6 4-8 0-3-1-4-4-4-4 0-42 29-68 83-21 45-26 92-26 128 0 34 5 84 28 132 26 53 62 80 66 80 3 0 4-2 4-4z"><text:p/></draw:path><draw:path draw:style-name="gr3" draw:text-style-name="P165" svg:width="0.0933in" svg:height="0.074in" svg:x="3.5193in" svg:y="0.2169in" svg:viewBox="0 0 238 189" svg:d="M137 84l50-55c5-6 7-9 43-9v-20c-15 1-37 1-39 1-11 0-31-1-43-1v20c6 0 10 2 15 4-1 2-1 2-2 5l-36 41-42-50h17v-20c-11 0-38 1-51 1s-32-1-47-1v20h30l66 78-55 63c-7 7-23 7-43 7v21c14-2 36-2 40-2 10 0 34 2 43 2v-21c-9 0-16-2-16-5l3-3 42-47 45 55h-15v21c9 0 36-2 50-2 13 0 32 2 46 2v-21h-29z"><text:p/></draw:path><draw:path draw:style-name="gr3" draw:text-style-name="P165" svg:width="0.0382in" svg:height="0.1661in" svg:x="3.626in" svg:y="0.1661in" svg:viewBox="0 0 98 423" svg:d="M98 211c0-32-4-84-27-132-25-51-63-79-67-79-2 0-4 2-4 4s0 3 7 10c43 41 67 108 67 197 0 72-15 147-68 200-6 6-6 7-6 8 0 2 2 4 4 4 4 0 43-29 68-83 22-46 26-93 26-129z"><text:p/></draw:path><draw:path draw:style-name="gr3" draw:text-style-name="P165" svg:width="0.0193in" svg:height="0.0496in" svg:x="3.6953in" svg:y="0.2728in" svg:viewBox="0 0 50 127" svg:d="M50 44c0-27-10-44-27-44-15 0-23 11-23 22 0 12 8 24 23 24 5 0 11-3 14-6 3-2 3-2 4-2v6c0 32-15 58-29 71-5 5-5 6-5 7 0 4 1 5 5 5 5 0 38-33 38-83z"><text:p/></draw:path><draw:path draw:style-name="gr3" draw:text-style-name="P165" svg:width="0.0827in" svg:height="0.1512in" svg:x="3.7638in" svg:y="0.1736in" svg:viewBox="0 0 211 385" svg:d="M133 128h37c8 0 12 0 12-7 0-5-4-5-12-5h-34l8-49c2-8 7-38 11-43 3-8 11-14 20-14 1 0 12 0 19 7-18 1-21 17-21 23 0 10 7 15 15 15 11 0 23-9 23-26 0-19-19-29-36-29-14 0-42 7-54 50-3 9-3 12-14 66h-29c-8 0-13 0-13 8 0 4 3 4 12 4h27l-31 167c-8 42-15 81-37 81-1 0-12 0-20-9 20 0 24-15 24-22 0-10-9-15-17-15-11 0-23 10-23 25 0 20 18 30 36 30 24 0 40-25 48-42 13-26 24-76 24-80z"><text:p/></draw:path><draw:path draw:style-name="gr3" draw:text-style-name="P165" svg:width="0.0382in" svg:height="0.1661in" svg:x="3.8701in" svg:y="0.1661in" svg:viewBox="0 0 98 423" svg:d="M98 419c0-1 0-2-7-10-53-52-66-133-66-198 0-73 16-146 69-199 4-5 4-6 4-8 0-3-1-4-4-4-4 0-42 29-68 83-21 45-26 92-26 128 0 34 5 84 28 132 26 53 62 80 66 80 3 0 4-2 4-4z"><text:p/></draw:path><draw:path draw:style-name="gr3" draw:text-style-name="P165" svg:width="0.0933in" svg:height="0.074in" svg:x="3.922in" svg:y="0.2169in" svg:viewBox="0 0 238 189" svg:d="M137 84l50-55c5-6 7-9 42-9v-20c-14 1-36 1-38 1-11 0-31-1-43-1v20c6 0 10 2 15 4-2 2-2 2-2 5l-36 41-42-50h17v-20c-11 0-38 1-51 1s-32-1-47-1v20h30l66 78-55 63c-7 7-23 7-43 7v21c14-2 36-2 40-2 10 0 34 2 43 2v-21c-9 0-16-2-16-5l3-3 42-47 45 55h-15v21c9 0 36-2 50-2 13 0 32 2 46 2v-21h-29z"><text:p/></draw:path><draw:path draw:style-name="gr3" draw:text-style-name="P165" svg:width="0.0709in" svg:height="0.0524in" svg:x="4.0252in" svg:y="0.264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165" svg:width="0.0382in" svg:height="0.1661in" svg:x="4.1197in" svg:y="0.1661in" svg:viewBox="0 0 98 423" svg:d="M98 211c0-32-4-84-27-132-25-51-63-79-67-79-2 0-4 2-4 4s0 3 7 10c43 41 67 108 67 197 0 72-15 147-68 200-6 6-6 7-6 8 0 2 2 4 4 4 4 0 43-29 68-83 22-46 26-93 26-129z"><text:p/></draw:path><draw:path draw:style-name="gr3" draw:text-style-name="P165" svg:width="0.037in" svg:height="0.1661in" svg:x="4.1835in" svg:y="0.1661in" svg:viewBox="0 0 95 423" svg:d="M94 219c1-5 1-6 1-8 0-1 0-2-1-7l-76-194c-2-8-5-10-10-10-4 0-8 4-8 8 0 2 0 3 2 8l76 195-76 196c-2 4-2 5-2 8 0 4 4 8 8 8 6 0 8-4 9-8z"><text:p/></draw:path></draw:g></text:p>
      <text:p text:style-name="P19">Đây <text:span text:style-name="T6">là các bước để cài đặt thuật toán kernel PCA:</text:span></text:p>
      <text:p text:style-name="P20">S1: Chọn một nhân ánh xạ <draw:g text:anchor-type="as-char" svg:y="-0.1252in" draw:z-index="36" draw:style-name="gr1"><svg:title>TexMaths</svg:title><svg:desc>12§display§k(\textbf{x}_{m}, \textbf{x}_{n})§svg§600§FALSE§</svg:desc><draw:polygon draw:style-name="gr2" draw:text-style-name="P164" svg:width="0.6791in" svg:height="0.1492in" svg:x="0in" svg:y="0.0071in" svg:viewBox="0 0 1726 380" draw:points="863,380 0,380 0,0 1726,0 1726,380"><text:p/></draw:polygon><draw:path draw:style-name="gr3" draw:text-style-name="P165" svg:width="0.0752in" svg:height="0.1173in" svg:x="0.0008in" svg:y="0.0071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3" draw:text-style-name="P165" svg:width="0.0382in" svg:height="0.1657in" svg:x="0.0996in" svg:y="0.0004in" svg:viewBox="0 0 98 422" svg:d="M98 419c0-1 0-3-7-10-53-53-66-133-66-198 0-73 16-146 69-199 4-5 4-6 4-8 0-3-1-4-4-4-4 0-42 29-68 83-21 45-26 92-26 128 0 34 5 84 28 132 26 53 62 79 66 79 3 0 4-1 4-3z"><text:p/></draw:path><draw:path draw:style-name="gr3" draw:text-style-name="P165" svg:width="0.0933in" svg:height="0.0736in" svg:x="0.1516in" svg:y="0.0504in" svg:viewBox="0 0 238 188" svg:d="M137 84l50-55c5-6 7-9 43-9v-20c-15 1-37 1-39 1-11 0-31-1-43-1v20c6 0 10 2 15 4-1 2-1 2-2 5l-36 41-42-50h17v-20c-11 0-38 1-51 1s-32-1-47-1v20h30l66 78-55 63c-7 7-23 7-43 7v20c14-1 36-1 40-1 10 0 34 1 43 1v-20c-9 0-16-2-16-5l3-3 42-47 45 55h-15v20c9 0 36-1 50-1 13 0 32 1 46 1v-20h-29z"><text:p/></draw:path><draw:path draw:style-name="gr3" draw:text-style-name="P165" svg:width="0.1063in" svg:height="0.0524in" svg:x="0.2539in" svg:y="0.0965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 draw:text-style-name="P165" svg:width="0.0193in" svg:height="0.0496in" svg:x="0.3894in" svg:y="0.1071in" svg:viewBox="0 0 50 127" svg:d="M50 44c0-27-10-44-27-44-15 0-23 11-23 22 0 12 8 24 23 24 5 0 11-3 14-6 3-2 3-2 4-2v6c0 32-15 58-29 71-5 5-5 6-5 7 0 4 1 5 5 5 5 0 38-33 38-83z"><text:p/></draw:path><draw:path draw:style-name="gr3" draw:text-style-name="P165" svg:width="0.0933in" svg:height="0.0736in" svg:x="0.4524in" svg:y="0.0504in" svg:viewBox="0 0 238 188" svg:d="M137 84l50-55c5-6 7-9 43-9v-20c-15 1-37 1-39 1-11 0-31-1-43-1v20c6 0 10 2 15 4-1 2-1 2-2 5l-36 41-42-50h17v-20c-11 0-38 1-51 1s-32-1-47-1v20h30l66 78-55 63c-7 7-23 7-43 7v20c14-1 36-1 40-1 10 0 34 1 43 1v-20c-9 0-16-2-16-5l3-3 42-47 45 55h-15v20c9 0 36-1 50-1 13 0 32 1 46 1v-20h-29z"><text:p/></draw:path><draw:path draw:style-name="gr3" draw:text-style-name="P165" svg:width="0.0709in" svg:height="0.0524in" svg:x="0.5551in" svg:y="0.096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165" svg:width="0.0382in" svg:height="0.1657in" svg:x="0.6496in" svg:y="0.0004in" svg:viewBox="0 0 98 422" svg:d="M98 211c0-32-4-84-27-132-25-51-63-79-67-79-2 0-4 2-4 4s0 3 7 10c43 41 67 108 67 197 0 72-15 147-68 199-6 6-6 8-6 9 0 2 2 3 4 3 4 0 43-28 68-82 22-46 26-93 26-129z"><text:p/></draw:path></draw:g>.</text:p>
      <text:p text:style-name="P20">S2: Tính <draw:g text:anchor-type="as-char" svg:y="-0.1138in" draw:z-index="37" draw:style-name="gr1"><svg:title>TexMaths</svg:title><svg:desc>12§display§\textbf{K}§svg§600§FALSE§</svg:desc><draw:polygon draw:style-name="gr2" draw:text-style-name="P164" svg:width="0.124in" svg:height="0.0972in" svg:x="0.002in" svg:y="0.0083in" svg:viewBox="0 0 316 248" draw:points="159,248 0,248 0,0 316,0 316,248"><text:p/></draw:polygon><draw:path draw:style-name="gr3" draw:text-style-name="P165" svg:width="0.1343in" svg:height="0.1138in" svg:x="0in" svg:y="0in" svg:viewBox="0 0 342 290" svg:d="M188 113l101-85c9-8 27-8 40-8h6v-20c-16 1-40 1-43 1-15 0-45 0-61-1v20c6 0 14 0 24 2 7 2 2 1 6 3l-156 131v-136h46v-20c-16 1-58 1-76 1s-58 0-75-1v20h46v251h-46v19c17-2 57-2 75-2s60 0 76 2v-19h-46v-90l42-34 88 114c1 2 1 2 2 6-6 4-15 4-30 4v19c17-2 55-2 74-2 16 0 46 0 61 2v-19h-11c-23 0-24-3-29-9z"><text:p/></draw:path></draw:g><text:s/>dựa vào dữ liệu train <draw:g text:anchor-type="as-char" svg:y="-0.1252in" draw:z-index="38" draw:style-name="gr1"><svg:title>TexMaths</svg:title><svg:desc>12§display§\{ \textbf{x}_{n} \}§svg§600§FALSE§</svg:desc><draw:polygon draw:style-name="gr2" draw:text-style-name="P164" svg:width="0.3283in" svg:height="0.1492in" svg:x="0in" svg:y="0.0071in" svg:viewBox="0 0 835 380" draw:points="418,380 0,380 0,0 835,0 835,380"><text:p/></draw:polygon><draw:path draw:style-name="gr3" draw:text-style-name="P165" svg:width="0.0591in" svg:height="0.1657in" svg:x="0.0039in" svg:y="0.0004in"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3" draw:text-style-name="P165" svg:width="0.0937in" svg:height="0.0736in" svg:x="0.0783in" svg:y="0.0504in" svg:viewBox="0 0 239 188" svg:d="M137 84l50-55c5-6 7-9 43-9v-20c-15 1-37 1-39 1-11 0-31-1-43-1v20c6 0 10 2 15 4-1 2-1 2-2 5l-36 41-42-50h17v-20c-11 0-38 1-51 1s-32-1-47-1v20h30l66 78-55 63c-7 7-23 7-43 7v20c14-1 36-1 40-1 10 0 34 1 43 1v-20c-9 0-16-2-16-5l3-3 42-47 45 55h-15v20c9 0 36-1 50-1 13 0 32 1 47 1v-20h-30z"><text:p/></draw:path><draw:path draw:style-name="gr3" draw:text-style-name="P165" svg:width="0.0709in" svg:height="0.0524in" svg:x="0.1811in" svg:y="0.096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165" svg:width="0.0591in" svg:height="0.1657in" svg:x="0.278in" svg:y="0.0004in"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 <draw:g text:anchor-type="as-char" svg:y="-0.1138in" draw:z-index="39" draw:style-name="gr1"><svg:title>TexMaths</svg:title><svg:desc>12§display§n =1,2,\dots, N§svg§600§FALSE§</svg:desc><draw:polygon draw:style-name="gr2" draw:text-style-name="P164" svg:width="1.0591in" svg:height="0.1291in" svg:x="0.0031in" svg:y="0.0083in" svg:viewBox="0 0 2691 329" draw:points="1346,329 0,329 0,0 2691,0 2691,329"><text:p/></draw:polygon><draw:path draw:style-name="gr3" draw:text-style-name="P165" svg:width="0.0898in" svg:height="0.0752in" svg:x="0in" svg:y="0.0402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165" svg:width="0.1102in" svg:height="0.039in" svg:x="0.1504in" svg:y="0.0524in" svg:viewBox="0 0 281 100" svg:d="M266 17c8 0 15 0 15-9 0-8-7-8-13-8h-254c-7 0-14 0-14 8 0 9 7 9 14 9zM268 100c6 0 13 0 13-9 0-8-7-8-15-8h-252c-7 0-14 0-14 8 0 9 7 9 14 9z"><text:p/></draw:path><draw:path draw:style-name="gr3" draw:text-style-name="P165" svg:width="0.0547in" svg:height="0.1106in" svg:x="0.3311in" svg:y="0.0028in" svg:viewBox="0 0 140 282" svg:d="M88 11c0-10 0-11-10-11-28 26-65 26-78 26v15c8 0 34 0 55-12v219c0 16 0 21-38 21h-15v13c15-1 53-1 69-1 18 0 54 0 69 1v-13h-13c-38 0-39-5-39-21z"><text:p/></draw:path><draw:path draw:style-name="gr3" draw:text-style-name="P165" svg:width="0.0193in" svg:height="0.0496in" svg:x="0.4134in" svg:y="0.0957in" svg:viewBox="0 0 50 127" svg:d="M50 44c0-27-10-44-27-44-15 0-23 11-23 22 0 12 8 24 23 24 5 0 11-3 14-6 3-2 3-2 4-2v6c0 32-15 58-29 71-5 5-5 6-5 7 0 4 1 5 5 5 5 0 38-33 38-83z"><text:p/></draw:path><draw:path draw:style-name="gr3" draw:text-style-name="P165" svg:width="0.0661in" svg:height="0.1106in" svg:x="0.4807in" svg:y="0.002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165" svg:width="0.0193in" svg:height="0.0496in" svg:x="0.5701in" svg:y="0.0957in" svg:viewBox="0 0 50 127" svg:d="M50 44c0-27-10-44-27-44-15 0-23 11-23 22 0 12 8 24 23 24 5 0 11-3 14-6 3-2 3-2 4-2v6c0 32-15 58-29 71-5 5-5 6-5 7 0 4 1 5 5 5 5 0 38-33 38-83z"><text:p/></draw:path><draw:path draw:style-name="gr3" draw:text-style-name="P165" svg:width="0.0177in" svg:height="0.0177in" svg:x="0.6437in" svg:y="0.0957in" svg:viewBox="0 0 46 46" svg:d="M46 23c0-12-10-23-23-23-12 0-23 11-23 23 0 13 11 23 23 23 13 0 23-10 23-23z"><text:p/></draw:path><draw:path draw:style-name="gr3" draw:text-style-name="P165" svg:width="0.0177in" svg:height="0.0177in" svg:x="0.7177in" svg:y="0.0957in" svg:viewBox="0 0 46 46" svg:d="M46 23c0-12-10-23-23-23-12 0-23 11-23 23 0 13 11 23 23 23 13 0 23-10 23-23z"><text:p/></draw:path><draw:path draw:style-name="gr3" draw:text-style-name="P165" svg:width="0.0177in" svg:height="0.0177in" svg:x="0.7917in" svg:y="0.0957in" svg:viewBox="0 0 46 46" svg:d="M46 23c0-12-10-23-23-23-12 0-23 11-23 23 0 13 11 23 23 23 13 0 23-10 23-23z"><text:p/></draw:path><draw:path draw:style-name="gr3" draw:text-style-name="P165" svg:width="0.0193in" svg:height="0.0496in" svg:x="0.8654in" svg:y="0.0957in" svg:viewBox="0 0 50 127" svg:d="M50 44c0-27-10-44-27-44-15 0-23 11-23 22 0 12 8 24 23 24 5 0 11-3 14-6 3-2 3-2 4-2v6c0 32-15 58-29 71-5 5-5 6-5 7 0 4 1 5 5 5 5 0 38-33 38-83z"><text:p/></draw:path><draw:path draw:style-name="gr3" draw:text-style-name="P165" svg:width="0.1398in" svg:height="0.1134in" svg:x="0.9311in" svg:y="0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g></text:p>
      <text:p text:style-name="P20">S3: Giải quyết vấn đề chéo hóa của <draw:g text:anchor-type="as-char" svg:y="-0.1138in" draw:z-index="40" draw:style-name="gr1"><svg:title>TexMaths</svg:title><svg:desc>12§display§\textbf{K}§svg§600§FALSE§</svg:desc><draw:polygon draw:style-name="gr2" draw:text-style-name="P164" svg:width="0.124in" svg:height="0.0972in" svg:x="0.002in" svg:y="0.0083in" svg:viewBox="0 0 316 248" draw:points="159,248 0,248 0,0 316,0 316,248"><text:p/></draw:polygon><draw:path draw:style-name="gr3" draw:text-style-name="P165" svg:width="0.1343in" svg:height="0.1138in" svg:x="0in" svg:y="0in" svg:viewBox="0 0 342 290" svg:d="M188 113l101-85c9-8 27-8 40-8h6v-20c-16 1-40 1-43 1-15 0-45 0-61-1v20c6 0 14 0 24 2 7 2 2 1 6 3l-156 131v-136h46v-20c-16 1-58 1-76 1s-58 0-75-1v20h46v251h-46v19c17-2 57-2 75-2s60 0 76 2v-19h-46v-90l42-34 88 114c1 2 1 2 2 6-6 4-15 4-30 4v19c17-2 55-2 74-2 16 0 46 0 61 2v-19h-11c-23 0-24-3-29-9z"><text:p/></draw:path></draw:g><text:s/>để lấy được trị riêng <draw:g text:anchor-type="as-char" svg:y="-0.1165in" draw:z-index="41" draw:style-name="gr1"><svg:title>TexMaths</svg:title><svg:desc>12§display§\lambda_{i}§svg§600§FALSE§</svg:desc><draw:polygon draw:style-name="gr2" draw:text-style-name="P164" svg:width="0.1205in" svg:height="0.1248in" svg:x="0.0004in" svg:y="0.0083in" svg:viewBox="0 0 307 318" draw:points="154,318 0,318 0,0 307,0 307,318"><text:p/></draw:polygon><draw:path draw:style-name="gr3" draw:text-style-name="P165" svg:width="0.0819in" svg:height="0.1177in" svg:x="0.0008in" svg:y="0in" svg:viewBox="0 0 209 300" svg:d="M128 170c17 44 38 110 46 119 6 10 10 10 22 10h9c4-1 4-4 4-5s0-2-1-4c-5-4-8-10-10-19l-86-241c-10-24-33-30-52-30-2 0-8 0-8 5 0 2 3 3 3 3 15 4 18 6 28 35l42 114-118 117c-5 4-7 7-7 13 0 7 6 13 12 13 7 0 11-5 14-10z"><text:p/></draw:path><draw:path draw:style-name="gr3" draw:text-style-name="P165" svg:width="0.035in" svg:height="0.078in" svg:x="0.0945in" svg:y="0.0638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g><text:s/>và <draw:g text:anchor-type="as-char" svg:y="-0.0756in" draw:z-index="42" draw:style-name="gr1"><svg:title>TexMaths</svg:title><svg:desc>12§display§\textbf{a}_{i}§svg§600§FALSE§</svg:desc><draw:polygon draw:style-name="gr2" draw:text-style-name="P164" svg:width="0.1169in" svg:height="0.0843in" svg:x="0.0028in" svg:y="0.0083in" svg:viewBox="0 0 298 215" draw:points="149,215 0,215 0,0 298,0 298,215"><text:p/></draw:polygon><draw:path draw:style-name="gr3" draw:text-style-name="P165" svg:width="0.0874in" svg:height="0.076in" svg:x="0in" svg:y="0in" svg:viewBox="0 0 223 194" svg:d="M145 159c0 13 0 32 45 32h19c10 0 14 0 14-10s-6-10-10-10c-27 0-27-6-27-15v-91c0-37-30-65-92-65-26 0-77 2-77 39 0 18 14 26 26 26 13 0 27-9 27-26 0-13-9-20-10-21 12-2 26-2 31-2 32 0 46 16 46 49v14c-29 1-137 5-137 66 0 42 53 49 82 49 33 0 54-17 63-35zM137 93v40c0 41-38 45-48 45-23 0-39-14-39-33 0-46 67-52 87-52z"><text:p/></draw:path><draw:path draw:style-name="gr3" draw:text-style-name="P165" svg:width="0.035in" svg:height="0.078in" svg:x="0.0933in" svg:y="0.0228in" svg:viewBox="0 0 90 199" svg:d="M83 12c0-5-4-12-12-12-9 0-17 7-17 17 0 5 4 11 12 11s17-9 17-16zM22 162c-2 3-3 7-3 12 0 14 12 25 28 25 31 0 43-41 43-45s-4-4-5-4c-3 0-3 2-6 4-6 24-19 36-31 36-6 0-7-3-7-10 0-6 2-11 5-18 3-9 6-17 9-24 3-8 13-35 15-37 1-3 2-8 2-10 0-14-12-25-29-25-30 0-43 41-43 45s4 4 5 4c5 0 5-3 6-5 7-26 20-36 31-36 5 0 8 3 8 10s-2 12-9 30z"><text:p/></draw:path></draw:g></text:p>
      <text:p text:style-name="P20">S4: Với mỗi điểm <draw:g text:anchor-type="as-char" svg:y="-0.0744in" draw:z-index="43" draw:style-name="gr1"><svg:title>TexMaths</svg:title><svg:desc>12§display§\textbf{x}§svg§600§FALSE§</svg:desc><draw:polygon draw:style-name="gr2" draw:text-style-name="P164" svg:width="0.0807in" svg:height="0.0575in" svg:x="0.0047in" svg:y="0.0087in" svg:viewBox="0 0 206 147" draw:points="102,147 0,147 0,0 206,0 206,147"><text:p/></draw:polygon><draw:path draw:style-name="gr3" draw:text-style-name="P165" svg:width="0.0937in" svg:height="0.074in" svg:x="0in" svg:y="0in" svg:viewBox="0 0 239 189" svg:d="M137 84l51-55c5-6 7-9 43-9v-20c-15 1-38 1-39 1-11 0-32-1-44-1v20c6 0 11 2 16 4-1 2-1 2-4 5l-35 41-42-50h17v-20c-11 0-37 1-51 1-13 0-32-1-47-1v20h31l65 79-55 62c-7 7-23 7-43 7v21c14-1 36-1 40-1 11 0 34 1 43 1v-21c-8 0-16-1-16-4l3-4 42-46 46 54h-17v21c11 0 37-1 52-1 13 0 32 1 46 1v-21h-30z"><text:p/></draw:path></draw:g>, tìm thành phần chính trong không gian đặc trưng: <draw:g text:anchor-type="as-char" svg:y="-0.2846in" draw:z-index="44" draw:style-name="gr1"><svg:title>TexMaths</svg:title><svg:desc>12§display§\left\langle f(\textbf{x}), \phi_{i} \right\rangle = \sum_{n=1}^{N} a_{n}^{(i)} k(\textbf{x}, \textbf{x}_{n})§svg§600§FALSE§</svg:desc><draw:polygon draw:style-name="gr2" draw:text-style-name="P164" svg:width="1.9858in" svg:height="0.465in" svg:x="0in" svg:y="0.0083in" svg:viewBox="0 0 5045 1182" draw:points="2523,1182 0,1182 0,0 5045,0 5045,1182"><text:p/></draw:polygon><draw:path draw:style-name="gr3" draw:text-style-name="P165" svg:width="0.037in" svg:height="0.1657in" svg:x="0.0098in" svg:y="0.1622in" svg:viewBox="0 0 95 422" svg:d="M94 17c1-5 1-6 1-9 0-4-4-8-9-8-3 0-7 2-9 10l-75 194c-1 2-2 5-2 7 0 1 0 2 2 7l75 194c2 5 3 10 9 10 5 0 9-4 9-7s0-4-1-9l-77-195z"><text:p/></draw:path><draw:path draw:style-name="gr3" draw:text-style-name="P165" svg:width="0.0827in" svg:height="0.1512in" svg:x="0.0654in" svg:y="0.1693in" svg:viewBox="0 0 211 385" svg:d="M133 128h37c8 0 12 0 12-7 0-5-4-5-12-5h-34l8-49c2-8 7-38 11-43 3-8 11-14 20-14 1 0 12 0 19 7-18 1-21 17-21 23 0 10 7 15 15 15 11 0 23-9 23-26 0-19-19-29-36-29-14 0-42 7-54 50-3 9-3 12-14 66h-29c-8 0-13 0-13 7 0 5 3 5 12 5h27l-31 167c-8 42-15 80-37 80-1 0-12 0-20-7 20-1 24-17 24-24 0-10-9-14-17-14-11 0-23 9-23 25 0 19 18 30 36 30 24 0 40-25 48-41 14-28 24-78 24-82z"><text:p/></draw:path><draw:path draw:style-name="gr3" draw:text-style-name="P165" svg:width="0.0382in" svg:height="0.1657in" svg:x="0.172in" svg:y="0.1622in" svg:viewBox="0 0 98 422" svg:d="M98 418c0-1 0-2-7-9-53-53-66-133-66-198 0-73 16-146 69-199 4-5 4-6 4-8 0-3-1-4-4-4-4 0-42 29-68 83-21 45-26 92-26 128 0 34 5 84 28 133 26 52 62 78 66 78 3 0 4-1 4-4z"><text:p/></draw:path><draw:path draw:style-name="gr3" draw:text-style-name="P165" svg:width="0.0933in" svg:height="0.0736in" svg:x="0.224in" svg:y="0.2126in" svg:viewBox="0 0 238 188" svg:d="M137 84l50-55c5-6 7-9 43-9v-20c-15 1-37 1-39 1-11 0-31-1-43-1v20c6 0 10 2 15 4-1 2-1 2-2 5l-36 41-42-50h17v-20c-11 0-38 1-51 1s-32-1-47-1v20h30l66 78-55 63c-7 7-23 7-43 7v20c14-1 36-1 40-1 10 0 34 1 43 1v-20c-9 0-16-3-16-5l3-4 42-46 45 55h-15v20c9 0 36-1 50-1 13 0 32 1 46 1v-20h-29z"><text:p/></draw:path><draw:path draw:style-name="gr3" draw:text-style-name="P165" svg:width="0.0382in" svg:height="0.1657in" svg:x="0.3303in" svg:y="0.1622in" svg:viewBox="0 0 98 422" svg:d="M98 211c0-32-4-84-27-132-25-51-63-79-67-79-2 0-4 2-4 4s0 3 7 10c43 41 67 108 67 197 0 72-15 147-68 200-6 5-6 6-6 7 0 3 2 4 4 4 4 0 43-29 68-83 22-45 26-92 26-128z"><text:p/></draw:path><draw:path draw:style-name="gr3" draw:text-style-name="P165" svg:width="0.0193in" svg:height="0.0496in" svg:x="0.3996in" svg:y="0.2693in" svg:viewBox="0 0 50 127" svg:d="M50 44c0-27-10-44-27-44-15 0-23 11-23 22 0 12 8 24 23 24 5 0 11-3 14-6 3-2 3-2 4-2v6c0 32-15 58-29 71-5 5-5 6-5 7 0 4 1 5 5 5 5 0 38-34 38-83z"><text:p/></draw:path><draw:path draw:style-name="gr3" draw:text-style-name="P165" svg:width="0.087in" svg:height="0.1492in" svg:x="0.4673in" svg:y="0.172in" svg:viewBox="0 0 222 380" svg:d="M164 11c0-1 2-6 2-7 0 0 0-4-5-4s-5 1-6 8l-25 99c-68 1-130 57-130 115 0 39 30 73 82 76-4 14-8 27-10 40-6 20-10 36-10 37 0 5 3 5 5 5 3 0 3 0 5-2 0 0 2-10 4-16l16-64c69-2 130-59 130-116 0-33-23-72-80-75zM84 289c-26-1-56-16-56-59 0-50 37-109 99-115zM138 115c32 2 56 22 56 59 0 49-36 110-100 115z"><text:p/></draw:path><draw:path draw:style-name="gr3" draw:text-style-name="P165" svg:width="0.035in" svg:height="0.078in" svg:x="0.5638in" svg:y="0.2346in" svg:viewBox="0 0 90 199" svg:d="M83 12c0-5-4-12-12-12-9 0-17 7-17 17 0 5 4 11 12 11s17-9 17-16zM22 162c-2 3-3 7-3 13 0 13 12 24 28 24 30 0 43-41 43-44 0-4-4-4-5-4-3 0-3 1-6 5-6 24-19 35-31 35-6 0-7-4-7-11 0-6 2-11 5-18 3-9 6-16 9-24 3-6 13-35 15-37 1-3 2-8 2-10 0-14-12-25-29-25-30 0-43 41-43 45s4 4 5 4c5 0 5-2 6-5 7-26 20-36 31-36 5 0 8 3 8 10s-2 12-9 30z"><text:p/></draw:path><draw:path draw:style-name="gr3" draw:text-style-name="P165" svg:width="0.037in" svg:height="0.1657in" svg:x="0.6228in" svg:y="0.1622in" svg:viewBox="0 0 95 422" svg:d="M94 218c1-5 1-6 1-7s0-2-1-7l-76-194c-2-8-5-10-10-10-4 0-8 4-8 8 0 2 0 3 2 8l76 195-76 195c-2 5-2 5-2 9 0 3 4 7 8 7 6 0 8-4 9-7z"><text:p/></draw:path><draw:path draw:style-name="gr3" draw:text-style-name="P165" svg:width="0.1102in" svg:height="0.0386in" svg:x="0.7335in" svg:y="0.226in" svg:viewBox="0 0 281 99" svg:d="M266 17c8 0 15 0 15-9 0-8-7-8-13-8h-254c-7 0-14 0-14 8 0 9 7 9 14 9zM268 99c6 0 13 0 13-8s-7-8-15-8h-252c-7 0-14 0-14 8s7 8 14 8z"><text:p/></draw:path><draw:path draw:style-name="gr3" draw:text-style-name="P165" svg:width="0.1035in" svg:height="0.0795in" svg:x="0.9736in" svg:y="0in" svg:viewBox="0 0 264 203" svg:d="M227 32c2-10 7-20 31-21 1 0 6 0 6-7 0-2-2-4-5-4-9 0-20 1-31 1-6 0-24-1-30-1-2 0-7 0-7 7 0 4 3 4 7 4 14 0 19 5 19 12 0 2 0 3-1 7l-32 129-76-154c-2-5-2-5-10-5h-40c-6 0-10 0-10 7 0 4 4 4 10 4 7 0 12 0 19 1l-40 158c-2 12-7 21-31 22-2 0-6 0-6 6 0 3 2 5 5 5 9 0 20-2 31-2 6 0 24 2 30 2 4 0 7-3 7-6 0-5-3-5-7-5-19-1-19-9-19-12 0-1 0-4 1-9l38-151 87 178c2 5 3 5 7 5 5 0 5-2 5-6z"><text:p/></draw:path><draw:path draw:style-name="gr3" draw:text-style-name="P165" svg:width="0.2213in" svg:height="0.2323in" svg:x="0.9142in" svg:y="0.1291in" svg:viewBox="0 0 563 591" svg:d="M511 591l52-136h-11c-17 45-61 74-110 86-9 2-51 14-132 14h-255l216-253c3-2 4-5 4-7 0 0 0-1-4-6l-197-269h232c56 0 95 6 100 6 22 5 58 11 92 33 11 6 40 25 54 60h11l-52-119h-499c-10 0-10 0-12 2 0 2 0 10 0 15l223 305-218 257c-5 5-5 7-5 7 0 5 4 5 12 5z"><text:p/></draw:path><draw:path draw:style-name="gr3" draw:text-style-name="P165" svg:width="0.0709in" svg:height="0.0524in" svg:x="0.9047in" svg:y="0.4295in" svg:viewBox="0 0 181 134" svg:d="M22 113c0 3-3 10-3 12 0 7 6 9 11 9s10-3 11-7c1-2 5-12 5-18 2-6 4-19 7-26 2-7 3-13 5-21 3-12 3-14 12-26s22-28 45-28c17 0 17 15 17 21 0 18-12 50-17 63-3 9-5 11-5 16 0 15 14 26 28 26 30 0 43-41 43-45 0-5-3-5-5-5-3 0-4 2-6 6-6 23-19 36-31 36-6 0-7-4-7-11s1-11 7-24c3-9 16-41 16-57 0-29-23-34-39-34-25 0-42 16-50 26-2-19-20-26-31-26-13 0-21 10-24 17-7 9-11 27-11 29 0 3 4 3 5 3 5 0 5-1 7-8 5-18 10-33 22-33 7 0 9 6 9 15 0 6-2 17-5 25-2 7-4 20-7 26z"><text:p/></draw:path><draw:path draw:style-name="gr3" draw:text-style-name="P165" svg:width="0.0854in" svg:height="0.0311in" svg:x="0.9898in" svg:y="0.4358in" svg:viewBox="0 0 218 80" svg:d="M208 14c3 0 10 0 10-7s-7-7-10-7h-197c-4 0-11 0-11 7s7 7 12 7zM208 80c3 0 10 0 10-7 0-8-7-8-10-8h-196c-5 0-12 0-12 8 0 7 7 7 11 7z"><text:p/></draw:path><draw:path draw:style-name="gr3" draw:text-style-name="P165" svg:width="0.0421in" svg:height="0.0772in" svg:x="1.0961in" svg:y="0.4035in" svg:viewBox="0 0 108 197" svg:d="M67 8c0-8-1-8-8-8-19 18-47 19-59 19v11c7 0 26 0 43-8v151c0 9 0 13-30 13h-11v11c5 0 42-2 53-2 10 0 47 2 53 2v-11h-11c-30 0-30-4-30-13z"><text:p/></draw:path><draw:path draw:style-name="gr3" draw:text-style-name="P165" svg:width="0.076in" svg:height="0.0752in" svg:x="1.1839in" svg:y="0.2138in" svg:viewBox="0 0 194 192" svg:d="M142 26c-9-14-21-26-40-26-49 0-102 62-102 123 0 41 23 69 56 69 9 0 30-3 56-31 3 16 18 31 38 31 16 0 25-10 31-23 7-16 13-42 13-42 0-5-4-5-4-5-5 0-5 1-6 9-9 26-16 51-33 51-12 0-13-11-13-19 0-10 1-12 6-31 5-18 5-23 8-39l16-58c2-13 2-13 2-15 0-8-4-12-10-12-11 0-18 10-18 18zM113 137c-1 8-1 8-9 15-18 23-34 30-46 30-22 0-28-23-28-39 0-21 13-73 24-93 12-25 31-40 49-40 28 0 34 34 34 37 0 2-1 5-3 7z"><text:p/></draw:path><draw:path draw:style-name="gr3" draw:text-style-name="P165" svg:width="0.0303in" svg:height="0.1157in" svg:x="1.2783in" svg:y="0.1311in" svg:viewBox="0 0 78 295" svg:d="M72 0c-56 40-72 103-72 147 0 42 12 107 72 148 2 0 6 0 6-3 0-2-1-2-4-4-39-36-54-87-54-141 0-79 30-118 56-140 1-1 2-2 2-3 0-4-4-4-6-4z"><text:p/></draw:path><draw:path draw:style-name="gr3" draw:text-style-name="P165" svg:width="0.035in" svg:height="0.078in" svg:x="1.3224in" svg:y="0.1409in" svg:viewBox="0 0 90 199" svg:d="M83 12c0-5-4-12-12-12-9 0-17 7-17 17 0 5 4 11 12 11s17-9 17-16zM22 162c-2 3-3 7-3 13 0 13 12 24 28 24 31 0 43-41 43-44 0-4-4-4-5-4-3 0-3 1-6 5-6 24-19 35-31 35-6 0-7-4-7-10 0-7 2-12 5-19 3-9 6-16 9-24 3-6 13-35 15-37 1-3 2-8 2-10 0-14-12-25-29-25-30 0-43 41-43 45s4 4 5 4c5 0 5-2 6-5 7-26 20-36 31-36 5 0 8 3 8 10s-2 12-9 30z"><text:p/></draw:path><draw:path draw:style-name="gr3" draw:text-style-name="P165" svg:width="0.0303in" svg:height="0.1157in" svg:x="1.372in" svg:y="0.1311in" svg:viewBox="0 0 78 295" svg:d="M6 0c-2 0-6 0-6 4 0 1 1 2 2 3 27 24 56 64 56 140 0 62-21 110-52 138-6 5-6 5-6 7s1 3 4 3 32-19 51-56c15-24 23-57 23-92 0-40-13-106-72-147z"><text:p/></draw:path><draw:path draw:style-name="gr3" draw:text-style-name="P165" svg:width="0.0709in" svg:height="0.0524in" svg:x="1.2705in" svg:y="0.2764in" svg:viewBox="0 0 181 134" svg:d="M22 113c0 3-3 10-3 12 0 7 6 9 11 9s10-3 11-7c1-2 5-12 5-18 2-6 4-19 7-26 2-7 3-13 5-21 3-12 3-14 12-26s22-28 45-28c17 0 17 15 17 21 0 18-12 50-17 63-3 9-5 11-5 16 0 15 14 26 28 26 30 0 43-41 43-45 0-5-3-5-5-5-3 0-4 2-6 6-6 23-19 36-31 36-6 0-7-4-7-11s1-11 7-24c3-9 16-41 16-57 0-29-23-34-39-34-25 0-42 16-50 26-2-19-20-26-31-26-13 0-21 10-24 17-7 9-11 27-11 29 0 3 4 3 5 3 5 0 5-1 7-8 5-18 10-33 22-33 7 0 9 6 9 15 0 6-2 17-5 25-2 7-4 20-7 26z"><text:p/></draw:path><draw:path draw:style-name="gr3" draw:text-style-name="P165" svg:width="0.0752in" svg:height="0.1169in" svg:x="1.4335in" svg:y="0.172in" svg:viewBox="0 0 192 298" svg:d="M98 5c0-1 0-5-4-5-10 0-42 4-53 4-4 1-9 1-9 8 0 6 4 6 11 6 21 0 22 4 22 7l-1 9-62 243c-2 6-2 7-2 8 0 11 8 13 12 13 6 0 12-3 14-9 3-4 22-82 24-92 15 1 50 7 50 36 0 2 0 4-2 9 0 5-1 10-1 15 0 23 16 41 39 41 13 0 24-7 33-22 11-19 16-42 16-43 0-5-5-5-5-5-5 0-5 2-6 8-8 31-18 53-37 53-9 0-15-5-15-21 0-7 3-16 5-22 0-9 0-10 0-13 0-29-25-40-62-45 14-8 27-21 37-32 20-22 40-40 60-40 4 0 4 0 4 0 4 1 6 1 9 4 0 0 0 1 1 1-20 1-24 18-24 23 0 7 5 15 17 15 11 0 23-9 23-26 0-12-10-26-29-26-12 0-31 3-61 37-16 17-32 32-47 39z"><text:p/></draw:path><draw:path draw:style-name="gr3" draw:text-style-name="P165" svg:width="0.0382in" svg:height="0.1657in" svg:x="1.5327in" svg:y="0.1622in" svg:viewBox="0 0 98 422" svg:d="M98 418c0-1 0-2-7-9-53-53-66-133-66-198 0-73 16-146 69-199 4-5 4-6 4-8 0-3-1-4-4-4-4 0-42 29-68 83-21 45-26 92-26 128 0 34 5 84 28 133 26 52 62 78 66 78 3 0 4-1 4-4z"><text:p/></draw:path><draw:path draw:style-name="gr3" draw:text-style-name="P165" svg:width="0.0933in" svg:height="0.0736in" svg:x="1.5843in" svg:y="0.2126in" svg:viewBox="0 0 238 188" svg:d="M137 84l50-55c5-6 7-9 42-9v-20c-14 1-36 1-38 1-11 0-31-1-43-1v20c6 0 10 2 15 4-2 2-2 2-2 5l-36 41-42-50h17v-20c-11 0-38 1-51 1s-32-1-47-1v20h30l66 78-55 63c-7 7-23 7-43 7v20c14-1 36-1 40-1 10 0 34 1 43 1v-20c-9 0-16-3-16-5l3-4 42-46 45 55h-15v20c9 0 36-1 50-1 13 0 32 1 46 1v-20h-29z"><text:p/></draw:path><draw:path draw:style-name="gr3" draw:text-style-name="P165" svg:width="0.0193in" svg:height="0.0496in" svg:x="1.6957in" svg:y="0.2693in" svg:viewBox="0 0 50 127" svg:d="M50 44c0-27-10-44-27-44-15 0-23 11-23 22 0 12 8 24 23 24 5 0 11-3 14-6 3-2 3-2 4-2v6c0 32-15 58-29 71-5 5-5 6-5 7 0 4 1 5 5 5 5 0 38-34 38-83z"><text:p/></draw:path><draw:path draw:style-name="gr3" draw:text-style-name="P165" svg:width="0.0933in" svg:height="0.0736in" svg:x="1.7591in" svg:y="0.2126in" svg:viewBox="0 0 238 188" svg:d="M137 84l50-55c5-6 7-9 43-9v-20c-15 1-37 1-39 1-11 0-31-1-43-1v20c6 0 10 2 15 4-1 2-1 2-2 5l-36 41-42-50h17v-20c-11 0-38 1-51 1s-32-1-47-1v20h30l66 78-55 63c-7 7-23 7-43 7v20c14-1 36-1 40-1 10 0 34 1 43 1v-20c-9 0-16-3-16-5l3-4 42-46 45 55h-15v20c9 0 36-1 50-1 13 0 32 1 46 1v-20h-29z"><text:p/></draw:path><draw:path draw:style-name="gr3" draw:text-style-name="P165" svg:width="0.0709in" svg:height="0.0524in" svg:x="1.8614in" svg:y="0.2602in" svg:viewBox="0 0 181 134" svg:d="M22 113c0 3-3 10-3 12 0 7 6 9 11 9s10-3 11-7c1-2 5-12 5-18 2-6 4-19 7-26 2-7 3-13 5-21 3-12 3-14 12-26s22-28 45-28c17 0 17 15 17 21 0 18-12 50-17 63-3 9-5 11-5 16 0 15 14 26 28 26 30 0 43-41 43-45 0-5-3-5-5-5-3 0-4 2-6 6-6 23-19 36-31 36-6 0-7-4-7-11s1-11 7-24c3-9 16-41 16-57 0-29-23-34-39-34-25 0-42 16-50 26-2-19-20-26-31-26-13 0-21 10-24 17-7 9-11 27-11 29 0 3 4 3 5 3 5 0 5-1 7-8 5-18 10-33 22-33 7 0 9 6 9 15 0 6-2 17-5 25-2 7-4 20-7 26z"><text:p/></draw:path><draw:path draw:style-name="gr3" draw:text-style-name="P165" svg:width="0.0382in" svg:height="0.1657in" svg:x="1.9559in" svg:y="0.1622in" svg:viewBox="0 0 98 422" svg:d="M98 211c0-32-4-84-27-132-25-51-63-79-67-79-2 0-4 2-4 4s0 3 7 10c43 41 67 108 67 197 0 72-15 147-68 200-6 5-6 6-6 7 0 3 2 4 4 4 4 0 43-29 68-83 22-45 26-92 26-128z"><text:p/></draw:path></draw:g>.</text:p>
      <text:p text:style-name="P20">S5: Làm các xử lí (việc lựa chọn đặc điểm, việc chia các thành phần thành các lớp) trong không gian đặc trưng.</text:p>
      <text:p text:style-name="P20"/>
      <text:p text:style-name="P21">Một số nhân hay dùng:</text:p>
      <text:p text:style-name="P21">* Gaussian:</text:p>
      <text:p text:style-name="P21"><text:tab/><draw:g text:anchor-type="as-char" svg:y="-0.2402in" draw:z-index="45" draw:style-name="gr1"><svg:title>TexMaths</svg:title><svg:desc>12§display§k(\textbf{x}_{m}, \textbf{x}_{n}) = \exp \left[ -\frac{\left\lVert \textbf{x}_{m} - \textbf{x}_{n} \right\rVert}{2 \sigma^{2}} \right]§svg§600§FALSE§</svg:desc><draw:polygon draw:style-name="gr2" draw:text-style-name="P164" svg:width="2.2878in" svg:height="0.3819in" svg:x="0in" svg:y="0.0083in" svg:viewBox="0 0 5812 971" draw:points="2906,971 0,971 0,0 5812,0 5812,971"><text:p/></draw:polygon><draw:path draw:style-name="gr3" draw:text-style-name="P165" svg:width="0.0752in" svg:height="0.1173in" svg:x="0.0008in" svg:y="0.1256in" svg:viewBox="0 0 192 299" svg:d="M98 5c0-1 0-5-4-5-10 0-42 4-53 4-4 1-9 1-9 8 0 6 4 6 11 6 21 0 22 4 22 7l-1 9-62 243c-2 6-2 8-2 9 0 11 8 13 12 13 6 0 12-4 14-10 3-3 22-81 24-92 15 1 50 7 50 36 0 2 0 5-2 10 0 4-1 9-1 14 0 24 16 42 39 42 13 0 24-7 33-23 11-19 16-42 16-43 0-5-5-5-5-5-5 0-5 3-6 9-8 31-18 52-37 52-9 0-15-4-15-20 0-7 3-17 5-23 0-8 0-9 0-13 0-29-25-40-62-44 14-9 27-22 37-33 20-22 40-40 60-40 4 0 4 0 4 0 4 2 6 2 9 4 0 0 0 1 1 1-20 1-24 18-24 23 0 7 5 16 17 16 11 0 23-10 23-27 0-12-10-26-29-26-12 0-31 3-61 37-14 17-32 33-47 40z"><text:p/></draw:path><draw:path draw:style-name="gr3" draw:text-style-name="P165" svg:width="0.0382in" svg:height="0.1661in" svg:x="0.0996in" svg:y="0.1165in" svg:viewBox="0 0 98 423" svg:d="M98 419c0-1 0-2-7-10-53-52-66-133-66-198 0-73 16-146 69-199 4-5 4-6 4-8 0-3-1-4-4-4-4 0-42 29-68 83-21 45-26 92-26 128 0 34 5 84 28 132 26 53 62 80 66 80 3 0 4-2 4-4z"><text:p/></draw:path><draw:path draw:style-name="gr3" draw:text-style-name="P165" svg:width="0.0933in" svg:height="0.074in" svg:x="0.1516in" svg:y="0.1673in" svg:viewBox="0 0 238 189" svg:d="M137 84l50-55c5-6 7-9 43-9v-20c-15 1-37 1-39 1-11 0-31-1-43-1v20c6 0 10 2 15 4-1 2-1 2-2 5l-36 41-42-50h17v-20c-11 0-38 1-51 1s-32-1-47-1v20h30l66 78-55 63c-7 7-23 7-43 7v21c14-2 36-2 40-2 10 0 34 2 43 2v-21c-9 0-16-2-16-5l3-3 42-47 45 55h-15v21c9 0 36-2 50-2 13 0 32 2 46 2v-21h-29z"><text:p/></draw:path><draw:path draw:style-name="gr3" draw:text-style-name="P165" svg:width="0.1063in" svg:height="0.0524in" svg:x="0.2543in" svg:y="0.2146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 draw:text-style-name="P165" svg:width="0.0193in" svg:height="0.0496in" svg:x="0.3894in" svg:y="0.2228in" svg:viewBox="0 0 50 127" svg:d="M50 44c0-27-10-44-27-44-15 0-23 11-23 22 0 12 8 24 23 24 5 0 11-3 14-6 3-2 3-2 4-2v6c0 32-15 58-29 71-5 5-5 6-5 7 0 4 1 5 5 5 5 0 38-33 38-83z"><text:p/></draw:path><draw:path draw:style-name="gr3" draw:text-style-name="P165" svg:width="0.0933in" svg:height="0.074in" svg:x="0.4528in" svg:y="0.1673in" svg:viewBox="0 0 238 189" svg:d="M137 84l50-55c5-6 7-9 43-9v-20c-15 1-37 1-39 1-11 0-31-1-43-1v20c6 0 10 2 15 4-1 2-1 2-2 5l-36 41-42-50h17v-20c-11 0-38 1-51 1s-32-1-47-1v20h30l66 78-55 63c-7 7-23 7-43 7v21c14-2 36-2 40-2 10 0 34 2 43 2v-21c-9 0-16-2-16-5l3-3 42-47 45 55h-15v21c9 0 36-2 50-2 13 0 32 2 46 2v-21h-29z"><text:p/></draw:path><draw:path draw:style-name="gr3" draw:text-style-name="P165" svg:width="0.0709in" svg:height="0.0524in" svg:x="0.5547in" svg:y="0.2146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165" svg:width="0.0382in" svg:height="0.1661in" svg:x="0.6492in" svg:y="0.1165in" svg:viewBox="0 0 98 423" svg:d="M98 211c0-32-4-84-27-132-25-51-63-79-67-79-2 0-4 2-4 4s0 3 7 10c43 41 67 108 67 197 0 72-15 147-68 200-6 6-6 7-6 8 0 2 2 4 4 4 4 0 43-29 68-83 22-46 26-93 26-129z"><text:p/></draw:path><draw:path draw:style-name="gr3" draw:text-style-name="P165" svg:width="0.1102in" svg:height="0.039in" svg:x="0.7594in" svg:y="0.1799in" svg:viewBox="0 0 281 100" svg:d="M266 17c8 0 15 0 15-9 0-8-7-8-13-8h-254c-7 0-14 0-14 8 0 9 7 9 14 9zM268 100c6 0 13 0 13-9 0-8-7-8-15-8h-252c-7 0-14 0-14 8 0 9 7 9 14 9z"><text:p/></draw:path><draw:path draw:style-name="gr3" draw:text-style-name="P165" svg:width="0.0642in" svg:height="0.0764in" svg:x="0.9303in" svg:y="0.1665in" svg:viewBox="0 0 164 195" svg:d="M36 84c2-64 38-74 53-74 43 0 48 56 48 74zM36 92h118c9 0 10 0 10-8 0-43-22-84-75-84-49 0-89 43-89 97 0 57 44 98 94 98 51 0 70-47 70-56 0-3-3-5-6-5s-4 3-4 6c-16 45-54 45-58 45-22 0-38-14-48-29-12-20-12-48-12-64z"><text:p/></draw:path><draw:path draw:style-name="gr3" draw:text-style-name="P165" svg:width="0.0839in" svg:height="0.0717in" svg:x="1.0016in" svg:y="0.1693in" svg:viewBox="0 0 214 183" svg:d="M116 84c14-17 29-38 40-48 13-16 30-23 49-23v-13c-11 1-23 1-35 1s-33-1-39-1v13c8 1 12 6 12 13 0 6-5 12-6 15l-27 33-33-43c-4-5-4-5-4-7 0-7 6-11 16-11v-13c-12 0-40 1-47 1-8 0-29 0-40-1v13c29 0 30 0 50 27l42 54-40 50c-20 25-46 27-54 27v12c11-2 24-2 36-2 11 0 29 2 40 2v-12c-10-3-12-8-12-15 0-9 12-23 37-53l32 42c4 5 9 11 9 15 0 3-4 9-15 11v12c13 0 36-2 46-2 12 0 27 0 41 2v-12c-23 0-30-2-40-15z"><text:p/></draw:path><draw:path draw:style-name="gr3" draw:text-style-name="P165" svg:width="0.0819in" svg:height="0.1055in" svg:x="1.0917in" svg:y="0.1673in" svg:viewBox="0 0 209 269" svg:d="M61 28v-28l-61 5v13c30 0 32 2 32 22v198c0 19-3 19-32 19v12c14 0 36-1 47-1 12 0 33 1 48 1v-12c-28 0-33 0-33-19v-72-4c3 7 21 30 52 30 52 0 95-41 95-96 0-54-41-96-89-96-32 0-50 18-59 28zM62 139v-95c12-21 33-33 56-33 30 0 56 37 56 85 0 51-30 87-61 87-17 0-34-9-45-27-6-8-6-9-6-17z"><text:p/></draw:path><draw:polygon draw:style-name="gr3" draw:text-style-name="P165" svg:width="0.0441in" svg:height="0.3988in" svg:x="1.2484in" svg:y="0in" svg:viewBox="0 0 113 1014" draw:points="0,1014 113,1014 113,991 23,991 23,23 113,23 113,0 0,0"><text:p/></draw:polygon><draw:path draw:style-name="gr3" draw:text-style-name="P165" svg:width="0.1012in" svg:height="0.0067in" svg:x="1.3083in" svg:y="0.1957in" svg:viewBox="0 0 258 18" svg:d="M244 18c7 0 14 0 14-10 0-8-7-8-14-8h-230c-7 0-14 0-14 8 0 10 7 10 14 10z"><text:p/></draw:path><draw:path draw:style-name="gr3" draw:text-style-name="P165" svg:width="0.039in" svg:height="0.1661in" svg:x="1.4654in" svg:y="0.0035in" svg:viewBox="0 0 100 423" svg:d="M17 14c0-7 0-14-9-14-8 0-8 10-8 16v391c0 7 0 16 8 16 9 0 9-8 9-15zM100 16c0-8 0-16-9-16-7 0-7 7-7 14v394c0 7 0 15 7 15 9 0 9-9 9-16z"><text:p/></draw:path><draw:path draw:style-name="gr3" draw:text-style-name="P165" svg:width="0.0933in" svg:height="0.074in" svg:x="1.5303in" svg:y="0.0547in" svg:viewBox="0 0 238 189" svg:d="M137 84l50-55c5-6 7-9 42-9v-20c-14 1-36 1-38 1-11 0-31-1-43-1v20c6 0 10 2 15 4-2 2-2 2-2 5l-36 41-42-50h17v-20c-11 0-38 1-51 1s-32-1-47-1v20h30l66 78-55 63c-7 7-23 7-43 7v21c14-2 36-2 40-2 10 0 34 2 43 2v-21c-9 0-16-2-16-5l3-3 42-47 45 55h-15v21c9 0 36-2 50-2 13 0 32 2 46 2v-21h-29z"><text:p/></draw:path><draw:path draw:style-name="gr3" draw:text-style-name="P165" svg:width="0.1063in" svg:height="0.0524in" svg:x="1.6331in" svg:y="0.102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 draw:text-style-name="P165" svg:width="0.1012in" svg:height="0.0067in" svg:x="1.8043in" svg:y="0.0839in" svg:viewBox="0 0 258 18" svg:d="M244 18c7 0 14 0 14-10 0-8-7-8-14-8h-230c-7 0-14 0-14 8 0 10 7 10 14 10z"><text:p/></draw:path><draw:path draw:style-name="gr3" draw:text-style-name="P165" svg:width="0.0933in" svg:height="0.074in" svg:x="1.9598in" svg:y="0.0547in" svg:viewBox="0 0 238 189" svg:d="M137 84l50-55c5-6 7-9 42-9v-20c-14 1-36 1-38 1-11 0-31-1-43-1v20c6 0 10 2 15 4-2 2-2 2-2 5l-36 41-42-50h17v-20c-11 0-38 1-51 1s-32-1-47-1v20h30l66 78-55 63c-7 7-23 7-43 7v21c14-2 36-2 40-2 10 0 34 2 43 2v-21c-9 0-16-2-16-5l3-3 42-47 45 55h-15v21c9 0 36-2 50-2 13 0 32 2 46 2v-21h-29z"><text:p/></draw:path><draw:path draw:style-name="gr3" draw:text-style-name="P165" svg:width="0.0709in" svg:height="0.0524in" svg:x="2.0626in" svg:y="0.10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165" svg:width="0.039in" svg:height="0.1661in" svg:x="2.1693in" svg:y="0.0035in" svg:viewBox="0 0 100 423" svg:d="M17 14c0-7 0-14-9-14-8 0-8 10-8 16v391c0 7 0 16 8 16 9 0 9-8 9-15zM100 16c0-8 0-16-9-16-8 0-7 7-7 14v394c0 7 0 15 7 15 9 0 9-9 9-16z"><text:p/></draw:path><draw:polygon draw:style-name="gr3" draw:text-style-name="P165" svg:width="0.7866in" svg:height="0.0067in" svg:x="1.4437in" svg:y="0.1957in" svg:viewBox="0 0 1999 18" draw:points="1001,18 0,18 0,0 1999,0 1999,18"><text:p/></draw:polygon><draw:path draw:style-name="gr3" draw:text-style-name="P165" svg:width="0.0661in" svg:height="0.1106in" svg:x="1.7161in" svg:y="0.2445in" svg:viewBox="0 0 169 282" svg:d="M32 250l46-45c66-58 91-80 91-122 0-49-37-83-90-83-48 0-79 40-79 77 0 23 22 23 22 23 8 0 22-5 22-22 0-11-8-23-22-23-4 0-4 0-5 1 9-27 32-43 57-43 39 0 57 34 57 70 0 33-22 67-45 92l-81 92c-5 4-5 4-5 15h157l12-73h-11c-2 12-4 31-9 37-3 4-31 4-40 4z"><text:p/></draw:path><draw:path draw:style-name="gr3" draw:text-style-name="P165" svg:width="0.0874in" svg:height="0.0732in" svg:x="1.7972in" svg:y="0.2839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165" svg:width="0.0516in" svg:height="0.0772in" svg:x="1.8992in" svg:y="0.2295in" svg:viewBox="0 0 132 197" svg:d="M132 143h-11c-1 7-3 24-8 28-1 1-24 1-29 1h-54c30-28 41-35 59-50 23-18 43-36 43-64 0-36-32-58-71-58-36 0-61 26-61 53 0 15 12 17 16 17 7 0 15-5 15-16 0-5-1-16-17-16 9-21 29-27 44-27 30 0 45 23 45 47 0 26-19 45-29 57l-72 70c-2 4-2 5-2 12h122z"><text:p/></draw:path><draw:polygon draw:style-name="gr3" draw:text-style-name="P165" svg:width="0.0441in" svg:height="0.3988in" svg:x="2.2524in" svg:y="0in" svg:viewBox="0 0 113 1014" draw:points="89,991 0,991 0,1014 113,1014 113,0 0,0 0,23 89,23"><text:p/></draw:polygon></draw:g></text:p>
      <text:p text:style-name="P21">* <text:span text:style-name="T7">Sigmoid:</text:span></text:p>
      <text:p text:style-name="P22"><text:tab/><draw:g text:anchor-type="as-char" svg:y="-0.1252in" draw:z-index="46" draw:style-name="gr1"><svg:title>TexMaths</svg:title><svg:desc>12§display§k(\textbf{x}_{m}, \textbf{x}_{n}) = \tanh \left[ \left\langle \textbf{x}_{m}, \textbf{x}_{n} \right\rangle + \theta \right]§svg§600§FALSE§</svg:desc><draw:polygon draw:style-name="gr2" draw:text-style-name="P164" svg:width="2.2567in" svg:height="0.1492in" svg:x="0in" svg:y="0.0071in" svg:viewBox="0 0 5733 380" draw:points="2866,380 0,380 0,0 5733,0 5733,380"><text:p/></draw:polygon><draw:path draw:style-name="gr3" draw:text-style-name="P165" svg:width="0.0752in" svg:height="0.1173in" svg:x="0.0008in" svg:y="0.0083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3" draw:text-style-name="P165" svg:width="0.0382in" svg:height="0.1657in" svg:x="0.0996in" svg:y="0.0004in" svg:viewBox="0 0 98 422" svg:d="M98 419c0-1 0-3-7-10-53-53-66-133-66-198 0-73 16-146 69-199 4-5 4-6 4-8 0-3-1-4-4-4-4 0-42 29-68 83-21 45-26 92-26 128 0 34 5 84 28 132 26 53 62 79 66 79 3 0 4-1 4-3z"><text:p/></draw:path><draw:path draw:style-name="gr3" draw:text-style-name="P165" svg:width="0.0933in" svg:height="0.0736in" svg:x="0.1516in" svg:y="0.0504in" svg:viewBox="0 0 238 188" svg:d="M137 84l50-55c5-6 7-9 43-9v-20c-15 1-37 1-39 1-11 0-31-1-43-1v20c6 0 10 2 15 4-1 2-1 2-2 5l-36 41-42-50h17v-20c-11 0-38 1-51 1s-32-1-47-1v20h30l66 78-55 63c-7 7-23 7-43 7v20c14-1 36-1 40-1 10 0 34 1 43 1v-20c-9 0-16-2-16-5l3-3 42-47 45 55h-15v20c9 0 36-1 50-1 13 0 32 1 46 1v-20h-29z"><text:p/></draw:path><draw:path draw:style-name="gr3" draw:text-style-name="P165" svg:width="0.1063in" svg:height="0.0524in" svg:x="0.2543in" svg:y="0.0965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 draw:text-style-name="P165" svg:width="0.0193in" svg:height="0.0496in" svg:x="0.3894in" svg:y="0.1071in" svg:viewBox="0 0 50 127" svg:d="M50 44c0-27-10-44-27-44-15 0-23 11-23 22 0 12 8 24 23 24 5 0 11-3 14-6 3-2 3-2 4-2v6c0 32-15 58-29 71-5 5-5 6-5 7 0 4 1 5 5 5 5 0 38-33 38-83z"><text:p/></draw:path><draw:path draw:style-name="gr3" draw:text-style-name="P165" svg:width="0.0933in" svg:height="0.0736in" svg:x="0.4528in" svg:y="0.0504in" svg:viewBox="0 0 238 188" svg:d="M137 84l50-55c5-6 7-9 43-9v-20c-15 1-37 1-39 1-11 0-31-1-43-1v20c6 0 10 2 15 4-1 2-1 2-2 5l-36 41-42-50h17v-20c-11 0-38 1-51 1s-32-1-47-1v20h30l66 78-55 63c-7 7-23 7-43 7v20c14-1 36-1 40-1 10 0 34 1 43 1v-20c-9 0-16-2-16-5l3-3 42-47 45 55h-15v20c9 0 36-1 50-1 13 0 32 1 46 1v-20h-29z"><text:p/></draw:path><draw:path draw:style-name="gr3" draw:text-style-name="P165" svg:width="0.0709in" svg:height="0.0524in" svg:x="0.5547in" svg:y="0.096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165" svg:width="0.0382in" svg:height="0.1657in" svg:x="0.6496in" svg:y="0.0004in" svg:viewBox="0 0 98 422" svg:d="M98 211c0-32-4-84-27-132-25-51-63-79-67-79-2 0-4 2-4 4s0 3 7 10c43 41 67 108 67 197 0 72-15 147-68 199-6 6-6 8-6 9 0 2 2 3 4 3 4 0 43-28 68-82 22-46 26-93 26-129z"><text:p/></draw:path><draw:path draw:style-name="gr3" draw:text-style-name="P165" svg:width="0.1102in" svg:height="0.039in" svg:x="0.7598in" svg:y="0.0634in" svg:viewBox="0 0 281 100" svg:d="M266 17c8 0 15 0 15-9 0-8-7-8-13-8h-254c-7 0-14 0-14 8 0 9 7 9 14 9zM268 100c6 0 13 0 13-9 0-8-7-8-15-8h-252c-7 0-14 0-14 8 0 9 7 9 14 9z"><text:p/></draw:path><draw:path draw:style-name="gr3" draw:text-style-name="P165" svg:width="0.0516in" svg:height="0.1039in" svg:x="0.9295in" svg:y="0.022in" svg:viewBox="0 0 132 265" svg:d="M65 91h61v-13h-61v-78h-10c0 35-14 79-55 82v9h36v117c0 52 40 57 55 57 30 0 41-30 41-57v-24h-10v24c0 30-13 46-28 46-29 0-29-38-29-45z"><text:p/></draw:path><draw:path draw:style-name="gr3" draw:text-style-name="P165" svg:width="0.0748in" svg:height="0.076in" svg:x="0.9976in" svg:y="0.0504in" svg:viewBox="0 0 191 194" svg:d="M122 157c3 18 15 35 34 35 10 0 35-6 35-41v-23h-11v23c0 25-10 29-14 29-15 0-16-19-16-22v-85c0-18 0-33-16-50-16-16-37-23-58-23-35 0-64 20-64 48 0 12 10 20 19 20 12 0 19-8 19-20 0-5-1-19-20-19 11-15 31-19 46-19 20 0 44 16 44 54v15c-22 1-50 3-78 15-31 14-42 37-42 56 0 35 41 44 68 44 28 0 47-16 54-37zM120 89v42c0 39-30 54-49 54-21 0-39-15-39-36 0-23 18-59 88-60z"><text:p/></draw:path><draw:path draw:style-name="gr3" draw:text-style-name="P165" svg:width="0.0839in" svg:height="0.0732in" svg:x="1.0787in" svg:y="0.0512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165" svg:width="0.0839in" svg:height="0.1154in" svg:x="1.1713in" svg:y="0.0083in" svg:viewBox="0 0 214 294" svg:d="M32 262c0 19-3 19-32 19v13c14-1 36-1 48-1 11 0 32 0 47 1v-13c-28 0-33 0-33-19v-78c0-45 30-68 57-68s32 23 32 47v99c0 19-5 19-33 19v13c14-1 37-1 48-1 10 0 33 0 48 1v-13c-23 0-34 0-34-13v-81c0-36 0-50-13-65-6-7-21-15-45-15-36 0-54 25-61 41v-148l-61 5v13c30 0 32 4 32 23z"><text:p/></draw:path><draw:polygon draw:style-name="gr3" draw:text-style-name="P165" svg:width="0.0228in" svg:height="0.1657in" svg:x="1.3055in" svg:y="0.0004in" svg:viewBox="0 0 59 422" draw:points="59,422 59,406 17,406 17,17 59,17 59,0 0,0 0,422"><text:p/></draw:polygon><draw:path draw:style-name="gr3" draw:text-style-name="P165" svg:width="0.037in" svg:height="0.1657in" svg:x="1.3504in" svg:y="0.0004in" svg:viewBox="0 0 95 422" svg:d="M94 17c1-5 1-6 1-9 0-4-4-8-9-8-3 0-7 2-9 10l-75 194c-1 2-2 5-2 7 0 1 0 3 2 7l75 195c2 5 3 9 9 9 5 0 9-3 9-7 0-2 0-3-1-8l-77-196z"><text:p/></draw:path><draw:path draw:style-name="gr3" draw:text-style-name="P165" svg:width="0.0933in" svg:height="0.0736in" svg:x="1.4in" svg:y="0.0504in" svg:viewBox="0 0 238 188" svg:d="M137 84l50-55c5-6 7-9 43-9v-20c-15 1-37 1-39 1-11 0-31-1-43-1v20c6 0 10 2 15 4-1 2-1 2-2 5l-36 41-42-50h17v-20c-11 0-38 1-51 1s-32-1-47-1v20h30l66 78-55 63c-7 7-23 7-43 7v20c14-1 36-1 40-1 10 0 34 1 43 1v-20c-9 0-16-2-16-5l3-3 42-47 45 55h-15v20c9 0 36-1 50-1 13 0 32 1 46 1v-20h-29z"><text:p/></draw:path><draw:path draw:style-name="gr3" draw:text-style-name="P165" svg:width="0.1063in" svg:height="0.0524in" svg:x="1.5024in" svg:y="0.0965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 draw:text-style-name="P165" svg:width="0.0193in" svg:height="0.0496in" svg:x="1.6378in" svg:y="0.1071in" svg:viewBox="0 0 50 127" svg:d="M50 44c0-27-10-44-27-44-15 0-23 11-23 22 0 12 8 24 23 24 5 0 11-3 14-6 3-2 3-2 4-2v6c0 32-15 58-29 71-5 5-5 6-5 7 0 4 1 5 5 5 5 0 38-33 38-83z"><text:p/></draw:path><draw:path draw:style-name="gr3" draw:text-style-name="P165" svg:width="0.0933in" svg:height="0.0736in" svg:x="1.7012in" svg:y="0.0504in" svg:viewBox="0 0 238 188" svg:d="M137 84l50-55c5-6 7-9 42-9v-20c-14 1-36 1-38 1-11 0-31-1-43-1v20c6 0 10 2 15 4-2 2-2 2-2 5l-36 41-42-50h17v-20c-11 0-38 1-51 1s-32-1-47-1v20h30l66 78-55 63c-7 7-23 7-43 7v20c14-1 36-1 40-1 10 0 34 1 43 1v-20c-9 0-16-2-16-5l3-3 42-47 45 55h-15v20c9 0 36-1 50-1 13 0 32 1 46 1v-20h-29z"><text:p/></draw:path><draw:path draw:style-name="gr3" draw:text-style-name="P165" svg:width="0.0709in" svg:height="0.0524in" svg:x="1.8035in" svg:y="0.096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165" svg:width="0.037in" svg:height="0.1657in" svg:x="1.8976in" svg:y="0.0004in" svg:viewBox="0 0 95 422" svg:d="M94 218c1-4 1-6 1-7s0-2-1-7l-76-194c-2-8-5-10-10-10-4 0-8 4-8 8 0 2 0 3 2 8l76 195-76 196c-2 3-2 5-2 8 0 4 4 7 8 7 6 0 8-3 9-7z"><text:p/></draw:path><draw:path draw:style-name="gr3" draw:text-style-name="P165" svg:width="0.1102in" svg:height="0.1106in" svg:x="1.9996in" svg:y="0.0252in" svg:viewBox="0 0 281 282" svg:d="M150 150h118c6 0 13 0 13-8 0-10-7-10-13-10h-118v-118c0-7 0-14-8-14-10 0-10 7-10 14v118h-118c-7 0-14 0-14 10 0 8 7 8 14 8h118v118c0 6 0 14 10 14 8 0 8-8 8-14z"><text:p/></draw:path><draw:path draw:style-name="gr3" draw:text-style-name="P165" svg:width="0.0685in" svg:height="0.1193in" svg:x="2.163in" svg:y="0.0075in" svg:viewBox="0 0 175 304" svg:d="M175 86c0-27-8-86-51-86-59 0-124 119-124 216 0 41 12 88 50 88 60 0 125-123 125-218zM46 145c6-27 14-61 32-91 11-22 26-44 46-44 21 0 22 26 22 50 0 22-2 43-13 85zM130 158c-5 20-14 56-30 86-15 28-30 50-50 50-14 0-22-13-22-52 0-18 3-43 13-84z"><text:p/></draw:path><draw:polygon draw:style-name="gr3" draw:text-style-name="P165" svg:width="0.0228in" svg:height="0.1657in" svg:x="2.2421in" svg:y="0.0004in" svg:viewBox="0 0 59 422" draw:points="59,0 0,0 0,17 41,17 41,406 0,406 0,422 59,422"><text:p/></draw:polygon></draw:g></text:p>
      <text:p text:style-name="P22">* Đa <text:span text:style-name="T8">thức:</text:span></text:p>
      <text:p text:style-name="P23"><text:tab/><draw:g text:anchor-type="as-char" svg:y="-0.1638in" draw:z-index="47" draw:style-name="gr1"><svg:title>TexMaths</svg:title><svg:desc>12§display§k(\textbf{x}_{m}, \textbf{x}_{n}) = \left\langle \textbf{x}_{m}, \textbf{x}_{n} \right\rangle ^{k}§svg§600§FALSE§</svg:desc><draw:polygon draw:style-name="gr2" draw:text-style-name="P164" svg:width="1.6039in" svg:height="0.1894in" svg:x="0in" svg:y="0.0083in" svg:viewBox="0 0 4075 482" draw:points="2038,482 0,482 0,0 4075,0 4075,482"><text:p/></draw:polygon><draw:path draw:style-name="gr3" draw:text-style-name="P165" svg:width="0.0752in" svg:height="0.1173in" svg:x="0.0008in" svg:y="0.0488in" svg:viewBox="0 0 192 299" svg:d="M98 5c0-1 0-5-4-5-10 0-42 4-53 4-4 1-9 1-9 8 0 6 4 6 11 6 21 0 22 4 22 7l-1 9-62 244c-2 6-2 7-2 8 0 11 8 13 12 13 6 0 12-3 14-9 3-4 22-82 24-93 15 1 50 7 50 36 0 3 0 5-2 10 0 5-1 10-1 14 0 24 16 42 39 42 13 0 24-7 33-22 11-20 16-43 16-44 0-5-5-5-5-5-5 0-5 3-6 9-8 31-18 53-37 53-9 0-15-5-15-21 0-7 3-16 5-23 0-8 0-9 0-13 0-29-25-39-62-44 14-9 27-22 37-33 20-21 40-39 60-39 4 0 4 0 4 0 4 1 6 1 9 3 0 0 0 1 1 1-20 2-24 18-24 23 0 8 5 16 17 16 11 0 23-10 23-27 0-12-10-26-29-26-12 0-31 4-61 37-14 17-32 33-47 40z"><text:p/></draw:path><draw:path draw:style-name="gr3" draw:text-style-name="P165" svg:width="0.0382in" svg:height="0.1661in" svg:x="0.0996in" svg:y="0.0402in" svg:viewBox="0 0 98 423" svg:d="M98 420c0-2 0-3-7-10-53-53-66-133-66-198 0-74 16-147 69-200 4-5 4-6 4-8 0-3-1-4-4-4-4 0-42 29-68 83-21 46-26 93-26 129 0 33 5 84 28 132 26 53 62 79 66 79 3 0 4-1 4-3z"><text:p/></draw:path><draw:path draw:style-name="gr3" draw:text-style-name="P165" svg:width="0.0933in" svg:height="0.074in" svg:x="0.1516in" svg:y="0.0902in" svg:viewBox="0 0 238 189" svg:d="M137 84l50-55c5-6 7-9 43-9v-20c-15 1-37 1-39 1-11 0-31-1-43-1v20c6 0 10 2 15 4-1 2-1 2-2 5l-36 41-42-50h17v-20c-11 0-38 1-51 1s-32-1-47-1v20h30l66 79-55 62c-7 7-23 7-43 7v21c14-1 36-1 40-1 10 0 34 1 43 1v-21c-9 0-16-2-16-4l3-4 42-47 45 55h-15v21c9 0 36-1 50-1 13 0 32 1 46 1v-21h-29z"><text:p/></draw:path><draw:path draw:style-name="gr3" draw:text-style-name="P165" svg:width="0.1063in" svg:height="0.0528in" svg:x="0.2543in" svg:y="0.1382in" svg:viewBox="0 0 271 135" svg:d="M114 108c-1 5-4 15-4 17 0 7 6 10 11 10s10-4 11-8c1-2 5-12 5-18 2-6 5-19 7-26s4-13 5-20c3-12 3-14 9-22 10-16 24-33 47-33 17 0 18 14 18 21 0 18-13 50-18 64-2 8-3 10-3 15 0 16 12 27 27 27 30 0 42-41 42-46s-3-5-5-5c-3 0-3 3-4 6-8 23-20 36-32 36-7 0-7-3-7-11 0-7 1-10 6-24 4-9 17-40 17-57 0-5 0-17-12-27-5-3-13-7-28-7-26 0-42 17-51 30-4-25-24-30-39-30-25 0-42 16-50 26-2-19-20-26-32-26s-20 10-23 17c-7 9-11 27-11 29 0 3 4 3 5 3 5 0 5-1 7-8 5-18 10-33 22-33 7 0 9 6 9 15 0 6-2 17-5 25-2 7-4 21-7 27l-9 38c0 4-3 11-3 12 0 7 6 10 11 10s10-4 11-8c1-2 5-12 5-18 2-6 4-19 7-26 2-7 3-13 5-20 3-12 3-15 12-27s22-28 44-28c18 0 18 15 18 21 0 7 0 12-5 28z"><text:p/></draw:path><draw:path draw:style-name="gr3" draw:text-style-name="P165" svg:width="0.0193in" svg:height="0.0496in" svg:x="0.3894in" svg:y="0.1465in" svg:viewBox="0 0 50 127" svg:d="M50 44c0-27-10-44-27-44-15 0-23 11-23 22 0 12 8 24 23 24 5 0 11-3 14-6 3-2 3-2 4-2v6c0 32-15 58-29 71-5 5-5 6-5 8 0 3 1 4 5 4 5 0 38-33 38-83z"><text:p/></draw:path><draw:path draw:style-name="gr3" draw:text-style-name="P165" svg:width="0.0933in" svg:height="0.074in" svg:x="0.452in" svg:y="0.0902in" svg:viewBox="0 0 238 189" svg:d="M137 84l50-55c5-6 7-9 43-9v-20c-15 1-37 1-39 1-11 0-31-1-43-1v20c6 0 10 2 15 4-1 2-1 2-2 5l-36 41-42-50h17v-20c-11 0-38 1-51 1s-32-1-47-1v20h30l66 79-55 62c-7 7-23 7-43 7v21c14-1 36-1 40-1 10 0 34 1 43 1v-21c-9 0-16-2-16-4l3-4 42-47 45 55h-15v21c9 0 36-1 50-1 13 0 32 1 46 1v-21h-29z"><text:p/></draw:path><draw:path draw:style-name="gr3" draw:text-style-name="P165" svg:width="0.0709in" svg:height="0.0528in" svg:x="0.5547in" svg:y="0.1382in" svg:viewBox="0 0 181 135" svg:d="M22 113c0 4-3 11-3 12 0 7 6 10 11 10s10-4 11-8c1-2 5-12 5-18 2-6 4-19 7-26 2-7 3-13 5-20 3-12 3-15 12-27s22-28 45-28c17 0 17 15 17 21 0 18-12 50-17 64-3 8-5 10-5 15 0 16 14 27 28 27 30 0 43-41 43-46s-3-5-5-5c-3 0-4 3-6 6-6 23-19 36-31 36-6 0-7-3-7-11 0-7 1-10 7-24 3-9 16-40 16-57 0-29-23-34-39-34-25 0-42 16-50 26-2-19-20-26-31-26-13 0-21 10-24 17-7 9-11 27-11 29 0 3 4 3 5 3 5 0 5-1 7-8 5-18 10-33 22-33 7 0 9 6 9 15 0 6-2 17-5 25-2 7-4 21-7 27z"><text:p/></draw:path><draw:path draw:style-name="gr3" draw:text-style-name="P165" svg:width="0.0382in" svg:height="0.1661in" svg:x="0.6492in" svg:y="0.0402in" svg:viewBox="0 0 98 423" svg:d="M98 212c0-33-4-85-27-133-25-51-63-79-67-79-2 0-4 2-4 4s0 3 7 10c43 41 67 109 67 198 0 72-15 146-68 199-6 6-6 7-6 9s2 3 4 3c4 0 43-29 68-83 22-45 26-92 26-128z"><text:p/></draw:path><draw:path draw:style-name="gr3" draw:text-style-name="P165" svg:width="0.1102in" svg:height="0.039in" svg:x="0.7598in" svg:y="0.1031in" svg:viewBox="0 0 281 100" svg:d="M266 17c8 0 15 0 15-9 0-8-7-8-13-8h-254c-7 0-14 0-14 8 0 9 7 9 14 9zM268 100c6 0 13 0 13-9 0-8-7-8-15-8h-252c-7 0-14 0-14 8 0 9 7 9 14 9z"><text:p/></draw:path><draw:path draw:style-name="gr3" draw:text-style-name="P165" svg:width="0.037in" svg:height="0.1661in" svg:x="0.9441in" svg:y="0.0402in" svg:viewBox="0 0 95 423" svg:d="M94 17c1-5 1-6 1-9 0-4-4-8-9-8-3 0-7 2-9 10l-75 194c-1 3-2 5-2 8 0 1 0 2 2 7l75 195c2 4 3 9 9 9 5 0 9-3 9-7 0-2 0-4-1-8l-77-196z"><text:p/></draw:path><draw:path draw:style-name="gr3" draw:text-style-name="P165" svg:width="0.0933in" svg:height="0.074in" svg:x="0.9941in" svg:y="0.0902in" svg:viewBox="0 0 238 189" svg:d="M137 84l50-55c5-6 7-9 43-9v-20c-15 1-37 1-39 1-11 0-31-1-43-1v20c6 0 10 2 15 4-1 2-1 2-2 5l-36 41-42-50h17v-20c-11 0-38 1-51 1s-32-1-47-1v20h30l66 79-55 62c-7 7-23 7-43 7v21c14-1 36-1 40-1 10 0 34 1 43 1v-21c-9 0-16-2-16-4l3-4 42-47 45 55h-15v21c9 0 36-1 50-1 13 0 32 1 46 1v-21h-29z"><text:p/></draw:path><draw:path draw:style-name="gr3" draw:text-style-name="P165" svg:width="0.1063in" svg:height="0.0528in" svg:x="1.0965in" svg:y="0.1382in" svg:viewBox="0 0 271 135" svg:d="M114 108c-1 5-4 15-4 17 0 7 6 10 11 10s10-4 11-8c1-2 5-12 5-18 2-6 5-19 7-26s4-13 5-20c3-12 3-14 9-22 10-16 24-33 47-33 17 0 18 14 18 21 0 18-13 50-18 64-2 8-3 10-3 15 0 16 12 27 27 27 30 0 42-41 42-46s-3-5-5-5c-3 0-3 3-4 6-8 23-20 36-32 36-7 0-7-3-7-11 0-7 1-10 6-24 4-9 17-40 17-57 0-5 0-17-12-27-5-3-13-7-28-7-26 0-42 17-51 30-4-25-24-30-39-30-25 0-42 16-50 26-2-19-20-26-32-26s-20 10-23 17c-7 9-11 27-11 29 0 3 4 3 5 3 5 0 5-1 7-8 5-18 10-33 22-33 7 0 9 6 9 15 0 6-2 17-5 25-2 7-4 21-7 27l-9 38c0 4-3 11-3 12 0 7 6 10 11 10s10-4 11-8c1-2 5-12 5-18 2-6 4-19 7-26 2-7 3-13 5-20 3-12 3-15 12-27s22-28 44-28c18 0 18 15 18 21 0 7 0 12-5 28z"><text:p/></draw:path><draw:path draw:style-name="gr3" draw:text-style-name="P165" svg:width="0.0193in" svg:height="0.0496in" svg:x="1.2311in" svg:y="0.1465in" svg:viewBox="0 0 50 127" svg:d="M50 44c0-27-10-44-27-44-15 0-23 11-23 22 0 12 8 24 23 24 5 0 11-3 14-6 3-2 3-2 4-2v6c0 32-15 58-29 71-5 5-5 6-5 8 0 3 1 4 5 4 5 0 38-33 38-83z"><text:p/></draw:path><draw:path draw:style-name="gr3" draw:text-style-name="P165" svg:width="0.0933in" svg:height="0.074in" svg:x="1.2945in" svg:y="0.0902in" svg:viewBox="0 0 238 189" svg:d="M137 84l50-55c5-6 7-9 42-9v-20c-14 1-36 1-38 1-11 0-31-1-43-1v20c6 0 10 2 15 4-2 2-2 2-2 5l-36 41-42-50h17v-20c-11 0-38 1-51 1s-32-1-47-1v20h30l66 79-55 62c-7 7-23 7-43 7v21c14-1 36-1 40-1 10 0 34 1 43 1v-21c-9 0-16-2-16-4l3-4 42-47 45 55h-15v21c9 0 36-1 50-1 13 0 32 1 46 1v-21h-29z"><text:p/></draw:path><draw:path draw:style-name="gr3" draw:text-style-name="P165" svg:width="0.0709in" svg:height="0.0528in" svg:x="1.3969in" svg:y="0.1382in" svg:viewBox="0 0 181 135" svg:d="M22 113c0 4-3 11-3 12 0 7 6 10 11 10s10-4 11-8c1-2 5-12 5-18 2-6 4-19 7-26 2-7 3-13 5-20 3-12 3-15 12-27s22-28 45-28c17 0 17 15 17 21 0 18-12 50-17 64-3 8-5 10-5 15 0 16 14 27 28 27 30 0 43-41 43-46s-3-5-5-5c-3 0-4 3-6 6-6 23-19 36-31 36-6 0-7-3-7-11 0-7 1-10 7-24 3-9 16-40 16-57 0-29-23-34-39-34-25 0-42 16-50 26-2-19-20-26-31-26-13 0-21 10-24 17-7 9-11 27-11 29 0 3 4 3 5 3 5 0 5-1 7-8 5-18 10-33 22-33 7 0 9 6 9 15 0 6-2 17-5 25-2 7-4 21-7 27z"><text:p/></draw:path><draw:path draw:style-name="gr3" draw:text-style-name="P165" svg:width="0.037in" svg:height="0.1661in" svg:x="1.4909in" svg:y="0.0402in" svg:viewBox="0 0 95 423" svg:d="M94 219c1-5 1-6 1-7 0-2 0-3-1-8l-76-194c-2-8-5-10-10-10-4 0-8 4-8 8 0 2 0 3 2 8l76 196-76 196c-2 3-2 4-2 8s4 7 8 7c6 0 8-3 9-7z"><text:p/></draw:path><draw:path draw:style-name="gr3" draw:text-style-name="P165" svg:width="0.0571in" svg:height="0.0819in" svg:x="1.5551in" svg:y="0in" svg:viewBox="0 0 146 209" svg:d="M71 8c0 0 1-3 1-4 0-2-1-4-5-4-6 0-31 2-38 2-3 0-6 2-6 8 0 4 3 4 8 4 13 0 13 3 13 4 0 2 0 4-1 7l-41 169c-2 4-2 6-2 6 0 4 4 9 11 9s11-6 13-12c0-2 13-54 14-58 22 3 39 9 39 25 0 1 0 2-1 6-2 4-2 6-2 9 0 21 18 30 32 30 30 0 38-44 38-45 0-4-4-4-5-4-3 0-5 1-6 7-3 13-11 34-26 34-9 0-10-7-10-16 0-5 0-5 1-13 0-1 2-6 2-10 0-25-35-30-48-30 8-6 19-15 25-20 14-15 30-28 45-28 5 0 9 0 10 4-12 1-14 11-14 15 0 8 4 12 12 12 7 0 16-7 16-19 0-9-7-21-24-21-15 0-31 13-46 26-12 12-22 22-35 26z"><text:p/></draw:path></draw:g></text:p>
      <text:p text:style-name="P24">Các thảo luận bên trên dựa vào giả định là các điểm dữ liệu có trung bình 0, nên covariance của hai điểm dữ liệu có cùng phổ. Trong khi các điểm dữ liệu có thể được xử lí trong không gian ban đầu bằng việc trừ vectơ trung bình từ các điểm dữ liệu, nó được thực hiện khác trong không gian đặc trưng. Việc chuẩn hoá trung bình cho các điểm dữ liệu trong không gian đặc trưng nghĩa là</text:p>
      <text:p text:style-name="P25"><text:soft-page-break/><text:tab/><draw:g text:anchor-type="as-char" svg:y="-0.2854in" draw:z-index="48" draw:style-name="gr1"><svg:title>TexMaths</svg:title><svg:desc>12§display§\tilde{f}(\textbf{x}_{m}) = f(\textbf{x}_{m}) - \frac{1}{N} \sum_{k=1}^{N} f(\textbf{x}_{k})§svg§600§FALSE§</svg:desc><draw:polygon draw:style-name="gr2" draw:text-style-name="P164" svg:width="2.2in" svg:height="0.472in" svg:x="0in" svg:y="0.0087in" svg:viewBox="0 0 5589 1200" draw:points="2796,1200 0,1200 0,0 5589,0 5589,1200"><text:p/></draw:polygon><draw:path draw:style-name="gr3" draw:text-style-name="P165" svg:width="0.0555in" svg:height="0.0157in" svg:x="0.0409in" svg:y="0.1323in" svg:viewBox="0 0 142 41" svg:d="M142 7l-8-7c0 0-16 22-34 22-10 0-21-8-28-12-12-8-19-10-26-10-16 0-24 10-46 34l7 7c0-1 16-22 34-22 11 0 21 7 29 12 10 6 19 10 26 10 16 0 24-10 46-34z"><text:p/></draw:path><draw:path draw:style-name="gr3" draw:text-style-name="P165" svg:width="0.0827in" svg:height="0.1516in" svg:x="0.0004in" svg:y="0.1697in" svg:viewBox="0 0 211 386" svg:d="M133 129h37c8 0 12 0 12-8 0-4-4-4-12-4h-34l8-50c2-8 7-38 11-43 3-8 11-14 20-14 1 0 12 0 19 7-18 1-21 17-21 23 0 10 7 15 15 15 11 0 23-9 23-26 0-19-19-29-36-29-14 0-42 7-54 50-3 9-3 12-14 67h-29c-8 0-13 0-13 7 0 5 3 5 12 5h27l-31 167c-8 42-15 80-37 80-1 0-12 0-20-7 20-1 24-17 24-24 0-10-9-15-17-15-11 0-23 10-23 26 0 19 18 30 36 30 24 0 40-26 48-41 14-28 24-78 24-82z"><text:p/></draw:path><draw:path draw:style-name="gr3" draw:text-style-name="P165" svg:width="0.0382in" svg:height="0.1661in" svg:x="0.1071in" svg:y="0.1626in" svg:viewBox="0 0 98 423" svg:d="M98 419c0-1 0-2-7-9-53-53-66-134-66-199 0-73 16-146 69-199 4-5 4-6 4-8 0-3-1-4-4-4-4 0-42 29-68 83-21 46-26 92-26 128 0 34 5 85 28 134 26 51 62 78 66 78 3 0 4-1 4-4z"><text:p/></draw:path><draw:path draw:style-name="gr3" draw:text-style-name="P165" svg:width="0.0933in" svg:height="0.074in" svg:x="0.1591in" svg:y="0.2134in" svg:viewBox="0 0 238 189" svg:d="M137 84l50-55c5-6 7-9 43-9v-20c-15 1-37 1-39 1-11 0-31-1-43-1v20c6 0 10 2 15 4-1 2-1 2-2 5l-36 41-42-50h17v-20c-11 0-38 1-51 1s-32-1-47-1v20h30l66 79-55 62c-7 7-23 7-43 7v21c14-2 36-2 40-2 10 0 34 2 43 2v-21c-9 0-16-2-16-5l3-3 42-47 45 55h-15v21c9 0 36-2 50-2 13 0 32 2 46 2v-21h-29z"><text:p/></draw:path><draw:path draw:style-name="gr3" draw:text-style-name="P165" svg:width="0.1063in" svg:height="0.0528in" svg:x="0.2618in" svg:y="0.2606in" svg:viewBox="0 0 271 135" svg:d="M114 108c-1 5-4 15-4 17 0 7 6 10 11 10s10-4 11-8c1-2 5-12 5-18 2-6 5-19 7-26s4-13 5-21c3-12 3-13 9-21 10-16 24-33 47-33 17 0 18 14 18 21 0 18-13 50-18 64-2 8-3 10-3 15 0 16 12 27 27 27 30 0 42-41 42-46s-3-5-5-5c-3 0-3 2-4 6-8 23-20 36-32 36-7 0-7-3-7-11 0-7 1-10 6-24 4-9 17-41 17-57 0-5 0-17-12-27-5-3-13-7-28-7-26 0-42 17-51 30-4-25-24-30-39-30-25 0-42 16-50 26-2-19-20-26-32-26s-20 10-23 17c-7 9-11 27-11 29 0 3 4 3 5 3 5 0 5-1 7-8 5-18 10-33 22-33 7 0 9 6 9 15 0 6-2 17-5 25-2 7-4 20-7 26l-9 39c0 4-3 11-3 12 0 7 6 10 11 10s10-4 11-8c1-2 5-12 5-18 2-6 4-19 7-26 2-7 3-13 5-21 3-12 3-14 12-26s22-28 44-28c18 0 18 15 18 21 0 7 0 12-5 27z"><text:p/></draw:path><draw:path draw:style-name="gr3" draw:text-style-name="P165" svg:width="0.0382in" svg:height="0.1661in" svg:x="0.3921in" svg:y="0.1626in" svg:viewBox="0 0 98 423" svg:d="M98 211c0-32-4-84-27-132-25-51-63-79-67-79-2 0-4 2-4 4s0 3 7 10c43 41 67 109 67 197 0 73-15 148-68 201-6 5-6 6-6 7 0 3 2 4 4 4 4 0 43-29 68-83 22-46 26-93 26-129z"><text:p/></draw:path><draw:path draw:style-name="gr3" draw:text-style-name="P165" svg:width="0.1102in" svg:height="0.039in" svg:x="0.5024in" svg:y="0.2264in" svg:viewBox="0 0 281 100" svg:d="M266 17c8 0 15 0 15-9 0-8-7-8-13-8h-254c-7 0-14 0-14 8 0 9 7 9 14 9zM268 100c6 0 13 0 13-9 0-8-7-8-15-8h-252c-7 0-14 0-14 8 0 9 7 9 14 9z"><text:p/></draw:path><draw:path draw:style-name="gr3" draw:text-style-name="P165" svg:width="0.0827in" svg:height="0.1516in" svg:x="0.6768in" svg:y="0.1697in" svg:viewBox="0 0 211 386" svg:d="M133 129h37c8 0 12 0 12-8 0-4-4-4-12-4h-34l8-50c2-8 7-38 11-43 3-8 11-14 20-14 1 0 12 0 19 7-18 1-21 17-21 23 0 10 7 15 15 15 11 0 23-9 23-26 0-19-19-29-36-29-14 0-42 7-54 50-3 9-3 12-14 67h-29c-8 0-13 0-13 7 0 5 3 5 12 5h27l-31 167c-8 42-15 80-37 80-1 0-12 0-20-7 20-1 24-17 24-24 0-10-9-15-17-15-11 0-23 10-23 26 0 19 18 30 36 30 24 0 40-26 48-41 13-28 24-78 24-82z"><text:p/></draw:path><draw:path draw:style-name="gr3" draw:text-style-name="P165" svg:width="0.0382in" svg:height="0.1661in" svg:x="0.7839in" svg:y="0.1626in" svg:viewBox="0 0 98 423" svg:d="M98 419c0-1 0-2-7-9-53-53-66-134-66-199 0-73 16-146 69-199 4-5 4-6 4-8 0-3-1-4-4-4-4 0-42 29-68 83-21 46-26 92-26 128 0 34 5 85 28 134 26 51 62 78 66 78 3 0 4-1 4-4z"><text:p/></draw:path><draw:path draw:style-name="gr3" draw:text-style-name="P165" svg:width="0.0933in" svg:height="0.074in" svg:x="0.8358in" svg:y="0.2134in" svg:viewBox="0 0 238 189" svg:d="M137 84l50-55c5-6 7-9 43-9v-20c-15 1-37 1-39 1-11 0-31-1-43-1v20c6 0 10 2 15 4-1 2-1 2-2 5l-36 41-42-50h17v-20c-11 0-38 1-51 1s-32-1-47-1v20h30l66 79-55 62c-7 7-23 7-43 7v21c14-2 36-2 40-2 10 0 34 2 43 2v-21c-9 0-16-2-16-5l3-3 42-47 45 55h-15v21c9 0 36-2 50-2 13 0 32 2 46 2v-21h-29z"><text:p/></draw:path><draw:path draw:style-name="gr3" draw:text-style-name="P165" svg:width="0.1063in" svg:height="0.0528in" svg:x="0.9382in" svg:y="0.2606in" svg:viewBox="0 0 271 135" svg:d="M114 108c-1 5-4 15-4 17 0 7 6 10 11 10s10-4 11-8c1-2 5-12 5-18 2-6 5-19 7-26s4-13 5-21c3-12 3-13 9-21 10-16 24-33 47-33 17 0 18 14 18 21 0 18-13 50-18 64-2 8-3 10-3 15 0 16 12 27 27 27 30 0 42-41 42-46s-3-5-5-5c-3 0-3 2-4 6-8 23-20 36-32 36-7 0-7-3-7-11 0-7 1-10 6-24 4-9 17-41 17-57 0-5 0-17-12-27-5-3-13-7-28-7-26 0-42 17-51 30-4-25-24-30-39-30-25 0-42 16-50 26-2-19-20-26-32-26s-20 10-23 17c-7 9-11 27-11 29 0 3 4 3 5 3 5 0 5-1 7-8 5-18 10-33 22-33 7 0 9 6 9 15 0 6-2 17-5 25-2 7-4 20-7 26l-9 39c0 4-3 11-3 12 0 7 6 10 11 10s10-4 11-8c1-2 5-12 5-18 2-6 4-19 7-26 2-7 3-13 5-21 3-12 3-14 12-26s22-28 44-28c18 0 18 15 18 21 0 7 0 12-5 27z"><text:p/></draw:path><draw:path draw:style-name="gr3" draw:text-style-name="P165" svg:width="0.0382in" svg:height="0.1661in" svg:x="1.0685in" svg:y="0.1626in" svg:viewBox="0 0 98 423" svg:d="M98 211c0-32-4-84-27-132-25-51-63-79-67-79-2 0-4 2-4 4s0 3 7 10c43 41 67 109 67 197 0 73-15 148-68 201-6 5-6 6-6 7 0 3 2 4 4 4 4 0 43-29 68-83 22-46 26-93 26-129z"><text:p/></draw:path><draw:path draw:style-name="gr3" draw:text-style-name="P165" svg:width="0.1012in" svg:height="0.0067in" svg:x="1.1744in" svg:y="0.2425in" svg:viewBox="0 0 258 18" svg:d="M244 18c7 0 14 0 14-10 0-8-7-8-14-8h-230c-7 0-14 0-14 8 0 10 7 10 14 10z"><text:p/></draw:path><draw:path draw:style-name="gr3" draw:text-style-name="P165" svg:width="0.0547in" svg:height="0.1106in" svg:x="1.3957in" svg:y="0.0638in" svg:viewBox="0 0 140 282" svg:d="M88 11c0-10 0-11-11-11-27 26-64 26-77 26v15c8 0 34 0 55-12v220c0 15 0 20-38 20h-15v13c15-1 53-1 69-1 18 0 54 0 69 1v-13h-13c-38 0-39-5-39-20z"><text:p/></draw:path><draw:polygon draw:style-name="gr3" draw:text-style-name="P165" svg:width="0.1516in" svg:height="0.0067in" svg:x="1.3465in" svg:y="0.2425in" svg:viewBox="0 0 386 18" draw:points="193,18 0,18 0,0 386,0 386,18"><text:p/></draw:polygon><draw:path draw:style-name="gr3" draw:text-style-name="P165" svg:width="0.1398in" svg:height="0.1138in" svg:x="1.3524in" svg:y="0.2874in" svg:viewBox="0 0 356 290" svg:d="M304 44c3-16 10-30 44-31 4 0 8-1 8-8 0-1 0-5-6-5-13 0-28 1-42 1s-30-1-43-1c-3 0-8 0-8 8 0 5 5 5 8 5 24 0 29 9 29 18 0 1-1 9-2 10l-47 187-94-221c-3-7-3-7-13-7h-56c-9 0-12 0-12 8 0 5 3 5 10 5 3 0 29 0 29 4l-56 227c-4 18-12 31-46 32-2 0-7 0-7 9 0 2 2 5 6 5 13 0 28-2 42-2s30 2 43 2c3 0 7 0 7-9 0-5-3-5-8-5-24 0-28-9-28-19 0-2 2-5 3-10l55-223c2 2 2 4 4 7l105 250c4 7 4 9 9 9 4 0 4-2 6-9z"><text:p/></draw:path><draw:path draw:style-name="gr3" draw:text-style-name="P165" svg:width="0.1035in" svg:height="0.0795in" svg:x="1.6154in" svg:y="0in" svg:viewBox="0 0 264 203" svg:d="M227 32c2-10 7-20 31-21 1 0 6 0 6-7 0-2-2-4-5-4-9 0-20 1-31 1-6 0-24-1-30-1-2 0-7 0-7 7 0 4 3 4 7 4 14 0 19 5 19 12 0 2 0 3-1 7l-32 130-76-155c-2-5-2-5-10-5h-40c-6 0-10 0-10 7 0 4 4 4 10 4 7 0 12 0 19 1l-40 159c-2 12-7 20-30 21-3 0-7 0-7 6 0 4 2 5 5 5 9 0 20-1 31-1 6 0 24 1 30 1 4 0 7-2 7-6 0-5-3-5-7-5-19-1-19-8-19-12 0-1 0-3 1-8l38-152 87 178c2 5 3 5 7 5 5 0 5-1 5-6z"><text:p/></draw:path><draw:path draw:style-name="gr3" draw:text-style-name="P165" svg:width="0.2213in" svg:height="0.2327in" svg:x="1.5555in" svg:y="0.1295in" svg:viewBox="0 0 563 592" svg:d="M511 592l52-135h-11c-17 44-61 73-110 85-9 2-51 14-132 14h-255l216-253c3-3 4-5 4-7 0 0 0-2-4-6l-197-270h232c56 0 95 6 100 6 22 5 58 11 92 33 11 6 40 25 54 60h11l-52-119h-499c-10 0-10 0-12 2 0 2 0 10 0 15l223 306-218 257c-5 5-5 7-5 7 0 5 4 5 12 5z"><text:p/></draw:path><draw:path draw:style-name="gr3" draw:text-style-name="P165" svg:width="0.0571in" svg:height="0.0819in" svg:x="1.5543in" svg:y="0.4067in" svg:viewBox="0 0 146 209" svg:d="M71 8c0 0 1-3 1-4 0-2-1-4-5-4-6 0-31 2-38 2-3 0-6 2-6 8 0 4 3 4 8 4 13 0 13 3 13 4 0 2 0 4-1 7l-41 168c-2 5-2 6-2 6 0 5 4 10 11 10s11-6 13-12c0-2 13-54 14-58 22 3 39 9 39 24 0 2 0 3-1 6-2 5-2 6-2 10 0 20 18 30 33 30 29 0 37-44 37-46 0-3-4-3-5-3-3 0-5 1-6 7-3 13-11 34-26 34-9 0-10-8-10-16 0-5 0-5 1-13 0-1 2-6 2-10 0-25-35-30-48-30 8-6 19-15 25-20 14-15 30-28 45-28 5 0 9 0 10 4-12 1-14 11-14 15 0 8 4 12 12 12 7 0 16-7 16-19 0-10-7-22-24-22-15 0-31 14-46 27-12 12-22 22-35 26z"><text:p/></draw:path><draw:path draw:style-name="gr3" draw:text-style-name="P165" svg:width="0.0854in" svg:height="0.0311in" svg:x="1.6272in" svg:y="0.4429in" svg:viewBox="0 0 218 80" svg:d="M208 14c3 0 10 0 10-7s-7-7-10-7h-197c-4 0-11 0-11 7s7 7 12 7zM208 80c3 0 10 0 10-7 0-8-7-8-10-8h-196c-5 0-12 0-12 8 0 7 7 7 11 7z"><text:p/></draw:path><draw:path draw:style-name="gr3" draw:text-style-name="P165" svg:width="0.0421in" svg:height="0.0772in" svg:x="1.7339in" svg:y="0.4098in" svg:viewBox="0 0 108 197" svg:d="M67 8c0-8-1-8-8-8-19 18-47 19-59 19v11c7 0 26 0 43-8v151c0 10 0 13-30 13h-11v11c5 0 42-1 53-1 10 0 47 1 53 1v-11h-11c-30 0-30-3-30-13z"><text:p/></draw:path><draw:path draw:style-name="gr3" draw:text-style-name="P165" svg:width="0.0827in" svg:height="0.1516in" svg:x="1.8236in" svg:y="0.1697in" svg:viewBox="0 0 211 386" svg:d="M133 129h37c8 0 12 0 12-8 0-4-4-4-12-4h-34l8-50c2-8 7-38 11-43 3-8 11-14 20-14 1 0 12 0 19 7-18 1-21 17-21 23 0 10 7 15 15 15 11 0 23-9 23-26 0-19-19-29-36-29-14 0-42 7-54 50-3 9-3 12-14 67h-29c-8 0-13 0-13 7 0 5 3 5 12 5h27l-31 167c-8 42-15 80-37 80-1 0-12 0-20-7 20-1 24-17 24-24 0-10-9-15-17-15-11 0-23 10-23 26 0 19 18 30 36 30 24 0 40-26 48-41 14-28 24-78 24-82z"><text:p/></draw:path><draw:path draw:style-name="gr3" draw:text-style-name="P165" svg:width="0.0382in" svg:height="0.1661in" svg:x="1.9303in" svg:y="0.1626in" svg:viewBox="0 0 98 423" svg:d="M98 419c0-1 0-2-7-9-53-53-66-134-66-199 0-73 16-146 69-199 4-5 4-6 4-8 0-3-1-4-4-4-4 0-42 29-68 83-21 46-26 92-26 128 0 34 5 85 28 134 26 51 62 78 66 78 3 0 4-1 4-4z"><text:p/></draw:path><draw:path draw:style-name="gr3" draw:text-style-name="P165" svg:width="0.0933in" svg:height="0.074in" svg:x="1.9819in" svg:y="0.2134in" svg:viewBox="0 0 238 189" svg:d="M137 84l50-55c5-6 7-9 42-9v-20c-14 1-36 1-38 1-11 0-31-1-43-1v20c6 0 10 2 15 4-2 2-2 2-2 5l-36 41-42-50h17v-20c-11 0-38 1-51 1s-32-1-47-1v20h30l66 79-55 62c-7 7-23 7-43 7v21c14-2 36-2 40-2 10 0 34 2 43 2v-21c-9 0-16-2-16-5l3-3 42-47 45 55h-15v21c9 0 36-2 50-2 13 0 32 2 46 2v-21h-29z"><text:p/></draw:path><draw:path draw:style-name="gr3" draw:text-style-name="P165" svg:width="0.0571in" svg:height="0.0819in" svg:x="2.0874in" svg:y="0.2319in" svg:viewBox="0 0 146 209" svg:d="M71 8c0 0 1-3 1-4 0-2-1-4-5-4-6 0-31 2-38 2-3 0-6 2-6 8 0 4 3 4 8 4 13 0 13 3 13 4 0 2 0 4-1 7l-41 168c-2 5-2 6-2 6 0 5 4 10 11 10s11-6 13-12c0-2 13-54 14-58 22 3 39 9 39 24 0 2 0 3-1 6-2 5-2 6-2 10 0 20 18 30 33 30 29 0 37-44 37-46 0-3-4-3-5-3-3 0-5 1-6 7-3 13-11 34-26 34-9 0-10-8-10-16 0-5 0-5 1-13 0-1 2-6 2-10 0-25-35-30-48-30 8-6 19-15 25-20 14-15 30-28 45-28 5 0 9 0 10 4-12 1-14 11-14 15 0 8 4 12 12 12 7 0 16-7 16-19 0-10-7-22-24-22-15 0-31 14-46 27-12 12-22 22-35 26z"><text:p/></draw:path><draw:path draw:style-name="gr3" draw:text-style-name="P165" svg:width="0.0382in" svg:height="0.1661in" svg:x="2.1701in" svg:y="0.1626in" svg:viewBox="0 0 98 423" svg:d="M98 211c0-32-4-84-27-132-25-51-63-79-67-79-2 0-4 2-4 4s0 3 7 10c43 41 67 109 67 197 0 73-15 148-68 201-6 5-6 6-6 7 0 3 2 4 4 4 4 0 43-29 68-83 22-46 26-93 26-129z"><text:p/></draw:path></draw:g></text:p>
      <text:p text:style-name="P26">Nhưng điều này không thể được suy ra vì ánh xạ này không được rõ ràng và <draw:g text:anchor-type="as-char" svg:y="-0.1252in" draw:z-index="49" draw:style-name="gr1"><svg:title>TexMaths</svg:title><svg:desc>12§display§f(\textbf{x}_{k})§svg§600§FALSE§</svg:desc><draw:polygon draw:style-name="gr2" draw:text-style-name="P164" svg:width="0.3776in" svg:height="0.1492in" svg:x="0in" svg:y="0.0071in" svg:viewBox="0 0 960 380" draw:points="480,380 0,380 0,0 960,0 960,380"><text:p/></draw:polygon><draw:path draw:style-name="gr3" draw:text-style-name="P165" svg:width="0.0827in" svg:height="0.1512in" svg:x="0.0004in" svg:y="0.0071in"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165" svg:width="0.0382in" svg:height="0.1657in" svg:x="0.1071in" svg:y="0.0004in" svg:viewBox="0 0 98 422" svg:d="M98 419c0-1 0-3-7-10-53-53-66-133-66-198 0-73 16-146 69-199 4-5 4-6 4-8 0-3-1-4-4-4-4 0-42 29-68 83-21 45-26 92-26 128 0 34 5 84 28 132 26 53 62 79 66 79 3 0 4-1 4-3z"><text:p/></draw:path><draw:path draw:style-name="gr3" draw:text-style-name="P165" svg:width="0.0933in" svg:height="0.0736in" svg:x="0.1594in" svg:y="0.0504in" svg:viewBox="0 0 238 188" svg:d="M137 84l50-55c5-6 7-9 43-9v-20c-15 1-37 1-39 1-11 0-31-1-43-1v20c6 0 10 2 15 4-1 2-1 2-2 5l-36 41-42-50h17v-20c-11 0-38 1-51 1s-32-1-47-1v20h30l66 78-55 63c-7 7-23 7-43 7v20c14-1 36-1 40-1 10 0 34 1 43 1v-20c-9 0-16-2-16-5l3-3 42-47 45 55h-15v20c9 0 36-1 50-1 13 0 32 1 46 1v-20h-29z"><text:p/></draw:path><draw:path draw:style-name="gr3" draw:text-style-name="P165" svg:width="0.0571in" svg:height="0.0819in" svg:x="0.265in" svg:y="0.0689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3" draw:text-style-name="P165" svg:width="0.0382in" svg:height="0.1657in" svg:x="0.348in" svg:y="0.0004in" svg:viewBox="0 0 98 422" svg:d="M98 211c0-32-4-84-27-132-25-51-63-79-67-79-2 0-4 2-4 4s0 3 7 10c43 41 67 108 67 197 0 72-15 147-68 199-6 6-6 8-6 9 0 2 2 3 4 3 4 0 43-28 68-82 22-46 26-93 26-129z"><text:p/></draw:path></draw:g><text:s/>không bao giờ được cho trước. Tuy nhiên, ta vẫn có thể tìm được ma trận nhân <draw:g text:anchor-type="as-char" svg:y="-0.1138in" draw:z-index="50" draw:style-name="gr1"><svg:title>TexMaths</svg:title><svg:desc>12§display§{\tildle{ \textbf{K} }§svg§600§FALSE§</svg:desc><draw:polygon draw:style-name="gr2" draw:text-style-name="P164" svg:width="0.124in" svg:height="0.0972in" svg:x="0.002in" svg:y="0.0083in" svg:viewBox="0 0 316 248" draw:points="159,248 0,248 0,0 316,0 316,248"><text:p/></draw:polygon><draw:path draw:style-name="gr3" draw:text-style-name="P165" svg:width="0.1343in" svg:height="0.1138in" svg:x="0in" svg:y="0in" svg:viewBox="0 0 342 290" svg:d="M188 113l101-85c9-8 27-8 40-8h6v-20c-16 1-40 1-43 1-15 0-45 0-61-1v20c6 0 14 0 24 2 7 2 2 1 6 3l-156 131v-136h46v-20c-16 1-58 1-76 1s-58 0-75-1v20h46v251h-46v19c17-2 57-2 75-2s60 0 76 2v-19h-46v-90l42-34 88 114c1 2 1 2 2 6-6 4-15 4-30 4v19c17-2 55-2 74-2 16 0 46 0 61 2v-19h-11c-23 0-24-3-29-9z"><text:p/></draw:path></draw:g><text:s/><text:span text:style-name="T9">cho các điểm với trung bình không </text:span><text:span text:style-name="T9"><draw:g text:anchor-type="as-char" svg:y="-0.1547in" draw:z-index="51" draw:style-name="gr1"><svg:title>TexMaths</svg:title><svg:desc>12§display§\tilde{f}(\textbf{x})§svg§600§FALSE§</svg:desc><draw:polygon draw:style-name="gr2" draw:text-style-name="P164" svg:width="0.2957in" svg:height="0.1795in" svg:x="0in" svg:y="0.0083in" svg:viewBox="0 0 752 457" draw:points="377,457 0,457 0,0 752,0 752,457"><text:p/></draw:polygon><draw:path draw:style-name="gr3" draw:text-style-name="P165" svg:width="0.0555in" svg:height="0.0157in" svg:x="0.0409in" svg:y="0in" svg:viewBox="0 0 142 41" svg:d="M142 7l-8-7c0 0-16 22-34 22-10 0-21-8-28-12-12-8-19-10-26-10-16 0-24 10-46 34l7 7c0-1 16-22 34-22 11 0 21 7 29 12 10 6 19 10 26 10 16 0 24-10 46-34z"><text:p/></draw:path><draw:path draw:style-name="gr3" draw:text-style-name="P165" svg:width="0.0827in" svg:height="0.1512in" svg:x="0.0004in" svg:y="0.0378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3" draw:text-style-name="P165" svg:width="0.0382in" svg:height="0.1657in" svg:x="0.1071in" svg:y="0.0311in" svg:viewBox="0 0 98 422" svg:d="M98 419c0-2 0-3-7-10-53-53-66-133-66-198 0-73 16-146 69-199 4-5 4-6 4-8 0-3-1-4-4-4-4 0-42 29-68 83-21 45-26 92-26 128 0 34 5 84 28 132 26 53 62 79 66 79 3 0 4-1 4-3z"><text:p/></draw:path><draw:path draw:style-name="gr3" draw:text-style-name="P165" svg:width="0.0929in" svg:height="0.0736in" svg:x="0.1591in" svg:y="0.0811in" svg:viewBox="0 0 237 188" svg:d="M137 84l50-55c5-6 7-9 43-9v-20c-15 1-37 1-39 1-11 0-31-1-43-1v20c6 0 10 2 15 4-1 2-1 2-2 5l-36 41-42-50h17v-20c-11 0-38 1-51 1s-32-1-47-1v20h30l66 78-55 63c-7 7-23 7-43 7v20c14-1 36-1 40-1 10 0 34 1 43 1v-20c-9 0-16-3-16-5l3-4 42-46 45 55h-15v20c9 0 36-1 50-1 13 0 32 1 45 1v-20h-28z"><text:p/></draw:path><draw:path draw:style-name="gr3" draw:text-style-name="P165" svg:width="0.0382in" svg:height="0.1657in" svg:x="0.2657in" svg:y="0.0311in" svg:viewBox="0 0 98 422" svg:d="M98 211c0-32-4-84-27-132-25-51-63-79-67-79-2 0-4 2-4 4s0 3 7 10c43 41 67 108 67 197 0 72-15 146-68 199-6 6-6 7-6 9s2 3 4 3c4 0 43-29 68-83 22-45 26-92 26-128z"><text:p/></draw:path></draw:g></text:span><text:span text:style-name="T9"><text:s/>về mặt ma trận </text:span><text:span text:style-name="T9"><draw:g text:anchor-type="as-char" svg:y="-0.1138in" draw:z-index="52" draw:style-name="gr1"><svg:title>TexMaths</svg:title><svg:desc>12§display§\textbf{K}§svg§600§FALSE§</svg:desc><draw:polygon draw:style-name="gr2" draw:text-style-name="P164" svg:width="0.124in" svg:height="0.0972in" svg:x="0.002in" svg:y="0.0083in" svg:viewBox="0 0 316 248" draw:points="159,248 0,248 0,0 316,0 316,248"><text:p/></draw:polygon><draw:path draw:style-name="gr3" draw:text-style-name="P165" svg:width="0.1343in" svg:height="0.1138in" svg:x="0in" svg:y="0in" svg:viewBox="0 0 342 290" svg:d="M188 113l101-85c9-8 27-8 40-8h6v-20c-16 1-40 1-43 1-15 0-45 0-61-1v20c6 0 14 0 24 2 7 2 2 1 6 3l-156 131v-136h46v-20c-16 1-58 1-76 1s-58 0-75-1v20h46v251h-46v19c17-2 57-2 75-2s60 0 76 2v-19h-46v-90l42-34 88 114c1 2 1 2 2 6-6 4-15 4-30 4v19c17-2 55-2 74-2 16 0 46 0 61 2v-19h-11c-23 0-24-3-29-9z"><text:p/></draw:path></draw:g></text:span><text:span text:style-name="T9"><text:s/>cho </text:span><text:span text:style-name="T9"><draw:g text:anchor-type="as-char" svg:y="-0.1252in" draw:z-index="53" draw:style-name="gr1"><svg:title>TexMaths</svg:title><svg:desc>12§display§f(\textbf{x})§svg§600§FALSE§</svg:desc><draw:polygon draw:style-name="gr2" draw:text-style-name="P164" svg:width="0.2957in" svg:height="0.1492in" svg:x="0in" svg:y="0.0071in" svg:viewBox="0 0 752 380" draw:points="377,380 0,380 0,0 752,0 752,380"><text:p/></draw:polygon><draw:path draw:style-name="gr3" draw:text-style-name="P165" svg:width="0.0827in" svg:height="0.1512in" svg:x="0.0004in" svg:y="0.0071in"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165" svg:width="0.0382in" svg:height="0.1657in" svg:x="0.1071in" svg:y="0.0004in" svg:viewBox="0 0 98 422" svg:d="M98 419c0-1 0-3-7-10-53-53-66-133-66-198 0-73 16-146 69-199 4-5 4-6 4-8 0-3-1-4-4-4-4 0-42 29-68 83-21 45-26 92-26 128 0 34 5 84 28 132 26 53 62 79 66 79 3 0 4-1 4-3z"><text:p/></draw:path><draw:path draw:style-name="gr3" draw:text-style-name="P165" svg:width="0.0929in" svg:height="0.0736in" svg:x="0.1591in" svg:y="0.0504in" svg:viewBox="0 0 237 188" svg:d="M137 84l50-55c5-6 7-9 43-9v-20c-15 1-37 1-39 1-11 0-31-1-43-1v20c6 0 10 2 15 4-1 2-1 2-2 5l-36 41-42-50h17v-20c-11 0-38 1-51 1s-32-1-47-1v20h30l66 78-55 63c-7 7-23 7-43 7v20c14-1 36-1 40-1 10 0 34 1 43 1v-20c-9 0-16-2-16-5l3-3 42-47 45 55h-15v20c9 0 36-1 50-1 13 0 32 1 45 1v-20h-28z"><text:p/></draw:path><draw:path draw:style-name="gr3" draw:text-style-name="P165" svg:width="0.0382in" svg:height="0.1657in" svg:x="0.2657in" svg:y="0.0004in" svg:viewBox="0 0 98 422" svg:d="M98 211c0-32-4-84-27-132-25-51-63-79-67-79-2 0-4 2-4 4s0 3 7 10c43 41 67 108 67 197 0 72-15 147-68 199-6 6-6 8-6 9 0 2 2 3 4 3 4 0 43-28 68-82 22-46 26-93 26-129z"><text:p/></draw:path></draw:g></text:span></text:p>
      <text:p text:style-name="P27"><draw:g text:anchor-type="as-char" svg:y="-0.3362in" draw:z-index="54" draw:style-name="gr1"><svg:title>TexMaths</svg:title><svg:desc>12§display§\tildle{k}_{mn} = \tilde{f}(\textbf(x)_{m})^{T} \tilde{f}(\textbf{x}_{n}) = \left[ f(\textbf(x)_{m}) - \frac{1}{N} \sum_{k=1}^{N} f(\textbf{x}_{k}) \right]^{T} \left[ f(\textbf(x)_{n}) - \frac{1}{N} \sum_{k=1}^{N} f(\textbf{x}_{k}) \right]§svg§600§FALSE§</svg:desc><draw:polygon draw:style-name="gr2" draw:text-style-name="P164" svg:width="5.6512in" svg:height="0.5311in" svg:x="0in" svg:y="0.0087in" svg:viewBox="0 0 14355 1350" draw:points="7178,1350 0,1350 0,0 14355,0 14355,1350"><text:p/></draw:polygon><draw:path draw:style-name="gr3" draw:text-style-name="P165" svg:width="0.0752in" svg:height="0.1169in" svg:x="0.0008in" svg:y="0.2252in" svg:viewBox="0 0 192 298" svg:d="M98 5c0-1 0-5-4-5-10 0-42 4-53 4-4 1-9 1-9 8 0 6 4 6 11 6 21 0 22 4 22 7l-1 9-62 243c-2 6-2 7-2 8 0 11 8 13 12 13 6 0 12-3 14-9 3-4 22-82 24-92 15 1 50 7 50 36 0 2 0 4-2 9 0 5-1 10-1 15 0 24 16 41 39 41 13 0 24-7 33-22 11-19 16-42 16-43 0-5-5-5-5-5-5 0-5 2-6 8-8 31-18 53-37 53-9 0-15-5-15-20 0-8 3-17 5-23 0-9 0-10 0-13 0-29-25-40-62-45 14-8 27-21 37-32 20-22 40-40 60-40 4 0 4 0 4 0 4 1 6 1 9 4 0 0 0 1 1 1-20 1-24 18-24 23 0 7 5 15 17 15 11 0 23-9 23-26 0-12-10-26-29-26-12 0-31 3-61 37-14 17-32 32-47 39z"><text:p/></draw:path><draw:path draw:style-name="gr3" draw:text-style-name="P165" svg:width="0.1063in" svg:height="0.0524in" svg:x="0.0835in" svg:y="0.3146in" svg:viewBox="0 0 271 134" svg:d="M114 108c-1 5-4 14-4 17 0 7 6 9 11 9s10-3 11-7c1-2 5-12 5-18 2-6 5-19 7-26s4-13 5-21c3-12 3-13 9-21 10-16 24-33 47-33 17 0 18 14 18 21 0 18-13 50-18 63-2 9-3 11-3 16 0 15 12 26 27 26 30 0 42-40 42-45s-3-5-5-5c-3 0-3 2-4 6-8 23-20 36-32 36-7 0-7-4-7-11s1-11 6-24c4-9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3" draw:text-style-name="P165" svg:width="0.0709in" svg:height="0.0524in" svg:x="0.2012in" svg:y="0.3146in" svg:viewBox="0 0 181 134" svg:d="M22 113c0 3-3 10-3 12 0 7 6 9 11 9s10-3 11-7c1-2 5-12 5-18 2-6 4-19 7-26 2-7 3-13 5-21 3-12 3-14 12-26s22-28 45-28c17 0 17 15 17 21 0 18-12 50-17 63-3 9-5 11-5 16 0 15 14 26 28 26 30 0 43-40 43-45s-3-5-5-5c-3 0-4 2-6 6-6 23-19 36-31 36-6 0-7-4-7-11s1-11 7-24c3-9 16-41 16-57 0-29-23-34-39-34-25 0-42 16-50 26-2-19-20-26-31-26-13 0-21 10-24 17-7 9-11 27-11 29 0 3 4 3 5 3 5 0 5-1 7-8 5-18 10-33 22-33 7 0 9 6 9 15 0 6-2 17-5 25-2 7-4 20-7 26z"><text:p/></draw:path><draw:path draw:style-name="gr3" draw:text-style-name="P165" svg:width="0.1102in" svg:height="0.0386in" svg:x="0.3417in" svg:y="0.2799in" svg:viewBox="0 0 281 99" svg:d="M266 17c8 0 15 0 15-9 0-8-7-8-13-8h-254c-7 0-14 0-14 8 0 9 7 9 14 9zM268 99c6 0 13 0 13-8s-7-8-15-8h-252c-7 0-14 0-14 8s7 8 14 8z"><text:p/></draw:path><draw:path draw:style-name="gr3" draw:text-style-name="P165" svg:width="0.0555in" svg:height="0.0157in" svg:x="0.5571in" svg:y="0.1862in" svg:viewBox="0 0 142 41" svg:d="M142 7l-8-7c0 0-16 22-34 22-10 0-21-8-28-12-12-8-19-10-26-10-16 0-24 10-46 34l7 7c0-1 16-22 34-22 11 0 21 7 29 12 10 6 19 10 25 10 17 0 25-10 47-34z"><text:p/></draw:path><draw:path draw:style-name="gr3" draw:text-style-name="P165" svg:width="0.0827in" svg:height="0.1512in" svg:x="0.5169in" svg:y="0.224in" svg:viewBox="0 0 211 385" svg:d="M133 128h37c8 0 12 0 12-7 0-5-4-5-12-5h-34l8-49c2-8 7-38 11-43 3-8 11-14 20-14 1 0 12 0 19 7-18 1-21 17-21 23 0 10 7 15 15 15 11 0 23-9 23-26 0-19-19-29-36-29-14 0-42 7-54 50-3 9-3 12-14 66h-29c-8 0-13 0-13 7 0 5 3 5 12 5h27l-31 167c-8 42-15 80-37 80-1 0-12 0-20-8 20-1 24-16 24-23 0-10-9-14-17-14-11 0-23 9-23 25 0 19 18 30 36 30 24 0 40-25 48-42 13-27 24-77 24-80z"><text:p/></draw:path><draw:path draw:style-name="gr3" draw:text-style-name="P165" svg:width="0.0382in" svg:height="0.1657in" svg:x="0.6232in" svg:y="0.2161in" svg:viewBox="0 0 98 422" svg:d="M98 418c0-1 0-2-7-9-53-53-66-133-66-198 0-73 16-146 69-199 4-5 4-6 4-8 0-3-1-4-4-4-4 0-42 29-68 83-21 45-26 92-26 128 0 34 5 84 28 132 26 51 62 79 66 79 3 0 4-1 4-4z"><text:p/></draw:path><draw:path draw:style-name="gr3" draw:text-style-name="P165" svg:width="0.0453in" svg:height="0.1657in" svg:x="0.6894in" svg:y="0.2161in" svg:viewBox="0 0 116 422" svg:d="M115 411c-12-12-41-36-57-91-12-33-17-72-17-109 0-84 23-150 68-197 7-6 7-7 7-8 0-5-3-6-8-6-6 0-24 16-32 23-66 66-76 142-76 188 0 53 14 98 34 134 28 48 67 77 74 77 5 0 8-1 8-6 0-2-1-4-1-5z"><text:p/></draw:path><draw:path draw:style-name="gr3" draw:text-style-name="P165" svg:width="0.0827in" svg:height="0.0752in" svg:x="0.7508in" svg:y="0.2673in" svg:viewBox="0 0 211 192" svg:d="M130 60c2-12 12-50 40-50 3 0 14 0 22 4-12 3-20 14-20 23 0 7 4 16 16 16 10 0 23-7 23-25 0-22-25-28-39-28-26 0-40 22-45 32-11-28-33-32-45-32-45 0-69 55-69 65 0 5 4 5 5 5 4 0 5 0 6-5 14-45 42-55 56-55 9 0 23 3 23 27 0 13-7 42-23 101-6 27-21 44-39 44-4 0-13 0-22-5 11-2 21-12 21-22 0-12-10-16-17-16-12 0-23 12-23 25 0 19 22 28 40 28 28 0 43-30 44-33 5 16 20 33 46 33 44 0 68-55 68-65 0-5-4-5-5-5-3 0-5 1-6 5-14 46-43 55-56 55-17 0-23-13-23-27 0-10 2-18 7-38z"><text:p/></draw:path><draw:path draw:style-name="gr3" draw:text-style-name="P165" svg:width="0.0382in" svg:height="0.1657in" svg:x="0.85in" svg:y="0.2161in" svg:viewBox="0 0 98 422" svg:d="M98 211c0-32-4-84-27-132-25-51-63-79-67-79-2 0-4 2-4 4s0 3 7 10c43 41 67 108 67 197 0 72-15 146-68 199-6 6-6 7-6 8 0 3 2 4 4 4 4 0 43-29 68-83 22-45 26-92 26-128z"><text:p/></draw:path><draw:path draw:style-name="gr3" draw:text-style-name="P165" svg:width="0.1063in" svg:height="0.0524in" svg:x="0.9102in" svg:y="0.3146in" svg:viewBox="0 0 271 134" svg:d="M114 108c-1 5-4 14-4 17 0 7 6 9 11 9s10-3 11-7c1-2 5-12 5-18 2-6 5-19 7-26s4-13 5-21c3-12 3-13 9-21 10-16 24-33 47-33 17 0 18 14 18 21 0 18-13 50-18 63-2 9-3 11-3 16 0 15 12 26 27 26 30 0 42-40 42-45s-3-5-5-5c-3 0-3 2-4 6-8 23-20 36-32 36-7 0-7-4-7-11s1-11 6-24c4-9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3" draw:text-style-name="P165" svg:width="0.0382in" svg:height="0.1657in" svg:x="1.0406in" svg:y="0.2161in" svg:viewBox="0 0 98 422" svg:d="M98 211c0-32-4-84-27-132-25-51-63-79-67-79-2 0-4 2-4 4s0 3 7 10c43 41 67 108 67 197 0 72-15 146-68 199-6 6-6 7-6 8 0 3 2 4 4 4 4 0 43-29 68-83 22-45 26-92 26-128z"><text:p/></draw:path><draw:path draw:style-name="gr3" draw:text-style-name="P165" svg:width="0.087in" svg:height="0.0783in" svg:x="1.1008in" svg:y="0.1937in" svg:viewBox="0 0 222 200" svg:d="M132 22c1-10 2-10 8-11 2 0 12 0 18 0 18 0 27 0 34 2 12 4 13 13 13 23 0 5 0 10-1 24l-1 4c0 3 1 4 6 4 3 0 5-3 5-8l8-56c0-4-4-4-10-4h-182c-7 0-8 0-10 6l-18 53c-1 1-2 3-2 6 0 0 1 3 5 3 3 0 5-1 7-7 17-48 26-50 72-50h12c8 0 8 0 8 2 0 1 0 3-1 7l-38 155c-3 12-4 14-35 14-11 0-13 0-13 8 0 0 0 3 5 3 8 0 16-1 25-1 8 0 18 0 26 0 7 0 18 0 25 0 10 0 18 1 26 1 3 0 7 0 7-6 0-5-4-5-12-5-6 0-11 0-17 0-11-1-11-2-11-6 0-2 0-3 1-7z"><text:p/></draw:path><draw:path draw:style-name="gr3" draw:text-style-name="P165" svg:width="0.0555in" svg:height="0.0157in" svg:x="1.25in" svg:y="0.1862in" svg:viewBox="0 0 142 41" svg:d="M142 7l-8-7c0 0-16 22-34 22-10 0-21-8-28-12-12-8-19-10-26-10-16 0-24 10-46 34l7 7c0-1 16-22 34-22 11 0 21 7 29 12 10 6 19 10 26 10 16 0 24-10 46-34z"><text:p/></draw:path><draw:path draw:style-name="gr3" draw:text-style-name="P165" svg:width="0.0827in" svg:height="0.1512in" svg:x="1.2094in" svg:y="0.224in" svg:viewBox="0 0 211 385" svg:d="M133 128h37c8 0 12 0 12-7 0-5-4-5-12-5h-34l9-49c1-8 6-38 10-43 3-8 11-14 20-14 1 0 12 0 19 7-18 1-21 17-21 23 0 10 7 15 15 15 11 0 23-9 23-26 0-19-19-29-36-29-14 0-42 7-54 50-3 9-3 12-14 66h-29c-8 0-13 0-13 7 0 5 3 5 12 5h27l-31 167c-8 42-15 80-37 80-1 0-12 0-20-8 20-1 24-16 24-23 0-10-9-14-17-14-11 0-23 9-23 25 0 19 18 30 36 30 24 0 40-25 48-42 14-27 24-77 24-80z"><text:p/></draw:path><draw:path draw:style-name="gr3" draw:text-style-name="P165" svg:width="0.0382in" svg:height="0.1657in" svg:x="1.3161in" svg:y="0.2161in" svg:viewBox="0 0 98 422" svg:d="M98 418c0-1 0-2-7-9-53-53-66-133-66-198 0-73 16-146 69-199 4-5 4-6 4-8 0-3-1-4-4-4-4 0-42 29-68 83-21 45-26 92-26 128 0 34 5 84 28 132 26 51 62 79 66 79 3 0 4-1 4-4z"><text:p/></draw:path><draw:path draw:style-name="gr3" draw:text-style-name="P165" svg:width="0.0933in" svg:height="0.0736in" svg:x="1.3677in" svg:y="0.2661in" svg:viewBox="0 0 238 188" svg:d="M137 84l50-55c5-6 7-9 42-9v-20c-14 1-36 1-38 1-11 0-31-1-43-1v20c6 0 10 2 15 4-1 2-1 2-2 5l-36 41-42-50h17v-20c-11 0-38 1-51 1s-32-1-47-1v20h30l66 78-55 63c-7 7-23 7-43 7v20c14-1 36-1 40-1 10 0 34 1 43 1v-20c-9 0-16-3-16-5l3-4 42-46 45 55h-15v20c9 0 36-1 50-1 13 0 32 1 46 1v-20h-29z"><text:p/></draw:path><draw:path draw:style-name="gr3" draw:text-style-name="P165" svg:width="0.0709in" svg:height="0.0524in" svg:x="1.4705in" svg:y="0.3146in" svg:viewBox="0 0 181 134" svg:d="M22 113c0 3-3 10-3 12 0 7 6 9 11 9s10-3 11-7c1-2 5-12 5-18 2-6 4-19 7-26 2-7 3-13 5-21 3-12 3-14 12-26s22-28 45-28c17 0 17 15 17 21 0 18-12 50-17 63-3 9-5 11-5 16 0 15 14 26 28 26 30 0 43-40 43-45s-3-5-5-5c-3 0-4 2-6 6-6 23-19 36-31 36-6 0-7-4-7-11s1-11 7-24c3-9 16-41 16-57 0-29-23-34-39-34-25 0-42 16-50 26-2-19-20-26-31-26-13 0-21 10-24 17-7 9-11 27-11 29 0 3 4 3 5 3 5 0 5-1 7-8 5-18 10-33 22-33 7 0 9 6 9 15 0 6-2 17-5 25-2 7-4 20-7 26z"><text:p/></draw:path><draw:path draw:style-name="gr3" draw:text-style-name="P165" svg:width="0.0382in" svg:height="0.1657in" svg:x="1.5646in" svg:y="0.2161in" svg:viewBox="0 0 98 422" svg:d="M98 211c0-32-4-84-27-132-25-51-63-79-67-79-2 0-4 2-4 4s0 3 7 10c43 41 67 108 67 197 0 72-15 146-68 199-6 6-6 7-6 8 0 3 2 4 4 4 4 0 43-29 68-83 22-45 26-92 26-128z"><text:p/></draw:path><draw:path draw:style-name="gr3" draw:text-style-name="P165" svg:width="0.1102in" svg:height="0.0386in" svg:x="1.6752in" svg:y="0.2799in" svg:viewBox="0 0 281 99" svg:d="M266 17c8 0 15 0 15-9 0-8-7-8-13-8h-254c-7 0-14 0-14 8 0 9 7 9 14 9zM268 99c6 0 13 0 13-8s-7-8-15-8h-252c-7 0-14 0-14 8s7 8 14 8z"><text:p/></draw:path><draw:polygon draw:style-name="gr3" draw:text-style-name="P165" svg:width="0.0492in" svg:height="0.4976in" svg:x="1.887in" svg:y="0.0508in" svg:viewBox="0 0 126 1265" draw:points="0,1265 126,1265 126,1237 26,1237 26,26 126,26 126,0 0,0"><text:p/></draw:polygon><draw:path draw:style-name="gr3" draw:text-style-name="P165" svg:width="0.0827in" svg:height="0.1512in" svg:x="1.9472in" svg:y="0.224in" svg:viewBox="0 0 211 385" svg:d="M133 128h37c8 0 12 0 12-7 0-5-4-5-12-5h-34l8-49c2-8 7-38 11-43 3-8 11-14 20-14 1 0 12 0 19 7-18 1-21 17-21 23 0 10 7 15 15 15 11 0 23-9 23-26 0-19-19-29-36-29-14 0-42 7-54 50-3 9-3 12-14 66h-29c-8 0-13 0-13 7 0 5 3 5 12 5h27l-31 167c-8 42-15 80-37 80-1 0-12 0-20-8 20-1 24-16 24-23 0-10-9-14-17-14-11 0-23 9-23 25 0 19 18 30 36 30 24 0 40-25 48-42 13-27 24-77 24-80z"><text:p/></draw:path><draw:path draw:style-name="gr3" draw:text-style-name="P165" svg:width="0.0382in" svg:height="0.1657in" svg:x="2.0535in" svg:y="0.2161in" svg:viewBox="0 0 98 422" svg:d="M98 418c0-1 0-2-7-9-53-53-66-133-66-198 0-73 16-146 69-199 4-5 4-6 4-8 0-3-1-4-4-4-4 0-42 29-68 83-21 45-26 92-26 128 0 34 5 84 28 132 26 51 62 79 66 79 3 0 4-1 4-4z"><text:p/></draw:path><draw:path draw:style-name="gr3" draw:text-style-name="P165" svg:width="0.0453in" svg:height="0.1657in" svg:x="2.1197in" svg:y="0.2161in" svg:viewBox="0 0 116 422" svg:d="M115 411c-12-12-41-36-57-91-12-33-17-72-17-109 0-84 23-150 68-197 7-6 7-7 7-8 0-5-3-6-8-6-6 0-24 16-32 23-66 66-76 142-76 188 0 53 14 98 34 134 28 48 67 77 74 77 5 0 8-1 8-6 0-2-1-4-1-5z"><text:p/></draw:path><draw:path draw:style-name="gr3" draw:text-style-name="P165" svg:width="0.0827in" svg:height="0.0752in" svg:x="2.1811in" svg:y="0.2673in" svg:viewBox="0 0 211 192" svg:d="M130 60c2-12 12-50 40-50 4 0 14 0 22 4-12 3-20 14-20 23 0 7 4 16 16 16 10 0 23-7 23-25 0-22-25-28-39-28-26 0-40 22-45 32-11-28-33-32-45-32-45 0-69 55-69 65 0 5 4 5 5 5 4 0 5 0 6-5 14-45 42-55 56-55 9 0 23 3 23 27 0 13-7 42-23 101-6 27-21 44-39 44-4 0-13 0-22-5 11-2 21-12 21-22 0-12-10-16-17-16-12 0-23 12-23 25 0 19 22 28 41 28 27 0 43-30 43-33 5 16 20 33 47 33 43 0 67-55 67-65 0-5-4-5-5-5-3 0-5 1-6 5-13 46-42 55-56 55-17 0-23-13-23-27 0-10 2-18 7-38z"><text:p/></draw:path><draw:path draw:style-name="gr3" draw:text-style-name="P165" svg:width="0.0382in" svg:height="0.1657in" svg:x="2.2803in" svg:y="0.2161in" svg:viewBox="0 0 98 422" svg:d="M98 211c0-32-4-84-27-132-25-51-63-79-67-79-2 0-4 2-4 4s0 3 7 10c43 41 67 108 67 197 0 72-15 146-68 199-6 6-6 7-6 8 0 3 2 4 4 4 4 0 43-29 68-83 22-45 26-92 26-128z"><text:p/></draw:path><draw:path draw:style-name="gr3" draw:text-style-name="P165" svg:width="0.1063in" svg:height="0.0524in" svg:x="2.3409in" svg:y="0.3146in" svg:viewBox="0 0 271 134" svg:d="M114 108c-1 5-4 14-4 17 0 7 6 9 11 9s10-3 11-7c1-2 5-12 5-18 2-6 5-19 7-26s4-13 5-21c3-12 3-13 9-21 10-16 24-33 47-33 17 0 18 14 18 21 0 18-13 50-18 63-2 9-3 11-3 16 0 15 12 26 27 26 30 0 42-40 42-45s-3-5-5-5c-3 0-3 2-4 6-8 23-20 36-32 36-7 0-7-4-7-11s1-11 6-24c4-9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3" draw:text-style-name="P165" svg:width="0.0382in" svg:height="0.1657in" svg:x="2.4713in" svg:y="0.2161in" svg:viewBox="0 0 98 422" svg:d="M98 211c0-32-4-84-27-132-25-51-63-79-67-79-2 0-4 2-4 4s0 3 7 10c43 41 67 108 67 197 0 72-15 146-68 199-6 6-6 7-6 8 0 3 2 4 4 4 4 0 43-29 68-83 22-45 26-92 26-128z"><text:p/></draw:path><draw:path draw:style-name="gr3" draw:text-style-name="P165" svg:width="0.1012in" svg:height="0.0067in" svg:x="2.5772in" svg:y="0.2953in" svg:viewBox="0 0 258 18" svg:d="M244 18c7 0 14 0 14-10 0-8-7-8-14-8h-230c-7 0-14 0-14 8 0 10 7 10 14 10z"><text:p/></draw:path><draw:path draw:style-name="gr3" draw:text-style-name="P165" svg:width="0.0547in" svg:height="0.1106in" svg:x="2.798in" svg:y="0.1181in" svg:viewBox="0 0 140 282" svg:d="M88 11c0-10 0-11-10-11-28 26-65 26-78 26v15c8 0 34 0 55-12v219c0 16 0 21-38 21h-15v13c15-1 53-1 69-1 18 0 54 0 69 1v-13h-13c-38 0-39-5-39-21z"><text:p/></draw:path><draw:polygon draw:style-name="gr3" draw:text-style-name="P165" svg:width="0.1516in" svg:height="0.0067in" svg:x="2.7488in" svg:y="0.2953in" svg:viewBox="0 0 386 18" draw:points="193,18 0,18 0,0 386,0 386,18"><text:p/></draw:polygon><draw:path draw:style-name="gr3" draw:text-style-name="P165" svg:width="0.1398in" svg:height="0.1134in" svg:x="2.7555in" svg:y="0.3413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3" draw:text-style-name="P165" svg:width="0.1035in" svg:height="0.0795in" svg:x="3.0181in" svg:y="0.0539in" svg:viewBox="0 0 264 203" svg:d="M227 32c2-10 7-20 31-21 1 0 6 0 6-7 0-2-2-4-5-4-9 0-20 1-31 1-6 0-24-1-30-1-2 0-7 0-7 7 0 4 3 4 7 4 14 0 19 5 19 12 0 2 0 3-1 7l-32 129-76-154c-2-5-2-5-10-5h-40c-6 0-10 0-10 7 0 4 4 4 10 4 7 0 12 0 19 1l-40 158c-2 12-7 21-30 22-3 0-7 0-7 6 0 3 2 5 5 5 9 0 20-2 31-2 6 0 24 2 30 2 4 0 7-3 7-6 0-5-3-5-7-5-19-1-19-9-19-12 0-1 0-4 1-9l38-151 87 178c2 5 3 5 7 5 5 0 5-2 5-6z"><text:p/></draw:path><draw:path draw:style-name="gr3" draw:text-style-name="P165" svg:width="0.2213in" svg:height="0.2323in" svg:x="2.9587in" svg:y="0.1831in" svg:viewBox="0 0 563 591" svg:d="M511 591l52-135h-11c-17 44-61 73-110 85-9 2-51 13-132 13h-255l216-252c3-2 4-5 4-7 0 0 0-1-4-6l-197-269h232c56 0 95 6 100 6 22 5 58 11 92 33 11 6 40 25 54 60h11l-52-119h-499c-10 0-10 0-12 2 0 2 0 10 0 15l223 305-218 256c-5 6-5 8-5 8 0 5 4 5 12 5z"><text:p/></draw:path><draw:path draw:style-name="gr3" draw:text-style-name="P165" svg:width="0.0571in" svg:height="0.0819in" svg:x="2.9567in" svg:y="0.4598in" svg:viewBox="0 0 146 209" svg:d="M71 8c0 0 1-3 1-4 0-2-1-4-5-4-6 0-31 2-38 2-3 0-6 2-6 8 0 4 3 4 8 4 13 0 13 3 13 4 0 2 0 4-1 7l-41 168c-2 5-2 6-2 6 0 5 4 10 11 10s11-6 13-12c0-3 13-54 14-58 22 2 39 8 39 24 0 1 0 2-1 6-2 5-2 6-2 10 0 20 18 30 32 30 30 0 38-45 38-46 0-4-4-4-5-4-3 0-5 2-6 8-3 13-11 33-26 33-9 0-10-7-10-15 0-5 0-5 1-14 0-1 2-6 2-9 0-25-35-30-48-30 8-6 19-16 25-21 14-14 30-27 45-27 5 0 9 0 10 4-12 1-14 10-14 15 0 7 4 12 12 12 7 0 16-7 16-19 0-10-7-22-24-22-15 0-31 14-46 27-12 12-22 21-35 26z"><text:p/></draw:path><draw:path draw:style-name="gr3" draw:text-style-name="P165" svg:width="0.0854in" svg:height="0.0311in" svg:x="3.0299in" svg:y="0.4953in" svg:viewBox="0 0 218 80" svg:d="M208 14c3 0 10 0 10-7s-7-7-10-7h-197c-4 0-11 0-11 7s7 7 12 7zM208 80c3 0 10 0 10-7 0-8-7-8-10-8h-196c-5 0-12 0-12 8 0 7 7 7 11 7z"><text:p/></draw:path><draw:path draw:style-name="gr3" draw:text-style-name="P165" svg:width="0.0421in" svg:height="0.0772in" svg:x="3.1362in" svg:y="0.463in" svg:viewBox="0 0 108 197" svg:d="M67 8c0-8 0-8-8-8-19 18-47 19-59 19v11c7 0 26 0 43-8v151c0 9 0 13-30 13h-11v11c5 0 42-2 53-2 10 0 47 2 53 2v-11h-11c-30 0-30-4-30-13z"><text:p/></draw:path><draw:path draw:style-name="gr3" draw:text-style-name="P165" svg:width="0.0827in" svg:height="0.1512in" svg:x="3.226in" svg:y="0.224in" svg:viewBox="0 0 211 385" svg:d="M133 128h37c8 0 12 0 12-7 0-5-4-5-12-5h-34l8-49c2-8 7-38 11-43 3-8 11-14 20-14 1 0 12 0 19 7-18 1-21 17-21 23 0 10 7 15 15 15 11 0 23-9 23-26 0-19-19-29-36-29-14 0-42 7-54 50-3 9-3 12-14 66h-29c-8 0-13 0-13 7 0 5 3 5 12 5h27l-31 167c-8 42-15 80-37 80-1 0-12 0-20-8 20-1 24-16 24-23 0-10-9-14-17-14-11 0-23 9-23 25 0 19 18 30 36 30 24 0 40-25 48-42 13-27 24-77 24-80z"><text:p/></draw:path><draw:path draw:style-name="gr3" draw:text-style-name="P165" svg:width="0.0382in" svg:height="0.1657in" svg:x="3.3331in" svg:y="0.2161in" svg:viewBox="0 0 98 422" svg:d="M98 418c0-1 0-2-7-9-53-53-66-133-66-198 0-73 16-146 69-199 4-5 4-6 4-8 0-3-1-4-4-4-4 0-42 29-68 83-21 45-26 92-26 128 0 34 5 84 28 132 26 51 62 79 66 79 3 0 4-1 4-4z"><text:p/></draw:path><draw:path draw:style-name="gr3" draw:text-style-name="P165" svg:width="0.0933in" svg:height="0.0736in" svg:x="3.385in" svg:y="0.2661in" svg:viewBox="0 0 238 188" svg:d="M137 84l50-55c5-6 7-9 43-9v-20c-15 1-37 1-39 1-11 0-31-1-43-1v20c6 0 10 2 15 4-1 2-1 2-2 5l-36 41-42-50h17v-20c-11 0-38 1-51 1s-32-1-47-1v20h30l66 78-55 63c-7 7-23 7-43 7v20c14-1 36-1 40-1 10 0 34 1 43 1v-20c-9 0-16-3-16-5l3-4 42-46 45 55h-15v20c9 0 36-1 50-1 13 0 32 1 46 1v-20h-29z"><text:p/></draw:path><draw:path draw:style-name="gr3" draw:text-style-name="P165" svg:width="0.0571in" svg:height="0.0819in" svg:x="3.4906in" svg:y="0.285in" svg:viewBox="0 0 146 209" svg:d="M71 8c0 0 1-3 1-4 0-2-1-4-5-4-6 0-31 2-38 2-3 0-6 2-6 8 0 4 3 4 8 4 13 0 13 3 13 4 0 2 0 4-1 7l-41 168c-2 5-2 6-2 6 0 5 4 10 11 10s11-6 13-12c0-3 13-54 14-58 22 2 39 8 39 24 0 1 0 2-1 6-2 5-2 6-2 10 0 20 18 30 33 30 29 0 37-45 37-46 0-4-4-4-5-4-3 0-5 2-6 8-3 13-11 33-26 33-9 0-10-7-10-15 0-5 0-5 1-14 0-1 2-6 2-9 0-25-35-30-48-30 8-6 19-16 25-21 14-14 30-27 45-27 5 0 9 0 10 4-12 1-14 10-14 15 0 7 4 12 12 12 7 0 16-7 16-19 0-10-7-22-24-22-15 0-31 14-46 27-12 12-22 21-35 26z"><text:p/></draw:path><draw:path draw:style-name="gr3" draw:text-style-name="P165" svg:width="0.0382in" svg:height="0.1657in" svg:x="3.5728in" svg:y="0.2161in" svg:viewBox="0 0 98 422" svg:d="M98 211c0-32-4-84-27-132-25-51-63-79-67-79-2 0-4 2-4 4s0 3 7 10c43 41 67 108 67 197 0 72-15 146-68 199-6 6-6 7-6 8 0 3 2 4 4 4 4 0 43-29 68-83 22-45 26-92 26-128z"><text:p/></draw:path><draw:polygon draw:style-name="gr3" draw:text-style-name="P165" svg:width="0.0492in" svg:height="0.4976in" svg:x="3.6299in" svg:y="0.0508in" svg:viewBox="0 0 126 1265" draw:points="100,1237 0,1237 0,1265 126,1265 126,0 0,0 0,26 100,26"><text:p/></draw:polygon><draw:path draw:style-name="gr3" draw:text-style-name="P165" svg:width="0.087in" svg:height="0.0783in" svg:x="3.7303in" svg:y="0in" svg:viewBox="0 0 222 200" svg:d="M132 22c1-10 2-10 8-11 2 0 12 0 18 0 18 0 27 0 34 2 12 4 13 13 13 23 0 5 0 10-1 24l-1 4c0 3 1 4 5 4s6-3 6-8l8-56c0-4-4-4-10-4h-182c-7 0-8 0-10 6l-18 53c-1 1-2 3-2 6 0 0 1 3 5 3 3 0 5-1 7-7 17-48 26-50 72-50h12c8 0 8 0 8 2 0 1 0 3-1 7l-38 155c-3 12-4 14-35 14-11 0-13 0-13 8 0 0 0 3 5 3 8 0 16-1 25-1 8 0 18 0 26 0 7 0 18 0 25 0 10 0 18 1 26 1 3 0 7 0 7-6 0-5-4-5-12-5-6 0-11 0-17 0-11-1-11-2-11-6 0-2 0-3 1-7z"><text:p/></draw:path><draw:polygon draw:style-name="gr3" draw:text-style-name="P165" svg:width="0.0492in" svg:height="0.4976in" svg:x="3.9031in" svg:y="0.0508in" svg:viewBox="0 0 126 1265" draw:points="0,1265 126,1265 126,1237 26,1237 26,26 126,26 126,0 0,0"><text:p/></draw:polygon><draw:path draw:style-name="gr3" draw:text-style-name="P165" svg:width="0.0827in" svg:height="0.1512in" svg:x="3.963in" svg:y="0.224in" svg:viewBox="0 0 211 385" svg:d="M133 128h37c8 0 12 0 12-7 0-5-4-5-12-5h-34l8-49c2-8 7-38 11-43 3-8 11-14 20-14 1 0 12 0 19 7-18 1-21 17-21 23 0 10 7 15 15 15 11 0 23-9 23-26 0-19-19-29-36-29-14 0-42 7-54 50-3 9-3 12-14 66h-29c-8 0-13 0-13 7 0 5 3 5 12 5h27l-31 167c-8 42-15 80-37 80-1 0-12 0-20-8 20-1 24-16 24-23 0-10-9-14-17-14-11 0-23 9-23 25 0 19 18 30 36 30 24 0 40-25 48-42 13-27 24-77 24-80z"><text:p/></draw:path><draw:path draw:style-name="gr3" draw:text-style-name="P165" svg:width="0.0382in" svg:height="0.1657in" svg:x="4.0697in" svg:y="0.2161in" svg:viewBox="0 0 98 422" svg:d="M98 418c0-1 0-2-7-9-53-53-66-133-66-198 0-73 16-146 69-199 4-5 4-6 4-8 0-3-1-4-4-4-4 0-42 29-68 83-21 45-26 92-26 128 0 34 5 84 28 132 26 51 62 79 66 79 3 0 4-1 4-4z"><text:p/></draw:path><draw:path draw:style-name="gr3" draw:text-style-name="P165" svg:width="0.0453in" svg:height="0.1657in" svg:x="4.1358in" svg:y="0.2161in" svg:viewBox="0 0 116 422" svg:d="M115 411c-12-12-41-36-57-91-12-33-17-72-17-109 0-84 23-150 68-197 7-6 7-7 7-8 0-5-3-6-8-6-6 0-24 16-32 23-66 66-76 142-76 188 0 53 14 98 34 134 28 48 67 77 74 77 5 0 8-1 8-6 0-2-1-4-1-5z"><text:p/></draw:path><draw:path draw:style-name="gr3" draw:text-style-name="P165" svg:width="0.0827in" svg:height="0.0752in" svg:x="4.1969in" svg:y="0.2673in" svg:viewBox="0 0 211 192" svg:d="M130 60c2-12 12-50 40-50 3 0 14 0 22 4-12 3-20 14-20 23 0 7 4 16 16 16 10 0 23-7 23-25 0-22-25-28-39-28-26 0-40 22-45 32-11-28-33-32-45-32-45 0-69 55-69 65 0 5 4 5 5 5 4 0 5 0 6-5 14-45 42-55 56-55 9 0 23 3 23 27 0 13-7 42-23 101-6 27-21 44-39 44-4 0-13 0-22-5 11-2 21-12 21-22 0-12-10-16-17-16-12 0-23 12-23 25 0 19 22 28 40 28 28 0 43-30 44-33 5 16 20 33 46 33 44 0 68-55 68-65 0-5-4-5-5-5-3 0-5 1-6 5-14 46-43 55-56 55-17 0-23-13-23-27 0-10 2-18 7-38z"><text:p/></draw:path><draw:path draw:style-name="gr3" draw:text-style-name="P165" svg:width="0.0382in" svg:height="0.1657in" svg:x="4.2965in" svg:y="0.2161in" svg:viewBox="0 0 98 422" svg:d="M98 211c0-32-4-84-27-132-25-51-63-79-67-79-2 0-4 2-4 4s0 3 7 10c43 41 67 108 67 197 0 72-15 146-68 199-6 6-6 7-6 8 0 3 2 4 4 4 4 0 43-29 68-83 22-45 26-92 26-128z"><text:p/></draw:path><draw:path draw:style-name="gr3" draw:text-style-name="P165" svg:width="0.0709in" svg:height="0.0524in" svg:x="4.3571in" svg:y="0.3146in" svg:viewBox="0 0 181 134" svg:d="M22 113c0 3-3 10-3 12 0 7 6 9 11 9s10-3 11-7c1-2 5-12 5-18 2-6 4-19 7-26 2-7 3-13 5-21 3-12 3-14 12-26s22-28 45-28c17 0 17 15 17 21 0 18-12 50-17 63-3 9-5 11-5 16 0 15 14 26 28 26 30 0 43-40 43-45s-3-5-5-5c-3 0-4 2-6 6-6 23-19 36-31 36-6 0-7-4-7-11s1-11 7-24c3-9 16-41 16-57 0-29-23-34-39-34-25 0-42 16-50 26-2-19-20-26-31-26-13 0-21 10-24 17-7 9-11 27-11 29 0 3 4 3 5 3 5 0 5-1 7-8 5-18 10-33 22-33 7 0 9 6 9 15 0 6-2 17-5 25-2 7-4 20-7 26z"><text:p/></draw:path><draw:path draw:style-name="gr3" draw:text-style-name="P165" svg:width="0.0382in" svg:height="0.1657in" svg:x="4.4516in" svg:y="0.2161in" svg:viewBox="0 0 98 422" svg:d="M98 211c0-32-4-84-27-132-25-51-63-79-67-79-2 0-4 2-4 4s0 3 7 10c43 41 67 108 67 197 0 72-15 146-68 199-6 6-6 7-6 8 0 3 2 4 4 4 4 0 43-29 68-83 22-45 26-92 26-128z"><text:p/></draw:path><draw:path draw:style-name="gr3" draw:text-style-name="P165" svg:width="0.1012in" svg:height="0.0067in" svg:x="4.5575in" svg:y="0.2953in" svg:viewBox="0 0 258 18" svg:d="M244 18c7 0 14 0 14-10 0-8-7-8-14-8h-230c-7 0-14 0-14 8 0 10 7 10 14 10z"><text:p/></draw:path><draw:path draw:style-name="gr3" draw:text-style-name="P165" svg:width="0.0547in" svg:height="0.1106in" svg:x="4.7783in" svg:y="0.1181in" svg:viewBox="0 0 140 282" svg:d="M88 11c0-10 0-11-11-11-27 26-64 26-77 26v15c8 0 34 0 55-12v219c0 16 0 21-38 21h-15v13c15-1 53-1 69-1 18 0 54 0 69 1v-13h-13c-38 0-39-5-39-21z"><text:p/></draw:path><draw:polygon draw:style-name="gr3" draw:text-style-name="P165" svg:width="0.1516in" svg:height="0.0067in" svg:x="4.7295in" svg:y="0.2953in" svg:viewBox="0 0 386 18" draw:points="193,18 0,18 0,0 386,0 386,18"><text:p/></draw:polygon><draw:path draw:style-name="gr3" draw:text-style-name="P165" svg:width="0.1398in" svg:height="0.1134in" svg:x="4.7358in" svg:y="0.3413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3" draw:text-style-name="P165" svg:width="0.1035in" svg:height="0.0795in" svg:x="4.9988in" svg:y="0.0539in" svg:viewBox="0 0 264 203" svg:d="M227 32c2-10 7-20 31-21 1 0 6 0 6-7 0-2-2-4-5-4-9 0-20 1-31 1-6 0-24-1-30-1-2 0-7 0-7 7 0 4 3 4 7 4 14 0 19 5 19 12 0 2 0 3-1 7l-32 129-76-154c-2-5-2-5-10-5h-40c-6 0-10 0-10 7 0 4 4 4 10 4 7 0 12 0 19 1l-40 158c-2 12-7 21-31 22-2 0-6 0-6 6 0 3 2 5 5 5 9 0 20-2 31-2 6 0 24 2 30 2 4 0 7-3 7-6 0-5-3-5-7-5-19-1-19-9-19-12 0-1 0-4 1-9l38-151 87 178c2 5 3 5 7 5 5 0 5-2 5-6z"><text:p/></draw:path><draw:path draw:style-name="gr3" draw:text-style-name="P165" svg:width="0.2213in" svg:height="0.2323in" svg:x="4.9386in" svg:y="0.1831in" svg:viewBox="0 0 563 591" svg:d="M511 591l52-135h-11c-17 44-61 73-110 85-9 2-51 13-132 13h-255l216-252c3-2 4-5 4-7 0 0 0-1-4-6l-197-269h232c56 0 95 6 100 6 22 5 58 11 92 33 11 6 40 25 54 60h11l-52-119h-499c-10 0-10 0-12 2 0 2 0 10 0 15l223 305-218 256c-5 6-5 8-5 8 0 5 4 5 12 5z"><text:p/></draw:path><draw:path draw:style-name="gr3" draw:text-style-name="P165" svg:width="0.0571in" svg:height="0.0819in" svg:x="4.9374in" svg:y="0.4598in" svg:viewBox="0 0 146 209" svg:d="M71 8c0 0 1-3 1-4 0-2-1-4-5-4-6 0-31 2-38 2-3 0-6 2-6 8 0 4 3 4 8 4 13 0 13 3 13 4 0 2 0 4-1 7l-41 168c-2 5-2 6-2 6 0 5 4 10 11 10s11-6 13-12c0-3 13-54 14-58 22 2 39 8 39 24 0 1 0 2-1 6-2 5-2 6-2 10 0 20 18 30 33 30 29 0 37-45 37-46 0-4-4-4-5-4-3 0-5 2-6 8-3 13-11 33-26 33-9 0-10-7-10-15 0-5 0-5 1-14 0-1 2-6 2-9 0-25-35-30-48-30 8-6 19-16 25-21 14-14 30-27 45-27 5 0 9 0 10 4-12 1-14 10-14 15 0 7 4 12 12 12 7 0 16-7 16-19 0-10-7-22-24-22-15 0-31 14-46 27-12 12-22 21-35 26z"><text:p/></draw:path><draw:path draw:style-name="gr3" draw:text-style-name="P165" svg:width="0.0854in" svg:height="0.0311in" svg:x="5.0098in" svg:y="0.4953in" svg:viewBox="0 0 218 80" svg:d="M208 14c3 0 10 0 10-7s-7-7-10-7h-197c-4 0-11 0-11 7s7 7 12 7zM208 80c3 0 10 0 10-7 0-8-7-8-10-8h-196c-5 0-12 0-12 8 0 7 7 7 11 7z"><text:p/></draw:path><draw:path draw:style-name="gr3" draw:text-style-name="P165" svg:width="0.0421in" svg:height="0.0772in" svg:x="5.1169in" svg:y="0.463in" svg:viewBox="0 0 108 197" svg:d="M67 8c0-8-1-8-8-8-19 18-47 19-59 19v11c7 0 26 0 43-8v151c0 9 0 13-30 13h-11v11c5 0 42-2 53-2 10 0 47 2 53 2v-11h-11c-30 0-30-4-30-13z"><text:p/></draw:path><draw:path draw:style-name="gr3" draw:text-style-name="P165" svg:width="0.0827in" svg:height="0.1512in" svg:x="5.2067in" svg:y="0.224in" svg:viewBox="0 0 211 385" svg:d="M133 128h37c8 0 12 0 12-7 0-5-4-5-12-5h-34l9-49c1-8 6-38 10-43 3-8 11-14 20-14 1 0 12 0 19 7-18 1-21 17-21 23 0 10 7 15 15 15 11 0 23-9 23-26 0-19-19-29-36-29-14 0-42 7-54 50-3 9-3 12-14 66h-29c-8 0-13 0-13 7 0 5 3 5 12 5h27l-31 167c-8 42-15 80-37 80-1 0-12 0-20-8 20-1 24-16 24-23 0-10-9-14-17-14-11 0-23 9-23 25 0 19 18 30 36 30 24 0 40-25 48-42 14-27 24-77 24-80z"><text:p/></draw:path><draw:path draw:style-name="gr3" draw:text-style-name="P165" svg:width="0.0382in" svg:height="0.1657in" svg:x="5.3134in" svg:y="0.2161in" svg:viewBox="0 0 98 422" svg:d="M98 418c0-1 0-2-7-9-53-53-66-133-66-198 0-73 16-146 69-199 4-5 4-6 4-8 0-3-1-4-4-4-4 0-42 29-68 83-21 45-26 92-26 128 0 34 5 84 28 132 26 51 62 79 66 79 3 0 4-1 4-4z"><text:p/></draw:path><draw:path draw:style-name="gr3" draw:text-style-name="P165" svg:width="0.0933in" svg:height="0.0736in" svg:x="5.3654in" svg:y="0.2661in" svg:viewBox="0 0 238 188" svg:d="M137 84l50-55c5-6 7-9 43-9v-20c-15 1-37 1-39 1-11 0-31-1-43-1v20c6 0 10 2 15 4-1 2-1 2-2 5l-36 41-42-50h17v-20c-11 0-38 1-51 1s-32-1-47-1v20h30l66 78-55 63c-7 7-23 7-43 7v20c14-1 36-1 40-1 10 0 34 1 43 1v-20c-9 0-16-3-16-5l3-4 42-46 45 55h-15v20c9 0 36-1 50-1 13 0 32 1 46 1v-20h-29z"><text:p/></draw:path><draw:path draw:style-name="gr3" draw:text-style-name="P165" svg:width="0.0571in" svg:height="0.0819in" svg:x="5.4713in" svg:y="0.285in" svg:viewBox="0 0 146 209" svg:d="M71 8c0 0 1-3 1-4 0-2-1-4-5-4-6 0-31 2-38 2-3 0-6 2-6 8 0 4 3 4 8 4 13 0 13 3 13 4 0 2 0 4-1 7l-41 168c-2 5-2 6-2 6 0 5 4 10 11 10s11-6 13-12c0-3 13-54 14-58 22 2 39 8 39 24 0 1 0 2-1 6-2 5-2 6-2 10 0 20 18 30 33 30 29 0 37-45 37-46 0-4-4-4-5-4-3 0-5 2-6 8-3 13-11 33-26 33-9 0-10-7-10-15 0-5 0-5 1-14 0-1 2-6 2-9 0-25-35-30-48-30 8-6 19-16 25-21 14-14 30-27 45-27 5 0 9 0 10 4-12 1-14 10-14 15 0 7 4 12 12 12 7 0 16-7 16-19 0-10-7-22-22-22-17 0-33 14-48 27-12 12-22 21-35 26z"><text:p/></draw:path><draw:path draw:style-name="gr3" draw:text-style-name="P165" svg:width="0.0382in" svg:height="0.1657in" svg:x="5.5531in" svg:y="0.2161in" svg:viewBox="0 0 98 422" svg:d="M98 211c0-32-4-84-27-132-25-51-63-79-67-79-2 0-4 2-4 4s0 3 7 10c43 41 67 108 67 197 0 72-15 146-68 199-6 6-6 7-6 8 0 3 2 4 4 4 4 0 43-29 68-83 22-45 26-92 26-128z"><text:p/></draw:path><draw:polygon draw:style-name="gr3" draw:text-style-name="P165" svg:width="0.0492in" svg:height="0.4976in" svg:x="5.6106in" svg:y="0.0508in" svg:viewBox="0 0 126 1265" draw:points="100,1237 0,1237 0,1265 126,1265 126,0 0,0 0,26 100,26"><text:p/></draw:polygon></draw:g></text:p>
      <text:p text:style-name="P28"><text:tab/><draw:g text:anchor-type="as-char" svg:y="-0.2854in" draw:z-index="55" draw:style-name="gr1"><svg:title>TexMaths</svg:title><svg:desc>12§display§= f(\textbf{x}_{m})^{T} f(\textbf{x}_{n}) - \frac{1}{N} \sum_{k=1}^{N} f(\textbf{x}_{k})^{T} f(\textbf{x}_{m}) - \frac{1}{N} \sum_{k=1}^{N} f(\textbf{x}_{k})^{T} f(\textbf{x}_{n}) + \frac{1}{N^{2}} \sum_{k=1}^{N} \sum_{l=1}^{N} f(\textbf{x}_{k})^{T} f(\textbf{x}_{l}) §svg§600§FALSE§</svg:desc><draw:polygon draw:style-name="gr2" draw:text-style-name="P164" svg:width="6.3378in" svg:height="0.472in" svg:x="0in" svg:y="0.0087in" svg:viewBox="0 0 16099 1200" draw:points="8049,1200 0,1200 0,0 16099,0 16099,1200"><text:p/></draw:polygon><draw:path draw:style-name="gr3" draw:text-style-name="P165" svg:width="0.1102in" svg:height="0.039in" svg:x="0.0008in" svg:y="0.2264in" svg:viewBox="0 0 281 100" svg:d="M266 17c8 0 15 0 15-9 0-8-7-8-13-8h-254c-7 0-14 0-14 8 0 9 7 9 14 9zM268 100c6 0 13 0 13-9 0-8-7-8-15-8h-252c-7 0-14 0-14 8 0 9 7 9 14 9z"><text:p/></draw:path><draw:path draw:style-name="gr3" draw:text-style-name="P165" svg:width="0.0827in" svg:height="0.1516in" svg:x="0.1756in" svg:y="0.1697in" svg:viewBox="0 0 211 386" svg:d="M133 129h37c8 0 12 0 12-8 0-4-4-4-12-4h-34l8-50c2-8 7-38 11-43 3-8 11-14 20-14 1 0 12 0 19 7-18 1-21 17-21 23 0 10 7 15 15 15 11 0 23-9 23-26 0-19-19-29-36-29-14 0-42 7-54 50-3 9-3 12-14 67h-29c-8 0-13 0-13 7 0 5 3 5 12 5h27l-31 167c-8 42-15 80-37 80-1 0-12 0-20-7 20-1 24-17 24-24 0-10-9-15-17-15-11 0-23 10-23 26 0 19 18 30 36 30 24 0 40-26 48-41 14-28 24-78 24-82z"><text:p/></draw:path><draw:path draw:style-name="gr3" draw:text-style-name="P165" svg:width="0.0382in" svg:height="0.1661in" svg:x="0.2827in" svg:y="0.1626in" svg:viewBox="0 0 98 423" svg:d="M98 419c0-1 0-2-7-9-53-53-66-134-66-199 0-73 16-146 69-199 4-5 4-6 4-8 0-3-1-4-4-4-4 0-42 29-68 83-21 46-26 92-26 128 0 34 5 85 28 134 26 51 62 78 66 78 3 0 4-1 4-4z"><text:p/></draw:path><draw:path draw:style-name="gr3" draw:text-style-name="P165" svg:width="0.0933in" svg:height="0.074in" svg:x="0.3346in" svg:y="0.2134in" svg:viewBox="0 0 238 189" svg:d="M137 84l50-55c5-6 7-9 43-9v-20c-15 1-37 1-39 1-11 0-31-1-43-1v20c6 0 10 2 15 4-1 2-1 2-2 5l-36 41-42-50h17v-20c-11 0-38 1-51 1s-32-1-47-1v20h30l66 79-55 62c-7 7-23 7-43 7v21c14-2 36-2 40-2 10 0 34 2 43 2v-21c-9 0-16-2-16-5l3-3 42-47 45 55h-15v21c9 0 36-2 50-2 13 0 32 2 46 2v-21h-29z"><text:p/></draw:path><draw:path draw:style-name="gr3" draw:text-style-name="P165" svg:width="0.1063in" svg:height="0.0528in" svg:x="0.437in" svg:y="0.2606in" svg:viewBox="0 0 271 135" svg:d="M114 108c-1 5-4 15-4 17 0 7 6 10 11 10s10-4 11-8c1-2 5-12 5-18 2-6 5-19 7-26s4-13 5-21c3-12 3-13 9-21 10-16 24-33 47-33 17 0 18 14 18 21 0 18-13 50-18 64-2 8-3 10-3 15 0 16 12 27 27 27 30 0 42-41 42-46s-3-5-5-5c-3 0-3 2-4 6-8 23-20 36-32 36-7 0-7-3-7-11 0-7 1-10 6-24 4-9 17-41 17-57 0-5 0-17-12-27-5-3-13-7-28-7-26 0-42 17-51 30-4-25-24-30-39-30-25 0-42 16-50 26-2-19-20-26-32-26s-20 10-23 17c-7 9-11 27-11 29 0 3 4 3 5 3 5 0 5-1 7-8 5-18 10-33 22-33 7 0 9 6 9 15 0 6-2 17-5 25-2 7-4 20-7 26l-9 39c0 4-3 11-3 12 0 7 6 10 11 10s10-4 11-8c1-2 5-12 5-18 2-6 4-19 7-26 2-7 3-13 5-21 3-12 3-14 12-26s22-28 44-28c18 0 18 15 18 21 0 7 0 12-5 27z"><text:p/></draw:path><draw:path draw:style-name="gr3" draw:text-style-name="P165" svg:width="0.0382in" svg:height="0.1661in" svg:x="0.5669in" svg:y="0.1626in" svg:viewBox="0 0 98 423" svg:d="M98 211c0-32-4-84-27-132-25-51-63-79-67-79-2 0-4 2-4 4s0 3 7 10c43 41 67 109 67 197 0 73-15 148-68 201-6 5-6 6-6 7 0 3 2 4 4 4 4 0 43-29 68-83 22-46 26-93 26-129z"><text:p/></draw:path><draw:path draw:style-name="gr3" draw:text-style-name="P165" svg:width="0.087in" svg:height="0.0787in" svg:x="0.6268in" svg:y="0.1402in" svg:viewBox="0 0 222 201" svg:d="M132 22c1-10 2-10 8-11 2 0 12 0 18 0 18 0 27 0 34 2 12 4 13 13 13 23 0 5 0 10-1 24l-1 4c0 3 1 4 6 4 3 0 5-3 5-8l8-56c0-4-4-4-10-4h-181c-8 0-9 0-11 6l-18 53c-1 1-2 3-2 6 0 0 1 3 5 3 3 0 5-1 7-7 17-48 26-50 72-50h12c8 0 8 0 8 2 0 1 0 3-1 7l-38 155c-3 12-4 15-35 15-11 0-13 0-13 7 0 0 0 4 5 4 8 0 16-2 25-2 8 0 18 0 26 0 7 0 18 0 27 0 8 0 16 2 24 2 3 0 8 0 8-6 0-5-5-5-13-5-6 0-11 0-17 0-11-1-11-3-11-6s0-4 1-7z"><text:p/></draw:path><draw:path draw:style-name="gr3" draw:text-style-name="P165" svg:width="0.0827in" svg:height="0.1516in" svg:x="0.7354in" svg:y="0.1697in" svg:viewBox="0 0 211 386" svg:d="M133 129h37c8 0 12 0 12-8 0-4-4-4-12-4h-34l8-50c2-8 7-38 11-43 3-8 11-14 20-14 1 0 12 0 19 7-18 1-21 17-21 23 0 10 7 15 15 15 11 0 23-9 23-26 0-19-19-29-36-29-14 0-42 7-54 50-3 9-3 12-14 67h-29c-8 0-13 0-13 7 0 5 3 5 12 5h27l-31 167c-8 42-15 80-37 80-1 0-12 0-20-7 20-1 24-17 24-24 0-10-9-15-17-15-11 0-23 10-23 26 0 19 18 30 36 30 24 0 40-26 48-41 13-28 24-78 24-82z"><text:p/></draw:path><draw:path draw:style-name="gr3" draw:text-style-name="P165" svg:width="0.0382in" svg:height="0.1661in" svg:x="0.8425in" svg:y="0.1626in" svg:viewBox="0 0 98 423" svg:d="M98 419c0-1 0-2-7-9-53-53-66-134-66-199 0-73 16-146 69-199 4-5 4-6 4-8 0-3-1-4-4-4-4 0-42 29-68 83-21 46-26 92-26 128 0 34 5 85 28 134 26 51 62 78 66 78 3 0 4-1 4-4z"><text:p/></draw:path><draw:path draw:style-name="gr3" draw:text-style-name="P165" svg:width="0.0933in" svg:height="0.074in" svg:x="0.8945in" svg:y="0.2134in" svg:viewBox="0 0 238 189" svg:d="M137 84l50-55c5-6 7-9 43-9v-20c-15 1-37 1-39 1-11 0-31-1-43-1v20c6 0 10 2 15 4-1 2-1 2-2 5l-36 41-42-50h17v-20c-11 0-38 1-51 1s-32-1-47-1v20h30l66 79-55 62c-7 7-23 7-43 7v21c14-2 36-2 40-2 10 0 34 2 43 2v-21c-9 0-16-2-16-5l3-3 42-47 45 55h-15v21c9 0 36-2 50-2 13 0 32 2 46 2v-21h-29z"><text:p/></draw:path><draw:path draw:style-name="gr3" draw:text-style-name="P165" svg:width="0.0709in" svg:height="0.0528in" svg:x="0.9969in" svg:y="0.2606in" svg:viewBox="0 0 181 135" svg:d="M22 113c0 4-3 11-3 12 0 7 6 10 11 10s10-4 11-8c1-2 5-12 5-18 2-6 4-19 7-26 2-7 3-13 5-21 3-12 3-14 12-26s22-28 45-28c17 0 17 15 17 21 0 18-12 50-17 64-3 8-5 10-5 15 0 16 14 27 28 27 30 0 43-41 43-46s-3-5-5-5c-3 0-4 2-6 6-6 23-19 36-31 36-6 0-7-3-7-11 0-7 1-10 7-24 3-9 16-41 16-57 0-29-23-34-39-34-25 0-42 16-50 26-2-19-20-26-31-26-13 0-21 10-24 17-7 9-11 27-11 29 0 3 4 3 5 3 5 0 5-1 7-8 5-18 10-33 22-33 7 0 9 6 9 15 0 6-2 17-5 25-2 7-4 20-7 26z"><text:p/></draw:path><draw:path draw:style-name="gr3" draw:text-style-name="P165" svg:width="0.0382in" svg:height="0.1661in" svg:x="1.0913in" svg:y="0.1626in" svg:viewBox="0 0 98 423" svg:d="M98 211c0-32-4-84-27-132-25-51-63-79-67-79-2 0-4 2-4 4s0 3 7 10c43 41 67 109 67 197 0 73-15 148-68 201-6 5-6 6-6 7 0 3 2 4 4 4 4 0 43-29 68-83 22-46 26-93 26-129z"><text:p/></draw:path><draw:path draw:style-name="gr3" draw:text-style-name="P165" svg:width="0.1012in" svg:height="0.0067in" svg:x="1.1972in" svg:y="0.2425in" svg:viewBox="0 0 258 18" svg:d="M244 18c7 0 14 0 14-10 0-8-7-8-14-8h-230c-7 0-14 0-14 8 0 10 7 10 14 10z"><text:p/></draw:path><draw:path draw:style-name="gr3" draw:text-style-name="P165" svg:width="0.0547in" svg:height="0.1106in" svg:x="1.4181in" svg:y="0.0638in" svg:viewBox="0 0 140 282" svg:d="M88 11c0-10 0-11-11-11-27 26-64 26-77 26v15c8 0 34 0 55-12v220c0 15 0 20-38 20h-15v13c15-1 53-1 69-1 18 0 54 0 69 1v-13h-13c-38 0-39-5-39-20z"><text:p/></draw:path><draw:polygon draw:style-name="gr3" draw:text-style-name="P165" svg:width="0.1516in" svg:height="0.0067in" svg:x="1.3693in" svg:y="0.2425in" svg:viewBox="0 0 386 18" draw:points="193,18 0,18 0,0 386,0 386,18"><text:p/></draw:polygon><draw:path draw:style-name="gr3" draw:text-style-name="P165" svg:width="0.1398in" svg:height="0.1138in" svg:x="1.3756in" svg:y="0.2874in" svg:viewBox="0 0 356 290" svg:d="M304 44c3-16 10-30 44-31 4 0 8-1 8-8 0-1 0-5-6-5-13 0-28 1-42 1s-30-1-43-1c-3 0-8 0-8 8 0 5 5 5 8 5 24 0 29 9 29 18 0 1-1 9-2 10l-47 187-94-221c-3-7-3-7-13-7h-56c-9 0-12 0-12 8 0 5 3 5 10 5 3 0 29 0 29 4l-56 227c-4 18-12 31-46 32-2 0-7 0-7 9 0 2 2 5 6 5 13 0 28-2 42-2s30 2 43 2c3 0 7 0 7-9 0-5-3-5-8-5-24 0-28-9-28-19 0-2 2-5 3-10l55-223c2 2 2 4 4 7l105 250c4 7 4 9 9 9 4 0 4-2 6-9z"><text:p/></draw:path><draw:path draw:style-name="gr3" draw:text-style-name="P165" svg:width="0.1035in" svg:height="0.0795in" svg:x="1.6378in" svg:y="0in" svg:viewBox="0 0 264 203" svg:d="M227 32c2-10 7-20 31-21 1 0 6 0 6-7 0-2-2-4-5-4-9 0-20 1-31 1-6 0-24-1-30-1-2 0-7 0-7 7 0 4 3 4 7 4 14 0 19 5 19 12 0 2 0 3-1 7l-32 130-76-155c-2-5-2-5-10-5h-40c-6 0-10 0-10 7 0 4 4 4 10 4 7 0 12 0 19 1l-40 159c-2 12-7 20-30 21-3 0-7 0-7 6 0 4 2 5 5 5 9 0 20-1 31-1 6 0 24 1 30 1 4 0 7-2 7-6 0-5-3-5-7-5-19-1-19-8-19-12 0-1 0-3 1-8l38-152 87 178c2 5 3 5 7 5 5 0 5-1 5-6z"><text:p/></draw:path><draw:path draw:style-name="gr3" draw:text-style-name="P165" svg:width="0.2213in" svg:height="0.2327in" svg:x="1.5783in" svg:y="0.1295in" svg:viewBox="0 0 563 592" svg:d="M511 592l52-135h-11c-17 44-61 73-110 85-9 2-51 14-132 14h-255l216-253c3-3 4-5 4-7 0 0 0-2-4-6l-197-270h232c56 0 95 6 100 6 22 5 58 11 92 33 11 6 40 25 54 60h11l-52-119h-499c-10 0-10 0-12 2 0 2 0 10 0 15l223 306-218 257c-5 5-5 7-5 7 0 5 4 5 12 5z"><text:p/></draw:path><draw:path draw:style-name="gr3" draw:text-style-name="P165" svg:width="0.0571in" svg:height="0.0819in" svg:x="1.5772in" svg:y="0.4067in" svg:viewBox="0 0 146 209" svg:d="M71 8c0 0 1-3 1-4 0-2-1-4-5-4-6 0-31 2-38 2-3 0-6 2-6 8 0 4 3 4 8 4 13 0 13 3 13 4 0 2 0 4-1 7l-41 168c-2 5-2 6-2 6 0 5 4 10 11 10s11-6 13-12c0-2 13-54 14-58 22 3 39 9 39 24 0 2 0 3-1 6-2 5-2 6-2 10 0 20 18 30 33 30 29 0 37-44 37-46 0-3-4-3-5-3-3 0-5 1-6 7-3 13-11 34-26 34-9 0-10-8-10-16 0-5 0-5 1-13 0-1 2-6 2-10 0-25-35-30-48-30 8-6 19-15 25-20 14-15 30-28 45-28 5 0 9 0 10 4-12 1-14 11-14 15 0 8 4 12 12 12 7 0 16-7 16-19 0-10-7-22-24-22-15 0-31 14-46 27-12 12-22 22-35 26z"><text:p/></draw:path><draw:path draw:style-name="gr3" draw:text-style-name="P165" svg:width="0.0854in" svg:height="0.0311in" svg:x="1.6496in" svg:y="0.4429in" svg:viewBox="0 0 218 80" svg:d="M208 14c3 0 10 0 10-7s-7-7-10-7h-197c-4 0-11 0-11 7s7 7 12 7zM208 80c3 0 10 0 10-7 0-8-7-8-10-8h-196c-5 0-12 0-12 8 0 7 7 7 11 7z"><text:p/></draw:path><draw:path draw:style-name="gr3" draw:text-style-name="P165" svg:width="0.0421in" svg:height="0.0772in" svg:x="1.7567in" svg:y="0.4098in" svg:viewBox="0 0 108 197" svg:d="M67 8c0-8-1-8-8-8-19 18-47 19-59 19v11c7 0 26 0 43-8v151c0 10 0 13-30 13h-11v11c5 0 42-1 53-1 10 0 47 1 53 1v-11h-11c-30 0-30-3-30-13z"><text:p/></draw:path><draw:path draw:style-name="gr3" draw:text-style-name="P165" svg:width="0.0827in" svg:height="0.1516in" svg:x="1.8461in" svg:y="0.1697in" svg:viewBox="0 0 211 386" svg:d="M133 129h37c8 0 12 0 12-8 0-4-4-4-12-4h-34l8-50c2-8 7-38 11-43 3-8 11-14 20-14 1 0 12 0 19 7-18 1-21 17-21 23 0 10 7 15 15 15 11 0 23-9 23-26 0-19-19-29-36-29-14 0-42 7-54 50-3 9-3 12-14 67h-29c-8 0-13 0-13 7 0 5 3 5 12 5h27l-31 167c-8 42-15 80-37 80-1 0-12 0-20-7 20-1 24-17 24-24 0-10-9-15-17-15-11 0-23 10-23 26 0 19 18 30 36 30 24 0 40-26 48-41 14-28 24-78 24-82z"><text:p/></draw:path><draw:path draw:style-name="gr3" draw:text-style-name="P165" svg:width="0.0382in" svg:height="0.1661in" svg:x="1.9531in" svg:y="0.1626in" svg:viewBox="0 0 98 423" svg:d="M98 419c0-1 0-2-7-9-53-53-66-134-66-199 0-73 16-146 69-199 4-5 4-6 4-8 0-3-1-4-4-4-4 0-42 29-68 83-21 46-26 92-26 128 0 34 5 85 28 134 26 51 62 78 66 78 3 0 4-1 4-4z"><text:p/></draw:path><draw:path draw:style-name="gr3" draw:text-style-name="P165" svg:width="0.0933in" svg:height="0.074in" svg:x="2.0043in" svg:y="0.2134in" svg:viewBox="0 0 238 189" svg:d="M137 84l50-55c5-6 7-9 42-9v-20c-14 1-36 1-38 1-11 0-31-1-43-1v20c6 0 10 2 15 4-2 2-2 2-2 5l-36 41-42-50h17v-20c-11 0-38 1-51 1s-32-1-47-1v20h30l66 79-55 62c-7 7-23 7-43 7v21c14-2 36-2 40-2 10 0 34 2 43 2v-21c-9 0-16-2-16-5l3-3 42-47 45 55h-15v21c9 0 36-2 50-2 13 0 32 2 46 2v-21h-29z"><text:p/></draw:path><draw:path draw:style-name="gr3" draw:text-style-name="P165" svg:width="0.0571in" svg:height="0.0819in" svg:x="2.1102in" svg:y="0.2319in" svg:viewBox="0 0 146 209" svg:d="M71 8c0 0 1-3 1-4 0-2-1-4-5-4-6 0-31 2-38 2-3 0-6 2-6 8 0 4 3 4 8 4 13 0 13 3 13 4 0 2 0 4-1 7l-41 168c-2 5-2 6-2 6 0 5 4 10 11 10s11-6 13-12c0-2 13-54 14-58 22 3 39 9 39 24 0 2 0 3-1 6-2 5-2 6-2 10 0 20 18 30 33 30 29 0 37-44 37-46 0-3-4-3-5-3-3 0-5 1-6 7-3 13-11 34-26 34-9 0-10-8-10-16 0-5 0-5 1-13 0-1 2-6 2-10 0-25-35-30-48-30 8-6 19-15 25-20 14-15 30-28 45-28 5 0 9 0 10 4-12 1-14 11-14 15 0 8 4 12 12 12 7 0 16-7 16-19 0-10-7-22-24-22-15 0-31 14-46 27-12 12-22 22-35 26z"><text:p/></draw:path><draw:path draw:style-name="gr3" draw:text-style-name="P165" svg:width="0.0382in" svg:height="0.1661in" svg:x="2.1933in" svg:y="0.1626in" svg:viewBox="0 0 98 423" svg:d="M98 211c0-32-4-84-27-132-25-51-63-79-67-79-2 0-4 2-4 4s0 3 7 10c43 41 67 109 67 197 0 73-15 148-68 201-6 5-6 6-6 7 0 3 2 4 4 4 4 0 43-29 68-83 22-46 26-93 26-129z"><text:p/></draw:path><draw:path draw:style-name="gr3" draw:text-style-name="P165" svg:width="0.087in" svg:height="0.0787in" svg:x="2.2535in" svg:y="0.1402in" svg:viewBox="0 0 222 201" svg:d="M132 22c1-10 2-10 8-11 2 0 12 0 18 0 18 0 27 0 34 2 12 4 13 13 13 23 0 5 0 10-1 24l-1 4c0 3 1 4 6 4 3 0 5-3 5-8l8-56c0-4-4-4-10-4h-181c-8 0-9 0-11 6l-18 53c-1 1-2 3-2 6 0 0 1 3 5 3 3 0 5-1 7-7 17-48 26-50 72-50h12c8 0 8 0 8 2 0 1 0 3-1 7l-38 155c-3 12-4 15-35 15-11 0-13 0-13 7 0 0 0 4 5 4 8 0 16-2 25-2 8 0 18 0 26 0 7 0 18 0 27 0 8 0 16 2 24 2 3 0 8 0 8-6 0-5-5-5-13-5-6 0-11 0-17 0-11-1-11-3-11-6s0-4 1-7z"><text:p/></draw:path><draw:path draw:style-name="gr3" draw:text-style-name="P165" svg:width="0.0827in" svg:height="0.1516in" svg:x="2.3618in" svg:y="0.1697in" svg:viewBox="0 0 211 386" svg:d="M133 129h37c8 0 12 0 12-8 0-4-4-4-12-4h-34l8-50c2-8 7-38 11-43 3-8 11-14 20-14 1 0 12 0 19 7-18 1-21 17-21 23 0 10 7 15 15 15 11 0 23-9 23-26 0-19-19-29-36-29-14 0-42 7-54 50-3 9-3 12-14 67h-29c-8 0-13 0-13 7 0 5 3 5 12 5h27l-31 167c-8 42-15 80-37 80-1 0-12 0-20-7 20-1 24-17 24-24 0-10-9-15-17-15-11 0-23 10-23 26 0 19 18 30 36 30 24 0 40-26 48-41 13-28 24-78 24-82z"><text:p/></draw:path><draw:path draw:style-name="gr3" draw:text-style-name="P165" svg:width="0.0382in" svg:height="0.1661in" svg:x="2.4685in" svg:y="0.1626in" svg:viewBox="0 0 98 423" svg:d="M98 419c0-1 0-2-7-9-53-53-66-134-66-199 0-73 16-146 69-199 4-5 4-6 4-8 0-3-1-4-4-4-4 0-42 29-68 83-21 46-26 92-26 128 0 34 5 85 28 134 26 51 62 78 66 78 3 0 4-1 4-4z"><text:p/></draw:path><draw:path draw:style-name="gr3" draw:text-style-name="P165" svg:width="0.0933in" svg:height="0.074in" svg:x="2.5205in" svg:y="0.2134in" svg:viewBox="0 0 238 189" svg:d="M137 84l50-55c5-6 7-9 43-9v-20c-15 1-37 1-39 1-11 0-31-1-43-1v20c6 0 10 2 15 4-1 2-1 2-2 5l-36 41-42-50h17v-20c-11 0-38 1-51 1s-32-1-47-1v20h30l66 79-55 62c-7 7-23 7-43 7v21c14-2 36-2 40-2 10 0 34 2 43 2v-21c-9 0-16-2-16-5l3-3 42-47 45 55h-15v21c9 0 36-2 50-2 13 0 32 2 46 2v-21h-29z"><text:p/></draw:path><draw:path draw:style-name="gr3" draw:text-style-name="P165" svg:width="0.1063in" svg:height="0.0528in" svg:x="2.6224in" svg:y="0.2606in" svg:viewBox="0 0 271 135" svg:d="M114 108c-1 5-4 15-4 17 0 7 6 10 11 10s10-4 11-8c1-2 5-12 5-18 2-6 5-19 7-26s4-13 5-21c3-12 3-13 9-21 10-16 24-33 47-33 17 0 18 14 18 21 0 18-13 50-18 64-2 8-3 10-3 15 0 16 12 27 27 27 30 0 42-41 42-46s-3-5-5-5c-3 0-3 2-4 6-8 23-20 36-32 36-7 0-7-3-7-11 0-7 1-10 6-24 4-9 17-41 17-57 0-5 0-17-12-27-5-3-13-7-28-7-26 0-42 17-51 30-4-25-24-30-39-30-25 0-42 16-50 26-2-19-20-26-32-26s-20 10-23 17c-7 9-11 27-11 29 0 3 4 3 5 3 5 0 5-1 7-8 5-18 10-33 22-33 7 0 9 6 9 15 0 6-2 17-5 25-2 7-4 20-7 26l-9 39c0 4-3 11-3 12 0 7 6 10 11 10s10-4 11-8c1-2 5-12 5-18 2-6 4-19 7-26 2-7 3-13 5-21 3-12 3-14 12-26s22-28 44-28c18 0 18 15 18 21 0 7 0 12-5 27z"><text:p/></draw:path><draw:path draw:style-name="gr3" draw:text-style-name="P165" svg:width="0.0382in" svg:height="0.1661in" svg:x="2.7528in" svg:y="0.1626in" svg:viewBox="0 0 98 423" svg:d="M98 211c0-32-4-84-27-132-25-51-63-79-67-79-2 0-4 2-4 4s0 3 7 10c43 41 67 109 67 197 0 73-15 148-68 201-6 5-6 6-6 7 0 3 2 4 4 4 4 0 43-29 68-83 22-46 26-93 26-129z"><text:p/></draw:path><draw:path draw:style-name="gr3" draw:text-style-name="P165" svg:width="0.1012in" svg:height="0.0067in" svg:x="2.8587in" svg:y="0.2425in" svg:viewBox="0 0 258 18" svg:d="M244 18c7 0 14 0 14-10 0-8-7-8-14-8h-230c-7 0-14 0-14 8 0 10 7 10 14 10z"><text:p/></draw:path><draw:path draw:style-name="gr3" draw:text-style-name="P165" svg:width="0.0547in" svg:height="0.1106in" svg:x="3.0799in" svg:y="0.0638in" svg:viewBox="0 0 140 282" svg:d="M88 11c0-10 0-11-11-11-27 26-64 26-77 26v15c8 0 34 0 55-12v220c0 15 0 20-38 20h-15v13c15-1 53-1 69-1 18 0 54 0 69 1v-13h-13c-38 0-39-5-39-20z"><text:p/></draw:path><draw:polygon draw:style-name="gr3" draw:text-style-name="P165" svg:width="0.1516in" svg:height="0.0067in" svg:x="3.0307in" svg:y="0.2425in" svg:viewBox="0 0 386 18" draw:points="193,18 0,18 0,0 386,0 386,18"><text:p/></draw:polygon><draw:path draw:style-name="gr3" draw:text-style-name="P165" svg:width="0.1398in" svg:height="0.1138in" svg:x="3.0374in" svg:y="0.2874in" svg:viewBox="0 0 356 290" svg:d="M304 44c3-16 10-30 44-31 4 0 8-1 8-8 0-1 0-5-6-5-13 0-28 1-42 1s-30-1-43-1c-3 0-8 0-8 8 0 5 5 5 8 5 24 0 29 9 29 18 0 1-1 9-2 10l-47 187-94-221c-3-7-3-7-13-7h-56c-9 0-12 0-12 8 0 5 3 5 10 5 3 0 29 0 29 4l-56 227c-4 18-12 31-46 32-2 0-7 0-7 9 0 2 2 5 6 5 13 0 28-2 42-2s30 2 43 2c3 0 7 0 7-9 0-5-3-5-8-5-24 0-28-9-28-19 0-2 2-5 3-10l55-223c2 2 2 4 4 7l105 250c4 7 4 9 9 9 4 0 4-2 6-9z"><text:p/></draw:path><draw:path draw:style-name="gr3" draw:text-style-name="P165" svg:width="0.1035in" svg:height="0.0795in" svg:x="3.3in" svg:y="0in" svg:viewBox="0 0 264 203" svg:d="M227 32c2-10 7-20 31-21 1 0 6 0 6-7 0-2-2-4-5-4-9 0-20 1-31 1-6 0-24-1-30-1-2 0-7 0-7 7 0 4 3 4 7 4 14 0 19 5 19 12 0 2 0 3-1 7l-32 130-76-155c-2-5-2-5-10-5h-40c-6 0-10 0-10 7 0 4 4 4 10 4 7 0 12 0 19 1l-40 159c-2 12-7 20-31 21-2 0-6 0-6 6 0 4 2 5 5 5 9 0 20-1 31-1 6 0 24 1 30 1 4 0 7-2 7-6 0-5-3-5-7-5-19-1-19-8-19-12 0-1 0-3 1-8l38-152 87 178c2 5 3 5 7 5 5 0 5-1 5-6z"><text:p/></draw:path><draw:path draw:style-name="gr3" draw:text-style-name="P165" svg:width="0.2213in" svg:height="0.2327in" svg:x="3.2406in" svg:y="0.1295in" svg:viewBox="0 0 563 592" svg:d="M511 592l52-135h-11c-17 44-61 73-110 85-9 2-51 14-132 14h-255l216-253c3-3 4-5 4-7 0 0 0-2-4-6l-197-270h232c56 0 95 6 100 6 22 5 58 11 92 33 11 6 40 25 54 60h11l-52-119h-499c-10 0-10 0-12 2 0 2 0 10 0 15l223 306-218 257c-5 5-5 7-5 7 0 5 4 5 12 5z"><text:p/></draw:path><draw:path draw:style-name="gr3" draw:text-style-name="P165" svg:width="0.0571in" svg:height="0.0819in" svg:x="3.2386in" svg:y="0.4067in" svg:viewBox="0 0 146 209" svg:d="M71 8c0 0 1-3 1-4 0-2-1-4-5-4-6 0-31 2-38 2-3 0-6 2-6 8 0 4 3 4 8 4 13 0 13 3 13 4 0 2 0 4-1 7l-41 168c-2 5-2 6-2 6 0 5 4 10 11 10s11-6 13-12c0-2 13-54 14-58 22 3 39 9 39 24 0 2 0 3-1 6-2 5-2 6-2 10 0 20 18 30 33 30 29 0 37-44 37-46 0-3-4-3-5-3-3 0-5 1-6 7-3 13-11 34-26 34-9 0-10-8-10-16 0-5 0-5 1-13 0-1 2-6 2-10 0-25-35-30-48-30 8-6 19-15 25-20 14-15 30-28 45-28 5 0 9 0 10 4-12 1-14 11-14 15 0 8 4 12 12 12 7 0 16-7 16-19 0-10-7-22-22-22-17 0-33 14-48 27-12 12-22 22-35 26z"><text:p/></draw:path><draw:path draw:style-name="gr3" draw:text-style-name="P165" svg:width="0.0854in" svg:height="0.0311in" svg:x="3.3118in" svg:y="0.4429in" svg:viewBox="0 0 218 80" svg:d="M208 14c3 0 10 0 10-7s-7-7-10-7h-197c-4 0-11 0-11 7s7 7 12 7zM208 80c3 0 10 0 10-7 0-8-7-8-10-8h-196c-5 0-12 0-12 8 0 7 7 7 11 7z"><text:p/></draw:path><draw:path draw:style-name="gr3" draw:text-style-name="P165" svg:width="0.0421in" svg:height="0.0772in" svg:x="3.4181in" svg:y="0.4098in" svg:viewBox="0 0 108 197" svg:d="M67 8c0-8-1-8-8-8-19 18-47 19-59 19v11c7 0 26 0 43-8v151c0 10 0 13-30 13h-11v11c5 0 42-1 53-1 10 0 47 1 53 1v-11h-11c-30 0-30-3-30-13z"><text:p/></draw:path><draw:path draw:style-name="gr3" draw:text-style-name="P165" svg:width="0.0827in" svg:height="0.1516in" svg:x="3.5083in" svg:y="0.1697in" svg:viewBox="0 0 211 386" svg:d="M133 129h37c8 0 12 0 12-8 0-4-4-4-12-4h-34l8-50c2-8 7-38 11-43 3-8 11-14 20-14 1 0 12 0 19 7-18 1-21 17-21 23 0 10 7 15 15 15 11 0 23-9 23-26 0-19-19-29-36-29-14 0-42 7-54 50-3 9-3 12-14 67h-29c-8 0-13 0-13 7 0 5 3 5 12 5h27l-31 167c-8 42-15 80-37 80-1 0-12 0-20-7 20-1 24-17 24-24 0-10-9-15-17-15-11 0-23 10-23 26 0 19 18 30 36 30 24 0 40-26 48-41 13-28 24-78 24-82z"><text:p/></draw:path><draw:path draw:style-name="gr3" draw:text-style-name="P165" svg:width="0.0382in" svg:height="0.1661in" svg:x="3.6146in" svg:y="0.1626in" svg:viewBox="0 0 98 423" svg:d="M98 419c0-1 0-2-7-9-53-53-66-134-66-199 0-73 16-146 69-199 4-5 4-6 4-8 0-3-1-4-4-4-4 0-42 29-68 83-21 46-26 92-26 128 0 34 5 85 28 134 26 51 62 78 66 78 3 0 4-1 4-4z"><text:p/></draw:path><draw:path draw:style-name="gr3" draw:text-style-name="P165" svg:width="0.0933in" svg:height="0.074in" svg:x="3.6665in" svg:y="0.2134in" svg:viewBox="0 0 238 189" svg:d="M137 84l50-55c5-6 7-9 43-9v-20c-15 1-37 1-39 1-11 0-31-1-43-1v20c6 0 10 2 15 4-1 2-1 2-2 5l-36 41-42-50h17v-20c-11 0-38 1-51 1s-32-1-47-1v20h30l66 79-55 62c-7 7-23 7-43 7v21c14-2 36-2 40-2 10 0 34 2 43 2v-21c-9 0-16-2-16-5l3-3 42-47 45 55h-15v21c9 0 36-2 50-2 13 0 32 2 46 2v-21h-29z"><text:p/></draw:path><draw:path draw:style-name="gr3" draw:text-style-name="P165" svg:width="0.0571in" svg:height="0.0819in" svg:x="3.7724in" svg:y="0.2319in" svg:viewBox="0 0 146 209" svg:d="M71 8c0 0 1-3 1-4 0-2-1-4-5-4-6 0-31 2-38 2-3 0-6 2-6 8 0 4 3 4 8 4 13 0 13 3 13 4 0 2 0 4-1 7l-41 168c-2 5-2 6-2 6 0 5 4 10 11 10s11-6 13-12c0-2 13-54 14-58 22 3 39 9 39 24 0 2 0 3-1 6-2 5-2 6-2 10 0 20 18 30 32 30 30 0 38-44 38-46 0-3-4-3-5-3-3 0-5 1-6 7-3 13-11 34-26 34-9 0-10-8-10-16 0-5 0-5 1-13 0-1 2-6 2-10 0-25-35-30-48-30 8-6 19-15 25-20 14-15 30-28 45-28 5 0 9 0 10 4-12 1-14 11-14 15 0 8 4 12 12 12 7 0 16-7 16-19 0-10-7-22-24-22-15 0-31 14-46 27-12 12-22 22-35 26z"><text:p/></draw:path><draw:path draw:style-name="gr3" draw:text-style-name="P165" svg:width="0.0382in" svg:height="0.1661in" svg:x="3.8547in" svg:y="0.1626in" svg:viewBox="0 0 98 423" svg:d="M98 211c0-32-4-84-27-132-25-51-63-79-67-79-2 0-4 2-4 4s0 3 7 10c43 41 67 109 67 197 0 73-15 148-68 201-6 5-6 6-6 7 0 3 2 4 4 4 4 0 43-29 68-83 22-46 26-93 26-129z"><text:p/></draw:path><draw:path draw:style-name="gr3" draw:text-style-name="P165" svg:width="0.087in" svg:height="0.0787in" svg:x="3.915in" svg:y="0.1402in" svg:viewBox="0 0 222 201" svg:d="M132 22c1-10 2-10 8-11 2 0 12 0 18 0 18 0 27 0 34 2 12 4 13 13 13 23 0 5 0 10-1 24l-1 4c0 3 1 4 5 4s6-3 6-8l8-56c0-4-4-4-10-4h-182c-7 0-8 0-10 6l-18 53c-1 1-2 3-2 6 0 0 1 3 5 3 3 0 5-1 7-7 17-48 26-50 72-50h12c8 0 8 0 8 2 0 1 0 3-1 7l-38 155c-3 12-4 15-35 15-11 0-13 0-13 7 0 0 0 4 5 4 8 0 16-2 25-2 8 0 18 0 26 0 7 0 18 0 25 0 10 0 18 2 26 2 3 0 7 0 7-6 0-5-4-5-12-5-6 0-11 0-17 0-11-1-11-3-11-6s0-4 1-7z"><text:p/></draw:path><draw:path draw:style-name="gr3" draw:text-style-name="P165" svg:width="0.0827in" svg:height="0.1516in" svg:x="4.0232in" svg:y="0.1697in" svg:viewBox="0 0 211 386" svg:d="M133 129h37c8 0 12 0 12-8 0-4-4-4-12-4h-34l8-50c2-8 7-38 11-43 3-8 11-14 20-14 1 0 12 0 19 7-18 1-21 17-21 23 0 10 7 15 15 15 11 0 23-9 23-26 0-19-19-29-36-29-14 0-42 7-54 50-3 9-3 12-14 67h-29c-8 0-13 0-13 7 0 5 3 5 12 5h27l-31 167c-8 42-15 80-37 80-1 0-12 0-20-7 20-1 24-17 24-24 0-10-9-15-17-15-11 0-23 10-23 26 0 19 18 30 36 30 24 0 40-26 48-41 13-28 24-78 24-82z"><text:p/></draw:path><draw:path draw:style-name="gr3" draw:text-style-name="P165" svg:width="0.0382in" svg:height="0.1661in" svg:x="4.1303in" svg:y="0.1626in" svg:viewBox="0 0 98 423" svg:d="M98 419c0-1 0-2-7-9-53-53-66-134-66-199 0-73 16-146 69-199 4-5 4-6 4-8 0-3-1-4-4-4-4 0-42 29-68 83-21 46-26 92-26 128 0 34 5 85 28 134 26 51 62 78 66 78 3 0 4-1 4-4z"><text:p/></draw:path><draw:path draw:style-name="gr3" draw:text-style-name="P165" svg:width="0.0933in" svg:height="0.074in" svg:x="4.1819in" svg:y="0.2134in" svg:viewBox="0 0 238 189" svg:d="M137 84l50-55c5-6 7-9 42-9v-20c-14 1-36 1-38 1-11 0-31-1-43-1v20c6 0 10 2 15 4-2 2-2 2-2 5l-36 41-42-50h17v-20c-11 0-38 1-51 1s-32-1-47-1v20h30l66 79-55 62c-7 7-23 7-43 7v21c14-2 36-2 40-2 10 0 34 2 43 2v-21c-9 0-16-2-16-5l3-3 42-47 45 55h-15v21c9 0 36-2 50-2 13 0 32 2 46 2v-21h-29z"><text:p/></draw:path><draw:path draw:style-name="gr3" draw:text-style-name="P165" svg:width="0.0709in" svg:height="0.0528in" svg:x="4.2846in" svg:y="0.2606in" svg:viewBox="0 0 181 135" svg:d="M22 113c0 4-3 11-3 12 0 7 6 10 11 10s10-4 11-8c1-2 5-12 5-18 2-6 4-19 7-26 2-7 3-13 5-21 3-12 3-14 12-26s22-28 45-28c17 0 17 15 17 21 0 18-12 50-17 64-3 8-5 10-5 15 0 16 14 27 28 27 30 0 43-41 43-46s-3-5-5-5c-3 0-4 2-6 6-6 23-19 36-31 36-6 0-7-3-7-11 0-7 1-10 7-24 3-9 16-41 16-57 0-29-23-34-39-34-25 0-42 16-50 26-2-19-20-26-31-26-13 0-21 10-24 17-7 9-11 27-11 29 0 3 4 3 5 3 5 0 5-1 7-8 5-18 10-33 22-33 7 0 9 6 9 15 0 6-2 17-5 25-2 7-4 20-7 26z"><text:p/></draw:path><draw:path draw:style-name="gr3" draw:text-style-name="P165" svg:width="0.0382in" svg:height="0.1661in" svg:x="4.3791in" svg:y="0.1626in" svg:viewBox="0 0 98 423" svg:d="M98 211c0-32-4-84-27-132-25-51-63-79-67-79-2 0-4 2-4 4s0 3 7 10c43 41 67 109 67 197 0 73-15 148-68 201-6 5-6 6-6 7 0 3 2 4 4 4 4 0 43-29 68-83 22-46 26-93 26-129z"><text:p/></draw:path><draw:path draw:style-name="gr3" draw:text-style-name="P165" svg:width="0.1102in" svg:height="0.1106in" svg:x="4.4799in" svg:y="0.1906in" svg:viewBox="0 0 281 282" svg:d="M150 150h118c6 0 13 0 13-8 0-10-7-10-13-10h-118v-118c0-7 0-14-8-14-10 0-10 7-10 14v118h-118c-7 0-14 0-14 10 0 8 7 8 14 8h118v118c0 6 0 14 10 14 8 0 8-8 8-14z"><text:p/></draw:path><draw:path draw:style-name="gr3" draw:text-style-name="P165" svg:width="0.0547in" svg:height="0.1106in" svg:x="4.7433in" svg:y="0.0638in" svg:viewBox="0 0 140 282" svg:d="M88 11c0-10 0-11-11-11-27 26-64 26-77 26v15c8 0 34 0 55-12v220c0 15 0 20-38 20h-15v13c15-1 53-1 69-1 18 0 54 0 69 1v-13h-13c-38 0-39-5-39-20z"><text:p/></draw:path><draw:polygon draw:style-name="gr3" draw:text-style-name="P165" svg:width="0.226in" svg:height="0.0067in" svg:x="4.6567in" svg:y="0.2425in" svg:viewBox="0 0 575 18" draw:points="287,18 0,18 0,0 575,0 575,18"><text:p/></draw:polygon><draw:path draw:style-name="gr3" draw:text-style-name="P165" svg:width="0.1398in" svg:height="0.1138in" svg:x="4.6634in" svg:y="0.2874in" svg:viewBox="0 0 356 290" svg:d="M304 44c3-16 10-30 44-31 4 0 8-1 8-8 0-1 0-5-6-5-13 0-28 1-42 1s-30-1-43-1c-3 0-8 0-8 8 0 5 5 5 8 5 24 0 29 9 29 18 0 1-1 9-2 10l-47 187-94-221c-3-7-3-7-13-7h-56c-9 0-12 0-12 8 0 5 3 5 10 5 3 0 29 0 29 4l-56 227c-4 18-12 31-46 32-2 0-7 0-7 9 0 2 2 5 6 5 13 0 28-2 42-2s30 2 43 2c3 0 7 0 7-9 0-5-3-5-8-5-24 0-28-9-28-19 0-2 2-5 3-10l55-223c2 2 2 4 4 7l105 250c4 7 4 9 9 9 4 0 4-2 6-9z"><text:p/></draw:path><draw:path draw:style-name="gr3" draw:text-style-name="P165" svg:width="0.0516in" svg:height="0.0772in" svg:x="4.8161in" svg:y="0.2756in" svg:viewBox="0 0 132 197" svg:d="M132 143h-11c-1 7-3 24-8 28-1 1-24 1-29 1h-54c30-28 41-35 59-49 23-18 43-37 43-65 0-36-32-58-71-58-36 0-61 26-61 53 0 15 12 17 16 17 7 0 15-5 15-16 0-5-1-16-17-16 9-21 29-27 44-27 30 0 45 23 45 47 0 26-19 45-29 57l-72 70c-2 4-2 5-2 12h122z"><text:p/></draw:path><draw:path draw:style-name="gr3" draw:text-style-name="P165" svg:width="0.1035in" svg:height="0.0795in" svg:x="5.0004in" svg:y="0in" svg:viewBox="0 0 264 203" svg:d="M227 32c2-10 7-20 31-21 1 0 6 0 6-7 0-2-2-4-5-4-9 0-20 1-31 1-6 0-24-1-30-1-2 0-7 0-7 7 0 4 3 4 7 4 14 0 19 5 19 12 0 2 0 3-1 7l-32 130-76-155c-2-5-2-5-10-5h-40c-6 0-10 0-10 7 0 4 4 4 10 4 7 0 12 0 19 1l-40 159c-2 12-7 20-30 21-3 0-7 0-7 6 0 4 2 5 5 5 9 0 20-1 31-1 6 0 24 1 30 1 4 0 7-2 7-6 0-5-3-5-7-5-19-1-19-8-19-12 0-1 0-3 1-8l38-152 87 178c2 5 3 5 7 5 5 0 5-1 5-6z"><text:p/></draw:path><draw:path draw:style-name="gr3" draw:text-style-name="P165" svg:width="0.2213in" svg:height="0.2327in" svg:x="4.9406in" svg:y="0.1295in" svg:viewBox="0 0 563 592" svg:d="M511 592l52-135h-11c-17 44-61 73-110 85-9 2-51 14-132 14h-255l216-253c3-3 4-5 4-7 0 0 0-2-4-6l-197-270h232c56 0 95 6 100 6 22 5 58 11 92 33 11 6 40 25 54 60h11l-52-119h-499c-10 0-10 0-12 2 0 2 0 10 0 15l223 306-218 257c-5 5-5 7-5 7 0 5 4 5 12 5z"><text:p/></draw:path><draw:path draw:style-name="gr3" draw:text-style-name="P165" svg:width="0.0571in" svg:height="0.0819in" svg:x="4.9394in" svg:y="0.4067in" svg:viewBox="0 0 146 209" svg:d="M71 8c0 0 1-3 1-4 0-2-1-4-5-4-6 0-31 2-38 2-3 0-6 2-6 8 0 4 3 4 8 4 13 0 13 3 13 4 0 2 0 4-1 7l-41 168c-2 5-2 6-2 6 0 5 4 10 11 10s11-6 13-12c0-2 13-54 14-58 22 3 39 9 39 24 0 2 0 3-1 6-2 5-2 6-2 10 0 20 18 30 32 30 30 0 38-44 38-46 0-3-4-3-5-3-3 0-5 1-6 7-3 13-11 34-26 34-9 0-10-8-10-16 0-5 0-5 1-13 0-1 2-6 2-10 0-25-35-30-48-30 8-6 19-15 25-20 14-15 30-28 45-28 5 0 9 0 10 4-12 1-14 11-14 15 0 8 4 12 12 12 7 0 16-7 16-19 0-10-7-22-24-22-15 0-31 14-46 27-12 12-22 22-35 26z"><text:p/></draw:path><draw:path draw:style-name="gr3" draw:text-style-name="P165" svg:width="0.0854in" svg:height="0.0311in" svg:x="5.0122in" svg:y="0.4429in" svg:viewBox="0 0 218 80" svg:d="M208 14c3 0 10 0 10-7s-7-7-10-7h-197c-4 0-11 0-11 7s7 7 12 7zM208 80c3 0 10 0 10-7 0-8-7-8-10-8h-196c-5 0-12 0-12 8 0 7 7 7 11 7z"><text:p/></draw:path><draw:path draw:style-name="gr3" draw:text-style-name="P165" svg:width="0.0421in" svg:height="0.0772in" svg:x="5.1189in" svg:y="0.4098in" svg:viewBox="0 0 108 197" svg:d="M67 8c0-8 0-8-8-8-19 18-47 19-59 19v11c7 0 26 0 43-8v151c0 10 0 13-30 13h-11v11c5 0 42-1 53-1 10 0 47 1 53 1v-11h-11c-30 0-30-3-30-13z"><text:p/></draw:path><draw:path draw:style-name="gr3" draw:text-style-name="P165" svg:width="0.1035in" svg:height="0.0795in" svg:x="5.2685in" svg:y="0in" svg:viewBox="0 0 264 203" svg:d="M227 32c2-10 7-20 31-21 1 0 6 0 6-7 0-2-2-4-5-4-9 0-20 1-31 1-6 0-24-1-30-1-2 0-7 0-7 7 0 4 3 4 7 4 14 0 19 5 19 12 0 2 0 3-1 7l-32 130-76-155c-2-5-2-5-10-5h-40c-6 0-10 0-10 7 0 4 4 4 10 4 7 0 12 0 19 1l-40 159c-2 12-7 20-30 21-3 0-7 0-7 6 0 4 2 5 5 5 9 0 20-1 31-1 6 0 24 1 30 1 4 0 7-2 7-6 0-5-3-5-7-5-19-1-19-8-19-12 0-1 0-3 1-8l38-152 87 178c2 5 3 5 7 5 5 0 5-1 5-6z"><text:p/></draw:path><draw:path draw:style-name="gr3" draw:text-style-name="P165" svg:width="0.2213in" svg:height="0.2327in" svg:x="5.2091in" svg:y="0.1295in" svg:viewBox="0 0 563 592" svg:d="M511 592l52-135h-11c-17 44-61 73-110 85-9 2-51 14-132 14h-255l216-253c3-3 4-5 4-7 0 0 0-2-4-6l-197-270h232c56 0 95 6 100 6 22 5 58 11 92 33 11 6 40 25 54 60h11l-52-119h-499c-10 0-10 0-12 2 0 2 0 10 0 15l223 306-218 257c-5 5-5 7-5 7 0 5 4 5 12 5z"><text:p/></draw:path><draw:path draw:style-name="gr3" draw:text-style-name="P165" svg:width="0.026in" svg:height="0.0819in" svg:x="5.2213in" svg:y="0.4067in" svg:viewBox="0 0 67 209" svg:d="M66 8c0 0 1-3 1-4 0-2-1-4-5-4-6 0-31 2-38 2-2 0-7 2-7 8 0 4 5 4 8 4 15 0 15 3 15 4 0 2 0 4-2 7l-37 147c-1 3-1 6-1 8 0 19 17 29 31 29 7 0 17-2 24-16 6-10 11-28 11-30 0-3-4-3-5-3-5 0-5 1-6 7-5 14-9 34-23 34-7 0-10-8-10-15 0-3 1-9 2-12z"><text:p/></draw:path><draw:path draw:style-name="gr3" draw:text-style-name="P165" svg:width="0.0854in" svg:height="0.0311in" svg:x="5.265in" svg:y="0.4429in" svg:viewBox="0 0 218 80" svg:d="M208 14c3 0 10 0 10-7s-7-7-10-7h-197c-4 0-11 0-11 7s7 7 12 7zM208 80c3 0 10 0 10-7 0-8-7-8-10-8h-196c-5 0-12 0-12 8 0 7 7 7 11 7z"><text:p/></draw:path><draw:path draw:style-name="gr3" draw:text-style-name="P165" svg:width="0.0421in" svg:height="0.0772in" svg:x="5.3717in" svg:y="0.4098in" svg:viewBox="0 0 108 197" svg:d="M67 8c0-8-1-8-8-8-19 18-47 19-59 19v11c7 0 26 0 43-8v151c0 10 0 13-30 13h-11v11c5 0 42-1 53-1 10 0 47 1 53 1v-11h-11c-30 0-30-3-30-13z"><text:p/></draw:path><draw:path draw:style-name="gr3" draw:text-style-name="P165" svg:width="0.0827in" svg:height="0.1516in" svg:x="5.4764in" svg:y="0.1697in" svg:viewBox="0 0 211 386" svg:d="M133 129h37c8 0 12 0 12-8 0-4-4-4-12-4h-34l8-50c2-8 7-38 11-43 3-8 11-14 20-14 1 0 12 0 19 7-18 1-21 17-21 23 0 10 7 15 15 15 11 0 23-9 23-26 0-19-19-29-36-29-14 0-42 7-54 50-3 9-3 12-14 67h-29c-8 0-13 0-13 7 0 5 3 5 12 5h27l-31 167c-8 42-15 80-37 80-1 0-12 0-20-7 20-1 24-17 24-24 0-10-9-15-17-15-11 0-23 10-23 26 0 19 18 30 36 30 24 0 40-26 48-41 13-28 24-78 24-82z"><text:p/></draw:path><draw:path draw:style-name="gr3" draw:text-style-name="P165" svg:width="0.0382in" svg:height="0.1661in" svg:x="5.5827in" svg:y="0.1626in" svg:viewBox="0 0 98 423" svg:d="M98 419c0-1 0-2-7-9-53-53-66-134-66-199 0-73 16-146 69-199 4-5 4-6 4-8 0-3-1-4-4-4-4 0-42 29-68 83-21 46-26 92-26 128 0 34 5 85 28 134 26 51 62 78 66 78 3 0 4-1 4-4z"><text:p/></draw:path><draw:path draw:style-name="gr3" draw:text-style-name="P165" svg:width="0.0933in" svg:height="0.074in" svg:x="5.6346in" svg:y="0.2134in" svg:viewBox="0 0 238 189" svg:d="M137 84l50-55c5-6 7-9 43-9v-20c-15 1-37 1-39 1-11 0-31-1-43-1v20c6 0 10 2 15 4-1 2-1 2-2 5l-36 41-42-50h17v-20c-11 0-38 1-51 1s-32-1-47-1v20h30l66 79-55 62c-7 7-23 7-43 7v21c14-2 36-2 40-2 10 0 34 2 43 2v-21c-9 0-16-2-16-5l3-3 42-47 45 55h-15v21c9 0 36-2 50-2 13 0 32 2 46 2v-21h-29z"><text:p/></draw:path><draw:path draw:style-name="gr3" draw:text-style-name="P165" svg:width="0.0571in" svg:height="0.0819in" svg:x="5.7406in" svg:y="0.2319in" svg:viewBox="0 0 146 209" svg:d="M71 8c0 0 1-3 1-4 0-2-1-4-5-4-6 0-31 2-38 2-3 0-6 2-6 8 0 4 3 4 8 4 13 0 13 3 13 4 0 2 0 4-1 7l-41 168c-2 5-2 6-2 6 0 5 4 10 11 10s11-6 13-12c0-2 13-54 14-58 22 3 39 9 39 24 0 2 0 3-1 6-2 5-2 6-2 10 0 20 18 30 33 30 29 0 37-44 37-46 0-3-4-3-5-3-3 0-5 1-6 7-3 13-11 34-26 34-9 0-10-8-10-16 0-5 0-5 1-13 0-1 2-6 2-10 0-25-35-30-48-30 8-6 19-15 25-20 14-15 30-28 45-28 5 0 9 0 10 4-12 1-14 11-14 15 0 8 4 12 12 12 7 0 16-7 16-19 0-10-7-22-24-22-15 0-31 14-46 27-12 12-22 22-35 26z"><text:p/></draw:path><draw:path draw:style-name="gr3" draw:text-style-name="P165" svg:width="0.0382in" svg:height="0.1661in" svg:x="5.8228in" svg:y="0.1626in" svg:viewBox="0 0 98 423" svg:d="M98 211c0-32-4-84-27-132-25-51-63-79-67-79-2 0-4 2-4 4s0 3 7 10c43 41 67 109 67 197 0 73-15 148-68 201-6 5-6 6-6 7 0 3 2 4 4 4 4 0 43-29 68-83 22-46 26-93 26-129z"><text:p/></draw:path><draw:path draw:style-name="gr3" draw:text-style-name="P165" svg:width="0.087in" svg:height="0.0787in" svg:x="5.8827in" svg:y="0.1402in" svg:viewBox="0 0 222 201" svg:d="M132 22c1-10 2-10 8-11 2 0 12 0 18 0 18 0 27 0 34 2 12 4 13 13 13 23 0 5 0 10-1 24l-1 4c0 3 1 4 6 4 3 0 5-3 5-8l8-56c0-4-4-4-10-4h-182c-7 0-8 0-10 6l-18 53c-1 1-2 3-2 6 0 0 1 3 5 3 3 0 5-1 7-7 17-48 26-50 72-50h12c8 0 8 0 8 2 0 1 0 3-1 7l-38 155c-3 12-4 15-35 15-11 0-13 0-13 7 0 0 0 4 5 4 8 0 16-2 25-2 8 0 18 0 26 0 7 0 18 0 25 0 10 0 18 2 26 2 3 0 7 0 7-6 0-5-4-5-12-5-6 0-11 0-17 0-11-1-11-3-11-6s0-4 1-7z"><text:p/></draw:path><draw:path draw:style-name="gr3" draw:text-style-name="P165" svg:width="0.0827in" svg:height="0.1516in" svg:x="5.9913in" svg:y="0.1697in" svg:viewBox="0 0 211 386" svg:d="M133 129h37c8 0 12 0 12-8 0-4-4-4-12-4h-34l8-50c2-8 7-38 11-43 3-8 11-14 20-14 1 0 12 0 19 7-18 1-21 17-21 23 0 10 7 15 15 15 11 0 23-9 23-26 0-19-19-29-36-29-14 0-42 7-54 50-3 9-3 12-14 67h-29c-8 0-13 0-13 7 0 5 3 5 12 5h27l-31 167c-8 42-15 80-37 80-1 0-12 0-20-7 20-1 24-17 24-24 0-10-9-15-17-15-11 0-23 10-23 26 0 19 18 30 36 30 24 0 40-26 48-41 14-28 24-78 24-82z"><text:p/></draw:path><draw:path draw:style-name="gr3" draw:text-style-name="P165" svg:width="0.0382in" svg:height="0.1661in" svg:x="6.098in" svg:y="0.1626in" svg:viewBox="0 0 98 423" svg:d="M98 419c0-1 0-2-7-9-53-53-66-134-66-199 0-73 16-146 69-199 4-5 4-6 4-8 0-3-1-4-4-4-4 0-42 29-68 83-21 46-26 92-26 128 0 34 5 85 28 134 26 51 62 78 66 78 3 0 4-1 4-4z"><text:p/></draw:path><draw:path draw:style-name="gr3" draw:text-style-name="P165" svg:width="0.0933in" svg:height="0.074in" svg:x="6.15in" svg:y="0.2134in" svg:viewBox="0 0 238 189" svg:d="M137 84l50-55c5-6 7-9 42-9v-20c-14 1-36 1-38 1-11 0-31-1-43-1v20c6 0 10 2 15 4-2 2-2 2-2 5l-36 41-42-50h17v-20c-11 0-38 1-51 1s-32-1-47-1v20h30l66 79-55 62c-7 7-23 7-43 7v21c14-2 36-2 40-2 10 0 34 2 43 2v-21c-9 0-16-2-16-5l3-3 42-47 45 55h-15v21c9 0 36-2 50-2 13 0 32 2 46 2v-21h-29z"><text:p/></draw:path><draw:path draw:style-name="gr3" draw:text-style-name="P165" svg:width="0.026in" svg:height="0.0819in" svg:x="6.2543in" svg:y="0.2319in" svg:viewBox="0 0 67 209" svg:d="M66 8c0 0 1-3 1-4 0-2-1-4-5-4-6 0-31 2-38 2-2 0-7 2-7 8 0 4 5 4 8 4 15 0 15 3 15 4 0 2 0 4-2 7l-37 147c-1 3-1 6-1 8 0 19 17 29 31 29 7 0 17-2 24-16 6-10 11-28 11-30 0-3-4-3-5-3-5 0-5 1-6 7-5 14-9 34-23 34-7 0-10-8-10-15 0-3 1-9 2-12z"><text:p/></draw:path><draw:path draw:style-name="gr3" draw:text-style-name="P165" svg:width="0.0382in" svg:height="0.1661in" svg:x="6.3079in" svg:y="0.1626in" svg:viewBox="0 0 98 423" svg:d="M98 211c0-32-4-84-27-132-25-51-63-79-67-79-2 0-4 2-4 4s0 3 7 10c43 41 67 109 67 197 0 73-15 148-68 201-6 5-6 6-6 7 0 3 2 4 4 4 4 0 43-29 68-83 22-46 26-93 26-129z"><text:p/></draw:path></draw:g></text:p>
      <text:p text:style-name="P29"><draw:g text:anchor-type="as-char" svg:y="-0.2854in" draw:z-index="56" draw:style-name="gr1"><svg:title>TexMaths</svg:title><svg:desc>12§display§=k_{mn} - \frac{1}{N} \sum_{k=1}^{N} k_{km} - \frac{1}{N} \sum_{k=1}^{N} k_{kn} + \frac{1}{N^2} \sum_{k=1}^{N} \sum_{l=1}^{N} k_{kl}§svg§600§FALSE§</svg:desc><draw:polygon draw:style-name="gr2" draw:text-style-name="P164" svg:width="3.598in" svg:height="0.472in" svg:x="0in" svg:y="0.0087in" svg:viewBox="0 0 9140 1200" draw:points="4570,1200 0,1200 0,0 9140,0 9140,1200"><text:p/></draw:polygon><draw:path draw:style-name="gr3" draw:text-style-name="P165" svg:width="0.1102in" svg:height="0.039in" svg:x="0.0008in" svg:y="0.2264in" svg:viewBox="0 0 281 100" svg:d="M266 17c8 0 15 0 15-9 0-8-7-8-13-8h-254c-7 0-14 0-14 8 0 9 7 9 14 9zM268 100c6 0 13 0 13-9 0-8-7-8-15-8h-252c-7 0-14 0-14 8 0 9 7 9 14 9z"><text:p/></draw:path><draw:path draw:style-name="gr3" draw:text-style-name="P165" svg:width="0.0752in" svg:height="0.1173in" svg:x="0.1764in" svg:y="0.1717in" svg:viewBox="0 0 192 299" svg:d="M98 5c0-1 0-5-4-5-10 0-42 4-53 4-4 1-9 1-9 8 0 6 4 6 11 6 21 0 22 4 22 7l-1 9-62 244c-2 6-2 7-2 8 0 11 8 13 12 13 6 0 12-3 14-9 3-4 22-82 24-93 15 1 50 7 50 36 0 2 0 5-2 10 0 4-1 9-1 14 0 24 16 42 39 42 13 0 24-7 33-23 11-19 16-42 16-43 0-5-5-5-5-5-5 0-5 3-6 9-8 31-18 53-37 53-9 0-15-5-15-21 0-7 3-17 5-23 0-8 0-9 0-13 0-29-25-40-62-44 14-9 27-22 37-33 20-21 40-39 60-39 4 0 4 0 4 0 4 1 6 1 9 3 0 0 0 1 1 1-20 2-24 18-24 23 0 7 5 16 17 16 11 0 23-10 23-27 0-12-10-26-29-26-12 0-31 4-61 37-14 17-32 33-47 40z"><text:p/></draw:path><draw:path draw:style-name="gr3" draw:text-style-name="P165" svg:width="0.1063in" svg:height="0.0528in" svg:x="0.2591in" svg:y="0.2606in" svg:viewBox="0 0 271 135" svg:d="M114 108c-1 5-4 15-4 17 0 7 6 10 11 10s10-4 11-8c1-2 5-12 5-18 2-6 5-19 7-26s4-13 5-21c3-12 3-13 9-21 10-16 24-33 47-33 17 0 18 14 18 21 0 18-13 50-18 64-2 8-3 10-3 15 0 16 12 27 27 27 30 0 42-41 42-46s-3-5-5-5c-3 0-3 2-4 6-8 23-20 36-32 36-7 0-7-3-7-11 0-7 1-10 6-24 4-9 17-41 17-57 0-5 0-17-12-27-5-3-13-7-28-7-26 0-42 17-51 30-4-25-24-30-39-30-25 0-42 16-50 26-2-19-20-26-32-26s-20 10-23 17c-7 9-11 27-11 29 0 3 4 3 5 3 5 0 5-1 7-8 5-18 10-33 22-33 7 0 9 6 9 15 0 6-2 17-5 25-2 7-4 20-7 26l-9 39c0 4-3 11-3 12 0 7 6 10 11 10s10-4 11-8c1-2 5-12 5-18 2-6 4-19 7-26 2-7 3-13 5-21 3-12 3-14 12-26s22-28 44-28c18 0 18 15 18 21 0 7 0 12-5 27z"><text:p/></draw:path><draw:path draw:style-name="gr3" draw:text-style-name="P165" svg:width="0.0709in" svg:height="0.0528in" svg:x="0.3772in" svg:y="0.2606in" svg:viewBox="0 0 181 135" svg:d="M22 113c0 4-3 11-3 12 0 7 6 10 11 10s10-4 11-8c1-2 5-12 5-18 2-6 4-19 7-26 2-7 3-13 5-21 3-12 3-14 12-26s22-28 45-28c17 0 17 15 17 21 0 18-12 50-17 64-3 8-5 10-5 15 0 16 14 27 28 27 30 0 43-41 43-46s-3-5-5-5c-3 0-4 2-6 6-6 23-19 36-31 36-6 0-7-3-7-11 0-7 1-10 7-24 3-9 16-41 16-57 0-29-23-34-39-34-25 0-42 16-50 26-2-19-20-26-31-26-13 0-21 10-24 17-7 9-11 27-11 29 0 3 4 3 5 3 5 0 5-1 7-8 5-18 10-33 22-33 7 0 9 6 9 15 0 6-2 17-5 25-2 7-4 20-7 26z"><text:p/></draw:path><draw:path draw:style-name="gr3" draw:text-style-name="P165" svg:width="0.1012in" svg:height="0.0067in" svg:x="0.5122in" svg:y="0.2425in" svg:viewBox="0 0 258 18" svg:d="M244 18c7 0 14 0 14-10 0-8-7-8-14-8h-230c-7 0-14 0-14 8 0 10 7 10 14 10z"><text:p/></draw:path><draw:path draw:style-name="gr3" draw:text-style-name="P165" svg:width="0.0547in" svg:height="0.1106in" svg:x="0.7339in" svg:y="0.0638in" svg:viewBox="0 0 140 282" svg:d="M88 11c0-10 0-11-11-11-27 26-64 26-77 26v15c8 0 34 0 55-12v220c0 15 0 20-38 20h-15v13c15-1 53-1 69-1 18 0 54 0 69 1v-13h-13c-38 0-39-5-39-20z"><text:p/></draw:path><draw:polygon draw:style-name="gr3" draw:text-style-name="P165" svg:width="0.1516in" svg:height="0.0067in" svg:x="0.6846in" svg:y="0.2425in" svg:viewBox="0 0 386 18" draw:points="193,18 0,18 0,0 386,0 386,18"><text:p/></draw:polygon><draw:path draw:style-name="gr3" draw:text-style-name="P165" svg:width="0.1398in" svg:height="0.1138in" svg:x="0.6909in" svg:y="0.2874in" svg:viewBox="0 0 356 290" svg:d="M304 44c3-16 10-30 44-31 4 0 8-1 8-8 0-1 0-5-6-5-13 0-28 1-42 1s-30-1-43-1c-3 0-8 0-8 8 0 5 5 5 8 5 24 0 29 9 29 18 0 1-1 9-2 10l-47 187-94-221c-3-7-3-7-13-7h-56c-9 0-12 0-12 8 0 5 3 5 10 5 3 0 29 0 29 4l-56 227c-4 18-12 31-46 32-2 0-7 0-7 9 0 2 2 5 6 5 13 0 28-2 42-2s30 2 43 2c3 0 7 0 7-9 0-5-3-5-8-5-24 0-28-9-28-19 0-2 2-5 3-10l55-223c2 2 2 4 4 7l105 250c4 7 4 9 9 9 4 0 4-2 6-9z"><text:p/></draw:path><draw:path draw:style-name="gr3" draw:text-style-name="P165" svg:width="0.1035in" svg:height="0.0795in" svg:x="0.9535in" svg:y="0in" svg:viewBox="0 0 264 203" svg:d="M227 32c2-10 7-20 31-21 1 0 6 0 6-7 0-2-2-4-5-4-9 0-20 1-31 1-6 0-24-1-30-1-2 0-7 0-7 7 0 4 3 4 7 4 14 0 19 5 19 12 0 2 0 3-1 7l-32 130-76-155c-2-5-2-5-10-5h-40c-6 0-10 0-10 7 0 4 4 4 10 4 7 0 12 0 19 1l-40 159c-2 12-7 20-31 21-2 0-6 0-6 6 0 4 2 5 5 5 9 0 20-1 31-1 6 0 24 1 30 1 4 0 7-2 7-6 0-5-3-5-7-5-19-1-19-8-19-12 0-1 0-3 1-8l38-152 87 178c2 5 3 5 7 5 5 0 5-1 5-6z"><text:p/></draw:path><draw:path draw:style-name="gr3" draw:text-style-name="P165" svg:width="0.2213in" svg:height="0.2327in" svg:x="0.8941in" svg:y="0.1295in" svg:viewBox="0 0 563 592" svg:d="M511 592l52-135h-11c-17 44-61 73-110 85-9 2-51 14-132 14h-255l216-253c3-3 4-5 4-7 0 0 0-2-4-6l-197-270h232c56 0 95 6 100 6 22 5 58 11 92 33 11 6 40 25 54 60h11l-52-119h-499c-10 0-10 0-12 2 0 2 0 10 0 15l223 306-218 257c-5 5-5 7-5 7 0 5 4 5 12 5z"><text:p/></draw:path><draw:path draw:style-name="gr3" draw:text-style-name="P165" svg:width="0.0571in" svg:height="0.0819in" svg:x="0.8925in" svg:y="0.4067in" svg:viewBox="0 0 146 209" svg:d="M71 8c0 0 1-3 1-4 0-2-1-4-5-4-6 0-31 2-38 2-3 0-6 2-6 8 0 4 3 4 8 4 13 0 13 3 13 4 0 2 0 4-1 7l-41 168c-2 5-2 6-2 6 0 5 4 10 11 10s11-6 13-12c0-2 13-54 14-58 22 3 39 9 39 24 0 2 0 3-1 6-2 5-2 6-2 10 0 20 18 30 33 30 29 0 37-44 37-46 0-3-4-3-5-3-3 0-5 1-6 7-3 13-11 34-26 34-9 0-10-8-10-16 0-5 0-5 1-13 0-1 2-6 2-10 0-25-35-30-48-30 8-6 19-15 25-20 14-15 30-28 45-28 5 0 9 0 10 4-12 1-14 11-14 15 0 8 4 12 12 12 7 0 16-7 16-19 0-10-7-22-22-22-17 0-33 14-48 27-12 12-22 22-35 26z"><text:p/></draw:path><draw:path draw:style-name="gr3" draw:text-style-name="P165" svg:width="0.0854in" svg:height="0.0311in" svg:x="0.9654in" svg:y="0.4429in" svg:viewBox="0 0 218 80" svg:d="M208 14c3 0 10 0 10-7s-7-7-10-7h-197c-4 0-11 0-11 7s7 7 12 7zM208 80c3 0 10 0 10-7 0-8-7-8-10-8h-196c-5 0-12 0-12 8 0 7 7 7 11 7z"><text:p/></draw:path><draw:path draw:style-name="gr3" draw:text-style-name="P165" svg:width="0.0421in" svg:height="0.0772in" svg:x="1.0717in" svg:y="0.4098in" svg:viewBox="0 0 108 197" svg:d="M67 8c0-8-1-8-8-8-19 18-47 19-59 19v11c7 0 26 0 43-8v151c0 10 0 13-30 13h-11v11c5 0 42-1 53-1 10 0 47 1 53 1v-11h-11c-30 0-30-3-30-13z"><text:p/></draw:path><draw:path draw:style-name="gr3" draw:text-style-name="P165" svg:width="0.0752in" svg:height="0.1173in" svg:x="1.1618in" svg:y="0.1717in" svg:viewBox="0 0 192 299" svg:d="M98 5c0-1 0-5-4-5-10 0-42 4-53 4-4 1-9 1-9 8 0 6 4 6 11 6 21 0 22 4 22 7l-1 9-62 244c-2 6-2 7-2 8 0 11 8 13 12 13 6 0 12-3 14-9 3-4 22-82 24-93 15 1 50 7 50 36 0 2 0 5-2 10 0 4-1 9-1 14 0 24 16 42 39 42 13 0 24-7 33-23 11-19 16-42 16-43 0-5-5-5-5-5-5 0-5 3-6 9-8 31-18 53-37 53-9 0-15-5-15-21 0-7 3-17 5-23 0-8 0-9 0-13 0-29-25-40-62-44 14-9 27-22 37-33 20-21 40-39 60-39 4 0 4 0 4 0 4 1 6 1 9 3 0 0 0 1 1 1-20 2-24 18-24 23 0 7 5 16 17 16 11 0 23-10 23-27 0-12-10-26-29-26-12 0-31 4-61 37-16 17-32 33-47 40z"><text:p/></draw:path><draw:path draw:style-name="gr3" draw:text-style-name="P165" svg:width="0.0571in" svg:height="0.0819in" svg:x="1.2476in" svg:y="0.2319in" svg:viewBox="0 0 146 209" svg:d="M71 8c0 0 1-3 1-4 0-2-1-4-5-4-6 0-31 2-38 2-3 0-6 2-6 8 0 4 3 4 8 4 13 0 13 3 13 4 0 2 0 4-1 7l-41 168c-2 5-2 6-2 6 0 5 4 10 11 10s11-6 13-12c0-2 13-54 14-58 22 3 39 9 39 24 0 2 0 3-1 6-2 5-2 6-2 10 0 20 18 30 33 30 29 0 37-44 37-46 0-3-4-3-5-3-3 0-5 1-6 7-3 13-11 34-26 34-9 0-10-8-10-16 0-5 0-5 1-13 0-1 2-6 2-10 0-25-35-30-48-30 8-6 19-15 25-20 14-15 30-28 45-28 5 0 9 0 10 4-12 1-14 11-14 15 0 8 4 12 12 12 7 0 16-7 16-19 0-10-7-22-24-22-15 0-31 14-46 27-12 12-22 22-35 26z"><text:p/></draw:path><draw:path draw:style-name="gr3" draw:text-style-name="P165" svg:width="0.1063in" svg:height="0.0528in" svg:x="1.3177in" svg:y="0.2606in" svg:viewBox="0 0 271 135" svg:d="M114 108c-1 5-4 15-4 17 0 7 6 10 11 10s10-4 11-8c1-2 5-12 5-18 2-6 5-19 7-26s4-13 5-21c3-12 3-13 9-21 10-16 24-33 47-33 17 0 18 14 18 21 0 18-13 50-18 64-2 8-3 10-3 15 0 16 12 27 27 27 30 0 42-41 42-46s-3-5-5-5c-3 0-3 2-4 6-8 23-20 36-32 36-7 0-7-3-7-11 0-7 1-10 6-24 4-9 17-41 17-57 0-5 0-17-12-27-5-3-13-7-28-7-26 0-42 17-51 30-4-25-24-30-39-30-25 0-42 16-50 26-2-19-20-26-32-26s-20 10-23 17c-7 9-11 27-11 29 0 3 4 3 5 3 5 0 5-1 7-8 5-18 10-33 22-33 7 0 9 6 9 15 0 6-2 17-5 25-2 7-4 20-7 26l-9 39c0 4-3 11-3 12 0 7 6 10 11 10s10-4 11-8c1-2 5-12 5-18 2-6 4-19 7-26 2-7 3-13 5-21 3-12 3-14 12-26s22-28 44-28c18 0 18 15 18 21 0 7 0 12-5 27z"><text:p/></draw:path><draw:path draw:style-name="gr3" draw:text-style-name="P165" svg:width="0.1012in" svg:height="0.0067in" svg:x="1.4898in" svg:y="0.2425in" svg:viewBox="0 0 258 18" svg:d="M244 18c7 0 14 0 14-10 0-8-7-8-14-8h-230c-7 0-14 0-14 8 0 10 7 10 14 10z"><text:p/></draw:path><draw:path draw:style-name="gr3" draw:text-style-name="P165" svg:width="0.0547in" svg:height="0.1106in" svg:x="1.711in" svg:y="0.0638in" svg:viewBox="0 0 140 282" svg:d="M88 11c0-10 0-11-11-11-27 26-64 26-77 26v15c8 0 34 0 55-12v220c0 15 0 20-38 20h-15v13c15-1 53-1 69-1 18 0 54 0 69 1v-13h-13c-38 0-39-5-39-20z"><text:p/></draw:path><draw:polygon draw:style-name="gr3" draw:text-style-name="P165" svg:width="0.1516in" svg:height="0.0067in" svg:x="1.6618in" svg:y="0.2425in" svg:viewBox="0 0 386 18" draw:points="193,18 0,18 0,0 386,0 386,18"><text:p/></draw:polygon><draw:path draw:style-name="gr3" draw:text-style-name="P165" svg:width="0.1398in" svg:height="0.1138in" svg:x="1.6677in" svg:y="0.2874in" svg:viewBox="0 0 356 290" svg:d="M304 44c3-16 10-30 44-31 4 0 8-1 8-8 0-1 0-5-6-5-13 0-28 1-42 1s-30-1-43-1c-3 0-8 0-8 8 0 5 5 5 8 5 24 0 29 9 29 18 0 1-1 9-2 10l-47 187-94-221c-3-7-3-7-13-7h-56c-9 0-12 0-12 8 0 5 3 5 10 5 3 0 29 0 29 4l-56 227c-4 18-12 31-46 32-2 0-7 0-7 9 0 2 2 5 6 5 13 0 28-2 42-2s30 2 43 2c3 0 7 0 7-9 0-5-3-5-8-5-24 0-28-9-28-19 0-2 2-5 3-10l55-223c2 2 2 4 4 7l105 250c4 7 4 9 9 9 4 0 4-2 6-9z"><text:p/></draw:path><draw:path draw:style-name="gr3" draw:text-style-name="P165" svg:width="0.1035in" svg:height="0.0795in" svg:x="1.9307in" svg:y="0in" svg:viewBox="0 0 264 203" svg:d="M227 32c2-10 7-20 31-21 1 0 6 0 6-7 0-2-2-4-5-4-9 0-20 1-31 1-6 0-24-1-30-1-2 0-7 0-7 7 0 4 3 4 7 4 14 0 19 5 19 12 0 2 0 3-1 7l-32 130-76-155c-2-5-2-5-10-5h-40c-6 0-10 0-10 7 0 4 4 4 10 4 7 0 12 0 19 1l-40 159c-2 12-7 20-31 21-2 0-6 0-6 6 0 4 2 5 5 5 9 0 20-1 31-1 6 0 24 1 30 1 4 0 7-2 7-6 0-5-3-5-7-5-19-1-19-8-19-12 0-1 0-3 1-8l38-152 87 178c2 5 3 5 7 5 5 0 5-1 5-6z"><text:p/></draw:path><draw:path draw:style-name="gr3" draw:text-style-name="P165" svg:width="0.2213in" svg:height="0.2327in" svg:x="1.8709in" svg:y="0.1295in" svg:viewBox="0 0 563 592" svg:d="M511 592l52-135h-11c-17 44-61 73-110 85-9 2-51 14-132 14h-255l216-253c3-3 4-5 4-7 0 0 0-2-4-6l-197-270h232c56 0 95 6 100 6 22 5 58 11 92 33 11 6 40 25 54 60h11l-52-119h-499c-10 0-10 0-12 2 0 2 0 10 0 15l223 306-218 257c-5 5-5 7-5 7 0 5 4 5 12 5z"><text:p/></draw:path><draw:path draw:style-name="gr3" draw:text-style-name="P165" svg:width="0.0571in" svg:height="0.0819in" svg:x="1.8697in" svg:y="0.4067in" svg:viewBox="0 0 146 209" svg:d="M71 8c0 0 1-3 1-4 0-2-1-4-5-4-6 0-31 2-38 2-3 0-6 2-6 8 0 4 3 4 8 4 13 0 13 3 13 4 0 2 0 4-1 7l-41 168c-2 5-2 6-2 6 0 5 4 10 11 10s11-6 13-12c0-2 13-54 14-58 22 3 39 9 39 24 0 2 0 3-1 6-2 5-2 6-2 10 0 20 18 30 33 30 29 0 37-44 37-46 0-3-4-3-5-3-3 0-5 1-6 7-3 13-11 34-26 34-9 0-10-8-10-16 0-5 0-5 1-13 0-1 2-6 2-10 0-25-35-30-48-30 8-6 19-15 25-20 14-15 30-28 45-28 5 0 9 0 10 4-12 1-14 11-14 15 0 8 4 12 12 12 7 0 16-7 16-19 0-10-7-22-22-22-17 0-33 14-48 27-12 12-22 22-35 26z"><text:p/></draw:path><draw:path draw:style-name="gr3" draw:text-style-name="P165" svg:width="0.0854in" svg:height="0.0311in" svg:x="1.9425in" svg:y="0.4429in" svg:viewBox="0 0 218 80" svg:d="M208 14c3 0 10 0 10-7s-7-7-10-7h-197c-4 0-11 0-11 7s7 7 12 7zM208 80c3 0 10 0 10-7 0-8-7-8-10-8h-196c-5 0-12 0-12 8 0 7 7 7 11 7z"><text:p/></draw:path><draw:path draw:style-name="gr3" draw:text-style-name="P165" svg:width="0.0421in" svg:height="0.0772in" svg:x="2.0492in" svg:y="0.4098in" svg:viewBox="0 0 108 197" svg:d="M67 8c0-8-1-8-8-8-19 18-47 19-59 19v11c7 0 26 0 43-8v151c0 10 0 13-30 13h-11v11c5 0 42-1 53-1 10 0 47 1 53 1v-11h-11c-30 0-30-3-30-13z"><text:p/></draw:path><draw:path draw:style-name="gr3" draw:text-style-name="P165" svg:width="0.0752in" svg:height="0.1173in" svg:x="2.1394in" svg:y="0.1717in" svg:viewBox="0 0 192 299" svg:d="M98 5c0-1 0-5-4-5-10 0-42 4-53 4-4 1-9 1-9 8 0 6 4 6 11 6 21 0 22 4 22 7l-1 9-62 244c-2 6-2 7-2 8 0 11 8 13 12 13 6 0 12-3 14-9 3-4 22-82 24-93 15 1 50 7 50 36 0 2 0 5-2 10 0 4-1 9-1 14 0 24 16 42 39 42 13 0 24-7 33-23 11-19 16-42 16-43 0-5-5-5-5-5-5 0-5 3-6 9-8 31-18 53-37 53-9 0-15-5-15-21 0-7 3-17 5-23 0-8 0-9 0-13 0-29-25-40-62-44 14-9 27-22 37-33 20-21 40-39 60-39 4 0 4 0 4 0 4 1 6 1 9 3 0 0 0 1 1 1-20 2-24 18-24 23 0 7 5 16 17 16 11 0 23-10 23-27 0-12-10-26-29-26-12 0-31 4-61 37-16 17-32 33-47 40z"><text:p/></draw:path><draw:path draw:style-name="gr3" draw:text-style-name="P165" svg:width="0.0571in" svg:height="0.0819in" svg:x="2.2248in" svg:y="0.2319in" svg:viewBox="0 0 146 209" svg:d="M71 8c0 0 1-3 1-4 0-2-1-4-5-4-6 0-31 2-38 2-3 0-6 2-6 8 0 4 3 4 8 4 13 0 13 3 13 4 0 2 0 4-1 7l-41 168c-2 5-2 6-2 6 0 5 4 10 11 10s11-6 13-12c0-2 13-54 14-58 22 3 39 9 39 24 0 2 0 3-1 6-2 5-2 6-2 10 0 20 18 30 33 30 29 0 37-44 37-46 0-3-4-3-5-3-3 0-5 1-6 7-3 13-11 34-26 34-9 0-10-8-10-16 0-5 0-5 1-13 0-1 2-6 2-10 0-25-35-30-48-30 8-6 19-15 25-20 14-15 30-28 45-28 5 0 9 0 10 4-12 1-14 11-14 15 0 8 4 12 12 12 7 0 16-7 16-19 0-10-7-22-24-22-15 0-31 14-46 27-12 12-22 22-35 26z"><text:p/></draw:path><draw:path draw:style-name="gr3" draw:text-style-name="P165" svg:width="0.0709in" svg:height="0.0528in" svg:x="2.2953in" svg:y="0.2606in" svg:viewBox="0 0 181 135" svg:d="M22 113c0 4-3 11-3 12 0 7 6 10 11 10s10-4 11-8c1-2 5-12 5-18 2-6 4-19 7-26 2-7 3-13 5-21 3-12 3-14 12-26s22-28 45-28c17 0 17 15 17 21 0 18-12 50-17 64-3 8-5 10-5 15 0 16 14 27 28 27 30 0 43-41 43-46s-3-5-5-5c-3 0-4 2-6 6-6 23-19 36-31 36-6 0-7-3-7-11 0-7 1-10 7-24 3-9 16-41 16-57 0-29-23-34-39-34-25 0-42 16-50 26-2-19-20-26-31-26-13 0-21 10-24 17-7 9-11 27-11 29 0 3 4 3 5 3 5 0 5-1 7-8 5-18 10-33 22-33 7 0 9 6 9 15 0 6-2 17-5 25-2 7-4 20-7 26z"><text:p/></draw:path><draw:path draw:style-name="gr3" draw:text-style-name="P165" svg:width="0.1102in" svg:height="0.1106in" svg:x="2.4268in" svg:y="0.1906in" svg:viewBox="0 0 281 282" svg:d="M150 150h118c6 0 13 0 13-8 0-10-7-10-13-10h-118v-118c0-7 0-14-8-14-10 0-10 7-10 14v118h-118c-7 0-14 0-14 10 0 8 7 8 14 8h118v118c0 6 0 14 10 14 8 0 8-8 8-14z"><text:p/></draw:path><draw:path draw:style-name="gr3" draw:text-style-name="P165" svg:width="0.0547in" svg:height="0.1106in" svg:x="2.6894in" svg:y="0.0638in" svg:viewBox="0 0 140 282" svg:d="M88 11c0-10 0-11-11-11-27 26-64 26-77 26v15c8 0 34 0 55-12v220c0 15 0 20-38 20h-15v13c15-1 53-1 69-1 18 0 54 0 69 1v-13h-13c-38 0-39-5-39-20z"><text:p/></draw:path><draw:polygon draw:style-name="gr3" draw:text-style-name="P165" svg:width="0.226in" svg:height="0.0067in" svg:x="2.6028in" svg:y="0.2425in" svg:viewBox="0 0 575 18" draw:points="287,18 0,18 0,0 575,0 575,18"><text:p/></draw:polygon><draw:path draw:style-name="gr3" draw:text-style-name="P165" svg:width="0.1398in" svg:height="0.1138in" svg:x="2.6094in" svg:y="0.2874in" svg:viewBox="0 0 356 290" svg:d="M304 44c3-16 10-30 44-31 4 0 8-1 8-8 0-1 0-5-6-5-13 0-28 1-42 1s-30-1-43-1c-3 0-8 0-8 8 0 5 5 5 8 5 24 0 29 9 29 18 0 1-1 9-2 10l-47 187-94-221c-3-7-3-7-13-7h-56c-9 0-12 0-12 8 0 5 3 5 10 5 3 0 29 0 29 4l-56 227c-4 18-12 31-46 32-2 0-7 0-7 9 0 2 2 5 6 5 13 0 28-2 42-2s30 2 43 2c3 0 7 0 7-9 0-5-3-5-8-5-24 0-28-9-28-19 0-2 2-5 3-10l55-223c2 2 2 4 4 7l105 250c4 7 4 9 9 9 4 0 4-2 6-9z"><text:p/></draw:path><draw:path draw:style-name="gr3" draw:text-style-name="P165" svg:width="0.0516in" svg:height="0.0772in" svg:x="2.7618in" svg:y="0.2756in" svg:viewBox="0 0 132 197" svg:d="M132 143h-11c-1 7-3 24-8 28-1 1-24 1-29 1h-54c30-28 41-35 59-49 23-18 43-37 43-65 0-36-32-58-71-58-36 0-61 26-61 53 0 15 12 17 16 17 7 0 15-5 15-16 0-5-1-16-17-16 9-21 29-27 44-27 30 0 45 23 45 47 0 26-19 45-29 57l-72 70c-2 4-2 5-2 12h122z"><text:p/></draw:path><draw:path draw:style-name="gr3" draw:text-style-name="P165" svg:width="0.1035in" svg:height="0.0795in" svg:x="2.9465in" svg:y="0in" svg:viewBox="0 0 264 203" svg:d="M227 32c2-10 7-20 31-21 1 0 6 0 6-7 0-2-2-4-5-4-9 0-20 1-31 1-6 0-24-1-30-1-2 0-7 0-7 7 0 4 3 4 7 4 14 0 19 5 19 12 0 2 0 3-1 7l-32 130-76-155c-2-5-2-5-10-5h-40c-6 0-10 0-10 7 0 4 4 4 10 4 7 0 12 0 19 1l-40 159c-2 12-7 20-31 21-2 0-6 0-6 6 0 4 2 5 5 5 9 0 20-1 31-1 6 0 24 1 30 1 4 0 7-2 7-6 0-5-3-5-7-5-19-1-19-8-19-12 0-1 0-3 1-8l38-152 87 178c2 5 3 5 7 5 5 0 5-1 5-6z"><text:p/></draw:path><draw:path draw:style-name="gr3" draw:text-style-name="P165" svg:width="0.2213in" svg:height="0.2327in" svg:x="2.887in" svg:y="0.1295in" svg:viewBox="0 0 563 592" svg:d="M511 592l52-135h-11c-17 44-61 73-110 85-9 2-51 14-132 14h-255l216-253c3-3 4-5 4-7 0 0 0-2-4-6l-197-270h232c56 0 95 6 100 6 22 5 58 11 92 33 11 6 40 25 54 60h11l-52-119h-499c-10 0-10 0-12 2 0 2 0 10 0 15l223 306-218 257c-5 5-5 7-5 7 0 5 4 5 12 5z"><text:p/></draw:path><draw:path draw:style-name="gr3" draw:text-style-name="P165" svg:width="0.0571in" svg:height="0.0819in" svg:x="2.8854in" svg:y="0.4067in" svg:viewBox="0 0 146 209" svg:d="M71 8c0 0 1-3 1-4 0-2-1-4-5-4-6 0-31 2-38 2-3 0-6 2-6 8 0 4 3 4 8 4 13 0 13 3 13 4 0 2 0 4-1 7l-41 168c-2 5-2 6-2 6 0 5 4 10 11 10s11-6 13-12c0-2 13-54 14-58 22 3 39 9 39 24 0 2 0 3-1 6-2 5-2 6-2 10 0 20 18 30 33 30 29 0 37-44 37-46 0-3-4-3-5-3-3 0-5 1-6 7-3 13-11 34-26 34-9 0-10-8-10-16 0-5 0-5 1-13 0-1 2-6 2-10 0-25-35-30-48-30 8-6 19-15 25-20 14-15 30-28 45-28 5 0 9 0 10 4-12 1-14 11-14 15 0 8 4 12 12 12 7 0 16-7 16-19 0-10-7-22-24-22-15 0-31 14-46 27-12 12-22 22-35 26z"><text:p/></draw:path><draw:path draw:style-name="gr3" draw:text-style-name="P165" svg:width="0.0854in" svg:height="0.0311in" svg:x="2.9583in" svg:y="0.4429in" svg:viewBox="0 0 218 80" svg:d="M208 14c3 0 10 0 10-7s-7-7-10-7h-197c-4 0-11 0-11 7s7 7 12 7zM208 80c3 0 10 0 10-7 0-8-7-8-10-8h-196c-5 0-12 0-12 8 0 7 7 7 11 7z"><text:p/></draw:path><draw:path draw:style-name="gr3" draw:text-style-name="P165" svg:width="0.0421in" svg:height="0.0772in" svg:x="3.0646in" svg:y="0.4098in" svg:viewBox="0 0 108 197" svg:d="M67 8c0-8-1-8-8-8-19 18-47 19-59 19v11c7 0 26 0 43-8v151c0 10 0 13-30 13h-11v11c5 0 42-1 53-1 10 0 47 1 53 1v-11h-11c-30 0-30-3-30-13z"><text:p/></draw:path><draw:path draw:style-name="gr3" draw:text-style-name="P165" svg:width="0.1035in" svg:height="0.0795in" svg:x="3.2146in" svg:y="0in" svg:viewBox="0 0 264 203" svg:d="M227 32c2-10 7-20 31-21 1 0 6 0 6-7 0-2-2-4-5-4-9 0-20 1-31 1-6 0-24-1-30-1-2 0-7 0-7 7 0 4 3 4 7 4 14 0 19 5 19 12 0 2 0 3-1 7l-32 130-76-155c-2-5-2-5-10-5h-40c-6 0-10 0-10 7 0 4 4 4 10 4 7 0 12 0 19 1l-40 159c-2 12-7 20-31 21-2 0-6 0-6 6 0 4 2 5 5 5 9 0 20-1 31-1 6 0 24 1 30 1 4 0 7-2 7-6 0-5-3-5-7-5-19-1-19-8-19-12 0-1 0-3 1-8l38-152 87 178c2 5 3 5 7 5 5 0 5-1 5-6z"><text:p/></draw:path><draw:path draw:style-name="gr3" draw:text-style-name="P165" svg:width="0.2213in" svg:height="0.2327in" svg:x="3.1551in" svg:y="0.1295in" svg:viewBox="0 0 563 592" svg:d="M511 592l52-135h-11c-17 44-61 73-110 85-9 2-51 14-132 14h-255l216-253c3-3 4-5 4-7 0 0 0-2-4-6l-197-270h232c56 0 95 6 100 6 22 5 58 11 92 33 11 6 40 25 54 60h11l-52-119h-499c-10 0-10 0-12 2 0 2 0 10 0 15l223 306-218 257c-5 5-5 7-5 7 0 5 4 5 12 5z"><text:p/></draw:path><draw:path draw:style-name="gr3" draw:text-style-name="P165" svg:width="0.026in" svg:height="0.0819in" svg:x="3.1673in" svg:y="0.4067in" svg:viewBox="0 0 67 209" svg:d="M66 8c0 0 1-3 1-4 0-2-1-4-5-4-6 0-31 2-38 2-2 0-7 2-7 8 0 4 5 4 8 4 15 0 15 3 15 4 0 2 0 4-2 7l-37 147c-1 3-1 6-1 8 0 19 17 29 31 29 7 0 17-2 24-16 6-10 11-28 11-30 0-3-4-3-5-3-5 0-5 1-6 7-5 14-9 34-23 34-7 0-10-8-10-15 0-3 1-9 2-12z"><text:p/></draw:path><draw:path draw:style-name="gr3" draw:text-style-name="P165" svg:width="0.0854in" svg:height="0.0311in" svg:x="3.211in" svg:y="0.4429in" svg:viewBox="0 0 218 80" svg:d="M208 14c3 0 10 0 10-7s-7-7-10-7h-197c-4 0-11 0-11 7s7 7 12 7zM208 80c3 0 10 0 10-7 0-8-7-8-10-8h-196c-5 0-12 0-12 8 0 7 7 7 11 7z"><text:p/></draw:path><draw:path draw:style-name="gr3" draw:text-style-name="P165" svg:width="0.0421in" svg:height="0.0772in" svg:x="3.3177in" svg:y="0.4098in" svg:viewBox="0 0 108 197" svg:d="M67 8c0-8-1-8-8-8-19 18-47 19-59 19v11c7 0 26 0 43-8v151c0 10 0 13-30 13h-11v11c5 0 42-1 53-1 10 0 47 1 53 1v-11h-11c-30 0-30-3-30-13z"><text:p/></draw:path><draw:path draw:style-name="gr3" draw:text-style-name="P165" svg:width="0.0752in" svg:height="0.1173in" svg:x="3.4224in" svg:y="0.1717in" svg:viewBox="0 0 192 299" svg:d="M98 5c0-1 0-5-4-5-10 0-42 4-53 4-4 1-9 1-9 8 0 6 4 6 11 6 21 0 22 4 22 7l-1 9-62 244c-2 6-2 7-2 8 0 11 8 13 12 13 6 0 12-3 14-9 3-4 22-82 24-93 15 1 50 7 50 36 0 2 0 5-2 10 0 4-1 9-1 14 0 24 16 42 39 42 13 0 24-7 33-23 11-19 16-42 16-43 0-5-5-5-5-5-5 0-5 3-6 9-8 31-18 53-37 53-9 0-15-5-15-21 0-7 3-17 5-23 0-8 0-9 0-13 0-29-25-40-62-44 14-9 27-22 37-33 20-21 40-39 60-39 4 0 4 0 4 0 4 1 6 1 9 3 0 0 0 1 1 1-20 2-24 18-24 23 0 7 5 16 17 16 11 0 23-10 23-27 0-12-10-26-29-26-12 0-31 4-61 37-14 17-32 33-47 40z"><text:p/></draw:path><draw:path draw:style-name="gr3" draw:text-style-name="P165" svg:width="0.0571in" svg:height="0.0819in" svg:x="3.5087in" svg:y="0.2319in" svg:viewBox="0 0 146 209" svg:d="M71 8c0 0 1-3 1-4 0-2-1-4-5-4-6 0-31 2-38 2-3 0-6 2-6 8 0 4 3 4 8 4 13 0 13 3 13 4 0 2 0 4-1 7l-41 168c-2 5-2 6-2 6 0 5 4 10 11 10s11-6 13-12c0-2 13-54 14-58 22 3 39 9 39 24 0 2 0 3-1 6-2 5-2 6-2 10 0 20 18 30 33 30 29 0 37-44 37-46 0-3-4-3-5-3-3 0-5 1-6 7-3 13-11 34-26 34-9 0-10-8-10-16 0-5 0-5 1-13 0-1 2-6 2-10 0-25-35-30-48-30 8-6 19-15 25-20 14-15 30-28 45-28 5 0 9 0 10 4-12 1-14 11-14 15 0 8 4 12 12 12 7 0 16-7 16-19 0-10-7-22-24-22-15 0-31 14-46 27-12 12-22 22-35 26z"><text:p/></draw:path><draw:path draw:style-name="gr3" draw:text-style-name="P165" svg:width="0.026in" svg:height="0.0819in" svg:x="3.5803in" svg:y="0.2319in" svg:viewBox="0 0 67 209" svg:d="M66 8c0 0 1-3 1-4 0-2-1-4-5-4-6 0-31 2-38 2-2 0-7 2-7 8 0 4 5 4 8 4 15 0 15 3 15 4 0 2 0 4-2 7l-37 147c-1 3-1 6-1 8 0 19 17 29 31 29 7 0 17-2 24-16 6-10 11-28 11-30 0-3-4-3-5-3-5 0-5 1-6 7-5 14-9 34-23 34-7 0-10-8-10-15 0-3 1-9 2-12z"><text:p/></draw:path></draw:g></text:p>
      <text:p text:style-name="P29"/>
      <text:p text:style-name="P30">Tổng kết lại, hàm <draw:g text:anchor-type="as-char" svg:y="-0.1252in" draw:z-index="57" draw:style-name="gr1"><svg:title>TexMaths</svg:title><svg:desc>12§display§f(\textbf{x})§svg§600§FALSE§</svg:desc><draw:polygon draw:style-name="gr2" draw:text-style-name="P164" svg:width="0.2957in" svg:height="0.1492in" svg:x="0in" svg:y="0.0071in" svg:viewBox="0 0 752 380" draw:points="377,380 0,380 0,0 752,0 752,380"><text:p/></draw:polygon><draw:path draw:style-name="gr3" draw:text-style-name="P165" svg:width="0.0827in" svg:height="0.1512in" svg:x="0.0004in" svg:y="0.0071in"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165" svg:width="0.0382in" svg:height="0.1657in" svg:x="0.1071in" svg:y="0.0004in" svg:viewBox="0 0 98 422" svg:d="M98 419c0-1 0-3-7-10-53-53-66-133-66-198 0-73 16-146 69-199 4-5 4-6 4-8 0-3-1-4-4-4-4 0-42 29-68 83-21 45-26 92-26 128 0 34 5 84 28 132 26 53 62 79 66 79 3 0 4-1 4-3z"><text:p/></draw:path><draw:path draw:style-name="gr3" draw:text-style-name="P165" svg:width="0.0929in" svg:height="0.0736in" svg:x="0.1591in" svg:y="0.0504in" svg:viewBox="0 0 237 188" svg:d="M137 84l50-55c5-6 7-9 43-9v-20c-15 1-37 1-39 1-11 0-31-1-43-1v20c6 0 10 2 15 4-1 2-1 2-2 5l-36 41-42-50h17v-20c-11 0-38 1-51 1s-32-1-47-1v20h30l66 78-55 63c-7 7-23 7-43 7v20c14-1 36-1 40-1 10 0 34 1 43 1v-20c-9 0-16-2-16-5l3-3 42-47 45 55h-15v20c9 0 36-1 50-1 13 0 32 1 45 1v-20h-28z"><text:p/></draw:path><draw:path draw:style-name="gr3" draw:text-style-name="P165" svg:width="0.0382in" svg:height="0.1657in" svg:x="0.2657in" svg:y="0.0004in" svg:viewBox="0 0 98 422" svg:d="M98 211c0-32-4-84-27-132-25-51-63-79-67-79-2 0-4 2-4 4s0 3 7 10c43 41 67 108 67 197 0 72-15 147-68 199-6 6-6 8-6 9 0 2 2 3 4 3 4 0 43-28 68-82 22-46 26-93 26-129z"><text:p/></draw:path></draw:g><text:s/>trong thuật toán kernel PCA không bao giờ được xác định rõ ràng, và cả số chiều của không gian đặc trưng <draw:g text:anchor-type="as-char" svg:y="-0.1134in" draw:z-index="58" draw:style-name="gr1"><svg:title>TexMaths</svg:title><svg:desc>12§display§F§svg§600§FALSE§</svg:desc><draw:polygon draw:style-name="gr2" draw:text-style-name="P164" svg:width="0.1075in" svg:height="0.0965in" svg:x="0.002in" svg:y="0.0071in" svg:viewBox="0 0 274 246" draw:points="136,246 0,246 0,0 274,0 274,246"><text:p/></draw:polygon><draw:path draw:style-name="gr3" draw:text-style-name="P165" svg:width="0.1173in" svg:height="0.113in" svg:x="0in" svg:y="0in" svg:viewBox="0 0 299 288" svg:d="M111 150h42c31 0 35 7 35 19 0 2 0 8-4 20-1 3-1 5-1 5 0 4 3 5 5 5 5 0 5 0 7-8l23-93c1-5 1-5 1-6s-1-5-5-5-4 2-7 10c-8 32-18 40-54 40h-38l27-107c3-16 4-17 22-17h57c52 0 62 13 62 47 0 10 0 11-2 23-1 6-1 6-1 7 0 2 1 5 5 5 5 0 5-2 6-11l8-72c1-12-1-12-12-12h-206c-8 0-12 0-12 8 0 5 4 5 11 5 16 0 28 0 28 9 0 0 0 1-1 9l-57 223c-5 17-5 20-38 20-7 0-12 0-12 8 0 6 5 6 7 6 11 0 43-3 55-3 13 0 49 3 63 3 3 0 9 0 9-9 0-3-4-3-4-3 0-2-1-2-10-2-10 0-12 0-23-1-12-1-13-2-13-8 0-1 0-4 1-10z"><text:p/></draw:path></draw:g>. Giống như vậy, ma trận <draw:g text:anchor-type="as-char" svg:y="-0.1138in" draw:z-index="59" draw:style-name="gr1"><svg:title>TexMaths</svg:title><svg:desc>12§display§\Sigma_{f}§svg§600§FALSE§</svg:desc><draw:polygon draw:style-name="gr2" draw:text-style-name="P164" svg:width="0.1728in" svg:height="0.1453in" svg:x="0in" svg:y="0.0083in" svg:viewBox="0 0 440 370" draw:points="220,370 0,370 0,0 440,0 440,370"><text:p/></draw:polygon><draw:path draw:style-name="gr3" draw:text-style-name="P165" svg:width="0.1008in" svg:height="0.113in" svg:x="0.0008in" svg:y="0in" svg:viewBox="0 0 257 288" svg:d="M133 151c5-5 5-6 5-7 0-3-2-4-4-6l-86-125h98c71 0 92 16 102 81h9l-12-94h-234c-10 0-11 0-11 10l105 153-100 113c-5 5-5 6-5 7 0 5 5 5 11 5h234l12-99h-9c-9 71-37 81-104 81h-116z"><text:p/></draw:path><draw:path draw:style-name="gr3" draw:text-style-name="P165" svg:width="0.0614in" svg:height="0.1051in" svg:x="0.1201in" svg:y="0.0559in" svg:viewBox="0 0 157 268" svg:d="M98 91h30c6 0 10 0 10-6 0-5-4-5-10-5h-26c6-37 8-50 10-58s9-14 16-14c0 0 8 0 14 4-13 4-14 14-14 16 0 7 6 11 13 11s16-7 16-17c0-15-15-22-29-22-13 0-28 7-36 22-6 11-8 23-14 58h-23c-7 0-11 0-11 7 0 4 4 4 10 4h21c0 2-19 108-25 140-2 6-7 29-21 29 0 0-7 0-13-4 12-4 13-14 13-16 0-7-5-12-12-12-9 0-17 8-17 18 0 14 14 22 29 22 19 0 31-19 36-26 9-21 16-57 18-59z"><text:p/></draw:path></draw:g><text:s/>và vectơ riêng <draw:g text:anchor-type="as-char" svg:y="-0.1173in" draw:z-index="60" draw:style-name="gr1"><svg:title>TexMaths</svg:title><svg:desc>12§display§\phi_{i}§svg§600§FALSE§</svg:desc><draw:polygon draw:style-name="gr2" draw:text-style-name="P164" svg:width="0.1228in" svg:height="0.1335in" svg:x="0in" svg:y="0.0087in" svg:viewBox="0 0 313 340" draw:points="156,340 0,340 0,0 313,0 313,340"><text:p/></draw:polygon><draw:path draw:style-name="gr3" draw:text-style-name="P165" svg:width="0.087in" svg:height="0.15in" svg:x="0in" svg:y="0in" svg:viewBox="0 0 222 382" svg:d="M165 11c0-1 1-6 1-7 0 0 0-4-6-4-4 0-5 1-5 8l-25 99c-67 1-130 58-130 116 0 41 30 75 82 77-4 13-7 27-10 40-6 20-9 36-9 37 0 5 2 5 4 5 3 0 3 0 5-2 0 0 3-10 4-16l17-64c67-2 129-60 129-117 0-34-22-72-81-76zM84 291c-26-2-56-16-56-60 0-50 37-109 98-115zM138 116c32 2 57 21 57 59 0 50-36 111-101 116z"><text:p/></draw:path><draw:path draw:style-name="gr3" draw:text-style-name="P165" svg:width="0.035in" svg:height="0.0787in" svg:x="0.0961in" svg:y="0.0638in" svg:viewBox="0 0 90 201" svg:d="M83 12c0-5-4-12-12-12s-17 7-17 17c0 5 4 11 12 11 9 0 17-9 17-16zM22 163c-2 3-3 7-3 13 0 13 12 25 28 25 31 0 43-42 43-45 0-4-3-4-5-4-3 0-3 1-6 5-6 24-19 35-31 35-6 0-7-4-7-11 0-6 2-11 5-18 3-9 6-16 9-24 3-6 14-35 15-38 1-2 2-7 2-9 0-15-12-26-29-26-30 0-43 41-43 46 0 4 4 4 5 4 5 0 5-3 6-5 7-27 20-36 31-36 5 0 9 2 9 9 0 8-3 12-10 31z"><text:p/></draw:path></draw:g><text:s/><text:span text:style-name="T19">chỉ </text:span>đượ<text:span text:style-name="T19">c nhắc tới trong hướng đi trên, nhưng chúng không cần thiết được tính trong lúc cài đặt. Số đa chiều tiềm năng trong </text:span><text:span text:style-name="T19"><draw:g text:anchor-type="as-char" svg:y="-0.1134in" draw:z-index="61" draw:style-name="gr1"><svg:title>TexMaths</svg:title><svg:desc>12§display§F§svg§600§FALSE§</svg:desc><draw:polygon draw:style-name="gr2" draw:text-style-name="P164" svg:width="0.1075in" svg:height="0.0965in" svg:x="0.002in" svg:y="0.0071in" svg:viewBox="0 0 274 246" draw:points="136,246 0,246 0,0 274,0 274,246"><text:p/></draw:polygon><draw:path draw:style-name="gr3" draw:text-style-name="P165" svg:width="0.1173in" svg:height="0.113in" svg:x="0in" svg:y="0in" svg:viewBox="0 0 299 288" svg:d="M111 150h42c31 0 35 7 35 19 0 2 0 8-4 20-1 3-1 5-1 5 0 4 3 5 5 5 5 0 5 0 7-8l23-93c1-5 1-5 1-6s-1-5-5-5-4 2-7 10c-8 32-18 40-54 40h-38l27-107c3-16 4-17 22-17h57c52 0 62 13 62 47 0 10 0 11-2 23-1 6-1 6-1 7 0 2 1 5 5 5 5 0 5-2 6-11l8-72c1-12-1-12-12-12h-206c-8 0-12 0-12 8 0 5 4 5 11 5 16 0 28 0 28 9 0 0 0 1-1 9l-57 223c-5 17-5 20-38 20-7 0-12 0-12 8 0 6 5 6 7 6 11 0 43-3 55-3 13 0 49 3 63 3 3 0 9 0 9-9 0-3-4-3-4-3 0-2-1-2-10-2-10 0-12 0-23-1-12-1-13-2-13-8 0-1 0-4 1-10z"><text:p/></draw:path></draw:g></text:span><text:span text:style-name="T19"><text:s/>không bị mất thêm một bước tính, vì chỉ có nhân </text:span><text:span text:style-name="T19"><draw:g text:anchor-type="as-char" svg:y="-0.1252in" draw:z-index="62" draw:style-name="gr1"><svg:title>TexMaths</svg:title><svg:desc>12§display§k(\textbf{x}, \textbf{x}_{n})§svg§600§FALSE§</svg:desc><draw:polygon draw:style-name="gr2" draw:text-style-name="P164" svg:width="0.5531in" svg:height="0.1492in" svg:x="0in" svg:y="0.0071in" svg:viewBox="0 0 1406 380" draw:points="703,380 0,380 0,0 1406,0 1406,380"><text:p/></draw:polygon><draw:path draw:style-name="gr3" draw:text-style-name="P165" svg:width="0.0752in" svg:height="0.1173in" svg:x="0.0008in" svg:y="0.0083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3" draw:text-style-name="P165" svg:width="0.0382in" svg:height="0.1657in" svg:x="0.0996in" svg:y="0.0004in" svg:viewBox="0 0 98 422" svg:d="M98 419c0-1 0-3-7-10-53-53-66-133-66-198 0-73 16-146 69-199 4-5 4-6 4-8 0-3-1-4-4-4-4 0-42 29-68 83-21 45-26 92-26 128 0 34 5 84 28 132 26 53 62 79 66 79 3 0 4-1 4-3z"><text:p/></draw:path><draw:path draw:style-name="gr3" draw:text-style-name="P165" svg:width="0.0933in" svg:height="0.0736in" svg:x="0.1516in" svg:y="0.0504in" svg:viewBox="0 0 238 188" svg:d="M137 84l50-55c5-6 7-9 43-9v-20c-15 1-37 1-39 1-11 0-31-1-43-1v20c6 0 10 2 15 4-1 2-1 2-2 5l-36 41-42-50h17v-20c-11 0-38 1-51 1s-32-1-47-1v20h30l66 78-55 63c-7 7-23 7-43 7v20c14-1 36-1 40-1 10 0 34 1 43 1v-20c-9 0-16-2-16-5l3-3 42-47 45 55h-15v20c9 0 36-1 50-1 13 0 32 1 46 1v-20h-29z"><text:p/></draw:path><draw:path draw:style-name="gr3" draw:text-style-name="P165" svg:width="0.0193in" svg:height="0.0496in" svg:x="0.263in" svg:y="0.1071in" svg:viewBox="0 0 50 127" svg:d="M50 44c0-27-10-44-27-44-15 0-23 11-23 22 0 12 8 24 23 24 5 0 11-3 14-6 3-2 3-2 4-2v6c0 32-15 58-29 71-5 5-5 6-5 7 0 4 1 5 5 5 5 0 38-33 38-83z"><text:p/></draw:path><draw:path draw:style-name="gr3" draw:text-style-name="P165" svg:width="0.0933in" svg:height="0.0736in" svg:x="0.3264in" svg:y="0.0504in" svg:viewBox="0 0 238 188" svg:d="M137 84l50-55c5-6 7-9 43-9v-20c-15 1-37 1-39 1-11 0-31-1-43-1v20c6 0 10 2 15 4-2 2-2 2-2 5l-36 41-42-50h17v-20c-11 0-38 1-51 1s-32-1-47-1v20h30l66 78-55 63c-7 7-23 7-43 7v20c14-1 36-1 40-1 10 0 34 1 43 1v-20c-9 0-16-2-16-5l3-3 42-47 45 55h-15v20c9 0 36-1 50-1 13 0 32 1 46 1v-20h-29z"><text:p/></draw:path><draw:path draw:style-name="gr3" draw:text-style-name="P165" svg:width="0.0709in" svg:height="0.0524in" svg:x="0.4291in" svg:y="0.096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165" svg:width="0.0382in" svg:height="0.1657in" svg:x="0.5236in" svg:y="0.0004in" svg:viewBox="0 0 98 422" svg:d="M98 211c0-32-4-84-27-132-25-51-63-79-67-79-2 0-4 2-4 4s0 3 7 10c43 41 67 108 67 197 0 72-15 147-68 199-6 6-6 8-6 9 0 2 2 3 4 3 4 0 43-28 68-82 22-46 26-93 26-129z"><text:p/></draw:path></draw:g></text:span><text:span text:style-name="T19"><text:s/>cần cho cài đặt.</text:span></text:p>
      <text:p text:style-name="P30"/>
      <text:p text:style-name="P124"><text:span text:style-name="T14">III</text:span><text:span text:style-name="T13"><text:tab/>Independent Component Analysis (ICA)</text:span></text:p>
      <text:p text:style-name="P76">Đây là phương pháp chọn những thành phần độc lập với nhau, và ta có <draw:g text:anchor-type="as-char" svg:y="-0.0756in" draw:z-index="151" draw:style-name="gr1"><svg:title>TexMaths</svg:title><svg:desc>12§display§n§svg§600§FALSE§</svg:desc><draw:polygon draw:style-name="gr2" draw:text-style-name="P164" svg:width="0.0783in" svg:height="0.0587in" svg:x="0.0031in" svg:y="0.0083in" svg:viewBox="0 0 200 150" draw:points="100,150 0,150 0,0 200,0 200,150"><text:p/></draw:polygon><draw:path draw:style-name="gr3" draw:text-style-name="P165" svg:width="0.0902in" svg:height="0.0752in" svg:x="0in" svg:y="0in" svg:viewBox="0 0 230 192" svg:d="M25 162c-1 7-3 16-3 18 0 8 4 12 12 12 5 0 12-4 15-12 2 0 6-21 9-31l8-39c4-8 6-18 9-27 1-9 4-21 4-22 6-13 29-51 69-51 19 0 23 15 23 30 0 25-21 80-27 97-3 10-4 15-4 20 0 20 15 35 35 35 39 0 55-61 55-65 0-5-4-5-5-5-5 0-5 1-7 9-9 28-22 51-43 51-6 0-10-4-10-13 0-11 5-22 8-31 8-22 26-69 26-92 0-29-18-46-49-46-38 0-60 26-66 36-2-23-19-36-39-36s-28 17-33 24c-6 14-12 39-12 41 0 4 4 4 5 4 5 0 5 0 7-9 7-30 16-50 31-50 9 0 14 4 14 19 0 8-2 13-6 36z"><text:p/></draw:path></draw:g><text:s/>mixtures <draw:g text:anchor-type="as-char" svg:y="-0.0728in" draw:z-index="152" draw:style-name="gr1"><svg:title>TexMaths</svg:title><svg:desc>12§display§x_{1}, x_{2}, \dots, x_{n}§svg§600§FALSE§</svg:desc><draw:polygon draw:style-name="gr2" draw:text-style-name="P164" svg:width="0.9354in" svg:height="0.0894in" svg:x="0.0031in" svg:y="0.0083in" svg:viewBox="0 0 2377 228" draw:points="1189,228 0,228 0,0 2377,0 2377,228"><text:p/></draw:polygon><draw:path draw:style-name="gr3" draw:text-style-name="P165" svg:width="0.0827in" svg:height="0.0756in" svg:x="0in" svg:y="0in" svg:viewBox="0 0 211 193" svg:d="M130 60c2-12 12-50 40-50 4 0 14 0 22 4-12 3-20 14-20 23 0 8 4 16 16 16 10 0 23-7 23-25 0-22-25-28-39-28-26 0-40 22-45 33-11-29-33-33-45-33-45 0-69 55-69 65 0 5 4 5 5 5 4 0 5 0 6-5 14-45 42-55 56-55 9 0 23 3 23 27 0 14-7 43-23 102-6 27-21 44-39 44-4 0-13 0-22-5 11-2 21-12 21-23 0-12-10-15-17-15-12 0-23 12-23 25 0 19 22 28 40 28 28 0 44-30 44-33 5 16 20 33 46 33 44 0 68-56 68-65 0-5-4-5-5-5-3 0-5 1-6 5-13 45-43 55-56 55-17 0-23-13-23-28 0-9 2-18 7-37z"><text:p/></draw:path><draw:path draw:style-name="gr3" draw:text-style-name="P165" svg:width="0.0421in" svg:height="0.0776in" svg:x="0.1028in" svg:y="0.022in" svg:viewBox="0 0 108 198" svg:d="M67 8c0-8 0-8-8-8-19 18-47 19-59 19v11c7 0 26 0 43-8v151c0 10 0 14-30 14h-11v11c5 0 42-2 53-2 10 0 47 2 53 2v-11h-11c-30 0-30-4-30-14z"><text:p/></draw:path><draw:path draw:style-name="gr3" draw:text-style-name="P165" svg:width="0.0193in" svg:height="0.05in" svg:x="0.1783in" svg:y="0.0559in" svg:viewBox="0 0 50 128" svg:d="M50 45c0-28-10-45-27-45-15 0-23 11-23 22 0 12 8 24 23 24 5 0 11-3 14-6 3-1 3-1 4-1v6c0 31-15 57-29 71-5 4-5 6-5 7 0 3 1 5 5 5 5 0 38-34 38-83z"><text:p/></draw:path><draw:path draw:style-name="gr3" draw:text-style-name="P165" svg:width="0.0827in" svg:height="0.0756in" svg:x="0.2429in" svg:y="0in" svg:viewBox="0 0 211 193" svg:d="M130 60c2-12 12-50 40-50 4 0 14 0 22 4-12 3-20 14-20 23 0 8 4 16 16 16 10 0 23-7 23-25 0-22-25-28-39-28-26 0-40 22-45 33-11-29-33-33-45-33-45 0-69 55-69 65 0 5 4 5 5 5 4 0 5 0 6-5 14-45 42-55 56-55 9 0 23 3 23 27 0 14-7 43-23 102-6 27-21 44-39 44-4 0-13 0-22-5 11-2 21-12 21-23 0-12-10-15-17-15-12 0-23 12-23 25 0 19 22 28 40 28 28 0 43-30 44-33 5 16 20 33 46 33 44 0 68-56 68-65 0-5-4-5-5-5-3 0-5 1-6 5-13 45-43 55-56 55-17 0-23-13-23-28 0-9 2-18 7-37z"><text:p/></draw:path><draw:path draw:style-name="gr3" draw:text-style-name="P165" svg:width="0.0516in" svg:height="0.0776in" svg:x="0.3406in" svg:y="0.022in" svg:viewBox="0 0 132 198" svg:d="M132 143h-11c-1 8-3 24-8 28-1 1-24 1-29 1h-54c30-27 41-35 59-49 23-18 43-36 43-65 0-36-32-58-71-58-36 0-61 27-61 53 0 16 12 17 16 17 7 0 15-5 15-16 0-5-1-15-17-15 9-22 29-28 44-28 30 0 45 23 45 47 0 26-19 46-29 58l-72 70c-2 3-2 4-2 12h122z"><text:p/></draw:path><draw:path draw:style-name="gr3" draw:text-style-name="P165" svg:width="0.0193in" svg:height="0.05in" svg:x="0.4217in" svg:y="0.0559in" svg:viewBox="0 0 50 128" svg:d="M50 45c0-28-10-45-27-45-15 0-23 11-23 22 0 12 8 24 23 24 5 0 11-3 14-6 3-1 3-1 4-1v6c0 31-15 57-29 71-5 4-5 6-5 7 0 3 1 5 5 5 5 0 38-34 38-83z"><text:p/></draw:path><draw:path draw:style-name="gr3" draw:text-style-name="P165" svg:width="0.0177in" svg:height="0.0177in" svg:x="0.4953in" svg:y="0.0559in" svg:viewBox="0 0 46 46" svg:d="M46 23c0-12-10-23-23-23-12 0-23 11-23 23 0 13 11 23 23 23 13 0 23-10 23-23z"><text:p/></draw:path><draw:path draw:style-name="gr3" draw:text-style-name="P165" svg:width="0.0177in" svg:height="0.0177in" svg:x="0.5689in" svg:y="0.0559in" svg:viewBox="0 0 46 46" svg:d="M46 23c0-12-10-23-23-23-12 0-23 11-23 23 0 13 11 23 23 23 13 0 23-10 23-23z"><text:p/></draw:path><draw:path draw:style-name="gr3" draw:text-style-name="P165" svg:width="0.0177in" svg:height="0.0177in" svg:x="0.6425in" svg:y="0.0559in" svg:viewBox="0 0 46 46" svg:d="M46 23c0-12-10-23-23-23-12 0-23 11-23 23 0 13 11 23 23 23 13 0 23-10 23-23z"><text:p/></draw:path><draw:path draw:style-name="gr3" draw:text-style-name="P165" svg:width="0.0193in" svg:height="0.05in" svg:x="0.7165in" svg:y="0.0559in" svg:viewBox="0 0 50 128" svg:d="M50 45c0-28-10-45-27-45-15 0-23 11-23 22 0 12 8 24 23 24 5 0 11-3 14-6 3-1 3-1 4-1v6c0 31-15 57-29 71-5 4-5 6-5 7 0 3 1 5 5 5 5 0 38-34 38-83z"><text:p/></draw:path><draw:path draw:style-name="gr3" draw:text-style-name="P165" svg:width="0.0827in" svg:height="0.0756in" svg:x="0.7811in" svg:y="0in" svg:viewBox="0 0 211 193" svg:d="M130 60c2-12 12-50 40-50 3 0 14 0 22 4-12 3-20 14-20 23 0 8 4 16 16 16 10 0 23-7 23-25 0-22-25-28-39-28-26 0-40 22-45 33-11-29-33-33-45-33-45 0-69 55-69 65 0 5 4 5 5 5 4 0 5 0 6-5 14-45 42-55 56-55 9 0 23 3 23 27 0 14-7 43-23 102-6 27-21 44-39 44-4 0-13 0-22-5 11-2 21-12 21-23 0-12-10-15-17-15-12 0-23 12-23 25 0 19 22 28 40 28 28 0 43-30 44-33 5 16 20 33 46 33 44 0 68-56 68-65 0-5-4-5-5-5-3 0-5 1-6 5-14 45-43 55-56 55-17 0-23-13-23-28 0-9 2-18 7-37z"><text:p/></draw:path><draw:path draw:style-name="gr3" draw:text-style-name="P165" svg:width="0.0709in" svg:height="0.0528in" svg:x="0.8764in" svg:y="0.0469in" svg:viewBox="0 0 181 135" svg:d="M22 113c0 4-3 11-3 12 0 8 6 10 11 10s10-4 11-7 5-12 5-18c2-6 4-20 7-27 2-7 3-13 5-20 3-12 3-15 12-27s22-28 45-28c17 0 17 15 17 21 0 18-12 51-17 64-3 8-5 11-5 15 0 16 14 27 28 27 30 0 43-41 43-46s-3-5-5-5c-3 0-4 3-6 6-6 23-19 36-31 36-6 0-7-3-7-10 0-8 1-11 7-24 3-10 16-41 16-58 0-29-23-34-39-34-25 0-42 16-50 27-2-20-20-27-31-27-13 0-21 10-24 17-7 10-11 28-11 29 0 3 4 3 5 3 5 0 5-1 7-8 5-18 10-33 22-33 7 0 9 6 9 15 0 6-2 17-5 25-2 7-4 21-7 27z"><text:p/></draw:path></draw:g><text:s/>của <draw:g text:anchor-type="as-char" svg:y="-0.0756in" draw:z-index="153" draw:style-name="gr1"><svg:title>TexMaths</svg:title><svg:desc>12§display§n§svg§600§FALSE§</svg:desc><draw:polygon draw:style-name="gr2" draw:text-style-name="P164" svg:width="0.0783in" svg:height="0.0587in" svg:x="0.0031in" svg:y="0.0083in" svg:viewBox="0 0 200 150" draw:points="100,150 0,150 0,0 200,0 200,150"><text:p/></draw:polygon><draw:path draw:style-name="gr3" draw:text-style-name="P165" svg:width="0.0902in" svg:height="0.0752in" svg:x="0in" svg:y="0in" svg:viewBox="0 0 230 192" svg:d="M25 162c-1 7-3 16-3 18 0 8 4 12 12 12 5 0 12-4 15-12 2 0 6-21 9-31l8-39c4-8 6-18 9-27 1-9 4-21 4-22 6-13 29-51 69-51 19 0 23 15 23 30 0 25-21 80-27 97-3 10-4 15-4 20 0 20 15 35 35 35 39 0 55-61 55-65 0-5-4-5-5-5-5 0-5 1-7 9-9 28-22 51-43 51-6 0-10-4-10-13 0-11 5-22 8-31 8-22 26-69 26-92 0-29-18-46-49-46-38 0-60 26-66 36-2-23-19-36-39-36s-28 17-33 24c-6 14-12 39-12 41 0 4 4 4 5 4 5 0 5 0 7-9 7-30 16-50 31-50 9 0 14 4 14 19 0 8-2 13-6 36z"><text:p/></draw:path></draw:g><text:s/>thành phần độc lập</text:p>
      <text:p text:style-name="P76"><text:tab/><draw:g text:anchor-type="as-char" svg:y="-0.098in" draw:z-index="154" draw:style-name="gr1"><svg:title>TexMaths</svg:title><svg:desc>12§display§x_{j} = a_{j1} s_{1} + a_{j2} s_{2} + \cdots + a_{jn} s_{n}
§svg§600§FALSE§</svg:desc><draw:polygon draw:style-name="gr2" draw:text-style-name="P164" svg:width="2.3193in" svg:height="0.1291in" svg:x="0.0031in" svg:y="0.0087in" svg:viewBox="0 0 5892 329" draw:points="2947,329 0,329 0,0 5892,0 5892,329"><text:p/></draw:polygon><draw:path draw:style-name="gr3" draw:text-style-name="P165" svg:width="0.0827in" svg:height="0.0752in" svg:x="0in" svg:y="0.023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3" draw:text-style-name="P165" svg:width="0.0512in" svg:height="0.1012in" svg:x="0.0898in" svg:y="0.0445in" svg:viewBox="0 0 131 258" svg:d="M131 12c0-6-4-12-12-12-9 0-17 8-17 17 0 5 4 11 12 11s17-8 17-16zM67 211c-5 21-20 37-38 37-4 0-7 0-11-1 8-3 11-11 11-15 0-8-6-11-12-11-10 0-17 8-17 18 0 11 12 19 30 19 17 0 53-11 61-48l27-107c1-2 2-5 2-9 0-16-14-28-32-28-33 0-52 41-52 46 0 3 5 3 5 3 3 0 3-1 6-6 7-17 23-35 39-35 8 0 11 5 11 15 0 3-1 7-1 9z"><text:p/></draw:path><draw:path draw:style-name="gr3" draw:text-style-name="P165" svg:width="0.1102in" svg:height="0.039in" svg:x="0.2154in" svg:y="0.0358in" svg:viewBox="0 0 281 100" svg:d="M266 17c8 0 15 0 15-9 0-8-7-8-13-8h-254c-7 0-14 0-14 8 0 9 7 9 14 9zM268 100c6 0 13 0 13-9 0-8-7-8-15-8h-252c-7 0-14 0-14 8 0 9 7 9 14 9z"><text:p/></draw:path><draw:path draw:style-name="gr3" draw:text-style-name="P165" svg:width="0.076in" svg:height="0.0752in" svg:x="0.3886in" svg:y="0.0236in" svg:viewBox="0 0 194 192" svg:d="M142 26c-9-14-21-26-40-26-49 0-102 62-102 124 0 40 23 68 56 68 9 0 30-1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3" draw:text-style-name="P165" svg:width="0.0512in" svg:height="0.1012in" svg:x="0.4693in" svg:y="0.0445in" svg:viewBox="0 0 131 258" svg:d="M131 12c0-6-4-12-12-12-9 0-17 8-17 17 0 5 4 11 12 11s17-8 17-16zM67 211c-5 21-20 37-38 37-4 0-7 0-11-1 8-3 11-11 11-15 0-8-6-11-12-11-10 0-17 8-17 18 0 11 12 19 30 19 17 0 52-11 61-48l27-107c1-2 2-5 2-9 0-16-14-28-32-28-33 0-52 41-52 46 0 3 4 3 5 3 3 0 3-1 6-6 7-17 23-35 39-35 8 0 11 5 11 15 0 3-1 7-1 9z"><text:p/></draw:path><draw:path draw:style-name="gr3" draw:text-style-name="P165" svg:width="0.0421in" svg:height="0.0772in" svg:x="0.5433in" svg:y="0.0445in" svg:viewBox="0 0 108 197" svg:d="M67 8c0-8 0-8-8-8-19 18-47 19-59 19v11c7 0 26 0 43-8v151c0 9 0 13-30 13h-11v11c5 0 42-1 53-1 10 0 47 1 53 1v-11h-11c-30 0-30-4-30-13z"><text:p/></draw:path><draw:path draw:style-name="gr3" draw:text-style-name="P165" svg:width="0.061in" svg:height="0.0752in" svg:x="0.6138in" svg:y="0.0236in" svg:viewBox="0 0 156 192" svg:d="M144 29c-12 0-20 9-20 19 0 6 3 12 13 12 9 0 19-7 19-24 0-19-18-36-50-36-56 0-72 43-72 61 0 34 31 41 44 42 22 5 44 10 44 34 0 9-9 45-61 45-6 0-39 0-49-21 17 1 28-11 28-24 0-10-8-15-16-15-12 0-24 10-24 29 0 24 24 41 60 41 70 0 86-50 86-70 0-15-8-26-14-32-11-11-23-13-42-17-16-3-31-7-31-26 0-11 9-37 47-37 10 0 31 2 38 19z"><text:p/></draw:path><draw:path draw:style-name="gr3" draw:text-style-name="P165" svg:width="0.0421in" svg:height="0.0772in" svg:x="0.6961in" svg:y="0.0445in" svg:viewBox="0 0 108 197" svg:d="M67 8c0-8-1-8-8-8-19 18-47 19-59 19v11c7 0 26 0 43-8v151c0 9 0 13-30 13h-11v11c5 0 42-1 53-1 10 0 47 1 53 1v-11h-11c-30 0-30-4-30-13z"><text:p/></draw:path><draw:path draw:style-name="gr3" draw:text-style-name="P165" svg:width="0.1102in" svg:height="0.1106in" svg:x="0.8043in" svg:y="0in" svg:viewBox="0 0 281 282" svg:d="M150 150h118c6 0 13 0 13-8 0-10-7-10-13-10h-118v-118c0-7 0-14-8-14-10 0-10 7-10 14v118h-118c-7 0-14 0-14 10 0 8 7 8 14 8h118v118c0 6 0 14 10 14 8 0 8-8 8-14z"><text:p/></draw:path><draw:path draw:style-name="gr3" draw:text-style-name="P165" svg:width="0.076in" svg:height="0.0752in" svg:x="0.9673in" svg:y="0.0236in" svg:viewBox="0 0 194 192" svg:d="M142 26c-9-14-21-26-40-26-49 0-102 62-102 124 0 40 23 68 56 68 9 0 30-1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3" draw:text-style-name="P165" svg:width="0.0512in" svg:height="0.1012in" svg:x="1.0484in" svg:y="0.0445in" svg:viewBox="0 0 131 258" svg:d="M131 12c0-6-4-12-12-12-9 0-17 8-17 17 0 5 4 11 12 11s17-8 17-16zM67 211c-5 21-20 37-38 37-4 0-7 0-11-1 8-3 11-11 11-15 0-8-6-11-12-11-10 0-17 8-17 18 0 11 12 19 30 19 17 0 52-11 61-48l27-107c1-2 2-5 2-9 0-16-14-28-32-28-33 0-52 41-52 46 0 3 4 3 5 3 3 0 3-1 6-6 7-17 23-35 39-35 8 0 11 5 11 15 0 3-1 7-1 9z"><text:p/></draw:path><draw:path draw:style-name="gr3" draw:text-style-name="P165" svg:width="0.0516in" svg:height="0.0772in" svg:x="1.1177in" svg:y="0.0445in" svg:viewBox="0 0 132 197" svg:d="M132 143h-11c-1 7-3 24-8 27-1 2-24 2-29 2h-54c30-28 41-35 59-50 23-18 43-36 43-64 0-36-32-58-71-58-36 0-61 26-61 53 0 15 12 17 16 17 7 0 15-5 15-16 0-5-1-16-17-16 9-21 29-27 44-27 30 0 45 23 45 47 0 26-19 45-29 57l-72 71c-2 2-2 4-2 11h122z"><text:p/></draw:path><draw:path draw:style-name="gr3" draw:text-style-name="P165" svg:width="0.061in" svg:height="0.0752in" svg:x="1.1937in" svg:y="0.0236in" svg:viewBox="0 0 156 192" svg:d="M144 29c-12 0-20 9-20 19 0 6 3 12 13 12 9 0 19-7 19-24 0-19-18-36-50-36-56 0-72 43-72 61 0 34 31 41 44 42 22 5 44 10 44 34 0 9-9 45-61 45-6 0-39 0-49-21 17 1 28-11 28-24 0-10-8-15-16-15-12 0-24 10-24 29 0 24 24 41 60 41 70 0 86-50 86-70 0-15-8-26-14-32-11-11-23-13-42-17-16-3-31-7-31-26 0-11 9-37 47-37 10 0 31 2 38 19z"><text:p/></draw:path><draw:path draw:style-name="gr3" draw:text-style-name="P165" svg:width="0.0516in" svg:height="0.0772in" svg:x="1.2697in" svg:y="0.0445in" svg:viewBox="0 0 132 197" svg:d="M132 143h-11c-1 7-3 24-8 27-1 2-24 2-29 2h-54c30-28 41-35 59-50 23-18 43-36 43-64 0-36-32-58-71-58-36 0-61 26-61 53 0 15 12 17 16 17 7 0 15-5 15-16 0-5-1-16-17-16 9-21 29-27 44-27 30 0 45 23 45 47 0 26-19 45-29 57l-72 71c-2 2-2 4-2 11h122z"><text:p/></draw:path><draw:path draw:style-name="gr3" draw:text-style-name="P165" svg:width="0.1102in" svg:height="0.1106in" svg:x="1.3831in" svg:y="0in" svg:viewBox="0 0 281 282" svg:d="M150 150h118c6 0 13 0 13-8 0-10-7-10-13-10h-118v-118c0-7 0-14-8-14-10 0-10 7-10 14v118h-118c-7 0-14 0-14 10 0 8 7 8 14 8h118v118c0 6 0 14 10 14 8 0 8-8 8-14z"><text:p/></draw:path><draw:path draw:style-name="gr3" draw:text-style-name="P165" svg:width="0.0177in" svg:height="0.0177in" svg:x="1.5547in" svg:y="0.0465in" svg:viewBox="0 0 46 46" svg:d="M46 23c0-12-10-23-23-23-12 0-23 11-23 23 0 13 11 23 23 23 13 0 23-10 23-23z"><text:p/></draw:path><draw:path draw:style-name="gr3" draw:text-style-name="P165" svg:width="0.0177in" svg:height="0.0177in" svg:x="1.6283in" svg:y="0.0465in" svg:viewBox="0 0 46 46" svg:d="M46 23c0-12-10-23-23-23-12 0-23 11-23 23 0 13 11 23 23 23 13 0 23-10 23-23z"><text:p/></draw:path><draw:path draw:style-name="gr3" draw:text-style-name="P165" svg:width="0.0177in" svg:height="0.0177in" svg:x="1.702in" svg:y="0.0465in" svg:viewBox="0 0 46 46" svg:d="M46 23c0-12-10-23-23-23-12 0-23 11-23 23 0 13 11 23 23 23 13 0 23-10 23-23z"><text:p/></draw:path><draw:path draw:style-name="gr3" draw:text-style-name="P165" svg:width="0.1102in" svg:height="0.1106in" svg:x="1.7803in" svg:y="0in" svg:viewBox="0 0 281 282" svg:d="M150 150h118c6 0 13 0 13-8 0-10-7-10-13-10h-118v-118c0-7 0-14-8-14-10 0-10 7-10 14v118h-118c-7 0-14 0-14 10 0 8 7 8 14 8h118v118c0 6 0 14 10 14 8 0 8-8 8-14z"><text:p/></draw:path><draw:path draw:style-name="gr3" draw:text-style-name="P165" svg:width="0.076in" svg:height="0.0752in" svg:x="1.9433in" svg:y="0.0236in" svg:viewBox="0 0 194 192" svg:d="M142 26c-9-14-21-26-40-26-49 0-102 62-102 124 0 40 23 68 56 68 9 0 30-1 56-31 3 17 18 31 38 31 16 0 25-10 31-23 7-15 13-42 13-42 0-5-4-5-4-5-5 0-5 2-6 9-9 26-16 51-33 51-12 0-13-10-13-19s1-12 6-31c5-18 5-23 8-38l16-59c2-13 2-13 2-15 0-8-4-12-10-12-11 0-18 10-18 18zM113 137c-1 8-1 8-9 15-18 23-34 30-46 30-22 0-28-22-28-39 0-21 13-73 24-93 12-25 31-40 49-40 28 0 34 34 34 37 0 2-1 5-3 7z"><text:p/></draw:path><draw:path draw:style-name="gr3" draw:text-style-name="P165" svg:width="0.0512in" svg:height="0.1012in" svg:x="2.0248in" svg:y="0.0445in" svg:viewBox="0 0 131 258" svg:d="M131 12c0-6-4-12-12-12-9 0-17 8-17 17 0 5 4 11 12 11s17-8 17-16zM67 211c-5 21-20 37-38 37-4 0-7 0-11-1 8-3 11-11 11-15 0-8-6-11-12-11-10 0-17 8-17 18 0 11 12 19 30 19 17 0 53-11 61-48l27-107c1-2 2-5 2-9 0-16-14-28-32-28-33 0-52 41-52 46 0 3 5 3 5 3 3 0 3-1 6-6 7-17 23-35 39-35 8 0 11 5 11 15 0 3-1 7-1 9z"><text:p/></draw:path><draw:path draw:style-name="gr3" draw:text-style-name="P165" svg:width="0.0709in" svg:height="0.0524in" svg:x="2.0917in" svg:y="0.070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165" svg:width="0.061in" svg:height="0.0752in" svg:x="2.1854in" svg:y="0.0236in" svg:viewBox="0 0 156 192" svg:d="M144 29c-12 0-20 9-20 19 0 6 3 12 13 12 9 0 19-7 19-24 0-19-18-36-50-36-56 0-72 43-72 61 0 34 31 41 44 42 22 5 44 10 44 34 0 9-9 45-61 45-6 0-39 0-49-21 17 1 28-11 28-24 0-10-8-15-16-15-12 0-24 10-24 29 0 24 24 41 60 41 70 0 86-50 86-70 0-15-8-26-14-32-11-11-23-13-42-17-16-3-31-7-31-26 0-11 9-37 47-37 10 0 31 2 38 19z"><text:p/></draw:path><draw:path draw:style-name="gr3" draw:text-style-name="P165" svg:width="0.0709in" svg:height="0.0524in" svg:x="2.2602in" svg:y="0.070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g><text:tab/>với mọi <draw:g text:anchor-type="as-char" svg:y="-0.111in" draw:z-index="155" draw:style-name="gr1"><svg:title>TexMaths</svg:title><svg:desc>12§display§j§svg§600§FALSE§</svg:desc><draw:polygon draw:style-name="gr2" draw:text-style-name="P164" svg:width="0.052in" svg:height="0.1268in" svg:x="0.0087in" svg:y="0.0083in" svg:viewBox="0 0 133 323" draw:points="66,323 0,323 0,0 133,0 133,323"><text:p/></draw:polygon><draw:path draw:style-name="gr3" draw:text-style-name="P165" svg:width="0.0685in" svg:height="0.1433in" svg:x="0in" svg:y="0in" svg:viewBox="0 0 175 365" svg:d="M175 16c0-9-6-16-17-16-9 0-22 10-22 22 0 9 6 15 16 15 11 0 23-11 23-21zM89 300c-8 33-29 57-53 57-2 0-8 0-15-4 12-4 19-14 19-24 0-6-5-14-17-14-11 0-23 9-23 24 0 18 17 26 37 26 31 0 70-22 81-63l40-156c1-8 1-14 1-14 0-24-18-40-39-40-44 0-68 61-68 65 0 5 4 5 5 5 3 0 5-2 8-9 10-26 30-51 55-51 4 0 13 1 13 19 0 11-1 14-4 21z"><text:p/></draw:path></draw:g></text:p>
      <text:p text:style-name="P76">Ta có thể giả định rằng biến mixture và các thành phần chính có kì vọng bằng không.</text:p>
      <text:p text:style-name="P76"/>
      <text:p text:style-name="P77">Ta có thể viết lại</text:p>
      <text:p text:style-name="P77"><text:tab/><draw:g text:anchor-type="as-char" svg:y="-0.1181in" draw:z-index="156" draw:style-name="gr1"><svg:title>TexMaths</svg:title><svg:desc>12§display§\textbf{x} = \textbf{A}\textbf{s}§svg§600§FALSE§</svg:desc><draw:polygon draw:style-name="gr2" draw:text-style-name="P164" svg:width="0.5185in" svg:height="0.1008in" svg:x="0.0047in" svg:y="0.0087in" svg:viewBox="0 0 1318 257" draw:points="658,257 0,257 0,0 1318,0 1318,257"><text:p/></draw:polygon><draw:path draw:style-name="gr3" draw:text-style-name="P165" svg:width="0.0929in" svg:height="0.074in" svg:x="0in" svg:y="0.0429in" svg:viewBox="0 0 237 189" svg:d="M137 84l50-55c5-6 7-9 43-9v-20c-15 1-37 1-39 1-11 0-32-1-44-1v20c6 0 11 2 16 4-1 3-1 3-2 5l-36 41-42-50h17v-20c-11 0-38 1-51 1s-32-1-47-1v20h30l66 79-55 63c-7 7-23 7-43 7v20c14-1 36-1 40-1 10 0 34 1 43 1v-20c-9 0-16-1-16-5l3-4 42-47 45 56h-16v20c10 0 36-1 51-1 13 0 32 1 45 1v-20h-28z"><text:p/></draw:path><draw:path draw:style-name="gr3" draw:text-style-name="P165" svg:width="0.1102in" svg:height="0.039in" svg:x="0.152in" svg:y="0.0551in" svg:viewBox="0 0 281 100" svg:d="M266 17c7 0 15 0 15-9 0-8-8-8-14-8h-253c-7 0-14 0-14 8 0 9 7 9 14 9zM267 100c6 0 14 0 14-8 0-9-8-9-15-9h-252c-7 0-14 0-14 9 0 8 7 8 14 8z"><text:p/></draw:path><draw:path draw:style-name="gr3" draw:text-style-name="P165" svg:width="0.1303in" svg:height="0.1169in" svg:x="0.3248in" svg:y="0in" svg:viewBox="0 0 332 298" svg:d="M183 11c-4-11-9-11-18-11-10 0-13 4-15 11l-104 257c-4 6-5 9-38 9h-8v21c17-1 36-3 50-3 16 0 39 0 56 3v-21c-2 0-39 0-39-6l3-5 20-50h114l25 61h-40v21c16-3 57-3 75-3 17 0 54 0 68 3v-21h-41zM146 76l49 119h-97z"><text:p/></draw:path><draw:path draw:style-name="gr3" draw:text-style-name="P165" svg:width="0.063in" svg:height="0.0772in" svg:x="0.4681in" svg:y="0.0409in" svg:viewBox="0 0 161 197" svg:d="M73 68c-15-3-43-8-43-28 0-27 40-27 48-27 31 0 48 14 49 36 0 6 1 9 10 9 10 0 10-3 10-12v-34c0-8 0-12-7-12-2 0-3 0-19 7-12-5-26-7-43-7-13 0-78 0-78 55 0 17 8 29 17 37 17 14 33 17 66 23 15 3 46 8 46 33 0 33-38 33-47 33-46 0-56-31-62-50-2-7-3-7-9-7-11 0-11 4-11 13v46c0 9 0 14 7 14 4 0 5 0 13-8 2 0 10-7 11-7 19 15 42 15 51 15 13 0 79 0 79-64 0-18-10-33-24-45-17-12-30-14-64-20z"><text:p/></draw:path></draw:g></text:p>
      <text:p text:style-name="P77">với</text:p>
      <text:p text:style-name="P77"><text:tab/><draw:g text:anchor-type="as-char" svg:y="-0.148in" draw:z-index="157" draw:style-name="gr1"><svg:title>TexMaths</svg:title><svg:desc>12§display§\textbf{x} = (x_1, x_2, \dots, x_{n})^T§svg§600§FALSE§</svg:desc><draw:polygon draw:style-name="gr2" draw:text-style-name="P164" svg:width="1.4937in" svg:height="0.1717in" svg:x="0.0047in" svg:y="0.0087in" svg:viewBox="0 0 3795 437" draw:points="1898,437 0,437 0,0 3795,0 3795,437"><text:p/></draw:polygon><draw:path draw:style-name="gr3" draw:text-style-name="P165" svg:width="0.0933in" svg:height="0.0736in" svg:x="0in" svg:y="0.0732in" svg:viewBox="0 0 238 188" svg:d="M137 84l50-55c5-6 7-9 43-9v-20c-15 1-37 1-39 1-11 0-31-1-43-1v20c6 0 10 2 15 4-1 2-1 2-2 5l-36 40-42-49h17v-20c-11 0-38 1-51 1s-32-1-47-1v20h30l66 78-55 63c-7 7-23 7-43 7v20c14-1 36-1 40-1 10 0 34 1 43 1v-20c-9 0-16-3-16-5l3-4 42-46 45 55h-15v20c9 0 36-1 50-1 13 0 32 1 46 1v-20h-29z"><text:p/></draw:path><draw:path draw:style-name="gr3" draw:text-style-name="P165" svg:width="0.1102in" svg:height="0.0386in" svg:x="0.152in" svg:y="0.0858in" svg:viewBox="0 0 281 99" svg:d="M266 17c8 0 15 0 15-9 0-8-7-8-13-8h-254c-7 0-14 0-14 8 0 9 7 9 14 9zM268 99c6 0 13 0 13-8s-7-8-15-8h-252c-7 0-14 0-14 8s7 8 14 8z"><text:p/></draw:path><draw:path draw:style-name="gr3" draw:text-style-name="P165" svg:width="0.0382in" svg:height="0.1657in" svg:x="0.335in" svg:y="0.0228in" svg:viewBox="0 0 98 422" svg:d="M98 418c0-1 0-2-7-9-53-53-66-133-66-198 0-73 16-146 69-199 4-5 4-6 4-8 0-3-1-4-4-4-4 0-42 29-68 83-21 45-26 92-26 128 0 33 5 84 28 132 26 52 62 79 66 79 3 0 4-1 4-4z"><text:p/></draw:path><draw:path draw:style-name="gr3" draw:text-style-name="P165" svg:width="0.0827in" svg:height="0.0752in" svg:x="0.3878in" svg:y="0.0736in" svg:viewBox="0 0 211 192" svg:d="M130 60c2-12 12-50 40-50 3 0 14 0 22 4-12 3-20 14-20 23 0 7 4 16 16 16 10 0 23-7 23-25 0-22-25-28-39-28-26 0-40 22-45 32-11-28-33-32-45-32-45 0-69 55-69 65 0 4 4 4 5 4 4 0 5 0 6-4 14-45 42-55 56-55 9 0 23 3 23 27 0 13-7 42-23 101-6 27-21 44-39 44-4 0-13 0-22-5 11-2 21-12 21-22 0-12-10-16-17-16-12 0-23 12-23 25 0 19 22 28 40 28 28 0 43-30 44-33 5 16 20 33 46 33 44 0 68-55 68-65 0-5-4-5-5-5-3 0-5 1-6 5-14 46-43 55-56 55-17 0-23-13-23-27 0-10 2-18 7-38z"><text:p/></draw:path><draw:path draw:style-name="gr3" draw:text-style-name="P165" svg:width="0.0421in" svg:height="0.0772in" svg:x="0.4906in" svg:y="0.0949in" svg:viewBox="0 0 108 197" svg:d="M67 8c0-8-1-8-8-8-19 18-47 19-59 19v11c7 0 26 0 43-8v151c0 9 0 13-30 13h-11v11c5 0 42-2 53-2 10 0 47 2 53 2v-11h-11c-30 0-30-4-30-13z"><text:p/></draw:path><draw:path draw:style-name="gr3" draw:text-style-name="P165" svg:width="0.0193in" svg:height="0.0496in" svg:x="0.5665in" svg:y="0.1295in" svg:viewBox="0 0 50 127" svg:d="M50 44c0-27-10-44-27-44-15 0-23 11-23 22 0 12 8 24 23 24 5 0 11-3 14-6 3-2 3-2 4-2v6c0 31-15 58-29 71-5 5-5 6-5 7 0 4 1 5 5 5 5 0 38-34 38-83z"><text:p/></draw:path><draw:path draw:style-name="gr3" draw:text-style-name="P165" svg:width="0.0827in" svg:height="0.0752in" svg:x="0.6307in" svg:y="0.0736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6-43 55-56 55-17 0-23-13-23-27 0-10 2-18 7-38z"><text:p/></draw:path><draw:path draw:style-name="gr3" draw:text-style-name="P165" svg:width="0.0516in" svg:height="0.0772in" svg:x="0.7287in" svg:y="0.0949in" svg:viewBox="0 0 132 197" svg:d="M132 143h-11c-1 7-3 24-8 27-1 1-24 1-29 1h-54c30-27 41-34 59-49 23-18 43-36 43-64 0-36-32-58-71-58-36 0-61 26-61 53 0 15 12 16 16 16 7 0 15-4 15-15 0-5-1-16-17-16 9-21 29-27 44-27 30 0 45 23 45 47 0 26-19 45-29 57l-72 70c-2 3-2 4-2 12h122z"><text:p/></draw:path><draw:path draw:style-name="gr3" draw:text-style-name="P165" svg:width="0.0193in" svg:height="0.0496in" svg:x="0.8102in" svg:y="0.1295in" svg:viewBox="0 0 50 127" svg:d="M50 44c0-27-10-44-27-44-15 0-23 11-23 22 0 12 8 24 23 24 5 0 11-3 14-6 3-2 3-2 4-2v6c0 31-15 58-29 71-5 5-5 6-5 7 0 4 1 5 5 5 5 0 38-34 38-83z"><text:p/></draw:path><draw:path draw:style-name="gr3" draw:text-style-name="P165" svg:width="0.0177in" svg:height="0.0177in" svg:x="0.8843in" svg:y="0.1295in" svg:viewBox="0 0 46 46" svg:d="M46 23c0-12-10-23-23-23-12 0-23 11-23 23 0 13 11 23 23 23 13 0 23-10 23-23z"><text:p/></draw:path><draw:path draw:style-name="gr3" draw:text-style-name="P165" svg:width="0.0177in" svg:height="0.0177in" svg:x="0.9579in" svg:y="0.1295in" svg:viewBox="0 0 46 46" svg:d="M46 23c0-12-10-23-23-23-12 0-23 11-23 23 0 13 11 23 23 23 13 0 23-10 23-23z"><text:p/></draw:path><draw:path draw:style-name="gr3" draw:text-style-name="P165" svg:width="0.0177in" svg:height="0.0177in" svg:x="1.0315in" svg:y="0.1295in" svg:viewBox="0 0 46 46" svg:d="M46 23c0-12-10-23-23-23-12 0-23 11-23 23 0 13 11 23 23 23 13 0 23-10 23-23z"><text:p/></draw:path><draw:path draw:style-name="gr3" draw:text-style-name="P165" svg:width="0.0193in" svg:height="0.0496in" svg:x="1.1051in" svg:y="0.1295in" svg:viewBox="0 0 50 127" svg:d="M50 44c0-27-10-44-27-44-15 0-23 11-23 22 0 12 8 24 23 24 5 0 11-3 14-6 3-2 3-2 4-2v6c0 31-15 58-29 71-5 5-5 6-5 7 0 4 1 5 5 5 5 0 38-34 38-83z"><text:p/></draw:path><draw:path draw:style-name="gr3" draw:text-style-name="P165" svg:width="0.0827in" svg:height="0.0752in" svg:x="1.1697in" svg:y="0.0736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1 28 27 0 43-30 43-33 5 16 20 33 47 33 43 0 67-55 67-65 0-5-4-5-5-5-3 0-5 1-6 5-13 46-43 55-56 55-17 0-23-13-23-27 0-10 2-18 7-38z"><text:p/></draw:path><draw:path draw:style-name="gr3" draw:text-style-name="P165" svg:width="0.0709in" svg:height="0.0524in" svg:x="1.2654in" svg:y="0.1209in" svg:viewBox="0 0 181 134" svg:d="M22 113c0 3-3 10-3 12 0 7 6 9 11 9s10-3 11-7c1-2 5-12 5-18 2-6 4-19 7-26 2-8 3-14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3" draw:text-style-name="P165" svg:width="0.0382in" svg:height="0.1657in" svg:x="1.3594in" svg:y="0.0228in" svg:viewBox="0 0 98 422" svg:d="M98 211c0-32-4-84-27-132-25-51-63-79-67-79-2 0-4 2-4 4s0 3 7 10c43 41 67 108 67 197 0 72-15 146-68 199-6 6-6 7-6 8 0 3 2 4 4 4 4 0 43-29 68-83 22-45 26-92 26-128z"><text:p/></draw:path><draw:path draw:style-name="gr3" draw:text-style-name="P165" svg:width="0.087in" svg:height="0.0783in" svg:x="1.4193in" svg:y="0in" svg:viewBox="0 0 222 200" svg:d="M132 22c1-10 2-10 8-11 2 0 12 0 18 0 18 0 27 0 34 2 12 4 13 13 13 23 0 5 0 10-1 24l-1 4c0 3 1 4 6 4 3 0 5-3 5-8l8-56c0-4-4-4-10-4h-181c-8 0-9 0-11 6l-18 53c-1 1-2 3-2 6 0 0 1 3 5 3 3 0 5-1 7-7 17-48 26-50 72-50h12c8 0 8 0 8 2 0 1 0 3-1 7l-38 155c-3 12-4 14-35 14-11 0-13 0-13 8 0 0 0 3 5 3 8 0 16-1 25-1 8 0 18 0 26 0 7 0 18 0 27 0 8 0 16 1 24 1 3 0 8 0 8-6 0-5-5-5-13-5-6 0-11 0-17 0-11-1-11-2-11-6 0-2 0-3 1-7z"><text:p/></draw:path></draw:g>, <draw:g text:anchor-type="as-char" svg:y="-0.148in" draw:z-index="158" draw:style-name="gr1"><svg:title>TexMaths</svg:title><svg:desc>12§display§\textbf{s} = (s_1, x_2, \dots, s_{n})^T§svg§600§FALSE§</svg:desc><draw:polygon draw:style-name="gr2" draw:text-style-name="P164" svg:width="1.4343in" svg:height="0.1717in" svg:x="0.002in" svg:y="0.0087in" svg:viewBox="0 0 3644 437" draw:points="1822,437 0,437 0,0 3644,0 3644,437"><text:p/></draw:polygon><draw:path draw:style-name="gr3" draw:text-style-name="P165" svg:width="0.063in" svg:height="0.076in" svg:x="0in" svg:y="0.0717in" svg:viewBox="0 0 161 194" svg:d="M73 67c-15-2-43-7-43-27 0-27 40-27 48-27 31 0 48 13 49 36 0 6 1 9 10 9 11 0 11-3 11-12v-34c0-8 0-12-8-12-2 0-3 0-19 7-12-5-26-7-43-7-13 0-78 0-78 55 0 17 8 29 17 36 17 14 33 17 66 23 15 3 47 8 47 33 0 33-39 33-48 33-46 0-56-31-62-49-2-8-3-8-9-8-11 0-11 4-11 14v45c0 9 0 12 7 12 4 0 5 0 13-6 2 0 10-7 11-7 19 13 42 13 51 13 13 0 79 0 79-62 0-18-10-33-24-45-17-12-30-14-64-20z"><text:p/></draw:path><draw:path draw:style-name="gr3" draw:text-style-name="P165" svg:width="0.1102in" svg:height="0.0386in" svg:x="0.1244in" svg:y="0.0858in" svg:viewBox="0 0 281 99" svg:d="M266 17c8 0 15 0 15-9 0-8-7-8-13-8h-254c-7 0-14 0-14 8 0 9 7 9 14 9zM268 99c6 0 13 0 13-8s-7-8-15-8h-252c-7 0-14 0-14 8s7 8 14 8z"><text:p/></draw:path><draw:path draw:style-name="gr3" draw:text-style-name="P165" svg:width="0.0382in" svg:height="0.1657in" svg:x="0.3071in" svg:y="0.0228in" svg:viewBox="0 0 98 422" svg:d="M98 418c0-1 0-2-7-9-53-53-66-133-66-198 0-73 16-146 69-199 4-5 4-6 4-8 0-3-1-4-4-4-4 0-42 29-68 83-21 45-26 92-26 128 0 33 5 84 28 132 26 52 62 79 66 79 3 0 4-1 4-4z"><text:p/></draw:path><draw:path draw:style-name="gr3" draw:text-style-name="P165" svg:width="0.061in" svg:height="0.0752in" svg:x="0.3638in" svg:y="0.0736in" svg:viewBox="0 0 156 192" svg:d="M144 29c-12 0-20 9-20 19 0 6 3 12 13 12 9 0 19-7 19-24 0-19-18-36-50-36-56 0-72 43-72 61 0 34 31 41 44 42 22 5 44 10 44 34 0 9-9 45-61 45-6 0-39 0-49-21 17 1 28-11 28-24 0-10-8-15-16-15-12 0-24 10-24 29 0 24 24 41 60 41 70 0 86-51 86-70 0-15-8-26-14-32-11-11-23-13-42-17-16-4-31-7-31-26 0-11 9-37 47-37 10 0 31 2 38 19z"><text:p/></draw:path><draw:path draw:style-name="gr3" draw:text-style-name="P165" svg:width="0.0421in" svg:height="0.0772in" svg:x="0.4457in" svg:y="0.0949in" svg:viewBox="0 0 108 197" svg:d="M67 8c0-8 0-8-8-8-19 18-47 19-59 19v11c7 0 26 0 43-8v151c0 9 0 13-30 13h-11v11c5 0 42-2 53-2 10 0 47 2 53 2v-11h-11c-30 0-30-4-30-13z"><text:p/></draw:path><draw:path draw:style-name="gr3" draw:text-style-name="P165" svg:width="0.0193in" svg:height="0.0496in" svg:x="0.5217in" svg:y="0.1295in" svg:viewBox="0 0 50 127" svg:d="M50 44c0-27-10-44-27-44-15 0-23 11-23 22 0 12 8 24 23 24 5 0 11-3 14-6 3-2 3-2 4-2v6c0 31-15 58-29 71-5 5-5 6-5 7 0 4 1 5 5 5 5 0 38-34 38-83z"><text:p/></draw:path><draw:path draw:style-name="gr3" draw:text-style-name="P165" svg:width="0.0827in" svg:height="0.0752in" svg:x="0.5858in" svg:y="0.0736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1 28 27 0 43-30 43-33 5 16 20 33 47 33 43 0 67-55 67-65 0-5-4-5-5-5-3 0-5 1-6 5-13 46-42 55-56 55-17 0-23-13-23-27 0-10 2-18 7-38z"><text:p/></draw:path><draw:path draw:style-name="gr3" draw:text-style-name="P165" svg:width="0.0516in" svg:height="0.0772in" svg:x="0.6839in" svg:y="0.0949in" svg:viewBox="0 0 132 197" svg:d="M132 143h-11c-1 7-3 24-8 27-1 1-24 1-29 1h-54c30-27 41-34 59-49 23-18 43-36 43-64 0-36-32-58-71-58-36 0-61 26-61 53 0 15 12 16 16 16 7 0 15-4 15-15 0-5-1-16-17-16 9-21 29-27 44-27 30 0 45 23 45 47 0 26-19 45-29 57l-72 70c-2 3-2 4-2 12h122z"><text:p/></draw:path><draw:path draw:style-name="gr3" draw:text-style-name="P165" svg:width="0.0193in" svg:height="0.0496in" svg:x="0.765in" svg:y="0.1295in" svg:viewBox="0 0 50 127" svg:d="M50 44c0-27-10-44-27-44-15 0-23 11-23 22 0 12 8 24 23 24 5 0 11-3 14-6 3-2 3-2 4-2v6c0 31-15 58-29 71-5 5-5 6-5 7 0 4 1 5 5 5 5 0 38-34 38-83z"><text:p/></draw:path><draw:path draw:style-name="gr3" draw:text-style-name="P165" svg:width="0.0177in" svg:height="0.0177in" svg:x="0.8386in" svg:y="0.1295in" svg:viewBox="0 0 46 46" svg:d="M46 23c0-12-10-23-23-23-12 0-23 11-23 23 0 13 11 23 23 23 13 0 23-10 23-23z"><text:p/></draw:path><draw:path draw:style-name="gr3" draw:text-style-name="P165" svg:width="0.0177in" svg:height="0.0177in" svg:x="0.9122in" svg:y="0.1295in" svg:viewBox="0 0 46 46" svg:d="M46 23c0-12-10-23-23-23-12 0-23 11-23 23 0 13 11 23 23 23 13 0 23-10 23-23z"><text:p/></draw:path><draw:path draw:style-name="gr3" draw:text-style-name="P165" svg:width="0.0177in" svg:height="0.0177in" svg:x="0.9862in" svg:y="0.1295in" svg:viewBox="0 0 46 46" svg:d="M46 23c0-12-10-23-23-23-12 0-23 11-23 23 0 13 11 23 23 23 13 0 23-10 23-23z"><text:p/></draw:path><draw:path draw:style-name="gr3" draw:text-style-name="P165" svg:width="0.0193in" svg:height="0.0496in" svg:x="1.0598in" svg:y="0.1295in" svg:viewBox="0 0 50 127" svg:d="M50 44c0-27-10-44-27-44-15 0-23 11-23 22 0 12 8 24 23 24 5 0 11-3 14-6 3-2 3-2 4-2v6c0 31-15 58-29 71-5 5-5 6-5 7 0 4 1 5 5 5 5 0 38-34 38-83z"><text:p/></draw:path><draw:path draw:style-name="gr3" draw:text-style-name="P165" svg:width="0.061in" svg:height="0.0752in" svg:x="1.1283in" svg:y="0.0736in" svg:viewBox="0 0 156 192" svg:d="M144 29c-12 0-20 9-20 19 0 6 3 12 13 12 9 0 19-7 19-24 0-19-18-36-50-36-56 0-72 43-72 61 0 34 31 41 44 42 22 5 44 10 44 34 0 9-9 45-61 45-6 0-39 0-49-21 17 1 28-11 28-24 0-10-8-15-16-15-12 0-24 10-24 29 0 24 24 41 60 41 70 0 86-51 86-70 0-15-8-26-14-32-11-11-23-13-42-17-16-4-31-7-31-26 0-11 9-37 47-37 10 0 31 2 38 19z"><text:p/></draw:path><draw:path draw:style-name="gr3" draw:text-style-name="P165" svg:width="0.0709in" svg:height="0.0524in" svg:x="1.2028in" svg:y="0.1209in" svg:viewBox="0 0 181 134" svg:d="M22 113c0 3-3 10-3 12 0 7 6 9 11 9s10-3 11-7c1-2 5-12 5-18 2-6 4-19 7-26 2-8 3-14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3" draw:text-style-name="P165" svg:width="0.0382in" svg:height="0.1657in" svg:x="1.2976in" svg:y="0.0228in" svg:viewBox="0 0 98 422" svg:d="M98 211c0-32-4-84-27-132-25-51-63-79-67-79-2 0-4 2-4 4s0 3 7 10c43 41 67 108 67 197 0 72-15 146-68 199-6 6-6 7-6 8 0 3 2 4 4 4 4 0 43-29 68-83 22-45 26-92 26-128z"><text:p/></draw:path><draw:path draw:style-name="gr3" draw:text-style-name="P165" svg:width="0.087in" svg:height="0.0783in" svg:x="1.3575in" svg:y="0in" svg:viewBox="0 0 222 200" svg:d="M132 22c1-10 2-10 8-11 2 0 12 0 18 0 18 0 27 0 34 2 12 4 13 13 13 23 0 5 0 10-1 24l-1 4c0 3 1 4 6 4 3 0 5-3 5-8l8-56c0-4-4-4-10-4h-182c-7 0-8 0-10 6l-18 53c-1 1-2 3-2 6 0 0 1 3 5 3 3 0 5-1 7-7 17-48 26-50 72-50h12c8 0 8 0 8 2 0 1 0 3-1 7l-38 155c-3 12-4 14-35 14-11 0-13 0-13 8 0 0 0 3 5 3 8 0 16-1 25-1 8 0 18 0 26 0 7 0 18 0 25 0 10 0 18 1 26 1 3 0 7 0 7-6 0-5-4-5-12-5-6 0-11 0-17 0-11-1-11-2-11-6 0-2 0-3 1-7z"><text:p/></draw:path></draw:g></text:p>
      <text:p text:style-name="P78"><text:tab/><draw:g text:anchor-type="as-char" svg:y="-0.3898in" draw:z-index="159" draw:style-name="gr1"><svg:title>TexMaths</svg:title><svg:desc>12§display§\textbf{A} = \begin{bmatrix} a_{11} &amp; \cdots &amp; a_{1n}\\ \vdots &amp;  \ddots &amp; \vdots\\ a_{n1} &amp; \cdots &amp; a_{nn} \end{bmatrix}§svg§600§FALSE§</svg:desc><draw:polygon draw:style-name="gr2" draw:text-style-name="P164" svg:width="1.574in" svg:height="0.6803in" svg:x="0.0016in" svg:y="0.0071in" svg:viewBox="0 0 3999 1729" draw:points="2000,1729 0,1729 0,0 3999,0 3999,1729"><text:p/></draw:polygon><draw:path draw:style-name="gr3" draw:text-style-name="P165" svg:width="0.1303in" svg:height="0.1157in" svg:x="0in" svg:y="0.274in" svg:viewBox="0 0 332 295" svg:d="M184 11c-5-11-10-11-18-11-11 0-14 4-16 11l-104 255c-4 5-5 10-38 10h-8v19c17 0 36-1 50-1 16 0 39 0 56 1v-19c-2 0-39 0-39-6l3-5 20-51h114l25 62h-39v19c15-1 56-1 73-1 18 0 55 0 69 1v-19h-40zM146 76l50 118h-98z"><text:p/></draw:path><draw:path draw:style-name="gr3" draw:text-style-name="P165" svg:width="0.1102in" svg:height="0.039in" svg:x="0.1933in" svg:y="0.328in" svg:viewBox="0 0 281 100" svg:d="M266 17c8 0 15 0 15-9 0-8-7-8-13-8h-254c-7 0-14 0-14 8 0 9 7 9 14 9zM268 100c6 0 13 0 13-9 0-8-7-8-15-8h-252c-7 0-14 0-14 8 0 9 7 9 14 9z"><text:p/></draw:path><draw:polygon draw:style-name="gr3" draw:text-style-name="P165" svg:width="0.0555in" svg:height="0.2984in" svg:x="0.4134in" svg:y="0in" svg:viewBox="0 0 142 759" draw:points="0,759 30,759 30,29 142,29 142,0 0,0"><text:p/></draw:polygon><draw:polygon draw:style-name="gr3" draw:text-style-name="P165" svg:width="0.0114in" svg:height="0.0996in" svg:x="0.4134in" svg:y="0.298in" svg:viewBox="0 0 30 254" draw:points="0,254 30,254 30,0 0,0"><text:p/></draw:polygon><draw:polygon draw:style-name="gr3" draw:text-style-name="P165" svg:width="0.0555in" svg:height="0.2984in" svg:x="0.4134in" svg:y="0.398in" svg:viewBox="0 0 142 759" draw:points="0,759 142,759 142,731 30,731 30,0 0,0"><text:p/></draw:polygon><draw:path draw:style-name="gr3" draw:text-style-name="P165" svg:width="0.076in" svg:height="0.0752in" svg:x="0.4843in" svg:y="0.0598in" svg:viewBox="0 0 194 192" svg:d="M142 26c-9-14-21-26-40-26-49 0-102 62-102 124 0 40 23 68 56 68 9 0 30-2 56-31 3 17 18 31 38 31 16 0 25-10 31-23 7-15 13-42 13-42 0-5-4-5-4-5-5 0-5 2-6 9-9 26-16 51-33 51-12 0-13-10-13-19s1-12 6-31c5-18 5-23 8-38l16-59c2-13 2-13 2-15 0-8-4-12-10-12-11 0-18 10-18 18zM113 137c-1 8-1 8-9 15-18 23-34 30-46 30-22 0-28-22-28-39 0-21 13-73 24-93 12-25 31-40 49-40 28 0 34 34 34 37 0 2-1 5-3 7z"><text:p/></draw:path><draw:path draw:style-name="gr3" draw:text-style-name="P165" svg:width="0.0421in" svg:height="0.0772in" svg:x="0.5776in" svg:y="0.0807in" svg:viewBox="0 0 108 197" svg:d="M67 8c0-8-1-8-8-8-19 18-47 19-59 19v11c7 0 26 0 43-8v151c0 9 0 13-30 13h-11v11c5 0 42-1 53-1 10 0 47 1 53 1v-11h-11c-30 0-30-4-30-13z"><text:p/></draw:path><draw:path draw:style-name="gr3" draw:text-style-name="P165" svg:width="0.0421in" svg:height="0.0772in" svg:x="0.6445in" svg:y="0.0807in" svg:viewBox="0 0 108 197" svg:d="M67 8c0-8-1-8-8-8-19 18-47 19-59 19v11c7 0 26 0 43-8v151c0 9 0 13-30 13h-11v11c5 0 42-1 53-1 10 0 47 1 53 1v-11h-11c-30 0-30-4-30-13z"><text:p/></draw:path><draw:path draw:style-name="gr3" draw:text-style-name="P165" svg:width="0.0177in" svg:height="0.0177in" svg:x="0.8941in" svg:y="0.0835in" svg:viewBox="0 0 46 46" svg:d="M46 23c0-12-10-23-23-23-12 0-23 11-23 23 0 13 11 23 23 23 13 0 23-10 23-23z"><text:p/></draw:path><draw:path draw:style-name="gr3" draw:text-style-name="P165" svg:width="0.0177in" svg:height="0.0177in" svg:x="0.9681in" svg:y="0.0835in" svg:viewBox="0 0 46 46" svg:d="M46 23c0-12-10-23-23-23-12 0-23 11-23 23 0 13 11 23 23 23 13 0 23-10 23-23z"><text:p/></draw:path><draw:path draw:style-name="gr3" draw:text-style-name="P165" svg:width="0.0177in" svg:height="0.0177in" svg:x="1.0421in" svg:y="0.0835in" svg:viewBox="0 0 46 46" svg:d="M46 23c0-12-10-23-23-23-12 0-23 11-23 23 0 13 11 23 23 23 13 0 23-10 23-23z"><text:p/></draw:path><draw:path draw:style-name="gr3" draw:text-style-name="P165" svg:width="0.076in" svg:height="0.0752in" svg:x="1.2823in" svg:y="0.0598in"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3" draw:text-style-name="P165" svg:width="0.0421in" svg:height="0.0772in" svg:x="1.3756in" svg:y="0.0807in" svg:viewBox="0 0 108 197" svg:d="M67 8c0-8-1-8-8-8-19 18-47 19-59 19v11c7 0 26 0 43-8v151c0 9 0 13-30 13h-11v11c5 0 42-1 53-1 10 0 47 1 53 1v-11h-11c-30 0-30-4-30-13z"><text:p/></draw:path><draw:path draw:style-name="gr3" draw:text-style-name="P165" svg:width="0.0709in" svg:height="0.0524in" svg:x="1.4346in" svg:y="0.1071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165" svg:width="0.0177in" svg:height="0.0177in" svg:x="0.5835in" svg:y="0.2925in" svg:viewBox="0 0 46 46" svg:d="M46 23c0-12-10-23-23-23-12 0-23 11-23 23 0 13 11 23 23 23 13 0 23-10 23-23z"><text:p/></draw:path><draw:path draw:style-name="gr3" draw:text-style-name="P165" svg:width="0.0177in" svg:height="0.0177in" svg:x="0.5835in" svg:y="0.3594in" svg:viewBox="0 0 46 46" svg:d="M46 23c0-12-10-23-23-23-12 0-23 11-23 23 0 13 11 23 23 23 13 0 23-10 23-23z"><text:p/></draw:path><draw:path draw:style-name="gr3" draw:text-style-name="P165" svg:width="0.0177in" svg:height="0.0177in" svg:x="0.5835in" svg:y="0.4252in" svg:viewBox="0 0 46 46" svg:d="M46 23c0-12-10-23-23-23-12 0-23 11-23 23 0 13 11 23 23 23 13 0 23-10 23-23z"><text:p/></draw:path><draw:path draw:style-name="gr3" draw:text-style-name="P165" svg:width="0.0177in" svg:height="0.0177in" svg:x="0.9173in" svg:y="0.3098in" svg:viewBox="0 0 46 46" svg:d="M46 23c0-12-10-23-23-23-12 0-23 11-23 23 0 13 11 23 23 23 13 0 23-10 23-23z"><text:p/></draw:path><draw:path draw:style-name="gr3" draw:text-style-name="P165" svg:width="0.0177in" svg:height="0.0177in" svg:x="0.9823in" svg:y="0.3594in" svg:viewBox="0 0 46 46" svg:d="M46 23c0-12-10-23-23-23-12 0-23 11-23 23 0 13 11 23 23 23 13 0 23-10 23-23z"><text:p/></draw:path><draw:path draw:style-name="gr3" draw:text-style-name="P165" svg:width="0.0177in" svg:height="0.0177in" svg:x="1.0465in" svg:y="0.4091in" svg:viewBox="0 0 46 46" svg:d="M46 23c0-12-10-23-23-23-12 0-23 11-23 23 0 13 11 23 23 23 13 0 23-10 23-23z"><text:p/></draw:path><draw:path draw:style-name="gr3" draw:text-style-name="P165" svg:width="0.0177in" svg:height="0.0177in" svg:x="1.389in" svg:y="0.2925in" svg:viewBox="0 0 46 46" svg:d="M46 23c0-12-10-23-23-23-12 0-23 11-23 23 0 13 11 23 23 23 13 0 23-10 23-23z"><text:p/></draw:path><draw:path draw:style-name="gr3" draw:text-style-name="P165" svg:width="0.0177in" svg:height="0.0177in" svg:x="1.389in" svg:y="0.3594in" svg:viewBox="0 0 46 46" svg:d="M46 23c0-12-10-23-23-23-12 0-23 11-23 23 0 13 11 23 23 23 13 0 23-10 23-23z"><text:p/></draw:path><draw:path draw:style-name="gr3" draw:text-style-name="P165" svg:width="0.0177in" svg:height="0.0177in" svg:x="1.389in" svg:y="0.4252in" svg:viewBox="0 0 46 46" svg:d="M46 23c0-12-10-23-23-23-12 0-23 11-23 23 0 13 11 23 23 23 13 0 23-10 23-23z"><text:p/></draw:path><draw:path draw:style-name="gr3" draw:text-style-name="P165" svg:width="0.076in" svg:height="0.0752in" svg:x="0.476in" svg:y="0.5689in"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3" draw:text-style-name="P165" svg:width="0.0709in" svg:height="0.0524in" svg:x="0.5626in" svg:y="0.6161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165" svg:width="0.0421in" svg:height="0.0772in" svg:x="0.6524in" svg:y="0.5898in" svg:viewBox="0 0 108 197" svg:d="M67 8c0-8-1-8-8-8-19 18-47 19-59 19v11c7 0 26 0 43-8v151c0 9 0 13-30 13h-11v11c5 0 42-1 53-1 10 0 47 1 53 1v-11h-11c-30 0-30-4-30-13z"><text:p/></draw:path><draw:path draw:style-name="gr3" draw:text-style-name="P165" svg:width="0.0177in" svg:height="0.0177in" svg:x="0.8941in" svg:y="0.5925in" svg:viewBox="0 0 46 46" svg:d="M46 23c0-12-10-23-23-23-12 0-23 11-23 23 0 13 11 23 23 23 13 0 23-10 23-23z"><text:p/></draw:path><draw:path draw:style-name="gr3" draw:text-style-name="P165" svg:width="0.0177in" svg:height="0.0177in" svg:x="0.9681in" svg:y="0.5925in" svg:viewBox="0 0 46 46" svg:d="M46 23c0-12-10-23-23-23-12 0-23 11-23 23 0 13 11 23 23 23 13 0 23-10 23-23z"><text:p/></draw:path><draw:path draw:style-name="gr3" draw:text-style-name="P165" svg:width="0.0177in" svg:height="0.0177in" svg:x="1.0421in" svg:y="0.5925in" svg:viewBox="0 0 46 46" svg:d="M46 23c0-12-10-23-23-23-12 0-23 11-23 23 0 13 11 23 23 23 13 0 23-10 23-23z"><text:p/></draw:path><draw:path draw:style-name="gr3" draw:text-style-name="P165" svg:width="0.076in" svg:height="0.0752in" svg:x="1.274in" svg:y="0.5689in"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3" draw:text-style-name="P165" svg:width="0.0709in" svg:height="0.0524in" svg:x="1.3606in" svg:y="0.6161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165" svg:width="0.0709in" svg:height="0.0524in" svg:x="1.4425in" svg:y="0.6161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olygon draw:style-name="gr3" draw:text-style-name="P165" svg:width="0.0555in" svg:height="0.2984in" svg:x="1.5287in" svg:y="0in" svg:viewBox="0 0 142 759" draw:points="113,759 142,759 142,0 0,0 0,29 113,29"><text:p/></draw:polygon><draw:polygon draw:style-name="gr3" draw:text-style-name="P165" svg:width="0.0114in" svg:height="0.0996in" svg:x="1.5724in" svg:y="0.298in" svg:viewBox="0 0 30 254" draw:points="0,254 30,254 30,0 0,0"><text:p/></draw:polygon><draw:polygon draw:style-name="gr3" draw:text-style-name="P165" svg:width="0.0555in" svg:height="0.2984in" svg:x="1.5287in" svg:y="0.398in" svg:viewBox="0 0 142 759" draw:points="113,731 0,731 0,759 142,759 142,0 113,0"><text:p/></draw:polygon></draw:g></text:p>
      <text:p text:style-name="P96">Khuôn mẫu này là khuôn mẫu ICA.</text:p>
      <text:p text:style-name="P78"/>
      <text:p text:style-name="P80">* Các giới hạn của ICA:</text:p>
      <text:p text:style-name="P80">+ <draw:g text:anchor-type="as-char" svg:y="-0.0756in" draw:z-index="160" draw:style-name="gr1"><svg:title>TexMaths</svg:title><svg:desc>12§display§\textbf{s}_{i}§svg§600§FALSE§</svg:desc><draw:polygon draw:style-name="gr2" draw:text-style-name="P164" svg:width="0.0996in" svg:height="0.0843in" svg:x="0.002in" svg:y="0.0083in" svg:viewBox="0 0 254 215" draw:points="128,215 0,215 0,0 254,0 254,215"><text:p/></draw:polygon><draw:path draw:style-name="gr3" draw:text-style-name="P165" svg:width="0.063in" svg:height="0.076in" svg:x="0in" svg:y="0in" svg:viewBox="0 0 161 194" svg:d="M73 67c-15-2-43-7-43-28 0-26 40-26 48-26 32 0 48 13 50 36 0 6 1 8 9 8 11 0 11-2 11-12v-33c0-8 0-12-7-12-2 0-4 0-19 7-12-5-27-7-44-7-13 0-78 0-78 55 0 17 8 29 17 36 17 14 34 17 66 23 16 3 47 8 47 33 0 31-38 31-48 31-46 0-55-30-62-48-2-7-3-7-9-7-11 0-11 4-11 12v47c0 8 0 12 7 12 4 0 5 0 13-6 2 0 10-7 11-7 20 13 42 13 51 13 13 0 79 0 79-62 0-18-8-33-24-45-17-12-30-14-64-20z"><text:p/></draw:path><draw:path draw:style-name="gr3" draw:text-style-name="P165" svg:width="0.035in" svg:height="0.078in" svg:x="0.0748in" svg:y="0.0228in" svg:viewBox="0 0 90 199" svg:d="M83 12c0-5-3-12-12-12-8 0-17 7-17 17 0 5 4 11 12 11 9 0 17-9 17-16zM22 162c-2 3-3 7-3 12 0 14 12 25 28 25 31 0 43-41 43-45s-3-4-4-4c-4 0-4 2-6 4-7 24-20 36-32 36-6 0-7-3-7-10 0-6 2-11 5-18 3-9 6-17 9-24 3-8 14-35 15-37 1-3 2-8 2-10 0-14-12-25-29-25-30 0-43 41-43 45s4 4 5 4c5 0 5-3 6-5 7-26 20-36 31-36 5 0 9 3 9 10s-3 12-10 30z"><text:p/></draw:path></draw:g><text:s/>độc lập theo thống kê.</text:p>
      <text:p text:style-name="P80">+ Các thành phần độc lập phải có phân phối không khác với phân phối gaussian, <text:span text:style-name="T52">và ta cũng giả định rằng phân phối này ta chưa biết.</text:span></text:p>
      <text:p text:style-name="P80">+ <text:span text:style-name="T52">Ma trận mixing là ma trận vuông, nhưng ta cũng có thể giả định rằng nó không phải là ma trận vuông.</text:span></text:p>
      <text:p text:style-name="P80"/>
      <text:p text:style-name="P81">Sau khi đã ước lượng được <draw:g text:anchor-type="as-char" svg:y="-0.1161in" draw:z-index="161" draw:style-name="gr1"><svg:title>TexMaths</svg:title><svg:desc>12§display§\textbf{A}§svg§600§FALSE§</svg:desc><draw:polygon draw:style-name="gr2" draw:text-style-name="P164" svg:width="0.1205in" svg:height="0.0996in" svg:x="0.0016in" svg:y="0.0071in" svg:viewBox="0 0 307 254" draw:points="153,254 0,254 0,0 307,0 307,254"><text:p/></draw:polygon><draw:path draw:style-name="gr3" draw:text-style-name="P165" svg:width="0.1303in" svg:height="0.1161in" svg:x="0in" svg:y="0in" svg:viewBox="0 0 332 296" svg:d="M183 11c-5-11-9-11-17-11-12 0-14 4-16 11l-104 255c-4 6-5 9-38 9h-8v21c17-2 36-3 50-3 16 0 39 0 55 3v-21c-1 0-38 0-38-6l2-5 21-50h114l25 61h-40v21c16-3 56-3 73-3 18 0 55 0 70 3v-21h-41zM146 76l49 117h-97z"><text:p/></draw:path></draw:g>, ta có thể tính được các thành phần độc lập <text:span text:style-name="T53">theo phương trình sau</text:span></text:p>
      <text:p text:style-name="P82"><text:tab/><draw:g text:anchor-type="as-char" svg:y="-0.1528in" draw:z-index="162" draw:style-name="gr1"><svg:title>TexMaths</svg:title><svg:desc>12§display§\textbf{s} = \textbf{A}^{-1} \textbf{x} = \textbf{W} \textbf{x}§svg§600§FALSE§</svg:desc><draw:polygon draw:style-name="gr2" draw:text-style-name="P164" svg:width="1.2197in" svg:height="0.135in" svg:x="0.002in" svg:y="0.0087in" svg:viewBox="0 0 3099 344" draw:points="1550,344 0,344 0,0 3099,0 3099,344"><text:p/></draw:polygon><draw:path draw:style-name="gr3" draw:text-style-name="P165" svg:width="0.063in" svg:height="0.0768in" svg:x="0in" svg:y="0.0756in" svg:viewBox="0 0 161 196" svg:d="M73 67c-15-2-43-7-43-27 0-27 40-27 48-27 31 0 48 13 49 36 0 6 1 9 10 9 11 0 11-3 11-12v-34c0-8 0-12-8-12-2 0-3 0-19 7-12-5-26-7-43-7-13 0-78 0-78 55 0 17 8 29 17 36 17 15 33 18 66 23 15 4 47 10 47 34 0 32-39 32-48 32-46 0-56-31-62-49-2-7-3-7-9-7-11 0-11 3-11 13v46c0 8 0 13 7 13 4 0 5 0 13-7 2 0 10-7 11-7 19 14 42 14 51 14 13 0 79 0 79-63 0-19-10-33-24-45-17-12-30-15-64-21z"><text:p/></draw:path><draw:path draw:style-name="gr3" draw:text-style-name="P165" svg:width="0.1102in" svg:height="0.039in" svg:x="0.1244in" svg:y="0.0902in" svg:viewBox="0 0 281 100" svg:d="M267 17c7 0 14 0 14-9 0-8-7-8-13-8h-254c-7 0-14 0-14 8 0 9 7 9 14 9zM268 100c6 0 13 0 13-9 0-8-7-8-14-8h-253c-7 0-14 0-14 8 0 9 7 9 14 9z"><text:p/></draw:path><draw:path draw:style-name="gr3" draw:text-style-name="P165" svg:width="0.1307in" svg:height="0.1165in" svg:x="0.2972in" svg:y="0.0343in" svg:viewBox="0 0 333 297" svg:d="M184 11c-5-11-10-11-18-11-11 0-14 4-16 11l-104 256c-4 6-5 10-38 10h-8v20c17-1 36-2 50-2 16 0 39 0 56 2v-20c-2 0-39 0-39-7l3-4 20-51h114l25 62h-39v20c15-2 56-2 73-2 18 0 55 0 70 2v-20h-41zM146 76l50 119h-98z"><text:p/></draw:path><draw:path draw:style-name="gr3" draw:text-style-name="P165" svg:width="0.0783in" svg:height="0.0059in" svg:x="0.4472in" svg:y="0.0453in" svg:viewBox="0 0 200 16" svg:d="M190 16c3 0 10 0 10-9 0-7-6-7-10-7h-178c-5 0-12 0-12 7 0 9 7 9 12 9z"><text:p/></draw:path><draw:path draw:style-name="gr3" draw:text-style-name="P165" svg:width="0.0421in" svg:height="0.0772in" svg:x="0.5512in" svg:y="0in" svg:viewBox="0 0 108 197" svg:d="M67 8c0-8-1-8-8-8-19 18-47 19-59 19v11c7 0 26 0 43-8v151c0 10 0 13-30 13h-11v11c5 0 42-1 53-1 10 0 47 1 53 1v-11h-11c-30 0-30-3-30-13z"><text:p/></draw:path><draw:path draw:style-name="gr3" draw:text-style-name="P165" svg:width="0.0933in" svg:height="0.074in" svg:x="0.6169in" svg:y="0.0768in" svg:viewBox="0 0 238 189" svg:d="M137 84l50-55c5-6 7-9 44-9v-20c-16 1-38 1-40 1-11 0-31-1-43-1v20c6 0 10 2 15 4-1 2-1 2-2 5l-36 41-42-50h17v-20c-11 0-38 1-51 1s-32-1-47-1v20h30l66 79-55 62c-7 7-23 7-43 7v21c14-1 36-1 40-1 10 0 34 1 43 1v-21c-9 0-16-1-16-5l3-3 42-46 45 54h-15v21c9 0 36-1 50-1 13 0 33 1 46 1v-21h-29z"><text:p/></draw:path><draw:path draw:style-name="gr3" draw:text-style-name="P165" svg:width="0.1102in" svg:height="0.039in" svg:x="0.7693in" svg:y="0.0902in" svg:viewBox="0 0 281 100" svg:d="M267 17c7 0 14 0 14-9 0-8-7-8-13-8h-254c-7 0-14 0-14 8 0 9 7 9 14 9zM268 100c6 0 13 0 13-9 0-8-7-8-14-8h-253c-7 0-14 0-14 8 0 9 7 9 14 9z"><text:p/></draw:path><draw:path draw:style-name="gr3" draw:text-style-name="P165" svg:width="0.1898in" svg:height="0.1157in" svg:x="0.9398in" svg:y="0.0366in" svg:viewBox="0 0 483 295" svg:d="M442 30c2-7 2-8 17-8 8-2 16-2 24-2v-20c-12 0-27 1-46 1-17 0-42 0-58-1v20c11 0 32 0 44 5l-74 190-74-195h40v-20c-15 1-56 1-74 1-16 0-50 0-65-1v20h38l17 45-58 150-75-195h40v-20c-16 1-55 1-73 1-17 0-51 0-65-1v20h36l102 263c2 7 4 12 14 12 11 0 14-5 15-12l74-190 74 190c2 7 4 12 14 12 11 0 13-5 14-12z"><text:p/></draw:path><draw:path draw:style-name="gr3" draw:text-style-name="P165" svg:width="0.0933in" svg:height="0.074in" svg:x="1.1366in" svg:y="0.0768in" svg:viewBox="0 0 238 189" svg:d="M137 84l50-55c5-6 7-9 42-9v-20c-14 1-36 1-38 1-11 0-31-1-43-1v20c6 0 10 2 15 4-2 2-2 2-2 5l-36 41-42-50h17v-20c-11 0-38 1-51 1s-32-1-47-1v20h30l66 79-55 62c-7 7-23 7-43 7v21c14-1 36-1 40-1 10 0 34 1 43 1v-21c-9 0-16-1-16-5l3-3 42-46 45 54h-15v21c9 0 36-1 50-1 13 0 33 1 46 1v-21h-29z"><text:p/></draw:path></draw:g></text:p>
      <text:p text:style-name="P83"/>
      <text:p text:style-name="P78">* <text:span text:style-name="T54">Có hai vấn đề chưa rõ ràng:</text:span></text:p>
      <text:p text:style-name="P79">+ <text:span text:style-name="T54">Các phương sai (năng lượng) của các thành phần độc lập </text:span><text:span text:style-name="T54"><draw:g text:anchor-type="as-char" svg:y="-0.0756in" draw:z-index="163" draw:style-name="gr1"><svg:title>TexMaths</svg:title><svg:desc>12§display§\textbf{s}_i§svg§600§FALSE§</svg:desc><draw:polygon draw:style-name="gr2" draw:text-style-name="P164" svg:width="0.0996in" svg:height="0.0843in" svg:x="0.002in" svg:y="0.0083in" svg:viewBox="0 0 254 215" draw:points="128,215 0,215 0,0 254,0 254,215"><text:p/></draw:polygon><draw:path draw:style-name="gr3" draw:text-style-name="P165" svg:width="0.063in" svg:height="0.076in" svg:x="0in" svg:y="0in" svg:viewBox="0 0 161 194" svg:d="M73 67c-15-2-43-7-43-28 0-26 40-26 48-26 32 0 48 13 50 36 0 6 1 8 9 8 11 0 11-2 11-12v-33c0-8 0-12-7-12-2 0-4 0-19 7-12-5-27-7-44-7-13 0-78 0-78 55 0 17 8 29 17 36 17 14 34 17 66 23 16 3 47 8 47 33 0 31-38 31-48 31-46 0-56-30-62-48-2-7-3-7-9-7-11 0-11 4-11 12v47c0 8 0 12 7 12 4 0 5 0 13-6 2 0 10-7 11-7 20 13 42 13 51 13 13 0 79 0 79-62 0-18-8-33-24-45-17-12-30-14-64-20z"><text:p/></draw:path><draw:path draw:style-name="gr3" draw:text-style-name="P165" svg:width="0.035in" svg:height="0.078in" svg:x="0.0748in" svg:y="0.0228in" svg:viewBox="0 0 90 199" svg:d="M83 12c0-5-4-12-12-12s-17 7-17 17c0 5 4 11 12 11 9 0 17-9 17-16zM22 162c-2 3-3 7-3 12 0 14 12 25 28 25 31 0 43-41 43-45s-3-4-4-4c-4 0-4 2-6 4-7 24-20 36-32 36-6 0-7-3-7-10 0-6 2-11 5-18 3-9 6-17 9-24 3-8 14-35 15-37 1-3 2-8 2-10 0-14-12-25-29-25-30 0-43 41-43 45s4 4 5 4c5 0 5-3 6-5 7-26 20-36 31-36 5 0 9 3 9 10s-3 12-10 30z"><text:p/></draw:path></draw:g></text:span><text:span text:style-name="T54"><text:s/>không thể được xác định.</text:span></text:p>
      <text:p text:style-name="P79">+ <text:span text:style-name="T54">Các vị trí của các thành phần độc lập không thể được xác định.</text:span></text:p>
      <text:p text:style-name="P84">Vậy làm sao tìm ra được <draw:g text:anchor-type="as-char" svg:y="-0.1161in" draw:z-index="164" draw:style-name="gr1"><svg:title>TexMaths</svg:title><svg:desc>12§display§\textbf{A}§svg§600§FALSE§</svg:desc><draw:polygon draw:style-name="gr2" draw:text-style-name="P164" svg:width="0.1205in" svg:height="0.0996in" svg:x="0.0016in" svg:y="0.0071in" svg:viewBox="0 0 307 254" draw:points="153,254 0,254 0,0 307,0 307,254"><text:p/></draw:polygon><draw:path draw:style-name="gr3" draw:text-style-name="P165" svg:width="0.1303in" svg:height="0.1161in" svg:x="0in" svg:y="0in" svg:viewBox="0 0 332 296" svg:d="M183 11c-5-11-9-11-17-11-12 0-14 4-16 11l-104 255c-4 6-5 9-38 9h-8v21c17-2 36-3 50-3 16 0 39 0 55 3v-21c-1 0-38 0-38-6l2-5 21-50h114l25 61h-40v21c16-3 56-3 73-3 18 0 55 0 70 3v-21h-41zM146 76l49 117h-97z"><text:p/></draw:path></draw:g>?</text:p>
      <text:p text:style-name="P84"/>
      <text:p text:style-name="P84">Có hai phương pháp phổ biến:</text:p>
      <text:p text:style-name="P84"><text:soft-page-break/>1. Mutual Information là nhỏ nhất.</text:p>
      <text:p text:style-name="P84">2. Ước lượng likelihood lớn nhất.</text:p>
      <text:p text:style-name="P84"/>
      <text:p text:style-name="P99">Ta sẽ chỉ xét đến phương pháp thứ nhất: m<text:span text:style-name="T70">utual Information là nhỏ nhất.</text:span></text:p>
      <text:p text:style-name="P85">Dif<text:span text:style-name="T55">ferential </text:span>Ent<text:span text:style-name="T55">ropy được định nghĩa là:</text:span></text:p>
      <text:p text:style-name="P86"><text:tab/><draw:g text:anchor-type="as-char" svg:y="-0.2256in" draw:z-index="165" draw:style-name="gr1"><svg:title>TexMaths</svg:title><svg:desc>12§display§H(\textbf{y}) = - \int p(\textbf{y}) \log p(\textbf{y}) d\textbf{y}§svg§600§FALSE§</svg:desc><draw:polygon draw:style-name="gr2" draw:text-style-name="P164" svg:width="2.0165in" svg:height="0.352in" svg:x="0.002in" svg:y="0.0083in" svg:viewBox="0 0 5123 895" draw:points="2563,895 0,895 0,0 5123,0 5123,895"><text:p/></draw:polygon><draw:path draw:style-name="gr3" draw:text-style-name="P165" svg:width="0.1398in" svg:height="0.1134in" svg:x="0in" svg:y="0.1138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5-4 19-38 19-8 0-12 0-12 8 0 5 5 5 6 5 12 0 42-1 54-1 8 0 18 0 26 0 10 0 20 1 28 1 4 0 8 0 8-9 0-4-3-4-12-4-15 0-26 0-26-9 0-1 0-3 0-6l29-116h129c-18 70-27 110-28 118-5 13-14 13-39 13-7 0-11 0-11 8 0 5 6 5 6 5 12 0 42-1 53-1 10 0 19 0 29 0 8 0 18 1 26 1 4 0 9 0 9-9 0-4-4-4-11-4-17 0-29 0-29-9 0-1 1-3 1-6z"><text:p/></draw:path><draw:path draw:style-name="gr3" draw:text-style-name="P165" svg:width="0.0382in" svg:height="0.1657in" svg:x="0.1614in" svg:y="0.102in" svg:viewBox="0 0 98 422" svg:d="M98 418c0-1 0-2-7-9-53-53-66-132-66-198 0-73 16-146 69-199 4-5 4-6 4-8 0-3-1-4-4-4-4 0-42 29-68 83-21 45-26 92-26 128 0 34 5 85 28 133 26 52 62 78 66 78 3 0 4-1 4-4z"><text:p/></draw:path><draw:path draw:style-name="gr3" draw:text-style-name="P165" svg:width="0.0925in" svg:height="0.1067in" svg:x="0.213in" svg:y="0.1524in" svg:viewBox="0 0 236 272" svg:d="M205 29c4-6 4-9 31-9v-20c-9 1-22 1-33 1s-30-1-39-1v20c2 0 21 0 21 5l-3 5-49 104-54-114h24v-20c-14 1-53 1-53 1-12 0-31-1-48-1v20h27l79 168-10 21c-9 19-22 49-52 49-6 0-8 0-10-3 4-1 13-7 13-22s-11-24-25-24c-12 0-24 8-24 24 0 22 20 39 46 39 32 0 57-25 68-50z"><text:p/></draw:path><draw:path draw:style-name="gr3" draw:text-style-name="P165" svg:width="0.0382in" svg:height="0.1657in" svg:x="0.3201in" svg:y="0.102in" svg:viewBox="0 0 98 422" svg:d="M98 211c0-32-4-84-27-132-25-51-63-79-67-79-2 0-4 2-4 4s0 3 7 10c43 41 67 108 67 197 0 72-15 147-68 200-6 5-6 6-6 7 0 3 2 4 4 4 4 0 43-29 68-83 22-45 26-92 26-128z"><text:p/></draw:path><draw:path draw:style-name="gr3" draw:text-style-name="P165" svg:width="0.1102in" svg:height="0.0386in" svg:x="0.4303in" svg:y="0.165in" svg:viewBox="0 0 281 99" svg:d="M266 17c8 0 15 0 15-9 0-8-7-8-13-8h-254c-7 0-14 0-14 8 0 9 7 9 14 9zM268 99c6 0 13 0 13-8s-7-8-15-8h-252c-7 0-14 0-14 8s7 8 14 8z"><text:p/></draw:path><draw:path draw:style-name="gr3" draw:text-style-name="P165" svg:width="0.1012in" svg:height="0.0067in" svg:x="0.6102in" svg:y="0.1811in" svg:viewBox="0 0 258 18" svg:d="M244 18c7 0 14 0 14-10 0-8-7-8-14-8h-230c-7 0-14 0-14 8 0 10 7 10 14 10z"><text:p/></draw:path><draw:path draw:style-name="gr3" draw:text-style-name="P165" svg:width="0.1476in" svg:height="0.3685in" svg:x="0.763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3" draw:text-style-name="P165" svg:width="0.0866in" svg:height="0.1051in" svg:x="0.9417in" svg:y="0.1524in" svg:viewBox="0 0 221 268" svg:d="M32 239c-3 14-3 18-22 18-5 0-10 0-10 7 0 3 2 4 6 4 11 0 23-1 35-1 14 0 29 1 42 1 2 0 7 0 7-7 0-4-4-4-10-4-20 0-20-4-20-8 0-6 17-74 19-84 6 11 18 27 40 27 49 0 102-63 102-124 0-40-24-68-55-68-22 0-44 16-57 31-5-23-23-31-38-31-19 0-28 17-31 24-8 14-14 41-14 41 0 5 5 5 5 5 5 0 5 0 9-10 6-30 15-50 30-50 7 0 13 2 13 19 0 9-1 14-4 21zM108 55c2-12 14-24 22-30 14-13 26-15 33-15 17 0 28 14 28 39s-15 73-22 90c-14 29-35 43-50 43-29 0-34-36-34-37s0-2 1-7z"><text:p/></draw:path><draw:path draw:style-name="gr3" draw:text-style-name="P165" svg:width="0.0382in" svg:height="0.1657in" svg:x="1.0472in" svg:y="0.102in" svg:viewBox="0 0 98 422" svg:d="M98 418c0-1 0-2-7-9-53-53-66-132-66-198 0-73 16-146 69-199 4-5 4-6 4-8 0-3-1-4-4-4-4 0-42 29-68 83-21 45-26 92-26 128 0 34 5 85 28 133 26 52 62 78 66 78 3 0 4-1 4-4z"><text:p/></draw:path><draw:path draw:style-name="gr3" draw:text-style-name="P165" svg:width="0.0925in" svg:height="0.1067in" svg:x="1.0992in" svg:y="0.1524in" svg:viewBox="0 0 236 272" svg:d="M205 29c4-6 4-9 31-9v-20c-9 1-22 1-33 1s-30-1-39-1v20c2 0 21 0 21 5l-3 5-49 104-54-114h24v-20c-14 1-53 1-53 1-12 0-31-1-48-1v20h27l79 168-10 21c-9 19-22 49-52 49-6 0-8 0-10-3 4-1 13-7 13-22s-11-24-25-24c-12 0-24 8-24 24 0 22 20 39 46 39 32 0 57-25 68-50z"><text:p/></draw:path><draw:path draw:style-name="gr3" draw:text-style-name="P165" svg:width="0.0382in" svg:height="0.1657in" svg:x="1.2055in" svg:y="0.102in" svg:viewBox="0 0 98 422" svg:d="M98 211c0-32-4-84-27-132-25-51-63-79-67-79-2 0-4 2-4 4s0 3 7 10c43 41 67 108 67 197 0 72-15 147-68 200-6 5-6 6-6 7 0 3 2 4 4 4 4 0 43-29 68-83 22-45 26-92 26-128z"><text:p/></draw:path><draw:path draw:style-name="gr3" draw:text-style-name="P165" svg:width="0.037in" svg:height="0.1154in" svg:x="1.2941in" svg:y="0.1106in" svg:viewBox="0 0 95 294" svg:d="M61 0l-61 5v13c30 0 34 4 34 23v220c0 19-5 19-34 19v14c14-2 36-2 47-2s32 0 48 2v-14c-29 0-34 0-34-19z"><text:p/></draw:path><draw:path draw:style-name="gr3" draw:text-style-name="P165" svg:width="0.0736in" svg:height="0.076in" svg:x="1.339in" svg:y="0.152in" svg:viewBox="0 0 188 194" svg:d="M188 98c0-52-43-98-94-98-53 0-94 46-94 98 0 55 44 96 94 96 51 0 94-42 94-96zM94 185c-18 0-36-10-48-29-10-19-10-45-10-60 0-17 0-40 10-59s31-27 48-27c19 0 37 8 48 26 10 19 10 43 10 60 0 15 0 38-9 56-9 19-28 33-49 33z"><text:p/></draw:path><draw:path draw:style-name="gr3" draw:text-style-name="P165" svg:width="0.076in" svg:height="0.1094in" svg:x="1.4224in" svg:y="0.152in"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7-40 43 0 30 42 54 94 54 50 0 94-21 94-55 0-15-7-36-27-49-24-11-48-11-73-11-11 0-29 0-33 0-13-2-23-15-23-29zM94 268c-44 0-72-20-72-43 0-20 16-36 34-36h26c36 0 84 0 84 36 0 23-30 43-72 43z"><text:p/></draw:path><draw:path draw:style-name="gr3" draw:text-style-name="P165" svg:width="0.0866in" svg:height="0.1051in" svg:x="1.5252in" svg:y="0.1524in" svg:viewBox="0 0 221 268" svg:d="M32 239c-3 14-3 18-22 18-5 0-10 0-10 7 0 3 2 4 6 4 11 0 23-1 35-1 14 0 29 1 42 1 2 0 7 0 7-7 0-4-4-4-10-4-20 0-20-4-20-8 0-6 17-74 19-84 6 11 18 27 40 27 49 0 102-63 102-124 0-40-24-68-55-68-22 0-44 16-57 31-5-23-23-31-38-31-19 0-28 17-31 24-8 14-14 41-14 41 0 5 5 5 5 5 5 0 5 0 9-10 6-30 15-50 30-50 7 0 13 2 13 19 0 9-1 14-4 21zM108 55c2-12 14-24 22-30 14-13 26-15 33-15 17 0 28 14 28 39s-15 73-22 90c-14 29-35 43-50 43-29 0-34-36-34-37s0-2 1-7z"><text:p/></draw:path><draw:path draw:style-name="gr3" draw:text-style-name="P165" svg:width="0.0382in" svg:height="0.1657in" svg:x="1.6307in" svg:y="0.102in" svg:viewBox="0 0 98 422" svg:d="M98 418c0-1 0-2-7-9-53-53-66-132-66-198 0-73 16-146 69-199 4-5 4-6 4-8 0-3-1-4-4-4-4 0-42 29-68 83-21 45-26 92-26 128 0 34 5 85 28 133 26 52 62 78 66 78 3 0 4-1 4-4z"><text:p/></draw:path><draw:path draw:style-name="gr3" draw:text-style-name="P165" svg:width="0.0925in" svg:height="0.1067in" svg:x="1.6823in" svg:y="0.1524in" svg:viewBox="0 0 236 272" svg:d="M204 29c5-6 5-9 32-9v-20c-9 1-22 1-33 1s-30-1-39-1v20c2 0 21 0 21 5l-3 5-49 104-54-114h24v-20c-14 1-53 1-53 1-12 0-31-1-48-1v20h27l79 168-10 21c-9 19-22 49-52 49-6 0-8 0-10-3 4-1 13-7 13-22s-11-24-25-24c-12 0-24 8-24 24 0 22 20 39 46 39 32 0 57-25 68-50z"><text:p/></draw:path><draw:path draw:style-name="gr3" draw:text-style-name="P165" svg:width="0.0382in" svg:height="0.1657in" svg:x="1.789in" svg:y="0.102in" svg:viewBox="0 0 98 422" svg:d="M98 211c0-32-4-84-27-132-25-51-63-79-67-79-2 0-4 2-4 4s0 3 7 10c43 41 67 108 67 197 0 72-15 147-68 200-6 5-6 6-6 7 0 3 2 4 4 4 4 0 43-29 68-83 22-45 26-92 26-128z"><text:p/></draw:path><draw:path draw:style-name="gr3" draw:text-style-name="P165" svg:width="0.0791in" svg:height="0.1169in" svg:x="1.8508in" svg:y="0.1106in" svg:viewBox="0 0 202 298" svg:d="M202 5c0-1 0-5-6-5s-46 4-54 5c-3 0-5 2-5 7 0 6 3 6 9 6 21 0 22 4 22 7l-2 9-24 99c-9-16-21-26-40-26-49 0-102 62-102 123 0 41 23 68 56 68 9 0 30-2 56-31 3 17 18 31 38 31 16 0 25-9 31-24 7-14 13-40 13-41 0-5-4-5-4-5-5 0-5 2-6 8-9 28-16 53-33 53-12 0-13-11-13-19 0-11 1-13 4-21zM113 243c-1 8-1 9-9 16-18 23-34 30-46 30-22 0-28-23-28-40 0-21 13-74 24-93 12-24 31-40 49-40 27 0 34 35 34 37 0 3-1 5-3 8z"><text:p/></draw:path><draw:path draw:style-name="gr3" draw:text-style-name="P165" svg:width="0.0925in" svg:height="0.1067in" svg:x="1.9343in" svg:y="0.1524in" svg:viewBox="0 0 236 272" svg:d="M205 29c4-6 4-9 31-9v-20c-9 1-22 1-33 1s-30-1-39-1v20c2 0 21 0 21 5l-3 5-49 104-54-114h24v-20c-14 1-53 1-53 1-12 0-31-1-48-1v20h27l79 168-10 21c-9 19-22 49-52 49-6 0-8 0-10-3 4-1 13-7 13-22s-11-24-25-24c-12 0-24 8-24 24 0 22 20 39 46 39 32 0 57-25 68-50z"><text:p/></draw:path></draw:g></text:p>
      <text:p text:style-name="P88">Negentropy <draw:g text:anchor-type="as-char" svg:y="-0.1181in" draw:z-index="173" draw:style-name="gr1"><svg:title>TexMaths</svg:title><svg:desc>12§display§J§svg§600§FALSE§</svg:desc><draw:polygon draw:style-name="gr2" draw:text-style-name="P164" svg:width="0.0882in" svg:height="0.1012in" svg:x="-0.0004in" svg:y="0.0087in" svg:viewBox="0 0 225 258" draw:points="113,258 0,258 0,0 225,0 225,258"><text:p/></draw:polygon><draw:path draw:style-name="gr3" draw:text-style-name="P165" svg:width="0.0933in" svg:height="0.1177in" svg:x="0.0028in" svg:y="0in" svg:viewBox="0 0 238 300" svg:d="M199 31c4-14 5-18 27-18 8 0 12 0 12-8 0-4-3-5-6-5-10 0-35 1-46 1-15 0-49-1-63-1-4 0-9 0-9 8 0 5 3 5 14 5 10 0 15 0 24 1 11 2 15 3 15 8 0 3-2 6-3 9l-49 196c-10 42-38 64-60 64-12 0-33-4-41-27 2 0 4 0 5 0 17 0 28-14 28-26 0-14-11-19-18-19s-29 6-29 35c0 26 22 46 55 46 40 0 84-28 95-70z"><text:p/></draw:path></draw:g><text:s/>sẽ là</text:p>
      <text:p text:style-name="P88"><text:tab/><draw:g text:anchor-type="as-char" svg:y="-0.1252in" draw:z-index="174" draw:style-name="gr1"><svg:title>TexMaths</svg:title><svg:desc>12§display§J(\textbf{y}) = H(\textbf{y}_{\text{gauss}}) - H(\textbf{y})§svg§600§FALSE§</svg:desc><draw:polygon draw:style-name="gr2" draw:text-style-name="P164" svg:width="1.8102in" svg:height="0.1724in" svg:x="0in" svg:y="0.0067in" svg:viewBox="0 0 4599 439" draw:points="2301,439 0,439 0,0 4599,0 4599,439"><text:p/></draw:polygon><draw:path draw:style-name="gr3" draw:text-style-name="P165" svg:width="0.0933in" svg:height="0.1169in" svg:x="0.0031in" svg:y="0.0091in" svg:viewBox="0 0 238 298" svg:d="M199 31c4-14 5-18 28-18 6 0 11 0 11-8 0-4-3-5-5-5-11 0-37 1-48 1-15 0-48-1-63-1-3 0-8 0-8 8 0 5 4 5 14 5s14 0 24 1c11 2 14 3 14 8 0 3 0 6-2 9l-49 194c-9 42-38 64-60 64-12 0-33-4-41-27 2 0 4 0 5 0 17 0 28-14 28-26 0-13-11-18-18-18s-29 5-29 35c0 25 22 45 55 45 40 0 84-27 95-70z"><text:p/></draw:path><draw:path draw:style-name="gr3" draw:text-style-name="P165" svg:width="0.0382in" svg:height="0.1657in" svg:x="0.1161in" svg:y="0in" svg:viewBox="0 0 98 422" svg:d="M98 418c0-1 0-2-7-9-53-53-66-132-66-198 0-73 16-146 69-199 4-5 4-6 4-8 0-3-1-4-4-4-4 0-42 29-68 83-21 45-26 92-26 128 0 33 5 85 28 133 26 51 62 78 66 78 3 0 4-1 4-4z"><text:p/></draw:path><draw:path draw:style-name="gr3" draw:text-style-name="P165" svg:width="0.0925in" svg:height="0.1067in" svg:x="0.1677in" svg:y="0.05in" svg:viewBox="0 0 236 272" svg:d="M205 29c4-6 4-9 31-9v-20c-9 1-22 1-33 1s-30-1-39-1v20c2 0 21 0 21 5l-3 5-49 104-54-114h24v-20c-14 1-53 1-53 1-12 0-31-1-48-1v20h27l79 168-10 20c-9 20-22 50-52 50-6 0-8 0-10-3 4-1 13-7 13-23 0-14-11-24-25-24-12 0-24 9-24 24 0 23 20 40 46 40 32 0 57-25 68-50z"><text:p/></draw:path><draw:path draw:style-name="gr3" draw:text-style-name="P165" svg:width="0.0382in" svg:height="0.1657in" svg:x="0.2744in" svg:y="0in" svg:viewBox="0 0 98 422" svg:d="M98 211c0-32-4-84-27-132-25-51-63-79-67-79-2 0-4 2-4 4s0 3 7 10c43 41 67 108 67 197 0 72-15 147-68 200-6 5-6 6-6 7 0 3 2 4 4 4 4 0 43-29 68-83 22-45 26-92 26-128z"><text:p/></draw:path><draw:path draw:style-name="gr3" draw:text-style-name="P165" svg:width="0.1102in" svg:height="0.0386in" svg:x="0.385in" svg:y="0.0622in" svg:viewBox="0 0 281 99" svg:d="M266 17c8 0 15 0 15-9 0-8-7-8-13-8h-254c-7 0-14 0-14 8 0 9 7 9 14 9zM268 99c6 0 13 0 13-8s-7-8-15-8h-252c-7 0-14 0-14 8s7 8 14 8z"><text:p/></draw:path><draw:path draw:style-name="gr3" draw:text-style-name="P165" svg:width="0.1398in" svg:height="0.1134in" svg:x="0.5575in" svg:y="0.0091in" svg:viewBox="0 0 356 289" svg:d="M306 32c4-15 5-19 36-19 11 0 14 0 14-8 0-5-5-5-6-5-12 0-42 1-55 1-11 0-42-1-53-1-4 0-9 0-9 8 0 5 5 5 13 5 0 0 8 0 16 1 7 0 10 2 10 8 0 0 0 1-1 7l-25 103h-128l24-100c4-15 4-19 36-19 10 0 14 0 14-8 0-5-5-5-7-5-11 0-42 1-53 1-13 0-43-1-55-1-3 0-7 0-7 8 0 5 3 5 10 5 2 0 9 0 17 1 7 0 11 2 11 8 0 0 0 2-1 7l-57 227c-4 16-4 20-38 20-8 0-12 0-12 8 0 5 5 5 6 5 12 0 42-1 54-1 8 0 18 0 26 0 10 0 20 1 28 1 4 0 8 0 8-9 0-4-3-4-12-4-15 0-26 0-26-9 0-1 0-3 0-6l29-116h129c-18 69-27 110-28 117-5 14-14 14-39 14-7 0-11 0-11 8 0 5 6 5 6 5 12 0 42-1 54-1 9 0 18 0 28 0 8 0 18 1 26 1 4 0 9 0 9-9 0-4-4-4-11-4-17 0-29 0-29-9 0-1 1-3 1-6z"><text:p/></draw:path><draw:path draw:style-name="gr3" draw:text-style-name="P165" svg:width="0.0382in" svg:height="0.1657in" svg:x="0.7189in" svg:y="0in" svg:viewBox="0 0 98 422" svg:d="M98 418c0-1 0-2-7-9-53-53-66-132-66-198 0-73 16-146 69-199 4-5 4-6 4-8 0-3-1-4-4-4-4 0-42 29-68 83-21 45-26 92-26 128 0 33 5 85 28 133 26 51 62 78 66 78 3 0 4-1 4-4z"><text:p/></draw:path><draw:path draw:style-name="gr3" draw:text-style-name="P165" svg:width="0.0925in" svg:height="0.1067in" svg:x="0.7705in" svg:y="0.05in" svg:viewBox="0 0 236 272" svg:d="M205 29c4-6 4-9 31-9v-20c-9 1-22 1-33 1s-30-1-39-1v20c2 0 21 0 21 5l-3 5-49 104-54-114h24v-20c-14 1-53 1-53 1-12 0-31-1-48-1v20h27l79 168-10 20c-9 20-22 50-52 50-6 0-8 0-10-3 4-1 13-7 13-23 0-14-11-24-25-24-12 0-24 9-24 24 0 23 20 40 46 40 32 0 57-25 68-50z"><text:p/></draw:path><draw:path draw:style-name="gr3" draw:text-style-name="P165" svg:width="0.0591in" svg:height="0.076in" svg:x="0.872in" svg:y="0.1118in" svg:viewBox="0 0 151 194" svg:d="M31 80c5 4 15 10 33 10 30 0 52-21 52-43 0-12-4-21-13-29 15-10 25-10 31-10-2 2-2 3-2 8 0 6 4 9 10 9 3 0 9-3 9-9 0-8-6-16-19-16-4 0-19 1-34 13-9-6-21-11-33-11-31 0-54 21-54 45 0 12 6 22 14 30-2 2-8 12-8 24 0 3 0 16 12 26-13 5-29 14-29 29 0 23 32 38 73 38 37 0 73-14 73-38 0-10-4-24-20-34-18-9-36-9-65-9-6 0-17 0-19 0-10-3-16-11-16-20 0-8 4-9 5-13zM65 81c-30 0-30-28-30-34 0-5 0-17 6-25 5-5 12-10 23-10 30 0 30 29 30 35 0 3 0 17-8 24-3 4-12 10-21 10zM65 132c25 0 62 0 62 24 0 15-24 29-54 29-32 0-55-14-55-29 0-10 10-23 29-24z"><text:p/></draw:path><draw:path draw:style-name="gr3" draw:text-style-name="P165" svg:width="0.0579in" svg:height="0.0528in" svg:x="0.9398in" svg:y="0.1122in" svg:viewBox="0 0 148 135" svg:d="M116 53c0-16 0-27-13-39-13-9-27-14-44-14-28 0-48 11-48 29 0 9 6 14 14 14 7 0 13-6 13-13 0-6-2-12-10-14 12-8 28-8 30-8 16 0 36 11 36 36v10c-17 0-38 1-58 10-28 9-36 25-36 39 0 24 31 32 52 32 24 0 37-13 44-25 1 12 10 24 23 24 0 0 29 0 29-29v-16h-10v16c0 3 0 17-11 17s-11-14-11-18zM94 90c0 29-26 37-39 37-15 0-30-10-30-24 0-17 15-39 69-42z"><text:p/></draw:path><draw:path draw:style-name="gr3" draw:text-style-name="P165" svg:width="0.0626in" svg:height="0.0524in" svg:x="1.0059in" svg:y="0.1122in" svg:viewBox="0 0 160 134" svg:d="M91 2v12c21 0 22 3 22 17v50c0 27-16 45-39 45-27 0-28-13-28-28v-98l-46 2v12c22 0 22 0 22 27v45c0 21 0 48 50 48 7 0 28 0 42-25v25l46-2v-12c-21 0-23-3-23-17v-103z"><text:p/></draw:path><draw:path draw:style-name="gr3" draw:text-style-name="P165" svg:width="0.0421in" svg:height="0.0528in" svg:x="1.0783in" svg:y="0.1122in" svg:viewBox="0 0 108 135" svg:d="M100 7c0-5 0-7-5-7-1 0-1 0-6 4 0 0-4 3-5 3-10-5-20-7-31-7-42 0-53 22-53 37 0 10 4 18 12 23 11 9 22 12 41 14 14 4 38 7 38 28 0 11-7 25-36 25s-39-19-44-38c-1-5-1-5-6-5s-5 1-5 7v36c0 5 0 8 4 8 3 0 8-6 14-13 13 13 30 13 37 13 39 0 53-20 53-42 0-10-5-19-13-27-11-11-25-12-35-14-24-4-43-8-43-24 0-9 7-21 36-21 35 0 36 24 36 34 0 2 5 2 5 2 6 0 6-2 6-7z"><text:p/></draw:path><draw:path draw:style-name="gr3" draw:text-style-name="P165" svg:width="0.0421in" svg:height="0.0528in" svg:x="1.1311in" svg:y="0.1122in" svg:viewBox="0 0 108 135" svg:d="M100 7c0-5 0-7-5-7-1 0-1 0-6 4 0 0-4 3-5 3-10-5-20-7-31-7-42 0-53 22-53 37 0 10 4 18 12 23 11 9 22 12 41 14 14 4 38 7 38 28 0 11-7 25-36 25s-39-19-44-38c-1-5-1-5-6-5s-5 1-5 7v36c0 5 0 8 4 8 3 0 8-6 14-13 13 13 30 13 37 13 39 0 53-20 53-42 0-10-5-19-13-27-11-11-25-12-35-14-24-4-43-8-43-24 0-9 7-21 36-21 35 0 36 24 36 34 0 2 5 2 5 2 6 0 6-2 6-7z"><text:p/></draw:path><draw:path draw:style-name="gr3" draw:text-style-name="P165" svg:width="0.0382in" svg:height="0.1657in" svg:x="1.1965in" svg:y="0in" svg:viewBox="0 0 98 422" svg:d="M98 211c0-32-4-84-27-132-25-51-63-79-67-79-2 0-4 2-4 4s0 3 7 10c43 41 67 108 67 197 0 72-15 147-68 200-6 5-6 6-6 7 0 3 2 4 4 4 4 0 43-29 68-83 22-45 26-92 26-128z"><text:p/></draw:path><draw:path draw:style-name="gr3" draw:text-style-name="P165" svg:width="0.1012in" svg:height="0.0067in" svg:x="1.302in" svg:y="0.078in" svg:viewBox="0 0 258 18" svg:d="M244 18c7 0 14 0 14-10 0-8-7-8-14-8h-230c-7 0-14 0-14 8 0 10 7 10 14 10z"><text:p/></draw:path><draw:path draw:style-name="gr3" draw:text-style-name="P165" svg:width="0.1398in" svg:height="0.1134in" svg:x="1.4606in" svg:y="0.0091in" svg:viewBox="0 0 356 289" svg:d="M306 32c4-15 5-19 36-19 11 0 14 0 14-8 0-5-5-5-6-5-12 0-42 1-55 1-11 0-42-1-53-1-4 0-9 0-9 8 0 5 5 5 12 5 1 0 9 0 17 1 7 0 10 2 10 8 0 0 0 1-1 7l-25 103h-128l24-100c4-15 4-19 36-19 10 0 14 0 14-8 0-5-5-5-7-5-11 0-42 1-53 1-13 0-43-1-55-1-3 0-7 0-7 8 0 5 3 5 10 5 2 0 9 0 17 1 7 0 11 2 11 8 0 0 0 2-1 7l-57 227c-4 16-4 20-38 20-8 0-12 0-12 8 0 5 5 5 6 5 11 0 42-1 54-1 8 0 18 0 26 0 10 0 20 1 28 1 4 0 8 0 8-9 0-4-3-4-12-4-15 0-26 0-26-9 0-1 0-3 0-6l29-116h129c-18 69-27 110-28 117-5 14-14 14-39 14-7 0-11 0-11 8 0 5 6 5 6 5 12 0 42-1 53-1 10 0 19 0 29 0 8 0 18 1 26 1 4 0 9 0 9-9 0-4-4-4-11-4-17 0-29 0-29-9 0-1 1-3 1-6z"><text:p/></draw:path><draw:path draw:style-name="gr3" draw:text-style-name="P165" svg:width="0.0382in" svg:height="0.1657in" svg:x="1.622in" svg:y="0in" svg:viewBox="0 0 98 422" svg:d="M98 418c0-1 0-2-7-9-53-53-66-132-66-198 0-73 16-146 69-199 4-5 4-6 4-8 0-3-1-4-4-4-4 0-42 29-68 83-21 45-26 92-26 128 0 33 5 85 28 133 26 51 62 78 66 78 3 0 4-1 4-4z"><text:p/></draw:path><draw:path draw:style-name="gr3" draw:text-style-name="P165" svg:width="0.0925in" svg:height="0.1067in" svg:x="1.674in" svg:y="0.05in" svg:viewBox="0 0 236 272" svg:d="M205 29c4-6 4-9 31-9v-20c-9 1-22 1-33 1s-30-1-39-1v20c2 0 21 0 21 5l-3 5-49 104-54-114h24v-20c-14 1-53 1-53 1-12 0-31-1-48-1v20h27l79 168-10 20c-9 20-22 50-52 50-6 0-8 0-10-3 4-1 13-7 13-23 0-14-11-24-25-24-12 0-24 9-24 24 0 23 20 40 46 40 32 0 57-25 68-50z"><text:p/></draw:path><draw:path draw:style-name="gr3" draw:text-style-name="P165" svg:width="0.0382in" svg:height="0.1657in" svg:x="1.7807in" svg:y="0in" svg:viewBox="0 0 98 422" svg:d="M98 211c0-32-4-84-27-132-25-51-63-79-67-79-2 0-4 2-4 4s0 3 7 10c43 41 67 108 67 197 0 72-15 147-68 200-6 5-6 6-6 7 0 3 2 4 4 4 4 0 43-29 68-83 22-45 26-92 26-128z"><text:p/></draw:path></draw:g></text:p>
      <text:p text:style-name="P87">với <draw:g text:anchor-type="as-char" svg:y="-0.0752in" draw:z-index="166" draw:style-name="gr1"><svg:title>TexMaths</svg:title><svg:desc>12§display§\textbf{y}_{\text{gauss}}§svg§600§FALSE§</svg:desc><draw:polygon draw:style-name="gr2" draw:text-style-name="P164" svg:width="0.3902in" svg:height="0.122in" svg:x="0.0047in" svg:y="0.0067in" svg:viewBox="0 0 992 311" draw:points="496,311 0,311 0,0 992,0 992,311"><text:p/></draw:polygon><draw:path draw:style-name="gr3" draw:text-style-name="P165" svg:width="0.0925in" svg:height="0.1075in" svg:x="0in" svg:y="0in" svg:viewBox="0 0 236 274" svg:d="M205 29c4-6 4-9 31-9v-20c-9 1-22 1-33 1s-30-1-39-1v20c2 0 21 0 21 5l-3 5-49 105-54-115h24v-20c-14 1-53 1-53 1-12 0-31-1-48-1v20h27l79 169-10 20c-9 21-22 50-52 50-6 0-8 0-10-3 4-1 13-7 13-21 0-15-11-24-25-24-12 0-24 7-24 24 0 21 20 39 46 39 32 0 57-26 68-51z"><text:p/></draw:path><draw:path draw:style-name="gr3" draw:text-style-name="P165" svg:width="0.0591in" svg:height="0.0768in" svg:x="0.1016in" svg:y="0.0602in" svg:viewBox="0 0 151 196" svg:d="M31 81c5 3 15 9 33 9 30 0 52-20 52-43 0-12-4-21-13-29 15-10 25-10 31-10-2 2-2 3-2 8 0 6 4 9 10 9 3 0 9-3 9-9 0-8-6-16-19-16-4 0-19 1-34 13-9-6-21-11-33-11-31 0-54 21-54 45 0 12 6 23 14 30-2 2-8 13-8 24 0 4 0 18 12 27-13 4-29 14-29 30 0 21 32 38 73 38 37 0 73-15 73-38 0-10-4-26-20-35-18-9-36-9-65-9-6 0-17 0-19-1-10-2-16-11-16-19 0-9 4-10 5-13zM65 82c-30 0-30-29-30-35 0-5 0-17 6-25 5-5 12-10 23-10 30 0 30 29 30 35 0 4 0 17-8 24-3 5-12 11-21 11zM65 134c25 0 62 0 62 24 0 14-24 29-54 29-32 0-55-15-55-29 0-11 10-24 29-24z"><text:p/></draw:path><draw:path draw:style-name="gr3" draw:text-style-name="P165" svg:width="0.0579in" svg:height="0.0531in" svg:x="0.1697in" svg:y="0.061in" svg:viewBox="0 0 148 136" svg:d="M116 53c0-16 0-27-13-39-13-9-27-14-44-14-28 0-48 11-48 29 0 10 6 14 14 14 7 0 13-6 13-13 0-6-2-12-10-14 12-8 28-8 30-8 16 0 36 11 36 37v9c-17 0-38 1-58 10-28 9-36 26-36 40 0 25 31 32 52 32 24 0 37-13 44-25 1 13 10 24 23 24 0 0 29 0 29-29v-16h-10v16c0 4 0 18-11 18s-11-14-11-19zM94 90c0 29-26 39-39 39-15 0-30-11-30-25 0-17 15-40 69-43z"><text:p/></draw:path><draw:path draw:style-name="gr3" draw:text-style-name="P165" svg:width="0.0626in" svg:height="0.0528in" svg:x="0.2358in" svg:y="0.0634in" svg:viewBox="0 0 160 135" svg:d="M91 2v12c21 0 22 3 22 17v51c0 26-16 44-39 44-27 0-28-12-28-27v-99l-46 2v12c22 0 22 0 22 27v46c0 20 0 48 50 48 7 0 28 0 42-25v25l46-3v-12c-21 0-23-1-23-15v-105z"><text:p/></draw:path><draw:path draw:style-name="gr3" draw:text-style-name="P165" svg:width="0.0421in" svg:height="0.0531in" svg:x="0.3083in" svg:y="0.061in" svg:viewBox="0 0 108 136" svg:d="M100 7c0-5 0-7-5-7-1 0-1 0-6 4 0 0-4 3-5 3-10-5-20-7-31-7-42 0-53 22-53 37 0 10 4 18 12 23 11 10 22 12 41 15 14 3 38 7 38 27 0 12-7 27-36 27s-39-19-44-40c-1-5-1-5-6-5s-5 1-5 7v38c0 5 0 7 4 7 3 0 8-6 14-12 13 12 30 12 37 12 39 0 53-20 53-41 0-12-5-20-13-29-11-11-25-12-35-14-24-4-43-7-43-24 0-9 7-21 36-21 35 0 36 24 36 34 0 2 5 2 5 2 6 0 6-2 6-7z"><text:p/></draw:path><draw:path draw:style-name="gr3" draw:text-style-name="P165" svg:width="0.0421in" svg:height="0.0531in" svg:x="0.3606in" svg:y="0.061in" svg:viewBox="0 0 108 136" svg:d="M100 7c0-5 0-7-5-7-1 0-1 0-6 4 0 0-4 3-5 3-10-5-20-7-31-7-42 0-53 22-53 37 0 10 4 18 12 23 11 10 22 12 41 15 14 3 38 7 38 27 0 12-7 27-36 27s-39-19-44-40c-1-5-1-5-6-5s-5 1-5 7v38c0 5 0 7 4 7 3 0 8-6 14-12 13 12 30 12 37 12 39 0 53-20 53-41 0-12-5-20-13-29-11-11-25-12-35-14-24-4-43-7-43-24 0-9 7-21 36-21 35 0 36 24 36 34 0 2 5 2 5 2 6 0 6-2 6-7z"><text:p/></draw:path></draw:g><text:s/>là biến ngẫu nhiên gaussian của cùng ma trận covariance của <draw:g text:anchor-type="as-char" svg:y="-0.0752in" draw:z-index="167" draw:style-name="gr1"><svg:title>TexMaths</svg:title><svg:desc>12§display§\textbf{y}§svg§600§FALSE§</svg:desc><draw:polygon draw:style-name="gr2" draw:text-style-name="P164" svg:width="0.0803in" svg:height="0.0906in" svg:x="0.0047in" svg:y="0.0067in" svg:viewBox="0 0 205 231" draw:points="102,231 0,231 0,0 205,0 205,231"><text:p/></draw:polygon><draw:path draw:style-name="gr3" draw:text-style-name="P165" svg:width="0.0929in" svg:height="0.1071in" svg:x="0in" svg:y="0in" svg:viewBox="0 0 237 273" svg:d="M206 29c4-6 5-9 31-9v-20c-9 1-22 1-33 1s-30-1-39-1v20c1 0 21 0 21 5l-3 5-49 105-54-115h24v-20c-15 1-53 1-53 1-12 0-32-1-49-1v20h27l79 169-9 19c-10 20-23 49-53 49-6 0-7 0-10-1 4-1 13-8 13-23 0-14-10-24-25-24-12 0-24 8-24 24 0 23 20 40 46 40 32 0 58-27 69-51z"><text:p/></draw:path></draw:g>. Negentropy luôn không âm, và bằng không chỉ cho biến ngẫu nhiên gaussian. <text:span text:style-name="T56">Mutual information </text:span><text:span text:style-name="T56"><draw:g text:anchor-type="as-char" svg:y="-0.1138in" draw:z-index="168" draw:style-name="gr1"><svg:title>TexMaths</svg:title><svg:desc>12§display§I§svg§600§FALSE§</svg:desc><draw:polygon draw:style-name="gr2" draw:text-style-name="P164" svg:width="0.0654in" svg:height="0.0969in" svg:x="0.0028in" svg:y="0.0083in" svg:viewBox="0 0 167 247" draw:points="84,247 0,247 0,0 167,0 167,247"><text:p/></draw:polygon><draw:path draw:style-name="gr3" draw:text-style-name="P165" svg:width="0.0764in" svg:height="0.113in" svg:x="0in" svg:y="0in" svg:viewBox="0 0 195 288" svg:d="M143 32c4-15 5-19 39-19 11 0 13 0 13-8 0-5-4-5-6-5-12 0-44 1-55 1-13 0-44-1-56-1-4 0-9 0-9 8 0 5 4 5 11 5 18 0 30 0 30 9 0 1 0 2-1 6l-58 228c-3 16-4 19-38 19-9 0-13 0-13 9 0 4 5 4 7 4 11 0 43-1 54-1 13 0 44 1 57 1 3 0 8 0 8-7 0-6-3-6-12-6-8 0-10 0-18 0-9-1-11-3-11-8 0-4 1-6 2-10z"><text:p/></draw:path></draw:g></text:span><text:span text:style-name="T56"><text:s/>giữa </text:span><text:span text:style-name="T56"><draw:g text:anchor-type="as-char" svg:y="-0.0756in" draw:z-index="169" draw:style-name="gr1"><svg:title>TexMaths</svg:title><svg:desc>12§display§m§svg§600§FALSE§</svg:desc><draw:polygon draw:style-name="gr2" draw:text-style-name="P164" svg:width="0.124in" svg:height="0.0587in" svg:x="0.0031in" svg:y="0.0083in" svg:viewBox="0 0 316 150" draw:points="159,150 0,150 0,0 316,0 316,150"><text:p/></draw:polygon><draw:path draw:style-name="gr3" draw:text-style-name="P165"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56"><text:s/>biến ngẫu nhiên, </text:span><text:span text:style-name="T56"><draw:g text:anchor-type="as-char" svg:y="-0.0744in" draw:z-index="170" draw:style-name="gr1"><svg:title>TexMaths</svg:title><svg:desc>12§display§y_{i}§svg§600§FALSE§</svg:desc><draw:polygon draw:style-name="gr2" draw:text-style-name="P164" svg:width="0.1059in" svg:height="0.0909in" svg:x="0.0031in" svg:y="0.0087in" svg:viewBox="0 0 270 232" draw:points="135,232 0,232 0,0 270,0 270,232"><text:p/></draw:polygon><draw:path draw:style-name="gr3" draw:text-style-name="P165" svg:width="0.0772in" svg:height="0.1075in" svg:x="0in" svg:y="0in" svg:viewBox="0 0 197 274" svg:d="M195 26c2-6 2-7 2-9 0-9-7-12-13-12-4 0-12 2-15 8-1 3-4 16-6 23-3 11-5 23-9 34l-19 77c-1 6-19 36-47 36-23 0-28-18-28-35 0-19 9-45 23-83 6-17 7-22 7-30 0-19-13-35-35-35-39 0-55 61-55 65 0 5 4 5 5 5 5 0 5-2 7-9 11-39 29-51 43-51 3 0 10 0 10 13 0 11-4 21-7 30-17 44-24 70-24 89 0 37 26 50 52 50 16 0 31-7 42-19-5 22-10 42-27 65-12 14-27 28-47 28-6 0-25-3-32-18 7 0 12 0 19-5 4-5 7-10 7-18 0-14-12-16-15-16-10 0-25 7-25 29 0 20 20 36 46 36 45 0 88-38 99-87z"><text:p/></draw:path><draw:path draw:style-name="gr3" draw:text-style-name="P165" svg:width="0.035in" svg:height="0.078in" svg:x="0.0827in" svg:y="0.0213in" svg:viewBox="0 0 90 199" svg:d="M83 12c0-5-3-12-12-12-8 0-17 7-17 17 0 5 4 11 12 11 9 0 17-9 17-16zM22 162c-2 4-3 7-3 13 0 14 12 24 28 24 31 0 43-40 43-44s-3-4-4-4c-4 0-4 2-6 5-6 24-20 35-32 35-6 0-7-4-7-11 0-6 2-11 5-18 3-8 6-15 9-24 3-6 14-35 15-37s2-7 2-10c0-14-12-25-29-25-30 0-43 41-43 46 0 3 4 3 5 3 5 0 5-2 6-4 7-27 20-37 31-37 5 0 9 3 9 10s-3 12-10 30z"><text:p/></draw:path></draw:g></text:span><text:span text:style-name="T56">, </text:span><text:span text:style-name="T56"><draw:g text:anchor-type="as-char" svg:y="-0.1102in" draw:z-index="171" draw:style-name="gr1"><svg:title>TexMaths</svg:title><svg:desc>12§display§i=1,2,\dots,m§svg§600§FALSE§</svg:desc><draw:polygon draw:style-name="gr2" draw:text-style-name="P164" svg:width="1.0114in" svg:height="0.1256in" svg:x="0.0031in" svg:y="0.0083in" svg:viewBox="0 0 2570 320" draw:points="1285,320 0,320 0,0 2570,0 2570,320"><text:p/></draw:polygon><draw:path draw:style-name="gr3" draw:text-style-name="P165" svg:width="0.0441in" svg:height="0.111in" svg:x="0in" svg:y="0.002in" svg:viewBox="0 0 113 283" svg:d="M108 16c0-9-5-16-14-16-12 0-24 11-24 22 0 9 6 15 16 15s22-9 22-21zM76 174c6-12 6-13 9-24 4-10 6-15 6-23 0-19-13-35-36-35-38 0-55 61-55 65 0 5 4 5 5 5 5 0 5-1 7-7 11-41 29-53 43-53 4 0 10 0 10 13 0 10-3 18-5 22-2 12-22 61-29 79-5 11-9 25-9 33 0 21 14 34 34 34 41 0 57-61 57-65 0-3-5-3-5-3-5 0-5 1-7 7-7 27-22 53-43 53-8 0-11-5-11-15 0-9 3-15 13-42z"><text:p/></draw:path><draw:path draw:style-name="gr3" draw:text-style-name="P165" svg:width="0.1102in" svg:height="0.039in" svg:x="0.1079in" svg:y="0.0492in" svg:viewBox="0 0 281 100" svg:d="M266 17c8 0 15 0 15-9 0-8-7-8-13-8h-254c-7 0-14 0-14 8 0 9 7 9 14 9zM268 100c6 0 13 0 13-9 0-8-7-8-15-8h-252c-7 0-14 0-14 8 0 9 7 9 14 9z"><text:p/></draw:path><draw:path draw:style-name="gr3" draw:text-style-name="P165" svg:width="0.0547in" svg:height="0.1106in" svg:x="0.2882in" svg:y="0in" svg:viewBox="0 0 140 282" svg:d="M88 11c0-10 0-11-10-11-28 26-65 26-78 26v15c8 0 34 0 55-12v219c0 16 0 21-38 21h-15v13c15-3 53-3 69-3 18 0 54 0 69 3v-13h-13c-38 0-39-5-39-21z"><text:p/></draw:path><draw:path draw:style-name="gr3" draw:text-style-name="P165" svg:width="0.0193in" svg:height="0.0492in" svg:x="0.3713in" svg:y="0.0929in" svg:viewBox="0 0 50 126" svg:d="M50 44c0-27-10-44-27-44-15 0-23 11-23 22 0 12 8 24 23 24 5 0 11-3 14-6 3-2 3-2 4-2v6c0 32-15 58-29 71-5 5-5 6-5 6 0 5 1 5 5 5 5 0 38-32 38-82z"><text:p/></draw:path><draw:path draw:style-name="gr3" draw:text-style-name="P165" svg:width="0.0661in" svg:height="0.1106in" svg:x="0.439in" svg:y="0in" svg:viewBox="0 0 169 282" svg:d="M32 249l46-44c66-59 91-80 91-122 0-49-37-83-90-83-48 0-79 40-79 77 0 23 22 23 22 23 8 0 22-5 22-22 0-11-8-23-22-23-4 0-4 0-5 1 9-27 32-43 57-43 39 0 57 34 57 70 0 33-22 67-45 92l-81 90c-5 5-5 6-5 17h157l12-75h-11c-2 14-4 33-8 39-4 3-32 3-41 3z"><text:p/></draw:path><draw:path draw:style-name="gr3" draw:text-style-name="P165" svg:width="0.0193in" svg:height="0.0492in" svg:x="0.528in" svg:y="0.0929in" svg:viewBox="0 0 50 126" svg:d="M50 44c0-27-10-44-27-44-15 0-23 11-23 22 0 12 8 24 23 24 5 0 11-3 14-6 3-2 3-2 4-2v6c0 32-15 58-29 71-5 5-5 6-5 6 0 5 1 5 5 5 5 0 38-32 38-82z"><text:p/></draw:path><draw:path draw:style-name="gr3" draw:text-style-name="P165" svg:width="0.0177in" svg:height="0.0177in" svg:x="0.6016in" svg:y="0.0929in" svg:viewBox="0 0 46 46" svg:d="M46 23c0-12-10-23-23-23-12 0-23 11-23 23 0 13 11 23 23 23 13 0 23-10 23-23z"><text:p/></draw:path><draw:path draw:style-name="gr3" draw:text-style-name="P165" svg:width="0.0177in" svg:height="0.0177in" svg:x="0.6752in" svg:y="0.0929in" svg:viewBox="0 0 46 46" svg:d="M46 23c0-12-10-23-23-23-12 0-23 11-23 23 0 13 11 23 23 23 13 0 23-10 23-23z"><text:p/></draw:path><draw:path draw:style-name="gr3" draw:text-style-name="P165" svg:width="0.0177in" svg:height="0.0177in" svg:x="0.7488in" svg:y="0.0929in" svg:viewBox="0 0 46 46" svg:d="M46 23c0-12-10-23-23-23-12 0-23 11-23 23 0 13 11 23 23 23 13 0 23-10 23-23z"><text:p/></draw:path><draw:path draw:style-name="gr3" draw:text-style-name="P165" svg:width="0.0193in" svg:height="0.0492in" svg:x="0.8232in" svg:y="0.0929in" svg:viewBox="0 0 50 126" svg:d="M50 44c0-27-10-44-27-44-15 0-23 11-23 22 0 12 8 24 23 24 5 0 11-3 14-6 3-2 3-2 4-2v6c0 32-15 58-29 71-5 5-5 6-5 6 0 5 1 5 5 5 5 0 38-32 38-82z"><text:p/></draw:path><draw:path draw:style-name="gr3" draw:text-style-name="P165" svg:width="0.1362in" svg:height="0.0752in" svg:x="0.8874in" svg:y="0.0366in" svg:viewBox="0 0 347 192" svg:d="M25 162c-1 7-3 17-3 18 0 8 4 12 12 12 4 0 12-4 15-12 1-1 6-21 7-31l10-39c4-8 5-18 8-27 0-9 5-21 5-22 6-13 29-51 69-51 19 0 22 15 22 30 0 10-2 21-6 34l-12 48-8 33c-2 9-5 24-5 25 0 8 6 12 12 12 13 0 16-11 19-24 5-24 22-85 26-103 1-5 22-55 69-55 18 0 23 14 23 30 0 24-17 71-26 94-4 10-5 15-5 23 0 20 14 35 33 35 41 0 57-61 57-66 0-4-4-4-5-4-5 0-5 1-7 9-6 21-21 51-43 51-8 0-11-3-11-13 0-11 5-22 8-31 9-22 25-68 25-92 0-28-15-46-48-46-31 0-52 18-68 41-1-5-2-19-13-30-11-9-24-11-35-11-38 0-60 26-66 36-2-24-20-36-40-36-19 0-27 17-31 24-7 16-13 41-13 41 0 5 4 5 5 5 5 0 5 0 7-10 7-30 16-50 31-50 7 0 13 2 13 19 0 8-1 13-6 36z"><text:p/></draw:path></draw:g></text:span><text:span text:style-name="T56">, được định nghĩa là</text:span></text:p>
      <text:p text:style-name="P87"><text:tab/><draw:g text:anchor-type="as-char" svg:y="-0.2575in" draw:z-index="172" draw:style-name="gr1"><svg:title>TexMaths</svg:title><svg:desc>12§display§I[y_1, y_2, \dots, y_m] = \sum_{i=1}^{m} H(y_{i}) - H(\textbf{y})§svg§600§FALSE§</svg:desc><draw:polygon draw:style-name="gr2" draw:text-style-name="P164" svg:width="2.598in" svg:height="0.4398in" svg:x="0.0028in" svg:y="0.0083in" svg:viewBox="0 0 6600 1118" draw:points="3300,1118 0,1118 0,0 6600,0 6600,1118"><text:p/></draw:polygon><draw:path draw:style-name="gr3" draw:text-style-name="P165" svg:width="0.0768in" svg:height="0.1134in" svg:x="0in" svg:y="0.1457in" svg:viewBox="0 0 196 289" svg:d="M144 32c4-15 5-19 38-19 11 0 14 0 14-8 0-5-4-5-6-5-12 0-44 1-56 1-13 0-44-1-56-1-4 0-8 0-8 8 0 5 3 5 10 5 18 0 30 0 30 9 0 1 0 2-1 6l-57 229c-4 14-5 19-39 19-9 0-13 0-13 9 0 4 5 4 7 4 11 0 43-1 54-1 13 0 45 1 58 1 3 0 8 0 8-8 0-5-3-5-13-5-7 0-10 0-18 0-8-1-11-3-11-8 0-4 1-6 3-10z"><text:p/></draw:path><draw:polygon draw:style-name="gr3" draw:text-style-name="P165" svg:width="0.0228in" svg:height="0.1661in" svg:x="0.0996in" svg:y="0.1343in" svg:viewBox="0 0 59 423" draw:points="59,423 59,407 17,407 17,17 59,17 59,0 0,0 0,423"><text:p/></draw:polygon><draw:path draw:style-name="gr3" draw:text-style-name="P165" svg:width="0.0768in" svg:height="0.1075in" svg:x="0.1315in" svg:y="0.1866in" svg:viewBox="0 0 196 274" svg:d="M194 26c2-6 2-7 2-9 0-9-6-12-12-12-5 0-12 2-16 8-1 3-4 16-6 23-2 11-6 23-8 34l-20 76c-1 6-19 37-46 37-23 0-28-19-28-35 0-20 8-45 23-83 6-17 7-22 7-30 0-19-13-35-35-35-39 0-55 61-55 65 0 5 4 5 5 5 5 0 5-2 7-9 11-39 29-51 43-51 3 0 10 0 10 13 0 11-4 21-7 30-17 44-24 69-24 89 0 37 26 50 51 50 17 0 31-7 42-19-5 22-9 42-26 65-12 14-28 27-47 27-6 0-25-2-32-18 7 0 12 0 19-4 3-5 7-10 7-18 0-14-12-16-16-16-9 0-24 7-24 29 0 20 20 36 46 36 44 0 88-39 98-87z"><text:p/></draw:path><draw:path draw:style-name="gr3" draw:text-style-name="P165" svg:width="0.0421in" svg:height="0.0772in" svg:x="0.2209in" svg:y="0.2075in" svg:viewBox="0 0 108 197" svg:d="M67 8c0-8-1-8-8-8-19 18-47 19-59 19v11c7 0 26 0 43-8v151c0 10 0 13-30 13h-11v11c5 0 42-1 53-1 10 0 47 1 53 1v-11h-11c-30 0-30-3-30-13z"><text:p/></draw:path><draw:path draw:style-name="gr3" draw:text-style-name="P165" svg:width="0.0193in" svg:height="0.0496in" svg:x="0.2969in" svg:y="0.2429in" svg:viewBox="0 0 50 127" svg:d="M50 44c0-27-10-44-27-44-15 0-23 11-23 22 0 12 8 24 23 24 5 0 11-3 14-6 3-2 3-2 4-2v6c0 32-15 58-29 71-5 5-5 6-5 7 0 4 1 5 5 5 5 0 38-33 38-83z"><text:p/></draw:path><draw:path draw:style-name="gr3" draw:text-style-name="P165" svg:width="0.0768in" svg:height="0.1075in" svg:x="0.361in" svg:y="0.1866in" svg:viewBox="0 0 196 274" svg:d="M194 26c2-6 2-7 2-9 0-9-6-12-12-12-5 0-12 2-16 8-1 3-4 16-6 23-2 11-6 23-8 34l-20 76c-1 6-19 37-46 37-23 0-28-19-28-35 0-20 8-45 23-83 6-17 8-22 8-30 0-19-14-35-36-35-39 0-55 61-55 65 0 5 4 5 5 5 5 0 5-2 7-9 11-39 29-51 43-51 3 0 10 0 10 13 0 11-4 21-7 30-17 44-24 69-24 89 0 37 26 50 51 50 17 0 31-7 42-19-5 22-9 42-26 65-12 14-28 27-47 27-6 0-25-2-32-18 7 0 12 0 19-4 3-5 7-10 7-18 0-14-12-16-16-16-9 0-24 7-24 29 0 20 20 36 46 36 44 0 88-39 98-87z"><text:p/></draw:path><draw:path draw:style-name="gr3" draw:text-style-name="P165" svg:width="0.0516in" svg:height="0.0772in" svg:x="0.4453in" svg:y="0.2075in" svg:viewBox="0 0 132 197" svg:d="M132 143h-11c-1 7-3 24-8 28-1 1-24 1-29 1h-54c30-28 41-35 59-50 23-18 43-36 43-64 0-36-32-58-71-58-36 0-61 26-61 53 0 15 12 17 16 17 7 0 15-5 15-16 0-5-1-16-17-16 9-21 29-27 44-27 30 0 45 23 45 47 0 26-19 45-29 57l-72 70c-2 4-2 5-2 12h122z"><text:p/></draw:path><draw:path draw:style-name="gr3" draw:text-style-name="P165" svg:width="0.0193in" svg:height="0.0496in" svg:x="0.5264in" svg:y="0.2429in" svg:viewBox="0 0 50 127" svg:d="M50 44c0-27-10-44-27-44-15 0-23 11-23 22 0 12 8 24 23 24 5 0 11-3 14-6 3-2 3-2 4-2v6c0 32-15 58-29 71-5 5-5 6-5 7 0 4 1 5 5 5 5 0 38-33 38-83z"><text:p/></draw:path><draw:path draw:style-name="gr3" draw:text-style-name="P165" svg:width="0.0177in" svg:height="0.0177in" svg:x="0.6in" svg:y="0.2429in" svg:viewBox="0 0 46 46" svg:d="M46 23c0-12-10-23-23-23-12 0-23 11-23 23 0 13 11 23 23 23 13 0 23-10 23-23z"><text:p/></draw:path><draw:path draw:style-name="gr3" draw:text-style-name="P165" svg:width="0.0177in" svg:height="0.0177in" svg:x="0.674in" svg:y="0.2429in" svg:viewBox="0 0 46 46" svg:d="M46 23c0-12-10-23-23-23-12 0-23 11-23 23 0 13 11 23 23 23 13 0 23-10 23-23z"><text:p/></draw:path><draw:path draw:style-name="gr3" draw:text-style-name="P165" svg:width="0.0177in" svg:height="0.0177in" svg:x="0.7476in" svg:y="0.2429in" svg:viewBox="0 0 46 46" svg:d="M46 23c0-12-10-23-23-23-12 0-23 11-23 23 0 13 11 23 23 23 13 0 23-10 23-23z"><text:p/></draw:path><draw:path draw:style-name="gr3" draw:text-style-name="P165" svg:width="0.0193in" svg:height="0.0496in" svg:x="0.8217in" svg:y="0.2429in" svg:viewBox="0 0 50 127" svg:d="M50 44c0-27-10-44-27-44-15 0-23 11-23 22 0 12 8 24 23 24 5 0 11-3 14-6 3-2 3-2 4-2v6c0 32-15 58-29 71-5 5-5 6-5 7 0 4 1 5 5 5 5 0 38-33 38-83z"><text:p/></draw:path><draw:path draw:style-name="gr3" draw:text-style-name="P165" svg:width="0.0768in" svg:height="0.1075in" svg:x="0.8858in" svg:y="0.1866in" svg:viewBox="0 0 196 274" svg:d="M194 26c2-6 2-7 2-9 0-9-6-12-12-12-5 0-12 2-16 8-1 3-4 16-6 23-2 11-6 23-8 34l-20 76c-1 6-19 37-46 37-23 0-28-19-28-35 0-20 8-45 23-83 6-17 7-22 7-30 0-19-13-35-35-35-39 0-55 61-55 65 0 5 4 5 5 5 5 0 5-2 7-9 11-39 29-51 43-51 3 0 10 0 10 13 0 11-4 21-7 30-17 44-24 69-24 89 0 37 26 50 51 50 17 0 31-7 42-19-5 22-9 42-26 65-12 14-28 27-47 27-6 0-25-2-32-18 7 0 12 0 19-4 3-5 7-10 7-18 0-14-12-16-16-16-9 0-24 7-24 29 0 20 20 36 46 36 44 0 88-39 98-87z"><text:p/></draw:path><draw:path draw:style-name="gr3" draw:text-style-name="P165" svg:width="0.1063in" svg:height="0.0524in" svg:x="0.9681in" svg:y="0.2339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olygon draw:style-name="gr3" draw:text-style-name="P165" svg:width="0.0228in" svg:height="0.1661in" svg:x="1.0925in" svg:y="0.1343in" svg:viewBox="0 0 59 423" draw:points="59,0 0,0 0,17 41,17 41,407 0,407 0,423 59,423"><text:p/></draw:polygon><draw:path draw:style-name="gr3" draw:text-style-name="P165" svg:width="0.1102in" svg:height="0.039in" svg:x="1.1902in" svg:y="0.1984in" svg:viewBox="0 0 281 100" svg:d="M266 17c8 0 15 0 15-9 0-8-7-8-13-8h-254c-7 0-14 0-14 8 0 9 7 9 14 9zM268 100c6 0 13 0 13-9 0-8-7-8-15-8h-252c-7 0-14 0-14 8 0 9 7 9 14 9z"><text:p/></draw:path><draw:path draw:style-name="gr3" draw:text-style-name="P165" svg:width="0.1063in" svg:height="0.0524in" svg:x="1.4228in" svg:y="0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 draw:text-style-name="P165" svg:width="0.2213in" svg:height="0.2327in" svg:x="1.3657in" svg:y="0.102in" svg:viewBox="0 0 563 592" svg:d="M511 592l52-136h-11c-17 45-61 74-110 86-9 2-51 14-132 14h-255l216-253c3-3 4-5 4-6 0-2 0-3-4-8l-197-269h232c56 0 95 6 100 6 22 5 58 11 92 33 11 6 40 25 54 60h11l-52-119h-499c-10 0-10 0-12 2 0 2 0 10 0 15l223 306-218 257c-5 5-5 7-5 7 0 5 4 5 12 5z"><text:p/></draw:path><draw:path draw:style-name="gr3" draw:text-style-name="P165" svg:width="0.035in" svg:height="0.078in" svg:x="1.374in" svg:y="0.3783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3" draw:text-style-name="P165" svg:width="0.0854in" svg:height="0.0311in" svg:x="1.4236in" svg:y="0.4102in" svg:viewBox="0 0 218 80" svg:d="M208 14c3 0 10 0 10-7s-7-7-10-7h-197c-4 0-11 0-11 7s7 7 12 7zM208 80c3 0 10 0 10-7 0-8-7-8-10-8h-196c-5 0-12 0-12 8 0 7 7 7 11 7z"><text:p/></draw:path><draw:path draw:style-name="gr3" draw:text-style-name="P165" svg:width="0.0421in" svg:height="0.0772in" svg:x="1.5299in" svg:y="0.3783in" svg:viewBox="0 0 108 197" svg:d="M67 8c0-8-1-8-8-8-19 18-47 19-59 19v11c7 0 26 0 43-8v151c0 10 0 13-30 13h-11v11c5 0 42-1 53-1 10 0 47 1 53 1v-11h-11c-30 0-30-3-30-13z"><text:p/></draw:path><draw:path draw:style-name="gr3" draw:text-style-name="P165" svg:width="0.1398in" svg:height="0.1134in" svg:x="1.6303in" svg:y="0.1457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3" draw:text-style-name="P165" svg:width="0.0382in" svg:height="0.1661in" svg:x="1.7917in" svg:y="0.1343in" svg:viewBox="0 0 98 423" svg:d="M98 419c0-1 0-2-7-10-53-52-66-133-66-198 0-73 16-146 69-199 4-5 4-6 4-8 0-3-1-4-4-4-4 0-42 29-68 83-21 45-26 92-26 128 0 34 5 86 28 134 26 51 62 78 66 78 3 0 4-2 4-4z"><text:p/></draw:path><draw:path draw:style-name="gr3" draw:text-style-name="P165" svg:width="0.076in" svg:height="0.1075in" svg:x="1.8449in" svg:y="0.1866in" svg:viewBox="0 0 194 274" svg:d="M194 26c0-6 0-7 0-9 0-9-4-12-10-12-5 0-12 2-16 8-1 3-4 16-6 23-2 11-6 23-8 34l-20 76c-1 6-19 37-48 37-21 0-26-19-26-35 0-20 8-45 23-83 6-17 7-22 7-30 0-19-13-35-35-35-39 0-55 61-55 65 0 5 4 5 5 5 5 0 5-2 7-9 11-39 29-51 43-51 3 0 10 0 10 13 0 11-4 21-7 30-17 44-24 69-24 89 0 37 26 50 51 50 17 0 31-7 42-19-5 22-9 42-26 65-12 14-28 27-47 27-6 0-25-2-32-18 7 0 12 0 18-4 4-5 8-10 8-18 0-14-12-16-16-16-9 0-24 7-24 29 0 20 20 36 46 36 44 0 88-39 98-87z"><text:p/></draw:path><draw:path draw:style-name="gr3" draw:text-style-name="P165" svg:width="0.035in" svg:height="0.078in" svg:x="1.9264in" svg:y="0.2075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3" draw:text-style-name="P165" svg:width="0.0382in" svg:height="0.1661in" svg:x="1.9862in" svg:y="0.1343in" svg:viewBox="0 0 98 423" svg:d="M98 211c0-32-4-84-27-132-25-51-63-79-67-79-2 0-4 2-4 4s0 3 7 10c43 41 67 108 67 197 0 72-15 148-68 201-6 5-6 6-6 7 0 2 2 4 4 4 4 0 43-29 68-83 22-46 26-93 26-129z"><text:p/></draw:path><draw:path draw:style-name="gr3" draw:text-style-name="P165" svg:width="0.1012in" svg:height="0.0067in" svg:x="2.0921in" svg:y="0.2142in" svg:viewBox="0 0 258 18" svg:d="M244 18c7 0 14 0 14-10 0-8-7-8-14-8h-230c-7 0-14 0-14 8 0 10 7 10 14 10z"><text:p/></draw:path><draw:path draw:style-name="gr3" draw:text-style-name="P165" svg:width="0.1398in" svg:height="0.1134in" svg:x="2.2508in" svg:y="0.1457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3" draw:text-style-name="P165" svg:width="0.0382in" svg:height="0.1661in" svg:x="2.4118in" svg:y="0.1343in" svg:viewBox="0 0 98 423" svg:d="M98 419c0-1 0-2-7-10-53-52-66-133-66-198 0-73 16-146 69-199 4-5 4-6 4-8 0-3-1-4-4-4-4 0-42 29-68 83-21 45-26 92-26 128 0 34 5 86 28 134 26 51 62 78 66 78 3 0 4-2 4-4z"><text:p/></draw:path><draw:path draw:style-name="gr3" draw:text-style-name="P165" svg:width="0.0925in" svg:height="0.1071in" svg:x="2.4638in" svg:y="0.185in" svg:viewBox="0 0 236 273" svg:d="M205 29c4-6 4-9 31-9v-20c-9 1-22 1-33 1s-30-1-39-1v20c2 0 21 0 21 5l-3 5-49 104-54-114h24v-20c-14 1-53 1-53 1-12 0-31-1-48-1v20h27l79 169-10 20c-9 19-22 48-52 48-6 0-8 0-10-1 4-1 13-9 13-23s-11-24-25-24c-12 0-24 8-24 24 0 23 20 40 46 40 32 0 57-26 68-51z"><text:p/></draw:path><draw:path draw:style-name="gr3" draw:text-style-name="P165" svg:width="0.0382in" svg:height="0.1661in" svg:x="2.5705in" svg:y="0.1343in" svg:viewBox="0 0 98 423" svg:d="M98 211c0-32-4-84-27-132-25-51-63-79-67-79-2 0-4 2-4 4s0 3 7 10c43 41 67 108 67 197 0 72-15 148-68 201-6 5-6 6-6 7 0 2 2 4 4 4 4 0 43-29 68-83 22-46 26-93 26-129z"><text:p/></draw:path></draw:g></text:p>
      <text:p text:style-name="P89"/>
      <text:p text:style-name="P90">Mutual information cho ta biết sự liên hệ giữa các biến ngẫu nhiên. Vậy ta có thể dùng mutual information để tìm ra đại diện cho ICA. Ta có</text:p>
      <text:p text:style-name="P90"><text:tab/><draw:g text:anchor-type="as-char" svg:y="-0.1161in" draw:z-index="175" draw:style-name="gr1"><svg:title>TexMaths</svg:title><svg:desc>12§display§\textbf{s} = \textbf{W} \textbf{x}§svg§600§FALSE§</svg:desc><draw:polygon draw:style-name="gr2" draw:text-style-name="P164" svg:width="0.574in" svg:height="0.0988in" svg:x="0.002in" svg:y="0.0071in" svg:viewBox="0 0 1459 252" draw:points="730,252 0,252 0,0 1459,0 1459,252"><text:p/></draw:polygon><draw:path draw:style-name="gr3" draw:text-style-name="P165" svg:width="0.063in" svg:height="0.0768in" svg:x="0in" svg:y="0.039in" svg:viewBox="0 0 161 196" svg:d="M73 67c-15-2-43-7-43-27 0-27 40-27 48-27 31 0 48 13 49 36 0 6 1 9 10 9 11 0 11-3 11-12v-34c0-8 0-12-8-12-2 0-3 0-19 7-12-5-26-7-43-7-13 0-78 0-78 55 0 17 8 29 17 36 17 15 33 17 66 23 15 4 47 9 47 34 0 32-39 32-48 32-46 0-56-31-62-49-2-7-3-7-9-7-11 0-11 3-11 13v46c0 8 0 13 7 13 4 0 5 0 13-7 2 0 10-8 11-8 19 15 42 15 51 15 13 0 79 0 79-64 0-18-10-32-24-44-17-12-30-15-64-21z"><text:p/></draw:path><draw:path draw:style-name="gr3" draw:text-style-name="P165" svg:width="0.1102in" svg:height="0.039in" svg:x="0.124in" svg:y="0.0531in" svg:viewBox="0 0 281 100" svg:d="M266 17c7 0 15 0 15-9 0-8-8-8-14-8h-253c-7 0-14 0-14 8 0 9 7 9 14 9zM267 100c6 0 14 0 14-9 0-8-8-8-15-8h-252c-7 0-14 0-14 8 0 9 7 9 14 9z"><text:p/></draw:path><draw:path draw:style-name="gr3" draw:text-style-name="P165" svg:width="0.189in" svg:height="0.1154in" svg:x="0.2941in" svg:y="0in" svg:viewBox="0 0 481 294" svg:d="M441 30c3-7 3-8 16-8 10-2 18-2 24-2v-20c-11 0-25 1-44 1-17 0-42 0-58-1v20c11 0 30 0 43 5l-73 190-74-195h39v-20c-14 1-55 1-73 1-17 0-50 0-65-1v20h37l17 45-57 150-75-195h40v-20c-16 1-55 1-73 1-17 0-51 0-65-1v20h36l102 262c2 8 4 12 14 12 11 0 14-4 15-12l74-189 73 189c3 8 5 12 15 12s13-4 14-12z"><text:p/></draw:path><draw:path draw:style-name="gr3" draw:text-style-name="P165" svg:width="0.0929in" svg:height="0.074in" svg:x="0.4909in" svg:y="0.0398in" svg:viewBox="0 0 237 189" svg:d="M137 84l50-55c5-6 7-9 43-9v-20c-15 1-37 1-39 1-11 0-31-1-43-1v20c6 0 10 2 15 4-1 2-1 2-2 5l-36 41-42-50h17v-20c-11 0-38 1-51 1s-32-1-47-1v20h30l66 79-55 62c-7 7-23 7-43 7v21c14-2 36-2 40-2 10 0 34 2 43 2v-21c-9 0-16-1-16-5l3-3 42-47 45 55h-15v21c9 0 36-2 50-2 13 0 32 2 45 2v-21h-28z"><text:p/></draw:path></draw:g></text:p>
      <text:p text:style-name="P91">mà <draw:g text:anchor-type="as-char" svg:y="-0.1161in" draw:z-index="176" draw:style-name="gr1"><svg:title>TexMaths</svg:title><svg:desc>12§display§\textbf{W}§svg§600§FALSE§</svg:desc><draw:polygon draw:style-name="gr2" draw:text-style-name="P164" svg:width="0.1764in" svg:height="0.0988in" svg:x="0.0043in" svg:y="0.0071in" svg:viewBox="0 0 449 252" draw:points="224,252 0,252 0,0 449,0 449,252"><text:p/></draw:polygon><draw:path draw:style-name="gr3" draw:text-style-name="P165" svg:width="0.189in" svg:height="0.1154in" svg:x="0in" svg:y="0in" svg:viewBox="0 0 481 294" svg:d="M441 30c3-7 3-8 16-8 9-2 17-2 24-2v-20c-12 0-26 1-45 1-16 0-42 0-58-1v20c11 0 32 0 43 5l-73 190-74-195h41v-20c-16 1-56 1-74 1-17 0-51 0-65-1v20h37l17 45-58 150-74-195h40v-20c-15 1-55 1-73 1-17 0-51 0-65-1v20h36l102 262c2 8 4 12 14 12 11 0 13-4 14-12l75-189 74 189c1 8 4 12 14 12s12-4 15-12z"><text:p/></draw:path></draw:g><text:s/>được xác định sao cho mutual information là nhỏ nhất.</text:p>
      <text:p text:style-name="P91">Ta có</text:p>
      <text:p text:style-name="P92"><text:tab/><draw:g text:anchor-type="as-char" svg:y="-0.1598in" draw:z-index="181" draw:style-name="gr1"><svg:title>TexMaths</svg:title><svg:desc>12§display§I[y_1, y_2, \dots, y_m] = \sum_{i} H(y_{i}) - H(\textbf{x}) - \log \left\lvert \det(\textbf{W})\right\rvert§svg§600§FALSE§</svg:desc><draw:polygon draw:style-name="gr2" draw:text-style-name="P164" svg:width="3.6894in" svg:height="0.3382in" svg:x="0.0028in" svg:y="0.0087in" svg:viewBox="0 0 9372 860" draw:points="4686,860 0,860 0,0 9372,0 9372,860"><text:p/></draw:polygon><draw:path draw:style-name="gr3" draw:text-style-name="P165" svg:width="0.0768in" svg:height="0.1134in" svg:x="0in" svg:y="0.0445in" svg:viewBox="0 0 196 289" svg:d="M144 32c4-15 5-19 38-19 11 0 14 0 14-8 0-5-4-5-6-5-12 0-44 1-56 1-13 0-44-1-56-1-4 0-8 0-8 8 0 5 3 5 10 5 18 0 30 0 30 9 0 1 0 2-1 6l-57 229c-4 14-5 19-39 19-9 0-13 0-13 8 0 5 5 5 7 5 11 0 43-1 54-1 13 0 45 1 58 1 3 0 8 0 8-8 0-5-3-5-13-5-7 0-10 0-18 0-8-1-11-4-11-9 0-3 1-6 3-9z"><text:p/></draw:path><draw:polygon draw:style-name="gr3" draw:text-style-name="P165" svg:width="0.0228in" svg:height="0.1657in" svg:x="0.0996in" svg:y="0.0331in" svg:viewBox="0 0 59 422" draw:points="59,422 59,405 17,405 17,17 59,17 59,0 0,0 0,422"><text:p/></draw:polygon><draw:path draw:style-name="gr3" draw:text-style-name="P165" svg:width="0.0768in" svg:height="0.1071in" svg:x="0.1315in" svg:y="0.0835in" svg:viewBox="0 0 196 273" svg:d="M194 26c2-6 2-7 2-9 0-9-6-12-12-12-5 0-12 2-16 8-1 3-4 16-6 23-2 11-6 23-8 34l-20 76c-1 6-19 36-46 36-23 0-28-18-28-34 0-20 8-45 23-83 6-17 7-22 7-30 0-19-13-35-35-35-39 0-55 61-55 65 0 5 4 5 5 5 5 0 5-2 7-9 11-39 29-51 43-51 3 0 10 0 10 13 0 11-4 21-7 30-17 44-24 69-24 89 0 37 26 50 51 50 17 0 31-7 42-19-5 21-9 42-26 65-12 14-28 27-47 27-6 0-25-2-32-18 7 0 12 0 19-5 3-4 7-9 7-18 0-13-12-15-16-15-9 0-24 7-24 29 0 20 20 35 46 35 44 0 88-38 98-86z"><text:p/></draw:path><draw:path draw:style-name="gr3" draw:text-style-name="P165" svg:width="0.0421in" svg:height="0.0772in" svg:x="0.2205in" svg:y="0.1055in" svg:viewBox="0 0 108 197" svg:d="M67 8c0-8-1-8-8-8-19 18-47 19-59 19v11c7 0 26 0 43-8v151c0 9 0 13-30 13h-11v11c5 0 42-1 53-1 10 0 47 1 53 1v-11h-11c-30 0-30-4-30-13z"><text:p/></draw:path><draw:path draw:style-name="gr3" draw:text-style-name="P165" svg:width="0.0193in" svg:height="0.0496in" svg:x="0.2969in" svg:y="0.1398in" svg:viewBox="0 0 50 127" svg:d="M50 44c0-27-10-44-27-44-15 0-23 11-23 22 0 12 8 24 23 24 5 0 11-3 14-6 3-2 3-2 4-2v6c0 32-15 58-29 71-5 5-5 6-5 7 0 4 1 5 5 5 5 0 38-33 38-83z"><text:p/></draw:path><draw:path draw:style-name="gr3" draw:text-style-name="P165" svg:width="0.0768in" svg:height="0.1071in" svg:x="0.361in" svg:y="0.0835in" svg:viewBox="0 0 196 273" svg:d="M194 26c2-6 2-7 2-9 0-9-6-12-12-12-5 0-12 2-16 8-1 3-4 16-6 23-2 11-6 23-8 34l-20 76c-1 6-19 36-46 36-23 0-28-18-28-34 0-20 8-45 23-83 6-17 8-22 8-30 0-19-14-35-36-35-39 0-55 61-55 65 0 5 4 5 5 5 5 0 5-2 7-9 11-39 29-51 43-51 3 0 10 0 10 13 0 11-4 21-7 30-17 44-24 69-24 89 0 37 26 50 51 50 17 0 31-7 42-19-5 21-9 42-26 65-12 14-28 27-47 27-6 0-25-2-32-18 7 0 12 0 19-5 3-4 7-9 7-18 0-13-12-15-16-15-9 0-24 7-24 29 0 20 20 35 46 35 44 0 88-38 98-86z"><text:p/></draw:path><draw:path draw:style-name="gr3" draw:text-style-name="P165" svg:width="0.0516in" svg:height="0.0772in" svg:x="0.4449in" svg:y="0.1055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165" svg:width="0.0193in" svg:height="0.0496in" svg:x="0.5264in" svg:y="0.1398in" svg:viewBox="0 0 50 127" svg:d="M50 44c0-27-10-44-27-44-15 0-23 11-23 22 0 12 8 24 23 24 5 0 11-3 14-6 3-2 3-2 4-2v6c0 32-15 58-29 71-5 5-5 6-5 7 0 4 1 5 5 5 5 0 38-33 38-83z"><text:p/></draw:path><draw:path draw:style-name="gr3" draw:text-style-name="P165" svg:width="0.0177in" svg:height="0.0177in" svg:x="0.6in" svg:y="0.1398in" svg:viewBox="0 0 46 46" svg:d="M46 23c0-12-10-23-23-23-12 0-23 11-23 23 0 13 11 23 23 23 13 0 23-10 23-23z"><text:p/></draw:path><draw:path draw:style-name="gr3" draw:text-style-name="P165" svg:width="0.0177in" svg:height="0.0177in" svg:x="0.6736in" svg:y="0.1398in" svg:viewBox="0 0 46 46" svg:d="M46 23c0-12-10-23-23-23-12 0-23 11-23 23 0 13 11 23 23 23 13 0 23-10 23-23z"><text:p/></draw:path><draw:path draw:style-name="gr3" draw:text-style-name="P165" svg:width="0.0177in" svg:height="0.0177in" svg:x="0.7472in" svg:y="0.1398in" svg:viewBox="0 0 46 46" svg:d="M46 23c0-12-10-23-23-23-12 0-23 11-23 23 0 13 11 23 23 23 13 0 23-10 23-23z"><text:p/></draw:path><draw:path draw:style-name="gr3" draw:text-style-name="P165" svg:width="0.0193in" svg:height="0.0496in" svg:x="0.8217in" svg:y="0.1398in" svg:viewBox="0 0 50 127" svg:d="M50 44c0-27-10-44-27-44-15 0-23 11-23 22 0 12 8 24 23 24 5 0 11-3 14-6 3-2 3-2 4-2v6c0 32-15 58-29 71-5 5-5 6-5 7 0 4 1 5 5 5 5 0 38-33 38-83z"><text:p/></draw:path><draw:path draw:style-name="gr3" draw:text-style-name="P165" svg:width="0.0768in" svg:height="0.1071in" svg:x="0.8858in" svg:y="0.0835in" svg:viewBox="0 0 196 273" svg:d="M194 26c2-6 2-7 2-9 0-9-6-12-12-12-5 0-12 2-16 8-1 3-4 16-6 23-2 11-6 23-8 34l-20 76c-1 6-19 36-46 36-23 0-28-18-28-34 0-20 8-45 23-83 6-17 7-22 7-30 0-19-13-35-35-35-39 0-55 61-55 65 0 5 4 5 5 5 5 0 5-2 7-9 11-39 29-51 43-51 3 0 10 0 10 13 0 11-4 21-7 30-17 44-24 69-24 89 0 37 26 50 51 50 17 0 31-7 42-19-5 21-9 42-26 65-12 14-28 27-47 27-6 0-25-2-32-18 7 0 12 0 19-5 3-4 7-9 7-18 0-13-12-15-16-15-9 0-24 7-24 29 0 20 20 35 46 35 44 0 88-38 98-86z"><text:p/></draw:path><draw:path draw:style-name="gr3" draw:text-style-name="P165" svg:width="0.1063in" svg:height="0.0524in" svg:x="0.9681in" svg:y="0.1307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olygon draw:style-name="gr3" draw:text-style-name="P165" svg:width="0.0228in" svg:height="0.1657in" svg:x="1.0921in" svg:y="0.0331in" svg:viewBox="0 0 59 422" draw:points="59,0 0,0 0,17 41,17 41,405 0,405 0,422 59,422"><text:p/></draw:polygon><draw:path draw:style-name="gr3" draw:text-style-name="P165" svg:width="0.1102in" svg:height="0.039in" svg:x="1.1902in" svg:y="0.0969in" svg:viewBox="0 0 281 100" svg:d="M266 17c8 0 15 0 15-9 0-8-7-8-13-8h-254c-7 0-14 0-14 8 0 9 7 9 14 9zM268 100c6 0 13 0 13-9 0-8-7-8-15-8h-252c-7 0-14 0-14 8 0 9 7 9 14 9z"><text:p/></draw:path><draw:path draw:style-name="gr3" draw:text-style-name="P165" svg:width="0.2213in" svg:height="0.2323in" svg:x="1.3654in" svg:y="0in" svg:viewBox="0 0 563 591" svg:d="M511 591l52-135h-11c-17 44-61 73-110 85-9 2-51 13-132 13h-255l216-252c3-2 4-5 4-7 0 0 0-1-4-6l-197-269h232c56 0 95 6 100 6 22 5 58 11 92 33 11 6 40 25 54 60h11l-52-119h-499c-10 0-10 0-12 2 0 2 0 10 0 15l223 306-218 255c-5 6-5 9-5 9 0 4 4 4 12 4z"><text:p/></draw:path><draw:path draw:style-name="gr3" draw:text-style-name="P165" svg:width="0.035in" svg:height="0.078in" svg:x="1.4579in" svg:y="0.2768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3" draw:text-style-name="P165" svg:width="0.1398in" svg:height="0.1134in" svg:x="1.6299in" svg:y="0.0445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5-4 19-38 19-8 0-12 0-12 8 0 5 5 5 6 5 11 0 42-1 54-1 8 0 18 0 26 0 10 0 20 1 28 1 4 0 8 0 8-8 0-5-3-5-12-5-15 0-26 0-26-9 0-1 0-3 0-6l29-116h129c-18 70-27 110-28 116-5 15-14 15-39 15-7 0-11 0-11 8 0 5 6 5 6 5 12 0 42-1 53-1 10 0 19 0 29 0 8 0 18 1 26 1 4 0 9 0 9-8 0-5-4-5-11-5-17 0-29 0-29-9 0-1 1-3 1-6z"><text:p/></draw:path><draw:path draw:style-name="gr3" draw:text-style-name="P165" svg:width="0.0382in" svg:height="0.1657in" svg:x="1.7913in" svg:y="0.0331in" svg:viewBox="0 0 98 422" svg:d="M98 419c0-2 0-3-7-10-53-53-66-133-66-198 0-73 16-146 69-199 4-5 4-6 4-8 0-3-1-4-4-4-4 0-42 29-68 83-21 45-26 92-26 128 0 34 5 84 28 132 26 53 62 79 66 79 3 0 4-1 4-3z"><text:p/></draw:path><draw:path draw:style-name="gr3" draw:text-style-name="P165" svg:width="0.076in" svg:height="0.1071in" svg:x="1.8445in" svg:y="0.0835in" svg:viewBox="0 0 194 273" svg:d="M194 26c0-6 0-7 0-9 0-9-4-12-10-12-5 0-12 2-16 8-1 3-4 16-6 23-2 11-6 23-8 34l-20 76c-1 6-19 36-48 36-21 0-26-18-26-34 0-20 8-45 23-83 6-17 7-22 7-30 0-19-13-35-35-35-39 0-55 61-55 65 0 5 4 5 5 5 5 0 5-2 7-9 11-39 29-51 43-51 3 0 10 0 10 13 0 11-4 21-7 30-17 44-24 69-24 89 0 37 26 50 51 50 17 0 31-7 42-19-5 21-9 42-26 65-12 14-28 27-47 27-6 0-25-2-32-18 7 0 12 0 18-5 4-4 8-9 8-18 0-13-12-15-16-15-9 0-24 7-24 29 0 20 20 35 46 35 44 0 88-38 98-86z"><text:p/></draw:path><draw:path draw:style-name="gr3" draw:text-style-name="P165" svg:width="0.035in" svg:height="0.078in" svg:x="1.9264in" svg:y="0.1055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3" draw:text-style-name="P165" svg:width="0.0382in" svg:height="0.1657in" svg:x="1.9854in" svg:y="0.0331in" svg:viewBox="0 0 98 422" svg:d="M98 211c0-32-4-84-27-132-25-51-63-79-67-79-2 0-4 2-4 4s0 3 7 10c43 41 67 108 67 197 0 72-15 146-68 199-6 6-6 7-6 9s2 3 4 3c4 0 43-29 68-83 22-45 26-92 26-128z"><text:p/></draw:path><draw:path draw:style-name="gr3" draw:text-style-name="P165" svg:width="0.1012in" svg:height="0.0067in" svg:x="2.0913in" svg:y="0.113in" svg:viewBox="0 0 258 18" svg:d="M244 18c7 0 14 0 14-10 0-8-7-8-14-8h-230c-7 0-14 0-14 8 0 10 7 10 14 10z"><text:p/></draw:path><draw:path draw:style-name="gr3" draw:text-style-name="P165" svg:width="0.1398in" svg:height="0.1134in" svg:x="2.25in" svg:y="0.0445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5-4 19-38 19-8 0-12 0-12 8 0 5 5 5 6 5 11 0 42-1 54-1 8 0 18 0 26 0 10 0 20 1 28 1 4 0 8 0 8-8 0-5-3-5-12-5-15 0-26 0-26-9 0-1 0-3 0-6l29-116h129c-18 70-27 110-28 116-5 15-14 15-39 15-7 0-11 0-11 8 0 5 6 5 6 5 12 0 42-1 53-1 10 0 19 0 29 0 8 0 18 1 26 1 4 0 9 0 9-8 0-5-4-5-11-5-17 0-29 0-29-9 0-1 1-3 1-6z"><text:p/></draw:path><draw:path draw:style-name="gr3" draw:text-style-name="P165" svg:width="0.0382in" svg:height="0.1657in" svg:x="2.4118in" svg:y="0.0331in" svg:viewBox="0 0 98 422" svg:d="M98 419c0-2 0-3-7-10-53-53-66-133-66-198 0-73 16-146 69-199 4-5 4-6 4-8 0-3-1-4-4-4-4 0-42 29-68 83-21 45-26 92-26 128 0 34 5 84 28 132 26 53 62 79 66 79 3 0 4-1 4-3z"><text:p/></draw:path><draw:path draw:style-name="gr3" draw:text-style-name="P165" svg:width="0.0933in" svg:height="0.0736in" svg:x="2.4638in" svg:y="0.0835in" svg:viewBox="0 0 238 188" svg:d="M137 84l50-55c5-6 7-9 43-9v-20c-15 1-37 1-39 1-11 0-31-1-43-1v20c6 0 10 2 15 4-1 2-1 2-2 5l-36 41-42-50h17v-20c-11 0-38 1-51 1s-32-1-47-1v20h30l66 78-55 63c-7 7-23 7-43 7v20c14-1 36-1 40-1 10 0 34 1 43 1v-20c-9 0-16-2-16-5l3-3 42-47 45 55h-15v20c9 0 36-1 50-1 13 0 32 1 46 1v-20h-29z"><text:p/></draw:path><draw:path draw:style-name="gr3" draw:text-style-name="P165" svg:width="0.0382in" svg:height="0.1657in" svg:x="2.5701in" svg:y="0.0331in" svg:viewBox="0 0 98 422" svg:d="M98 211c0-32-4-84-27-132-25-51-63-79-67-79-2 0-4 2-4 4s0 3 7 10c43 41 67 108 67 197 0 72-15 146-68 199-6 6-6 7-6 9s2 3 4 3c4 0 43-29 68-83 22-45 26-92 26-128z"><text:p/></draw:path><draw:path draw:style-name="gr3" draw:text-style-name="P165" svg:width="0.1012in" svg:height="0.0067in" svg:x="2.676in" svg:y="0.113in" svg:viewBox="0 0 258 18" svg:d="M244 18c7 0 14 0 14-10 0-8-7-8-14-8h-230c-7 0-14 0-14 8 0 10 7 10 14 10z"><text:p/></draw:path><draw:path draw:style-name="gr3" draw:text-style-name="P165" svg:width="0.037in" svg:height="0.1154in" svg:x="2.8343in" svg:y="0.0425in" svg:viewBox="0 0 95 294" svg:d="M61 0l-61 5v13c30 0 34 4 34 23v220c0 20-5 20-34 20v13c14-1 36-1 47-1s32 0 48 1v-13c-29 0-34 0-34-20z"><text:p/></draw:path><draw:path draw:style-name="gr3" draw:text-style-name="P165" svg:width="0.0736in" svg:height="0.076in" svg:x="2.8795in" svg:y="0.0835in" svg:viewBox="0 0 188 194" svg:d="M188 98c0-52-43-98-94-98-53 0-94 46-94 98 0 56 44 96 94 96 51 0 94-42 94-96zM94 185c-18 0-36-10-48-29-10-19-10-44-10-60 0-17 0-40 10-59s31-27 48-27c19 0 37 8 48 26 10 19 10 43 10 60 0 16 0 38-9 56-9 20-28 33-49 33z"><text:p/></draw:path><draw:path draw:style-name="gr3" draw:text-style-name="P165" svg:width="0.076in" svg:height="0.1094in" svg:x="2.9622in" svg:y="0.0823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3 94 53 50 0 94-22 94-55 0-15-7-36-27-49-24-11-48-11-73-11-11 0-29 0-33 0-13-2-23-15-23-28zM94 269c-44 0-72-22-72-43s16-36 34-36h26c36 0 84 0 84 36 0 21-30 43-72 43z"><text:p/></draw:path><draw:path draw:style-name="gr3" draw:text-style-name="P165" svg:width="0.0067in" svg:height="0.1657in" svg:x="3.0902in" svg:y="0.0331in" svg:viewBox="0 0 18 422" svg:d="M18 16c0-9 0-16-10-16-8 0-8 7-8 16v391c0 8 0 15 8 15 10 0 10-7 10-15z"><text:p/></draw:path><draw:path draw:style-name="gr3" draw:text-style-name="P165" svg:width="0.0819in" svg:height="0.1173in" svg:x="3.1224in" svg:y="0.0425in" svg:viewBox="0 0 209 299" svg:d="M146 271v28l63-5v-13c-29 0-34-4-34-24v-257l-60 5v13c29 0 33 4 33 23v91c-12-14-30-25-54-25-50 0-94 41-94 96 0 54 41 96 90 96 28 0 47-15 56-28zM146 157v87c0 8 0 8-4 15-12 20-32 30-50 30-19 0-34-11-45-28-11-16-11-40-11-57s0-42 12-61c10-13 25-27 48-27 16 0 32 6 46 26 4 7 4 8 4 15z"><text:p/></draw:path><draw:path draw:style-name="gr3" draw:text-style-name="P165" svg:width="0.0642in" svg:height="0.076in" svg:x="3.2134in" svg:y="0.0835in" svg:viewBox="0 0 164 194" svg:d="M36 84c2-64 38-74 53-74 43 0 48 56 48 74zM36 92h118c9 0 10 0 10-8 0-43-22-84-75-84-49 0-89 43-89 97 0 57 44 97 94 97 51 0 70-46 70-55 0-3-3-5-6-5s-4 3-4 6c-16 45-54 45-58 45-22 0-38-15-48-29-12-20-12-48-12-64z"><text:p/></draw:path><draw:path draw:style-name="gr3" draw:text-style-name="P165" svg:width="0.0516in" svg:height="0.1039in" svg:x="3.2858in" svg:y="0.0559in" svg:viewBox="0 0 132 265" svg:d="M65 91h61v-13h-61v-78h-10c0 35-14 79-55 82v9h36v117c0 52 40 57 55 57 30 0 41-30 41-57v-24h-10v24c0 30-13 46-28 46-29 0-29-38-29-45z"><text:p/></draw:path><draw:path draw:style-name="gr3" draw:text-style-name="P165" svg:width="0.0382in" svg:height="0.1657in" svg:x="3.3638in" svg:y="0.0331in" svg:viewBox="0 0 98 422" svg:d="M98 419c0-2 0-3-7-10-53-53-66-133-66-198 0-73 16-146 69-199 4-5 4-6 4-8 0-3-1-4-4-4-4 0-42 29-68 83-21 45-26 92-26 128 0 34 5 84 28 132 26 53 62 79 66 79 3 0 4-1 4-3z"><text:p/></draw:path><draw:path draw:style-name="gr3" draw:text-style-name="P165" svg:width="0.1894in" svg:height="0.1154in" svg:x="3.4157in" svg:y="0.0441in" svg:viewBox="0 0 482 294" svg:d="M442 30c2-7 2-8 16-8 9-2 17-2 24-2v-20c-12 0-26 1-45 1-17 0-42 0-58-1v20c11 0 31 0 43 5l-73 189-74-194h39v-20c-14 1-55 1-73 1-17 0-50 0-65-1v20h38l16 45-57 149-75-194h40v-20c-16 1-55 1-73 1-17 0-51 0-65-1v20h36l101 262c3 7 5 12 15 12 11 0 14-5 15-12l74-190 73 190c3 7 5 12 15 12 11 0 13-5 14-12z"><text:p/></draw:path><draw:path draw:style-name="gr3" draw:text-style-name="P165" svg:width="0.0382in" svg:height="0.1657in" svg:x="3.6181in" svg:y="0.0331in" svg:viewBox="0 0 98 422" svg:d="M98 211c0-32-4-84-27-132-25-51-63-79-67-79-2 0-4 2-4 4s0 3 7 10c43 41 67 108 67 197 0 72-15 146-68 199-6 6-6 7-6 9s2 3 4 3c4 0 43-29 68-83 22-45 26-92 26-128z"><text:p/></draw:path><draw:path draw:style-name="gr3" draw:text-style-name="P165" svg:width="0.0067in" svg:height="0.1657in" svg:x="3.6933in" svg:y="0.0331in" svg:viewBox="0 0 18 422" svg:d="M18 16c0-9 0-16-10-16-8 0-8 7-8 16v391c0 8 0 15 8 15 10 0 10-7 10-15z"><text:p/></draw:path></draw:g></text:p>
      <text:p text:style-name="P93">Ta sẽ xem xét trường hợp <draw:g text:anchor-type="as-char" svg:y="-0.0744in" draw:z-index="177" draw:style-name="gr1"><svg:title>TexMaths</svg:title><svg:desc>12§display§y_{i}§svg§600§FALSE§</svg:desc><draw:polygon draw:style-name="gr2" draw:text-style-name="P164" svg:width="0.1059in" svg:height="0.0909in" svg:x="0.0031in" svg:y="0.0087in" svg:viewBox="0 0 270 232" draw:points="135,232 0,232 0,0 270,0 270,232"><text:p/></draw:polygon><draw:path draw:style-name="gr3" draw:text-style-name="P165" svg:width="0.0772in" svg:height="0.1075in" svg:x="0in" svg:y="0in" svg:viewBox="0 0 197 274" svg:d="M195 26c2-6 2-7 2-9 0-9-7-12-13-12-4 0-12 2-15 8-1 3-4 16-6 23-3 11-5 23-9 34l-19 77c-1 6-19 36-47 36-23 0-28-18-28-35 0-19 9-45 23-83 6-17 7-22 7-30 0-19-13-35-35-35-39 0-55 61-55 65 0 5 4 5 5 5 5 0 5-2 7-9 11-39 29-51 43-51 3 0 10 0 10 13 0 11-4 21-7 30-17 44-24 70-24 89 0 37 26 50 52 50 16 0 31-7 42-19-5 22-10 42-27 65-12 14-27 28-47 28-6 0-25-3-32-18 7 0 12 0 19-5 4-5 7-10 7-18 0-14-12-16-15-16-10 0-25 7-25 29 0 20 20 36 46 36 45 0 88-38 99-87z"><text:p/></draw:path><draw:path draw:style-name="gr3" draw:text-style-name="P165" svg:width="0.035in" svg:height="0.078in" svg:x="0.0827in" svg:y="0.0213in" svg:viewBox="0 0 90 199" svg:d="M83 12c0-5-3-12-12-12-8 0-17 7-17 17 0 5 4 11 12 11 9 0 17-9 17-16zM22 162c-2 4-3 7-3 13 0 14 12 24 28 24 31 0 43-40 43-44s-3-4-4-4c-4 0-4 2-6 5-6 24-20 35-32 35-6 0-7-4-7-11 0-6 2-11 5-18 3-8 6-15 9-24 3-6 14-35 15-37s2-7 2-10c0-14-12-25-29-25-30 0-43 41-43 46 0 3 4 3 5 3 5 0 5-2 6-4 7-27 20-37 31-37 5 0 9 3 9 10s-3 12-10 30z"><text:p/></draw:path></draw:g><text:s/>không liên quan đến nhau và có phương sai là một. Điều này nghĩa là <draw:g text:anchor-type="as-char" svg:y="-0.152in" draw:z-index="178" draw:style-name="gr1"><svg:title>TexMaths</svg:title><svg:desc>12§display§E[\textbf{y}  \textbf{y}^T] = \textbf{W} E[\textbf{x}\textbf{x}^T] \textbf{W}^T = \textbf{I}§svg§600§FALSE§</svg:desc><draw:polygon draw:style-name="gr2" draw:text-style-name="P164" svg:width="2.0535in" svg:height="0.176in" svg:x="0.0685in" svg:y="0.0083in" svg:viewBox="0 0 5217 448" draw:points="2608,448 0,448 0,0 5217,0 5217,448"><text:p/></draw:polygon><draw:path draw:style-name="gr3" draw:text-style-name="P165" svg:width="0.1205in" svg:height="0.113in" svg:x="-0.0004in" svg:y="0.0402in" svg:viewBox="0 0 307 288" svg:d="M283 189c1-2 3-4 3-6 0-1 0-4-5-4s-5 2-6 4c-28 64-42 91-115 91h-62c-6 0-7 0-9 0-5-1-6-1-6-4 0-2 0-3 2-10l29-115h42c36 0 36 8 36 19 0 3 0 7-2 21-2 2-3 3-3 4 0 3 3 5 6 5s5-2 6-8l24-100c0-2-2-3-5-3-4 0-4 1-6 6-8 33-16 43-56 43h-38l25-102c3-16 3-17 23-17h58c52 0 65 12 65 47 0 10 0 11-1 23 0 2-1 6-1 7 0 2 2 5 6 5 3 0 5-2 6-11l8-72c1-12-1-12-12-12h-213c-9 0-12 0-12 8 0 5 3 5 10 5 16 0 28 0 28 9 0 0 0 1-1 9l-57 223c-4 18-4 20-38 20-7 0-12 0-12 8 0 6 4 6 12 6h220c9 0 10-2 13-8z"><text:p/></draw:path><draw:polygon draw:style-name="gr3" draw:text-style-name="P165" svg:width="0.0228in" svg:height="0.1657in" svg:x="0.1445in" svg:y="0.0283in" svg:viewBox="0 0 59 422" draw:points="59,422 59,406 17,406 17,17 59,17 59,0 0,0 0,422"><text:p/></draw:polygon><draw:path draw:style-name="gr3" draw:text-style-name="P165" svg:width="0.0925in" svg:height="0.1067in" svg:x="0.1748in" svg:y="0.0783in" svg:viewBox="0 0 236 272" svg:d="M205 29c4-6 4-9 31-9v-20c-9 1-22 1-33 1s-30-1-39-1v20c2 0 21 0 21 5l-3 5-49 104-54-114h24v-20c-14 1-53 1-53 1-12 0-31-1-48-1v20h27l79 168-10 20c-9 20-22 50-52 50-6 0-8 0-10-3 4-1 13-7 13-23 0-14-11-24-25-24-12 0-24 9-24 24 0 23 20 40 46 40 32 0 57-25 68-50z"><text:p/></draw:path><draw:path draw:style-name="gr3" draw:text-style-name="P165" svg:width="0.0925in" svg:height="0.1067in" svg:x="0.276in" svg:y="0.0783in" svg:viewBox="0 0 236 272" svg:d="M205 29c4-6 4-9 31-9v-20c-9 1-22 1-33 1s-30-1-39-1v20c2 0 21 0 21 5l-3 5-49 104-54-114h24v-20c-14 1-53 1-53 1-12 0-31-1-48-1v20h27l79 168-10 20c-9 20-22 50-52 50-6 0-8 0-10-3 4-1 13-7 13-23 0-14-11-24-25-24-12 0-24 9-24 24 0 23 20 40 46 40 32 0 57-25 68-50z"><text:p/></draw:path><draw:path draw:style-name="gr3" draw:text-style-name="P165" svg:width="0.087in" svg:height="0.0783in" svg:x="0.378in" svg:y="0.0047in" svg:viewBox="0 0 222 200" svg:d="M132 22c1-10 2-10 8-11 2 0 12 0 18 0 18 0 27 0 34 2 12 4 13 13 13 23 0 5 0 10-1 24l-1 4c0 3 1 4 5 4s6-3 6-8l8-56c0-4-4-4-10-4h-181c-8 0-9 0-11 6l-18 53c-1 1-2 3-2 6 0 0 1 3 5 3 3 0 5-1 7-7 17-48 26-50 72-50h12c8 0 8 0 8 2 0 1 0 3-1 7l-38 155c-3 12-4 14-35 14-11 0-13 0-13 8 0 0 0 3 5 3 8 0 16-1 25-1 8 0 18 0 26 0 7 0 18 0 25 0 10 0 18 1 26 1 3 0 8 0 8-6 0-5-5-5-13-5-6 0-11 0-17 0-11-1-11-2-11-6 0-2 0-3 1-7z"><text:p/></draw:path><draw:polygon draw:style-name="gr3" draw:text-style-name="P165" svg:width="0.0228in" svg:height="0.1657in" svg:x="0.4807in" svg:y="0.0283in" svg:viewBox="0 0 59 422" draw:points="59,0 0,0 0,17 41,17 41,406 0,406 0,422 59,422"><text:p/></draw:polygon><draw:path draw:style-name="gr3" draw:text-style-name="P165" svg:width="0.1102in" svg:height="0.0386in" svg:x="0.5791in" svg:y="0.0902in" svg:viewBox="0 0 281 99" svg:d="M266 17c8 0 15 0 15-9 0-8-7-8-13-8h-254c-7 0-14 0-14 8 0 9 7 9 14 9zM268 99c6 0 13 0 13-8s-7-8-15-8h-252c-7 0-14 0-14 8s7 8 14 8z"><text:p/></draw:path><draw:path draw:style-name="gr3" draw:text-style-name="P165" svg:width="0.1894in" svg:height="0.1154in" svg:x="0.7492in" svg:y="0.037in" svg:viewBox="0 0 482 294" svg:d="M442 30c2-7 2-8 16-8 9-2 17-2 24-2v-20c-12 0-26 1-45 1-17 0-42 0-58-1v20c11 0 31 0 43 5l-73 188-74-193h39v-20c-14 1-55 1-73 1-17 0-50 0-65-1v20h38l16 45-57 148-75-193h40v-20c-16 1-55 1-73 1-17 0-51 0-65-1v20h36l102 262c2 7 4 12 14 12 11 0 14-5 15-12l74-190 73 190c3 7 5 12 15 12 11 0 13-5 14-12z"><text:p/></draw:path><draw:path draw:style-name="gr3" draw:text-style-name="P165" svg:width="0.1205in" svg:height="0.113in" svg:x="0.9492in" svg:y="0.0402in" svg:viewBox="0 0 307 288" svg:d="M283 189c1-2 3-4 3-6 0-1 0-4-5-4s-5 2-6 4c-28 64-43 91-115 91h-62c-6 0-7 0-9 0-5-1-6-1-6-4 0-2 0-3 2-10l29-115h42c36 0 36 8 36 19 0 3 0 7-2 21-2 2-3 3-3 4 0 3 3 5 6 5s5-2 6-8l24-100c0-2-2-3-5-3-4 0-4 1-6 6-8 33-16 43-56 43h-38l24-102c4-16 4-17 24-17h58c52 0 65 12 65 47 0 10 0 11-1 23 0 2-1 6-1 7 0 2 2 5 6 5 3 0 5-2 6-11l8-72c1-12-1-12-12-12h-213c-9 0-12 0-12 8 0 5 3 5 10 5 16 0 28 0 28 9 0 0 0 1-1 9l-57 223c-4 18-4 20-38 20-7 0-12 0-12 8 0 6 4 6 12 6h220c9 0 10-2 13-8z"><text:p/></draw:path><draw:polygon draw:style-name="gr3" draw:text-style-name="P165" svg:width="0.0228in" svg:height="0.1657in" svg:x="1.0941in" svg:y="0.0283in" svg:viewBox="0 0 59 422" draw:points="59,422 59,406 17,406 17,17 59,17 59,0 0,0 0,422"><text:p/></draw:polygon><draw:path draw:style-name="gr3" draw:text-style-name="P165" svg:width="0.0933in" svg:height="0.0736in" svg:x="1.1244in" svg:y="0.0783in" svg:viewBox="0 0 238 188" svg:d="M137 84l50-55c5-6 7-9 43-9v-20c-15 1-37 1-39 1-11 0-31-1-43-1v20c6 0 10 2 15 4-1 2-1 2-2 5l-36 40-42-49h17v-20c-11 0-38 1-51 1s-32-1-47-1v20h30l66 78-55 63c-7 7-23 7-43 7v20c14-1 36-1 40-1 10 0 34 1 43 1v-20c-9 0-16-3-16-5l3-4 42-46 45 55h-15v20c9 0 36-1 50-1 13 0 32 1 46 1v-20h-29z"><text:p/></draw:path><draw:path draw:style-name="gr3" draw:text-style-name="P165" svg:width="0.0933in" svg:height="0.0736in" svg:x="1.2252in" svg:y="0.0783in" svg:viewBox="0 0 238 188" svg:d="M137 84l50-55c5-6 7-9 43-9v-20c-15 1-37 1-39 1-11 0-31-1-43-1v20c6 0 10 2 15 4-1 2-1 2-2 5l-36 40-42-49h17v-20c-11 0-38 1-51 1s-32-1-47-1v20h30l66 78-55 63c-7 7-23 7-43 7v20c14-1 36-1 40-1 10 0 34 1 43 1v-20c-9 0-16-3-16-5l3-4 42-46 45 55h-15v20c9 0 36-1 50-1 13 0 32 1 46 1v-20h-29z"><text:p/></draw:path><draw:path draw:style-name="gr3" draw:text-style-name="P165" svg:width="0.087in" svg:height="0.0783in" svg:x="1.3276in" svg:y="0.0047in" svg:viewBox="0 0 222 200" svg:d="M132 22c1-10 2-10 8-11 2 0 12 0 18 0 18 0 27 0 34 2 12 4 13 13 13 23 0 5 0 10-1 24l-1 4c0 3 1 4 6 4 3 0 5-3 5-8l8-56c0-4-4-4-10-4h-181c-8 0-9 0-11 6l-18 53c-1 1-2 3-2 6 0 0 1 3 5 3 3 0 5-1 7-7 17-48 26-50 72-50h12c8 0 8 0 8 2 0 1 0 3-1 7l-38 155c-3 12-4 14-35 14-11 0-13 0-13 8 0 0 0 3 5 3 8 0 16-1 25-1 8 0 18 0 26 0 7 0 18 0 27 0 8 0 16 1 24 1 3 0 8 0 8-6 0-5-5-5-13-5-6 0-11 0-17 0-11-1-11-2-11-6 0-2 0-3 1-7z"><text:p/></draw:path><draw:polygon draw:style-name="gr3" draw:text-style-name="P165" svg:width="0.0228in" svg:height="0.1657in" svg:x="1.4303in" svg:y="0.0283in" svg:viewBox="0 0 59 422" draw:points="59,0 0,0 0,17 41,17 41,406 0,406 0,422 59,422"><text:p/></draw:polygon><draw:path draw:style-name="gr3" draw:text-style-name="P165" svg:width="0.1894in" svg:height="0.1154in" svg:x="1.4768in" svg:y="0.037in" svg:viewBox="0 0 482 294" svg:d="M442 30c2-7 2-8 16-8 9-2 17-2 24-2v-20c-12 0-26 1-45 1-17 0-42 0-58-1v20c11 0 31 0 43 5l-73 188-74-193h39v-20c-14 1-55 1-73 1-17 0-50 0-65-1v20h38l16 45-57 148-75-193h40v-20c-16 1-55 1-73 1-17 0-51 0-65-1v20h36l102 262c2 7 4 12 14 12 11 0 14-5 15-12l74-190 73 190c3 7 5 12 15 12 11 0 13-5 14-12z"><text:p/></draw:path><draw:path draw:style-name="gr3" draw:text-style-name="P165" svg:width="0.087in" svg:height="0.0783in" svg:x="1.6756in" svg:y="0in" svg:viewBox="0 0 222 200" svg:d="M132 22c1-10 2-10 8-11 2 0 12 0 18 0 18 0 27 0 34 2 12 4 13 13 13 23 0 5 0 10-1 24l-1 4c0 3 1 4 6 4 3 0 5-3 5-8l8-56c0-4-4-4-10-4h-181c-8 0-9 0-11 6l-18 53c-1 1-2 3-2 6 0 0 1 3 5 3 3 0 5-1 7-7 17-48 26-50 72-50h12c8 0 8 0 8 2 0 1 0 3-1 7l-38 155c-3 12-4 14-35 14-11 0-13 0-13 8 0 0 0 3 5 3 8 0 16-1 25-1 8 0 18 0 26 0 7 0 18 0 27 0 8 0 16 1 24 1 3 0 8 0 8-6 0-5-5-5-13-5-6 0-11 0-17 0-11-1-11-2-11-6 0-2 0-3 1-7z"><text:p/></draw:path><draw:path draw:style-name="gr3" draw:text-style-name="P165" svg:width="0.1102in" svg:height="0.0386in" svg:x="1.8303in" svg:y="0.0902in" svg:viewBox="0 0 281 99" svg:d="M266 17c8 0 15 0 15-9 0-8-7-8-13-8h-254c-7 0-14 0-14 8 0 9 7 9 14 9zM268 99c6 0 13 0 13-8s-7-8-15-8h-252c-7 0-14 0-14 8s7 8 14 8z"><text:p/></draw:path><draw:path draw:style-name="gr3" draw:text-style-name="P165" svg:width="0.0614in" svg:height="0.1138in" svg:x="2.002in" svg:y="0.037in" svg:viewBox="0 0 157 290" svg:d="M108 20h49v-20c-18 1-59 1-78 1-20 0-62 0-79-1v20h48v251h-48v19c17-1 59-1 79-1 19 0 60 0 78 1v-19h-49z"><text:p/></draw:path></draw:g>, suy ra</text:p>
      <text:p text:style-name="P93"><text:tab/><draw:g text:anchor-type="as-char" svg:y="-0.152in" draw:z-index="179" draw:style-name="gr1"><svg:title>TexMaths</svg:title><svg:desc>12§display§\det (\textbf{I}) = 1 = \det (\textbf{W} E[\textbf{x}\textbf{x}^T] \textbf{W}^T) = \det(\textbf{W}) \det(E[\textbf{x}\textbf{x}^T]) \det(\textbf{W}^T)§svg§600§FALSE§</svg:desc><draw:polygon draw:style-name="gr2" draw:text-style-name="P164" svg:width="4.7008in" svg:height="0.176in" svg:x="0.0028in" svg:y="0.0083in" svg:viewBox="0 0 11941 448" draw:points="5970,448 0,448 0,0 11941,0 11941,448"><text:p/></draw:polygon><draw:path draw:style-name="gr3" draw:text-style-name="P165" svg:width="0.0819in" svg:height="0.1169in" svg:x="0in" svg:y="0.0366in" svg:viewBox="0 0 209 298" svg:d="M146 271v27l63-4v-14c-29 0-34-3-34-22v-258l-60 5v13c29 0 33 4 33 23v91c-12-15-30-25-54-25-50 0-94 40-94 96 0 53 41 95 90 95 28 0 47-14 56-27zM146 157v86c0 9 0 10-4 16-12 20-32 30-50 30-19 0-34-11-45-27-11-18-11-42-11-58 0-17 0-42 12-61 10-14 25-27 48-27 16 0 32 6 46 25 4 8 4 9 4 16z"><text:p/></draw:path><draw:path draw:style-name="gr3" draw:text-style-name="P165" svg:width="0.0642in" svg:height="0.076in" svg:x="0.0913in" svg:y="0.0783in" svg:viewBox="0 0 164 194" svg:d="M36 84c2-64 38-74 53-74 43 0 48 56 48 74zM36 92h118c9 0 10 0 10-8 0-43-22-84-75-84-49 0-89 43-89 97 0 56 44 97 94 97 51 0 70-47 70-55 0-4-3-5-6-5s-4 3-4 6c-16 45-54 45-58 45-22 0-38-15-48-29-12-21-12-48-12-64z"><text:p/></draw:path><draw:path draw:style-name="gr3" draw:text-style-name="P165" svg:width="0.052in" svg:height="0.1039in" svg:x="0.1634in" svg:y="0.0496in" svg:viewBox="0 0 133 265" svg:d="M65 91h61v-13h-61v-78h-10c0 35-14 79-55 81v10h36v116c0 53 40 58 55 58 30 0 42-30 42-58v-24h-11v24c0 30-13 47-28 47-29 0-29-38-29-46z"><text:p/></draw:path><draw:path draw:style-name="gr3" draw:text-style-name="P165" svg:width="0.0382in" svg:height="0.1657in" svg:x="0.2413in" svg:y="0.0283in" svg:viewBox="0 0 98 422" svg:d="M98 418c0-1 0-2-7-9-53-53-66-132-66-198 0-73 16-146 69-199 4-5 4-6 4-8 0-3-1-4-4-4-4 0-42 29-68 83-21 45-26 92-26 128 0 33 5 85 28 133 26 51 62 78 66 78 3 0 4-1 4-4z"><text:p/></draw:path><draw:path draw:style-name="gr3" draw:text-style-name="P165" svg:width="0.0614in" svg:height="0.1138in" svg:x="0.2953in" svg:y="0.037in" svg:viewBox="0 0 157 290" svg:d="M108 20h49v-20c-18 1-59 1-78 1-20 0-62 0-79-1v20h48v251h-48v19c17-1 59-1 79-1 19 0 60 0 78 1v-19h-49z"><text:p/></draw:path><draw:path draw:style-name="gr3" draw:text-style-name="P165" svg:width="0.0382in" svg:height="0.1657in" svg:x="0.3713in" svg:y="0.0283in" svg:viewBox="0 0 98 422" svg:d="M98 211c0-32-4-84-27-132-25-51-63-79-67-79-2 0-4 2-4 4s0 3 7 10c43 41 67 108 67 197 0 72-15 147-68 200-6 5-6 6-6 7 0 3 2 4 4 4 4 0 43-29 68-83 22-45 26-92 26-128z"><text:p/></draw:path><draw:path draw:style-name="gr3" draw:text-style-name="P165" svg:width="0.1102in" svg:height="0.0386in" svg:x="0.4819in" svg:y="0.0902in" svg:viewBox="0 0 281 99" svg:d="M266 17c8 0 15 0 15-9 0-8-7-8-13-8h-254c-7 0-14 0-14 8 0 9 7 9 14 9zM268 99c6 0 13 0 13-8s-7-8-15-8h-252c-7 0-14 0-14 8s7 8 14 8z"><text:p/></draw:path><draw:path draw:style-name="gr3" draw:text-style-name="P165" svg:width="0.0547in" svg:height="0.1106in" svg:x="0.6622in" svg:y="0.0406in" svg:viewBox="0 0 140 282" svg:d="M88 11c0-10 0-11-11-11-27 26-64 26-77 26v15c8 0 34 0 55-12v219c0 16 0 20-38 20h-15v14c15-2 53-2 69-2 18 0 54 0 69 2v-14h-13c-38 0-39-4-39-20z"><text:p/></draw:path><draw:path draw:style-name="gr3" draw:text-style-name="P165" svg:width="0.1102in" svg:height="0.0386in" svg:x="0.7866in" svg:y="0.0902in" svg:viewBox="0 0 281 99" svg:d="M266 17c8 0 15 0 15-9 0-8-7-8-13-8h-254c-7 0-14 0-14 8 0 9 7 9 14 9zM268 99c6 0 13 0 13-8s-7-8-15-8h-252c-7 0-14 0-14 8s7 8 14 8z"><text:p/></draw:path><draw:path draw:style-name="gr3" draw:text-style-name="P165" svg:width="0.0819in" svg:height="0.1169in" svg:x="0.9583in" svg:y="0.0366in" svg:viewBox="0 0 209 298" svg:d="M146 271v27l63-4v-14c-29 0-34-3-34-22v-258l-60 5v13c29 0 33 4 33 23v91c-12-15-30-25-54-25-50 0-94 40-94 96 0 53 41 95 90 95 28 0 47-14 56-27zM146 157v86c0 9 0 10-4 16-12 20-32 30-50 30-19 0-34-11-45-27-11-18-11-42-11-58 0-17 0-42 12-61 10-14 25-27 48-27 16 0 32 6 46 25 4 8 4 9 4 16z"><text:p/></draw:path><draw:path draw:style-name="gr3" draw:text-style-name="P165" svg:width="0.0642in" svg:height="0.076in" svg:x="1.0492in" svg:y="0.0783in" svg:viewBox="0 0 164 194" svg:d="M36 84c2-64 38-74 53-74 43 0 48 56 48 74zM36 92h118c9 0 10 0 10-8 0-43-22-84-75-84-49 0-89 43-89 97 0 56 44 97 94 97 51 0 70-47 70-55 0-4-3-5-6-5s-4 3-4 6c-16 45-54 45-58 45-22 0-38-15-48-29-12-21-12-48-12-64z"><text:p/></draw:path><draw:path draw:style-name="gr3" draw:text-style-name="P165" svg:width="0.0516in" svg:height="0.1039in" svg:x="1.1217in" svg:y="0.0496in" svg:viewBox="0 0 132 265" svg:d="M65 91h61v-13h-61v-78h-10c0 35-14 79-55 81v10h36v116c0 53 40 58 55 58 30 0 41-30 41-58v-24h-10v24c0 30-13 47-28 47-29 0-29-38-29-46z"><text:p/></draw:path><draw:path draw:style-name="gr3" draw:text-style-name="P165" svg:width="0.0382in" svg:height="0.1657in" svg:x="1.1996in" svg:y="0.0283in" svg:viewBox="0 0 98 422" svg:d="M98 418c0-1 0-2-7-9-53-53-66-132-66-198 0-73 16-146 69-199 4-5 4-6 4-8 0-3-1-4-4-4-4 0-42 29-68 83-21 45-26 92-26 128 0 33 5 85 28 133 26 51 62 78 66 78 3 0 4-1 4-4z"><text:p/></draw:path><draw:path draw:style-name="gr3" draw:text-style-name="P165" svg:width="0.1894in" svg:height="0.1154in" svg:x="1.2516in" svg:y="0.037in" svg:viewBox="0 0 482 294" svg:d="M442 30c2-7 2-8 16-8 9-2 17-2 24-2v-20c-12 0-26 1-45 1-17 0-42 0-58-1v20c11 0 31 0 43 5l-73 188-74-193h39v-20c-14 1-55 1-73 1-17 0-50 0-65-1v20h38l16 45-57 148-75-193h40v-20c-16 1-55 1-73 1-17 0-51 0-65-1v20h36l101 262c3 7 5 12 15 12 11 0 14-5 15-12l74-190 73 190c3 7 5 12 15 12 11 0 13-5 14-12z"><text:p/></draw:path><draw:path draw:style-name="gr3" draw:text-style-name="P165" svg:width="0.1205in" svg:height="0.113in" svg:x="1.4512in" svg:y="0.0402in" svg:viewBox="0 0 307 288" svg:d="M283 189c1-2 3-4 3-6 0-1 0-4-5-4s-5 2-6 4c-28 64-42 91-115 91h-62c-6 0-7 0-9 0-5-1-6-1-6-4 0-2 0-3 2-10l29-115h42c36 0 36 8 36 19 0 3 0 7-2 21-2 2-3 3-3 4 0 3 3 5 6 5 4 0 5-2 6-8l24-100c0-2-1-3-5-3s-4 1-6 6c-8 33-16 43-55 43h-39l25-102c3-16 3-17 23-17h58c52 0 65 12 65 47 0 10 0 11-1 23 0 2-1 6-1 7 0 2 2 5 6 5 3 0 5-2 6-11l8-72c1-12-1-12-12-12h-213c-9 0-12 0-12 8 0 5 3 5 10 5 17 0 28 0 28 9 0 0 0 1-1 9l-57 223c-4 18-4 20-38 20-7 0-12 0-12 8 0 6 4 6 12 6h220c9 0 10-2 13-8z"><text:p/></draw:path><draw:polygon draw:style-name="gr3" draw:text-style-name="P165" svg:width="0.0228in" svg:height="0.1657in" svg:x="1.5965in" svg:y="0.0283in" svg:viewBox="0 0 59 422" draw:points="59,422 59,406 17,406 17,17 59,17 59,0 0,0 0,422"><text:p/></draw:polygon><draw:path draw:style-name="gr3" draw:text-style-name="P165" svg:width="0.0933in" svg:height="0.0736in" svg:x="1.6268in" svg:y="0.0783in" svg:viewBox="0 0 238 188" svg:d="M137 84l50-55c5-6 7-9 43-9v-20c-15 1-37 1-39 1-11 0-31-1-43-1v20c6 0 10 2 15 4-1 2-1 2-2 5l-36 40-42-49h17v-20c-11 0-38 1-51 1s-32-1-47-1v20h30l66 78-55 63c-7 7-23 7-43 7v20c14-1 36-1 40-1 10 0 34 1 43 1v-20c-9 0-16-3-16-5l3-4 42-46 45 55h-15v20c9 0 36-1 50-1 13 0 32 1 46 1v-20h-29z"><text:p/></draw:path><draw:path draw:style-name="gr3" draw:text-style-name="P165" svg:width="0.0933in" svg:height="0.0736in" svg:x="1.7276in" svg:y="0.0783in" svg:viewBox="0 0 238 188" svg:d="M137 84l50-55c5-6 7-9 42-9v-20c-14 1-36 1-38 1-11 0-31-1-43-1v20c6 0 10 2 15 4-1 2-1 2-2 5l-36 40-42-49h17v-20c-11 0-38 1-51 1s-32-1-47-1v20h30l66 78-55 63c-7 7-23 7-43 7v20c14-1 36-1 40-1 10 0 34 1 43 1v-20c-9 0-16-3-16-5l3-4 42-46 45 55h-15v20c9 0 36-1 50-1 13 0 32 1 46 1v-20h-29z"><text:p/></draw:path><draw:path draw:style-name="gr3" draw:text-style-name="P165" svg:width="0.087in" svg:height="0.0783in" svg:x="1.8299in" svg:y="0.0047in" svg:viewBox="0 0 222 200" svg:d="M132 22c1-10 2-10 8-11 2 0 12 0 18 0 18 0 27 0 34 2 12 4 13 13 13 23 0 5 0 10-1 24l-1 4c0 3 1 4 6 4 3 0 5-3 5-8l8-56c0-4-4-4-10-4h-181c-8 0-9 0-11 6l-18 53c-1 1-2 3-2 6 0 0 1 3 5 3 3 0 5-1 7-7 17-48 26-50 72-50h12c8 0 8 0 8 2 0 1 0 3-1 7l-38 155c-3 12-4 14-35 14-11 0-13 0-13 8 0 0 0 3 5 3 8 0 16-1 25-1 8 0 18 0 26 0 7 0 18 0 25 0 10 0 18 1 26 1 3 0 8 0 8-6 0-5-5-5-13-5-6 0-11 0-17 0-11-1-11-2-11-6 0-2 0-3 1-7z"><text:p/></draw:path><draw:polygon draw:style-name="gr3" draw:text-style-name="P165" svg:width="0.0228in" svg:height="0.1657in" svg:x="1.9327in" svg:y="0.0283in" svg:viewBox="0 0 59 422" draw:points="59,0 0,0 0,17 41,17 41,406 0,406 0,422 59,422"><text:p/></draw:polygon><draw:path draw:style-name="gr3" draw:text-style-name="P165" svg:width="0.1894in" svg:height="0.1154in" svg:x="1.9795in" svg:y="0.037in" svg:viewBox="0 0 482 294" svg:d="M442 30c2-7 2-8 16-8 9-2 17-2 24-2v-20c-12 0-26 1-45 1-17 0-42 0-58-1v20c11 0 31 0 43 5l-73 188-74-193h39v-20c-14 1-55 1-73 1-17 0-50 0-65-1v20h38l16 45-57 148-75-193h40v-20c-16 1-55 1-73 1-17 0-51 0-65-1v20h36l102 262c2 7 4 12 14 12 11 0 14-5 15-12l74-190 73 190c3 7 5 12 15 12 11 0 13-5 14-12z"><text:p/></draw:path><draw:path draw:style-name="gr3" draw:text-style-name="P165" svg:width="0.087in" svg:height="0.0783in" svg:x="2.178in" svg:y="0in" svg:viewBox="0 0 222 200" svg:d="M132 22c1-10 2-10 8-11 2 0 12 0 18 0 18 0 27 0 34 2 12 4 13 13 13 23 0 5 0 10-1 24l-1 4c0 3 1 4 6 4 3 0 5-3 5-8l8-56c0-4-4-4-10-4h-182c-7 0-8 0-10 6l-18 53c-1 1-2 3-2 6 0 0 1 3 5 3 3 0 5-1 7-7 17-48 26-50 72-50h12c8 0 8 0 8 2 0 1 0 3-1 7l-38 155c-3 12-4 14-35 14-11 0-13 0-13 8 0 0 0 3 5 3 8 0 16-1 25-1 8 0 18 0 26 0 7 0 18 0 25 0 10 0 18 1 26 1 3 0 8 0 8-6 0-5-5-5-13-5-6 0-11 0-17 0-11-1-11-2-11-6 0-2 0-3 1-7z"><text:p/></draw:path><draw:path draw:style-name="gr3" draw:text-style-name="P165" svg:width="0.0382in" svg:height="0.1657in" svg:x="2.287in" svg:y="0.0283in" svg:viewBox="0 0 98 422" svg:d="M98 211c0-32-4-84-27-132-25-51-63-79-67-79-2 0-4 2-4 4s0 3 7 10c43 41 67 108 67 197 0 72-15 147-68 200-6 5-6 6-6 7 0 3 2 4 4 4 4 0 43-29 68-83 22-45 26-92 26-128z"><text:p/></draw:path><draw:path draw:style-name="gr3" draw:text-style-name="P165" svg:width="0.1102in" svg:height="0.0386in" svg:x="2.3976in" svg:y="0.0902in" svg:viewBox="0 0 281 99" svg:d="M266 17c8 0 15 0 15-9 0-8-7-8-13-8h-254c-7 0-14 0-14 8 0 9 7 9 14 9zM268 99c6 0 13 0 13-8s-7-8-15-8h-252c-7 0-14 0-14 8s7 8 14 8z"><text:p/></draw:path><draw:path draw:style-name="gr3" draw:text-style-name="P165" svg:width="0.0819in" svg:height="0.1169in" svg:x="2.5693in" svg:y="0.0366in" svg:viewBox="0 0 209 298" svg:d="M146 271v27l63-4v-14c-29 0-34-3-34-22v-258l-60 5v13c29 0 33 4 33 23v91c-12-15-30-25-54-25-50 0-94 40-94 96 0 53 41 95 90 95 28 0 47-14 56-27zM146 157v86c0 9 0 10-4 16-12 20-32 30-50 30-19 0-34-11-45-27-11-18-11-42-11-58 0-17 0-42 12-61 10-14 25-27 48-27 16 0 32 6 46 25 4 8 4 9 4 16z"><text:p/></draw:path><draw:path draw:style-name="gr3" draw:text-style-name="P165" svg:width="0.0642in" svg:height="0.076in" svg:x="2.6602in" svg:y="0.0783in" svg:viewBox="0 0 164 194" svg:d="M36 84c2-64 38-74 53-74 43 0 48 56 48 74zM36 92h118c9 0 10 0 10-8 0-43-22-84-75-84-49 0-89 43-89 97 0 56 44 97 94 97 51 0 70-47 70-55 0-4-3-5-6-5s-4 3-4 6c-16 45-54 45-58 45-22 0-38-15-48-29-12-21-12-48-12-64z"><text:p/></draw:path><draw:path draw:style-name="gr3" draw:text-style-name="P165" svg:width="0.0516in" svg:height="0.1039in" svg:x="2.7327in" svg:y="0.0496in" svg:viewBox="0 0 132 265" svg:d="M65 91h61v-13h-61v-78h-10c0 35-14 79-55 81v10h36v116c0 53 40 58 55 58 30 0 41-30 41-58v-24h-10v24c0 30-13 47-28 47-29 0-29-38-29-46z"><text:p/></draw:path><draw:path draw:style-name="gr3" draw:text-style-name="P165" svg:width="0.0382in" svg:height="0.1657in" svg:x="2.8106in" svg:y="0.0283in" svg:viewBox="0 0 98 422" svg:d="M98 418c0-1 0-2-7-9-53-53-66-132-66-198 0-73 16-146 69-199 4-5 4-6 4-8 0-3-1-4-4-4-4 0-42 29-68 83-21 45-26 92-26 128 0 33 5 85 28 133 26 51 62 78 66 78 3 0 4-1 4-4z"><text:p/></draw:path><draw:path draw:style-name="gr3" draw:text-style-name="P165" svg:width="0.1894in" svg:height="0.1154in" svg:x="2.8626in" svg:y="0.037in" svg:viewBox="0 0 482 294" svg:d="M442 30c2-7 2-8 16-8 9-2 17-2 24-2v-20c-12 0-26 1-45 1-17 0-42 0-58-1v20c11 0 31 0 43 5l-73 188-74-193h39v-20c-14 1-55 1-73 1-17 0-50 0-65-1v20h38l16 45-57 148-75-193h40v-20c-16 1-55 1-73 1-17 0-51 0-65-1v20h36l102 262c2 7 4 12 14 12 11 0 14-5 15-12l74-190 73 190c3 7 5 12 15 12 11 0 13-5 14-12z"><text:p/></draw:path><draw:path draw:style-name="gr3" draw:text-style-name="P165" svg:width="0.0382in" svg:height="0.1657in" svg:x="3.0657in" svg:y="0.0283in" svg:viewBox="0 0 98 422" svg:d="M98 211c0-32-4-84-27-132-25-51-63-79-67-79-2 0-4 2-4 4s0 3 7 10c43 41 67 108 67 197 0 72-15 147-68 200-6 5-6 6-6 7 0 3 2 4 4 4 4 0 43-29 68-83 22-45 26-92 26-128z"><text:p/></draw:path><draw:path draw:style-name="gr3" draw:text-style-name="P165" svg:width="0.0819in" svg:height="0.1169in" svg:x="3.1539in" svg:y="0.0366in" svg:viewBox="0 0 209 298" svg:d="M146 271v27l63-4v-14c-29 0-34-3-34-22v-258l-60 5v13c30 0 33 4 33 23v91c-12-15-30-25-54-25-50 0-94 40-94 96 0 53 41 95 90 95 28 0 47-14 56-27zM146 157v86c0 9 0 10-4 16-12 20-32 30-50 30-19 0-34-11-45-27-11-18-11-42-11-58 0-17 0-42 12-61 10-14 25-27 48-27 16 0 32 6 46 25 4 8 4 9 4 16z"><text:p/></draw:path><draw:path draw:style-name="gr3" draw:text-style-name="P165" svg:width="0.0642in" svg:height="0.076in" svg:x="3.2453in" svg:y="0.0783in" svg:viewBox="0 0 164 194" svg:d="M36 84c2-64 38-74 53-74 43 0 48 56 48 74zM36 92h118c9 0 10 0 10-8 0-43-22-84-75-84-49 0-89 43-89 97 0 56 44 97 94 97 51 0 70-47 70-55 0-4-3-5-6-5s-4 3-4 6c-16 45-54 45-58 45-22 0-38-15-48-29-12-21-12-48-12-64z"><text:p/></draw:path><draw:path draw:style-name="gr3" draw:text-style-name="P165" svg:width="0.0516in" svg:height="0.1039in" svg:x="3.3173in" svg:y="0.0496in" svg:viewBox="0 0 132 265" svg:d="M65 91h61v-13h-61v-78h-10c0 35-14 79-55 81v10h36v116c0 53 40 58 55 58 30 0 41-30 41-58v-24h-10v24c0 30-13 47-28 47-29 0-29-38-29-46z"><text:p/></draw:path><draw:path draw:style-name="gr3" draw:text-style-name="P165" svg:width="0.0382in" svg:height="0.1657in" svg:x="3.3953in" svg:y="0.0283in" svg:viewBox="0 0 98 422" svg:d="M98 418c0-1 0-2-7-9-53-53-66-132-66-198 0-73 16-146 69-199 4-5 4-6 4-8 0-3-1-4-4-4-4 0-42 29-68 83-21 45-26 92-26 128 0 33 5 85 28 133 26 51 62 78 66 78 3 0 4-1 4-4z"><text:p/></draw:path><draw:path draw:style-name="gr3" draw:text-style-name="P165" svg:width="0.1205in" svg:height="0.113in" svg:x="3.4504in" svg:y="0.0402in" svg:viewBox="0 0 307 288" svg:d="M283 189c1-2 3-4 3-6 0-1 0-4-5-4s-5 2-6 4c-28 64-43 91-115 91h-62c-6 0-7 0-9 0-5-1-6-1-6-4 0-2 0-3 2-10l29-115h42c36 0 36 8 36 19 0 3 0 7-2 21-2 2-3 3-3 4 0 3 3 5 6 5s5-2 6-8l24-100c0-2-2-3-5-3-4 0-4 1-6 6-8 33-16 43-56 43h-38l24-102c4-16 4-17 24-17h58c52 0 65 12 65 47 0 10 0 11-1 23 0 2-1 6-1 7 0 2 2 5 6 5 3 0 5-2 6-11l8-72c1-12-1-12-12-12h-213c-9 0-12 0-12 8 0 5 3 5 10 5 16 0 28 0 28 9 0 0 0 1-1 9l-57 223c-4 18-4 20-38 20-7 0-12 0-12 8 0 6 4 6 12 6h220c9 0 10-2 13-8z"><text:p/></draw:path><draw:polygon draw:style-name="gr3" draw:text-style-name="P165" svg:width="0.0228in" svg:height="0.1657in" svg:x="3.5953in" svg:y="0.0283in" svg:viewBox="0 0 59 422" draw:points="59,422 59,406 17,406 17,17 59,17 59,0 0,0 0,422"><text:p/></draw:polygon><draw:path draw:style-name="gr3" draw:text-style-name="P165" svg:width="0.0933in" svg:height="0.0736in" svg:x="3.6256in" svg:y="0.0783in" svg:viewBox="0 0 238 188" svg:d="M137 84l50-55c5-6 7-9 43-9v-20c-15 1-37 1-39 1-11 0-31-1-43-1v20c6 0 10 2 15 4-1 2-1 2-2 5l-36 40-42-49h17v-20c-11 0-38 1-51 1s-32-1-47-1v20h30l66 78-55 63c-7 7-23 7-43 7v20c14-1 36-1 40-1 10 0 34 1 43 1v-20c-9 0-16-3-16-5l3-4 42-46 45 55h-15v20c9 0 36-1 50-1 13 0 32 1 46 1v-20h-29z"><text:p/></draw:path><draw:path draw:style-name="gr3" draw:text-style-name="P165" svg:width="0.0933in" svg:height="0.0736in" svg:x="3.7268in" svg:y="0.0783in" svg:viewBox="0 0 238 188" svg:d="M137 84l50-55c5-6 7-9 43-9v-20c-15 1-37 1-39 1-11 0-31-1-43-1v20c6 0 10 2 15 4-1 2-1 2-2 5l-36 40-42-49h17v-20c-11 0-38 1-51 1s-32-1-47-1v20h30l66 78-55 63c-7 7-23 7-43 7v20c14-1 36-1 40-1 10 0 34 1 43 1v-20c-9 0-16-3-16-5l3-4 42-46 45 55h-15v20c9 0 36-1 50-1 13 0 32 1 46 1v-20h-29z"><text:p/></draw:path><draw:path draw:style-name="gr3" draw:text-style-name="P165" svg:width="0.087in" svg:height="0.0783in" svg:x="3.8287in" svg:y="0.0047in" svg:viewBox="0 0 222 200" svg:d="M132 22c1-10 2-10 8-11 2 0 12 0 18 0 18 0 27 0 34 2 12 4 13 13 13 23 0 5 0 10-1 24l-1 4c0 3 1 4 5 4s6-3 6-8l8-56c0-4-4-4-10-4h-182c-7 0-8 0-10 6l-18 53c-1 1-2 3-2 6 0 0 1 3 5 3 3 0 5-1 7-7 17-48 26-50 72-50h12c8 0 8 0 8 2 0 1 0 3-1 7l-38 155c-3 12-4 14-35 14-11 0-13 0-13 8 0 0 0 3 5 3 8 0 16-1 25-1 8 0 18 0 26 0 7 0 18 0 25 0 10 0 18 1 26 1 3 0 7 0 7-6 0-5-4-5-12-5-6 0-11 0-17 0-11-1-11-2-11-6 0-2 0-3 1-7z"><text:p/></draw:path><draw:polygon draw:style-name="gr3" draw:text-style-name="P165" svg:width="0.0228in" svg:height="0.1657in" svg:x="3.9315in" svg:y="0.0283in" svg:viewBox="0 0 59 422" draw:points="59,0 0,0 0,17 41,17 41,406 0,406 0,422 59,422"><text:p/></draw:polygon><draw:path draw:style-name="gr3" draw:text-style-name="P165" svg:width="0.0382in" svg:height="0.1657in" svg:x="3.9835in" svg:y="0.0283in" svg:viewBox="0 0 98 422" svg:d="M98 211c0-32-4-84-27-132-25-51-63-79-67-79-2 0-4 2-4 4s0 3 7 10c43 41 67 108 67 197 0 72-15 147-68 200-6 5-6 6-6 7 0 3 2 4 4 4 4 0 43-29 68-83 22-45 26-92 26-128z"><text:p/></draw:path><draw:path draw:style-name="gr3" draw:text-style-name="P165" svg:width="0.0819in" svg:height="0.1169in" svg:x="4.0724in" svg:y="0.0366in" svg:viewBox="0 0 209 298" svg:d="M146 271v27l63-4v-14c-29 0-34-3-34-22v-258l-60 5v13c29 0 33 4 33 23v91c-12-15-30-25-54-25-50 0-94 40-94 96 0 53 41 95 90 95 28 0 47-14 56-27zM146 157v86c0 9 0 10-4 16-12 20-32 30-50 30-19 0-34-11-45-27-11-18-11-42-11-58 0-17 0-42 12-61 10-14 25-27 48-27 16 0 32 6 46 25 4 8 4 9 4 16z"><text:p/></draw:path><draw:path draw:style-name="gr3" draw:text-style-name="P165" svg:width="0.0642in" svg:height="0.076in" svg:x="4.163in" svg:y="0.0783in" svg:viewBox="0 0 164 194" svg:d="M36 84c2-64 38-74 53-74 43 0 48 56 48 74zM36 92h118c9 0 10 0 10-8 0-43-22-84-75-84-49 0-89 43-89 97 0 56 44 97 94 97 51 0 70-47 70-55 0-4-3-5-6-5s-4 3-4 6c-16 45-54 45-58 45-22 0-38-15-48-29-12-21-12-48-12-64z"><text:p/></draw:path><draw:path draw:style-name="gr3" draw:text-style-name="P165" svg:width="0.0516in" svg:height="0.1039in" svg:x="4.2354in" svg:y="0.0496in" svg:viewBox="0 0 132 265" svg:d="M65 91h61v-13h-61v-78h-10c0 35-14 79-55 81v10h36v116c0 53 40 58 55 58 30 0 41-30 41-58v-24h-10v24c0 30-13 47-28 47-29 0-29-38-29-46z"><text:p/></draw:path><draw:path draw:style-name="gr3" draw:text-style-name="P165" svg:width="0.0382in" svg:height="0.1657in" svg:x="4.3134in" svg:y="0.0283in" svg:viewBox="0 0 98 422" svg:d="M98 418c0-1 0-2-7-9-53-53-66-132-66-198 0-73 16-146 69-199 4-5 4-6 4-8 0-3-1-4-4-4-4 0-42 29-68 83-21 45-26 92-26 128 0 33 5 85 28 133 26 51 62 78 66 78 3 0 4-1 4-4z"><text:p/></draw:path><draw:path draw:style-name="gr3" draw:text-style-name="P165" svg:width="0.1894in" svg:height="0.1154in" svg:x="4.3654in" svg:y="0.037in" svg:viewBox="0 0 482 294" svg:d="M442 30c2-7 2-8 16-8 9-2 17-2 24-2v-20c-12 0-26 1-45 1-17 0-42 0-58-1v20c11 0 31 0 43 5l-73 188-74-193h39v-20c-14 1-55 1-73 1-17 0-50 0-65-1v20h38l16 45-57 148-75-193h40v-20c-16 1-55 1-73 1-17 0-51 0-65-1v20h36l102 262c2 7 4 12 14 12 11 0 14-5 15-12l74-190 73 190c3 7 5 12 15 12 11 0 13-5 14-12z"><text:p/></draw:path><draw:path draw:style-name="gr3" draw:text-style-name="P165" svg:width="0.087in" svg:height="0.0783in" svg:x="4.5638in" svg:y="0in" svg:viewBox="0 0 222 200" svg:d="M132 22c1-10 2-10 8-11 2 0 12 0 18 0 18 0 27 0 34 2 12 4 13 13 13 23 0 5 0 10-1 24l-1 4c0 3 1 4 5 4s6-3 6-8l8-56c0-4-4-4-10-4h-182c-7 0-8 0-10 6l-18 53c-1 1-2 3-2 6 0 0 1 3 5 3 3 0 5-1 7-7 17-48 26-50 72-50h12c8 0 8 0 8 2 0 1 0 3-1 7l-38 155c-3 12-4 14-35 14-11 0-13 0-13 8 0 0 0 3 5 3 8 0 16-1 25-1 8 0 18 0 26 0 7 0 18 0 25 0 10 0 18 1 26 1 3 0 7 0 7-6 0-5-4-5-12-5-6 0-11 0-17 0-11-1-11-2-11-6 0-2 0-3 1-7z"><text:p/></draw:path><draw:path draw:style-name="gr3" draw:text-style-name="P165" svg:width="0.0382in" svg:height="0.1657in" svg:x="4.6732in" svg:y="0.0283in" svg:viewBox="0 0 98 422" svg:d="M98 211c0-32-4-84-27-132-25-51-63-79-67-79-2 0-4 2-4 4s0 3 7 10c43 41 67 108 67 197 0 72-15 147-68 200-6 5-6 6-6 7 0 3 2 4 4 4 4 0 43-29 68-83 22-45 26-92 26-128z"><text:p/></draw:path></draw:g></text:p>
      <text:p text:style-name="P94">Nghĩa là <draw:g text:anchor-type="as-char" svg:y="-0.1252in" draw:z-index="180" draw:style-name="gr1"><svg:title>TexMaths</svg:title><svg:desc>12§display§\det(\textbf{W})§svg§600§FALSE§</svg:desc><draw:polygon draw:style-name="gr2" draw:text-style-name="P164" svg:width="0.5236in" svg:height="0.1492in" svg:x="0.0028in" svg:y="0.0067in" svg:viewBox="0 0 1331 380" draw:points="666,380 0,380 0,0 1331,0 1331,380"><text:p/></draw:polygon><draw:path draw:style-name="gr3" draw:text-style-name="P165" svg:width="0.0819in" svg:height="0.1173in" svg:x="0in" svg:y="0.0083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3" draw:text-style-name="P165" svg:width="0.0642in" svg:height="0.076in" svg:x="0.0909in" svg:y="0.05in" svg:viewBox="0 0 164 194" svg:d="M36 84c2-64 38-74 53-74 43 0 48 56 48 74zM36 92h118c9 0 10 0 10-8 0-43-22-84-75-84-49 0-89 43-89 97 0 57 44 97 94 97 51 0 70-46 70-55 0-3-3-5-6-5s-4 3-4 6c-16 45-54 45-58 45-22 0-38-15-48-29-12-20-12-48-12-64z"><text:p/></draw:path><draw:path draw:style-name="gr3" draw:text-style-name="P165" svg:width="0.052in" svg:height="0.1039in" svg:x="0.1634in" svg:y="0.0209in" svg:viewBox="0 0 133 265" svg:d="M65 91h61v-13h-61v-78h-10c0 35-14 79-55 82v9h36v117c0 52 40 57 55 57 30 0 42-30 42-57v-24h-11v24c0 30-13 46-28 46-29 0-29-38-29-45z"><text:p/></draw:path><draw:path draw:style-name="gr3" draw:text-style-name="P165" svg:width="0.0382in" svg:height="0.1657in" svg:x="0.2413in" svg:y="0in" svg:viewBox="0 0 98 422" svg:d="M98 419c0-1 0-3-7-10-53-53-66-133-66-198 0-73 16-146 69-199 4-5 4-6 4-8 0-3-1-4-4-4-4 0-42 29-68 83-21 45-26 92-26 128 0 34 5 84 28 132 26 53 62 79 66 79 3 0 4-1 4-3z"><text:p/></draw:path><draw:path draw:style-name="gr3" draw:text-style-name="P165" svg:width="0.1894in" svg:height="0.1154in" svg:x="0.2937in" svg:y="0.0091in" svg:viewBox="0 0 482 294" svg:d="M441 30c3-7 3-8 17-8 9-2 17-2 24-2v-20c-12 0-26 1-45 1-17 0-42 0-58-1v20c11 0 31 0 43 5l-73 189-74-194h39v-20c-14 1-55 1-73 1-17 0-50 0-65-1v20h37l17 45-57 149-75-194h40v-20c-16 1-55 1-73 1-17 0-51 0-65-1v20h36l102 262c2 7 4 12 14 12 11 0 14-5 15-12l74-190 73 190c3 7 5 12 15 12s13-5 14-12z"><text:p/></draw:path><draw:path draw:style-name="gr3" draw:text-style-name="P165" svg:width="0.0382in" svg:height="0.1657in" svg:x="0.4965in" svg:y="0in" svg:viewBox="0 0 98 422" svg:d="M98 211c0-32-4-84-27-132-25-51-63-79-67-79-2 0-4 2-4 4s0 3 7 10c43 41 67 108 67 197 0 72-15 147-68 199-6 6-6 8-6 9 0 2 2 3 4 3 4 0 43-28 68-82 22-46 26-93 26-129z"><text:p/></draw:path></draw:g><text:s/>phải là hằng số. <text:span text:style-name="T57">Thêm nữa, với </text:span><text:span text:style-name="T57"><draw:g text:anchor-type="as-char" svg:y="-0.0744in" draw:z-index="182" draw:style-name="gr1"><svg:title>TexMaths</svg:title><svg:desc>12§display§y_{i}§svg§600§FALSE§</svg:desc><draw:polygon draw:style-name="gr2" draw:text-style-name="P164" svg:width="0.1059in" svg:height="0.0909in" svg:x="0.0031in" svg:y="0.0087in" svg:viewBox="0 0 270 232" draw:points="135,232 0,232 0,0 270,0 270,232"><text:p/></draw:polygon><draw:path draw:style-name="gr3" draw:text-style-name="P165" svg:width="0.0772in" svg:height="0.1075in" svg:x="0in" svg:y="0in" svg:viewBox="0 0 197 274" svg:d="M195 26c2-6 2-7 2-9 0-9-7-12-13-12-4 0-12 2-15 8-1 3-4 16-6 23-3 11-5 23-9 34l-19 77c-1 6-19 36-47 36-23 0-28-18-28-35 0-19 9-45 23-83 6-17 7-22 7-30 0-19-13-35-35-35-39 0-55 61-55 65 0 5 4 5 5 5 5 0 5-2 7-9 11-39 29-51 43-51 3 0 10 0 10 13 0 11-4 21-7 30-17 44-24 70-24 89 0 37 26 50 52 50 16 0 31-7 42-19-5 22-10 42-27 65-12 14-27 28-47 28-6 0-25-3-32-18 7 0 12 0 19-5 4-5 7-10 7-18 0-14-12-16-15-16-10 0-25 7-25 29 0 20 20 36 46 36 45 0 88-38 99-87z"><text:p/></draw:path><draw:path draw:style-name="gr3" draw:text-style-name="P165" svg:width="0.035in" svg:height="0.078in" svg:x="0.0827in" svg:y="0.0213in" svg:viewBox="0 0 90 199" svg:d="M83 12c0-5-3-12-12-12-8 0-17 7-17 17 0 5 4 11 12 11 9 0 17-9 17-16zM22 162c-2 4-3 7-3 13 0 14 12 24 28 24 31 0 43-40 43-44s-3-4-4-4c-4 0-4 2-6 5-6 24-20 35-32 35-6 0-7-4-7-11 0-6 2-11 5-18 3-8 6-15 9-24 3-6 14-35 15-37s2-7 2-10c0-14-12-25-29-25-30 0-43 41-43 46 0 3 4 3 5 3 5 0 5-2 6-4 7-27 20-37 31-37 5 0 9 3 9 10s-3 12-10 30z"><text:p/></draw:path></draw:g></text:span><text:span text:style-name="T57"><text:s/>có phương sai đơn vị, entropy và negentropy khác nhau mỗi hằng số và dấu. Vì thế ta được</text:span></text:p>
      <text:p text:style-name="P94"><text:tab/><draw:g text:anchor-type="as-char" svg:y="-0.1598in" draw:z-index="183" draw:style-name="gr1"><svg:title>TexMaths</svg:title><svg:desc>12§display§I[y_1, y_2, \dots, y_m]  = \text{const} - \sum_{i} J(y_{i})§svg§600§FALSE§</svg:desc><draw:polygon draw:style-name="gr2" draw:text-style-name="P164" svg:width="2.552in" svg:height="0.3382in" svg:x="0.0028in" svg:y="0.0087in" svg:viewBox="0 0 6483 860" draw:points="3242,860 0,860 0,0 6483,0 6483,860"><text:p/></draw:polygon><draw:path draw:style-name="gr3" draw:text-style-name="P165" svg:width="0.0768in" svg:height="0.1134in" svg:x="0in" svg:y="0.0445in" svg:viewBox="0 0 196 289" svg:d="M144 32c4-15 5-19 38-19 11 0 14 0 14-8 0-5-4-5-6-5-12 0-44 1-56 1-13 0-44-1-56-1-4 0-8 0-8 8 0 5 3 5 10 5 18 0 30 0 30 9 0 1 0 2-1 6l-57 229c-4 14-5 19-39 19-9 0-13 0-13 8 0 5 5 5 7 5 11 0 43-1 54-1 13 0 45 1 58 1 3 0 8 0 8-8 0-5-3-5-13-5-7 0-10 0-18 0-8-1-11-4-11-9 0-3 1-6 3-9z"><text:p/></draw:path><draw:polygon draw:style-name="gr3" draw:text-style-name="P165" svg:width="0.0228in" svg:height="0.1657in" svg:x="0.0996in" svg:y="0.0331in" svg:viewBox="0 0 59 422" draw:points="59,422 59,405 17,405 17,17 59,17 59,0 0,0 0,422"><text:p/></draw:polygon><draw:path draw:style-name="gr3" draw:text-style-name="P165" svg:width="0.0768in" svg:height="0.1071in" svg:x="0.1315in" svg:y="0.0835in" svg:viewBox="0 0 196 273" svg:d="M194 26c2-6 2-7 2-9 0-9-6-12-12-12-5 0-12 2-16 8-1 3-4 16-6 23-2 11-6 23-8 34l-20 76c-1 6-19 36-46 36-23 0-28-18-28-34 0-20 8-45 23-83 6-17 7-22 7-30 0-19-13-35-35-35-39 0-55 61-55 65 0 5 4 5 5 5 5 0 5-2 7-9 11-39 29-51 43-51 3 0 10 0 10 13 0 11-4 21-7 30-17 44-24 69-24 89 0 37 26 50 51 50 17 0 31-7 42-19-5 21-9 42-26 65-12 14-28 27-47 27-6 0-25-2-32-18 7 0 12 0 19-5 3-4 7-9 7-18 0-13-12-15-16-15-9 0-24 7-24 29 0 20 20 35 46 35 44 0 88-38 98-86z"><text:p/></draw:path><draw:path draw:style-name="gr3" draw:text-style-name="P165" svg:width="0.0421in" svg:height="0.0772in" svg:x="0.2205in" svg:y="0.1055in" svg:viewBox="0 0 108 197" svg:d="M67 8c0-8-1-8-8-8-19 18-47 19-59 19v11c7 0 26 0 43-8v151c0 9 0 13-30 13h-11v11c5 0 42-1 53-1 10 0 47 1 53 1v-11h-11c-30 0-30-4-30-13z"><text:p/></draw:path><draw:path draw:style-name="gr3" draw:text-style-name="P165" svg:width="0.0193in" svg:height="0.0496in" svg:x="0.2969in" svg:y="0.1398in" svg:viewBox="0 0 50 127" svg:d="M50 44c0-27-10-44-27-44-15 0-23 11-23 22 0 12 8 24 23 24 5 0 11-3 14-6 3-2 3-2 4-2v6c0 32-15 58-29 71-5 5-5 6-5 7 0 4 1 5 5 5 5 0 38-33 38-83z"><text:p/></draw:path><draw:path draw:style-name="gr3" draw:text-style-name="P165" svg:width="0.0768in" svg:height="0.1071in" svg:x="0.361in" svg:y="0.0835in" svg:viewBox="0 0 196 273" svg:d="M194 26c2-6 2-7 2-9 0-9-6-12-12-12-5 0-12 2-16 8-1 3-4 16-6 23-2 11-6 23-8 34l-20 76c-1 6-19 36-46 36-23 0-28-18-28-34 0-20 8-45 23-83 6-17 8-22 8-30 0-19-14-35-36-35-39 0-55 61-55 65 0 5 4 5 5 5 5 0 5-2 7-9 11-39 29-51 43-51 3 0 10 0 10 13 0 11-4 21-7 30-17 44-24 69-24 89 0 37 26 50 51 50 17 0 31-7 42-19-5 21-9 42-26 65-12 14-28 27-47 27-6 0-25-2-32-18 7 0 12 0 19-5 3-4 7-9 7-18 0-13-12-15-16-15-9 0-24 7-24 29 0 20 20 35 46 35 44 0 88-38 98-86z"><text:p/></draw:path><draw:path draw:style-name="gr3" draw:text-style-name="P165" svg:width="0.0516in" svg:height="0.0772in" svg:x="0.4449in" svg:y="0.1055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165" svg:width="0.0193in" svg:height="0.0496in" svg:x="0.5264in" svg:y="0.1398in" svg:viewBox="0 0 50 127" svg:d="M50 44c0-27-10-44-27-44-15 0-23 11-23 22 0 12 8 24 23 24 5 0 11-3 14-6 3-2 3-2 4-2v6c0 32-15 58-29 71-5 5-5 6-5 7 0 4 1 5 5 5 5 0 38-33 38-83z"><text:p/></draw:path><draw:path draw:style-name="gr3" draw:text-style-name="P165" svg:width="0.0177in" svg:height="0.0177in" svg:x="0.6in" svg:y="0.1398in" svg:viewBox="0 0 46 46" svg:d="M46 23c0-12-10-23-23-23-12 0-23 11-23 23 0 13 11 23 23 23 13 0 23-10 23-23z"><text:p/></draw:path><draw:path draw:style-name="gr3" draw:text-style-name="P165" svg:width="0.0177in" svg:height="0.0177in" svg:x="0.674in" svg:y="0.1398in" svg:viewBox="0 0 46 46" svg:d="M46 23c0-12-10-23-23-23-12 0-23 11-23 23 0 13 11 23 23 23 13 0 23-10 23-23z"><text:p/></draw:path><draw:path draw:style-name="gr3" draw:text-style-name="P165" svg:width="0.0177in" svg:height="0.0177in" svg:x="0.7476in" svg:y="0.1398in" svg:viewBox="0 0 46 46" svg:d="M46 23c0-12-10-23-23-23-12 0-23 11-23 23 0 13 11 23 23 23 13 0 23-10 23-23z"><text:p/></draw:path><draw:path draw:style-name="gr3" draw:text-style-name="P165" svg:width="0.0193in" svg:height="0.0496in" svg:x="0.8217in" svg:y="0.1398in" svg:viewBox="0 0 50 127" svg:d="M50 44c0-27-10-44-27-44-15 0-23 11-23 22 0 12 8 24 23 24 5 0 11-3 14-6 3-2 3-2 4-2v6c0 32-15 58-29 71-5 5-5 6-5 7 0 4 1 5 5 5 5 0 38-33 38-83z"><text:p/></draw:path><draw:path draw:style-name="gr3" draw:text-style-name="P165" svg:width="0.0768in" svg:height="0.1071in" svg:x="0.8858in" svg:y="0.0835in" svg:viewBox="0 0 196 273" svg:d="M194 26c2-6 2-7 2-9 0-9-6-12-12-12-5 0-12 2-16 8-1 3-4 16-6 23-2 11-6 23-8 34l-20 76c-1 6-19 36-46 36-23 0-28-18-28-34 0-20 8-45 23-83 6-17 7-22 7-30 0-19-13-35-35-35-39 0-55 61-55 65 0 5 4 5 5 5 5 0 5-2 7-9 11-39 29-51 43-51 3 0 10 0 10 13 0 11-4 21-7 30-17 44-24 69-24 89 0 37 26 50 51 50 17 0 31-7 42-19-5 21-9 42-26 65-12 14-28 27-47 27-6 0-25-2-32-18 7 0 12 0 19-5 3-4 7-9 7-18 0-13-12-15-16-15-9 0-24 7-24 29 0 20 20 35 46 35 44 0 88-38 98-86z"><text:p/></draw:path><draw:path draw:style-name="gr3" draw:text-style-name="P165" svg:width="0.1063in" svg:height="0.0524in" svg:x="0.9681in" svg:y="0.1307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olygon draw:style-name="gr3" draw:text-style-name="P165" svg:width="0.0228in" svg:height="0.1657in" svg:x="1.0921in" svg:y="0.0331in" svg:viewBox="0 0 59 422" draw:points="59,0 0,0 0,17 41,17 41,405 0,405 0,422 59,422"><text:p/></draw:polygon><draw:path draw:style-name="gr3" draw:text-style-name="P165" svg:width="0.1102in" svg:height="0.039in" svg:x="1.1902in" svg:y="0.0969in" svg:viewBox="0 0 281 100" svg:d="M266 17c8 0 15 0 15-9 0-8-7-8-13-8h-254c-7 0-14 0-14 8 0 9 7 9 14 9zM268 100c6 0 13 0 13-9 0-8-7-8-15-8h-252c-7 0-14 0-14 8 0 9 7 9 14 9z"><text:p/></draw:path><draw:path draw:style-name="gr3" draw:text-style-name="P165" svg:width="0.063in" svg:height="0.076in" svg:x="1.3618in" svg:y="0.0835in" svg:viewBox="0 0 161 194" svg:d="M36 98c0-69 34-87 56-87 4 0 30 0 46 15-17 2-20 15-20 20 0 10 8 19 19 19 12 0 20-7 20-19 0-29-32-46-65-46-52 0-92 46-92 98 0 54 42 96 91 96 57 0 70-50 70-55 0-3-4-3-5-3-4 0-5 1-5 3-13 40-41 46-56 46-22 0-59-19-59-87z"><text:p/></draw:path><draw:path draw:style-name="gr3" draw:text-style-name="P165" svg:width="0.0736in" svg:height="0.076in" svg:x="1.4346in" svg:y="0.0835in" svg:viewBox="0 0 188 194" svg:d="M188 98c0-52-43-98-94-98-53 0-94 46-94 98 0 56 44 96 94 96 51 0 94-42 94-96zM94 185c-18 0-36-10-48-29-10-19-10-44-10-60 0-17 0-40 10-59s31-27 48-27c19 0 37 8 48 26 10 19 10 43 10 60 0 16 0 38-9 56-9 20-28 33-49 33z"><text:p/></draw:path><draw:path draw:style-name="gr3" draw:text-style-name="P165" svg:width="0.0839in" svg:height="0.0732in" svg:x="1.5185in" svg:y="0.083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165" svg:width="0.0543in" svg:height="0.076in" svg:x="1.6106in" svg:y="0.0835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165" svg:width="0.0516in" svg:height="0.1039in" svg:x="1.6736in" svg:y="0.0559in" svg:viewBox="0 0 132 265" svg:d="M65 91h61v-13h-61v-78h-10c0 35-14 79-55 82v9h36v117c0 52 40 57 55 57 30 0 41-30 41-57v-24h-10v24c0 30-13 46-28 46-29 0-29-38-29-45z"><text:p/></draw:path><draw:path draw:style-name="gr3" draw:text-style-name="P165" svg:width="0.1012in" svg:height="0.0067in" svg:x="1.7858in" svg:y="0.113in" svg:viewBox="0 0 258 18" svg:d="M244 18c7 0 14 0 14-10 0-8-7-8-14-8h-230c-7 0-14 0-14 8 0 10 7 10 14 10z"><text:p/></draw:path><draw:path draw:style-name="gr3" draw:text-style-name="P165" svg:width="0.2213in" svg:height="0.2323in" svg:x="1.9476in" svg:y="0in" svg:viewBox="0 0 563 591" svg:d="M511 591l52-135h-11c-17 44-61 73-110 85-9 2-51 13-132 13h-255l216-252c3-2 4-5 4-7 0 0 0-1-4-6l-197-269h232c56 0 95 6 100 6 22 5 58 11 92 33 11 6 40 25 54 60h11l-52-119h-499c-10 0-10 0-12 2 0 2 0 10 0 15l223 306-218 255c-5 6-5 9-5 9 0 4 4 4 12 4z"><text:p/></draw:path><draw:path draw:style-name="gr3" draw:text-style-name="P165" svg:width="0.035in" svg:height="0.078in" svg:x="2.0406in" svg:y="0.2768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3" draw:text-style-name="P165" svg:width="0.0933in" svg:height="0.1173in" svg:x="2.2173in" svg:y="0.0445in" svg:viewBox="0 0 238 299" svg:d="M199 31c4-14 5-18 28-18 6 0 11 0 11-8 0-4-3-5-5-5-11 0-37 1-48 1-15 0-48-1-63-1-3 0-8 0-8 8 0 5 4 5 14 5s14 0 24 1c11 2 14 3 14 8 0 3 0 6-2 9l-49 195c-9 40-38 63-60 63-12 0-33-4-41-26 2 0 4 0 5 0 17 0 28-15 28-27 0-13-11-18-18-18s-29 5-29 34c0 26 22 47 55 47 40 0 84-28 95-71z"><text:p/></draw:path><draw:path draw:style-name="gr3" draw:text-style-name="P165" svg:width="0.0382in" svg:height="0.1657in" svg:x="2.3299in" svg:y="0.0331in" svg:viewBox="0 0 98 422" svg:d="M98 419c0-2 0-3-7-10-53-53-66-133-66-198 0-73 16-146 69-199 4-5 4-6 4-8 0-3-1-4-4-4-4 0-42 29-68 83-21 45-26 92-26 128 0 34 5 84 28 132 26 53 62 79 66 79 3 0 4-1 4-3z"><text:p/></draw:path><draw:path draw:style-name="gr3" draw:text-style-name="P165" svg:width="0.0768in" svg:height="0.1071in" svg:x="2.3827in" svg:y="0.0835in" svg:viewBox="0 0 196 273" svg:d="M194 26c2-6 2-7 2-9 0-9-6-12-12-12-5 0-12 2-16 8-1 3-4 16-6 23-2 11-6 23-8 34l-20 76c-1 6-19 36-48 36-21 0-26-18-26-34 0-20 8-45 23-83 6-17 7-22 7-30 0-19-13-35-35-35-39 0-55 61-55 65 0 5 4 5 5 5 5 0 5-2 7-9 11-39 29-51 43-51 3 0 10 0 10 13 0 11-4 21-7 30-17 44-24 69-24 89 0 37 26 50 51 50 17 0 31-7 42-19-5 21-9 42-26 65-12 14-28 27-47 27-6 0-25-2-32-18 7 0 12 0 18-5 4-4 8-9 8-18 0-13-12-15-16-15-9 0-24 7-24 29 0 20 20 35 46 35 44 0 88-38 98-86z"><text:p/></draw:path><draw:path draw:style-name="gr3" draw:text-style-name="P165" svg:width="0.035in" svg:height="0.078in" svg:x="2.465in" svg:y="0.1055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3" draw:text-style-name="P165" svg:width="0.0382in" svg:height="0.1657in" svg:x="2.5244in" svg:y="0.0331in" svg:viewBox="0 0 98 422" svg:d="M98 211c0-32-4-84-27-132-25-51-63-79-67-79-2 0-4 2-4 4s0 3 7 10c43 41 67 108 67 197 0 72-15 146-68 199-6 6-6 7-6 9s2 3 4 3c4 0 43-29 68-83 22-45 26-92 26-128z"><text:p/></draw:path></draw:g></text:p>
      <text:p text:style-name="P95">với const không phụ thuộc vào <draw:g text:anchor-type="as-char" svg:y="-0.1161in" draw:z-index="184" draw:style-name="gr1"><svg:title>TexMaths</svg:title><svg:desc>12§display§\textbf{W}§svg§600§FALSE§</svg:desc><draw:polygon draw:style-name="gr2" draw:text-style-name="P164" svg:width="0.1764in" svg:height="0.0988in" svg:x="0.0043in" svg:y="0.0071in" svg:viewBox="0 0 449 252" draw:points="224,252 0,252 0,0 449,0 449,252"><text:p/></draw:polygon><draw:path draw:style-name="gr3" draw:text-style-name="P165" svg:width="0.189in" svg:height="0.1154in" svg:x="0in" svg:y="0in" svg:viewBox="0 0 481 294" svg:d="M441 30c3-7 3-8 16-8 9-2 17-2 24-2v-20c-12 0-26 1-45 1-16 0-42 0-58-1v20c11 0 32 0 43 5l-73 190-74-195h41v-20c-16 1-56 1-74 1-17 0-51 0-65-1v20h37l17 45-58 150-74-195h40v-20c-15 1-55 1-73 1-17 0-51 0-65-1v20h36l102 262c2 8 4 12 14 12 11 0 13-4 14-12l75-189 74 189c1 8 4 12 14 12s12-4 15-12z"><text:p/></draw:path></draw:g>. Điều này cho ta thấy sự liên hệ giữa negentropy và mutual information.</text:p>
      <text:p text:style-name="P95">Phương trình trên cho ta thấy để tìm <draw:g text:anchor-type="as-char" svg:y="-0.1161in" draw:z-index="185" draw:style-name="gr1"><svg:title>TexMaths</svg:title><svg:desc>12§display§\textbf{W}§svg§600§FALSE§</svg:desc><draw:polygon draw:style-name="gr2" draw:text-style-name="P164" svg:width="0.1764in" svg:height="0.0988in" svg:x="0.0043in" svg:y="0.0071in" svg:viewBox="0 0 449 252" draw:points="224,252 0,252 0,0 449,0 449,252"><text:p/></draw:polygon><draw:path draw:style-name="gr3" draw:text-style-name="P165" svg:width="0.189in" svg:height="0.1154in" svg:x="0in" svg:y="0in" svg:viewBox="0 0 481 294" svg:d="M441 30c3-7 3-8 16-8 9-2 17-2 24-2v-20c-12 0-26 1-45 1-16 0-42 0-58-1v20c11 0 32 0 43 5l-73 190-74-195h41v-20c-16 1-56 1-74 1-17 0-51 0-65-1v20h37l17 45-58 150-74-195h40v-20c-15 1-55 1-73 1-17 0-51 0-65-1v20h36l102 262c2 8 4 12 14 12 11 0 13-4 14-12l75-189 74 189c1 8 4 12 14 12s12-4 15-12z"><text:p/></draw:path></draw:g><text:s/>sao cho mutual information là nhỏ nhất tương đương với tìm một hướng để negentropy lớn nhất. Vậy phương trình này cho biết ước lượng ICA bằng cách làm cho mutual information nhỏ nhất tương đương với việc làm cho tổng của những ước lượng không gaussian của thành phần độc lập lớn nhất.</text:p>
      <text:p text:style-name="P30"/>
      <text:p text:style-name="P34">IV<text:tab/>t-<text:span text:style-name="T23">Distribution Stochastic Neighbor Embedding (t-SNE)</text:span></text:p>
      <text:p text:style-name="P100">t-SNE là một công cụ giảm chiều không tuyến tính, thích hợp cho việc trực quan hoá dữ liệu đa chiều. Nó được dùng trong xử lí ảnh, NLP, giọng nói.</text:p>
      <text:p text:style-name="P100"/>
      <text:p text:style-name="P102">Đầu tiên xét ma trận <draw:g text:anchor-type="as-char" svg:y="-0.1016in" draw:z-index="68" draw:style-name="gr1"><svg:title>TexMaths</svg:title><svg:desc>12§display§N \times N§svg§600§FALSE§</svg:desc><draw:polygon draw:style-name="gr2" draw:text-style-name="P164" svg:width="0.4839in" svg:height="0.0969in" svg:x="0.002in" svg:y="0.0071in" svg:viewBox="0 0 1230 247" draw:points="616,247 0,247 0,0 1230,0 1230,247"><text:p/></draw:polygon><draw:path draw:style-name="gr3" draw:text-style-name="P165" svg:width="0.1402in" svg:height="0.113in" svg:x="0in" svg:y="0in" svg:viewBox="0 0 357 288" svg:d="M304 44c3-16 10-30 44-31 4 0 9-1 9-8 0-1 0-5-7-5-13 0-28 1-42 1s-30-1-43-1c-3 0-8 0-8 8 0 5 5 5 8 5 24 0 29 9 29 18 0 1-1 9-2 10l-47 188-94-222c-3-7-3-7-13-7h-56c-9 0-12 0-12 8 0 5 3 5 10 5 3 0 29 0 29 4l-56 226c-4 18-12 31-46 32-2 0-7 2-7 9 0 2 2 4 6 4 13 0 28-1 42-1s30 1 43 1c3 0 7 0 7-8 0-3-3-5-8-5-24 0-28-9-28-18 0-3 2-4 3-9l55-224c2 2 2 4 4 7l105 250c4 6 4 7 9 7 4 0 4-1 6-8z"><text:p/></draw:path><draw:path draw:style-name="gr3" draw:text-style-name="P165" svg:width="0.0799in" svg:height="0.0803in" svg:x="0.2067in" svg:y="0.0307in" svg:viewBox="0 0 204 205" svg:d="M103 90l-85-84c-6-5-6-6-10-6s-8 4-8 8 1 4 6 9l84 85-84 85c-5 5-6 6-6 8 0 5 4 10 8 10s4-1 10-6l84-85 88 87c1 1 4 4 6 4 6 0 8-5 8-10 0 0 0-2 0-5-1 0-68-67-90-88l78-77c2-3 8-8 11-11 0-1 1-2 1-6s-2-8-8-8c-3 0-5 2-10 7z"><text:p/></draw:path><draw:path draw:style-name="gr3" draw:text-style-name="P165" svg:width="0.1402in" svg:height="0.113in" svg:x="0.3543in" svg:y="0in" svg:viewBox="0 0 357 288" svg:d="M304 44c3-16 10-30 44-31 4 0 9-1 9-8 0-1 0-5-7-5-13 0-28 1-42 1s-30-1-43-1c-3 0-8 0-8 8 0 5 5 5 8 5 24 0 29 9 29 18 0 1-1 9-2 10l-47 188-94-222c-3-7-3-7-13-7h-56c-9 0-12 0-12 8 0 5 3 5 10 5 3 0 29 0 29 4l-56 226c-4 18-12 31-46 32-2 0-7 2-7 9 0 2 2 4 6 4 13 0 28-1 42-1s30 1 43 1c3 0 7 0 7-8 0-3-3-5-8-5-24 0-28-9-28-18 0-3 2-4 3-9l55-224c2 2 2 4 4 7l105 250c4 6 4 7 9 7 4 0 4-1 6-8z"><text:p/></draw:path></draw:g><text:s/><draw:g text:anchor-type="as-char" svg:y="-0.1138in" draw:z-index="69" draw:style-name="gr1"><svg:title>TexMaths</svg:title><svg:desc>12§display§\textbf{P}§svg§600§FALSE§</svg:desc><draw:polygon draw:style-name="gr2" draw:text-style-name="P164" svg:width="0.1028in" svg:height="0.0972in" svg:x="0.002in" svg:y="0.0083in" svg:viewBox="0 0 262 248" draw:points="132,248 0,248 0,0 262,0 262,248"><text:p/></draw:polygon><draw:path draw:style-name="gr3" draw:text-style-name="P165" svg:width="0.113in" svg:height="0.1138in" svg:x="0in" svg:y="0in" svg:viewBox="0 0 288 290" svg:d="M105 162h76c57 0 107-29 107-79 0-47-41-83-112-83h-176v20h45v251h-45v19c17-2 57-2 75-2s60 0 77 2v-19h-47zM160 145h-57v-125h57c64 0 64 31 64 63 0 30 0 62-64 62z"><text:p/></draw:path></draw:g><text:s/><text:span text:style-name="T24">trong không gian nhiều chiều </text:span>có các phần tử</text:p>
      <text:p text:style-name="P101"><text:tab/><draw:g text:anchor-type="as-char" svg:y="-0.2209in" draw:z-index="70" draw:style-name="gr1"><svg:title>TexMaths</svg:title><svg:desc>12§display§p_{ij} = \frac{p_{j|i} + p_{i|j}}{2N}§svg§600§FALSE§</svg:desc><draw:polygon draw:style-name="gr2" draw:text-style-name="P164" svg:width="1.1134in" svg:height="0.3177in" svg:x="0.0087in" svg:y="0.0087in" svg:viewBox="0 0 2829 808" draw:points="1414,808 0,808 0,0 2829,0 2829,808"><text:p/></draw:polygon><draw:path draw:style-name="gr3" draw:text-style-name="P165" svg:width="0.0866in" svg:height="0.1055in" svg:x="0in" svg:y="0.1469in" svg:viewBox="0 0 221 269" svg:d="M32 239c-3 14-3 18-22 18-5 0-10 0-10 7 0 3 2 5 6 5 11 0 23-2 35-2 14 0 29 2 42 2 2 0 7 0 7-8 0-4-4-4-10-4-20 0-20-4-20-8 0-6 17-74 19-84 6 11 18 27 40 27 49 0 102-63 102-124 0-40-24-68-55-68-22 0-44 16-57 31-5-23-23-31-38-31-19 0-28 17-31 24-8 14-14 41-14 41 0 5 5 5 5 5 5 0 5 0 9-10 6-30 15-50 30-50 7 0 13 2 13 19 0 9-1 14-4 21zM108 55c2-12 14-24 22-30 14-13 26-15 33-15 17 0 28 14 28 39s-15 73-22 90c-14 29-35 43-50 43-29 0-34-36-34-37s0-2 1-7z"><text:p/></draw:path><draw:path draw:style-name="gr3" draw:text-style-name="P165" svg:width="0.035in" svg:height="0.078in" svg:x="0.0945in" svg:y="0.1685in" svg:viewBox="0 0 90 199" svg:d="M83 12c0-5-4-12-12-12-9 0-17 7-17 17 0 5 4 11 12 11s17-9 17-16zM22 162c-2 3-3 7-3 13 0 13 12 24 28 24 31 0 43-41 43-44 0-4-4-4-5-4-3 0-3 1-6 5-6 24-19 35-31 35-6 0-7-4-7-11 0-6 2-11 5-18 3-9 6-16 9-24 3-6 13-35 15-37 1-3 2-7 2-10 0-14-12-25-29-25-30 0-43 41-43 46 0 3 4 3 5 3 5 0 5-2 6-5 7-26 20-36 31-36 5 0 8 3 8 10s-2 12-9 30z"><text:p/></draw:path><draw:path draw:style-name="gr3" draw:text-style-name="P165" svg:width="0.0512in" svg:height="0.1008in" svg:x="0.1358in" svg:y="0.1685in" svg:viewBox="0 0 131 257" svg:d="M131 12c0-6-4-12-12-12-9 0-17 8-17 17 0 5 4 11 12 11s17-8 17-16zM67 211c-5 20-20 37-38 37-4 0-7-1-11-1 8-5 11-11 11-16 0-7-6-10-12-10-10 0-17 7-17 16 0 12 12 20 30 20 17 0 53-10 61-47l27-107c1-2 2-5 2-9 0-16-14-28-32-28-33 0-52 41-52 46 0 3 5 3 5 3 3 0 3-1 6-6 7-17 23-35 39-35 8 0 11 5 11 15 0 3-1 7-1 9z"><text:p/></draw:path><draw:path draw:style-name="gr3" draw:text-style-name="P165" svg:width="0.1102in" svg:height="0.039in" svg:x="0.2614in" svg:y="0.1594in" svg:viewBox="0 0 281 100" svg:d="M266 17c8 0 15 0 15-9 0-8-7-8-13-8h-254c-7 0-14 0-14 8 0 9 7 9 14 9zM268 100c6 0 13 0 13-9 0-8-7-8-15-8h-252c-7 0-14 0-14 8 0 9 7 9 14 9z"><text:p/></draw:path><draw:path draw:style-name="gr3" draw:text-style-name="P165" svg:width="0.0866in" svg:height="0.1055in" svg:x="0.4417in" svg:y="0.0236in" svg:viewBox="0 0 221 269" svg:d="M32 239c-3 14-3 18-22 18-5 0-10 0-10 7 0 3 2 5 6 5 11 0 23-2 35-2 14 0 29 2 42 2 2 0 7 0 7-8 0-4-4-4-10-4-20 0-20-4-20-8 0-6 17-74 19-84 6 11 19 27 40 27 49 0 102-63 102-124 0-40-24-68-55-68-22 0-44 16-57 31-5-23-23-31-38-31-19 0-28 17-31 24-8 14-14 41-14 41 0 5 5 5 5 5 5 0 5 0 9-10 6-30 15-50 30-50 7 0 13 2 13 19 0 9-1 14-4 21zM108 55c2-12 14-24 22-30 14-13 26-15 33-15 17 0 28 14 28 39s-15 73-22 90c-14 29-35 43-50 43-29 0-34-36-34-37s0-2 1-7z"><text:p/></draw:path><draw:path draw:style-name="gr3" draw:text-style-name="P165" svg:width="0.0512in" svg:height="0.1008in" svg:x="0.5307in" svg:y="0.05in" svg:viewBox="0 0 131 257" svg:d="M131 12c0-6-4-12-12-12-9 0-17 8-17 17 0 5 4 11 12 11s17-8 17-16zM67 211c-5 20-20 37-38 37-4 0-7-1-11-1 8-5 11-11 11-16 0-7-6-10-12-10-10 0-17 7-17 16 0 12 12 20 30 20 17 0 53-10 61-47l27-107c1-2 2-5 2-9 0-16-14-28-32-28-33 0-52 41-52 46 0 3 4 3 5 3 3 0 3-1 6-6 7-17 23-35 39-35 8 0 11 5 11 15 0 3-1 7-1 9z"><text:p/></draw:path><draw:path draw:style-name="gr3" draw:text-style-name="P165" svg:width="0.0059in" svg:height="0.1161in" svg:x="0.6098in" svg:y="0.0398in" svg:viewBox="0 0 16 296" svg:d="M16 12c0-5 0-12-9-12-7 0-7 7-7 12v272c0 5 0 12 7 12 9 0 9-7 9-12z"><text:p/></draw:path><draw:path draw:style-name="gr3" draw:text-style-name="P165" svg:width="0.035in" svg:height="0.078in" svg:x="0.6374in" svg:y="0.05in" svg:viewBox="0 0 90 199" svg:d="M83 12c0-5-4-12-12-12-9 0-17 7-17 17 0 5 4 11 12 11s17-9 17-16zM22 162c-2 3-3 7-3 13 0 13 12 24 28 24 31 0 43-41 43-44 0-4-4-4-5-4-3 0-3 1-6 5-6 24-19 35-31 35-6 0-7-4-7-11 0-6 2-11 5-18 3-9 6-16 9-24 3-6 13-35 15-37 1-3 2-7 2-10 0-14-12-25-29-25-30 0-43 41-43 46 0 3 4 3 5 3 5 0 5-2 6-5 7-26 20-36 31-36 5 0 8 3 8 10s-2 12-9 30z"><text:p/></draw:path><draw:path draw:style-name="gr3" draw:text-style-name="P165" svg:width="0.1102in" svg:height="0.1106in" svg:x="0.7335in" svg:y="0in" svg:viewBox="0 0 281 282" svg:d="M150 150h118c6 0 13 0 13-9s-7-9-13-9h-118v-118c0-7 0-14-8-14-10 0-10 7-10 14v118h-118c-7 0-14 0-14 9s7 9 14 9h118v117c0 6 0 15 10 15 8 0 8-9 8-15z"><text:p/></draw:path><draw:path draw:style-name="gr3" draw:text-style-name="P165" svg:width="0.0866in" svg:height="0.1055in" svg:x="0.885in" svg:y="0.0236in" svg:viewBox="0 0 221 269" svg:d="M32 239c-3 14-3 18-22 18-5 0-10 0-10 7 0 3 2 5 6 5 11 0 23-2 35-2 14 0 29 2 42 2 2 0 7 0 7-8 0-4-4-4-10-4-20 0-20-4-20-8 0-6 17-74 19-84 6 11 18 27 40 27 49 0 102-63 102-124 0-40-24-68-55-68-22 0-44 16-57 31-5-23-23-31-38-31-19 0-28 17-31 24-8 14-14 41-14 41 0 5 5 5 5 5 5 0 5 0 9-10 6-30 15-50 30-50 7 0 13 2 13 19 0 9-1 14-4 21zM108 55c2-12 14-24 22-30 14-13 26-15 33-15 17 0 28 14 28 39s-15 73-22 90c-14 29-35 43-50 43-29 0-34-36-34-37s0-2 1-7z"><text:p/></draw:path><draw:path draw:style-name="gr3" draw:text-style-name="P165" svg:width="0.035in" svg:height="0.078in" svg:x="0.9791in" svg:y="0.05in" svg:viewBox="0 0 90 199" svg:d="M83 12c0-5-4-12-12-12-9 0-17 7-17 17 0 5 4 11 12 11s17-9 17-16zM22 162c-2 3-3 7-3 13 0 13 12 24 28 24 30 0 43-41 43-44 0-4-4-4-5-4-3 0-3 1-6 5-6 24-19 35-31 35-6 0-7-4-7-11 0-6 2-11 5-18 3-9 6-16 9-24 3-6 13-35 15-37 1-3 2-7 2-10 0-14-12-25-29-25-30 0-43 41-43 46 0 3 4 3 5 3 5 0 5-2 6-5 7-26 20-36 31-36 5 0 8 3 8 10s-2 12-9 30z"><text:p/></draw:path><draw:path draw:style-name="gr3" draw:text-style-name="P165" svg:width="0.0059in" svg:height="0.1161in" svg:x="1.0378in" svg:y="0.0398in" svg:viewBox="0 0 16 296" svg:d="M16 12c0-5 0-12-9-12-7 0-7 7-7 12v272c0 5 0 12 7 12 9 0 9-7 9-12z"><text:p/></draw:path><draw:path draw:style-name="gr3" draw:text-style-name="P165" svg:width="0.0512in" svg:height="0.1008in" svg:x="1.0602in" svg:y="0.05in" svg:viewBox="0 0 131 257" svg:d="M131 12c0-6-4-12-12-12-9 0-17 8-17 17 0 5 4 11 12 11s17-8 17-16zM67 211c-5 20-20 37-38 37-4 0-7-1-11-1 8-5 11-11 11-16 0-7-6-10-12-10-10 0-17 7-17 16 0 12 12 20 30 20 17 0 53-10 61-47l27-107c1-2 2-5 2-9 0-16-14-28-32-28-33 0-52 41-52 46 0 3 5 3 5 3 3 0 3-1 6-6 7-17 23-35 39-35 8 0 11 5 11 15 0 3-1 7-1 9z"><text:p/></draw:path><draw:polygon draw:style-name="gr3" draw:text-style-name="P165" svg:width="0.6835in" svg:height="0.0067in" svg:x="0.4472in" svg:y="0.1756in" svg:viewBox="0 0 1737 18" draw:points="868,18 0,18 0,0 1737,0 1737,18"><text:p/></draw:polygon><draw:path draw:style-name="gr3" draw:text-style-name="P165" svg:width="0.0661in" svg:height="0.1106in" svg:x="0.6799in" svg:y="0.2236in" svg:viewBox="0 0 169 282" svg:d="M32 249l46-44c66-59 91-80 91-122 0-49-37-83-90-83-48 0-79 40-79 77 0 23 22 23 22 23 8 0 22-5 22-22 0-11-8-23-22-23-4 0-4 0-5 1 9-27 32-43 57-43 39 0 57 34 57 70 0 33-22 67-45 92l-81 91c-5 5-5 5-5 16h157l12-73h-11c-2 12-4 31-9 37-3 3-31 3-40 3z"><text:p/></draw:path><draw:path draw:style-name="gr3" draw:text-style-name="P165" svg:width="0.1402in" svg:height="0.1134in" svg:x="0.7614in" svg:y="0.2209in" svg:viewBox="0 0 357 289" svg:d="M304 44c3-16 11-30 44-31 4 0 9-1 9-8 0-1 0-5-6-5-14 0-29 1-42 1-15 0-30-1-44-1-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g></text:p>
      <text:p text:style-name="P103">với xác xuất để <draw:g text:anchor-type="as-char" svg:y="-0.0736in" draw:z-index="71" draw:style-name="gr1"><svg:title>TexMaths</svg:title><svg:desc>12§display§x_{j}§svg§600§FALSE§</svg:desc><draw:polygon draw:style-name="gr2" draw:text-style-name="P164" svg:width="0.1291in" svg:height="0.1051in" svg:x="0.0031in" svg:y="0.0087in" svg:viewBox="0 0 329 268" draw:points="164,268 0,268 0,0 329,0 329,268"><text:p/></draw:polygon><draw:path draw:style-name="gr3" draw:text-style-name="P165" svg:width="0.0827in" svg:height="0.0752in" svg:x="0in" svg:y="0in" svg:viewBox="0 0 211 192" svg:d="M130 60c2-12 12-50 40-50 4 0 14 0 22 4-12 3-20 14-20 23 0 7 4 16 16 16 10 0 23-8 23-25 0-22-25-28-39-28-26 0-40 22-45 32-11-28-33-32-45-32-45 0-69 55-69 65 0 4 4 4 5 4 4 0 5 0 6-4 14-45 42-55 56-55 9 0 23 3 23 27 0 13-7 42-23 101-6 26-21 44-39 44-4 0-13 0-22-5 11-3 21-12 21-23 0-12-10-15-17-15-12 0-23 12-23 25 0 19 22 28 40 28 28 0 44-30 44-33 5 16 20 33 46 33 44 0 68-56 68-65 0-5-5-5-5-5-5 0-5 1-6 5-13 45-43 55-56 55-17 0-23-13-23-28 0-9 2-18 7-37z"><text:p/></draw:path><draw:path draw:style-name="gr3" draw:text-style-name="P165" svg:width="0.0512in" svg:height="0.1004in" svg:x="0.0898in" svg:y="0.0213in" svg:viewBox="0 0 131 256" svg:d="M131 12c0-6-4-12-12-12-9 0-17 8-17 17 0 5 4 11 12 11s17-8 17-16zM67 211c-5 20-20 37-38 37-4 0-7-1-11-3 8-3 11-9 11-14 0-7-6-11-12-11-10 0-17 7-17 17 0 12 12 19 30 19 17 0 53-11 61-46l27-107c1-2 2-5 2-10 0-15-14-27-32-27-33 0-52 41-52 45s5 4 5 4c3 0 3-1 6-6 7-17 23-35 39-35 8 0 11 5 11 15 0 3-1 7-1 9z"><text:p/></draw:path></draw:g><text:s/>là neighbor của <draw:g text:anchor-type="as-char" svg:y="-0.0744in" draw:z-index="72" draw:style-name="gr1"><svg:title>TexMaths</svg:title><svg:desc>12§display§x_{i}§svg§600§FALSE§</svg:desc><draw:polygon draw:style-name="gr2" draw:text-style-name="P164" svg:width="0.1193in" svg:height="0.0827in" svg:x="0.0031in" svg:y="0.0087in" svg:viewBox="0 0 304 211" draw:points="153,211 0,211 0,0 304,0 304,211"><text:p/></draw:polygon><draw:path draw:style-name="gr3" draw:text-style-name="P165" svg:width="0.0831in" svg:height="0.0752in" svg:x="0in" svg:y="0in" svg:viewBox="0 0 212 192" svg:d="M130 60c2-12 12-50 42-50 2 0 12 0 20 4-10 3-20 14-20 23 0 7 5 16 17 16 9 0 23-7 23-25 0-22-26-28-40-28-24 0-39 22-45 32-10-28-32-32-45-32-45 0-69 55-69 65 0 5 4 5 5 5 4 0 5 0 6-5 14-45 42-55 57-55 8 0 24 3 24 27 0 13-9 42-24 101-6 26-22 44-40 44-4 0-13 0-22-4 11-4 21-12 21-23 0-12-10-16-17-16-12 0-23 11-23 25 0 20 22 28 40 28 29 0 44-30 45-32 5 15 20 32 45 32 44 0 68-55 68-65 0-5-3-5-4-5-4 0-5 2-6 5-14 46-44 55-57 55-17 0-23-13-23-27 0-10 3-19 7-37z"><text:p/></draw:path><draw:path draw:style-name="gr3" draw:text-style-name="P165" svg:width="0.035in" svg:height="0.078in" svg:x="0.0961in" svg:y="0.0213in" svg:viewBox="0 0 90 199" svg:d="M83 12c0-5-4-12-12-12s-17 7-17 17c0 5 4 11 12 11 9 0 17-9 17-16zM22 162c-2 4-3 7-3 12 0 14 12 25 28 25 31 0 43-41 43-44 0-5-3-5-5-5-3 0-3 2-6 5-6 24-19 36-31 36-6 0-7-4-7-11 0-6 2-11 5-18 3-8 6-17 9-24s14-35 15-37c1-3 2-7 2-10 0-14-12-25-29-25-30 0-43 41-43 46 0 3 4 3 5 3 5 0 5-2 6-5 7-26 20-36 31-36 5 0 9 3 9 10s-3 12-10 30z"><text:p/></draw:path></draw:g></text:p>
      <text:p text:style-name="P103"><text:tab/><draw:g text:anchor-type="as-char" svg:y="-0.2783in" draw:z-index="73" draw:style-name="gr1"><svg:title>TexMaths</svg:title><svg:desc>12§display§p_{j|i} = \frac{e^{-\left\lVert x_{i} - x_{j} \right\rVert ^2 / (2 \sigma^2)}}{\sum_{k \ne i} e^{-\left\lVert x_{i} - x_{k} \right\rVert ^2 / (2 \sigma^2)}}§svg§600§FALSE§</svg:desc><draw:polygon draw:style-name="gr2" draw:text-style-name="P164" svg:width="2.0571in" svg:height="0.465in" svg:x="0.0087in" svg:y="0.0083in" svg:viewBox="0 0 5226 1182" draw:points="2613,1182 0,1182 0,0 5226,0 5226,1182"><text:p/></draw:polygon><draw:path draw:style-name="gr3" draw:text-style-name="P165" svg:width="0.0866in" svg:height="0.1051in" svg:x="0in" svg:y="0.2047in" svg:viewBox="0 0 221 268" svg:d="M32 239c-3 14-3 18-22 18-5 0-10 0-10 7 0 3 2 4 6 4 11 0 23-1 35-1 14 0 29 1 42 1 2 0 7 0 7-7 0-4-4-4-10-4-20 0-20-4-20-8 0-6 17-74 19-84 6 11 18 27 40 27 49 0 102-63 102-124 0-40-24-68-55-68-22 0-44 16-57 31-5-23-23-31-38-31-19 0-28 17-31 24-8 14-14 41-14 41 0 5 5 5 5 5 5 0 5 0 9-10 6-30 15-50 30-50 7 0 13 2 13 19 0 9-1 14-4 21zM108 55c2-12 14-24 22-30 14-13 26-15 33-15 17 0 28 14 28 39s-15 73-22 90c-14 29-35 43-50 43-29 0-34-36-34-37s0-2 1-7z"><text:p/></draw:path><draw:path draw:style-name="gr3" draw:text-style-name="P165" svg:width="0.0512in" svg:height="0.1008in" svg:x="0.089in" svg:y="0.2311in" svg:viewBox="0 0 131 257" svg:d="M131 12c0-6-4-12-12-12-9 0-17 8-17 17 0 5 4 11 12 11s17-8 17-16zM67 211c-5 20-20 37-38 37-4 0-7-1-11-1 8-5 11-11 11-16 0-7-6-10-12-10-10 0-17 7-17 16 0 12 12 20 30 20 17 0 53-10 61-47l27-107c1-2 2-5 2-10 0-15-14-27-32-27-33 0-52 41-52 45s5 4 5 4c3 0 3-1 6-6 7-17 23-35 39-35 8 0 11 5 11 15 0 3-1 7-1 9z"><text:p/></draw:path><draw:path draw:style-name="gr3" draw:text-style-name="P165" svg:width="0.0059in" svg:height="0.1161in" svg:x="0.1673in" svg:y="0.2201in" svg:viewBox="0 0 16 296" svg:d="M16 12c0-5 0-12-9-12-7 0-7 7-7 12v272c0 5 0 12 7 12 9 0 9-7 9-12z"><text:p/></draw:path><draw:path draw:style-name="gr3" draw:text-style-name="P165" svg:width="0.035in" svg:height="0.078in" svg:x="0.1957in" svg:y="0.2311in" svg:viewBox="0 0 90 199" svg:d="M83 12c0-5-4-12-12-12-9 0-17 7-17 17 0 5 4 11 12 11s17-9 17-16zM22 162c-2 3-3 7-3 13 0 13 12 24 28 24 31 0 43-41 43-44 0-4-4-4-5-4-3 0-3 1-6 5-6 24-19 35-31 35-6 0-7-4-7-10 0-7 2-12 5-19 3-9 6-16 9-24 3-6 13-35 15-37 1-3 2-8 2-10 0-14-12-25-29-25-30 0-43 41-43 45s4 4 5 4c5 0 5-2 6-5 7-26 20-36 31-36 5 0 8 3 8 10s-2 12-9 30z"><text:p/></draw:path><draw:path draw:style-name="gr3" draw:text-style-name="P165" svg:width="0.1102in" svg:height="0.0386in" svg:x="0.3004in" svg:y="0.2165in" svg:viewBox="0 0 281 99" svg:d="M266 17c8 0 15 0 15-9 0-8-7-8-13-8h-254c-7 0-14 0-14 8 0 9 7 9 14 9zM268 99c6 0 13 0 13-8s-7-8-15-8h-252c-7 0-14 0-14 8s7 8 14 8z"><text:p/></draw:path><draw:path draw:style-name="gr3" draw:text-style-name="P165" svg:width="0.0638in" svg:height="0.0752in" svg:x="0.7161in" svg:y="0.0929in" svg:viewBox="0 0 163 192" svg:d="M60 89c12 0 43 0 65-10 30-12 31-37 31-43 0-19-16-36-44-36-47 0-112 41-112 115 0 43 25 77 66 77 61 0 97-46 97-51 0-2-2-4-6-4-1 0-2 0-5 4-33 41-79 41-85 41-32 0-36-36-36-49 0-5 0-18 6-44zM41 79c15-63 59-69 71-69 20 0 30 12 30 26 0 43-68 43-84 43z"><text:p/></draw:path><draw:path draw:style-name="gr3" draw:text-style-name="P165" svg:width="0.0783in" svg:height="0.0059in" svg:x="0.7984in" svg:y="0.0728in" svg:viewBox="0 0 200 16" svg:d="M190 16c3 0 10 0 10-9 0-7-6-7-10-7h-178c-5 0-12 0-12 7 0 9 7 9 12 9z"><text:p/></draw:path><draw:path draw:style-name="gr3" draw:text-style-name="P165" svg:width="0.0311in" svg:height="0.1157in" svg:x="0.9075in" svg:y="0.0177in" svg:viewBox="0 0 80 295" svg:d="M14 12c0-5 0-12-7-12s-7 7-7 12v271c0 6 0 12 7 12s7-6 7-11zM80 12c0-5 0-12-7-12s-7 7-7 12v272c0 5 0 11 7 11s7-6 7-12z"><text:p/></draw:path><draw:path draw:style-name="gr3" draw:text-style-name="P165" svg:width="0.0626in" svg:height="0.0524in" svg:x="0.9634in" svg:y="0.0547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3" draw:text-style-name="P165" svg:width="0.0287in" svg:height="0.0563in" svg:x="1.0406in" svg:y="0.0665in" svg:viewBox="0 0 74 144" svg:d="M65 10c0-6-4-10-10-10-5 0-13 6-13 12s5 10 10 10c7 0 13-6 13-12zM74 111c0-3-2-3-3-3-4 0-4 0-6 5-3 12-12 24-24 24-5 0-5-4-5-9s0-6 2-11c2-4 3-8 4-10 1-3 10-23 13-30 1-4 3-7 3-11 0-10-10-18-23-18-23 0-35 26-35 32 0 4 4 4 5 4 2 0 3-1 5-5 4-14 14-24 24-24 3 0 7 3 7 9 0 1 0 2-3 7-1 3-10 26-13 33-2 4-2 4-5 12-1 3-3 6-3 9 0 12 11 19 24 19 23 0 33-28 33-33z"><text:p/></draw:path><draw:path draw:style-name="gr3" draw:text-style-name="P165" svg:width="0.0783in" svg:height="0.0059in" svg:x="1.0984in" svg:y="0.0728in" svg:viewBox="0 0 200 16" svg:d="M190 16c3 0 10 0 10-9 0-7-6-7-10-7h-178c-5 0-12 0-12 7 0 9 7 9 12 9z"><text:p/></draw:path><draw:path draw:style-name="gr3" draw:text-style-name="P165" svg:width="0.0626in" svg:height="0.0524in" svg:x="1.1949in" svg:y="0.0547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165" svg:width="0.0394in" svg:height="0.0724in" svg:x="1.2677in" svg:y="0.0665in" svg:viewBox="0 0 101 185" svg:d="M101 8c0-4-4-8-10-8-7 0-13 7-13 12 0 6 5 10 10 10 7 0 13-6 13-14zM55 151c-5 16-19 26-31 26-4 0-6-1-7-1 5-2 6-8 6-11 0-4-3-9-10-9s-13 7-13 14c0 10 10 15 24 15s42-8 49-34l19-77c0-1 2-3 2-6 0-12-12-20-27-20-26 0-42 28-42 32s4 4 5 4c2 0 4-1 5-4 9-20 24-25 31-25 8 0 8 7 8 11s0 4 0 6z"><text:p/></draw:path><draw:path draw:style-name="gr3" draw:text-style-name="P165" svg:width="0.0311in" svg:height="0.1157in" svg:x="1.3453in" svg:y="0.0177in" svg:viewBox="0 0 80 295" svg:d="M14 12c0-5 0-12-7-12s-7 7-7 12v271c0 6 0 12 7 12s7-6 7-11zM80 12c0-5 0-12-7-12s-7 7-7 12v272c0 5 0 11 7 11s7-6 7-12z"><text:p/></draw:path><draw:path draw:style-name="gr3" draw:text-style-name="P165" svg:width="0.0413in" svg:height="0.0551in" svg:x="1.4024in" svg:y="0in" svg:viewBox="0 0 106 141" svg:d="M106 101h-9c-1 3-3 16-6 19-2 1-20 1-23 1h-42c15-11 30-23 44-31 19-13 36-25 36-48 0-26-26-42-56-42-28 0-50 17-50 37 0 11 10 13 12 13 6 0 13-4 13-13 0-7-6-11-13-12 7-9 19-15 34-15 20 0 38 12 38 32 0 18-13 32-29 45l-53 45c-2 1-2 1-2 3v6h98z"><text:p/></draw:path><draw:path draw:style-name="gr3" draw:text-style-name="P165" svg:width="0.0496in" svg:height="0.1161in" svg:x="1.4685in" svg:y="0.0177in" svg:viewBox="0 0 127 296" svg:d="M126 13c1-3 1-5 1-6 0-5-3-7-6-7-5 0-7 4-8 7l-111 276c-2 3-2 5-2 6 0 5 4 7 7 7 5 0 6-4 9-7z"><text:p/></draw:path><draw:path draw:style-name="gr3" draw:text-style-name="P165" svg:width="0.0303in" svg:height="0.1157in" svg:x="1.5406in" svg:y="0.0177in" svg:viewBox="0 0 78 295" svg:d="M72 0c-56 40-72 103-72 147 0 42 12 107 72 148 2 0 6 0 6-3 0-2-1-2-4-4-39-36-54-87-54-141 0-79 30-118 56-140 1-1 2-2 2-3 0-4-4-4-6-4z"><text:p/></draw:path><draw:path draw:style-name="gr3" draw:text-style-name="P165" svg:width="0.0516in" svg:height="0.0772in" svg:x="1.5866in" svg:y="0.0283in" svg:viewBox="0 0 132 197" svg:d="M132 143h-11c-1 7-3 24-8 27-1 1-24 1-29 1h-54c30-27 41-34 59-49 23-18 43-36 43-64 0-36-32-58-71-58-36 0-61 26-61 53 0 15 12 17 16 17 7 0 15-5 15-16 0-5-1-16-17-16 9-21 29-27 44-27 30 0 45 23 45 47 0 26-19 45-29 57l-72 70c-2 3-2 4-2 12h122z"><text:p/></draw:path><draw:path draw:style-name="gr3" draw:text-style-name="P165" svg:width="0.0673in" svg:height="0.0516in" svg:x="1.6524in" svg:y="0.0551in" svg:viewBox="0 0 172 132" svg:d="M156 20c5 0 8 0 11-2 3-4 5-7 5-10 0-8-8-8-12-8h-76c-48 0-84 47-84 83 0 27 20 49 50 49 39 0 81-35 81-80 0-5 0-18-9-32zM50 122c-15 0-28-9-28-31 0-9 4-71 56-71 16 0 30 6 30 28 0 6-2 32-17 53-12 16-29 21-41 21z"><text:p/></draw:path><draw:path draw:style-name="gr3" draw:text-style-name="P165" svg:width="0.0413in" svg:height="0.0551in" svg:x="1.7343in" svg:y="0in" svg:viewBox="0 0 106 141" svg:d="M106 101h-9c-1 3-3 16-6 19-2 1-20 1-23 1h-42c15-11 30-23 44-31 19-13 36-25 36-48 0-26-26-42-56-42-28 0-50 17-50 37 0 11 10 13 12 13 6 0 13-4 13-13 0-7-6-11-13-12 6-9 19-15 34-15 20 0 38 12 38 32 0 18-13 32-29 45l-53 45c-2 1-2 1-2 3v6h98z"><text:p/></draw:path><draw:path draw:style-name="gr3" draw:text-style-name="P165" svg:width="0.0303in" svg:height="0.1157in" svg:x="1.7996in" svg:y="0.0177in" svg:viewBox="0 0 78 295" svg:d="M6 0c-2 0-6 0-6 4 0 1 1 2 2 3 27 24 54 64 54 140 0 62-19 110-50 138-6 5-6 5-6 7s1 3 4 3 32-19 51-56c15-24 23-57 23-92 0-40-13-106-72-147z"><text:p/></draw:path><draw:polygon draw:style-name="gr3" draw:text-style-name="P165" svg:width="1.587in" svg:height="0.0067in" svg:x="0.4866in" svg:y="0.2339in" svg:viewBox="0 0 4032 18" draw:points="2016,18 0,18 0,0 4032,0 4032,18"><text:p/></draw:polygon><draw:path draw:style-name="gr3" draw:text-style-name="P165" svg:width="0.1563in" svg:height="0.1657in" svg:x="0.4961in" svg:y="0.2827in" svg:viewBox="0 0 398 422" svg:d="M155 225l-151 185c-3 5-4 6-4 7 0 5 4 5 12 5h350l36-104h-10c-11 31-39 57-75 68-7 4-36 13-98 13h-179l146-181c3-5 4-5 4-7s-1-2-2-6l-138-188h168c48 0 144 3 174 81h10l-36-98h-350c-12 0-12 0-12 13z"><text:p/></draw:path><draw:path draw:style-name="gr3" draw:text-style-name="P165" svg:width="0.0571in" svg:height="0.0819in" svg:x="0.6705in" svg:y="0.376in" svg:viewBox="0 0 146 209" svg:d="M71 8c0 0 1-3 1-4 0-2-1-4-5-4-6 0-31 2-38 2-3 0-6 2-6 8 0 4 3 4 8 4 13 0 13 3 13 4 0 2 0 4-1 7l-41 168c-2 5-2 6-2 6 0 5 4 10 11 10s11-6 13-12c0-3 13-54 14-58 22 2 39 8 39 24 0 1 0 2-1 6-2 5-2 6-2 10 0 20 18 30 32 30 30 0 38-45 38-46 0-4-4-4-5-4-3 0-5 2-6 8-3 13-11 33-26 33-9 0-10-7-10-15 0-5 0-5 1-14 0-1 2-6 2-9 0-25-35-30-48-30 8-6 19-16 25-21 14-14 30-27 45-27 5 0 9 0 10 3-12 2-14 12-14 16 0 7 4 12 12 12 7 0 16-7 16-19 0-10-7-22-24-22-15 0-31 13-46 27-12 12-22 21-35 26z"><text:p/></draw:path><draw:path draw:style-name="gr3" draw:text-style-name="P165" svg:width="0.0642in" svg:height="0.1075in" svg:x="0.7551in" svg:y="0.3736in" svg:viewBox="0 0 164 274" svg:d="M161 13c2-3 3-5 3-6 0-3-3-7-8-7-4 0-5 2-7 6l-147 255c-2 4-2 5-2 5 0 5 2 8 7 8s6-3 7-6z"><text:p/></draw:path><draw:path draw:style-name="gr3" draw:text-style-name="P165" svg:width="0.0854in" svg:height="0.0311in" svg:x="0.7433in" svg:y="0.4118in" svg:viewBox="0 0 218 80" svg:d="M208 14c3 0 10 0 10-7s-7-7-10-7h-197c-4 0-11 0-11 7s7 7 12 7zM208 80c3 0 10 0 10-7 0-8-7-8-10-8h-196c-5 0-12 0-12 8 0 7 7 7 11 7z"><text:p/></draw:path><draw:path draw:style-name="gr3" draw:text-style-name="P165" svg:width="0.035in" svg:height="0.078in" svg:x="0.8425in" svg:y="0.3799in" svg:viewBox="0 0 90 199" svg:d="M83 12c0-5-4-12-12-12-9 0-17 7-17 17 0 5 4 11 12 11s17-9 17-16zM22 162c-2 3-3 7-3 13 0 13 12 24 28 24 30 0 43-41 43-44 0-4-4-4-5-4-3 0-3 1-6 5-6 24-19 35-31 35-6 0-7-4-7-10 0-7 2-12 5-19 3-9 6-16 9-24 3-6 13-35 15-37 1-3 2-8 2-10 0-14-12-25-29-25-30 0-43 41-43 45s4 4 5 4c5 0 5-2 6-5 7-26 20-36 31-36 5 0 8 3 8 10s-2 12-9 30z"><text:p/></draw:path><draw:path draw:style-name="gr3" draw:text-style-name="P165" svg:width="0.0638in" svg:height="0.0752in" svg:x="0.928in" svg:y="0.3339in" svg:viewBox="0 0 163 192" svg:d="M60 89c12 0 43 0 65-10 30-12 31-37 31-43 0-19-16-36-44-36-47 0-112 41-112 115 0 43 25 77 66 77 61 0 97-46 97-51 0-2-2-4-6-4-1 0-2 0-5 4-33 41-79 41-85 41-32 0-36-36-36-49 0-5 0-18 6-44zM41 79c15-63 59-69 71-69 20 0 30 12 30 26 0 43-68 43-84 43z"><text:p/></draw:path><draw:path draw:style-name="gr3" draw:text-style-name="P165" svg:width="0.0783in" svg:height="0.0059in" svg:x="1.0098in" svg:y="0.3283in" svg:viewBox="0 0 200 16" svg:d="M190 16c3 0 10 0 10-9 0-7-6-7-10-7h-178c-5 0-12 0-12 7 0 9 7 9 12 9z"><text:p/></draw:path><draw:path draw:style-name="gr3" draw:text-style-name="P165" svg:width="0.0311in" svg:height="0.1157in" svg:x="1.1193in" svg:y="0.272in" svg:viewBox="0 0 80 295" svg:d="M14 12c0-5 0-12-7-12s-7 7-7 12v271c0 6 0 12 7 12s7-6 7-11zM80 12c0-5 0-12-7-12s-7 7-7 12v272c0 5 0 11 7 11s7-6 7-12z"><text:p/></draw:path><draw:path draw:style-name="gr3" draw:text-style-name="P165" svg:width="0.0626in" svg:height="0.0524in" svg:x="1.1744in" svg:y="0.3075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3" draw:text-style-name="P165" svg:width="0.0287in" svg:height="0.0563in" svg:x="1.252in" svg:y="0.3205in" svg:viewBox="0 0 74 144" svg:d="M65 10c0-6-4-10-10-10-5 0-13 6-13 12s5 10 10 10c7 0 13-6 13-12zM74 111c0-3-2-3-3-3-4 0-4 0-6 5-3 12-13 24-24 24-5 0-5-4-5-9s0-6 2-11c2-4 3-8 4-10 1-3 10-23 13-30 1-4 3-7 3-11 0-10-10-18-23-18-23 0-35 26-35 32 0 4 4 4 5 4 2 0 3-1 5-5 4-14 14-24 24-24 3 0 7 3 7 9 0 1 0 2-3 7-1 3-10 26-13 33-2 4-2 4-5 12-1 3-3 6-3 9 0 12 11 19 24 19 23 0 33-28 33-33z"><text:p/></draw:path><draw:path draw:style-name="gr3" draw:text-style-name="P165" svg:width="0.0783in" svg:height="0.0059in" svg:x="1.3098in" svg:y="0.3283in" svg:viewBox="0 0 200 16" svg:d="M190 16c3 0 10 0 10-9 0-7-6-7-10-7h-178c-5 0-12 0-12 7 0 9 7 9 12 9z"><text:p/></draw:path><draw:path draw:style-name="gr3" draw:text-style-name="P165" svg:width="0.0626in" svg:height="0.0524in" svg:x="1.4067in" svg:y="0.3075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165" svg:width="0.0449in" svg:height="0.0587in" svg:x="1.4862in" svg:y="0.3193in" svg:viewBox="0 0 115 150" svg:d="M52 7c1-2 1-2 1-3 0-4-3-4-7-4l-26 2c-3 0-3 0-4 0-2 2-3 5-3 5 0 5 4 5 7 5 0 0 4 0 6 0 5 0 5 1 5 4 0 0 0 1-1 4l-29 117c-1 3-1 3-1 4 0 5 4 9 7 9 10 0 11-9 12-12l10-39c6 0 31 3 31 17 0 1 0 3 0 5s0 5 0 6c0 14 13 23 25 23 23 0 30-31 30-34s-2-3-3-3c-4 0-4 1-5 4-4 9-9 24-21 24-7 0-8-7-8-12 0 0 0-2 1-7 0-2 0-5 0-6 0-19-24-23-37-23 6-4 14-10 18-14 12-9 24-19 36-19 5 0 7 1 7 4h-1c-10 3-10 12-10 13 0 2 3 8 10 8 4 0 13-3 13-15 0-10-8-16-18-16-14 0-27 10-43 22-7 6-14 10-23 14z"><text:p/></draw:path><draw:path draw:style-name="gr3" draw:text-style-name="P165" svg:width="0.0311in" svg:height="0.1157in" svg:x="1.5665in" svg:y="0.272in" svg:viewBox="0 0 80 295" svg:d="M14 12c0-5 0-12-7-12s-7 7-7 12v271c0 6 0 12 7 12s7-6 7-11zM80 12c0-5 0-12-7-12s-7 7-7 12v272c0 5 0 11 7 11s7-6 7-12z"><text:p/></draw:path><draw:path draw:style-name="gr3" draw:text-style-name="P165" svg:width="0.0413in" svg:height="0.0551in" svg:x="1.6244in" svg:y="0.2575in" svg:viewBox="0 0 106 141" svg:d="M106 101h-9c-1 3-3 16-6 19-2 1-20 1-23 1h-42c15-11 30-23 44-31 19-13 36-25 36-48 0-26-26-42-56-42-28 0-50 17-50 37 0 11 10 13 12 13 6 0 13-4 13-13 0-7-6-11-13-12 6-9 19-15 34-15 20 0 38 12 38 32 0 18-13 32-29 45l-53 45c-2 1-2 1-2 3v6h98z"><text:p/></draw:path><draw:path draw:style-name="gr3" draw:text-style-name="P165" svg:width="0.0496in" svg:height="0.1161in" svg:x="1.6906in" svg:y="0.272in" svg:viewBox="0 0 127 296" svg:d="M126 13c1-3 1-5 1-6 0-5-3-7-6-7-6 0-7 4-8 7l-111 276c-2 3-2 5-2 6 0 5 4 7 7 7 5 0 6-4 9-7z"><text:p/></draw:path><draw:path draw:style-name="gr3" draw:text-style-name="P165" svg:width="0.0303in" svg:height="0.1157in" svg:x="1.7634in" svg:y="0.272in" svg:viewBox="0 0 78 295" svg:d="M72 0c-56 40-72 103-72 147 0 42 12 107 72 148 2 0 6 0 6-3 0-2-1-2-4-4-39-36-54-87-54-141 0-79 30-118 56-140 1-1 2-2 2-3 0-4-4-4-6-4z"><text:p/></draw:path><draw:path draw:style-name="gr3" draw:text-style-name="P165" svg:width="0.0516in" svg:height="0.0772in" svg:x="1.8087in" svg:y="0.2819in" svg:viewBox="0 0 132 197" svg:d="M132 143h-11c-1 7-3 24-8 27-1 1-24 1-29 1h-54c30-27 41-34 59-49 23-18 43-36 43-64 0-36-32-58-71-58-36 0-61 26-61 53 0 15 12 17 16 17 7 0 15-5 15-16 0-5-1-16-17-16 9-21 29-27 44-27 30 0 45 23 45 47 0 26-19 45-29 57l-72 70c-2 3-2 4-2 12h122z"><text:p/></draw:path><draw:path draw:style-name="gr3" draw:text-style-name="P165" svg:width="0.0673in" svg:height="0.0516in" svg:x="1.8748in" svg:y="0.3091in" svg:viewBox="0 0 172 132" svg:d="M156 20c5 0 8 0 11-2 3-4 5-7 5-10 0-8-8-8-12-8h-76c-48 0-84 47-84 83 0 27 20 49 50 49 39 0 81-35 81-80 0-5 0-18-9-32zM50 122c-15 0-28-9-28-31 0-8 4-71 56-71 16 0 30 6 30 28 0 6-2 32-17 53-12 16-29 21-41 21z"><text:p/></draw:path><draw:path draw:style-name="gr3" draw:text-style-name="P165" svg:width="0.0413in" svg:height="0.0551in" svg:x="1.9559in" svg:y="0.2709in" svg:viewBox="0 0 106 141" svg:d="M106 101h-9c-1 3-3 16-6 19-2 1-20 1-23 1h-42c15-11 30-23 44-31 19-13 36-25 36-48 0-26-26-42-56-42-28 0-50 17-50 37 0 11 10 13 12 13 6 0 13-4 13-13 0-7-6-11-13-12 7-9 19-15 34-15 20 0 38 12 38 32 0 18-13 32-29 45l-53 45c-2 1-2 1-2 3v6h98z"><text:p/></draw:path><draw:path draw:style-name="gr3" draw:text-style-name="P165" svg:width="0.0303in" svg:height="0.1157in" svg:x="2.022in" svg:y="0.272in" svg:viewBox="0 0 78 295" svg:d="M6 0c-2 0-6 0-6 4 0 1 1 2 2 3 27 24 54 64 54 140 0 62-19 110-50 138-6 5-6 5-6 7s1 3 4 3 32-19 51-56c15-24 23-57 23-92 0-40-13-106-72-147z"><text:p/></draw:path></draw:g></text:p>
      <text:p text:style-name="P104">Ma trận <draw:g text:anchor-type="as-char" svg:y="-0.1161in" draw:z-index="74" draw:style-name="gr1"><svg:title>TexMaths</svg:title><svg:desc>12§display§\textbf{Q}§svg§600§FALSE§</svg:desc><draw:polygon draw:style-name="gr2" draw:text-style-name="P164" svg:width="0.1169in" svg:height="0.1315in" svg:x="0.0004in" svg:y="0.0071in" svg:viewBox="0 0 298 335" draw:points="149,335 0,335 0,0 298,0 298,335"><text:p/></draw:polygon><draw:path draw:style-name="gr3" draw:text-style-name="P165" svg:width="0.1228in" svg:height="0.1484in" svg:x="0.0028in" svg:y="0in" svg:viewBox="0 0 313 378" svg:d="M223 289c70-28 88-91 88-136 0-93-61-153-156-153-96 0-155 63-155 153 0 86 58 148 155 148 9 0 24-2 41-4 12 48 20 81 58 81 44 0 59-51 59-79 0-3 0-10-7-10s-8 4-8 8c-3 16-29 16-36 16-10 0-22 0-39-24zM115 274c-51-25-53-89-53-123 0-16 0-56 16-86 22-42 58-48 77-48 24 0 56 8 77 44 15 28 16 65 16 90s0 88-40 116c-10-15-24-37-53-37-22 0-41 14-41 34 0 3 0 8 1 10zM190 277c-11 4-23 6-35 6-23 0-25-14-25-19 0-10 12-19 25-19s26 4 35 32z"><text:p/></draw:path></draw:g><text:s/><draw:g text:anchor-type="as-char" svg:y="-0.1016in" draw:z-index="75" draw:style-name="gr1"><svg:title>TexMaths</svg:title><svg:desc>12§display§N \times N§svg§600§FALSE§</svg:desc><draw:polygon draw:style-name="gr2" draw:text-style-name="P164" svg:width="0.4839in" svg:height="0.0969in" svg:x="0.002in" svg:y="0.0071in" svg:viewBox="0 0 1230 247" draw:points="616,247 0,247 0,0 1230,0 1230,247"><text:p/></draw:polygon><draw:path draw:style-name="gr3" draw:text-style-name="P165" svg:width="0.1402in" svg:height="0.113in" svg:x="0in" svg:y="0in" svg:viewBox="0 0 357 288" svg:d="M304 44c3-16 10-30 44-31 4 0 9-1 9-8 0-1 0-5-7-5-13 0-28 1-42 1s-30-1-43-1c-3 0-8 0-8 8 0 5 5 5 8 5 24 0 29 9 29 18 0 1-1 9-2 10l-47 188-94-222c-3-7-3-7-13-7h-56c-9 0-12 0-12 8 0 5 3 5 10 5 3 0 29 0 29 4l-56 226c-4 18-12 31-46 32-2 0-7 2-7 9 0 2 2 4 6 4 13 0 28-1 42-1s30 1 43 1c3 0 7 0 7-8 0-3-3-5-8-5-24 0-28-9-28-18 0-3 2-4 3-9l55-224c2 2 2 4 4 7l105 250c4 6 4 7 9 7 4 0 4-1 6-8z"><text:p/></draw:path><draw:path draw:style-name="gr3" draw:text-style-name="P165" svg:width="0.0799in" svg:height="0.0803in" svg:x="0.2067in" svg:y="0.0307in" svg:viewBox="0 0 204 205" svg:d="M103 90l-85-84c-6-5-6-6-10-6s-8 4-8 8 1 4 6 9l84 85-84 85c-5 5-6 6-6 8 0 5 4 10 8 10s4-1 10-6l84-85 88 87c1 1 4 4 6 4 6 0 8-5 8-10 0 0 0-2 0-5-1 0-68-67-90-88l78-77c2-3 8-8 11-11 0-1 1-2 1-6s-2-8-8-8c-3 0-5 2-10 7z"><text:p/></draw:path><draw:path draw:style-name="gr3" draw:text-style-name="P165" svg:width="0.1402in" svg:height="0.113in" svg:x="0.3543in" svg:y="0in" svg:viewBox="0 0 357 288" svg:d="M304 44c3-16 10-30 44-31 4 0 9-1 9-8 0-1 0-5-7-5-13 0-28 1-42 1s-30-1-43-1c-3 0-8 0-8 8 0 5 5 5 8 5 24 0 29 9 29 18 0 1-1 9-2 10l-47 188-94-222c-3-7-3-7-13-7h-56c-9 0-12 0-12 8 0 5 3 5 10 5 3 0 29 0 29 4l-56 226c-4 18-12 31-46 32-2 0-7 2-7 9 0 2 2 4 6 4 13 0 28-1 42-1s30 1 43 1c3 0 7 0 7-8 0-3-3-5-8-5-24 0-28-9-28-18 0-3 2-4 3-9l55-224c2 2 2 4 4 7l105 250c4 6 4 7 9 7 4 0 4-1 6-8z"><text:p/></draw:path></draw:g><text:s/>trong không gian thấp chiều hơn <text:span text:style-name="T29">ban đầu</text:span> <text:span text:style-name="T25">với các phần tử có phân phối t-Student</text:span></text:p>
      <text:p text:style-name="P105"><text:tab/><draw:g text:anchor-type="as-char" svg:y="-0.2736in" draw:z-index="76" draw:style-name="gr1"><svg:title>TexMaths</svg:title><svg:desc>12§display§q_{ij} = \frac{(1 + \left\lVert y_i - y_j \right\rVert ^2) ^{-1}}{\sum_{k \ne l} (1 + \left\lVert y_i - y_l \right\rVert^2)^{-1}}§svg§600§FALSE§</svg:desc><draw:polygon draw:style-name="gr2" draw:text-style-name="P164" svg:width="2.1232in" svg:height="0.4717in" svg:x="0.0016in" svg:y="0.0087in" svg:viewBox="0 0 5394 1199" draw:points="2696,1199 0,1199 0,0 5394,0 5394,1199"><text:p/></draw:polygon><draw:path draw:style-name="gr3" draw:text-style-name="P165" svg:width="0.0685in" svg:height="0.1055in" svg:x="0in" svg:y="0.1996in" svg:viewBox="0 0 175 269" svg:d="M175 5c0-3-1-5-5-5s-21 17-28 30c-10-23-26-30-40-30-50 0-102 62-102 124 0 42 25 68 55 68 19 0 36-11 51-26-4 15-17 72-18 77-4 12-9 13-32 14-6 0-9 0-9 9 0 0 0 3 5 3 13 0 28-1 43-1 14 0 29 1 43 1 2 0 8 0 8-7 0-5-4-5-12-5-20 0-20-4-20-7s1-6 2-10zM58 183c-27 0-28-33-28-40 0-20 12-67 20-84 12-33 34-49 52-49 28 0 34 33 34 36s-23 96-24 97c-8 13-32 40-54 40z"><text:p/></draw:path><draw:path draw:style-name="gr3" draw:text-style-name="P165" svg:width="0.035in" svg:height="0.078in" svg:x="0.0728in" svg:y="0.2209in" svg:viewBox="0 0 90 199" svg:d="M83 12c0-5-4-12-12-12-9 0-17 7-17 17 0 5 4 11 12 11s17-9 17-16zM22 162c-2 4-3 7-3 13 0 14 12 24 28 24 31 0 43-40 43-44s-4-4-5-4c-3 0-3 2-6 5-6 24-19 35-31 35-6 0-7-4-7-11 0-6 2-11 5-18 3-8 6-15 9-24 3-6 13-35 15-37 1-2 2-7 2-10 0-14-12-25-29-25-30 0-43 41-43 46 0 3 4 3 5 3 5 0 5-2 6-4 7-27 20-37 31-37 5 0 8 3 8 10s-2 12-9 30z"><text:p/></draw:path><draw:path draw:style-name="gr3" draw:text-style-name="P165" svg:width="0.0512in" svg:height="0.1008in" svg:x="0.1142in" svg:y="0.2209in" svg:viewBox="0 0 131 257" svg:d="M131 12c0-6-4-12-12-12-9 0-17 8-17 17 0 5 4 11 12 11s17-8 17-16zM67 211c-5 21-20 38-38 38-4 0-7-2-11-2 8-4 11-10 11-15 0-7-6-11-12-11-10 0-17 7-17 17 0 12 12 19 30 19 17 0 53-10 61-47l27-107c1-2 2-4 2-9 0-16-14-28-32-28-33 0-52 41-52 46 0 3 5 3 5 3 3 0 3-1 6-6 7-16 23-35 39-35 8 0 11 5 11 15 0 4-1 7-1 10z"><text:p/></draw:path><draw:path draw:style-name="gr3" draw:text-style-name="P165" svg:width="0.1102in" svg:height="0.039in" svg:x="0.2394in" svg:y="0.2122in" svg:viewBox="0 0 281 100" svg:d="M266 17c8 0 15 0 15-9 0-8-7-8-13-8h-254c-7 0-14 0-14 8 0 9 7 9 14 9zM268 100c6 0 13 0 13-9 0-8-7-8-15-8h-252c-7 0-14 0-14 8 0 9 7 9 14 9z"><text:p/></draw:path><draw:path draw:style-name="gr3" draw:text-style-name="P165" svg:width="0.0382in" svg:height="0.1661in" svg:x="0.6335in" svg:y="0.0362in" svg:viewBox="0 0 98 423" svg:d="M98 419c0-1 0-2-7-9-53-53-66-134-66-199 0-73 16-146 69-199 4-5 4-6 4-8 0-3-1-4-4-4-4 0-42 29-68 83-21 46-26 92-26 128 0 34 5 85 28 133 26 52 62 79 66 79 3 0 4-1 4-4z"><text:p/></draw:path><draw:path draw:style-name="gr3" draw:text-style-name="P165" svg:width="0.0547in" svg:height="0.1106in" svg:x="0.6965in" svg:y="0.05in" svg:viewBox="0 0 140 282" svg:d="M88 11c0-10 0-11-11-11-27 26-64 26-77 26v15c8 0 34 0 55-12v220c0 15 0 20-38 20h-15v13c15-1 53-1 69-1 18 0 54 0 69 1v-13h-13c-38 0-39-5-39-20z"><text:p/></draw:path><draw:path draw:style-name="gr3" draw:text-style-name="P165" svg:width="0.1102in" svg:height="0.1106in" svg:x="0.8106in" svg:y="0.0638in" svg:viewBox="0 0 281 282" svg:d="M150 150h118c6 0 13 0 13-8 0-10-7-10-13-10h-118v-118c0-7 0-14-8-14-10 0-10 7-10 14v118h-118c-7 0-14 0-14 10 0 8 7 8 14 8h118v118c0 6 0 14 10 14 8 0 8-8 8-14z"><text:p/></draw:path><draw:path draw:style-name="gr3" draw:text-style-name="P165" svg:width="0.039in" svg:height="0.1661in" svg:x="0.9894in" svg:y="0.0362in" svg:viewBox="0 0 100 423" svg:d="M17 14c0-7 0-14-9-14-8 0-8 10-8 16v391c0 7 0 16 8 16 9 0 9-7 9-15zM100 16c0-8 0-16-9-16-8 0-7 7-7 14v394c0 8 0 15 7 15 9 0 9-9 9-16z"><text:p/></draw:path><draw:path draw:style-name="gr3" draw:text-style-name="P165" svg:width="0.076in" svg:height="0.1075in" svg:x="1.0555in" svg:y="0.0874in" svg:viewBox="0 0 194 274" svg:d="M194 26c0-6 0-7 0-9 0-9-4-12-10-12-5 0-12 2-16 8-1 3-4 16-6 23-2 11-6 23-8 34l-20 77c-1 6-19 36-48 36-21 0-26-18-26-35 0-19 8-45 23-83 6-17 7-22 7-30 0-19-13-35-35-35-39 0-55 61-55 65 0 5 4 5 5 5 5 0 5-2 7-9 11-39 29-51 43-51 3 0 10 0 10 13 0 11-4 21-7 30-17 44-24 70-24 89 0 37 26 50 51 50 17 0 31-7 42-19-5 22-9 42-26 65-12 14-28 28-47 28-6 0-25-3-32-19 7 0 12 0 18-4 4-5 8-10 8-18 0-14-12-16-16-16-9 0-24 7-24 29 0 20 20 36 46 36 44 0 88-39 98-87z"><text:p/></draw:path><draw:path draw:style-name="gr3" draw:text-style-name="P165" svg:width="0.035in" svg:height="0.078in" svg:x="1.137in" svg:y="0.1087in" svg:viewBox="0 0 90 199" svg:d="M83 12c0-5-4-12-12-12-9 0-17 7-17 17 0 5 4 11 12 11s17-9 17-16zM22 162c-2 4-3 7-3 13 0 14 12 24 28 24 30 0 43-40 43-44s-4-4-5-4c-3 0-3 2-6 5-6 24-19 35-31 35-6 0-7-4-7-11 0-6 2-11 5-18 3-8 6-15 9-24 3-6 13-35 15-37 1-2 2-7 2-10 0-14-12-25-29-25-30 0-43 41-43 46 0 3 4 3 5 3 5 0 5-2 6-4 7-27 20-37 31-37 5 0 8 3 8 10s-2 12-9 30z"><text:p/></draw:path><draw:path draw:style-name="gr3" draw:text-style-name="P165" svg:width="0.1012in" svg:height="0.0067in" svg:x="1.2378in" svg:y="0.1157in" svg:viewBox="0 0 258 18" svg:d="M244 18c7 0 14 0 14-10 0-8-7-8-14-8h-230c-7 0-14 0-14 8 0 10 7 10 14 10z"><text:p/></draw:path><draw:path draw:style-name="gr3" draw:text-style-name="P165" svg:width="0.076in" svg:height="0.1075in" svg:x="1.3953in" svg:y="0.0874in" svg:viewBox="0 0 194 274" svg:d="M194 26c0-6 0-7 0-9 0-9-4-12-10-12-5 0-12 2-16 8-1 3-4 16-6 23-2 11-6 23-8 34l-20 77c-1 6-19 36-48 36-21 0-26-18-26-35 0-19 8-45 23-83 6-17 7-22 7-30 0-19-13-35-35-35-39 0-55 61-55 65 0 5 4 5 5 5 5 0 5-2 7-9 11-39 29-51 43-51 3 0 10 0 10 13 0 11-4 21-7 30-17 44-24 70-24 89 0 37 26 50 51 50 17 0 31-7 42-19-5 22-9 42-26 65-12 14-28 28-47 28-6 0-25-3-32-19 7 0 12 0 18-4 4-5 8-10 8-18 0-14-12-16-16-16-9 0-24 7-24 29 0 20 20 36 46 36 44 0 88-39 98-87z"><text:p/></draw:path><draw:path draw:style-name="gr3" draw:text-style-name="P165" svg:width="0.0512in" svg:height="0.1008in" svg:x="1.4713in" svg:y="0.1087in" svg:viewBox="0 0 131 257" svg:d="M131 12c0-6-4-12-12-12-9 0-17 8-17 17 0 5 4 11 12 11s17-8 17-16zM67 211c-5 21-20 38-38 38-4 0-7-2-11-2 8-4 11-10 11-15 0-7-6-11-12-11-10 0-17 7-17 17 0 12 12 19 30 19 17 0 53-10 61-47l27-107c1-2 2-4 2-9 0-16-14-28-32-28-33 0-52 41-52 46 0 3 5 3 5 3 3 0 3-1 6-6 7-16 23-35 39-35 8 0 11 5 11 15 0 4-1 7-1 10z"><text:p/></draw:path><draw:path draw:style-name="gr3" draw:text-style-name="P165" svg:width="0.039in" svg:height="0.1661in" svg:x="1.5634in" svg:y="0.0362in" svg:viewBox="0 0 100 423" svg:d="M17 14c0-7 0-14-9-14-8 0-8 10-8 16v391c0 7 0 16 8 16 9 0 9-7 9-15zM100 16c0-8 0-16-9-16-7 0-7 7-7 14v394c0 8 0 15 7 15 9 0 9-9 9-16z"><text:p/></draw:path><draw:path draw:style-name="gr3" draw:text-style-name="P165" svg:width="0.0516in" svg:height="0.0772in" svg:x="1.6319in" svg:y="0in" svg:viewBox="0 0 132 197" svg:d="M132 143h-11c-1 7-3 24-8 28-1 1-24 1-29 1h-54c30-28 41-35 59-49 23-18 43-37 43-65 0-36-32-58-71-58-36 0-61 26-61 53 0 15 12 17 16 17 7 0 15-5 15-16 0-5-1-16-17-16 9-21 29-27 44-27 30 0 45 23 45 47 0 26-19 45-29 57l-72 70c-2 4-2 5-2 12h122z"><text:p/></draw:path><draw:path draw:style-name="gr3" draw:text-style-name="P165" svg:width="0.0382in" svg:height="0.1661in" svg:x="1.7083in" svg:y="0.0362in" svg:viewBox="0 0 98 423" svg:d="M98 211c0-32-4-84-27-132-25-51-63-79-67-79-2 0-4 2-4 4s0 3 7 10c43 41 67 109 67 197 0 73-15 147-68 200-6 6-6 7-6 8 0 3 2 4 4 4 4 0 43-29 68-83 22-46 26-93 26-129z"><text:p/></draw:path><draw:path draw:style-name="gr3" draw:text-style-name="P165" svg:width="0.0783in" svg:height="0.0059in" svg:x="1.776in" svg:y="0.0685in" svg:viewBox="0 0 200 16" svg:d="M190 16c3 0 10 0 10-9 0-7-6-7-10-7h-178c-5 0-12 0-12 7 0 9 7 9 12 9z"><text:p/></draw:path><draw:path draw:style-name="gr3" draw:text-style-name="P165" svg:width="0.0421in" svg:height="0.0772in" svg:x="1.8799in" svg:y="0.0232in" svg:viewBox="0 0 108 197" svg:d="M67 8c0-8-1-8-8-8-19 18-47 19-59 19v11c7 0 26 0 43-8v151c0 10 0 13-30 13h-11v11c5 0 42-1 53-1 10 0 47 1 53 1v-11h-11c-30 0-30-3-30-13z"><text:p/></draw:path><draw:polygon draw:style-name="gr3" draw:text-style-name="P165" svg:width="1.7075in" svg:height="0.0067in" svg:x="0.4256in" svg:y="0.2283in" svg:viewBox="0 0 4338 18" draw:points="2168,18 0,18 0,0 4338,0 4338,18"><text:p/></draw:polygon><draw:path draw:style-name="gr3" draw:text-style-name="P165" svg:width="0.1563in" svg:height="0.1661in" svg:x="0.435in" svg:y="0.289in" svg:viewBox="0 0 398 423" svg:d="M155 226l-151 185c-3 5-4 6-4 7 0 5 4 5 12 5h350l36-105h-10c-11 32-39 58-75 69-7 3-36 13-98 13h-179l146-181c3-5 4-5 4-8 0-2-1-2-2-6l-138-188h168c48 0 144 3 174 82h10l-36-99h-350c-12 0-12 0-12 13z"><text:p/></draw:path><draw:path draw:style-name="gr3" draw:text-style-name="P165" svg:width="0.0571in" svg:height="0.0819in" svg:x="0.6094in" svg:y="0.3827in" svg:viewBox="0 0 146 209" svg:d="M71 8c0 0 1-3 1-4 0-2-1-4-5-4-6 0-31 2-38 2-3 0-6 2-6 8 0 4 3 4 8 4 13 0 13 3 13 4 0 2 0 4-1 7l-41 168c-2 5-2 6-2 6 0 5 4 10 11 10s11-6 13-12c0-2 13-54 14-58 22 3 39 9 39 24 0 2 0 3-1 6-2 5-2 6-2 10 0 20 18 30 33 30 29 0 37-44 37-46 0-3-4-3-5-3-3 0-5 1-6 7-3 13-11 34-26 34-9 0-10-8-10-16 0-5 0-5 1-13 0-1 2-6 2-10 0-25-35-30-48-30 8-6 19-15 25-20 14-15 30-28 45-28 5 0 9 0 10 4-12 1-14 11-14 15 0 8 4 12 12 12 7 0 16-7 16-19 0-10-7-22-22-22-17 0-33 14-48 27-12 12-22 22-35 26z"><text:p/></draw:path><draw:path draw:style-name="gr3" draw:text-style-name="P165" svg:width="0.0642in" svg:height="0.1079in" svg:x="0.6941in" svg:y="0.3803in" svg:viewBox="0 0 164 275" svg:d="M161 13c2-3 3-5 3-6 0-3-3-7-8-7-4 0-5 2-7 6l-147 256c-2 4-2 5-2 5 0 5 2 8 7 8s6-3 7-6z"><text:p/></draw:path><draw:path draw:style-name="gr3" draw:text-style-name="P165" svg:width="0.0854in" svg:height="0.0311in" svg:x="0.6823in" svg:y="0.4185in" svg:viewBox="0 0 218 80" svg:d="M208 14c3 0 10 0 10-7s-7-7-10-7h-197c-4 0-11 0-11 7s7 7 12 7zM208 80c3 0 10 0 10-7 0-8-7-8-10-8h-196c-5 0-12 0-12 8 0 7 7 7 11 7z"><text:p/></draw:path><draw:path draw:style-name="gr3" draw:text-style-name="P165" svg:width="0.026in" svg:height="0.0819in" svg:x="0.7835in" svg:y="0.3827in" svg:viewBox="0 0 67 209" svg:d="M66 8c0 0 1-3 1-4 0-2-1-4-5-4-6 0-31 2-38 2-2 0-7 2-7 8 0 4 5 4 8 4 15 0 15 3 15 4 0 2 0 4-2 7l-37 147c-1 3-1 6-1 8 0 19 17 29 31 29 7 0 17-2 24-16 6-10 11-28 11-30 0-3-4-3-5-3-5 0-5 1-6 7-5 14-9 34-23 34-7 0-10-8-10-15 0-3 1-9 2-12z"><text:p/></draw:path><draw:path draw:style-name="gr3" draw:text-style-name="P165" svg:width="0.0382in" svg:height="0.1661in" svg:x="0.8437in" svg:y="0.289in" svg:viewBox="0 0 98 423" svg:d="M98 419c0-1 0-2-7-9-53-53-66-134-66-199 0-73 16-146 69-199 4-5 4-6 4-8 0-3-1-4-4-4-4 0-42 29-68 83-21 46-26 92-26 128 0 34 5 85 28 133 26 52 62 79 66 79 3 0 4-1 4-4z"><text:p/></draw:path><draw:path draw:style-name="gr3" draw:text-style-name="P165" svg:width="0.0547in" svg:height="0.1106in" svg:x="0.9063in" svg:y="0.3028in" svg:viewBox="0 0 140 282" svg:d="M88 11c0-10 0-11-11-11-27 26-64 26-77 26v15c8 0 34 0 55-12v220c0 15 0 20-38 20h-15v13c15-1 53-1 69-1 18 0 54 0 69 1v-13h-13c-38 0-39-5-39-20z"><text:p/></draw:path><draw:path draw:style-name="gr3" draw:text-style-name="P165" svg:width="0.1102in" svg:height="0.1106in" svg:x="1.0209in" svg:y="0.3169in" svg:viewBox="0 0 281 282" svg:d="M150 150h118c6 0 13 0 13-8 0-10-7-10-13-10h-118v-118c0-7 0-14-8-14-10 0-10 7-10 14v118h-118c-7 0-14 0-14 10 0 8 7 8 14 8h118v118c0 6 0 14 10 14 8 0 8-8 8-14z"><text:p/></draw:path><draw:path draw:style-name="gr3" draw:text-style-name="P165" svg:width="0.039in" svg:height="0.1661in" svg:x="1.1996in" svg:y="0.289in" svg:viewBox="0 0 100 423" svg:d="M17 14c0-7 0-14-9-14-8 0-8 10-8 16v391c0 7 0 16 8 16 9 0 9-7 9-15zM100 16c0-8 0-16-9-16-8 0-7 7-7 14v394c0 8 0 15 7 15 9 0 9-9 9-16z"><text:p/></draw:path><draw:path draw:style-name="gr3" draw:text-style-name="P165" svg:width="0.0768in" svg:height="0.1075in" svg:x="1.2654in" svg:y="0.3402in" svg:viewBox="0 0 196 274" svg:d="M194 26c2-6 2-7 2-9 0-9-6-12-12-12-5 0-12 2-16 8-1 3-4 16-6 23-2 11-6 23-8 34l-20 77c-1 6-19 36-46 36-23 0-28-18-28-35 0-19 8-45 23-83 6-17 7-22 7-30 0-19-13-35-35-35-39 0-55 61-55 65 0 5 4 5 5 5 5 0 5-2 7-9 11-39 29-51 43-51 3 0 10 0 10 13 0 11-4 21-7 30-17 44-24 70-24 89 0 37 26 50 51 50 17 0 31-7 42-19-5 22-9 42-26 65-12 14-28 28-47 28-6 0-25-3-32-19 7 0 12 0 19-4 3-5 7-10 7-18 0-14-12-16-16-16-9 0-24 7-24 29 0 20 20 36 46 36 44 0 88-39 98-87z"><text:p/></draw:path><draw:path draw:style-name="gr3" draw:text-style-name="P165" svg:width="0.035in" svg:height="0.078in" svg:x="1.3472in" svg:y="0.3614in" svg:viewBox="0 0 90 199" svg:d="M83 12c0-5-4-12-12-12-9 0-17 7-17 17 0 5 4 11 12 11s17-9 17-16zM22 162c-2 4-3 7-3 13 0 14 12 24 28 24 30 0 43-40 43-44s-4-4-5-4c-3 0-3 2-6 5-6 24-19 35-31 35-6 0-7-4-7-11 0-6 2-11 5-18 3-8 6-15 9-24 3-6 13-35 15-37 1-2 2-7 2-10 0-14-12-25-29-25-30 0-43 41-43 46 0 3 4 3 5 3 5 0 5-2 6-4 7-27 20-37 31-37 5 0 8 3 8 10s-2 12-9 30z"><text:p/></draw:path><draw:path draw:style-name="gr3" draw:text-style-name="P165" svg:width="0.1012in" svg:height="0.0067in" svg:x="1.448in" svg:y="0.3685in" svg:viewBox="0 0 258 18" svg:d="M244 18c7 0 14 0 14-10 0-8-7-8-14-8h-230c-7 0-14 0-14 8 0 10 7 10 14 10z"><text:p/></draw:path><draw:path draw:style-name="gr3" draw:text-style-name="P165" svg:width="0.0768in" svg:height="0.1075in" svg:x="1.6055in" svg:y="0.3402in" svg:viewBox="0 0 196 274" svg:d="M194 26c2-6 2-7 2-9 0-9-6-12-12-12-5 0-12 2-16 8-1 3-4 16-6 23-2 11-6 23-8 34l-20 77c-1 6-19 36-46 36-23 0-28-18-28-35 0-19 8-45 23-83 6-17 7-22 7-30 0-19-13-35-35-35-39 0-55 61-55 65 0 5 4 5 5 5 5 0 5-2 7-9 11-39 29-51 43-51 3 0 10 0 10 13 0 11-4 21-7 30-17 44-24 70-24 89 0 37 26 50 51 50 17 0 31-7 42-19-5 22-9 42-26 65-12 14-28 28-47 28-6 0-25-3-32-19 7 0 12 0 19-4 3-5 7-10 7-18 0-14-12-16-16-16-9 0-24 7-24 29 0 20 20 36 46 36 44 0 88-39 98-87z"><text:p/></draw:path><draw:path draw:style-name="gr3" draw:text-style-name="P165" svg:width="0.026in" svg:height="0.0819in" svg:x="1.689in" svg:y="0.3579in" svg:viewBox="0 0 67 209" svg:d="M66 8c0 0 1-3 1-4 0-2-1-4-5-4-6 0-31 2-38 2-2 0-7 2-7 8 0 4 5 4 8 4 15 0 15 3 15 4 0 2 0 4-2 7l-37 147c-1 3-1 6-1 8 0 19 17 29 31 29 7 0 17-2 24-16 6-10 11-28 11-30 0-3-4-3-5-3-5 0-5 1-6 7-5 14-9 34-23 34-7 0-10-8-10-15 0-3 1-9 2-12z"><text:p/></draw:path><draw:path draw:style-name="gr3" draw:text-style-name="P165" svg:width="0.039in" svg:height="0.1661in" svg:x="1.7547in" svg:y="0.289in" svg:viewBox="0 0 100 423" svg:d="M17 14c0-7 0-14-9-14-8 0-8 10-8 16v391c0 7 0 16 8 16 9 0 9-7 9-15zM100 16c0-8 0-16-9-16-7 0-7 7-7 14v394c0 8 0 15 7 15 9 0 9-9 9-16z"><text:p/></draw:path><draw:path draw:style-name="gr3" draw:text-style-name="P165" svg:width="0.0516in" svg:height="0.0772in" svg:x="1.8232in" svg:y="0.2531in" svg:viewBox="0 0 132 197" svg:d="M132 143h-11c-1 7-3 24-8 28-1 1-24 1-29 1h-54c30-28 41-35 59-49 23-18 43-37 43-65 0-36-32-58-71-58-36 0-61 26-61 53 0 15 12 17 16 17 7 0 15-5 15-16 0-5-1-16-17-16 9-21 29-27 44-27 30 0 45 23 45 47 0 26-19 45-29 57l-72 70c-2 4-2 5-2 12h122z"><text:p/></draw:path><draw:path draw:style-name="gr3" draw:text-style-name="P165" svg:width="0.0382in" svg:height="0.1661in" svg:x="1.8996in" svg:y="0.289in" svg:viewBox="0 0 98 423" svg:d="M98 211c0-32-4-84-27-132-25-51-63-79-67-79-2 0-4 2-4 4s0 3 7 10c43 41 67 109 67 197 0 73-15 147-68 200-6 6-6 7-6 8 0 3 2 4 4 4 4 0 43-29 68-83 22-46 26-93 26-129z"><text:p/></draw:path><draw:path draw:style-name="gr3" draw:text-style-name="P165" svg:width="0.0783in" svg:height="0.0059in" svg:x="1.9673in" svg:y="0.3339in" svg:viewBox="0 0 200 16" svg:d="M190 16c3 0 10 0 10-9 0-7-6-7-10-7h-178c-5 0-12 0-12 7 0 9 7 9 12 9z"><text:p/></draw:path><draw:path draw:style-name="gr3" draw:text-style-name="P165" svg:width="0.0421in" svg:height="0.0772in" svg:x="2.0713in" svg:y="0.2886in" svg:viewBox="0 0 108 197" svg:d="M67 8c0-8-1-8-8-8-19 18-47 19-59 19v11c7 0 26 0 43-8v151c0 10 0 13-30 13h-11v11c5 0 42-1 53-1 10 0 47 1 53 1v-11h-11c-30 0-30-3-30-13z"><text:p/></draw:path></draw:g></text:p>
      <text:p text:style-name="P106">Hàm đánh giá sẽ là</text:p>
      <text:p text:style-name="P107"><text:soft-page-break/><text:tab/><draw:g text:anchor-type="as-char" svg:y="-0.2854in" draw:z-index="77" draw:style-name="gr1"><svg:title>TexMaths</svg:title><svg:desc>12§display§C = \sum_{i} \text{KL}(\textbf{P}_{i} \lvert \textbf{Q}_{i}) = \sum_{i=1}^{N} \sum_{i=1}^{N} p_{ij} \log \left( \frac{p_{ij}}{q_{ij}} \right)§svg§600§FALSE§</svg:desc><draw:polygon draw:style-name="gr2" draw:text-style-name="P164" svg:width="3.072in" svg:height="0.4677in" svg:x="0.0004in" svg:y="0.0087in" svg:viewBox="0 0 7804 1189" draw:points="3902,1189 0,1189 0,0 7804,0 7804,1189"><text:p/></draw:polygon><draw:path draw:style-name="gr3" draw:text-style-name="P165" svg:width="0.1177in" svg:height="0.1205in" svg:x="0.0004in" svg:y="0.1697in" svg:viewBox="0 0 300 307" svg:d="M300 4c0-2 0-4-5-4 0 0-1 0-6 5l-29 32c-3-6-24-37-70-37-95 0-190 94-190 192 0 69 50 115 114 115 37 0 70-17 92-36 40-35 46-73 46-74 0-4-4-4-5-4-2 0-5 0-5 4-4 12-14 42-43 67-29 23-56 31-78 31-37 0-83-23-83-89 0-24 9-92 51-141 26-30 67-52 104-52 43 0 69 33 69 82 0 17-2 18-2 21 0 5 4 5 6 5 5 0 5-1 8-8z"><text:p/></draw:path><draw:path draw:style-name="gr3" draw:text-style-name="P165" svg:width="0.1102in" svg:height="0.039in" svg:x="0.178in" svg:y="0.2264in" svg:viewBox="0 0 281 100" svg:d="M266 17c8 0 15 0 15-9 0-8-7-8-13-8h-254c-7 0-14 0-14 8 0 9 7 9 14 9zM268 100c6 0 13 0 13-9 0-8-7-8-15-8h-252c-7 0-14 0-14 8 0 9 7 9 14 9z"><text:p/></draw:path><draw:path draw:style-name="gr3" draw:text-style-name="P165" svg:width="0.2213in" svg:height="0.2323in" svg:x="0.3531in" svg:y="0.1295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3" draw:text-style-name="P165" svg:width="0.035in" svg:height="0.078in" svg:x="0.4457in" svg:y="0.4059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3" draw:text-style-name="P165" svg:width="0.1169in" svg:height="0.1134in" svg:x="0.6173in" svg:y="0.1732in" svg:viewBox="0 0 298 289" svg:d="M156 112l76-74c3-2 25-25 60-25v-13c-11 1-26 1-36 1-16 0-40 0-54-1v13c16 0 19 10 19 13 0 8-4 12-7 15l-132 127v-136c0-14 0-19 32-19h11v-13c-15 1-46 1-63 1-16 0-48 0-62-1v13h11c32 0 32 5 32 19v225c0 14 0 19-32 19h-11v13c14-1 46-1 62-1 17 0 48 0 63 1v-13h-11c-32 0-32-5-32-19v-75l49-46 75 112c3 4 8 10 8 15 0 13-17 13-26 13v13c16-1 45-1 60-1 16 0 32 0 50 1v-13c-23 0-32-1-45-21z"><text:p/></draw:path><draw:path draw:style-name="gr3" draw:text-style-name="P165" svg:width="0.0913in" svg:height="0.1134in" svg:x="0.7457in" svg:y="0.1732in" svg:viewBox="0 0 233 289" svg:d="M233 180h-11c-5 43-11 96-85 96h-35c-19 0-20-4-20-17v-225c0-15 0-21 40-21h14v-13c-16 1-54 1-71 1s-51 0-65-1v13h11c32 0 32 5 32 19v225c0 14 0 19-32 19h-11v13h221z"><text:p/></draw:path><draw:path draw:style-name="gr3" draw:text-style-name="P165" svg:width="0.0382in" svg:height="0.1657in" svg:x="0.861in" svg:y="0.1626in" svg:viewBox="0 0 98 422" svg:d="M98 419c0-2 0-3-7-10-53-53-66-133-66-198 0-73 16-146 69-199 4-5 4-6 4-8 0-3-1-4-4-4-4 0-42 29-68 83-21 45-26 92-26 128 0 34 5 84 28 133 26 52 62 78 66 78 3 0 4-1 4-3z"><text:p/></draw:path><draw:path draw:style-name="gr3" draw:text-style-name="P165" svg:width="0.1134in" svg:height="0.1138in" svg:x="0.9154in" svg:y="0.1732in" svg:viewBox="0 0 289 290" svg:d="M106 162h74c59 0 109-30 109-79 0-47-42-83-113-83h-176v20h46v251h-46v19c17-1 58-1 76-1s60 0 75 1v-19h-45zM161 145h-58v-125h58c62 0 62 32 62 63 0 30 0 62-62 62z"><text:p/></draw:path><draw:path draw:style-name="gr3" draw:text-style-name="P165" svg:width="0.035in" svg:height="0.078in" svg:x="1.0449in" svg:y="0.2346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3" draw:text-style-name="P165" svg:width="0.0067in" svg:height="0.1657in" svg:x="1.1146in" svg:y="0.1626in" svg:viewBox="0 0 18 422" svg:d="M18 16c0-9 0-16-10-16-8 0-8 7-8 16v391c0 8 0 15 8 15 10 0 10-7 10-15z"><text:p/></draw:path><draw:path draw:style-name="gr3" draw:text-style-name="P165" svg:width="0.1232in" svg:height="0.148in" svg:x="1.1516in" svg:y="0.1713in" svg:viewBox="0 0 314 377" svg:d="M223 287c70-27 88-89 88-136 0-91-61-151-155-151-97 0-156 62-156 151 0 86 58 149 156 149 10 0 23-1 40-5 12 49 20 82 60 82 43 0 58-51 58-78 0-4 0-12-8-12-6 0-7 6-7 8-4 17-29 17-37 17-10 0-22 0-39-25zM115 273c-51-25-53-88-53-122 0-17 0-57 16-86 22-42 59-48 78-48 23 0 55 8 76 44 15 28 16 65 16 90 0 24 0 86-39 115-10-14-25-37-53-37-23 0-42 14-42 35 0 2 0 7 1 9zM190 276c-10 5-23 6-34 6-24 0-26-13-26-18 0-12 12-19 26-19 11 0 25 3 34 31z"><text:p/></draw:path><draw:path draw:style-name="gr3" draw:text-style-name="P165" svg:width="0.035in" svg:height="0.078in" svg:x="1.2902in" svg:y="0.2508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3" draw:text-style-name="P165" svg:width="0.0382in" svg:height="0.1657in" svg:x="1.3492in" svg:y="0.1626in" svg:viewBox="0 0 98 422" svg:d="M98 211c0-32-4-84-27-132-25-51-63-79-67-79-2 0-4 2-4 4s0 3 7 10c43 41 67 108 67 197 0 72-15 148-68 200-6 5-6 6-6 8s2 3 4 3c4 0 43-29 68-83 22-45 26-92 26-128z"><text:p/></draw:path><draw:path draw:style-name="gr3" draw:text-style-name="P165" svg:width="0.1102in" svg:height="0.039in" svg:x="1.4594in" svg:y="0.2264in" svg:viewBox="0 0 281 100" svg:d="M266 17c8 0 15 0 15-9 0-8-7-8-13-8h-254c-7 0-14 0-14 8 0 9 7 9 14 9zM268 100c6 0 13 0 13-9 0-8-7-8-15-8h-252c-7 0-14 0-14 8 0 9 7 9 14 9z"><text:p/></draw:path><draw:path draw:style-name="gr3" draw:text-style-name="P165" svg:width="0.1035in" svg:height="0.0795in" svg:x="1.6949in" svg:y="0in" svg:viewBox="0 0 264 203" svg:d="M227 32c2-10 7-20 31-21 1 0 6 0 6-7 0-2-2-4-5-4-9 0-20 1-31 1-6 0-24-1-30-1-2 0-7 0-7 7 0 4 3 4 7 4 14 0 19 5 19 12 0 2 0 3-1 7l-32 130-76-155c-2-5-2-5-10-5h-40c-6 0-10 0-10 7 0 4 4 4 10 4 7 0 12 0 19 1l-40 158c-2 12-7 21-31 22-2 0-6 0-6 6 0 3 2 5 5 5 9 0 20-2 31-2 6 0 24 2 30 2 4 0 7-3 7-6 0-5-3-5-7-5-19-1-19-9-19-12 0-1 0-4 1-8l38-152 87 178c2 5 3 5 7 5 5 0 5-2 5-6z"><text:p/></draw:path><draw:path draw:style-name="gr3" draw:text-style-name="P165" svg:width="0.2213in" svg:height="0.2323in" svg:x="1.6346in" svg:y="0.1295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3" draw:text-style-name="P165" svg:width="0.035in" svg:height="0.078in" svg:x="1.6433in" svg:y="0.4059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3" draw:text-style-name="P165" svg:width="0.0854in" svg:height="0.0311in" svg:x="1.6929in" svg:y="0.4382in" svg:viewBox="0 0 218 80" svg:d="M208 14c3 0 10 0 10-7s-7-7-10-7h-197c-4 0-11 0-11 7s7 7 12 7zM208 80c3 0 10 0 10-7 0-8-7-8-10-8h-196c-5 0-12 0-12 8 0 7 7 7 11 7z"><text:p/></draw:path><draw:path draw:style-name="gr3" draw:text-style-name="P165" svg:width="0.0421in" svg:height="0.0772in" svg:x="1.7992in" svg:y="0.4055in" svg:viewBox="0 0 108 197" svg:d="M67 8c0-8-1-8-8-8-19 18-47 19-59 19v11c7 0 26 0 43-8v151c0 9 0 13-30 13h-11v11c5 0 42-2 53-2 10 0 47 2 53 2v-11h-11c-30 0-30-4-30-13z"><text:p/></draw:path><draw:path draw:style-name="gr3" draw:text-style-name="P165" svg:width="0.1035in" svg:height="0.0795in" svg:x="1.9622in" svg:y="0in" svg:viewBox="0 0 264 203" svg:d="M227 32c2-10 7-20 31-21 1 0 6 0 6-7 0-2-2-4-5-4-9 0-20 1-31 1-6 0-24-1-30-1-2 0-7 0-7 7 0 4 3 4 7 4 14 0 19 5 19 12 0 2 0 3-1 7l-32 130-76-155c-2-5-2-5-10-5h-40c-6 0-10 0-10 7 0 4 4 4 10 4 7 0 12 0 19 1l-40 158c-2 12-7 21-31 22-2 0-6 0-6 6 0 3 2 5 5 5 9 0 20-2 31-2 6 0 24 2 30 2 4 0 7-3 7-6 0-5-3-5-7-5-19-1-19-9-19-12 0-1 0-4 1-8l38-152 87 178c2 5 3 5 7 5 5 0 5-2 5-6z"><text:p/></draw:path><draw:path draw:style-name="gr3" draw:text-style-name="P165" svg:width="0.2213in" svg:height="0.2323in" svg:x="1.9028in" svg:y="0.1295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3" draw:text-style-name="P165" svg:width="0.035in" svg:height="0.078in" svg:x="1.9106in" svg:y="0.4059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3" draw:text-style-name="P165" svg:width="0.0854in" svg:height="0.0311in" svg:x="1.9606in" svg:y="0.4382in" svg:viewBox="0 0 218 80" svg:d="M208 14c3 0 10 0 10-7s-7-7-10-7h-197c-4 0-11 0-11 7s7 7 12 7zM208 80c3 0 10 0 10-7 0-8-7-8-10-8h-196c-5 0-12 0-12 8 0 7 7 7 11 7z"><text:p/></draw:path><draw:path draw:style-name="gr3" draw:text-style-name="P165" svg:width="0.0421in" svg:height="0.0772in" svg:x="2.0669in" svg:y="0.4055in" svg:viewBox="0 0 108 197" svg:d="M67 8c0-8-1-8-8-8-19 18-47 19-59 19v11c7 0 26 0 43-8v151c0 9 0 13-30 13h-11v11c5 0 42-2 53-2 10 0 47 2 53 2v-11h-11c-30 0-30-4-30-13z"><text:p/></draw:path><draw:path draw:style-name="gr3" draw:text-style-name="P165" svg:width="0.0866in" svg:height="0.1055in" svg:x="2.1555in" svg:y="0.2134in" svg:viewBox="0 0 221 269" svg:d="M32 239c-3 14-3 18-22 18-5 0-10 0-10 7 0 3 2 5 6 5 11 0 23-2 35-2 14 0 29 2 42 2 2 0 7 0 7-8 0-4-4-4-10-4-20 0-20-4-20-8 0-6 17-74 19-83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ath draw:style-name="gr3" draw:text-style-name="P165" svg:width="0.035in" svg:height="0.078in" svg:x="2.2496in" svg:y="0.2346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3" draw:text-style-name="P165" svg:width="0.0512in" svg:height="0.1008in" svg:x="2.2909in" svg:y="0.2346in" svg:viewBox="0 0 131 257" svg:d="M131 12c0-6-4-12-12-12-9 0-17 8-17 17 0 5 4 11 12 11s17-8 17-16zM67 211c-5 20-20 37-38 37-4 0-7-1-11-1 8-5 11-11 11-16 0-7-6-10-12-10-10 0-17 7-17 16 0 12 12 20 30 20 17 0 52-10 61-47l27-107c1-2 2-5 2-9 0-16-14-28-32-28-33 0-52 41-52 46 0 3 4 3 5 3 3 0 3-1 6-6 7-17 23-35 39-35 8 0 11 5 11 15 0 3-1 7-1 9z"><text:p/></draw:path><draw:path draw:style-name="gr3" draw:text-style-name="P165" svg:width="0.037in" svg:height="0.1154in" svg:x="2.3945in" svg:y="0.1713in" svg:viewBox="0 0 95 294" svg:d="M61 0l-61 5v13c30 0 34 4 34 23v220c0 20-5 20-34 20v13c14-1 36-1 47-1s32 0 48 1v-13c-29 0-34 0-34-20z"><text:p/></draw:path><draw:path draw:style-name="gr3" draw:text-style-name="P165" svg:width="0.0736in" svg:height="0.076in" svg:x="2.4398in" svg:y="0.2126in" svg:viewBox="0 0 188 194" svg:d="M188 98c0-52-43-98-94-98-53 0-94 46-94 98 0 56 44 96 94 96 51 0 94-42 94-96zM94 185c-18 0-36-10-48-29-10-19-10-44-10-60 0-17 0-40 10-59s31-27 48-27c19 0 37 8 48 26 10 19 10 43 10 60 0 16 0 38-9 56-9 20-28 33-49 33z"><text:p/></draw:path><draw:path draw:style-name="gr3" draw:text-style-name="P165" svg:width="0.076in" svg:height="0.1094in" svg:x="2.5224in" svg:y="0.2114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3" draw:text-style-name="P165" svg:width="0.0819in" svg:height="0.398in" svg:x="2.665in" svg:y="0.0465in" svg:viewBox="0 0 209 1012" svg:d="M209 1009c0-2-1-3-3-4-15-17-44-44-72-90-68-109-98-246-98-408 0-115 14-260 84-386 34-61 68-95 88-114 1 0 1-1 1-3 0-4-4-4-10-4-5 0-6 0-13 7-142 129-186 322-186 499 0 166 38 332 146 459 9 10 24 28 42 42 5 5 6 5 11 5 6 0 10 0 10-3z"><text:p/></draw:path><draw:path draw:style-name="gr3" draw:text-style-name="P165" svg:width="0.0866in" svg:height="0.1055in" svg:x="2.7677in" svg:y="0.1012in" svg:viewBox="0 0 221 269" svg:d="M32 239c-3 14-3 18-22 18-5 0-10 0-10 7 0 3 2 5 6 5 11 0 23-2 35-2 14 0 29 2 42 2 2 0 7 0 7-8 0-4-4-4-10-4-20 0-20-4-20-8 0-6 17-74 19-83 6 10 19 26 40 26 49 0 102-62 102-124 0-40-24-68-55-68-22 0-44 16-57 31-5-23-23-31-38-31-19 0-28 17-31 24-8 14-14 41-14 41 0 5 5 5 5 5 5 0 5 0 9-10 6-30 15-50 30-50 7 0 13 2 13 19 0 9-1 14-4 21zM108 55c2-12 14-24 22-30 14-13 26-15 33-15 17 0 28 14 28 39s-15 73-22 90c-14 29-35 43-50 43-29 0-34-36-34-37s0-2 1-7z"><text:p/></draw:path><draw:path draw:style-name="gr3" draw:text-style-name="P165" svg:width="0.035in" svg:height="0.078in" svg:x="2.8622in" svg:y="0.1224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3" draw:text-style-name="P165" svg:width="0.0512in" svg:height="0.1008in" svg:x="2.9035in" svg:y="0.1224in" svg:viewBox="0 0 131 257" svg:d="M131 12c0-6-4-12-12-12-9 0-17 8-17 17 0 5 4 11 12 11s17-8 17-16zM67 211c-5 20-20 37-38 37-4 0-7-1-11-1 8-5 11-11 11-16 0-7-6-10-12-10-10 0-17 7-17 16 0 12 12 20 30 20 17 0 53-10 61-47l27-107c1-2 2-5 2-9 0-16-14-28-32-28-33 0-52 41-52 46 0 3 5 3 5 3 3 0 3-1 6-6 7-17 23-35 39-35 8 0 11 5 11 15 0 3-1 7-1 9z"><text:p/></draw:path><draw:polygon draw:style-name="gr3" draw:text-style-name="P165" svg:width="0.2004in" svg:height="0.0067in" svg:x="2.7728in" svg:y="0.2421in" svg:viewBox="0 0 510 18" draw:points="256,18 0,18 0,0 510,0 510,18"><text:p/></draw:polygon><draw:path draw:style-name="gr3" draw:text-style-name="P165" svg:width="0.0685in" svg:height="0.1055in" svg:x="2.7843in" svg:y="0.3272in" svg:viewBox="0 0 175 269" svg:d="M175 5c0-3-1-5-5-5s-21 17-28 30c-10-23-26-30-40-30-50 0-102 62-102 124 0 42 25 68 55 68 19 0 36-11 51-26-4 15-17 71-18 76-4 12-9 13-32 15-6 0-9 0-9 8 0 0 0 4 5 4 13 0 28-2 43-2 14 0 29 2 43 2 2 0 8 0 8-8 0-4-4-4-12-4-20 0-20-4-20-8 0-2 1-6 2-9zM58 182c-27 0-28-32-28-39 0-21 12-67 20-84 12-33 34-49 52-49 28 0 34 33 34 36s-23 96-24 97c-8 13-32 39-54 39z"><text:p/></draw:path><draw:path draw:style-name="gr3" draw:text-style-name="P165" svg:width="0.035in" svg:height="0.078in" svg:x="2.8575in" svg:y="0.348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3" draw:text-style-name="P165" svg:width="0.0512in" svg:height="0.1008in" svg:x="2.8988in" svg:y="0.348in" svg:viewBox="0 0 131 257" svg:d="M131 12c0-6-4-12-12-12-9 0-17 8-17 17 0 5 4 11 12 11s17-8 17-16zM67 211c-5 20-20 37-38 37-4 0-7-1-11-1 8-5 11-11 11-16 0-7-6-10-12-10-10 0-17 7-17 16 0 12 12 20 30 20 17 0 52-10 61-47l27-107c1-2 2-5 2-9 0-16-14-28-32-28-33 0-52 41-52 46 0 3 4 3 5 3 3 0 3-1 6-6 7-17 23-35 39-35 8 0 11 5 11 15 0 3-1 7-1 9z"><text:p/></draw:path><draw:path draw:style-name="gr3" draw:text-style-name="P165" svg:width="0.0819in" svg:height="0.398in" svg:x="2.9992in" svg:y="0.0465in" svg:viewBox="0 0 209 1012" svg:d="M209 507c0-166-39-333-147-460-8-10-24-27-40-42-6-5-8-5-14-5-4 0-8 0-8 4 0 2 2 3 2 4 15 16 44 44 72 90 68 108 100 246 100 408 0 114-16 260-85 385-34 61-70 96-87 114-1 1-2 2-2 4 0 3 4 3 8 3 6 0 8 0 14-6 142-129 187-321 187-499z"><text:p/></draw:path></draw:g></text:p>
      <text:p text:style-name="P108">Gradient của hàm đánh giá này là:</text:p>
      <text:p text:style-name="P112"><text:tab/><draw:g text:anchor-type="as-char" svg:y="-0.2862in" draw:z-index="98" draw:style-name="gr1"><svg:title>TexMaths</svg:title><svg:desc>12§display§\frac{\delta C}{\delta y_{i}} = 4 \sum_{j=1,j\nei}^{N} (p_{ij} - q_{ij}) (1 + \left\lVert y_{i} - y_{j} \right\rVert^{2})^{-1} (y_{i} - y_{j})§svg§600§FALSE§</svg:desc><draw:polygon draw:style-name="gr2" draw:text-style-name="P164" svg:width="3.5354in" svg:height="0.4902in" svg:x="0.0087in" svg:y="0.0087in" svg:viewBox="0 0 8981 1246" draw:points="4490,1246 0,1246 0,0 8981,0 8981,1246"><text:p/></draw:polygon><draw:path draw:style-name="gr3" draw:text-style-name="P165" svg:width="0.0681in" svg:height="0.1201in" svg:x="0.0102in" svg:y="0.0567in" svg:viewBox="0 0 174 306" svg:d="M94 116c-53 12-94 68-94 119 0 41 26 71 67 71 49 0 84-67 84-125 0-38-17-60-31-78-14-19-41-51-41-71 0-8 10-19 24-19 13 0 22 6 30 12 9 5 18 11 23 11 11 0 18-11 18-18 0-8-7-11-23-13-21-5-27-5-33-5-34 0-48 18-48 43 0 23 10 47 24 73zM98 125c11 20 24 43 24 73 0 28-15 98-55 98-24 0-41-18-41-49 0-27 16-107 72-122z"><text:p/></draw:path><draw:path draw:style-name="gr3" draw:text-style-name="P165" svg:width="0.1177in" svg:height="0.1205in" svg:x="0.0917in" svg:y="0.0571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3" draw:text-style-name="P165" svg:width="0.2169in" svg:height="0.0067in" svg:x="0in" svg:y="0.2425in" svg:viewBox="0 0 552 18" draw:points="276,18 0,18 0,0 552,0 552,18"><text:p/></draw:polygon><draw:path draw:style-name="gr3" draw:text-style-name="P165" svg:width="0.0681in" svg:height="0.1201in" svg:x="0.0067in" svg:y="0.2831in" svg:viewBox="0 0 174 306" svg:d="M94 116c-53 12-94 68-94 119 0 41 26 71 67 71 49 0 84-67 84-125 0-38-17-60-31-78-14-19-41-51-41-71 0-8 10-19 24-19 13 0 22 6 30 12 9 5 18 11 23 11 11 0 18-11 18-18 0-8-7-11-23-13-21-5-27-5-33-5-34 0-48 18-48 43 0 23 10 47 24 73zM98 125c11 20 24 43 24 73 0 28-15 98-55 98-24 0-41-18-41-49 0-27 16-107 72-122z"><text:p/></draw:path><draw:path draw:style-name="gr3" draw:text-style-name="P165" svg:width="0.0768in" svg:height="0.1075in" svg:x="0.085in" svg:y="0.3276in" svg:viewBox="0 0 196 274" svg:d="M194 26c2-6 2-7 2-9 0-9-6-12-12-12-5 0-12 2-16 8-1 3-4 16-6 23-2 11-6 23-8 34l-20 76c-1 6-19 36-46 36-23 0-28-18-28-34 0-20 8-45 23-83 6-17 7-22 7-30 0-19-13-35-35-35-39 0-55 61-55 65 0 5 4 5 5 5 5 0 5-2 7-9 11-39 29-51 43-51 3 0 10 0 10 13 0 11-4 21-7 30-17 44-24 69-24 89 0 37 26 50 51 50 17 0 31-7 42-19-5 21-9 42-26 65-12 14-28 27-47 27-6 0-25-2-32-18 7 0 12 0 18-5 4-4 8-9 8-18 0-13-12-15-16-15-9 0-24 7-24 29 0 20 20 36 46 36 44 0 88-39 98-87z"><text:p/></draw:path><draw:path draw:style-name="gr3" draw:text-style-name="P165" svg:width="0.035in" svg:height="0.078in" svg:x="0.1673in" svg:y="0.348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165" svg:width="0.1102in" svg:height="0.039in" svg:x="0.2921in" svg:y="0.2264in" svg:viewBox="0 0 281 100" svg:d="M266 17c8 0 15 0 15-9 0-8-7-8-13-8h-254c-7 0-14 0-14 8 0 9 7 9 14 9zM268 100c6 0 13 0 13-9 0-8-7-8-15-8h-252c-7 0-14 0-14 8 0 9 7 9 14 9z"><text:p/></draw:path><draw:path draw:style-name="gr3" draw:text-style-name="P165" svg:width="0.0736in" svg:height="0.1122in" svg:x="0.4626in" svg:y="0.1748in" svg:viewBox="0 0 188 286" svg:d="M113 217v36c0 16 0 21-33 21h-8v12c17 0 40 0 56 0 18 0 41 0 58 0v-12h-8c-32 0-33-5-33-21v-36h43v-13h-43v-193c0-9 0-11-7-11-4 0-5 0-7 5l-131 199v13zM115 204h-103l103-158z"><text:p/></draw:path><draw:path draw:style-name="gr3" draw:text-style-name="P165" svg:width="0.1035in" svg:height="0.0795in" svg:x="0.6831in" svg:y="0in" svg:viewBox="0 0 264 203" svg:d="M227 32c2-10 7-20 31-21 1 0 6 0 6-7 0-2-2-4-5-4-9 0-20 1-31 1-6 0-24-1-30-1-2 0-7 0-7 7 0 4 3 4 7 4 14 0 19 5 19 12 0 2 0 3-1 7l-32 130-76-155c-2-5-2-5-10-5h-40c-6 0-10 0-10 7 0 4 4 4 10 4 7 0 12 0 19 1l-40 158c-2 12-7 21-30 22-3 0-7 0-7 6 0 4 2 5 5 5 9 0 20-1 31-1 6 0 24 1 30 1 4 0 7-3 7-6 0-5-3-5-7-5-19-1-19-8-19-12 0-1 0-4 1-8l38-152 87 178c2 5 3 5 7 5 5 0 5-1 5-6z"><text:p/></draw:path><draw:path draw:style-name="gr3" draw:text-style-name="P165" svg:width="0.2213in" svg:height="0.2327in" svg:x="0.6236in" svg:y="0.1295in" svg:viewBox="0 0 563 592" svg:d="M511 592l52-136h-11c-17 45-61 73-110 85-9 3-51 15-132 15h-255l216-254c3-2 4-4 4-7 0 0 0-1-4-6l-197-269h232c56 0 95 6 100 6 22 5 58 11 92 33 11 6 40 25 54 60h11l-52-119h-499c-10 0-10 0-12 2 0 2 0 10 0 15l223 306-218 257c-5 5-5 7-5 7 0 5 4 5 12 5z"><text:p/></draw:path><draw:path draw:style-name="gr3" draw:text-style-name="P165" svg:width="0.0512in" svg:height="0.1008in" svg:x="0.5689in" svg:y="0.4067in" svg:viewBox="0 0 131 257" svg:d="M131 12c0-6-4-12-12-12-9 0-17 8-17 17 0 5 4 11 12 11s17-8 17-16zM67 211c-5 21-20 37-38 37-4 0-7-1-11-1 8-5 11-11 11-15 0-8-6-11-12-11-10 0-17 7-17 17 0 12 12 19 30 19 17 0 53-10 61-47l27-107c1-2 2-5 2-9 0-16-14-28-32-28-33 0-52 41-52 46 0 3 4 3 5 3 3 0 3-1 6-6 7-17 23-35 39-35 8 0 11 5 11 15 0 3-1 7-1 9z"><text:p/></draw:path><draw:path draw:style-name="gr3" draw:text-style-name="P165" svg:width="0.0854in" svg:height="0.0311in" svg:x="0.639in" svg:y="0.4386in" svg:viewBox="0 0 218 80" svg:d="M208 14c3 0 10 0 10-7s-7-7-10-7h-197c-4 0-11 0-11 7s7 7 12 7zM208 80c3 0 10 0 10-7 0-8-7-8-10-8h-196c-5 0-12 0-12 8 0 7 7 7 11 7z"><text:p/></draw:path><draw:path draw:style-name="gr3" draw:text-style-name="P165" svg:width="0.0421in" svg:height="0.0772in" svg:x="0.7453in" svg:y="0.4059in" svg:viewBox="0 0 108 197" svg:d="M67 8c0-8-1-8-8-8-19 18-47 19-59 19v11c7 0 26 0 43-8v151c0 9 0 13-30 13h-11v11c5 0 42-1 53-1 10 0 47 1 53 1v-11h-11c-30 0-30-4-30-13z"><text:p/></draw:path><draw:path draw:style-name="gr3" draw:text-style-name="P165" svg:width="0.0146in" svg:height="0.0358in" svg:x="0.8118in" svg:y="0.4689in" svg:viewBox="0 0 38 92" svg:d="M30 30c0 16-4 35-23 54-2 1-3 2-3 4s3 4 4 4c4 0 30-24 30-60 0-18-7-32-21-32-10 0-17 7-17 17 0 9 7 18 17 18 8 0 13-5 13-5z"><text:p/></draw:path><draw:path draw:style-name="gr3" draw:text-style-name="P165" svg:width="0.0512in" svg:height="0.1008in" svg:x="0.8382in" svg:y="0.4067in" svg:viewBox="0 0 131 257" svg:d="M131 12c0-6-4-12-12-12-9 0-17 8-17 17 0 5 4 11 12 11s17-8 17-16zM67 211c-5 21-20 37-38 37-4 0-7-1-11-1 8-5 11-11 11-15 0-8-6-11-12-11-10 0-17 7-17 17 0 12 12 19 30 19 17 0 53-10 61-47l27-107c1-2 2-5 2-9 0-16-14-28-32-28-33 0-52 41-52 46 0 3 4 3 5 3 3 0 3-1 6-6 7-17 23-35 39-35 8 0 11 5 11 15 0 3-1 7-1 9z"><text:p/></draw:path><draw:path draw:style-name="gr3" draw:text-style-name="P165" svg:width="0.0382in" svg:height="0.1661in" svg:x="0.9161in" svg:y="0.1626in" svg:viewBox="0 0 98 423" svg:d="M98 419c0-1 0-2-7-10-53-53-66-133-66-198 0-73 16-146 69-199 4-5 4-6 4-8 0-3-1-4-4-4-4 0-42 29-68 83-21 45-26 92-26 128 0 34 5 84 28 133 26 52 62 79 66 79 3 0 4-2 4-4z"><text:p/></draw:path><draw:path draw:style-name="gr3" draw:text-style-name="P165" svg:width="0.0866in" svg:height="0.1055in" svg:x="0.9587in" svg:y="0.2134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ath draw:style-name="gr3" draw:text-style-name="P165" svg:width="0.035in" svg:height="0.078in" svg:x="1.0531in" svg:y="0.235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3" draw:text-style-name="P165" svg:width="0.0512in" svg:height="0.1008in" svg:x="1.0949in" svg:y="0.235in" svg:viewBox="0 0 131 257" svg:d="M131 12c0-6-4-12-12-12-9 0-17 8-17 17 0 5 4 11 12 11s17-8 17-16zM67 211c-5 21-20 37-38 37-4 0-7-1-11-1 8-5 11-11 11-15 0-8-6-11-12-11-10 0-17 7-17 17 0 12 12 19 30 19 17 0 53-10 61-47l27-107c1-2 2-5 2-9 0-16-14-28-32-28-33 0-52 41-52 46 0 3 5 3 5 3 3 0 3-1 6-6 7-17 23-35 39-35 8 0 11 5 11 15 0 3-1 7-1 9z"><text:p/></draw:path><draw:path draw:style-name="gr3" draw:text-style-name="P165" svg:width="0.1012in" svg:height="0.0067in" svg:x="1.2157in" svg:y="0.2425in" svg:viewBox="0 0 258 18" svg:d="M244 18c7 0 14 0 14-10 0-8-7-8-14-8h-230c-7 0-14 0-14 8 0 10 7 10 14 10z"><text:p/></draw:path><draw:path draw:style-name="gr3" draw:text-style-name="P165" svg:width="0.0685in" svg:height="0.1055in" svg:x="1.3744in" svg:y="0.2134in" svg:viewBox="0 0 175 269" svg:d="M175 5c0-3-1-5-5-5s-21 17-28 30c-10-23-26-30-40-30-50 0-102 62-102 124 0 42 25 68 55 68 19 0 36-11 51-26-4 15-17 72-18 76-4 12-9 14-32 15-6 0-9 0-9 8 0 0 0 4 5 4 13 0 28-1 42-1 15 0 30 1 44 1 2 0 8 0 8-7 0-5-4-5-12-5-20 0-20-4-20-7s1-6 2-10zM58 182c-27 0-28-32-28-39 0-21 12-67 20-84 12-33 34-49 52-49 28 0 34 33 34 36s-23 96-24 97c-8 13-32 39-54 39z"><text:p/></draw:path><draw:path draw:style-name="gr3" draw:text-style-name="P165" svg:width="0.035in" svg:height="0.078in" svg:x="1.4472in" svg:y="0.235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3" draw:text-style-name="P165" svg:width="0.0512in" svg:height="0.1008in" svg:x="1.489in" svg:y="0.235in" svg:viewBox="0 0 131 257" svg:d="M131 12c0-6-4-12-12-12-9 0-17 8-17 17 0 5 4 11 12 11s17-8 17-16zM67 211c-5 21-20 37-38 37-4 0-7-1-11-1 8-5 11-11 11-15 0-8-6-11-12-11-10 0-17 7-17 17 0 12 12 19 30 19 17 0 52-10 61-47l27-107c1-2 2-5 2-9 0-16-14-28-32-28-33 0-52 41-52 46 0 3 4 3 5 3 3 0 3-1 6-6 7-17 23-35 39-35 8 0 11 5 11 15 0 3-1 7-1 9z"><text:p/></draw:path><draw:path draw:style-name="gr3" draw:text-style-name="P165" svg:width="0.0382in" svg:height="0.1661in" svg:x="1.5681in" svg:y="0.1626in" svg:viewBox="0 0 98 423" svg:d="M98 211c0-32-4-84-27-132-25-51-63-79-67-79-2 0-4 2-4 4s0 3 7 10c43 41 67 108 67 197 0 72-15 148-68 201-6 5-6 6-6 7 0 2 2 4 4 4 4 0 43-29 68-83 22-46 26-93 26-129z"><text:p/></draw:path><draw:path draw:style-name="gr3" draw:text-style-name="P165" svg:width="0.0382in" svg:height="0.1661in" svg:x="1.6394in" svg:y="0.1626in" svg:viewBox="0 0 98 423" svg:d="M98 419c0-1 0-2-7-10-53-53-66-133-66-198 0-73 16-146 69-199 4-5 4-6 4-8 0-3-1-4-4-4-4 0-42 29-68 83-21 45-26 92-26 128 0 34 5 84 28 133 26 52 62 79 66 79 3 0 4-2 4-4z"><text:p/></draw:path><draw:path draw:style-name="gr3" draw:text-style-name="P165" svg:width="0.0547in" svg:height="0.1106in" svg:x="1.7028in" svg:y="0.1768in" svg:viewBox="0 0 140 282" svg:d="M88 11c0-10 0-11-11-11-27 26-64 26-77 26v15c8 0 34 0 55-12v219c0 16 0 21-38 21h-15v13c15-1 53-1 69-1 18 0 54 0 69 1v-13h-13c-38 0-39-5-39-21z"><text:p/></draw:path><draw:path draw:style-name="gr3" draw:text-style-name="P165" svg:width="0.1102in" svg:height="0.1106in" svg:x="1.8173in" svg:y="0.1898in" svg:viewBox="0 0 281 282" svg:d="M150 150h118c6 0 13 0 13-8 0-10-7-10-13-10h-118v-118c0-7 0-14-8-14-10 0-10 7-10 14v118h-118c-7 0-14 0-14 10 0 8 7 8 14 8h118v118c0 6 0 14 10 14 8 0 8-8 8-14z"><text:p/></draw:path><draw:path draw:style-name="gr3" draw:text-style-name="P165" svg:width="0.039in" svg:height="0.1661in" svg:x="1.9957in" svg:y="0.1626in" svg:viewBox="0 0 100 423" svg:d="M17 14c0-7 0-14-9-14-8 0-8 10-8 16v391c0 7 0 16 8 16 9 0 9-8 9-15zM100 16c0-8 0-16-9-16-7 0-7 7-7 14v394c0 7 0 15 7 15 9 0 9-9 9-16z"><text:p/></draw:path><draw:path draw:style-name="gr3" draw:text-style-name="P165" svg:width="0.0768in" svg:height="0.1075in" svg:x="2.0618in" svg:y="0.2134in" svg:viewBox="0 0 196 274" svg:d="M194 26c2-6 2-7 2-9 0-9-6-12-12-12-5 0-12 2-16 8-1 3-4 16-6 23-2 11-6 23-8 34l-20 76c-1 6-19 36-48 36-21 0-26-18-26-34 0-20 8-45 23-83 6-17 7-22 7-30 0-19-13-35-35-35-39 0-55 61-55 65 0 5 4 5 5 5 5 0 5-2 7-9 11-39 29-51 43-51 3 0 10 0 10 13 0 11-4 21-7 30-17 44-24 69-24 89 0 37 26 50 51 50 17 0 31-7 42-19-5 21-9 42-26 65-12 14-28 27-47 27-6 0-25-2-32-18 7 0 12 0 19-5 3-4 7-9 7-18 0-13-12-15-16-15-9 0-24 7-24 29 0 20 20 36 46 36 44 0 88-39 98-87z"><text:p/></draw:path><draw:path draw:style-name="gr3" draw:text-style-name="P165" svg:width="0.035in" svg:height="0.078in" svg:x="2.1437in" svg:y="0.235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165" svg:width="0.1012in" svg:height="0.0067in" svg:x="2.2445in" svg:y="0.2425in" svg:viewBox="0 0 258 18" svg:d="M244 18c7 0 14 0 14-10 0-8-7-8-14-8h-230c-7 0-14 0-14 8 0 10 7 10 14 10z"><text:p/></draw:path><draw:path draw:style-name="gr3" draw:text-style-name="P165" svg:width="0.0768in" svg:height="0.1075in" svg:x="2.4012in" svg:y="0.2134in" svg:viewBox="0 0 196 274" svg:d="M194 26c2-6 2-7 2-9 0-9-6-12-12-12-5 0-12 2-16 8-1 3-4 16-6 23-2 11-6 23-8 34l-20 76c-1 6-19 36-48 36-21 0-26-18-26-34 0-20 8-45 23-83 6-17 7-22 7-30 0-19-13-35-35-35-39 0-55 61-55 65 0 5 4 5 5 5 5 0 5-2 7-9 11-39 29-51 43-51 3 0 10 0 10 13 0 11-4 21-7 30-17 44-24 69-24 89 0 37 26 50 51 50 17 0 31-7 42-19-5 21-9 42-26 65-12 14-28 27-47 27-6 0-25-2-32-18 7 0 12 0 18-5 4-4 8-9 8-18 0-13-12-15-16-15-9 0-24 7-24 29 0 20 20 36 46 36 44 0 88-39 98-87z"><text:p/></draw:path><draw:path draw:style-name="gr3" draw:text-style-name="P165" svg:width="0.0512in" svg:height="0.1008in" svg:x="2.4783in" svg:y="0.235in" svg:viewBox="0 0 131 257" svg:d="M131 12c0-6-4-12-12-12-9 0-17 8-17 17 0 5 4 11 12 11s17-8 17-16zM67 211c-5 21-20 37-38 37-4 0-7-1-11-1 8-5 11-11 11-15 0-8-6-11-12-11-10 0-17 7-17 17 0 12 12 19 30 19 17 0 52-10 61-47l27-107c1-2 2-5 2-9 0-16-14-28-32-28-33 0-52 41-52 46 0 3 4 3 5 3 3 0 3-1 6-6 7-17 23-35 39-35 8 0 11 5 11 15 0 3-1 7-1 9z"><text:p/></draw:path><draw:path draw:style-name="gr3" draw:text-style-name="P165" svg:width="0.039in" svg:height="0.1661in" svg:x="2.5701in" svg:y="0.1626in" svg:viewBox="0 0 100 423" svg:d="M17 14c0-7 0-14-9-14-8 0-8 10-8 16v391c0 7 0 16 8 16 9 0 9-8 9-15zM100 16c0-8 0-16-9-16-8 0-7 7-7 14v394c0 7 0 15 7 15 9 0 9-9 9-16z"><text:p/></draw:path><draw:path draw:style-name="gr3" draw:text-style-name="P165" svg:width="0.0516in" svg:height="0.0772in" svg:x="2.6386in" svg:y="0.1264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165" svg:width="0.0382in" svg:height="0.1661in" svg:x="2.715in" svg:y="0.1626in" svg:viewBox="0 0 98 423" svg:d="M98 211c0-32-4-84-27-132-25-51-63-79-67-79-2 0-4 2-4 4s0 3 7 10c43 41 67 108 67 197 0 72-15 148-68 201-6 5-6 6-6 7 0 2 2 4 4 4 4 0 43-29 68-83 22-46 26-93 26-129z"><text:p/></draw:path><draw:path draw:style-name="gr3" draw:text-style-name="P165" svg:width="0.0783in" svg:height="0.0059in" svg:x="2.7827in" svg:y="0.1862in" svg:viewBox="0 0 200 16" svg:d="M190 16c3 0 10 0 10-9 0-7-6-7-10-7h-178c-5 0-12 0-12 7 0 9 7 9 12 9z"><text:p/></draw:path><draw:path draw:style-name="gr3" draw:text-style-name="P165" svg:width="0.0421in" svg:height="0.0772in" svg:x="2.8866in" svg:y="0.1413in" svg:viewBox="0 0 108 197" svg:d="M67 8c0-8-1-8-8-8-19 18-47 19-59 19v11c7 0 26 0 43-8v151c0 9 0 13-30 13h-11v11c5 0 42-1 53-1 10 0 47 1 53 1v-11h-11c-30 0-30-4-30-13z"><text:p/></draw:path><draw:path draw:style-name="gr3" draw:text-style-name="P165" svg:width="0.0382in" svg:height="0.1661in" svg:x="2.965in" svg:y="0.1626in" svg:viewBox="0 0 98 423" svg:d="M98 419c0-1 0-2-7-10-53-53-66-133-66-198 0-73 16-146 69-199 4-5 4-6 4-8 0-3-1-4-4-4-4 0-42 29-68 83-21 45-26 92-26 128 0 34 5 84 28 133 26 52 62 79 66 79 3 0 4-2 4-4z"><text:p/></draw:path><draw:path draw:style-name="gr3" draw:text-style-name="P165" svg:width="0.0768in" svg:height="0.1075in" svg:x="3.0177in" svg:y="0.2134in" svg:viewBox="0 0 196 274" svg:d="M194 26c2-6 2-7 2-9 0-9-6-12-12-12-5 0-12 2-16 8-1 3-4 16-6 23-2 11-6 23-8 34l-20 76c-1 6-19 36-48 36-21 0-26-18-26-34 0-20 8-45 23-83 6-17 7-22 7-30 0-19-13-35-35-35-39 0-55 61-55 65 0 5 4 5 5 5 5 0 5-2 7-9 11-39 29-51 43-51 3 0 10 0 10 13 0 11-4 21-7 30-17 44-24 69-24 89 0 37 26 50 51 50 17 0 31-7 42-19-5 21-9 42-26 65-12 14-28 27-47 27-6 0-25-2-32-18 7 0 12 0 18-5 4-4 8-9 8-18 0-13-12-15-16-15-9 0-24 7-24 29 0 20 20 36 46 36 44 0 88-39 98-87z"><text:p/></draw:path><draw:path draw:style-name="gr3" draw:text-style-name="P165" svg:width="0.035in" svg:height="0.078in" svg:x="3.0996in" svg:y="0.235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3" draw:text-style-name="P165" svg:width="0.1012in" svg:height="0.0067in" svg:x="3.2004in" svg:y="0.2425in" svg:viewBox="0 0 258 18" svg:d="M244 18c7 0 14 0 14-10 0-8-7-8-14-8h-230c-7 0-14 0-14 8 0 10 7 10 14 10z"><text:p/></draw:path><draw:path draw:style-name="gr3" draw:text-style-name="P165" svg:width="0.076in" svg:height="0.1075in" svg:x="3.3575in" svg:y="0.2134in" svg:viewBox="0 0 194 274" svg:d="M194 26c0-6 0-7 0-9 0-9-4-12-10-12-5 0-12 2-16 8-1 3-4 16-6 23-2 11-6 23-8 34l-20 76c-1 6-19 36-48 36-21 0-26-18-26-34 0-20 8-45 23-83 6-17 7-22 7-30 0-19-13-35-35-35-39 0-55 61-55 65 0 5 4 5 5 5 5 0 5-2 7-9 11-39 29-51 43-51 3 0 10 0 10 13 0 11-4 21-7 30-17 44-24 69-24 89 0 37 26 50 51 50 17 0 31-7 42-19-5 21-9 42-26 65-12 14-28 27-47 27-6 0-25-2-32-18 7 0 12 0 18-5 4-4 8-9 8-18 0-13-12-15-16-15-9 0-24 7-24 29 0 20 20 36 46 36 44 0 88-39 98-87z"><text:p/></draw:path><draw:path draw:style-name="gr3" draw:text-style-name="P165" svg:width="0.0512in" svg:height="0.1008in" svg:x="3.4343in" svg:y="0.235in" svg:viewBox="0 0 131 257" svg:d="M131 12c0-6-4-12-12-12-9 0-17 8-17 17 0 5 4 11 12 11s17-8 17-16zM67 211c-5 21-20 37-38 37-4 0-7-1-11-1 8-5 11-11 11-15 0-8-6-11-12-11-10 0-17 7-17 17 0 12 12 19 30 19 17 0 53-10 61-47l27-107c1-2 2-5 2-9 0-16-14-28-32-28-33 0-52 41-52 46 0 3 5 3 5 3 3 0 3-1 6-6 7-17 23-35 39-35 8 0 11 5 11 15 0 3-1 7-1 9z"><text:p/></draw:path><draw:path draw:style-name="gr3" draw:text-style-name="P165" svg:width="0.0382in" svg:height="0.1661in" svg:x="3.5134in" svg:y="0.1626in" svg:viewBox="0 0 98 423" svg:d="M98 211c0-32-4-84-27-132-25-51-63-79-67-79-2 0-4 2-4 4s0 3 7 10c43 41 67 108 67 197 0 72-15 148-68 201-6 5-6 6-6 7 0 2 2 4 4 4 4 0 43-29 68-83 22-46 26-93 26-129z"><text:p/></draw:path></draw:g></text:p>
      <text:p text:style-name="P109"><text:tab/><draw:g text:anchor-type="as-char" svg:y="-0.2862in" draw:z-index="78" draw:style-name="gr1"><svg:title>TexMaths</svg:title><svg:desc>12§display§= 4 \sum_{j=1,j\nei}^{N} (p_{ij} - q_{ij}) q_{ij}Z (y_{i} - y_{j})§svg§600§FALSE§</svg:desc><draw:polygon draw:style-name="gr2" draw:text-style-name="P164" svg:width="2.2441in" svg:height="0.4902in" svg:x="0in" svg:y="0.0087in" svg:viewBox="0 0 5701 1246" draw:points="2850,1246 0,1246 0,0 5701,0 5701,1246"><text:p/></draw:polygon><draw:path draw:style-name="gr3" draw:text-style-name="P165" svg:width="0.1102in" svg:height="0.039in" svg:x="0.0008in" svg:y="0.2264in" svg:viewBox="0 0 281 100" svg:d="M266 17c8 0 15 0 15-9 0-8-7-8-13-8h-254c-7 0-14 0-14 8 0 9 7 9 14 9zM268 100c6 0 13 0 13-9 0-8-7-8-15-8h-252c-7 0-14 0-14 8 0 9 7 9 14 9z"><text:p/></draw:path><draw:path draw:style-name="gr3" draw:text-style-name="P165" svg:width="0.0736in" svg:height="0.1122in" svg:x="0.1717in" svg:y="0.1748in" svg:viewBox="0 0 188 286" svg:d="M113 217v36c0 16 0 21-33 21h-8v12c17 0 40 0 56 0 18 0 41 0 58 0v-12h-8c-32 0-33-5-33-21v-36h43v-13h-43v-193c0-9 0-11-7-11-4 0-5 0-7 5l-131 199v13zM115 204h-103l103-158z"><text:p/></draw:path><draw:path draw:style-name="gr3" draw:text-style-name="P165" svg:width="0.1035in" svg:height="0.0795in" svg:x="0.3921in" svg:y="0in" svg:viewBox="0 0 264 203" svg:d="M227 32c2-10 7-20 31-21 1 0 6 0 6-7 0-2-2-4-5-4-9 0-20 1-31 1-6 0-24-1-30-1-2 0-7 0-7 7 0 4 3 4 7 4 14 0 19 5 19 12 0 2 0 3-1 7l-32 130-76-155c-2-5-2-5-10-5h-40c-6 0-10 0-10 7 0 4 4 4 10 4 7 0 12 0 19 1l-40 158c-2 12-7 21-31 22-2 0-6 0-6 6 0 4 2 5 5 5 9 0 20-1 31-1 6 0 24 1 30 1 4 0 7-3 7-6 0-5-3-5-7-5-19-1-19-8-19-12 0-1 0-4 1-8l38-152 87 178c2 5 3 5 7 5 5 0 5-1 5-6z"><text:p/></draw:path><draw:path draw:style-name="gr3" draw:text-style-name="P165" svg:width="0.2213in" svg:height="0.2327in" svg:x="0.3327in" svg:y="0.1295in" svg:viewBox="0 0 563 592" svg:d="M511 592l52-136h-11c-17 45-61 73-110 85-9 3-51 15-132 15h-255l216-254c3-2 4-4 4-7 0 0 0-1-4-6l-197-269h232c56 0 95 6 100 6 22 5 58 11 92 33 11 6 40 25 54 60h11l-52-119h-499c-10 0-10 0-12 2 0 2 0 10 0 15l223 306-218 257c-5 5-5 7-5 7 0 5 4 5 12 5z"><text:p/></draw:path><draw:path draw:style-name="gr3" draw:text-style-name="P165" svg:width="0.0512in" svg:height="0.1008in" svg:x="0.278in" svg:y="0.4067in" svg:viewBox="0 0 131 257" svg:d="M131 12c0-6-4-12-12-12-9 0-17 8-17 17 0 5 4 11 12 11s17-8 17-16zM67 211c-5 21-20 37-38 37-4 0-7-1-11-1 8-5 11-11 11-15 0-8-6-11-12-11-10 0-17 7-17 17 0 12 12 19 30 19 17 0 53-10 61-47l27-107c1-2 2-5 2-9 0-16-14-28-32-28-33 0-52 41-52 46 0 3 5 3 5 3 3 0 3-1 6-6 7-17 23-35 39-35 8 0 11 5 11 15 0 3-1 7-1 9z"><text:p/></draw:path><draw:path draw:style-name="gr3" draw:text-style-name="P165" svg:width="0.0854in" svg:height="0.0311in" svg:x="0.3472in" svg:y="0.4386in" svg:viewBox="0 0 218 80" svg:d="M208 14c3 0 10 0 10-7s-7-7-10-7h-197c-4 0-11 0-11 7s7 7 12 7zM208 80c3 0 10 0 10-7 0-8-7-8-10-8h-196c-5 0-12 0-12 8 0 7 7 7 11 7z"><text:p/></draw:path><draw:path draw:style-name="gr3" draw:text-style-name="P165" svg:width="0.0421in" svg:height="0.0772in" svg:x="0.4539in" svg:y="0.4059in" svg:viewBox="0 0 108 197" svg:d="M67 8c0-8-1-8-8-8-19 18-47 19-59 19v11c7 0 26 0 43-8v151c0 9 0 13-30 13h-11v11c5 0 42-1 53-1 10 0 47 1 53 1v-11h-11c-30 0-30-4-30-13z"><text:p/></draw:path><draw:path draw:style-name="gr3" draw:text-style-name="P165" svg:width="0.0146in" svg:height="0.0358in" svg:x="0.5209in" svg:y="0.4689in" svg:viewBox="0 0 38 92" svg:d="M30 30c0 16-4 35-23 54-2 1-3 2-3 4s3 4 4 4c4 0 30-24 30-60 0-18-7-32-21-32-10 0-17 7-17 17 0 9 7 18 17 18 8 0 13-5 13-5z"><text:p/></draw:path><draw:path draw:style-name="gr3" draw:text-style-name="P165" svg:width="0.0512in" svg:height="0.1008in" svg:x="0.5472in" svg:y="0.4067in" svg:viewBox="0 0 131 257" svg:d="M131 12c0-6-4-12-12-12-9 0-17 8-17 17 0 5 4 11 12 11s17-8 17-16zM67 211c-5 21-20 37-38 37-4 0-7-1-11-1 8-5 11-11 11-15 0-8-6-11-12-11-10 0-17 7-17 17 0 12 12 19 30 19 17 0 53-10 61-47l27-107c1-2 2-5 2-9 0-16-14-28-32-28-33 0-52 41-52 46 0 3 5 3 5 3 3 0 3-1 6-6 7-17 23-35 39-35 8 0 11 5 11 15 0 3-1 7-1 9z"><text:p/></draw:path><draw:path draw:style-name="gr3" draw:text-style-name="P165" svg:width="0.0382in" svg:height="0.1661in" svg:x="0.6252in" svg:y="0.1626in" svg:viewBox="0 0 98 423" svg:d="M98 419c0-1 0-2-7-10-53-53-66-133-66-198 0-73 16-146 69-199 4-5 4-6 4-8 0-3-1-4-4-4-4 0-42 29-68 83-21 45-26 92-26 128 0 34 5 84 28 133 26 52 62 79 66 79 3 0 4-2 4-4z"><text:p/></draw:path><draw:path draw:style-name="gr3" draw:text-style-name="P165" svg:width="0.0866in" svg:height="0.1055in" svg:x="0.6681in" svg:y="0.2134in" svg:viewBox="0 0 221 269" svg:d="M32 239c-3 14-3 18-22 18-5 0-10 0-10 7 0 4 2 5 6 5 11 0 23-1 35-1 14 0 29 1 42 1 2 0 7 0 7-7 0-5-4-5-10-5-20 0-20-4-20-7 0-6 17-75 19-84 6 10 19 26 40 26 49 0 102-62 102-124 0-40-24-68-55-68-22 0-44 16-57 31-5-23-23-31-38-31-19 0-28 17-31 24-8 14-14 41-14 41 0 5 5 5 5 5 5 0 5 0 9-10 6-30 15-50 30-50 7 0 13 2 13 19 0 9-1 14-4 21zM108 55c2-12 14-24 22-30 14-13 26-15 33-15 17 0 28 14 28 39s-15 73-22 90c-14 29-35 43-50 43-29 0-34-36-34-37s0-2 1-7z"><text:p/></draw:path><draw:path draw:style-name="gr3" draw:text-style-name="P165" svg:width="0.035in" svg:height="0.078in" svg:x="0.7622in" svg:y="0.235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165" svg:width="0.0512in" svg:height="0.1008in" svg:x="0.8035in" svg:y="0.235in" svg:viewBox="0 0 131 257" svg:d="M131 12c0-6-4-12-12-12-9 0-17 8-17 17 0 5 4 11 12 11s17-8 17-16zM67 211c-5 21-20 37-38 37-4 0-7-1-11-1 8-5 11-11 11-15 0-8-6-11-12-11-10 0-17 7-17 17 0 12 12 19 30 19 17 0 53-10 61-47l27-107c1-2 2-5 2-9 0-16-14-28-32-28-33 0-52 41-52 46 0 3 5 3 5 3 3 0 5-1 6-6 7-17 23-35 39-35 8 0 11 5 11 15 0 3-1 7-1 9z"><text:p/></draw:path><draw:path draw:style-name="gr3" draw:text-style-name="P165" svg:width="0.1012in" svg:height="0.0067in" svg:x="0.924in" svg:y="0.2425in" svg:viewBox="0 0 258 18" svg:d="M244 18c7 0 14 0 14-10 0-8-7-8-14-8h-230c-7 0-14 0-14 8 0 10 7 10 14 10z"><text:p/></draw:path><draw:path draw:style-name="gr3" draw:text-style-name="P165" svg:width="0.0685in" svg:height="0.1055in" svg:x="1.0835in" svg:y="0.2134in" svg:viewBox="0 0 175 269" svg:d="M175 5c0-3-1-5-5-5s-21 17-28 30c-10-23-26-30-40-30-50 0-102 62-102 124 0 42 25 68 55 68 19 0 36-11 51-26-4 15-17 72-18 76-4 12-9 14-32 15-6 0-9 0-9 8 0 0 0 4 5 4 13 0 28-1 43-1 14 0 29 1 43 1 2 0 8 0 8-7 0-5-4-5-12-5-20 0-20-4-20-7s1-6 2-10zM58 182c-27 0-28-32-28-39 0-21 12-67 20-84 12-33 34-49 52-49 28 0 34 33 34 36s-23 96-24 97c-8 13-32 39-54 39z"><text:p/></draw:path><draw:path draw:style-name="gr3" draw:text-style-name="P165" svg:width="0.035in" svg:height="0.078in" svg:x="1.1563in" svg:y="0.235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3" draw:text-style-name="P165" svg:width="0.0512in" svg:height="0.1008in" svg:x="1.1976in" svg:y="0.235in" svg:viewBox="0 0 131 257" svg:d="M131 12c0-6-4-12-12-12-9 0-17 8-17 17 0 5 4 11 12 11s17-8 17-16zM67 211c-5 21-20 37-38 37-4 0-7-1-11-1 8-5 11-11 11-15 0-8-6-11-12-11-10 0-17 7-17 17 0 12 12 19 30 19 17 0 53-10 61-47l27-107c1-2 2-5 2-9 0-16-14-28-32-28-33 0-52 41-52 46 0 3 4 3 5 3 3 0 3-1 6-6 7-17 23-35 39-35 8 0 11 5 11 15 0 3-1 7-1 9z"><text:p/></draw:path><draw:path draw:style-name="gr3" draw:text-style-name="P165" svg:width="0.0382in" svg:height="0.1661in" svg:x="1.2772in" svg:y="0.1626in" svg:viewBox="0 0 98 423" svg:d="M98 211c0-32-4-84-27-132-25-51-63-79-67-79-2 0-4 2-4 4s0 3 7 10c43 41 67 108 67 197 0 72-15 148-68 201-6 5-6 6-6 7 0 2 2 4 4 4 4 0 43-29 68-83 22-46 26-93 26-129z"><text:p/></draw:path><draw:path draw:style-name="gr3" draw:text-style-name="P165" svg:width="0.0685in" svg:height="0.1055in" svg:x="1.339in" svg:y="0.2134in" svg:viewBox="0 0 175 269" svg:d="M175 5c0-3-1-5-5-5s-21 17-28 30c-10-23-26-30-40-30-50 0-102 62-102 124 0 42 25 68 55 68 19 0 36-11 51-26-4 15-17 72-18 76-4 12-9 14-32 15-6 0-9 0-9 8 0 0 0 4 5 4 13 0 28-1 42-1 15 0 30 1 44 1 2 0 8 0 8-7 0-5-4-5-12-5-20 0-20-4-20-7s1-6 2-10zM58 182c-27 0-28-32-28-39 0-21 12-67 20-84 12-33 34-49 52-49 28 0 34 33 34 36s-23 96-24 97c-8 13-32 39-54 39z"><text:p/></draw:path><draw:path draw:style-name="gr3" draw:text-style-name="P165" svg:width="0.035in" svg:height="0.078in" svg:x="1.4118in" svg:y="0.235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165" svg:width="0.0512in" svg:height="0.1008in" svg:x="1.4535in" svg:y="0.235in" svg:viewBox="0 0 131 257" svg:d="M131 12c0-6-4-12-12-12-9 0-17 8-17 17 0 5 4 11 12 11s17-8 17-16zM67 211c-5 21-20 37-38 37-4 0-7-1-11-1 8-5 11-11 11-15 0-8-6-11-12-11-10 0-17 7-17 17 0 12 12 19 30 19 17 0 53-10 61-47l27-107c1-2 2-5 2-9 0-16-14-28-32-28-33 0-52 41-52 46 0 3 5 3 5 3 3 0 3-1 6-6 7-17 23-35 39-35 8 0 11 5 11 15 0 3-1 7-1 9z"><text:p/></draw:path><draw:path draw:style-name="gr3" draw:text-style-name="P165" svg:width="0.1102in" svg:height="0.1134in" svg:x="1.5331in" svg:y="0.1736in" svg:viewBox="0 0 281 289" svg:d="M281 11c0-3 0-4 0-7 0-4-1-4-10-4h-179c-9 0-10 0-13 8l-24 76c0 2 0 5 0 6s0 5 5 5c4 0 5-3 5-4 17-50 38-78 104-78h69l-236 264c0 1-2 7-2 9 0 3 2 3 11 3h183c10 0 11 0 14-8l30-94c0-2 2-5 2-7 0-1-2-5-6-5s-5 3-7 11c-18 58-39 89-111 89h-73z"><text:p/></draw:path><draw:path draw:style-name="gr3" draw:text-style-name="P165" svg:width="0.0382in" svg:height="0.1661in" svg:x="1.665in" svg:y="0.1626in" svg:viewBox="0 0 98 423" svg:d="M98 419c0-1 0-2-7-10-53-53-66-133-66-198 0-73 16-146 69-199 4-5 4-6 4-8 0-3-1-4-4-4-4 0-42 29-68 83-21 45-26 92-26 128 0 34 5 84 28 133 26 52 62 79 66 79 3 0 4-2 4-4z"><text:p/></draw:path><draw:path draw:style-name="gr3" draw:text-style-name="P165" svg:width="0.0768in" svg:height="0.1075in" svg:x="1.7181in" svg:y="0.2134in" svg:viewBox="0 0 196 274" svg:d="M194 26c2-6 2-7 2-9 0-9-6-12-12-12-5 0-12 2-16 8-1 3-4 16-6 23-2 11-6 23-8 34l-20 76c-1 6-19 36-48 36-21 0-26-18-26-34 0-20 8-45 23-83 6-17 7-22 7-30 0-19-13-35-35-35-39 0-55 61-55 65 0 5 4 5 5 5 5 0 5-2 7-9 11-39 29-51 43-51 3 0 10 0 10 13 0 11-4 21-7 30-17 44-24 69-24 89 0 37 26 50 51 50 17 0 31-7 42-19-5 21-9 42-26 65-12 14-28 27-47 27-6 0-25-2-32-18 7 0 12 0 18-5 4-4 8-9 8-18 0-13-12-15-16-15-9 0-24 7-24 29 0 20 20 36 46 36 44 0 88-39 98-87z"><text:p/></draw:path><draw:path draw:style-name="gr3" draw:text-style-name="P165" svg:width="0.035in" svg:height="0.078in" svg:x="1.8004in" svg:y="0.235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3" draw:text-style-name="P165" svg:width="0.1012in" svg:height="0.0067in" svg:x="1.9004in" svg:y="0.2425in" svg:viewBox="0 0 258 18" svg:d="M244 18c7 0 14 0 14-10 0-8-7-8-14-8h-230c-7 0-14 0-14 8 0 10 7 10 14 10z"><text:p/></draw:path><draw:path draw:style-name="gr3" draw:text-style-name="P165" svg:width="0.076in" svg:height="0.1075in" svg:x="2.0579in" svg:y="0.2134in" svg:viewBox="0 0 194 274" svg:d="M194 26c0-6 0-7 0-9 0-9-4-12-10-12-5 0-12 2-16 8-1 3-4 16-6 23-2 11-6 23-8 34l-20 76c-1 6-19 36-48 36-21 0-26-18-26-34 0-20 8-45 23-83 6-17 7-22 7-30 0-19-13-35-35-35-39 0-55 61-55 65 0 5 4 5 5 5 5 0 5-2 7-9 11-39 29-51 43-51 3 0 10 0 10 13 0 11-4 21-7 30-17 44-24 69-24 89 0 37 26 50 51 50 17 0 31-7 42-19-5 21-9 42-26 65-12 14-28 27-47 27-6 0-25-2-32-18 7 0 12 0 18-5 4-4 8-9 8-18 0-13-12-15-16-15-9 0-24 7-24 29 0 20 20 36 46 36 44 0 88-39 98-87z"><text:p/></draw:path><draw:path draw:style-name="gr3" draw:text-style-name="P165" svg:width="0.0512in" svg:height="0.1008in" svg:x="2.1343in" svg:y="0.235in" svg:viewBox="0 0 131 257" svg:d="M131 12c0-6-4-12-12-12-9 0-17 8-17 17 0 5 4 11 12 11s17-8 17-16zM67 211c-5 21-20 37-38 37-4 0-7-1-11-1 8-5 11-11 11-15 0-8-6-11-12-11-10 0-17 7-17 17 0 12 12 19 30 19 17 0 53-10 61-47l27-107c1-2 2-5 2-9 0-16-14-28-32-28-33 0-52 41-52 46 0 3 5 3 5 3 3 0 3-1 6-6 7-17 23-35 39-35 8 0 11 5 11 15 0 3-1 7-1 9z"><text:p/></draw:path><draw:path draw:style-name="gr3" draw:text-style-name="P165" svg:width="0.0382in" svg:height="0.1661in" svg:x="2.2142in" svg:y="0.1626in" svg:viewBox="0 0 98 423" svg:d="M98 211c0-32-4-84-27-132-25-51-63-79-67-79-2 0-4 2-4 4s0 3 7 10c43 41 67 108 67 197 0 72-15 148-68 201-6 5-6 6-6 7 0 2 2 4 4 4 4 0 43-29 68-83 22-46 26-93 26-129z"><text:p/></draw:path></draw:g></text:p>
      <text:p text:style-name="P110"><text:tab/><draw:g text:anchor-type="as-char" svg:y="-0.3402in" draw:z-index="79" draw:style-name="gr1"><svg:title>TexMaths</svg:title><svg:desc>12§display§= 4 \left[ \sum_{j\ne i}^{N} p_{ij}q_{ij}Z (y_{i} - y_{j}) - \sum_{j\ne i}^{N} q_{ij}^{2} Z (y_{i} - y_{j}) \right]§svg§600§FALSE§</svg:desc><draw:polygon draw:style-name="gr2" draw:text-style-name="P164" svg:width="3.248in" svg:height="0.5815in" svg:x="0in" svg:y="0.0083in" svg:viewBox="0 0 8251 1478" draw:points="4126,1478 0,1478 0,0 8251,0 8251,1478"><text:p/></draw:polygon><draw:path draw:style-name="gr3" draw:text-style-name="P165" svg:width="0.1102in" svg:height="0.039in" svg:x="0.0008in" svg:y="0.2791in" svg:viewBox="0 0 281 100" svg:d="M266 17c8 0 15 0 15-9 0-8-7-8-13-8h-254c-7 0-14 0-14 8 0 9 7 9 14 9zM268 100c6 0 13 0 13-9 0-8-7-8-15-8h-252c-7 0-14 0-14 8 0 9 7 9 14 9z"><text:p/></draw:path><draw:path draw:style-name="gr3" draw:text-style-name="P165" svg:width="0.0736in" svg:height="0.1122in" svg:x="0.1717in" svg:y="0.2283in" svg:viewBox="0 0 188 286" svg:d="M113 217v36c0 16 0 21-33 21h-8v12c17 0 40 0 56 0 18 0 41 0 58 0v-12h-8c-32 0-33-5-33-21v-36h43v-13h-43v-193c0-9 0-11-7-11-4 0-5 0-7 5l-131 199v13zM115 204h-103l103-158z"><text:p/></draw:path><draw:polygon draw:style-name="gr3" draw:text-style-name="P165" svg:width="0.0555in" svg:height="0.2988in" svg:x="0.3315in" svg:y="0in" svg:viewBox="0 0 142 760" draw:points="0,760 30,760 30,29 142,29 142,0 0,0"><text:p/></draw:polygon><draw:polygon draw:style-name="gr3" draw:text-style-name="P165" svg:width="0.0555in" svg:height="0.2988in" svg:x="0.3315in" svg:y="0.2988in" svg:viewBox="0 0 142 760" draw:points="0,760 142,760 142,731 30,731 30,0 0,0"><text:p/></draw:polygon><draw:path draw:style-name="gr3" draw:text-style-name="P165" svg:width="0.1035in" svg:height="0.0795in" svg:x="0.4575in" svg:y="0.0531in" svg:viewBox="0 0 264 203" svg:d="M227 32c2-10 7-20 31-21 1 0 6 0 6-7 0-2-2-4-5-4-9 0-20 1-31 1-6 0-24-1-30-1-2 0-7 0-7 7 0 4 3 4 7 4 14 0 19 5 19 12 0 2 0 3-1 7l-32 130-76-155c-2-5-2-5-10-5h-40c-6 0-10 0-10 7 0 4 4 4 10 4 7 0 12 0 19 1l-40 159c-2 12-7 20-30 21-3 0-7 0-7 6 0 4 2 5 5 5 9 0 20-1 31-1 6 0 24 1 30 1 4 0 7-2 7-6 0-5-3-5-7-5-19-1-19-8-19-12 0-1 0-3 1-8l38-152 87 178c2 5 3 5 7 5 5 0 5-1 5-6z"><text:p/></draw:path><draw:path draw:style-name="gr3" draw:text-style-name="P165" svg:width="0.2213in" svg:height="0.2327in" svg:x="0.3976in" svg:y="0.1823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165" svg:width="0.0512in" svg:height="0.1008in" svg:x="0.4031in" svg:y="0.4638in" svg:viewBox="0 0 131 257" svg:d="M131 12c0-6-4-12-12-12-9 0-17 8-17 17 0 5 4 11 12 11s17-8 17-16zM67 211c-5 21-20 38-38 38-4 0-7-2-11-2 8-4 11-10 11-15 0-7-6-11-12-11-10 0-17 7-17 17 0 12 12 19 30 19 17 0 53-10 61-47l27-107c1-2 2-5 2-9 0-16-14-28-32-28-33 0-52 41-52 46 0 3 4 3 5 3 3 0 3-1 6-6 7-17 23-35 39-35 8 0 11 5 11 15 0 3-1 7-1 9z"><text:p/></draw:path><draw:path draw:style-name="gr3" draw:text-style-name="P165" svg:width="0.0642in" svg:height="0.1079in" svg:x="0.4846in" svg:y="0.4575in" svg:viewBox="0 0 164 275" svg:d="M161 13c2-3 3-5 3-6 0-3-3-7-8-7-4 0-5 2-7 6l-147 256c-2 3-2 5-2 5 0 4 2 8 7 8s6-4 7-6z"><text:p/></draw:path><draw:path draw:style-name="gr3" draw:text-style-name="P165" svg:width="0.0854in" svg:height="0.0311in" svg:x="0.4728in" svg:y="0.4957in" svg:viewBox="0 0 218 80" svg:d="M208 14c3 0 10 0 10-7s-7-7-10-7h-197c-4 0-11 0-11 7s7 7 12 7zM208 80c3 0 10 0 10-7 0-8-7-8-10-8h-196c-5 0-12 0-12 8 0 7 7 7 11 7z"><text:p/></draw:path><draw:path draw:style-name="gr3" draw:text-style-name="P165" svg:width="0.035in" svg:height="0.078in" svg:x="0.5717in" svg:y="0.4638in" svg:viewBox="0 0 90 199" svg:d="M83 12c0-5-4-12-12-12-9 0-17 7-17 17 0 5 4 11 12 11s17-9 17-16zM22 162c-2 4-3 7-3 13 0 14 12 24 28 24 31 0 43-40 43-44s-4-4-5-4c-3 0-3 2-6 5-6 24-19 35-31 35-6 0-7-4-7-11 0-6 2-11 5-18 3-8 6-15 9-24 3-6 13-35 15-37 1-3 2-7 2-10 0-14-12-25-29-25-30 0-43 41-43 46 0 3 4 3 5 3 5 0 5-2 6-5 7-26 20-36 31-36 5 0 8 3 8 10s-2 12-9 30z"><text:p/></draw:path><draw:path draw:style-name="gr3" draw:text-style-name="P165" svg:width="0.0866in" svg:height="0.1055in" svg:x="0.6508in" svg:y="0.2669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ath draw:style-name="gr3" draw:text-style-name="P165" svg:width="0.035in" svg:height="0.078in" svg:x="0.7453in" svg:y="0.2882in" svg:viewBox="0 0 90 199" svg:d="M83 12c0-5-4-12-12-12-9 0-17 7-17 17 0 5 4 11 12 11s17-9 17-16zM22 162c-2 4-3 7-3 13 0 14 12 24 28 24 30 0 43-40 43-44s-4-4-5-4c-3 0-3 2-6 5-6 24-19 35-31 35-6 0-7-4-7-11 0-6 2-11 5-18 3-8 6-15 9-24 3-6 13-35 15-37 1-3 2-7 2-10 0-14-12-25-29-25-30 0-43 41-43 46 0 3 4 3 5 3 5 0 5-2 6-5 7-26 20-36 31-36 5 0 8 3 8 10s-2 12-9 30z"><text:p/></draw:path><draw:path draw:style-name="gr3" draw:text-style-name="P165" svg:width="0.0512in" svg:height="0.1008in" svg:x="0.7866in" svg:y="0.2882in"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3" draw:text-style-name="P165" svg:width="0.0685in" svg:height="0.1055in" svg:x="0.8626in" svg:y="0.2669in" svg:viewBox="0 0 175 269" svg:d="M175 5c0-3-1-5-5-5s-21 17-28 30c-10-23-26-30-40-30-50 0-102 62-102 124 0 42 25 68 55 68 19 0 36-11 51-26-4 15-17 72-18 77-4 12-9 13-32 14-6 0-9 0-9 8 0 0 0 4 5 4 14 0 28-1 43-1 14 0 29 1 43 1 2 0 8 0 8-7 0-5-4-5-12-5-20 0-20-4-20-7s1-6 2-10zM58 183c-27 0-28-33-28-40 0-21 12-67 20-84 12-33 34-49 52-49 28 0 34 33 34 36s-23 96-24 97c-8 13-32 40-54 40z"><text:p/></draw:path><draw:path draw:style-name="gr3" draw:text-style-name="P165" svg:width="0.035in" svg:height="0.078in" svg:x="0.9358in" svg:y="0.2882in" svg:viewBox="0 0 90 199" svg:d="M83 12c0-5-4-12-12-12-9 0-17 7-17 17 0 5 4 11 12 11s17-9 17-16zM22 162c-2 4-3 7-3 13 0 14 12 24 28 24 30 0 43-40 43-44s-4-4-5-4c-3 0-3 2-6 5-6 24-19 35-31 35-6 0-7-4-7-11 0-6 2-11 5-18 3-8 6-15 9-24 3-6 13-35 15-37 1-3 2-7 2-10 0-14-12-25-29-25-30 0-43 41-43 46 0 3 4 3 5 3 5 0 5-2 6-5 7-26 20-36 31-36 5 0 8 3 8 10s-2 12-9 30z"><text:p/></draw:path><draw:path draw:style-name="gr3" draw:text-style-name="P165" svg:width="0.0512in" svg:height="0.1008in" svg:x="0.9776in" svg:y="0.2882in"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3" draw:text-style-name="P165" svg:width="0.1102in" svg:height="0.1134in" svg:x="1.0575in" svg:y="0.2283in" svg:viewBox="0 0 281 289" svg:d="M281 11c0-3 0-4 0-7 0-4-1-4-10-4h-179c-10 0-10 0-13 8l-24 76c0 2 0 5 0 6s0 5 5 5c4 0 5-3 5-4 17-50 38-78 104-78h69l-236 264c0 2-2 8-2 9 0 3 2 3 11 3h183c10 0 11 0 14-8l30-94c0-2 2-4 2-7 0-1-2-5-6-5s-5 3-7 11c-18 58-39 89-111 89h-73z"><text:p/></draw:path><draw:path draw:style-name="gr3" draw:text-style-name="P165" svg:width="0.0382in" svg:height="0.1661in" svg:x="1.1894in" svg:y="0.2165in" svg:viewBox="0 0 98 423" svg:d="M98 419c0-1 0-2-7-10-53-52-66-133-66-198 0-73 16-146 69-199 4-5 4-6 4-8 0-3-1-4-4-4-4 0-42 29-68 83-21 45-26 92-26 128 0 34 5 84 28 132 26 53 62 80 66 80 3 0 4-2 4-4z"><text:p/></draw:path><draw:path draw:style-name="gr3" draw:text-style-name="P165" svg:width="0.076in" svg:height="0.1075in" svg:x="1.2421in" svg:y="0.2669in" svg:viewBox="0 0 194 274" svg:d="M194 26c0-6 0-7 0-9 0-9-4-12-10-12-5 0-12 2-16 8-1 3-4 16-6 23-2 11-6 23-8 34l-20 77c-1 6-19 36-48 36-21 0-26-18-26-35 0-20 8-45 23-83 6-17 7-22 7-30 0-19-13-35-35-35-39 0-55 61-55 65 0 5 4 5 5 5 5 0 5-2 7-9 11-39 29-51 43-51 3 0 10 0 10 13 0 11-4 21-7 30-17 44-24 69-24 89 0 37 26 50 51 50 17 0 31-7 42-19-5 22-9 42-26 65-12 14-28 27-47 27-6 0-25-2-32-18 7 0 12 0 18-4 4-5 8-10 8-18 0-14-12-16-16-16-9 0-24 7-24 29 0 20 20 36 46 36 44 0 88-39 98-87z"><text:p/></draw:path><draw:path draw:style-name="gr3" draw:text-style-name="P165" svg:width="0.035in" svg:height="0.078in" svg:x="1.324in" svg:y="0.2882in" svg:viewBox="0 0 90 199" svg:d="M83 12c0-5-4-12-12-12-9 0-17 7-17 17 0 5 4 11 12 11s17-9 17-16zM22 162c-2 4-3 7-3 13 0 14 12 24 28 24 30 0 43-40 43-44s-4-4-5-4c-3 0-3 2-6 5-6 24-19 35-31 35-6 0-7-4-7-11 0-6 2-11 5-18 3-8 6-15 9-24 3-6 13-35 15-37 1-3 2-7 2-10 0-14-12-25-29-25-30 0-43 41-43 46 0 3 4 3 5 3 5 0 5-2 6-5 7-26 20-36 31-36 5 0 8 3 8 10s-2 12-9 30z"><text:p/></draw:path><draw:path draw:style-name="gr3" draw:text-style-name="P165" svg:width="0.1012in" svg:height="0.0067in" svg:x="1.4244in" svg:y="0.2957in" svg:viewBox="0 0 258 18" svg:d="M244 18c7 0 14 0 14-10 0-8-7-8-14-8h-230c-7 0-14 0-14 8 0 10 7 10 14 10z"><text:p/></draw:path><draw:path draw:style-name="gr3" draw:text-style-name="P165" svg:width="0.0768in" svg:height="0.1075in" svg:x="1.5819in" svg:y="0.2669in" svg:viewBox="0 0 196 274" svg:d="M194 26c2-6 2-7 2-9 0-9-6-12-12-12-5 0-12 2-16 8-1 3-4 16-6 23-2 11-6 23-8 34l-20 77c-1 6-19 36-46 36-23 0-28-18-28-35 0-20 8-45 23-83 6-17 7-22 7-30 0-19-13-35-35-35-39 0-55 61-55 65 0 5 4 5 5 5 5 0 5-2 7-9 11-39 29-51 43-51 3 0 10 0 10 13 0 11-4 21-7 30-17 44-24 69-24 89 0 37 26 50 51 50 17 0 31-7 42-19-5 22-9 42-26 65-12 14-28 27-47 27-6 0-25-2-32-18 7 0 12 0 19-4 3-5 7-10 7-18 0-14-12-16-16-16-9 0-24 7-24 29 0 20 20 36 46 36 44 0 88-39 98-87z"><text:p/></draw:path><draw:path draw:style-name="gr3" draw:text-style-name="P165" svg:width="0.0512in" svg:height="0.1008in" svg:x="1.6583in" svg:y="0.2882in"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3" draw:text-style-name="P165" svg:width="0.0382in" svg:height="0.1661in" svg:x="1.7382in" svg:y="0.2165in" svg:viewBox="0 0 98 423" svg:d="M98 211c0-32-4-84-27-132-25-51-63-79-67-79-2 0-4 2-4 4s0 3 7 10c43 41 67 108 67 197 0 72-15 147-68 200-6 6-6 7-6 8 0 2 2 4 4 4 4 0 43-29 68-83 22-46 26-93 26-129z"><text:p/></draw:path><draw:path draw:style-name="gr3" draw:text-style-name="P165" svg:width="0.1012in" svg:height="0.0067in" svg:x="1.8437in" svg:y="0.2957in" svg:viewBox="0 0 258 18" svg:d="M244 18c7 0 14 0 14-10 0-8-7-8-14-8h-230c-7 0-14 0-14 8 0 10 7 10 14 10z"><text:p/></draw:path><draw:path draw:style-name="gr3" draw:text-style-name="P165" svg:width="0.1035in" svg:height="0.0795in" svg:x="2.0654in" svg:y="0.0531in" svg:viewBox="0 0 264 203" svg:d="M227 32c2-10 7-20 31-21 1 0 6 0 6-7 0-2-2-4-5-4-9 0-20 1-31 1-6 0-24-1-30-1-2 0-7 0-7 7 0 4 3 4 7 4 14 0 19 5 19 12 0 2 0 3-1 7l-32 130-76-155c-2-5-2-5-10-5h-40c-6 0-10 0-10 7 0 4 4 4 10 4 7 0 12 0 19 1l-40 159c-2 12-7 20-31 21-2 0-6 0-6 6 0 4 2 5 5 5 9 0 20-1 31-1 6 0 24 1 30 1 4 0 7-2 7-6 0-5-3-5-7-5-19-1-19-8-19-12 0-1 0-3 1-8l38-152 87 178c2 5 3 5 7 5 5 0 5-1 5-6z"><text:p/></draw:path><draw:path draw:style-name="gr3" draw:text-style-name="P165" svg:width="0.2213in" svg:height="0.2327in" svg:x="2.0051in" svg:y="0.1823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165" svg:width="0.0512in" svg:height="0.1008in" svg:x="2.0102in" svg:y="0.4638in" svg:viewBox="0 0 131 257" svg:d="M131 12c0-6-4-12-12-12-9 0-17 8-17 17 0 5 4 11 12 11s17-8 17-16zM67 211c-5 21-20 38-38 38-4 0-7-2-11-2 8-4 11-10 11-15 0-7-6-11-12-11-10 0-17 7-17 17 0 12 12 19 30 19 17 0 53-10 61-47l27-107c1-2 2-5 2-9 0-16-14-28-32-28-33 0-52 41-52 46 0 3 4 3 5 3 3 0 3-1 6-6 7-17 23-35 39-35 8 0 11 5 11 15 0 3-1 7-1 9z"><text:p/></draw:path><draw:path draw:style-name="gr3" draw:text-style-name="P165" svg:width="0.0642in" svg:height="0.1079in" svg:x="2.0921in" svg:y="0.4575in" svg:viewBox="0 0 164 275" svg:d="M161 13c2-3 3-5 3-6 0-3-3-7-8-7-4 0-5 2-7 6l-147 256c-2 3-2 5-2 5 0 4 2 8 7 8s6-4 7-6z"><text:p/></draw:path><draw:path draw:style-name="gr3" draw:text-style-name="P165" svg:width="0.0854in" svg:height="0.0311in" svg:x="2.0803in" svg:y="0.4957in" svg:viewBox="0 0 218 80" svg:d="M208 14c3 0 10 0 10-7s-7-7-10-7h-197c-4 0-11 0-11 7s7 7 12 7zM208 80c3 0 10 0 10-7 0-8-7-8-10-8h-196c-5 0-12 0-12 8 0 7 7 7 11 7z"><text:p/></draw:path><draw:path draw:style-name="gr3" draw:text-style-name="P165" svg:width="0.035in" svg:height="0.078in" svg:x="2.1795in" svg:y="0.4638in" svg:viewBox="0 0 90 199" svg:d="M83 12c0-5-4-12-12-12-9 0-17 7-17 17 0 5 4 11 12 11s17-9 17-16zM22 162c-2 4-3 7-3 13 0 14 12 24 28 24 30 0 43-40 43-44s-4-4-5-4c-3 0-3 2-6 5-6 24-19 35-31 35-6 0-7-4-7-11 0-6 2-11 5-18 3-8 6-15 9-24 3-6 13-35 15-37 1-3 2-7 2-10 0-14-12-25-29-25-30 0-43 41-43 46 0 3 4 3 5 3 5 0 5-2 6-5 7-26 20-36 31-36 5 0 8 3 8 10s-2 12-9 30z"><text:p/></draw:path><draw:path draw:style-name="gr3" draw:text-style-name="P165" svg:width="0.0685in" svg:height="0.1055in" svg:x="2.2701in" svg:y="0.2669in" svg:viewBox="0 0 175 269" svg:d="M175 5c0-3-1-5-5-5s-21 17-28 30c-10-23-26-30-40-30-50 0-102 62-102 124 0 42 25 68 55 68 19 0 36-11 51-26-4 15-17 72-18 77-4 12-9 13-32 14-6 0-9 0-9 8 0 0 0 4 5 4 13 0 28-1 43-1 14 0 29 1 43 1 2 0 8 0 8-7 0-5-4-5-12-5-20 0-20-4-20-7s1-6 2-10zM58 183c-27 0-28-33-28-40 0-21 12-67 20-84 12-33 34-49 52-49 28 0 34 33 34 36s-23 96-24 97c-8 13-32 40-54 40z"><text:p/></draw:path><draw:path draw:style-name="gr3" draw:text-style-name="P165" svg:width="0.0516in" svg:height="0.0772in" svg:x="2.3508in" svg:y="0.1945in" svg:viewBox="0 0 132 197" svg:d="M132 143h-11c-1 7-3 24-8 28-1 1-24 1-29 1h-54c30-28 41-35 59-50 23-18 43-36 43-64 0-36-32-58-71-58-36 0-61 26-61 53 0 15 12 17 16 17 7 0 15-5 15-16 0-5-1-16-17-16 9-21 29-27 44-27 30 0 45 23 45 47 0 26-19 45-29 57l-72 70c-2 4-2 5-2 12h122z"><text:p/></draw:path><draw:path draw:style-name="gr3" draw:text-style-name="P165" svg:width="0.035in" svg:height="0.078in" svg:x="2.3429in" svg:y="0.3047in" svg:viewBox="0 0 90 199" svg:d="M83 12c0-5-4-12-12-12-9 0-17 7-17 17 0 5 4 11 12 11s17-9 17-16zM22 162c-2 4-3 7-3 13 0 14 12 24 28 24 30 0 43-40 43-44s-4-4-5-4c-3 0-3 2-6 5-6 24-19 35-31 35-6 0-7-4-7-10 0-7 2-12 5-19 3-8 6-15 9-24 3-6 13-35 15-37 1-3 2-7 2-10 0-14-12-25-29-25-30 0-43 41-43 46 0 3 4 3 5 3 5 0 5-2 6-5 7-26 20-36 31-36 5 0 8 3 8 10s-2 12-9 30z"><text:p/></draw:path><draw:path draw:style-name="gr3" draw:text-style-name="P165" svg:width="0.0512in" svg:height="0.1008in" svg:x="2.3846in" svg:y="0.3047in" svg:viewBox="0 0 131 257" svg:d="M131 12c0-6-4-12-12-12-9 0-17 8-17 17 0 5 4 11 12 11s17-8 17-16zM67 211c-5 21-20 38-38 38-4 0-7-2-11-2 8-4 11-10 11-15 0-7-6-11-12-11-10 0-17 7-17 17 0 12 12 19 30 19 17 0 53-10 61-47l27-107c1-2 2-5 2-9 0-16-14-28-32-28-33 0-52 41-52 46 0 3 4 3 5 3 3 0 3-1 6-6 7-17 23-35 39-35 8 0 11 5 11 15 0 3-1 7-1 9z"><text:p/></draw:path><draw:path draw:style-name="gr3" draw:text-style-name="P165" svg:width="0.1102in" svg:height="0.1134in" svg:x="2.4642in" svg:y="0.2283in" svg:viewBox="0 0 281 289" svg:d="M281 11c0-3 0-4 0-7 0-4-1-4-10-4h-179c-9 0-10 0-13 8l-24 76c0 2 0 5 0 6s0 5 5 5c4 0 5-3 5-4 17-50 38-78 104-78h69l-236 264c0 2-2 8-2 9 0 3 2 3 11 3h183c10 0 11 0 14-8l30-94c0-2 2-4 2-7 0-1-2-5-6-5s-5 3-7 11c-18 58-39 89-111 89h-73z"><text:p/></draw:path><draw:path draw:style-name="gr3" draw:text-style-name="P165" svg:width="0.0382in" svg:height="0.1661in" svg:x="2.5965in" svg:y="0.2165in" svg:viewBox="0 0 98 423" svg:d="M98 419c0-1 0-2-7-10-53-52-66-133-66-198 0-73 16-146 69-199 4-5 4-6 4-8 0-3-1-4-4-4-4 0-42 29-68 83-21 45-26 92-26 128 0 34 5 84 28 132 26 53 62 80 66 80 3 0 4-2 4-4z"><text:p/></draw:path><draw:path draw:style-name="gr3" draw:text-style-name="P165" svg:width="0.0768in" svg:height="0.1075in" svg:x="2.6492in" svg:y="0.2669in" svg:viewBox="0 0 196 274" svg:d="M194 26c2-6 2-7 2-9 0-9-6-12-12-12-5 0-12 2-16 8-1 3-4 16-6 23-2 11-6 23-8 34l-20 77c-1 6-19 36-46 36-23 0-28-18-28-35 0-20 8-45 23-83 6-17 7-22 7-30 0-19-13-35-35-35-39 0-55 61-55 65 0 5 4 5 5 5 5 0 5-2 7-9 11-39 29-51 43-51 3 0 10 0 10 13 0 11-4 21-7 30-17 44-24 69-24 89 0 37 26 50 51 50 17 0 31-7 42-19-5 22-9 42-26 65-12 14-28 27-47 27-6 0-25-2-32-18 7 0 12 0 19-4 3-5 7-10 7-18 0-14-12-16-16-16-9 0-24 7-24 29 0 20 20 36 46 36 44 0 88-39 98-87z"><text:p/></draw:path><draw:path draw:style-name="gr3" draw:text-style-name="P165" svg:width="0.035in" svg:height="0.078in" svg:x="2.7315in" svg:y="0.2882in" svg:viewBox="0 0 90 199" svg:d="M83 12c0-5-4-12-12-12-9 0-17 7-17 17 0 5 4 11 12 11s17-9 17-16zM22 162c-2 4-3 7-3 13 0 14 12 24 28 24 30 0 43-40 43-44s-4-4-5-4c-3 0-3 2-6 5-6 24-19 35-31 35-6 0-7-4-7-11 0-6 2-11 5-18 3-8 6-15 9-24 3-6 13-35 15-37 1-3 2-7 2-10 0-14-12-25-29-25-30 0-43 41-43 46 0 3 4 3 5 3 5 0 5-2 6-5 7-26 20-36 31-36 5 0 8 3 8 10s-2 12-9 30z"><text:p/></draw:path><draw:path draw:style-name="gr3" draw:text-style-name="P165" svg:width="0.1012in" svg:height="0.0067in" svg:x="2.8319in" svg:y="0.2957in" svg:viewBox="0 0 258 18" svg:d="M244 18c7 0 14 0 14-10 0-8-7-8-14-8h-230c-7 0-14 0-14 8 0 10 7 10 14 10z"><text:p/></draw:path><draw:path draw:style-name="gr3" draw:text-style-name="P165" svg:width="0.0768in" svg:height="0.1075in" svg:x="2.989in" svg:y="0.2669in" svg:viewBox="0 0 196 274" svg:d="M194 26c2-6 2-7 2-9 0-9-6-12-12-12-5 0-12 2-16 8-1 3-4 16-6 23-2 11-6 23-8 34l-20 77c-1 6-19 36-46 36-23 0-28-18-28-35 0-20 8-45 23-83 6-17 7-22 7-30 0-19-13-35-35-35-39 0-55 61-55 65 0 5 4 5 5 5 5 0 5-2 7-9 11-39 29-51 43-51 3 0 10 0 10 13 0 11-4 21-7 30-17 44-24 69-24 89 0 37 26 50 51 50 17 0 31-7 42-19-5 22-9 42-26 65-12 14-28 27-47 27-6 0-25-2-32-18 7 0 12 0 19-4 3-5 7-10 7-18 0-14-12-16-16-16-9 0-24 7-24 29 0 20 20 36 46 36 44 0 88-39 98-87z"><text:p/></draw:path><draw:path draw:style-name="gr3" draw:text-style-name="P165" svg:width="0.0512in" svg:height="0.1008in" svg:x="3.0654in" svg:y="0.2882in" svg:viewBox="0 0 131 257" svg:d="M131 12c0-6-4-12-12-12-9 0-17 8-17 17 0 5 4 11 12 11s17-8 17-16zM67 211c-5 21-20 38-38 38-4 0-7-2-11-2 8-4 11-10 11-15 0-7-6-11-12-11-10 0-17 7-17 17 0 12 12 19 30 19 17 0 53-10 61-47l27-107c1-2 2-5 2-9 0-16-14-28-32-28-33 0-52 41-52 46 0 3 4 3 5 3 3 0 3-1 6-6 7-17 23-35 39-35 8 0 11 5 11 15 0 3-1 7-1 9z"><text:p/></draw:path><draw:path draw:style-name="gr3" draw:text-style-name="P165" svg:width="0.0382in" svg:height="0.1661in" svg:x="3.1449in" svg:y="0.2165in" svg:viewBox="0 0 98 423" svg:d="M98 211c0-32-4-84-27-132-25-51-63-79-67-79-2 0-4 2-4 4s0 3 7 10c43 41 67 108 67 197 0 72-15 147-68 200-6 6-6 7-6 8 0 2 2 4 4 4 4 0 43-29 68-83 22-46 26-93 26-129z"><text:p/></draw:path><draw:polygon draw:style-name="gr3" draw:text-style-name="P165" svg:width="0.0555in" svg:height="0.2988in" svg:x="3.2012in" svg:y="0in" svg:viewBox="0 0 142 760" draw:points="113,760 142,760 142,0 0,0 0,29 113,29"><text:p/></draw:polygon><draw:polygon draw:style-name="gr3" draw:text-style-name="P165" svg:width="0.0555in" svg:height="0.2988in" svg:x="3.2012in" svg:y="0.2988in" svg:viewBox="0 0 142 760" draw:points="113,731 0,731 0,760 142,760 142,0 113,0"><text:p/></draw:polygon></draw:g></text:p>
      <text:p text:style-name="P111"><text:tab/><draw:g text:anchor-type="as-char" svg:y="-0.1252in" draw:z-index="80" draw:style-name="gr1"><svg:title>TexMaths</svg:title><svg:desc>12§display§=4 (F_{\text{attraction}} + F_{\text{repulsion}})§svg§600§FALSE§</svg:desc><draw:polygon draw:style-name="gr2" draw:text-style-name="P164" svg:width="1.8878in" svg:height="0.1551in" svg:x="0.0004in" svg:y="0.0067in" svg:viewBox="0 0 4796 395" draw:points="2399,395 0,395 0,0 4796,0 4796,395"><text:p/></draw:polygon><draw:path draw:style-name="gr3" draw:text-style-name="P165" svg:width="0.1102in" svg:height="0.0386in" svg:x="0.0012in" svg:y="0.0622in" svg:viewBox="0 0 281 99" svg:d="M266 17c8 0 15 0 15-9 0-8-7-8-13-8h-254c-7 0-14 0-14 8 0 9 7 9 14 9zM268 99c6 0 13 0 13-8s-7-8-15-8h-252c-7 0-14 0-14 8s7 8 14 8z"><text:p/></draw:path><draw:path draw:style-name="gr3" draw:text-style-name="P165" svg:width="0.0736in" svg:height="0.1122in" svg:x="0.1717in" svg:y="0.011in" svg:viewBox="0 0 188 286" svg:d="M113 217v36c0 15 0 20-33 20h-8v13c17-1 40-1 56-1 18 0 41 0 58 1v-13h-8c-32 0-33-5-33-20v-36h43v-13h-43v-193c0-9 0-11-7-11-4 0-5 0-7 5l-131 199v13zM115 204h-103l103-158z"><text:p/></draw:path><draw:path draw:style-name="gr3" draw:text-style-name="P165" svg:width="0.0382in" svg:height="0.1657in" svg:x="0.2669in" svg:y="0.0004in" svg:viewBox="0 0 98 422" svg:d="M98 418c0-1 0-2-7-9-53-53-66-132-66-198 0-73 16-146 69-199 4-5 4-6 4-8 0-3-1-4-4-4-4 0-42 29-68 83-21 45-26 92-26 128 0 33 5 85 28 133 26 51 62 78 66 78 3 0 4-1 4-4z"><text:p/></draw:path><draw:path draw:style-name="gr3" draw:text-style-name="P165" svg:width="0.1177in" svg:height="0.113in" svg:x="0.3213in" svg:y="0.0094in" svg:viewBox="0 0 300 288" svg:d="M113 150h41c31 0 34 7 34 19 0 2 0 8-3 20 0 3 0 5 0 5 0 4 1 5 5 5 3 0 3 0 6-9l22-92c2-5 2-5 2-6s-2-5-5-5c-4 0-5 2-6 10-10 32-19 40-55 40h-39l28-107c3-16 3-17 23-17h55c53 0 62 13 62 47 0 9 0 11-1 23-1 6-1 6-1 7 0 2 1 5 5 5s4-2 6-11l8-72c1-12 0-12-11-12h-207c-9 0-12 0-12 8 0 5 3 5 10 5 16 0 28 0 28 9 0 0 0 1-1 9l-57 223c-4 18-4 20-38 20-7 0-12 0-12 8 0 6 5 6 7 6 11 0 43-2 55-2 14 0 50 2 63 2 3 0 9 0 9-9 0-2-2-3-2-3-1-2-2-2-12-2s-12 0-22-1c-13-1-14-2-14-8 0-1 0-3 1-10z"><text:p/></draw:path><draw:path draw:style-name="gr3" draw:text-style-name="P165" svg:width="0.0579in" svg:height="0.0528in" svg:x="0.4283in" svg:y="0.0957in" svg:viewBox="0 0 148 135" svg:d="M116 53c0-16 0-27-13-39-13-9-27-14-44-14-28 0-48 11-48 29 0 9 6 14 14 14 7 0 13-6 13-13 0-6-2-12-10-14 12-8 28-8 30-8 16 0 36 11 36 36v10c-17 0-38 1-58 9-28 10-36 26-36 40 0 24 31 32 52 32 24 0 37-13 44-25 1 12 10 24 23 24 0 0 29 0 29-29v-16h-10v16c0 3 0 17-11 17s-11-14-11-18zM94 90c0 29-26 37-39 37-15 0-30-10-30-24 0-17 15-40 69-42z"><text:p/></draw:path><draw:path draw:style-name="gr3" draw:text-style-name="P165" svg:width="0.0402in" svg:height="0.0724in" svg:x="0.4913in" svg:y="0.0764in" svg:viewBox="0 0 103 185" svg:d="M50 65h48v-10h-48v-55h-9c0 26-12 55-41 56v9h28v80c0 34 25 40 42 40 19 0 33-16 33-40v-17h-9v17c0 20-10 30-22 30-22 0-22-24-22-29z"><text:p/></draw:path><draw:path draw:style-name="gr3" draw:text-style-name="P165" svg:width="0.0402in" svg:height="0.0724in" svg:x="0.5433in" svg:y="0.0764in" svg:viewBox="0 0 103 185" svg:d="M50 65h48v-10h-48v-55h-9c0 26-12 55-41 56v9h28v80c0 34 25 40 42 40 19 0 33-16 33-40v-17h-9v17c0 20-10 30-22 30-22 0-22-24-22-29z"><text:p/></draw:path><draw:path draw:style-name="gr3" draw:text-style-name="P165" svg:width="0.0417in" svg:height="0.0516in" svg:x="0.5976in" svg:y="0.0972in" svg:viewBox="0 0 107 132" svg:d="M46 63c0-25 10-55 38-55-2 3-5 6-5 11 0 10 9 13 15 13s13-4 13-13c0-11-10-19-23-19-16 0-32 10-41 31h-1v-31l-42 2v12c20 0 22 3 22 17v77c0 12-3 12-22 12v12c2 0 22-3 34-3 13 0 26 2 39 3v-12h-6c-21 0-21-3-21-12z"><text:p/></draw:path><draw:path draw:style-name="gr3" draw:text-style-name="P165" svg:width="0.0579in" svg:height="0.0528in" svg:x="0.65in" svg:y="0.0957in" svg:viewBox="0 0 148 135" svg:d="M116 53c0-16 0-27-13-39-13-9-27-14-44-14-28 0-48 11-48 29 0 9 6 14 14 14 7 0 13-6 13-13 0-6-2-12-10-14 12-8 28-8 30-8 16 0 36 11 36 36v10c-17 0-38 1-58 9-28 10-36 26-36 40 0 24 31 32 52 32 24 0 38-13 44-25 1 12 10 24 23 24 0 0 29 0 29-29v-16h-10v16c0 3 0 17-11 17s-11-14-11-18zM94 90c0 29-26 37-39 37-15 0-30-10-30-24 0-17 15-40 69-42z"><text:p/></draw:path><draw:path draw:style-name="gr3" draw:text-style-name="P165" svg:width="0.0492in" svg:height="0.0528in" svg:x="0.715in" svg:y="0.0957in" svg:viewBox="0 0 126 135" svg:d="M102 14c-5 3-8 8-8 12 0 10 4 15 14 15 8 0 14-5 14-15 0-26-42-26-50-26-44 0-72 35-72 68 0 37 31 67 71 67 44 0 55-34 55-38s-4-4-6-4c-4 0-4 0-5 5-7 19-23 28-41 28-20 0-48-15-48-58 0-37 20-58 47-58 4 0 18 0 29 4z"><text:p/></draw:path><draw:path draw:style-name="gr3" draw:text-style-name="P165" svg:width="0.0402in" svg:height="0.0724in" svg:x="0.7724in" svg:y="0.0764in" svg:viewBox="0 0 103 185" svg:d="M50 65h48v-10h-48v-55h-9c0 26-12 55-41 56v9h28v80c0 34 25 40 42 40 19 0 33-16 33-40v-17h-9v17c0 20-10 30-22 30-22 0-22-24-22-29z"><text:p/></draw:path><draw:path draw:style-name="gr3" draw:text-style-name="P165" svg:width="0.0252in" svg:height="0.078in" svg:x="0.8272in" svg:y="0.0689in" svg:viewBox="0 0 65 199" svg:d="M46 17c0-9-6-17-17-17-9 0-17 7-17 17 0 11 10 18 17 18 9 0 17-9 17-18zM1 72v12c19 0 21 0 21 15v77c0 13-3 13-22 13v10c1 0 22 0 34 0 10 0 21 0 31 0v-10c-17 0-19 0-19-13v-107z"><text:p/></draw:path><draw:path draw:style-name="gr3" draw:text-style-name="P165" svg:width="0.0571in" svg:height="0.0528in" svg:x="0.863in" svg:y="0.0957in" svg:viewBox="0 0 146 135" svg:d="M146 69c0-38-32-69-73-69-42 0-73 31-73 69s32 66 73 66c40 0 73-28 73-66zM73 126c-12 0-27-4-37-18-8-12-10-28-10-42 0-12 0-30 11-43 9-9 21-15 36-15 17 0 30 9 36 18 9 11 10 27 10 40 0 14-1 31-10 42-8 12-21 18-36 18z"><text:p/></draw:path><draw:path draw:style-name="gr3" draw:text-style-name="P165" svg:width="0.0626in" svg:height="0.0516in" svg:x="0.9311in" svg:y="0.0972in" svg:viewBox="0 0 160 132" svg:d="M137 41c0-25-13-41-45-41-24 0-40 13-48 29h-1v-29l-43 2v12c20 0 22 3 22 17v77c0 12-3 12-22 12v12c1 0 22-3 34-3s31 2 34 3v-12c-19 0-22 0-22-12v-54c0-31 24-46 44-46s23 17 23 33v67c0 12-3 12-22 12v12c1 0 22-3 34-3s31 2 35 3v-12c-20 0-23 0-23-12z"><text:p/></draw:path><draw:path draw:style-name="gr3" draw:text-style-name="P165" svg:width="0.1102in" svg:height="0.1106in" svg:x="1.052in" svg:y="0.0256in" svg:viewBox="0 0 281 282" svg:d="M150 150h118c6 0 13 0 13-9s-7-9-13-9h-118v-118c0-7 0-14-8-14-10 0-10 7-10 14v118h-118c-7 0-14 0-14 9s7 9 14 9h118v117c0 6 0 15 10 15 8 0 8-9 8-15z"><text:p/></draw:path><draw:path draw:style-name="gr3" draw:text-style-name="P165" svg:width="0.1177in" svg:height="0.113in" svg:x="1.2154in" svg:y="0.0094in" svg:viewBox="0 0 300 288" svg:d="M113 150h41c31 0 34 7 34 19 0 2 0 8-3 20 0 3 0 5 0 5 0 4 1 5 5 5 3 0 3 0 6-9l22-92c2-5 2-5 2-6s-2-5-5-5c-4 0-5 2-6 10-10 32-19 40-55 40h-39l28-107c3-16 3-17 23-17h55c53 0 62 13 62 47 0 9 0 11-1 23-1 6-1 6-1 7 0 2 1 5 5 5s4-2 6-11l8-72c1-12 0-12-11-12h-207c-9 0-12 0-12 8 0 5 3 5 10 5 16 0 28 0 28 9 0 0 0 1-1 9l-57 223c-4 18-4 20-38 20-7 0-12 0-12 8 0 6 5 6 7 6 11 0 43-2 55-2 14 0 50 2 63 2 3 0 9 0 9-9 0-2-2-3-2-3-1-2-2-2-12-2s-12 0-22-1c-13-1-14-2-14-8 0-1 0-3 1-10z"><text:p/></draw:path><draw:path draw:style-name="gr3" draw:text-style-name="P165" svg:width="0.0417in" svg:height="0.0516in" svg:x="1.3213in" svg:y="0.0972in" svg:viewBox="0 0 107 132" svg:d="M46 63c0-25 10-55 38-55-2 3-5 6-5 11 0 10 9 13 15 13s13-4 13-13c0-11-10-19-23-19-16 0-32 10-41 31h-1v-31l-42 2v12c20 0 22 3 22 17v77c0 12-3 12-22 12v12c2 0 22-3 34-3 13 0 26 2 39 3v-12h-6c-21 0-21-3-21-12z"><text:p/></draw:path><draw:path draw:style-name="gr3" draw:text-style-name="P165" svg:width="0.0496in" svg:height="0.0528in" svg:x="1.372in" svg:y="0.0957in" svg:viewBox="0 0 127 135" svg:d="M119 65c7 0 8 0 8-6 0-28-14-59-57-59-40 0-70 31-70 67 0 38 32 68 73 68 40 0 54-32 54-38 0-1 0-4-5-4-3 0-4 0-4 5-10 24-33 28-44 28-14 0-27-6-36-18-10-15-12-31-12-43zM28 56c3-40 30-48 42-48 36 0 37 42 37 48z"><text:p/></draw:path><draw:path draw:style-name="gr3" draw:text-style-name="P165" svg:width="0.0626in" svg:height="0.0736in" svg:x="1.4323in" svg:y="0.0972in" svg:viewBox="0 0 160 188" svg:d="M68 177c-19 0-22 0-22-12v-49c1 1 15 17 40 17 40 0 74-29 74-66 0-36-32-67-69-67-17 0-35 6-47 18v-18l-44 2v12c22 0 22 2 22 14v137c0 12-3 12-22 12v11c1 0 22-1 34-1s31 1 34 1zM46 31c9-14 26-21 42-21 25 0 44 26 44 57 0 34-23 59-48 59s-37-23-38-25z"><text:p/></draw:path><draw:path draw:style-name="gr3" draw:text-style-name="P165" svg:width="0.0626in" svg:height="0.0524in" svg:x="1.5063in" svg:y="0.0972in" svg:viewBox="0 0 160 134" svg:d="M91 2v12c21 0 22 3 22 17v50c0 27-16 45-39 45-27 0-28-13-28-28v-98l-46 2v12c22 0 22 0 22 27v45c0 21 0 48 50 48 7 0 28 0 42-25v25l46-2v-12c-21 0-23-3-23-17v-103z"><text:p/></draw:path><draw:path draw:style-name="gr3" draw:text-style-name="P165" svg:width="0.026in" svg:height="0.0803in" svg:x="1.5795in" svg:y="0.0673in" svg:viewBox="0 0 67 205" svg:d="M46 0l-46 2v12c20 0 22 3 22 17v151c0 12-3 12-22 12v11c1 0 22-1 34-1s21 0 33 1v-11c-19 0-21 0-21-12z"><text:p/></draw:path><draw:path draw:style-name="gr3" draw:text-style-name="P165" svg:width="0.0421in" svg:height="0.0528in" svg:x="1.6161in" svg:y="0.0957in" svg:viewBox="0 0 108 135" svg:d="M100 7c0-5 0-7-5-7-1 0-1 0-6 4 0 0-4 3-5 3-10-5-20-7-31-7-42 0-53 22-53 37 0 10 4 18 12 23 11 9 22 12 41 14 14 4 38 7 38 28 0 11-7 25-36 25s-39-19-44-38c-1-5-1-5-6-5s-5 1-5 7v36c0 5 0 8 4 8 3 0 8-6 14-13 13 13 30 13 37 13 39 0 53-20 53-42 0-10-5-19-13-27-11-11-25-12-35-14-24-4-43-8-43-24 0-9 7-21 36-21 35 0 36 24 36 34 0 2 5 2 5 2 6 0 6-2 6-7z"><text:p/></draw:path><draw:path draw:style-name="gr3" draw:text-style-name="P165" svg:width="0.0252in" svg:height="0.078in" svg:x="1.6697in" svg:y="0.0689in" svg:viewBox="0 0 65 199" svg:d="M46 17c0-9-6-17-17-17-9 0-17 7-17 17 0 11 10 18 17 18 9 0 17-9 17-18zM1 72v12c19 0 21 0 21 15v77c0 13-3 13-22 13v10c1 0 22 0 34 0 10 0 21 0 31 0v-10c-17 0-19 0-19-13v-107z"><text:p/></draw:path><draw:path draw:style-name="gr3" draw:text-style-name="P165" svg:width="0.0571in" svg:height="0.0528in" svg:x="1.7051in" svg:y="0.0957in" svg:viewBox="0 0 146 135" svg:d="M146 69c0-38-32-69-73-69-42 0-73 31-73 69s32 66 73 66c40 0 73-28 73-66zM73 126c-12 0-27-4-37-18-8-12-10-28-10-42 0-12 0-30 11-43 9-9 21-15 36-15 17 0 30 9 36 18 9 11 10 27 10 40 0 14-1 31-10 42-8 12-21 18-36 18z"><text:p/></draw:path><draw:path draw:style-name="gr3" draw:text-style-name="P165" svg:width="0.0626in" svg:height="0.0516in" svg:x="1.7732in" svg:y="0.0972in" svg:viewBox="0 0 160 132" svg:d="M137 41c0-25-13-41-45-41-24 0-40 13-48 29h-1v-29l-43 2v12c20 0 22 3 22 17v77c0 12-3 12-22 12v12c1 0 22-3 34-3s31 2 34 3v-12c-19 0-22 0-22-12v-54c0-31 24-46 44-46s23 17 23 33v67c0 12-3 12-22 12v12c1 0 22-3 34-3s31 2 35 3v-12c-20 0-23 0-23-12z"><text:p/></draw:path><draw:path draw:style-name="gr3" draw:text-style-name="P165" svg:width="0.0382in" svg:height="0.1657in" svg:x="1.8583in" svg:y="0.0004in" svg:viewBox="0 0 98 422" svg:d="M98 211c0-32-4-84-27-132-25-51-63-79-67-79-2 0-4 2-4 4s0 3 7 10c43 41 67 108 67 197 0 72-15 147-68 200-6 5-6 6-6 7 0 3 2 4 4 4 4 0 43-29 68-83 22-45 26-92 26-128z"><text:p/></draw:path></draw:g><text:line-break/><text:span text:style-name="T26">với </text:span><text:span text:style-name="T26"><draw:g text:anchor-type="as-char" svg:y="-0.2862in" draw:z-index="81" draw:style-name="gr1"><svg:title>TexMaths</svg:title><svg:desc>12§display§Z = \sum_{l, s=1, l \ne s}^{N} (1 + \left\lVert y_{l} - y_{s} \right\rVert^2)^{-1}§svg§600§FALSE§</svg:desc><draw:polygon draw:style-name="gr2" draw:text-style-name="P164" svg:width="2.1917in" svg:height="0.4949in" svg:x="0.0004in" svg:y="0.0087in" svg:viewBox="0 0 5568 1258" draw:points="2784,1258 0,1258 0,0 5568,0 5568,1258"><text:p/></draw:polygon><draw:path draw:style-name="gr3" draw:text-style-name="P165" svg:width="0.1102in" svg:height="0.1134in" svg:x="0.0012in" svg:y="0.1736in" svg:viewBox="0 0 281 289" svg:d="M281 11c0-3 0-4 0-7 0-4-1-4-10-4h-179c-9 0-10 0-13 8l-24 76c0 2 0 5 0 6s0 5 5 5c4 0 5-3 5-4 17-50 38-78 104-78h69l-236 264c0 1-2 7-2 9 0 3 2 3 11 3h183c10 0 11 0 14-8l30-94c0-2 2-5 2-7 0-1-2-5-6-5s-5 3-7 11c-18 58-39 89-111 89h-73z"><text:p/></draw:path><draw:path draw:style-name="gr3" draw:text-style-name="P165" svg:width="0.1102in" svg:height="0.039in" svg:x="0.1728in" svg:y="0.2252in" svg:viewBox="0 0 281 100" svg:d="M266 17c8 0 15 0 15-9 0-8-7-8-13-8h-254c-7 0-14 0-14 8 0 9 7 9 14 9zM268 100c6 0 13 0 13-9 0-8-7-8-15-8h-252c-7 0-14 0-14 8 0 9 7 9 14 9z"><text:p/></draw:path><draw:path draw:style-name="gr3" draw:text-style-name="P165" svg:width="0.1035in" svg:height="0.0795in" svg:x="0.5677in" svg:y="0in" svg:viewBox="0 0 264 203" svg:d="M227 32c2-10 7-20 31-21 1 0 6 0 6-7 0-2-2-4-5-4-9 0-20 1-31 1-6 0-24-1-30-1-2 0-7 0-7 7 0 4 3 4 7 4 14 0 19 5 19 12 0 2 0 3-1 7l-32 130-76-155c-2-5-2-5-10-5h-40c-6 0-10 0-10 7 0 4 4 4 10 4 7 0 12 0 19 1l-40 158c-2 12-7 21-30 22-3 0-7 0-7 6 0 4 2 5 5 5 9 0 20-1 31-1 6 0 24 1 30 1 4 0 7-3 7-6 0-5-3-5-7-5-19-1-19-8-19-12 0-1 0-4 1-8l38-152 87 178c2 5 3 5 7 5 5 0 5-1 5-6z"><text:p/></draw:path><draw:path draw:style-name="gr3" draw:text-style-name="P165" svg:width="0.2213in" svg:height="0.2327in" svg:x="0.5079in" svg:y="0.1295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3" draw:text-style-name="P165" svg:width="0.026in" svg:height="0.0819in" svg:x="0.3457in" svg:y="0.4059in" svg:viewBox="0 0 67 209" svg:d="M66 8c0 0 1-3 1-4 0-2-1-4-5-4-6 0-31 2-38 2-2 0-7 2-7 8 0 4 5 4 8 4 15 0 15 3 15 4 0 2 0 4-2 7l-37 147c-1 3-1 6-1 8 0 19 17 29 31 29 7 0 17-3 24-16 6-11 11-29 11-30 0-3-4-3-5-3-5 0-5 1-6 7-5 14-9 33-23 33-7 0-10-7-10-14 0-4 1-10 2-12z"><text:p/></draw:path><draw:path draw:style-name="gr3" draw:text-style-name="P165" svg:width="0.0146in" svg:height="0.0358in" svg:x="0.3945in" svg:y="0.4732in" svg:viewBox="0 0 38 92" svg:d="M30 30c0 16-4 35-23 54-2 1-3 2-3 4s3 4 4 4c4 0 30-24 30-60 0-18-7-32-21-32-10 0-17 7-17 17 0 9 7 18 17 18 8 0 13-5 13-5z"><text:p/></draw:path><draw:path draw:style-name="gr3" draw:text-style-name="P165" svg:width="0.0465in" svg:height="0.0524in" svg:x="0.4287in" svg:y="0.4354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3" draw:text-style-name="P165" svg:width="0.0854in" svg:height="0.0311in" svg:x="0.4917in" svg:y="0.4421in" svg:viewBox="0 0 218 80" svg:d="M208 14c3 0 10 0 10-7s-7-7-10-7h-197c-4 0-11 0-11 7s7 7 12 7zM208 80c3 0 10 0 10-7 0-8-7-8-10-8h-196c-5 0-12 0-12 8 0 7 7 7 11 7z"><text:p/></draw:path><draw:path draw:style-name="gr3" draw:text-style-name="P165" svg:width="0.0421in" svg:height="0.0772in" svg:x="0.598in" svg:y="0.4094in" svg:viewBox="0 0 108 197" svg:d="M67 8c0-8-1-8-8-8-19 18-47 19-59 19v11c7 0 26 0 43-8v151c0 9 0 13-30 13h-11v11c5 0 42-1 53-1 10 0 47 1 53 1v-11h-11c-30 0-30-4-30-13z"><text:p/></draw:path><draw:path draw:style-name="gr3" draw:text-style-name="P165" svg:width="0.0146in" svg:height="0.0358in" svg:x="0.6646in" svg:y="0.4732in" svg:viewBox="0 0 38 92" svg:d="M30 30c0 16-4 35-23 54-2 1-3 2-3 4s3 4 4 4c4 0 30-24 30-60 0-18-7-32-21-32-10 0-17 7-17 17 0 9 7 18 17 18 8 0 13-5 13-5z"><text:p/></draw:path><draw:path draw:style-name="gr3" draw:text-style-name="P165" svg:width="0.026in" svg:height="0.0819in" svg:x="0.698in" svg:y="0.4059in" svg:viewBox="0 0 67 209" svg:d="M66 8c0 0 1-3 1-4 0-2-1-4-5-4-6 0-31 2-38 2-2 0-7 2-7 8 0 4 5 4 8 4 15 0 15 3 15 4 0 2 0 4-2 7l-37 147c-1 3-1 6-1 8 0 19 17 29 31 29 7 0 17-3 24-16 6-11 11-29 11-30 0-3-4-3-5-3-5 0-5 1-6 7-5 14-9 33-23 33-7 0-10-7-10-14 0-4 1-10 2-12z"><text:p/></draw:path><draw:path draw:style-name="gr3" draw:text-style-name="P165" svg:width="0.0642in" svg:height="0.1079in" svg:x="0.7535in" svg:y="0.4035in" svg:viewBox="0 0 164 275" svg:d="M161 13c2-3 3-5 3-6 0-3-3-7-8-7-4 0-5 2-7 6l-147 256c-2 3-2 4-2 4 0 5 2 9 7 9s6-4 7-6z"><text:p/></draw:path><draw:path draw:style-name="gr3" draw:text-style-name="P165" svg:width="0.0854in" svg:height="0.0311in" svg:x="0.7421in" svg:y="0.4421in" svg:viewBox="0 0 218 80" svg:d="M208 14c3 0 10 0 10-7s-7-7-10-7h-197c-4 0-11 0-11 7s7 7 12 7zM208 80c3 0 10 0 10-7 0-8-7-8-10-8h-196c-5 0-12 0-12 8 0 7 7 7 11 7z"><text:p/></draw:path><draw:path draw:style-name="gr3" draw:text-style-name="P165" svg:width="0.0465in" svg:height="0.0524in" svg:x="0.8441in" svg:y="0.4354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3" draw:text-style-name="P165" svg:width="0.0382in" svg:height="0.1661in" svg:x="0.9146in" svg:y="0.1626in" svg:viewBox="0 0 98 423" svg:d="M98 419c0-1 0-2-7-10-53-53-66-133-66-198 0-73 16-146 69-199 4-5 4-6 4-8 0-3-1-4-4-4-4 0-42 29-68 83-21 45-26 92-26 128 0 34 5 84 28 132 26 53 62 80 66 80 3 0 4-2 4-4z"><text:p/></draw:path><draw:path draw:style-name="gr3" draw:text-style-name="P165" svg:width="0.0547in" svg:height="0.1106in" svg:x="0.978in" svg:y="0.1768in" svg:viewBox="0 0 140 282" svg:d="M88 11c0-10 0-11-11-11-27 26-64 26-77 26v15c8 0 34 0 55-12v219c0 16 0 21-38 21h-15v13c15-1 53-1 69-1 18 0 54 0 69 1v-13h-13c-38 0-39-5-39-21z"><text:p/></draw:path><draw:path draw:style-name="gr3" draw:text-style-name="P165" svg:width="0.1102in" svg:height="0.1106in" svg:x="1.0921in" svg:y="0.1898in" svg:viewBox="0 0 281 282" svg:d="M150 150h118c6 0 13 0 13-8 0-10-7-10-13-10h-118v-118c0-7 0-14-8-14-10 0-10 7-10 14v118h-118c-7 0-14 0-14 10 0 8 7 8 14 8h118v118c0 6 0 14 10 14 8 0 8-8 8-14z"><text:p/></draw:path><draw:path draw:style-name="gr3" draw:text-style-name="P165" svg:width="0.039in" svg:height="0.1661in" svg:x="1.2709in" svg:y="0.1626in" svg:viewBox="0 0 100 423" svg:d="M17 14c0-7 0-14-9-14-8 0-8 10-8 16v391c0 7 0 16 8 16 9 0 9-8 9-15zM100 16c0-8 0-16-9-16-7 0-7 7-7 14v394c0 7 0 15 7 15 9 0 9-9 9-16z"><text:p/></draw:path><draw:path draw:style-name="gr3" draw:text-style-name="P165" svg:width="0.0768in" svg:height="0.1075in" svg:x="1.337in" svg:y="0.2134in" svg:viewBox="0 0 196 274" svg:d="M194 26c2-6 2-7 2-9 0-9-6-12-12-12-5 0-12 2-16 8-1 3-4 16-6 23-2 11-6 23-8 34l-20 76c-1 6-19 36-46 36-23 0-28-18-28-34 0-20 8-45 23-83 6-17 7-22 7-30 0-19-13-35-35-35-39 0-55 61-55 65 0 5 4 5 5 5 5 0 5-2 7-9 11-39 29-51 43-51 3 0 10 0 10 13 0 11-4 21-7 30-17 44-24 69-24 89 0 37 26 50 51 50 17 0 31-7 42-19-5 21-9 42-26 65-12 14-28 27-47 27-6 0-25-2-32-18 7 0 12 0 19-5 3-4 7-9 7-18 0-13-12-15-16-15-9 0-24 7-24 29 0 20 20 36 46 36 44 0 88-39 98-87z"><text:p/></draw:path><draw:path draw:style-name="gr3" draw:text-style-name="P165" svg:width="0.026in" svg:height="0.0819in" svg:x="1.4205in" svg:y="0.2307in" svg:viewBox="0 0 67 209" svg:d="M66 8c0 0 1-3 1-4 0-2-1-4-5-4-6 0-31 2-38 2-2 0-7 2-7 8 0 4 5 4 8 4 15 0 15 3 15 4 0 2 0 4-2 7l-37 147c-1 3-1 6-1 8 0 19 17 29 31 29 7 0 17-3 24-16 6-11 11-29 11-30 0-3-4-3-5-3-5 0-5 1-6 7-5 14-9 33-23 33-7 0-10-7-10-14 0-4 1-10 2-12z"><text:p/></draw:path><draw:path draw:style-name="gr3" draw:text-style-name="P165" svg:width="0.1012in" svg:height="0.0067in" svg:x="1.515in" svg:y="0.2425in" svg:viewBox="0 0 258 18" svg:d="M244 18c7 0 14 0 14-10 0-8-7-8-14-8h-230c-7 0-14 0-14 8 0 10 7 10 14 10z"><text:p/></draw:path><draw:path draw:style-name="gr3" draw:text-style-name="P165" svg:width="0.0768in" svg:height="0.1075in" svg:x="1.6724in" svg:y="0.2134in" svg:viewBox="0 0 196 274" svg:d="M194 26c2-6 2-7 2-9 0-9-6-12-12-12-5 0-12 2-16 8-1 3-4 16-6 23-2 11-6 23-8 34l-20 76c-1 6-19 36-46 36-23 0-28-18-28-34 0-20 8-45 23-83 6-17 7-22 7-30 0-19-13-35-35-35-39 0-55 61-55 65 0 5 4 5 5 5 5 0 5-2 7-9 11-39 29-51 43-51 3 0 10 0 10 13 0 11-4 21-7 30-17 44-24 69-24 89 0 37 26 50 51 50 17 0 31-7 42-19-5 21-9 42-26 65-12 14-28 27-47 27-6 0-25-2-32-18 7 0 12 0 19-5 3-4 7-9 7-18 0-13-12-15-16-15-9 0-24 7-24 29 0 20 20 36 46 36 44 0 88-39 98-87z"><text:p/></draw:path><draw:path draw:style-name="gr3" draw:text-style-name="P165" svg:width="0.0465in" svg:height="0.0524in" svg:x="1.7567in" svg:y="0.2598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3" draw:text-style-name="P165" svg:width="0.039in" svg:height="0.1661in" svg:x="1.8413in" svg:y="0.1626in" svg:viewBox="0 0 100 423" svg:d="M17 14c0-7 0-14-9-14-8 0-8 10-8 16v391c0 7 0 16 8 16 9 0 9-8 9-15zM100 16c0-8 0-16-9-16-7 0-7 7-7 14v394c0 7 0 15 7 15 9 0 9-9 9-16z"><text:p/></draw:path><draw:path draw:style-name="gr3" draw:text-style-name="P165" svg:width="0.0516in" svg:height="0.0772in" svg:x="1.9098in" svg:y="0.1264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165" svg:width="0.0382in" svg:height="0.1661in" svg:x="1.9866in" svg:y="0.1626in" svg:viewBox="0 0 98 423" svg:d="M98 211c0-32-4-84-27-132-25-51-63-79-67-79-2 0-4 2-4 4s0 3 7 10c43 41 67 108 67 197 0 72-15 147-68 200-6 6-6 7-6 8 0 2 2 4 4 4 4 0 43-29 68-83 22-46 26-93 26-129z"><text:p/></draw:path><draw:path draw:style-name="gr3" draw:text-style-name="P165" svg:width="0.0783in" svg:height="0.0059in" svg:x="2.0543in" svg:y="0.1862in" svg:viewBox="0 0 200 16" svg:d="M190 16c3 0 10 0 10-9 0-7-6-7-10-7h-178c-5 0-12 0-12 7 0 9 7 9 12 9z"><text:p/></draw:path><draw:path draw:style-name="gr3" draw:text-style-name="P165" svg:width="0.0421in" svg:height="0.0772in" svg:x="2.1583in" svg:y="0.1413in" svg:viewBox="0 0 108 197" svg:d="M67 8c0-8-1-8-8-8-19 18-47 19-59 19v11c7 0 26 0 43-8v151c0 9 0 13-30 13h-11v11c5 0 42-1 53-1 10 0 47 1 53 1v-11h-11c-30 0-30-4-30-13z"><text:p/></draw:path></draw:g></text:span></text:p>
      <text:p text:style-name="P111"/>
      <text:p text:style-name="P113">Thuật toán t-SNE:</text:p>
      <text:p text:style-name="P114">In<text:span text:style-name="T27">put: Tập dữ liệu </text:span><text:span text:style-name="T27"><draw:g text:anchor-type="as-char" svg:y="-0.1492in" draw:z-index="93" draw:style-name="gr1"><svg:title>TexMaths</svg:title><svg:desc>12§display§X = {x_1, \dots, x_n} \in \mathbb{R}^d§svg§600§FALSE§</svg:desc><draw:polygon draw:style-name="gr2" draw:text-style-name="P164" svg:width="1.4681in" svg:height="0.1654in" svg:x="0.0039in" svg:y="0.0083in" svg:viewBox="0 0 3730 421" draw:points="1864,421 0,421 0,0 3730,0 3730,421"><text:p/></draw:polygon><draw:path draw:style-name="gr3" draw:text-style-name="P165" svg:width="0.1366in" svg:height="0.1138in" svg:x="0in" svg:y="0.0366in" svg:viewBox="0 0 348 290" svg:d="M194 115l-36-84c-2-3-2-5-2-6 0-2 7-11 25-12 4-1 9-1 9-8 0-5-5-5-6-5-18 0-36 1-54 1-11 0-36-1-47-1-4 0-9 0-9 8 0 5 5 5 10 5 26 0 29 4 32 13l50 119-89 97-6 4c-21 22-40 29-61 30-6 0-10 0-10 9 0 1 0 5 6 5 12 0 25-2 40-2 14 0 32 2 46 2 3 0 8 0 8-9 0-5-4-5-5-5-4 0-16-1-16-13 0-6 5-13 10-19l43-46 38-42 44 101c1 5 2 6 2 7 0 3-8 11-25 12-5 0-9 0-9 9 0 5 5 5 8 5 10 0 40-2 52-2 10 0 36 2 47 2 3 0 9 0 9-9 0-5-5-5-8-5-28 0-30-1-37-19-15-38-44-106-54-130 29-30 72-81 87-92 12-10 28-21 52-22 6-1 10-1 10-8 0-1 0-5-5-5-13 0-26 1-39 1-16 0-33-1-47-1-4 0-9 0-9 8 0 4 3 4 5 5 4 0 18 1 18 13 0 6-5 11-9 15z"><text:p/></draw:path><draw:path draw:style-name="gr3" draw:text-style-name="P165" svg:width="0.1102in" svg:height="0.039in" svg:x="0.2012in" svg:y="0.0886in" svg:viewBox="0 0 281 100" svg:d="M266 17c8 0 15 0 15-9 0-8-7-8-13-8h-254c-7 0-14 0-14 8 0 9 7 9 14 9zM268 100c6 0 13 0 13-9 0-8-7-8-15-8h-252c-7 0-14 0-14 8 0 9 7 9 14 9z"><text:p/></draw:path><draw:path draw:style-name="gr3" draw:text-style-name="P165" svg:width="0.0827in" svg:height="0.0752in" svg:x="0.372in" svg:y="0.076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0 27 28 0 44-30 44-32 5 15 20 32 47 32 43 0 67-55 67-65 0-4-4-4-5-4-3 0-5 1-6 4-13 46-43 56-56 56-17 0-23-14-23-28 0-10 2-18 7-37z"><text:p/></draw:path><draw:path draw:style-name="gr3" draw:text-style-name="P165" svg:width="0.0421in" svg:height="0.0772in" svg:x="0.4752in" svg:y="0.0972in" svg:viewBox="0 0 108 197" svg:d="M67 8c0-8 0-8-8-8-19 18-47 19-59 19v11c7 0 26 0 43-8v151c0 10 0 13-30 13h-11v11c5 0 42-1 53-1 10 0 47 1 53 1v-11h-11c-30 0-30-3-30-13z"><text:p/></draw:path><draw:path draw:style-name="gr3" draw:text-style-name="P165" svg:width="0.0193in" svg:height="0.0496in" svg:x="0.5508in" svg:y="0.1315in" svg:viewBox="0 0 50 127" svg:d="M50 44c0-27-10-44-27-44-15 0-23 11-23 22 0 12 8 24 23 24 5 0 11-3 14-6 3-2 3-2 4-2v6c0 32-15 58-29 71-5 5-5 6-5 8 0 3 1 4 5 4 5 0 38-33 38-83z"><text:p/></draw:path><draw:path draw:style-name="gr3" draw:text-style-name="P165" svg:width="0.0177in" svg:height="0.0177in" svg:x="0.6244in" svg:y="0.1315in" svg:viewBox="0 0 46 46" svg:d="M46 23c0-12-10-23-23-23-12 0-23 11-23 23 0 13 11 23 23 23 13 0 23-10 23-23z"><text:p/></draw:path><draw:path draw:style-name="gr3" draw:text-style-name="P165" svg:width="0.0177in" svg:height="0.0177in" svg:x="0.6984in" svg:y="0.1315in" svg:viewBox="0 0 46 46" svg:d="M46 23c0-12-10-23-23-23-12 0-23 11-23 23 0 13 11 23 23 23 13 0 23-10 23-23z"><text:p/></draw:path><draw:path draw:style-name="gr3" draw:text-style-name="P165" svg:width="0.0177in" svg:height="0.0177in" svg:x="0.7724in" svg:y="0.1315in" svg:viewBox="0 0 46 46" svg:d="M46 23c0-12-10-23-23-23-12 0-23 11-23 23 0 13 11 23 23 23 13 0 23-10 23-23z"><text:p/></draw:path><draw:path draw:style-name="gr3" draw:text-style-name="P165" svg:width="0.0193in" svg:height="0.0496in" svg:x="0.8461in" svg:y="0.1315in" svg:viewBox="0 0 50 127" svg:d="M50 44c0-27-10-44-27-44-15 0-23 11-23 22 0 12 8 24 23 24 5 0 11-3 14-6 3-2 3-2 4-2v6c0 32-15 58-29 71-5 5-5 6-5 8 0 3 1 4 5 4 5 0 38-33 38-83z"><text:p/></draw:path><draw:path draw:style-name="gr3" draw:text-style-name="P165" svg:width="0.0827in" svg:height="0.0752in" svg:x="0.9102in" svg:y="0.076in" svg:viewBox="0 0 211 192" svg:d="M130 60c2-12 12-50 40-50 3 0 14 0 22 4-12 3-20 14-20 23 0 7 4 16 16 16 10 0 23-7 23-25 0-22-25-28-39-28-26 0-40 22-45 32-11-28-33-32-45-32-45 0-69 55-69 65 0 5 4 5 5 5 4 0 5 0 6-5 14-45 42-55 56-55 9 0 23 3 23 27 0 13-7 42-23 101-6 28-21 45-39 45-4 0-13 0-22-5 11-3 21-12 21-23 0-12-10-16-17-16-12 0-23 12-23 26 0 19 22 27 40 27 28 0 43-30 44-32 5 15 20 32 46 32 44 0 68-55 68-65 0-4-4-4-5-4-3 0-5 1-6 4-14 46-43 56-56 56-17 0-23-14-23-28 0-10 2-18 7-37z"><text:p/></draw:path><draw:path draw:style-name="gr3" draw:text-style-name="P165" svg:width="0.0709in" svg:height="0.0528in" svg:x="1.0055in" svg:y="0.1228in" svg:viewBox="0 0 181 135" svg:d="M22 113c0 4-3 11-3 12 0 7 6 10 11 10s10-4 11-8c1-2 5-12 5-18 2-6 4-19 7-26 2-7 3-13 5-21 3-12 3-14 12-26s22-28 45-28c17 0 17 15 17 21 0 18-12 50-17 64-3 8-5 10-5 15 0 16 14 27 28 27 30 0 43-41 43-46s-3-5-5-5c-3 0-4 3-6 6-6 23-19 36-31 36-6 0-7-3-7-11 0-7 1-10 7-24 3-9 16-41 16-57 0-29-23-34-39-34-25 0-42 16-50 26-2-19-20-26-31-26-13 0-21 10-24 17-7 9-11 27-11 29 0 3 4 3 5 3 5 0 5-1 7-8 5-18 10-33 22-33 7 0 9 6 9 15 0 6-2 17-5 25-2 7-4 21-7 27z"><text:p/></draw:path><draw:path draw:style-name="gr3" draw:text-style-name="P165" svg:width="0.0831in" svg:height="0.0965in" svg:x="1.1508in" svg:y="0.0602in" svg:viewBox="0 0 212 246" svg:d="M197 132c7 0 15 0 15-9s-8-9-15-9h-180c5-56 54-97 114-97h66c7 0 15 0 15-9 0-8-8-8-15-8h-67c-72 0-130 55-130 123 0 67 58 123 130 123h67c7 0 15 0 15-8 0-10-8-10-15-10h-66c-60 0-109-39-114-96z"><text:p/></draw:path><draw:path draw:style-name="gr3" draw:text-style-name="P165" svg:width="0.1138in" svg:height="0.1142in" svg:x="1.2965in" svg:y="0.0354in" svg:viewBox="0 0 290 291" svg:d="M107 157h15l63 99c5 6 14 23 19 30 4 5 5 5 14 5h58c8 0 14 0 14-9 0-3-2-6-6-6-15-4-37-32-46-45-3-5-24-33-53-78 38-6 74-23 74-74 0-59-62-79-113-79h-132c-7 0-14 0-14 7s7 7 12 7c24 0 25 4 25 26v211c0 21-1 25-25 25-5 0-12 0-12 6 0 9 7 9 14 9h117c7 0 13 0 13-9 0-6-7-6-12-6-24 0-25-4-25-25zM188 137c12-16 14-38 14-58 0-19-3-43-17-60 18 4 60 17 60 60 0 28-12 50-57 58zM107 37c0-8 0-23 25-23 37 0 54 16 54 65 0 56-12 63-79 63zM49 276c4-8 4-20 4-24v-214c0-4 0-16-4-24h48c-5 8-5 16-5 22v216c0 5 0 16 3 24zM139 157c3-1 5-1 7-1 8 0 17 0 23-1 6 10 53 85 88 121h-42z"><text:p/></draw:path><draw:path draw:style-name="gr3" draw:text-style-name="P165" svg:width="0.0594in" svg:height="0.0819in" svg:x="1.4209in" svg:y="0in" svg:viewBox="0 0 152 209" svg:d="M151 8c0 0 1-3 1-4 0-2-1-4-4-4-6 0-30 2-39 2-1 0-6 2-6 8 0 4 5 4 9 4 14 0 14 3 14 4 0 2-1 4-2 7l-16 68c-7-10-17-18-31-18-39 0-77 43-77 85 0 29 19 49 46 49 14 0 28-9 42-20 6 17 21 20 30 20 10 0 18-6 24-16 6-12 9-28 9-30 0-3-3-3-5-3-3 0-4 1-6 9-3 15-9 32-22 32-8 0-10-6-10-15 0-6 1-8 2-12zM89 169c-3 8-10 15-16 20-3 2-14 12-27 12-11 0-22-8-22-29 0-16 8-48 16-60 13-24 28-28 37-28 20 0 26 22 26 25 0 2 0 4-1 4z"><text:p/></draw:path></draw:g></text:span><text:span text:style-name="T27">, perplexity </text:span><text:span text:style-name="T27"><draw:g text:anchor-type="as-char" svg:y="-0.1181in" draw:z-index="82" draw:style-name="gr1"><svg:title>TexMaths</svg:title><svg:desc>12§display§k§svg§600§FALSE§</svg:desc><draw:polygon draw:style-name="gr2" draw:text-style-name="P164" svg:width="0.0673in" svg:height="0.1012in" svg:x="0in" svg:y="0.0087in" svg:viewBox="0 0 172 258" draw:points="86,258 0,258 0,0 172,0 172,258"><text:p/></draw:polygon><draw:path draw:style-name="gr3" draw:text-style-name="P165"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pan><text:span text:style-name="T27">, exaggeration parameter </text:span><text:span text:style-name="T27"><draw:g text:anchor-type="as-char" svg:y="-0.0756in" draw:z-index="83" draw:style-name="gr1"><svg:title>TexMaths</svg:title><svg:desc>12§display§\alpha§svg§600§FALSE§</svg:desc><draw:polygon draw:style-name="gr2" draw:text-style-name="P164" svg:width="0.0835in" svg:height="0.0587in" svg:x="0.0016in" svg:y="0.0083in" svg:viewBox="0 0 213 150" draw:points="107,150 0,150 0,0 213,0 213,150"><text:p/></draw:polygon><draw:path draw:style-name="gr3" draw:text-style-name="P165" svg:width="0.0937in" svg:height="0.0752in" svg:x="0in" svg:y="0in" svg:viewBox="0 0 239 192" svg:d="M186 87c0-65-40-87-71-87-60 0-115 60-115 120 0 39 25 72 69 72 26 0 58-10 90-36 5 22 19 36 39 36 23 0 36-23 36-30 0-3-3-5-6-5s-4 2-5 5c-7 20-23 20-24 20-13 0-13-32-13-43 0-8 0-10 4-14 40-51 49-100 49-100 0-1 0-3-5-3-4 0-4 0-6 8-7 26-22 59-42 83zM158 145c-39 32-71 37-88 37-25 0-39-19-39-45 0-21 11-68 24-89 21-31 45-38 60-38 42 0 42 55 42 88 0 15 0 40 1 47z"><text:p/></draw:path></draw:g></text:span><text:span text:style-name="T27">, kích cỡ bước nhảy </text:span><text:span text:style-name="T27"><draw:g text:anchor-type="as-char" svg:y="-0.1161in" draw:z-index="84" draw:style-name="gr1"><svg:title>TexMaths</svg:title><svg:desc>12§display§h &gt; 0§svg§600§FALSE§</svg:desc><draw:polygon draw:style-name="gr2" draw:text-style-name="P164" svg:width="0.3768in" svg:height="0.1047in" svg:x="0in" svg:y="0.0071in" svg:viewBox="0 0 958 267" draw:points="479,267 0,267 0,0 958,0 958,267"><text:p/></draw:polygon><draw:path draw:style-name="gr3" draw:text-style-name="P165" svg:width="0.0819in" svg:height="0.1169in" svg:x="0.0008in" svg:y="0in" svg:viewBox="0 0 209 298" svg:d="M98 5c0-1 0-5-4-5-10 0-42 4-53 4-4 1-9 1-9 8 0 6 4 6 11 6 21 0 22 4 22 7l-1 9-62 243c-2 6-2 7-2 8 0 11 8 13 12 13 7 0 14-6 16-12l8-31 10-38c2-10 4-19 7-29 1-2 3-17 5-19 1-4 14-28 28-38 9-8 22-15 41-15 18 0 23 15 23 30 0 22-17 67-28 93-2 10-4 16-4 24 0 20 14 35 35 35 39 0 56-62 56-66 0-5-5-5-6-5-4 0-4 3-6 9-7 23-20 53-43 53-7 0-11-5-11-15 0-11 4-20 8-30 6-18 26-68 26-93 0-26-17-44-50-44-26 0-47 13-62 32z"><text:p/></draw:path><draw:path draw:style-name="gr3" draw:text-style-name="P165" svg:width="0.1012in" svg:height="0.0961in" svg:x="0.1476in" svg:y="0.0252in" svg:viewBox="0 0 258 245" svg:d="M251 132c5-3 7-5 7-10s-2-7-7-9l-234-111c-6-2-7-2-9-2-4 0-8 4-8 8s2 6 7 10l224 104-224 104c-5 4-7 6-7 10 0 5 4 9 8 9 2 0 3 0 9-3z"><text:p/></draw:path><draw:path draw:style-name="gr3" draw:text-style-name="P165" svg:width="0.0701in" svg:height="0.1138in" svg:x="0.3154in" svg:y="0.0043in" svg:viewBox="0 0 179 290" svg:d="M179 146c0-33-2-67-18-99-19-40-53-47-72-47-24 0-57 11-73 50-14 29-16 63-16 96 0 32 2 70 19 102 18 33 49 42 70 42 24 0 55-9 74-49 14-29 16-63 16-95zM89 281c-16 0-42-10-48-51-5-25-5-65-5-89 0-27 0-55 2-78 9-50 41-53 51-53 14 0 42 7 50 49 4 24 4 55 4 82 0 31 0 60-5 86-6 41-30 54-49 54z"><text:p/></draw:path></draw:g></text:span><text:span text:style-name="T27">, số lượng </text:span><text:span text:style-name="T27"><draw:g text:anchor-type="as-char" svg:y="-0.1146in" draw:z-index="85" draw:style-name="gr1"><svg:title>TexMaths</svg:title><svg:desc>12§display§T \in \mathbb{N}§svg§600§FALSE§</svg:desc><draw:polygon draw:style-name="gr2" draw:text-style-name="P164" svg:width="0.4232in" svg:height="0.1035in" svg:x="0.0043in" svg:y="0.0087in" svg:viewBox="0 0 1076 264" draw:points="538,264 0,264 0,0 1076,0 1076,264"><text:p/></draw:polygon><draw:path draw:style-name="gr3" draw:text-style-name="P165" svg:width="0.113in" svg:height="0.1122in" svg:x="0in" svg:y="0.002in" svg:viewBox="0 0 288 286" svg:d="M171 30c3-12 4-14 9-16 5-1 18-1 28-1 42 0 61 1 61 35 0 6-2 23-4 34 0 2-1 7-1 7 0 3 1 6 5 6 5 0 6-3 7-10l11-73c0-1 1-6 1-7 0-5-5-5-12-5h-235c-10 0-10 0-13 8l-26 75c0 1-2 6-2 7 0 4 2 5 5 5 5 0 5-1 7-9 24-64 34-73 96-73h17c12 0 12 1 12 5s-1 8-1 8l-57 227c-5 16-5 21-50 21-16 0-18 0-18 7 0 5 5 5 7 5 11 0 23 0 35 0s24 0 36 0c11 0 24 0 35 0 12 0 25 0 37 0 4 0 10 0 10-8 0-4-5-4-15-4-11 0-17 0-28-2-12-1-15-2-15-9 0 0 0-1 1-9z"><text:p/></draw:path><draw:path draw:style-name="gr3" draw:text-style-name="P165" svg:width="0.0835in" svg:height="0.0965in" svg:x="0.176in" svg:y="0.024in" svg:viewBox="0 0 213 246" svg:d="M197 132c7 0 16 0 16-10 0-8-9-8-16-8h-180c5-56 54-97 114-97h66c7 0 16 0 16-9 0-8-9-8-16-8h-67c-72 0-130 55-130 122 0 68 58 124 130 124h67c7 0 16 0 16-8 0-10-9-10-16-10h-66c-60 0-109-40-114-96z"><text:p/></draw:path><draw:path draw:style-name="gr3" draw:text-style-name="P165" svg:width="0.1122in" svg:height="0.1169in" svg:x="0.3232in" svg:y="0in" svg:viewBox="0 0 286 298" svg:d="M36 38v207c0 21-2 30-24 30-5 0-12 1-12 7 0 8 7 8 14 8h65c9 0 15 0 15-8 0-6-6-7-12-7-24 0-27-9-27-31v-194l183 242c3 4 5 6 9 6 6 0 6-8 6-14v-238c0-24 4-30 23-32 4 0 10 0 10-7s-6-7-13-7h-62c-7 0-14 0-14 7s7 7 12 7c24 2 28 10 28 32v133l-129-173c-5-6-5-6-14-6h-75c-7 0-14 0-14 7s7 7 9 7c11 3 20 9 23 14-1 3-1 3-1 10zM239 268l-184-243c-5-5-5-6-9-11h50l143 194z"><text:p/></draw:path></draw:g></text:span></text:p>
      <text:p text:style-name="P115">Tính <draw:g text:anchor-type="as-char" svg:y="-0.1264in" draw:z-index="86" draw:style-name="gr1"><svg:title>TexMaths</svg:title><svg:desc>12§display§\{p_{ij} | i, j \in [n], i \ne j \}§svg§600§FALSE§</svg:desc><draw:polygon draw:style-name="gr2" draw:text-style-name="P164" svg:width="1.4181in" svg:height="0.1567in" svg:x="0in" svg:y="0.0087in" svg:viewBox="0 0 3603 399" draw:points="1802,399 0,399 0,0 3603,0 3603,399"><text:p/></draw:polygon><draw:path draw:style-name="gr3" draw:text-style-name="P165" svg:width="0.0591in" svg:height="0.1661in" svg:x="0.0039in" svg:y="0in" svg:viewBox="0 0 151 423" svg:d="M89 56c0-16 12-44 57-46 3-2 5-3 5-5 0-5-5-5-8-5-43 0-82 22-82 53v96c0 17 0 31-17 44-14 12-31 14-40 14-2 1-4 2-4 4 0 5 2 5 7 5 28 3 48 17 53 37 1 5 1 6 1 22v83c0 18 0 32 21 48 16 12 44 17 61 17 3 0 8 0 8-5 0-4-3-4-7-4-26-2-48-15-53-37-2-5-2-5-2-19v-90c0-19-3-27-16-40-9-9-23-13-33-17 34-9 49-28 49-54z"><text:p/></draw:path><draw:path draw:style-name="gr3" draw:text-style-name="P165" svg:width="0.0866in" svg:height="0.1055in" svg:x="0.0693in" svg:y="0.052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ath draw:style-name="gr3" draw:text-style-name="P165" svg:width="0.035in" svg:height="0.078in" svg:x="0.1634in" svg:y="0.0728in" svg:viewBox="0 0 90 199" svg:d="M83 12c0-5-4-12-12-12-9 0-17 7-17 17 0 5 4 11 12 11s17-9 17-16zM22 162c-2 4-3 7-3 13 0 14 12 24 28 24 31 0 43-40 43-44s-4-4-5-4c-3 0-3 2-6 5-6 24-19 35-31 35-6 0-7-4-7-11 0-6 2-11 5-18 3-8 6-15 9-24 3-6 13-35 15-37 1-3 2-7 2-10 0-14-12-25-29-25-30 0-43 41-43 46 0 3 4 3 5 3 5 0 5-2 6-5 7-26 20-36 31-36 5 0 8 3 8 10s-2 12-9 30z"><text:p/></draw:path><draw:path draw:style-name="gr3" draw:text-style-name="P165" svg:width="0.0512in" svg:height="0.1008in" svg:x="0.2051in" svg:y="0.0728in"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3" draw:text-style-name="P165" svg:width="0.0067in" svg:height="0.1661in" svg:x="0.2949in" svg:y="0in" svg:viewBox="0 0 18 423" svg:d="M18 16c0-9 0-16-10-16-8 0-8 7-8 16v391c0 9 0 16 8 16 10 0 10-7 10-16z"><text:p/></draw:path><draw:path draw:style-name="gr3" draw:text-style-name="P165" svg:width="0.0441in" svg:height="0.1118in" svg:x="0.326in" svg:y="0.0146in" svg:viewBox="0 0 113 285" svg:d="M108 16c0-9-5-16-14-16-12 0-24 11-24 22 0 9 6 15 16 15s22-9 22-21zM76 175c6-13 6-14 9-25 4-8 6-14 6-23 0-19-13-33-36-33-38 0-55 60-55 63 0 5 4 5 5 5 5 0 5-1 7-7 11-41 29-53 43-53 4 0 10 0 10 13 0 10-3 18-5 22-2 12-22 61-29 79-5 11-9 25-9 34 0 20 14 35 34 35 41 0 57-62 57-66s-5-4-5-4c-5 0-5 1-7 8-7 27-22 53-43 53-8 0-11-5-11-14 0-11 3-17 13-43z"><text:p/></draw:path><draw:path draw:style-name="gr3" draw:text-style-name="P165" svg:width="0.0193in" svg:height="0.0496in" svg:x="0.3925in" svg:y="0.1067in" svg:viewBox="0 0 50 127" svg:d="M50 44c0-27-10-44-27-44-15 0-23 11-23 22 0 12 8 24 23 24 5 0 11-3 14-6 3-2 3-2 4-2v6c0 32-15 58-29 71-5 5-5 6-5 7 0 4 1 5 5 5 5 0 38-33 38-83z"><text:p/></draw:path><draw:path draw:style-name="gr3" draw:text-style-name="P165" svg:width="0.0681in" svg:height="0.1437in" svg:x="0.4504in" svg:y="0.0146in" svg:viewBox="0 0 174 366" svg:d="M174 16c0-9-6-16-17-16-9 0-21 10-21 22 0 9 6 15 15 15 11 0 23-11 23-21zM89 300c-9 34-29 58-53 58-2 0-8 0-16-5 12-2 20-14 20-23 0-6-5-14-17-14-11 0-23 8-23 24 0 18 17 26 37 26 30 0 70-23 81-63l38-156c2-9 2-15 2-15 0-24-18-40-39-40-43 0-67 62-67 65 0 5 3 5 4 5 4 0 5-1 9-8 9-27 29-52 53-52 6 0 14 1 14 19 0 11-1 15-4 22z"><text:p/></draw:path><draw:path draw:style-name="gr3" draw:text-style-name="P165" svg:width="0.0831in" svg:height="0.0965in" svg:x="0.5902in" svg:y="0.035in" svg:viewBox="0 0 212 246" svg:d="M197 132c7 0 15 0 15-10 0-8-8-8-15-8h-180c5-56 54-97 114-97h66c7 0 15 0 15-9 0-8-8-8-15-8h-66c-73 0-131 55-131 122 0 68 58 124 131 124h66c7 0 15 0 15-8 0-10-8-10-15-10h-66c-60 0-109-39-114-96z"><text:p/></draw:path><draw:polygon draw:style-name="gr3" draw:text-style-name="P165" svg:width="0.0228in" svg:height="0.1661in" svg:x="0.7531in" svg:y="0in" svg:viewBox="0 0 59 423" draw:points="59,423 59,406 17,406 17,17 59,17 59,0 0,0 0,423"><text:p/></draw:polygon><draw:path draw:style-name="gr3" draw:text-style-name="P165" svg:width="0.0898in" svg:height="0.0752in" svg:x="0.7846in" svg:y="0.052in" svg:viewBox="0 0 229 192" svg:d="M25 162c-1 7-3 17-3 18 0 9 4 12 12 12 4 0 12-3 15-12 1 0 6-20 9-31l8-39c4-8 6-18 8-27s5-21 5-22c6-13 29-51 69-51 19 0 22 15 22 30 0 25-19 80-26 97-4 11-5 16-5 20 0 21 16 35 35 35 40 0 55-61 55-65 0-5-3-5-5-5-4 0-4 2-6 9-9 29-22 52-43 52-7 0-9-4-9-14s3-21 7-31c7-22 25-68 25-92 0-29-18-46-48-46-38 0-60 26-66 36-2-23-19-36-40-36-19 0-27 17-32 24-6 14-12 40-12 41 0 5 4 5 5 5 5 0 5 0 7-10 7-30 16-50 31-50 9 0 13 4 13 19 0 8-1 13-6 36z"><text:p/></draw:path><draw:polygon draw:style-name="gr3" draw:text-style-name="P165" svg:width="0.0228in" svg:height="0.1661in" svg:x="0.8827in" svg:y="0in" svg:viewBox="0 0 59 423" draw:points="59,0 0,0 0,17 41,17 41,406 0,406 0,423 59,423"><text:p/></draw:polygon><draw:path draw:style-name="gr3" draw:text-style-name="P165" svg:width="0.0193in" svg:height="0.0496in" svg:x="0.9394in" svg:y="0.1067in" svg:viewBox="0 0 50 127" svg:d="M50 44c0-27-10-44-27-44-15 0-23 11-23 22 0 12 8 24 23 24 5 0 11-3 14-6 3-2 3-2 4-2v6c0 32-15 58-29 71-5 5-5 6-5 7 0 4 1 5 5 5 5 0 38-33 38-83z"><text:p/></draw:path><draw:path draw:style-name="gr3" draw:text-style-name="P165" svg:width="0.0441in" svg:height="0.1118in" svg:x="1.0043in" svg:y="0.0146in" svg:viewBox="0 0 113 285" svg:d="M108 16c0-9-5-16-14-16-12 0-24 11-24 22 0 9 6 15 15 15 11 0 23-9 23-21zM76 175c6-13 6-14 9-25 4-8 6-14 6-23 0-19-13-33-36-33-38 0-55 60-55 63 0 5 4 5 5 5 5 0 5-1 7-7 11-41 29-53 43-53 4 0 10 0 10 13 0 10-3 18-5 22-2 12-22 61-29 79-5 11-9 25-9 34 0 20 14 35 34 35 41 0 57-62 57-66s-5-4-5-4c-5 0-5 1-7 8-7 27-22 53-43 53-8 0-11-5-11-14 0-11 3-17 13-43z"><text:p/></draw:path><draw:path draw:style-name="gr3" draw:text-style-name="P165" svg:width="0.0827in" svg:height="0.1547in" svg:x="1.1256in" svg:y="0.0055in" svg:viewBox="0 0 211 394" svg:d="M209 17c2-6 2-7 2-9s-2-8-8-8c-5 0-6 2-9 8l-192 369c-2 6-2 7-2 10 0 2 2 7 8 7 5 0 6-2 10-7z"><text:p/></draw:path><draw:path draw:style-name="gr3" draw:text-style-name="P165" svg:width="0.1102in" svg:height="0.039in" svg:x="1.1118in" svg:y="0.0638in" svg:viewBox="0 0 281 100" svg:d="M266 17c8 0 15 0 15-9 0-8-7-8-13-8h-254c-7 0-14 0-14 8 0 9 7 9 14 9zM268 100c6 0 13 0 13-9 0-8-7-8-15-8h-252c-7 0-14 0-14 8 0 9 7 9 14 9z"><text:p/></draw:path><draw:path draw:style-name="gr3" draw:text-style-name="P165" svg:width="0.0681in" svg:height="0.1437in" svg:x="1.2756in" svg:y="0.0146in" svg:viewBox="0 0 174 366" svg:d="M174 16c0-9-6-16-17-16-9 0-21 10-21 22 0 9 6 15 15 15 11 0 23-11 23-21zM89 300c-9 34-29 58-53 58-2 0-8 0-16-5 12-2 20-14 20-23 0-6-5-14-17-14-11 0-23 8-23 24 0 18 17 26 37 26 30 0 70-23 81-63l38-156c2-9 2-15 2-15 0-24-18-40-39-40-43 0-67 62-67 65 0 5 3 5 4 5 4 0 5-1 9-8 9-27 30-52 53-52 6 0 14 1 14 19 0 11-1 15-4 22z"><text:p/></draw:path><draw:path draw:style-name="gr3" draw:text-style-name="P165" svg:width="0.0591in" svg:height="0.1661in" svg:x="1.3677in" svg:y="0in" svg:viewBox="0 0 151 423" svg:d="M61 367c0 16-11 44-57 47-2 0-4 2-4 4 0 5 5 5 8 5 42 0 81-21 81-53v-96c0-17 0-30 18-45 14-12 30-13 39-13 3 0 5-2 5-5s-3-3-7-4c-28-2-49-17-53-38-2-4-2-6-2-20v-84c0-18 0-31-19-48-18-13-47-17-62-17-3 0-8 0-8 5 0 3 2 3 7 5 27 1 48 15 53 36 1 4 1 4 1 20v89c0 19 4 26 17 40 10 9 20 14 34 16-35 10-51 30-51 54z"><text:p/></draw:path></draw:g></text:p>
      <text:p text:style-name="P116">Khởi tạo <draw:g text:anchor-type="as-char" svg:y="-0.1465in" draw:z-index="92" draw:style-name="gr1"><svg:title>TexMaths</svg:title><svg:desc>12§display§y_{1}^{0}, y_{2}^{0}, \dots, y_{n}^{0}§svg§600§FALSE§</svg:desc><draw:polygon draw:style-name="gr2" draw:text-style-name="P164" svg:width="0.9071in" svg:height="0.1717in" svg:x="0.0031in" svg:y="0.0083in" svg:viewBox="0 0 2305 437" draw:points="1153,437 0,437 0,0 2305,0 2305,437"><text:p/></draw:polygon><draw:path draw:style-name="gr3" draw:text-style-name="P165" svg:width="0.0764in" svg:height="0.1075in" svg:x="0in" svg:y="0.0724in" svg:viewBox="0 0 195 274" svg:d="M194 26c1-6 1-7 1-9 0-9-6-12-12-12-4 0-12 2-15 8-1 3-4 16-6 23-2 11-6 23-8 34l-20 77c-1 6-19 36-46 36-23 0-28-18-28-35 0-19 8-44 23-83 6-17 7-22 7-30 0-19-13-35-35-35-39 0-55 61-55 65 0 5 4 5 5 5 5 0 5-1 7-9 11-39 29-51 43-51 3 0 10 0 10 13 0 11-4 22-7 30-17 44-24 70-24 89 0 37 26 51 51 51 17 0 31-8 42-20-5 22-9 42-26 65-12 15-28 28-47 28-6 0-25-2-32-19 7 0 12 0 19-5 3-4 7-9 7-17 0-13-12-16-16-16-9 0-24 8-24 29s20 36 46 36c44 0 88-38 98-86z"><text:p/></draw:path><draw:path draw:style-name="gr3" draw:text-style-name="P165" svg:width="0.0539in" svg:height="0.0795in" svg:x="0.0882in" svg:y="0in" svg:viewBox="0 0 138 203" svg:d="M138 104c0-34-4-58-18-78-8-14-26-26-50-26-70 0-70 81-70 104 0 20 0 99 70 99 68 0 68-79 68-99zM70 195c-15 0-33-8-39-33-5-16-5-42-5-63 0-22 0-44 5-60 6-25 25-31 39-31 15 0 31 10 36 28 4 15 6 37 6 63 0 21 0 43-5 62-6 28-27 34-37 34z"><text:p/></draw:path><draw:path draw:style-name="gr3" draw:text-style-name="P165" svg:width="0.0421in" svg:height="0.0772in" svg:x="0.0894in" svg:y="0.1098in" svg:viewBox="0 0 108 197" svg:d="M67 8c0-8-1-8-8-8-19 18-47 19-59 19v11c7 0 26 0 43-8v151c0 10 0 14-30 14h-11v10c5 0 42-1 53-1 10 0 47 1 53 1v-10h-11c-30 0-30-4-30-14z"><text:p/></draw:path><draw:path draw:style-name="gr3" draw:text-style-name="P165" svg:width="0.0193in" svg:height="0.05in" svg:x="0.1709in" svg:y="0.1283in" svg:viewBox="0 0 50 128" svg:d="M50 45c0-28-10-45-27-45-15 0-23 11-23 22 0 12 8 24 23 24 5 0 11-3 14-6 3-1 3-1 4-1v6c0 31-15 57-29 71-5 4-5 6-5 7 0 3 1 5 5 5 5 0 38-34 38-83z"><text:p/></draw:path><draw:path draw:style-name="gr3" draw:text-style-name="P165" svg:width="0.0764in" svg:height="0.1075in" svg:x="0.235in" svg:y="0.0724in" svg:viewBox="0 0 195 274" svg:d="M194 26c1-6 1-7 1-9 0-9-6-12-12-12-4 0-12 2-15 8-1 3-4 16-6 23-2 11-6 23-8 34l-20 77c-1 6-19 36-46 36-23 0-28-18-28-35 0-19 8-44 23-83 6-17 7-22 7-30 0-19-13-35-35-35-39 0-55 61-55 65 0 5 4 5 5 5 5 0 5-1 7-9 11-39 29-51 43-51 3 0 10 0 10 13 0 11-4 22-7 30-17 44-24 70-24 89 0 37 26 51 51 51 17 0 31-8 42-20-5 22-9 42-26 65-12 15-28 28-47 28-6 0-25-2-32-19 7 0 12 0 19-5 3-4 7-9 7-17 0-13-12-16-16-16-9 0-24 8-24 29s20 36 46 36c44 0 88-38 98-86z"><text:p/></draw:path><draw:path draw:style-name="gr3" draw:text-style-name="P165" svg:width="0.0539in" svg:height="0.0795in" svg:x="0.324in" svg:y="0in" svg:viewBox="0 0 138 203" svg:d="M138 104c0-34-4-58-18-78-8-14-26-26-50-26-70 0-70 81-70 104 0 20 0 99 70 99 68 0 68-79 68-99zM70 195c-15 0-33-8-39-33-5-16-5-42-5-63 0-22 0-44 5-60 6-25 25-31 39-31 15 0 31 10 36 28 4 15 6 37 6 63 0 21 0 43-5 62-6 28-27 34-37 34z"><text:p/></draw:path><draw:path draw:style-name="gr3" draw:text-style-name="P165" svg:width="0.0516in" svg:height="0.0772in" svg:x="0.3193in" svg:y="0.1098in" svg:viewBox="0 0 132 197" svg:d="M132 143h-11c-1 7-3 24-8 28-1 1-24 1-29 1h-54c30-28 41-35 59-49 23-18 43-36 43-65 0-36-32-58-71-58-36 0-61 26-61 53 0 16 12 17 16 17 7 0 15-5 15-16 0-5-1-15-17-15 9-22 29-28 44-28 30 0 45 23 45 47 0 26-19 46-29 58l-72 69c-2 4-2 5-2 12h122z"><text:p/></draw:path><draw:path draw:style-name="gr3" draw:text-style-name="P165" svg:width="0.0193in" svg:height="0.05in" svg:x="0.4071in" svg:y="0.1283in" svg:viewBox="0 0 50 128" svg:d="M50 45c0-28-10-45-27-45-15 0-23 11-23 22 0 12 8 24 23 24 5 0 11-3 14-6 3-1 3-1 4-1v6c0 31-15 57-29 71-5 4-5 6-5 7 0 3 1 5 5 5 5 0 38-34 38-83z"><text:p/></draw:path><draw:path draw:style-name="gr3" draw:text-style-name="P165" svg:width="0.0177in" svg:height="0.0177in" svg:x="0.4803in" svg:y="0.1283in" svg:viewBox="0 0 46 46" svg:d="M46 23c0-12-10-23-23-23-12 0-23 11-23 23 0 13 11 23 23 23 13 0 23-10 23-23z"><text:p/></draw:path><draw:path draw:style-name="gr3" draw:text-style-name="P165" svg:width="0.0177in" svg:height="0.0177in" svg:x="0.5539in" svg:y="0.1283in" svg:viewBox="0 0 46 46" svg:d="M46 23c0-12-10-23-23-23-12 0-23 11-23 23 0 13 11 23 23 23 13 0 23-10 23-23z"><text:p/></draw:path><draw:path draw:style-name="gr3" draw:text-style-name="P165" svg:width="0.0177in" svg:height="0.0177in" svg:x="0.6276in" svg:y="0.1283in" svg:viewBox="0 0 46 46" svg:d="M46 23c0-12-10-23-23-23-12 0-23 11-23 23 0 13 11 23 23 23 13 0 23-10 23-23z"><text:p/></draw:path><draw:path draw:style-name="gr3" draw:text-style-name="P165" svg:width="0.0193in" svg:height="0.05in" svg:x="0.7016in" svg:y="0.1283in" svg:viewBox="0 0 50 128" svg:d="M50 45c0-28-10-45-27-45-15 0-23 11-23 22 0 12 8 24 23 24 5 0 11-3 14-6 3-1 3-1 4-1v6c0 31-15 57-29 71-5 4-5 6-5 7 0 3 1 5 5 5 5 0 38-34 38-83z"><text:p/></draw:path><draw:path draw:style-name="gr3" draw:text-style-name="P165" svg:width="0.076in" svg:height="0.1075in" svg:x="0.7657in" svg:y="0.0724in" svg:viewBox="0 0 194 274" svg:d="M194 26c0-6 0-7 0-9 0-9-5-12-11-12-4 0-12 2-15 8-1 3-4 16-6 23-2 11-6 23-8 34l-20 77c-1 6-19 36-48 36-21 0-26-18-26-35 0-19 8-44 23-83 6-17 7-22 7-30 0-19-13-35-35-35-39 0-55 61-55 65 0 5 4 5 5 5 5 0 5-1 7-9 11-39 29-51 43-51 3 0 10 0 10 13 0 11-4 22-7 30-17 44-24 70-24 89 0 37 26 51 51 51 17 0 31-8 42-20-5 22-9 42-26 65-12 15-28 28-47 28-6 0-25-2-32-19 7 0 12 0 18-5 4-4 8-9 8-17 0-13-12-16-16-16-9 0-24 8-24 29s20 36 46 36c44 0 88-38 98-86z"><text:p/></draw:path><draw:path draw:style-name="gr3" draw:text-style-name="P165" svg:width="0.0539in" svg:height="0.0795in" svg:x="0.8539in" svg:y="0in" svg:viewBox="0 0 138 203" svg:d="M138 104c0-34-4-58-18-78-8-14-26-26-50-26-70 0-70 81-70 104 0 20 0 99 70 99 68 0 68-79 68-99zM70 195c-15 0-33-8-39-33-5-16-5-42-5-63 0-22 0-44 5-60 6-25 25-31 39-31 15 0 31 10 36 28 4 15 6 37 6 63 0 21 0 43-4 62-7 28-28 34-38 34z"><text:p/></draw:path><draw:path draw:style-name="gr3" draw:text-style-name="P165" svg:width="0.0709in" svg:height="0.0528in" svg:x="0.848in" svg:y="0.1358in" svg:viewBox="0 0 181 135" svg:d="M22 113c0 4-3 11-3 12 0 7 6 10 11 10s10-4 11-7 5-12 5-18c2-6 4-20 7-27 2-7 3-13 5-20 3-12 3-15 12-27s22-28 45-28c17 0 17 15 17 21 0 18-12 50-17 64-3 8-5 11-5 15 0 16 14 27 28 27 30 0 43-41 43-46s-4-5-5-5c-3 0-5 3-6 6-6 23-19 36-31 36-6 0-7-3-7-10 0-8 1-11 7-25 3-9 16-40 16-57 0-29-23-34-39-34-25 0-42 16-50 26-2-19-20-26-31-26-13 0-21 10-24 17-7 9-11 28-11 29 0 3 4 3 5 3 5 0 5-1 7-8 5-18 10-33 22-33 7 0 9 6 9 15 0 6-2 17-5 25-2 7-4 21-7 27z"><text:p/></draw:path></draw:g><text:s/>i.i.d từ phân phối uniform trên <draw:g text:anchor-type="as-char" svg:y="-0.1453in" draw:z-index="87" draw:style-name="gr1"><svg:title>TexMaths</svg:title><svg:desc>12§display§[-0.01, 0.01]^2§svg§600§FALSE§</svg:desc><draw:polygon draw:style-name="gr2" draw:text-style-name="P164" svg:width="0.9276in" svg:height="0.1705in" svg:x="0in" svg:y="0.0071in" svg:viewBox="0 0 2357 434" draw:points="1180,434 0,434 0,0 2357,0 2357,434"><text:p/></draw:polygon><draw:polygon draw:style-name="gr3" draw:text-style-name="P165" svg:width="0.0228in" svg:height="0.1657in" svg:x="0.0114in" svg:y="0.0213in" svg:viewBox="0 0 59 422" draw:points="59,422 59,407 17,407 17,17 59,17 59,0 0,0 0,422"><text:p/></draw:polygon><draw:path draw:style-name="gr3" draw:text-style-name="P165" svg:width="0.1012in" svg:height="0.0067in" svg:x="0.0516in" svg:y="0.1012in" svg:viewBox="0 0 258 18" svg:d="M244 18c7 0 14 0 14-10 0-8-7-8-14-8h-230c-7 0-14 0-14 8 0 10 7 10 14 10z"><text:p/></draw:path><draw:path draw:style-name="gr3" draw:text-style-name="P165" svg:width="0.0701in" svg:height="0.1146in" svg:x="0.1732in" svg:y="0.0335in" svg:viewBox="0 0 179 292" svg:d="M179 146c0-33-3-67-18-99-19-40-53-47-72-47-24 0-57 11-73 50-14 29-16 63-16 96s2 70 19 102c18 34 49 44 70 44 24 0 55-10 74-50 13-28 16-62 16-96zM89 282c-16 0-42-10-48-52-5-25-5-64-5-88 0-28 0-56 2-78 9-51 41-54 51-54 14 0 42 7 50 49 4 24 4 55 4 83 0 31 0 60-5 86-6 41-30 54-49 54z"><text:p/></draw:path><draw:path draw:style-name="gr3" draw:text-style-name="P165" svg:width="0.0177in" svg:height="0.0177in" svg:x="0.2642in" svg:y="0.128in" svg:viewBox="0 0 46 46" svg:d="M46 23c0-12-10-23-23-23-12 0-23 11-23 23 0 13 11 23 23 23 13 0 23-10 23-23z"><text:p/></draw:path><draw:path draw:style-name="gr3" draw:text-style-name="P165" svg:width="0.0701in" svg:height="0.1146in" svg:x="0.3028in" svg:y="0.0335in" svg:viewBox="0 0 179 292" svg:d="M179 146c0-33-3-67-18-99-19-40-53-47-72-47-24 0-57 11-73 50-14 29-16 63-16 96s2 70 19 102c18 34 49 44 70 44 24 0 55-10 74-50 13-28 16-62 16-96zM89 282c-16 0-42-10-48-52-5-25-5-64-5-88 0-28 0-56 2-78 9-51 41-54 51-54 14 0 42 7 50 49 4 24 4 55 4 83 0 31 0 60-5 86-6 41-30 54-49 54z"><text:p/></draw:path><draw:path draw:style-name="gr3" draw:text-style-name="P165" svg:width="0.0547in" svg:height="0.1106in" svg:x="0.3941in" svg:y="0.0335in" svg:viewBox="0 0 140 282" svg:d="M88 11c0-10 0-11-11-11-27 26-64 26-77 26v15c8 0 34 0 55-12v219c0 16 0 21-38 21h-15v13c15-1 53-1 69-1 18 0 54 0 69 1v-13h-13c-38 0-39-5-39-21z"><text:p/></draw:path><draw:path draw:style-name="gr3" draw:text-style-name="P165" svg:width="0.0193in" svg:height="0.0496in" svg:x="0.4768in" svg:y="0.128in" svg:viewBox="0 0 50 127" svg:d="M50 44c0-27-10-44-27-44-15 0-23 11-23 22 0 12 8 24 23 24 5 0 11-3 14-6 3-2 3-2 4-2v6c0 32-15 58-29 71-5 5-5 6-5 7 0 4 1 5 5 5 5 0 38-33 38-83z"><text:p/></draw:path><draw:path draw:style-name="gr3" draw:text-style-name="P165" svg:width="0.0701in" svg:height="0.1146in" svg:x="0.5425in" svg:y="0.0335in" svg:viewBox="0 0 179 292" svg:d="M179 146c0-33-3-67-18-99-19-40-53-47-72-47-24 0-57 11-73 50-14 29-16 63-16 96s2 70 19 102c18 34 49 44 70 44 24 0 55-10 74-50 13-28 16-62 16-96zM89 282c-16 0-42-10-48-52-5-25-5-64-5-88 0-28 0-56 2-78 9-51 41-54 51-54 14 0 43 7 50 49 4 24 4 55 4 83 0 31 0 60-5 86-6 41-30 54-49 54z"><text:p/></draw:path><draw:path draw:style-name="gr3" draw:text-style-name="P165" svg:width="0.0177in" svg:height="0.0177in" svg:x="0.6331in" svg:y="0.128in" svg:viewBox="0 0 46 46" svg:d="M46 23c0-12-10-23-23-23-12 0-23 11-23 23 0 13 11 23 23 23 13 0 23-10 23-23z"><text:p/></draw:path><draw:path draw:style-name="gr3" draw:text-style-name="P165" svg:width="0.0701in" svg:height="0.1146in" svg:x="0.672in" svg:y="0.0335in" svg:viewBox="0 0 179 292" svg:d="M179 146c0-33-3-67-18-99-19-40-53-47-72-47-24 0-57 11-73 50-14 29-16 63-16 96s2 70 19 102c18 34 49 44 70 44 24 0 55-10 74-50 13-28 16-62 16-96zM89 282c-16 0-42-10-49-52-4-25-4-64-4-88 0-28 0-56 2-78 9-51 41-54 51-54 14 0 42 7 50 49 4 24 4 55 4 83 0 31 0 60-5 86-6 41-30 54-49 54z"><text:p/></draw:path><draw:path draw:style-name="gr3" draw:text-style-name="P165" svg:width="0.0547in" svg:height="0.1106in" svg:x="0.763in" svg:y="0.0335in" svg:viewBox="0 0 140 282" svg:d="M88 11c0-10 0-11-10-11-28 26-65 26-78 26v15c8 0 34 0 55-12v219c0 16 0 21-38 21h-15v13c15-1 53-1 69-1 18 0 54 0 69 1v-13h-13c-38 0-39-5-39-21z"><text:p/></draw:path><draw:polygon draw:style-name="gr3" draw:text-style-name="P165" svg:width="0.0228in" svg:height="0.1657in" svg:x="0.8354in" svg:y="0.0213in" svg:viewBox="0 0 59 422" draw:points="59,0 0,0 0,17 41,17 41,407 0,407 0,422 59,422"><text:p/></draw:polygon><draw:path draw:style-name="gr3" draw:text-style-name="P165" svg:width="0.0516in" svg:height="0.0772in" svg:x="0.8846in" svg:y="0in" svg:viewBox="0 0 132 197" svg:d="M132 143h-11c-1 7-3 24-8 27-1 2-24 2-29 2h-54c30-28 41-35 59-50 23-18 43-36 43-64 0-36-32-58-71-58-36 0-61 26-61 53 0 15 12 17 16 17 7 0 15-5 15-16 0-5-1-16-17-16 9-21 29-27 44-27 30 0 45 23 45 47 0 26-19 45-29 57l-72 70c-2 3-2 5-2 12h122z"><text:p/></draw:path></draw:g></text:p>
      <text:p text:style-name="P117">for <draw:g text:anchor-type="as-char" svg:y="-0.1138in" draw:z-index="88" draw:style-name="gr1"><svg:title>TexMaths</svg:title><svg:desc>12§display§t=0§svg§600§FALSE§</svg:desc><draw:polygon draw:style-name="gr2" draw:text-style-name="P164" svg:width="0.3406in" svg:height="0.0972in" svg:x="0.0047in" svg:y="0.0083in" svg:viewBox="0 0 866 248" draw:points="433,248 0,248 0,0 866,0 866,248"><text:p/></draw:polygon><draw:path draw:style-name="gr3" draw:text-style-name="P165" svg:width="0.0512in" svg:height="0.1051in" svg:x="0in" svg:y="0.0075in" svg:viewBox="0 0 131 268" svg:d="M78 96h40c8 0 13 0 13-9 0-4-5-4-13-4h-36c14-61 16-69 16-71 0-8-4-12-12-12-1 0-13 0-16 16l-17 67h-41c-8 0-12 0-12 7 0 6 4 6 12 6h37c-31 119-32 125-32 134 0 23 17 38 38 38 45 0 69-61 69-64 0-4-4-4-6-4-4 0-4 1-5 6-19 43-42 53-57 53-8 0-12-5-12-20 0-9 0-13 2-19z"><text:p/></draw:path><draw:path draw:style-name="gr3" draw:text-style-name="P165" svg:width="0.1102in" svg:height="0.0386in" svg:x="0.1114in" svg:y="0.0492in" svg:viewBox="0 0 281 99" svg:d="M266 17c8 0 15 0 15-9 0-8-7-8-13-8h-254c-7 0-14 0-14 8 0 9 7 9 14 9zM268 99c6 0 13 0 13-8s-7-8-15-8h-252c-7 0-14 0-14 8s7 8 14 8z"><text:p/></draw:path><draw:path draw:style-name="gr3" draw:text-style-name="P165" svg:width="0.0701in" svg:height="0.1138in" svg:x="0.2839in" svg:y="0in" svg:viewBox="0 0 179 290" svg:d="M179 146c0-35-3-68-18-99-19-40-53-47-72-47-24 0-57 11-73 50-14 29-16 61-16 96 0 32 2 69 19 102 18 33 49 42 70 42 24 0 55-9 74-49 13-29 16-63 16-95zM89 281c-16 0-42-10-48-51-5-25-5-65-5-90 0-26 0-54 2-77 9-50 41-53 51-53 14 0 42 7 50 49 4 24 4 55 4 81 0 32 0 61-5 87-6 41-30 54-49 54z"><text:p/></draw:path></draw:g><text:s/>to <draw:g text:anchor-type="as-char" svg:y="-0.1008in" draw:z-index="89" draw:style-name="gr1"><svg:title>TexMaths</svg:title><svg:desc>12§display§T-1§svg§600§FALSE§</svg:desc><draw:polygon draw:style-name="gr2" draw:text-style-name="P164" svg:width="0.3764in" svg:height="0.0957in" svg:x="0.0043in" svg:y="0.0087in" svg:viewBox="0 0 957 244" draw:points="478,244 0,244 0,0 957,0 957,244"><text:p/></draw:polygon><draw:path draw:style-name="gr3" draw:text-style-name="P165" svg:width="0.113in" svg:height="0.1122in" svg:x="0in" svg:y="0in" svg:viewBox="0 0 288 286" svg:d="M171 30c3-12 4-14 9-16 5-1 18-1 28-1 42 0 61 1 61 35 0 6-2 23-4 34 0 2-1 7-1 7 0 3 1 6 5 6 5 0 6-3 7-10l11-73c0-1 1-6 1-7 0-5-4-5-12-5h-235c-10 0-10 0-13 8l-26 75c0 1-2 6-2 7 0 4 2 5 5 5 5 0 5-1 7-9 24-64 34-73 96-73h17c12 0 12 1 12 5s-1 8-1 8l-57 227c-5 16-5 21-50 21-16 0-18 0-18 7 0 5 5 5 7 5 11 0 23 0 35 0s24-2 36-2c11 0 24 2 35 2 12 0 25 0 37 0 4 0 10 0 10-8 0-4-5-4-15-4-11 0-17 0-27-2-12-1-16-2-16-9 0 0 0-3 1-9z"><text:p/></draw:path><draw:path draw:style-name="gr3" draw:text-style-name="P165" svg:width="0.1012in" svg:height="0.0067in" svg:x="0.1669in" svg:y="0.0677in" svg:viewBox="0 0 258 18" svg:d="M244 18c7 0 14 0 14-10 0-8-7-8-14-8h-230c-7 0-14 0-14 8 0 10 7 10 14 10z"><text:p/></draw:path><draw:path draw:style-name="gr3" draw:text-style-name="P165" svg:width="0.0551in" svg:height="0.1106in" svg:x="0.3339in" svg:y="0.0016in" svg:viewBox="0 0 141 282" svg:d="M88 11c0-10 0-11-10-11-28 26-65 26-78 26v15c8 0 34 0 55-12v219c0 16 0 21-38 21h-15v13c15-2 53-2 69-2 18 0 54 0 70 2v-13h-14c-38 0-39-5-39-21z"><text:p/></draw:path></draw:g><text:s/>do</text:p>
      <text:p text:style-name="P118"><text:tab/><draw:g text:anchor-type="as-char" svg:y="-0.2673in" draw:z-index="90" draw:style-name="gr1"><svg:title>TexMaths</svg:title><svg:desc>12§display§Z^{(t)} \leftarrow \sum_{i,j \in [n], i \ne j} \left( 1 + \left\lVert y_{i}^{(t)} - y_{j}^{(t)} \right\rVert^2 \right)^{-1}§svg§600§FALSE§</svg:desc><draw:polygon draw:style-name="gr2" draw:text-style-name="P164" svg:width="2.8512in" svg:height="0.4957in" svg:x="0in" svg:y="0.0087in" svg:viewBox="0 0 7243 1260" draw:points="3621,1260 0,1260 0,0 7243,0 7243,1260"><text:p/></draw:polygon><draw:path draw:style-name="gr3" draw:text-style-name="P165" svg:width="0.1102in" svg:height="0.1134in" svg:x="0.0008in" svg:y="0.1638in" svg:viewBox="0 0 281 289" svg:d="M281 11c0-3 0-4 0-7 0-4-1-4-10-4h-179c-9 0-10 0-13 8l-24 76c0 2 0 5 0 6s0 5 5 5c4 0 5-3 5-4 17-50 38-78 104-78h69l-236 264c0 1-2 7-2 9 0 3 2 3 11 3h183c10 0 11 0 14-8l30-94c0-2 2-5 2-7 0-1-2-5-6-5s-5 3-7 11c-18 58-39 89-111 89h-73z"><text:p/></draw:path><draw:path draw:style-name="gr3" draw:text-style-name="P165" svg:width="0.0303in" svg:height="0.1157in" svg:x="0.1303in" svg:y="0.1213in" svg:viewBox="0 0 78 295" svg:d="M72 0c-56 40-72 103-72 148 0 42 12 106 72 147 2 0 6 0 6-2 0-3-1-3-4-5-39-36-54-86-54-140 0-80 30-119 56-141 1-1 2-2 2-3 0-4-4-4-6-4z"><text:p/></draw:path><draw:path draw:style-name="gr3" draw:text-style-name="P165" svg:width="0.0394in" svg:height="0.0736in" svg:x="0.174in" svg:y="0.1354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165" svg:width="0.0303in" svg:height="0.1157in" svg:x="0.2272in" svg:y="0.1213in" svg:viewBox="0 0 78 295" svg:d="M6 0c-2 0-6 0-6 4 0 1 1 2 2 3 27 24 54 64 54 141 0 61-19 109-50 138-6 4-6 4-6 7 0 1 1 2 4 2s32-19 51-56c15-24 23-57 23-91 0-41-13-107-72-148z"><text:p/></draw:path><draw:path draw:style-name="gr3" draw:text-style-name="P165" svg:width="0.1476in" svg:height="0.0866in" svg:x="0.3343in" svg:y="0.1917in" svg:viewBox="0 0 376 221" svg:d="M360 119c7 0 16 0 16-9 0-8-9-8-16-8h-314c24-18 34-35 38-41 19-29 23-55 23-56 0-5-5-5-9-5-7 0-8 1-9 8-10 42-35 77-82 96-5 3-7 4-7 6 0 3 2 4 7 6 43 18 72 51 82 99 1 5 2 6 9 6 4 0 9 0 9-5 0-1-4-28-22-55-8-13-20-29-39-42z"><text:p/></draw:path><draw:path draw:style-name="gr3" draw:text-style-name="P165" svg:width="0.2213in" svg:height="0.2327in" svg:x="0.7492in" svg:y="0.1189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3" draw:text-style-name="P165" svg:width="0.035in" svg:height="0.078in" svg:x="0.5429in" svg:y="0.4059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165" svg:width="0.0146in" svg:height="0.0358in" svg:x="0.5976in" svg:y="0.4701in" svg:viewBox="0 0 38 92" svg:d="M30 30c0 16-4 35-23 54-2 1-3 2-3 4s3 4 4 4c4 0 30-24 30-60 0-18-7-32-21-32-10 0-17 7-17 17 0 9 7 18 17 18 8 0 13-5 13-5z"><text:p/></draw:path><draw:path draw:style-name="gr3" draw:text-style-name="P165" svg:width="0.0512in" svg:height="0.1008in" svg:x="0.624in" svg:y="0.4059in" svg:viewBox="0 0 131 257" svg:d="M131 12c0-6-4-12-12-12-9 0-17 8-17 17 0 5 4 11 12 11s17-8 17-16zM67 211c-5 21-20 37-38 37-4 0-7-1-11-1 8-5 11-11 11-15 0-8-6-11-12-11-10 0-17 7-17 17 0 12 12 19 30 19 17 0 53-10 61-47l27-107c1-2 2-5 2-9 0-16-14-28-32-28-33 0-52 41-52 46 0 3 5 3 5 3 3 0 3-1 6-6 7-17 23-35 39-35 8 0 11 5 11 15 0 3-1 7-1 9z"><text:p/></draw:path><draw:path draw:style-name="gr3" draw:text-style-name="P165" svg:width="0.0642in" svg:height="0.076in" svg:x="0.698in" svg:y="0.4165in" svg:viewBox="0 0 164 194" svg:d="M152 103c5 0 12 0 12-6 0-8-7-8-12-8h-138c5-42 41-75 88-75h50c5 0 12 0 12-7s-7-7-12-7h-51c-55 0-101 43-101 97s46 97 101 97h51c5 0 12 0 12-8 0-6-7-6-12-6h-50c-47 0-83-34-88-77z"><text:p/></draw:path><draw:polygon draw:style-name="gr3" draw:text-style-name="P165" svg:width="0.0177in" svg:height="0.1161in" svg:x="0.7909in" svg:y="0.3961in" svg:viewBox="0 0 46 296" draw:points="46,296 46,281 14,281 14,14 46,14 46,0 0,0 0,296"><text:p/></draw:polygon><draw:path draw:style-name="gr3" draw:text-style-name="P165" svg:width="0.0709in" svg:height="0.0524in" svg:x="0.8177in" svg:y="0.431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olygon draw:style-name="gr3" draw:text-style-name="P165" svg:width="0.0177in" svg:height="0.1161in" svg:x="0.8984in" svg:y="0.3961in" svg:viewBox="0 0 46 296" draw:points="46,0 0,0 0,14 31,14 31,281 0,281 0,296 46,296"><text:p/></draw:polygon><draw:path draw:style-name="gr3" draw:text-style-name="P165" svg:width="0.0146in" svg:height="0.0358in" svg:x="0.9453in" svg:y="0.4701in" svg:viewBox="0 0 38 92" svg:d="M30 30c0 16-4 35-23 54-2 1-3 2-3 4s3 4 4 4c4 0 30-24 30-60 0-18-7-32-21-32-10 0-17 7-17 17 0 9 7 18 17 18 8 0 13-5 13-5z"><text:p/></draw:path><draw:path draw:style-name="gr3" draw:text-style-name="P165" svg:width="0.035in" svg:height="0.078in" svg:x="0.9768in" svg:y="0.4059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3" draw:text-style-name="P165" svg:width="0.0642in" svg:height="0.1079in" svg:x="1.0382in" svg:y="0.4in" svg:viewBox="0 0 164 275" svg:d="M161 13c2-3 3-5 3-6 0-3-3-7-8-7-4 0-5 2-7 6l-147 256c-2 3-2 4-2 4 0 5 2 9 7 9s6-4 7-6z"><text:p/></draw:path><draw:path draw:style-name="gr3" draw:text-style-name="P165" svg:width="0.0854in" svg:height="0.0311in" svg:x="1.0268in" svg:y="0.4386in" svg:viewBox="0 0 218 80" svg:d="M208 14c3 0 10 0 10-7s-7-7-10-7h-197c-4 0-11 0-11 7s7 7 12 7zM208 80c3 0 10 0 10-7 0-8-7-8-10-8h-196c-5 0-12 0-12 8 0 7 7 7 11 7z"><text:p/></draw:path><draw:path draw:style-name="gr3" draw:text-style-name="P165" svg:width="0.0512in" svg:height="0.1008in" svg:x="1.1205in" svg:y="0.4059in" svg:viewBox="0 0 131 257" svg:d="M131 12c0-6-4-12-12-12-9 0-17 8-17 17 0 5 4 11 12 11s17-8 17-16zM67 211c-5 21-20 37-38 37-4 0-7-1-11-1 8-5 11-11 11-15 0-8-6-11-12-11-10 0-17 7-17 17 0 12 12 19 30 19 17 0 53-10 61-47l27-107c1-2 2-5 2-9 0-16-14-28-32-28-33 0-52 41-52 46 0 3 5 3 5 3 3 0 5-1 6-6 7-17 23-35 39-35 8 0 11 5 11 15 0 3-1 7-1 9z"><text:p/></draw:path><draw:path draw:style-name="gr3" draw:text-style-name="P165" svg:width="0.0819in" svg:height="0.3984in" svg:x="1.2441in" svg:y="0.0362in" svg:viewBox="0 0 209 1013" svg:d="M209 1009c0-2-1-2-3-3-15-17-44-45-72-90-68-110-98-246-98-410 0-114 14-259 84-385 34-61 68-95 88-114 1 0 1-1 1-3 0-4-4-4-10-4-5 0-6 0-13 7-142 129-186 322-186 499 0 166 38 333 146 460 9 10 24 26 42 42 5 5 6 5 11 5 6 0 10 0 10-4z"><text:p/></draw:path><draw:path draw:style-name="gr3" draw:text-style-name="P165" svg:width="0.0547in" svg:height="0.1106in" svg:x="1.3469in" svg:y="0.1665in" svg:viewBox="0 0 140 282" svg:d="M88 11c0-10 0-11-11-11-27 26-64 26-77 26v15c8 0 34 0 55-12v219c0 16 0 21-38 21h-15v13c15-1 53-1 69-1 18 0 54 0 69 1v-13h-13c-38 0-39-5-39-21z"><text:p/></draw:path><draw:path draw:style-name="gr3" draw:text-style-name="P165" svg:width="0.1102in" svg:height="0.1106in" svg:x="1.461in" svg:y="0.1799in" svg:viewBox="0 0 281 282" svg:d="M150 150h118c6 0 13 0 13-8 0-10-7-10-13-10h-118v-118c0-7 0-14-8-14-10 0-10 7-10 14v118h-118c-7 0-14 0-14 10 0 8 7 8 14 8h118v118c0 6 0 14 10 14 8 0 8-8 8-14z"><text:p/></draw:path><draw:path draw:style-name="gr3" draw:text-style-name="P165" svg:width="0.0441in" svg:height="0.1063in" svg:x="1.6421in" svg:y="0.0823in" svg:viewBox="0 0 113 271" svg:d="M0 257c0 6 0 14 8 14 10 0 10-8 10-14v-241c0-8 0-16-8-16-10 0-10 8-10 16zM94 257c0 6 0 14 9 14 10 0 10-8 10-14v-241c0-8 0-16-10-16-9 0-9 8-9 16z"><text:p/></draw:path><draw:path draw:style-name="gr3" draw:text-style-name="P165" svg:width="0.0441in" svg:height="0.1063in" svg:x="1.6421in" svg:y="0.1823in" svg:viewBox="0 0 113 271" svg:d="M0 257c0 6 0 14 8 14 10 0 10-8 10-14v-241c0-8 0-16-8-16-10 0-10 8-10 16zM94 257c0 6 0 14 9 14 10 0 10-8 10-14v-241c0-8 0-16-10-16-9 0-9 8-9 16z"><text:p/></draw:path><draw:path draw:style-name="gr3" draw:text-style-name="P165" svg:width="0.0441in" svg:height="0.1063in" svg:x="1.6421in" svg:y="0.2815in" svg:viewBox="0 0 113 271" svg:d="M0 257c0 6 0 14 8 14 10 0 10-8 10-14v-241c0-8 0-16-8-16-10 0-10 8-10 16zM94 257c0 6 0 14 9 14 10 0 10-8 10-14v-241c0-8 0-16-10-16-9 0-9 8-9 16z"><text:p/></draw:path><draw:path draw:style-name="gr3" draw:text-style-name="P165" svg:width="0.076in" svg:height="0.1075in" svg:x="1.7146in" svg:y="0.2031in" svg:viewBox="0 0 194 274" svg:d="M194 26c0-6 0-7 0-9 0-9-4-12-10-12-5 0-12 2-16 8-1 3-4 16-6 23-2 11-6 23-8 34l-20 76c-1 6-19 36-48 36-21 0-26-18-26-34 0-20 8-45 23-83 6-17 7-22 7-30 0-19-13-35-35-35-39 0-55 61-55 65 0 5 4 5 5 5 5 0 5-2 7-9 11-39 29-51 43-51 3 0 10 0 10 13 0 11-4 21-7 30-17 44-24 69-24 89 0 37 26 50 51 50 17 0 31-7 42-19-5 21-9 42-26 65-12 14-28 27-47 27-6 0-25-2-32-18 7 0 12 0 18-5 4-4 8-9 8-18 0-13-12-15-16-15-9 0-24 7-24 29 0 20 20 36 46 36 44 0 88-39 98-87z"><text:p/></draw:path><draw:path draw:style-name="gr3" draw:text-style-name="P165" svg:width="0.0303in" svg:height="0.1157in" svg:x="1.8106in" svg:y="0.1035in" svg:viewBox="0 0 78 295" svg:d="M72 0c-56 40-72 103-72 148 0 42 12 106 72 147 2 0 6 0 6-2 0-3-1-3-4-5-39-36-54-86-54-140 0-80 30-119 56-141 1-1 2-2 2-3 0-4-4-4-6-4z"><text:p/></draw:path><draw:path draw:style-name="gr3" draw:text-style-name="P165" svg:width="0.0394in" svg:height="0.0736in" svg:x="1.8539in" svg:y="0.1181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165" svg:width="0.0303in" svg:height="0.1157in" svg:x="1.9075in" svg:y="0.1035in" svg:viewBox="0 0 78 295" svg:d="M6 0c-2 0-6 0-6 4 0 1 1 2 2 3 27 24 54 64 54 141 0 61-19 109-50 138-6 4-6 4-6 7 0 1 1 2 4 2s32-19 51-56c15-24 23-57 23-91 0-41-13-107-72-148z"><text:p/></draw:path><draw:path draw:style-name="gr3" draw:text-style-name="P165" svg:width="0.035in" svg:height="0.078in" svg:x="1.7969in" svg:y="0.2461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3" draw:text-style-name="P165" svg:width="0.1012in" svg:height="0.0067in" svg:x="2.0102in" svg:y="0.2319in" svg:viewBox="0 0 258 18" svg:d="M244 18c7 0 14 0 14-10 0-8-7-8-14-8h-230c-7 0-14 0-14 8 0 10 7 10 14 10z"><text:p/></draw:path><draw:path draw:style-name="gr3" draw:text-style-name="P165" svg:width="0.0768in" svg:height="0.1075in" svg:x="2.1673in" svg:y="0.2031in" svg:viewBox="0 0 196 274" svg:d="M194 26c2-6 2-7 2-9 0-9-6-12-12-12-5 0-12 2-16 8-1 3-4 16-6 23-2 11-6 23-8 34l-20 76c-1 6-19 36-46 36-23 0-28-18-28-34 0-20 8-45 23-83 6-17 7-22 7-30 0-19-13-35-35-35-39 0-55 61-55 65 0 5 4 5 5 5 5 0 5-2 7-9 11-39 29-51 43-51 3 0 10 0 10 13 0 11-4 21-7 30-17 44-24 69-24 89 0 37 26 50 51 50 17 0 31-7 42-19-5 21-9 42-26 65-12 14-28 27-47 27-6 0-25-2-32-18 7 0 12 0 19-5 3-4 7-9 7-18 0-13-12-15-16-15-9 0-24 7-24 29 0 20 20 36 46 36 44 0 88-39 98-87z"><text:p/></draw:path><draw:path draw:style-name="gr3" draw:text-style-name="P165" svg:width="0.0303in" svg:height="0.1157in" svg:x="2.263in" svg:y="0.1035in" svg:viewBox="0 0 78 295" svg:d="M72 0c-56 40-72 103-72 148 0 42 12 106 72 147 2 0 6 0 6-2 0-3-1-3-4-5-39-36-54-86-54-140 0-80 30-119 56-141 1-1 2-2 2-3 0-4-4-4-6-4z"><text:p/></draw:path><draw:path draw:style-name="gr3" draw:text-style-name="P165" svg:width="0.0394in" svg:height="0.0736in" svg:x="2.3067in" svg:y="0.1181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165" svg:width="0.0303in" svg:height="0.1157in" svg:x="2.3606in" svg:y="0.1035in" svg:viewBox="0 0 78 295" svg:d="M6 0c-2 0-6 0-6 4 0 1 1 2 2 3 27 24 54 64 54 141 0 61-19 109-50 138-6 4-6 4-6 7 0 1 1 2 4 2s32-19 51-56c15-24 23-57 23-91 0-41-13-107-72-148z"><text:p/></draw:path><draw:path draw:style-name="gr3" draw:text-style-name="P165" svg:width="0.0512in" svg:height="0.1008in" svg:x="2.2437in" svg:y="0.2461in" svg:viewBox="0 0 131 257" svg:d="M131 12c0-6-4-12-12-12-9 0-17 8-17 17 0 5 4 11 12 11s17-8 17-16zM67 211c-5 21-20 37-38 37-4 0-7-1-11-1 8-5 11-11 11-15 0-8-6-11-12-11-10 0-17 7-17 17 0 12 12 19 30 19 17 0 53-10 61-47l27-107c1-2 2-5 2-9 0-16-14-28-32-28-33 0-52 41-52 46 0 3 5 3 5 3 3 0 3-1 6-6 7-17 23-35 39-35 8 0 11 5 11 15 0 3-1 7-1 9z"><text:p/></draw:path><draw:path draw:style-name="gr3" draw:text-style-name="P165" svg:width="0.0441in" svg:height="0.1063in" svg:x="2.4358in" svg:y="0.0823in" svg:viewBox="0 0 113 271" svg:d="M0 257c0 6 0 14 8 14 10 0 10-8 10-14v-241c0-8 0-16-8-16-10 0-10 8-10 16zM94 257c0 6 0 14 9 14 10 0 10-8 10-14v-241c0-8 0-16-10-16-9 0-9 8-9 16z"><text:p/></draw:path><draw:path draw:style-name="gr3" draw:text-style-name="P165" svg:width="0.0441in" svg:height="0.1063in" svg:x="2.4358in" svg:y="0.1823in" svg:viewBox="0 0 113 271" svg:d="M0 257c0 6 0 14 8 14 10 0 10-8 10-14v-241c0-8 0-16-8-16-10 0-10 8-10 16zM94 257c0 6 0 14 9 14 10 0 10-8 10-14v-241c0-8 0-16-10-16-9 0-9 8-9 16z"><text:p/></draw:path><draw:path draw:style-name="gr3" draw:text-style-name="P165" svg:width="0.0441in" svg:height="0.1063in" svg:x="2.4358in" svg:y="0.2815in" svg:viewBox="0 0 113 271" svg:d="M0 257c0 6 0 14 8 14 10 0 10-8 10-14v-241c0-8 0-16-8-16-10 0-10 8-10 16zM94 257c0 6 0 14 9 14 10 0 10-8 10-14v-241c0-8 0-16-10-16-9 0-9 8-9 16z"><text:p/></draw:path><draw:path draw:style-name="gr3" draw:text-style-name="P165" svg:width="0.0516in" svg:height="0.0772in" svg:x="2.5114in" svg:y="0.05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165" svg:width="0.0819in" svg:height="0.3984in" svg:x="2.5846in" svg:y="0.0362in" svg:viewBox="0 0 209 1013" svg:d="M209 506c0-165-39-332-147-459-8-10-24-27-40-42-6-5-8-5-14-5-4 0-8 0-8 4 0 2 2 3 2 4 15 16 44 44 72 90 68 108 99 245 99 408 0 114-15 261-84 386-34 61-70 96-87 114-1 1-2 1-2 3 0 4 4 4 8 4 6 0 8 0 14-6 142-130 187-322 187-501z"><text:p/></draw:path><draw:path draw:style-name="gr3" draw:text-style-name="P165" svg:width="0.0783in" svg:height="0.0059in" svg:x="2.7138in" svg:y="0.0453in" svg:viewBox="0 0 200 16" svg:d="M190 16c3 0 10 0 10-9 0-7-6-7-10-7h-178c-5 0-12 0-12 7 0 9 7 9 12 9z"><text:p/></draw:path><draw:path draw:style-name="gr3" draw:text-style-name="P165" svg:width="0.0421in" svg:height="0.0772in" svg:x="2.8177in" svg:y="0in" svg:viewBox="0 0 108 197" svg:d="M67 8c0-8-1-8-8-8-19 18-47 19-59 19v11c7 0 26 0 43-8v151c0 9 0 13-30 13h-11v11c5 0 42-1 53-1 10 0 47 1 53 1v-11h-11c-30 0-30-4-30-13z"><text:p/></draw:path></draw:g></text:p>
      <text:p text:style-name="P119"><text:tab/><draw:g text:anchor-type="as-char" svg:y="-0.4992in" draw:z-index="91" draw:style-name="gr1"><svg:title>TexMaths</svg:title><svg:desc>12§display§q_{ij}^{(t)} \leftarrow \frac{\left( 1 + \left\lVert y_{i}^{(t)} - y_{j}^{(t)} \right\rVert^2 \right)^{-1}}{Z^{(t)}}§svg§600§FALSE§</svg:desc><draw:polygon draw:style-name="gr2" draw:text-style-name="P164" svg:width="2.1732in" svg:height="0.5996in" svg:x="0.0016in" svg:y="0.0083in" svg:viewBox="0 0 5521 1524" draw:points="2761,1524 0,1524 0,0 5521,0 5521,1524"><text:p/></draw:polygon><draw:path draw:style-name="gr3" draw:text-style-name="P165" svg:width="0.0685in" svg:height="0.1055in" svg:x="0in" svg:y="0.426in" svg:viewBox="0 0 175 269" svg:d="M175 5c0-3-1-5-5-5s-21 17-28 30c-10-23-26-30-40-30-50 0-102 62-102 124 0 42 25 68 55 68 19 0 36-11 51-26-4 15-17 72-18 76-4 12-9 14-32 15-6 0-9 0-9 8 0 0 0 4 5 4 13 0 28-1 43-1 14 0 29 1 43 1 2 0 8 0 8-7 0-5-4-5-12-5-20 0-20-4-20-7s1-6 2-10zM58 182c-27 0-28-32-28-39 0-21 12-67 20-84 12-33 34-49 52-49 28 0 34 33 34 36s-23 96-24 97c-8 13-32 39-54 39z"><text:p/></draw:path><draw:path draw:style-name="gr3" draw:text-style-name="P165" svg:width="0.0303in" svg:height="0.1157in" svg:x="0.0866in" svg:y="0.326in" svg:viewBox="0 0 78 295" svg:d="M72 0c-56 40-72 103-72 148 0 42 12 106 72 147 2 0 6 0 6-2 0-3-1-3-4-5-39-36-54-86-54-140 0-80 30-119 56-141 1-1 2-2 2-3 0-4-4-4-6-4z"><text:p/></draw:path><draw:path draw:style-name="gr3" draw:text-style-name="P165" svg:width="0.0394in" svg:height="0.0736in" svg:x="0.1299in" svg:y="0.3406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165" svg:width="0.0303in" svg:height="0.1157in" svg:x="0.1839in" svg:y="0.326in" svg:viewBox="0 0 78 295" svg:d="M6 0c-2 0-6 0-6 4 0 1 1 2 2 3 27 24 54 64 54 141 0 61-19 109-50 138-6 4-6 4-6 7 0 1 1 2 4 2s32-19 51-56c15-24 23-57 23-91 0-41-13-107-72-148z"><text:p/></draw:path><draw:path draw:style-name="gr3" draw:text-style-name="P165" svg:width="0.035in" svg:height="0.078in" svg:x="0.0728in" svg:y="0.4693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165" svg:width="0.0512in" svg:height="0.1008in" svg:x="0.1142in" svg:y="0.4693in" svg:viewBox="0 0 131 257" svg:d="M131 12c0-6-4-12-12-12-9 0-17 8-17 17 0 5 4 11 12 11s17-8 17-16zM67 211c-5 21-20 37-38 37-4 0-7-1-11-1 8-5 11-11 11-15 0-8-6-11-12-11-10 0-17 7-17 17 0 12 12 19 30 19 17 0 53-10 61-47l27-107c1-2 2-5 2-9 0-16-14-28-32-28-33 0-52 41-52 46 0 3 5 3 5 3 3 0 3-1 6-6 7-17 23-35 39-35 8 0 11 5 11 15 0 3-1 7-1 9z"><text:p/></draw:path><draw:path draw:style-name="gr3" draw:text-style-name="P165" svg:width="0.1476in" svg:height="0.0866in" svg:x="0.2909in" svg:y="0.4146in" svg:viewBox="0 0 376 221" svg:d="M360 119c7 0 16 0 16-9 0-8-9-8-16-8h-314c24-18 34-35 38-41 19-29 23-55 23-56 0-5-5-5-9-5-7 0-8 1-9 8-10 42-35 77-82 96-5 3-7 4-7 6 0 3 2 4 7 6 43 18 72 51 82 99 1 5 2 6 9 6 4 0 9 0 9-5 0-1-4-28-22-55-8-13-20-29-39-42z"><text:p/></draw:path><draw:path draw:style-name="gr3" draw:text-style-name="P165" svg:width="0.0819in" svg:height="0.3984in" svg:x="0.5484in" svg:y="0.0366in" svg:viewBox="0 0 209 1013" svg:d="M209 1009c0-2-1-2-3-3-15-17-44-45-72-90-68-110-98-246-98-410 0-114 14-259 84-385 34-61 68-95 88-114 1 0 1-1 1-3 0-4-4-4-10-4-5 0-6 0-13 7-142 129-186 322-186 499 0 166 38 333 146 460 9 10 24 26 42 42 5 5 6 5 11 5 6 0 10 0 10-4z"><text:p/></draw:path><draw:path draw:style-name="gr3" draw:text-style-name="P165" svg:width="0.0547in" svg:height="0.1106in" svg:x="0.6504in" svg:y="0.1665in" svg:viewBox="0 0 140 282" svg:d="M88 11c0-10 0-11-11-11-27 26-64 26-77 26v15c8 0 34 0 55-12v219c0 16 0 21-38 21h-15v13c15-1 53-1 69-1 18 0 54 0 69 1v-13h-13c-38 0-39-5-39-21z"><text:p/></draw:path><draw:path draw:style-name="gr3" draw:text-style-name="P165" svg:width="0.1102in" svg:height="0.1106in" svg:x="0.7654in" svg:y="0.1799in" svg:viewBox="0 0 281 282" svg:d="M150 150h118c6 0 13 0 13-8 0-10-7-10-13-10h-118v-118c0-7 0-14-8-14-10 0-10 7-10 14v118h-118c-7 0-14 0-14 10 0 8 7 8 14 8h118v118c0 6 0 14 10 14 8 0 8-8 8-14z"><text:p/></draw:path><draw:path draw:style-name="gr3" draw:text-style-name="P165" svg:width="0.0441in" svg:height="0.1063in" svg:x="0.9457in" svg:y="0.0823in" svg:viewBox="0 0 113 271" svg:d="M0 257c0 6 0 14 8 14 10 0 10-8 10-14v-241c0-8 0-16-8-16-10 0-10 8-10 16zM94 257c0 6 0 14 9 14 10 0 10-8 10-14v-241c0-8 0-16-10-16-9 0-9 8-9 16z"><text:p/></draw:path><draw:path draw:style-name="gr3" draw:text-style-name="P165" svg:width="0.0441in" svg:height="0.1063in" svg:x="0.9457in" svg:y="0.1823in" svg:viewBox="0 0 113 271" svg:d="M0 257c0 6 0 14 8 14 10 0 10-8 10-14v-241c0-8 0-16-8-16-10 0-10 8-10 16zM94 257c0 6 0 14 9 14 10 0 10-8 10-14v-241c0-8 0-16-10-16-9 0-9 8-9 16z"><text:p/></draw:path><draw:path draw:style-name="gr3" draw:text-style-name="P165" svg:width="0.0441in" svg:height="0.1063in" svg:x="0.9457in" svg:y="0.2815in" svg:viewBox="0 0 113 271" svg:d="M0 257c0 6 0 14 8 14 10 0 10-8 10-14v-241c0-8 0-16-8-16-10 0-10 8-10 16zM94 257c0 6 0 14 9 14 10 0 10-8 10-14v-241c0-8 0-16-10-16-9 0-9 8-9 16z"><text:p/></draw:path><draw:path draw:style-name="gr3" draw:text-style-name="P165" svg:width="0.076in" svg:height="0.1075in" svg:x="1.0189in" svg:y="0.2031in" svg:viewBox="0 0 194 274" svg:d="M194 26c0-6 0-7 0-9 0-9-4-12-10-12-5 0-12 2-16 8-1 3-4 16-6 23-2 11-6 23-8 34l-20 76c-1 6-19 36-48 36-21 0-26-18-26-34 0-20 8-45 23-83 6-17 7-22 7-30 0-19-13-35-35-35-39 0-55 61-55 65 0 5 4 5 5 5 5 0 5-2 7-9 11-39 29-51 43-51 3 0 10 0 10 13 0 11-4 21-7 30-17 44-24 69-24 89 0 37 26 50 51 50 17 0 31-7 42-19-5 21-9 42-26 65-12 14-28 27-47 27-6 0-25-2-32-18 7 0 12 0 18-5 4-4 8-9 8-18 0-13-12-15-16-15-9 0-24 7-24 29 0 20 20 36 46 36 44 0 88-39 98-87z"><text:p/></draw:path><draw:path draw:style-name="gr3" draw:text-style-name="P165" svg:width="0.0303in" svg:height="0.1157in" svg:x="1.115in" svg:y="0.1035in" svg:viewBox="0 0 78 295" svg:d="M72 0c-56 40-72 103-72 148 0 42 12 106 72 147 2 0 6 0 6-2 0-3-1-3-4-5-39-36-54-86-54-140 0-80 30-119 56-141 1-1 2-2 2-3 0-4-4-4-6-4z"><text:p/></draw:path><draw:path draw:style-name="gr3" draw:text-style-name="P165" svg:width="0.0394in" svg:height="0.0736in" svg:x="1.1583in" svg:y="0.1181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165" svg:width="0.0303in" svg:height="0.1157in" svg:x="1.2118in" svg:y="0.1035in" svg:viewBox="0 0 78 295" svg:d="M6 0c-2 0-6 0-6 4 0 1 1 2 2 3 27 24 54 64 54 141 0 61-19 109-50 138-6 4-6 4-6 7 0 1 1 2 4 2s32-19 51-56c15-24 23-57 23-91 0-41-13-107-72-148z"><text:p/></draw:path><draw:path draw:style-name="gr3" draw:text-style-name="P165" svg:width="0.035in" svg:height="0.078in" svg:x="1.1008in" svg:y="0.2461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3" draw:text-style-name="P165" svg:width="0.1012in" svg:height="0.0067in" svg:x="1.3142in" svg:y="0.2319in" svg:viewBox="0 0 258 18" svg:d="M244 18c7 0 14 0 14-10 0-8-7-8-14-8h-230c-7 0-14 0-14 8 0 10 7 10 14 10z"><text:p/></draw:path><draw:path draw:style-name="gr3" draw:text-style-name="P165" svg:width="0.0768in" svg:height="0.1075in" svg:x="1.4713in" svg:y="0.2031in" svg:viewBox="0 0 196 274" svg:d="M194 26c2-6 2-7 2-9 0-9-6-12-12-12-5 0-12 2-16 8-1 3-4 16-6 23-2 11-6 23-8 34l-20 76c-1 6-19 36-46 36-23 0-28-18-28-34 0-20 8-45 23-83 6-17 7-22 7-30 0-19-13-35-35-35-39 0-55 61-55 65 0 5 4 5 5 5 5 0 5-2 7-9 11-39 29-51 43-51 3 0 10 0 10 13 0 11-4 21-7 30-17 44-24 69-24 89 0 37 26 50 51 50 17 0 31-7 42-19-5 21-9 42-26 65-12 14-28 27-47 27-6 0-25-2-32-18 7 0 12 0 19-5 3-4 7-9 7-18 0-13-12-15-16-15-9 0-24 7-24 29 0 20 20 36 46 36 44 0 88-39 98-87z"><text:p/></draw:path><draw:path draw:style-name="gr3" draw:text-style-name="P165" svg:width="0.0303in" svg:height="0.1157in" svg:x="1.5669in" svg:y="0.1035in" svg:viewBox="0 0 78 295" svg:d="M72 0c-56 40-72 103-72 148 0 42 12 106 72 147 2 0 6 0 6-2 0-3-1-3-4-5-39-36-54-86-54-140 0-80 30-119 56-141 1-1 2-2 2-3 0-4-4-4-6-4z"><text:p/></draw:path><draw:path draw:style-name="gr3" draw:text-style-name="P165" svg:width="0.0394in" svg:height="0.0736in" svg:x="1.6106in" svg:y="0.1181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165" svg:width="0.0303in" svg:height="0.1157in" svg:x="1.6646in" svg:y="0.1035in" svg:viewBox="0 0 78 295" svg:d="M6 0c-2 0-6 0-6 4 0 1 1 2 2 3 27 24 54 64 54 141 0 61-19 109-50 138-6 4-6 4-6 7 0 1 1 2 4 2s32-19 51-56c15-24 23-57 23-91 0-41-13-107-72-148z"><text:p/></draw:path><draw:path draw:style-name="gr3" draw:text-style-name="P165" svg:width="0.0512in" svg:height="0.1008in" svg:x="1.548in" svg:y="0.2461in" svg:viewBox="0 0 131 257" svg:d="M131 12c0-6-4-12-12-12-9 0-17 8-17 17 0 5 4 11 12 11s17-8 17-16zM67 211c-5 21-20 37-38 37-4 0-7-1-11-1 8-5 11-11 11-15 0-8-6-11-12-11-10 0-17 7-17 17 0 12 12 19 30 19 17 0 53-10 61-47l27-107c1-2 2-5 2-9 0-16-14-28-32-28-33 0-52 41-52 46 0 3 5 3 5 3 3 0 3-1 6-6 7-17 23-35 39-35 8 0 11 5 11 15 0 3-1 7-1 9z"><text:p/></draw:path><draw:path draw:style-name="gr3" draw:text-style-name="P165" svg:width="0.0441in" svg:height="0.1063in" svg:x="1.7406in" svg:y="0.0823in" svg:viewBox="0 0 113 271" svg:d="M0 257c0 6 0 14 8 14 10 0 10-8 10-14v-241c0-8 0-16-8-16-10 0-10 8-10 16zM94 257c0 6 0 14 9 14 10 0 10-8 10-14v-241c0-8 0-16-10-16-9 0-9 8-9 16z"><text:p/></draw:path><draw:path draw:style-name="gr3" draw:text-style-name="P165" svg:width="0.0441in" svg:height="0.1063in" svg:x="1.7406in" svg:y="0.1823in" svg:viewBox="0 0 113 271" svg:d="M0 257c0 6 0 14 8 14 10 0 10-8 10-14v-241c0-8 0-16-8-16-10 0-10 8-10 16zM94 257c0 6 0 14 9 14 10 0 10-8 10-14v-241c0-8 0-16-10-16-9 0-9 8-9 16z"><text:p/></draw:path><draw:path draw:style-name="gr3" draw:text-style-name="P165" svg:width="0.0441in" svg:height="0.1063in" svg:x="1.7406in" svg:y="0.2815in" svg:viewBox="0 0 113 271" svg:d="M0 257c0 6 0 14 8 14 10 0 10-8 10-14v-241c0-8 0-16-8-16-10 0-10 8-10 16zM94 257c0 6 0 14 9 14 10 0 10-8 10-14v-241c0-8 0-16-10-16-9 0-9 8-9 16z"><text:p/></draw:path><draw:path draw:style-name="gr3" draw:text-style-name="P165" svg:width="0.0516in" svg:height="0.0772in" svg:x="1.8161in" svg:y="0.05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165" svg:width="0.0819in" svg:height="0.3984in" svg:x="1.889in" svg:y="0.0366in" svg:viewBox="0 0 209 1013" svg:d="M209 506c0-165-39-332-147-459-8-10-24-27-40-42-6-5-8-5-14-5-4 0-8 0-8 4 0 2 2 3 2 4 15 16 44 44 72 90 68 108 99 245 99 408 0 114-15 260-84 386-34 61-70 96-87 114-1 1-2 1-2 3 0 4 4 4 8 4 6 0 8 0 14-6 142-130 187-323 187-501z"><text:p/></draw:path><draw:path draw:style-name="gr3" draw:text-style-name="P165" svg:width="0.0783in" svg:height="0.0059in" svg:x="2.0177in" svg:y="0.0457in" svg:viewBox="0 0 200 16" svg:d="M190 16c3 0 10 0 10-9 0-7-6-7-10-7h-178c-5 0-12 0-12 7 0 9 7 9 12 9z"><text:p/></draw:path><draw:path draw:style-name="gr3" draw:text-style-name="P165" svg:width="0.0421in" svg:height="0.0772in" svg:x="2.1217in" svg:y="0in" svg:viewBox="0 0 108 197" svg:d="M67 8c0-8 0-8-8-8-19 18-47 19-59 19v11c7 0 26 0 43-8v151c0 9 0 13-30 13h-11v11c5 0 42-1 53-1 10 0 47 1 53 1v-11h-11c-30 0-30-4-30-13z"><text:p/></draw:path><draw:polygon draw:style-name="gr3" draw:text-style-name="P165" svg:width="1.6697in" svg:height="0.0067in" svg:x="0.5134in" svg:y="0.4547in" svg:viewBox="0 0 4242 18" draw:points="2122,18 0,18 0,0 4242,0 4242,18"><text:p/></draw:polygon><draw:path draw:style-name="gr3" draw:text-style-name="P165" svg:width="0.1102in" svg:height="0.1134in" svg:x="1.2142in" svg:y="0.5028in" svg:viewBox="0 0 281 289" svg:d="M281 11c0-3 0-4 0-7 0-4-1-4-10-4h-179c-9 0-10 0-13 8l-24 76c0 2 0 5 0 6s0 5 5 5c4 0 5-3 5-4 17-50 38-78 104-78h69l-236 264c0 1-2 7-2 9 0 3 2 3 11 3h183c10 0 11 0 14-8l30-94c0-2 2-5 2-7 0-1-2-5-6-5s-5 3-7 11c-18 58-39 89-111 89h-73z"><text:p/></draw:path><draw:path draw:style-name="gr3" draw:text-style-name="P165" svg:width="0.0303in" svg:height="0.1157in" svg:x="1.3437in" svg:y="0.4815in" svg:viewBox="0 0 78 295" svg:d="M72 0c-56 40-72 103-72 148 0 42 12 106 72 147 2 0 6 0 6-2 0-3-1-3-4-5-39-36-54-86-54-140 0-80 30-119 56-141 1-1 2-2 2-3 0-4-4-4-6-4z"><text:p/></draw:path><draw:path draw:style-name="gr3" draw:text-style-name="P165" svg:width="0.0394in" svg:height="0.0736in" svg:x="1.387in" svg:y="0.4957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165" svg:width="0.0303in" svg:height="0.1157in" svg:x="1.4406in" svg:y="0.4815in" svg:viewBox="0 0 78 295" svg:d="M6 0c-2 0-6 0-6 4 0 1 1 2 2 3 27 24 54 64 54 141 0 61-19 109-50 138-6 4-6 4-6 7 0 1 1 2 4 2s32-19 51-56c15-24 23-57 23-91 0-41-13-107-72-148z"><text:p/></draw:path></draw:g>, <draw:g text:anchor-type="as-char" svg:y="-0.1252in" draw:z-index="94" draw:style-name="gr1"><svg:title>TexMaths</svg:title><svg:desc>12§display§\forall i, j \in [n]§svg§600§FALSE§</svg:desc><draw:polygon draw:style-name="gr2" draw:text-style-name="P164" svg:width="0.6594in" svg:height="0.1492in" svg:x="0.0087in" svg:y="0.0067in" svg:viewBox="0 0 1676 380" draw:points="837,380 0,380 0,0 1676,0 1676,380"><text:p/></draw:polygon><draw:path draw:style-name="gr3" draw:text-style-name="P165" svg:width="0.0921in" svg:height="0.1193in" svg:x="0in" svg:y="0.0075in" svg:viewBox="0 0 235 304" svg:d="M233 17c2-5 2-6 2-9 0-4-2-8-8-8-5 0-9 5-10 10l-35 93h-128l-36-93c-1-6-4-10-10-10-4 0-8 4-8 8 0 2 0 3 2 9l106 276c2 7 5 11 10 11 6 0 8-5 9-10zM60 120h115l-57 151z"><text:p/></draw:path><draw:path draw:style-name="gr3" draw:text-style-name="P165" svg:width="0.0441in" svg:height="0.1114in" svg:x="0.0972in" svg:y="0.0138in" svg:viewBox="0 0 113 284" svg:d="M108 16c0-9-5-16-14-16-12 0-24 11-24 22 0 9 6 15 16 15s22-9 22-21zM76 175c6-13 6-14 9-25 4-8 6-14 6-23 0-19-13-33-36-33-38 0-55 60-55 63 0 5 4 5 5 5 5 0 5-1 7-7 11-41 29-53 43-53 4 0 10 0 10 13 0 10-3 18-5 22-2 12-22 61-29 79-5 11-9 25-9 34 0 20 14 34 34 34 41 0 57-61 57-66 0-3-5-3-5-3-5 0-5 1-7 8-7 27-22 53-43 53-8 0-11-5-11-14 0-11 3-17 13-44z"><text:p/></draw:path><draw:path draw:style-name="gr3" draw:text-style-name="P165" svg:width="0.0193in" svg:height="0.0496in" svg:x="0.1634in" svg:y="0.1055in" svg:viewBox="0 0 50 127" svg:d="M50 44c0-27-10-44-27-44-15 0-23 11-23 22 0 12 8 24 23 24 5 0 11-3 14-6 3-2 3-2 4-2v6c0 32-15 58-29 71-5 5-5 6-5 7 0 4 1 5 5 5 5 0 38-33 38-83z"><text:p/></draw:path><draw:path draw:style-name="gr3" draw:text-style-name="P165" svg:width="0.0681in" svg:height="0.1437in" svg:x="0.2209in" svg:y="0.0138in" svg:viewBox="0 0 174 366" svg:d="M174 16c0-9-6-16-17-16-9 0-21 10-21 22 0 9 6 15 15 15 11 0 23-11 23-21zM89 300c-9 34-29 58-53 58-2 0-8 0-16-5 12-3 20-15 20-23 0-6-5-14-17-14-11 0-23 8-23 24 0 18 17 26 37 26 30 0 70-23 81-64l38-156c2-8 2-14 2-14 0-24-18-40-39-40-43 0-67 62-67 65 0 5 3 5 4 5 4 0 5-1 9-8 9-27 30-52 53-52 6 0 14 1 14 19 0 11-1 15-4 22z"><text:p/></draw:path><draw:path draw:style-name="gr3" draw:text-style-name="P165" svg:width="0.0831in" svg:height="0.0965in" svg:x="0.3606in" svg:y="0.0331in" svg:viewBox="0 0 212 246" svg:d="M197 132c7 0 15 0 15-10 0-8-8-8-15-8h-180c5-56 54-97 114-97h66c7 0 15 0 15-9 0-8-8-8-15-8h-67c-72 0-130 55-130 122 0 68 58 124 130 124h67c7 0 15 0 15-8 0-10-8-10-15-10h-66c-60 0-109-40-114-96z"><text:p/></draw:path><draw:polygon draw:style-name="gr3" draw:text-style-name="P165" svg:width="0.0228in" svg:height="0.1657in" svg:x="0.5236in" svg:y="0.0004in" svg:viewBox="0 0 59 422" draw:points="59,422 59,406 17,406 17,17 59,17 59,0 0,0 0,422"><text:p/></draw:polygon><draw:path draw:style-name="gr3" draw:text-style-name="P165" svg:width="0.0898in" svg:height="0.0752in" svg:x="0.5543in" svg:y="0.0504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olygon draw:style-name="gr3" draw:text-style-name="P165" svg:width="0.0228in" svg:height="0.1657in" svg:x="0.6531in" svg:y="0.0004in" svg:viewBox="0 0 59 422" draw:points="59,0 0,0 0,17 41,17 41,406 0,406 0,422 59,422"><text:p/></draw:polygon></draw:g>, <draw:g text:anchor-type="as-char" svg:y="-0.1217in" draw:z-index="95" draw:style-name="gr1"><svg:title>TexMaths</svg:title><svg:desc>12§display§i \ne j§svg§600§FALSE§</svg:desc><draw:polygon draw:style-name="gr2" draw:text-style-name="P164" svg:width="0.328in" svg:height="0.1378in" svg:x="0.0035in" svg:y="0.0087in" svg:viewBox="0 0 834 351" draw:points="417,351 0,351 0,0 834,0 834,351"><text:p/></draw:polygon><draw:path draw:style-name="gr3" draw:text-style-name="P165" svg:width="0.0441in" svg:height="0.1114in" svg:x="0.0004in" svg:y="0.0091in" svg:viewBox="0 0 113 284" svg:d="M108 16c0-9-5-16-14-16-12 0-24 11-24 22 0 9 6 15 17 15 9 0 21-9 21-21zM76 175c6-13 6-14 9-25 4-9 6-15 6-23 0-19-13-33-36-33-38 0-55 59-55 63 0 5 4 5 5 5 5 0 5-1 7-7 11-41 29-53 43-53 4 0 10 0 10 13 0 10-3 18-5 22-2 12-22 61-29 79-5 11-9 25-9 33 0 21 14 35 34 35 41 0 57-61 57-66 0-3-5-3-5-3-5 0-5 1-7 8-7 26-22 53-43 53-8 0-11-5-11-15s3-16 13-43z"><text:p/></draw:path><draw:path draw:style-name="gr3" draw:text-style-name="P165" svg:width="0.0827in" svg:height="0.1543in" svg:x="0.122in" svg:y="0in" svg:viewBox="0 0 211 393" svg:d="M209 17c2-6 2-7 2-9s-2-8-8-8c-5 0-6 2-8 8l-191 368c-4 6-4 8-4 10s2 7 8 7c5 0 6-2 10-7z"><text:p/></draw:path><draw:path draw:style-name="gr3" draw:text-style-name="P165" svg:width="0.1102in" svg:height="0.039in" svg:x="0.1083in" svg:y="0.0571in" svg:viewBox="0 0 281 100" svg:d="M267 17c7 0 14 0 14-9 0-8-7-8-13-8h-254c-7 0-14 0-14 8 0 9 7 9 14 9zM268 100c6 0 13 0 13-9 0-8-7-8-14-8h-253c-7 0-14 0-14 8 0 9 7 9 14 9z"><text:p/></draw:path><draw:path draw:style-name="gr3" draw:text-style-name="P165" svg:width="0.0681in" svg:height="0.1437in" svg:x="0.2717in" svg:y="0.0091in" svg:viewBox="0 0 174 366" svg:d="M174 16c0-9-6-16-17-16-9 0-21 10-21 22 0 9 6 15 15 15 11 0 23-11 23-21zM89 300c-9 33-29 57-53 57-2 0-8 0-16-5 12-2 20-14 20-22 0-6-5-15-17-15-11 0-23 9-23 24 0 18 17 27 37 27 30 0 70-23 81-64l38-156c3-8 3-14 3-14 0-24-18-40-40-40-43 0-67 61-67 65 0 5 3 5 4 5 4 0 5-1 9-9 9-26 30-51 53-51 6 0 14 1 14 19 0 11-1 14-3 22z"><text:p/></draw:path></draw:g></text:p>
      <text:p text:style-name="P120"><text:tab/><draw:g text:anchor-type="as-char" svg:y="-0.1839in" draw:z-index="96" draw:style-name="gr1"><svg:title>TexMaths</svg:title><svg:desc>12§display§y_{i}^{(t)} \leftarrow y_{i}^{(t)} + h \sum_{j \in [n] /\{ i \}} \left( \alpha p_{ij} - q_{ij}^{t} \right) q_{ij}^{t} Z^{t} \left( y_{i}^{(t)} - y_{j}^{(t)} \right), \forall i \in [n]§svg§600§FALSE§</svg:desc><draw:polygon draw:style-name="gr2" draw:text-style-name="P164" svg:width="4.4642in" svg:height="0.4102in" svg:x="0.0035in" svg:y="0.0083in" svg:viewBox="0 0 11340 1043" draw:points="5671,1043 0,1043 0,0 11340,0 11340,1043"><text:p/></draw:polygon><draw:path draw:style-name="gr3" draw:text-style-name="P165" svg:width="0.0768in" svg:height="0.1075in" svg:x="0.0004in" svg:y="0.1193in" svg:viewBox="0 0 196 274" svg:d="M194 26c2-6 2-7 2-9 0-9-6-12-12-12-5 0-12 2-16 8-1 3-4 16-6 23-2 11-6 23-8 34l-20 77c-1 6-19 36-46 36-23 0-28-18-28-35 0-19 8-45 23-83 6-17 7-22 7-30 0-19-13-35-35-35-39 0-55 61-55 65 0 5 4 5 5 5 5 0 5-2 7-9 11-39 29-51 43-51 3 0 10 0 10 13 0 11-4 21-7 30-17 44-24 70-24 89 0 37 26 50 51 50 17 0 31-7 42-19-5 22-9 42-26 65-12 14-28 27-47 27-6 0-25-2-32-18 7 0 12 0 19-4 3-5 7-10 7-18 0-14-12-16-16-16-9 0-24 7-24 29 0 20 20 36 46 36 44 0 88-39 98-87z"><text:p/></draw:path><draw:path draw:style-name="gr3" draw:text-style-name="P165" svg:width="0.0303in" svg:height="0.1157in" svg:x="0.0961in" svg:y="0.0173in" svg:viewBox="0 0 78 295" svg:d="M72 0c-56 40-72 103-72 148 0 42 12 107 72 147 2 0 6 0 6-2s-1-2-4-5c-39-36-54-86-54-140 0-80 30-119 56-141 1-1 2-2 2-3 0-4-4-4-6-4z"><text:p/></draw:path><draw:path draw:style-name="gr3" draw:text-style-name="P165" svg:width="0.0394in" svg:height="0.074in" svg:x="0.1394in" svg:y="0.0319in" svg:viewBox="0 0 101 189" svg:d="M60 68h31c6 0 10 0 10-7 0-3-4-3-9-3h-28l10-45c0-1 2-2 2-3 0-6-5-10-11-10-7 0-11 5-15 12-1 8 3-6-9 46h-31c-6 0-10 0-10 7 0 3 4 3 8 3h29l-18 70c-1 9-3 18-3 23 0 17 14 28 31 28 33 0 51-42 51-46s-3-4-4-4c-4 0-4 2-5 6-10 18-24 35-41 35-7 0-11-3-11-14 0-4 1-10 3-12z"><text:p/></draw:path><draw:path draw:style-name="gr3" draw:text-style-name="P165" svg:width="0.0303in" svg:height="0.1157in" svg:x="0.1929in" svg:y="0.0173in" svg:viewBox="0 0 78 295" svg:d="M6 0c-2 0-6 0-6 4 0 1 1 2 2 3 27 24 54 64 54 141 0 61-19 109-50 138-6 5-6 5-6 7 0 1 1 2 4 2s32-19 51-56c15-24 23-56 23-91 0-41-13-107-72-148z"><text:p/></draw:path><draw:path draw:style-name="gr3" draw:text-style-name="P165" svg:width="0.035in" svg:height="0.078in" svg:x="0.0827in" svg:y="0.1602in" svg:viewBox="0 0 90 199" svg:d="M83 12c0-5-4-12-12-12-9 0-17 7-17 17 0 5 4 11 12 11s17-9 17-16zM22 162c-2 4-3 7-3 13 0 14 12 24 28 24 31 0 43-40 43-44s-4-4-5-4c-3 0-3 2-6 5-6 24-19 35-31 35-6 0-7-4-7-10 0-7 2-12 5-19 3-8 6-15 9-24 3-6 13-35 15-37 1-3 2-7 2-10 0-14-12-25-29-25-30 0-43 41-43 46 0 3 4 3 5 3 5 0 5-2 6-4 7-27 20-37 31-37 5 0 8 3 8 10s-2 12-9 30z"><text:p/></draw:path><draw:path draw:style-name="gr3" draw:text-style-name="P165" svg:width="0.1476in" svg:height="0.0866in" svg:x="0.3004in" svg:y="0.1075in" svg:viewBox="0 0 376 221" svg:d="M360 119c7 0 16 0 16-8 0-9-9-9-16-9h-314c24-18 34-35 38-41 19-29 23-55 23-56 0-5-5-5-9-5-7 0-8 1-9 8-10 42-35 77-82 97-5 2-7 3-7 6 0 2 2 3 7 6 43 18 72 50 82 98 1 5 2 6 9 6 4 0 9 0 9-5 0-1-4-27-22-55-8-13-20-29-39-42z"><text:p/></draw:path><draw:path draw:style-name="gr3" draw:text-style-name="P165" svg:width="0.0768in" svg:height="0.1075in" svg:x="0.5083in" svg:y="0.1193in" svg:viewBox="0 0 196 274" svg:d="M194 26c2-6 2-7 2-9 0-9-6-12-12-12-5 0-12 2-16 8-1 3-4 16-6 23-2 11-6 23-8 34l-20 77c-1 6-19 36-48 36-21 0-26-18-26-35 0-19 8-45 23-83 6-17 7-22 7-30 0-19-13-35-35-35-39 0-55 61-55 65 0 5 4 5 5 5 5 0 5-2 7-9 11-39 29-51 43-51 3 0 10 0 10 13 0 11-4 21-7 30-17 44-24 70-24 89 0 37 26 50 51 50 17 0 31-7 42-19-5 22-9 42-26 65-12 14-28 27-47 27-6 0-25-2-32-18 7 0 12 0 18-4 4-5 8-10 8-18 0-14-12-16-16-16-9 0-24 7-24 29 0 20 20 36 46 36 44 0 88-39 98-87z"><text:p/></draw:path><draw:path draw:style-name="gr3" draw:text-style-name="P165" svg:width="0.0303in" svg:height="0.1157in" svg:x="0.6039in" svg:y="0.0173in" svg:viewBox="0 0 78 295" svg:d="M72 0c-56 40-72 103-72 148 0 42 12 107 72 147 2 0 6 0 6-2s-1-2-4-5c-39-36-54-86-54-140 0-80 30-119 56-141 1-1 2-2 2-3 0-4-4-4-6-4z"><text:p/></draw:path><draw:path draw:style-name="gr3" draw:text-style-name="P165" svg:width="0.0394in" svg:height="0.074in" svg:x="0.6476in" svg:y="0.0319in" svg:viewBox="0 0 101 189" svg:d="M60 68h31c6 0 10 0 10-7 0-3-4-3-9-3h-28l10-45c0-1 2-2 2-3 0-6-5-10-11-10-7 0-11 5-15 12-1 8 3-6-9 46h-31c-6 0-10 0-10 7 0 3 4 3 8 3h29l-18 70c-1 9-3 18-3 23 0 17 14 28 31 28 33 0 51-42 51-46s-3-4-4-4c-4 0-4 2-5 6-10 18-24 35-41 35-7 0-11-3-11-14 0-4 1-10 3-12z"><text:p/></draw:path><draw:path draw:style-name="gr3" draw:text-style-name="P165" svg:width="0.0303in" svg:height="0.1157in" svg:x="0.7008in" svg:y="0.0173in" svg:viewBox="0 0 78 295" svg:d="M6 0c-2 0-6 0-6 4 0 1 1 2 2 3 27 24 54 64 54 141 0 61-19 109-50 138-6 5-6 5-6 7 0 1 1 2 4 2s32-19 51-56c15-24 23-56 23-91 0-41-13-107-72-148z"><text:p/></draw:path><draw:path draw:style-name="gr3" draw:text-style-name="P165" svg:width="0.035in" svg:height="0.078in" svg:x="0.5906in" svg:y="0.1602in" svg:viewBox="0 0 90 199" svg:d="M83 12c0-5-4-12-12-12-9 0-17 7-17 17 0 5 4 11 12 11s17-9 17-16zM22 162c-2 4-3 7-3 13 0 14 12 24 28 24 30 0 43-40 43-44s-4-4-5-4c-3 0-3 2-6 5-6 24-19 35-31 35-6 0-7-4-7-10 0-7 2-12 5-19 3-8 6-15 9-24 3-6 13-35 15-37 1-3 2-7 2-10 0-14-12-25-29-25-30 0-43 41-43 46 0 3 4 3 5 3 5 0 5-2 6-4 7-27 20-37 31-37 5 0 8 3 8 10s-2 12-9 30z"><text:p/></draw:path><draw:path draw:style-name="gr3" draw:text-style-name="P165" svg:width="0.1102in" svg:height="0.1106in" svg:x="0.7988in" svg:y="0.0957in" svg:viewBox="0 0 281 282" svg:d="M150 150h118c6 0 13 0 13-8 0-10-7-10-13-10h-118v-118c0-7 0-14-8-14-10 0-10 7-10 14v118h-118c-7 0-14 0-14 10 0 8 7 8 14 8h118v118c0 6 0 14 10 14 8 0 8-8 8-14z"><text:p/></draw:path><draw:path draw:style-name="gr3" draw:text-style-name="P165" svg:width="0.0819in" svg:height="0.1173in" svg:x="0.965in" svg:y="0.0756in" svg:viewBox="0 0 209 299" svg:d="M98 5c0-1 0-5-4-5-11 0-42 4-53 4-4 1-9 1-9 8 0 6 4 6 11 6 21 0 22 4 22 7l-1 9-62 243c-2 6-2 8-2 9 0 11 8 13 12 13 7 0 14-6 16-12l8-31 10-39c2-9 4-18 7-27 1-4 3-18 5-19 1-5 14-29 28-40 9-7 22-14 41-14 18 0 23 14 23 30 0 21-17 67-28 93-2 10-4 16-4 24 0 19 14 35 34 35 40 0 57-62 57-66 0-5-5-5-6-5-4 0-4 3-6 9-7 22-21 52-43 52-8 0-11-3-11-14s3-20 8-30c6-18 25-68 25-94s-16-44-49-44c-26 0-47 13-62 32z"><text:p/></draw:path><draw:path draw:style-name="gr3" draw:text-style-name="P165" svg:width="0.2213in" svg:height="0.2327in" svg:x="1.2484in" svg:y="0.0339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165" svg:width="0.0512in" svg:height="0.1008in" svg:x="1.0787in" svg:y="0.3201in"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3" draw:text-style-name="P165" svg:width="0.0642in" svg:height="0.0764in" svg:x="1.1535in" svg:y="0.3311in" svg:viewBox="0 0 164 195" svg:d="M152 103c5 0 12 0 12-6 0-8-7-8-12-8h-138c5-42 41-75 88-75h50c5 0 12 0 12-7s-7-7-12-7h-51c-55 0-101 43-101 97s46 98 101 98h51c5 0 12 0 12-9 0-6-7-6-12-6h-50c-47 0-83-33-88-77z"><text:p/></draw:path><draw:polygon draw:style-name="gr3" draw:text-style-name="P165" svg:width="0.0177in" svg:height="0.1165in" svg:x="1.2461in" svg:y="0.3102in" svg:viewBox="0 0 46 297" draw:points="46,297 46,281 14,281 14,14 46,14 46,0 0,0 0,297"><text:p/></draw:polygon><draw:path draw:style-name="gr3" draw:text-style-name="P165" svg:width="0.0709in" svg:height="0.0528in" svg:x="1.2732in" svg:y="0.3461in" svg:viewBox="0 0 181 135" svg:d="M22 113c0 4-3 11-3 12 0 7 6 10 11 10s10-4 11-8c1-2 5-12 5-18 2-6 4-19 7-26 2-7 3-13 5-21 3-12 3-14 12-26s22-28 45-28c17 0 17 15 17 21 0 18-12 50-17 63-3 9-5 11-5 16 0 16 14 27 28 27 30 0 43-41 43-46s-3-5-5-5c-3 0-4 2-6 6-6 23-19 36-31 36-6 0-7-3-7-11 0-7 1-10 7-24 3-9 16-41 16-57 0-29-23-34-39-34-25 0-42 16-50 26-2-19-20-26-31-26-13 0-21 10-24 17-7 9-11 27-11 29 0 3 4 3 5 3 5 0 5-1 7-8 5-18 10-33 22-33 7 0 9 6 9 15 0 6-2 17-5 25-2 7-4 20-7 26z"><text:p/></draw:path><draw:polygon draw:style-name="gr3" draw:text-style-name="P165" svg:width="0.0177in" svg:height="0.1165in" svg:x="1.3539in" svg:y="0.3102in" svg:viewBox="0 0 46 297" draw:points="46,0 0,0 0,14 31,14 31,281 0,281 0,297 46,297"><text:p/></draw:polygon><draw:path draw:style-name="gr3" draw:text-style-name="P165" svg:width="0.0496in" svg:height="0.1165in" svg:x="1.3965in" svg:y="0.3102in" svg:viewBox="0 0 127 297" svg:d="M126 13c1-3 1-5 1-6 0-5-3-7-6-7-5 0-7 4-8 7l-111 276c-2 4-2 5-2 6 0 5 4 8 7 8 5 0 6-4 9-8z"><text:p/></draw:path><draw:path draw:style-name="gr3" draw:text-style-name="P165" svg:width="0.0461in" svg:height="0.1165in" svg:x="1.4661in" svg:y="0.3102in" svg:viewBox="0 0 118 297" svg:d="M70 42c0-6 0-14 9-23 10-7 21-9 33-11 4-1 6-1 6-4 0-4-3-4-8-4-31 0-62 13-63 37v70c0 7 0 17-10 25-6 6-15 11-31 12-4 0-6 0-6 4 0 3 2 3 5 5 36 2 42 22 42 31v68c0 10 0 23 17 33 15 10 39 12 46 12 5 0 8 0 8-5 0-4-3-4-5-4-29-2-39-15-42-26-1-3-1-5-1-10v-61c0-8 0-19-8-28-3-3-10-10-26-15 11-3 31-11 34-30 0-3 0-4 0-13z"><text:p/></draw:path><draw:path draw:style-name="gr3" draw:text-style-name="P165" svg:width="0.035in" svg:height="0.078in" svg:x="1.5291in" svg:y="0.3201in" svg:viewBox="0 0 90 199" svg:d="M83 12c0-5-4-12-12-12-9 0-17 7-17 17 0 5 4 11 12 11s17-9 17-16zM22 162c-2 4-3 7-3 13 0 14 12 24 28 24 30 0 43-40 43-44s-4-4-5-4c-3 0-3 2-6 5-6 24-19 35-31 35-6 0-7-4-7-11 0-6 2-11 5-18 3-8 6-15 9-24 3-6 13-35 15-37 1-3 2-7 2-10 0-14-12-25-29-25-30 0-43 41-43 46 0 3 4 3 5 3 5 0 5-2 6-4 7-27 20-37 31-37 5 0 8 3 8 10s-2 12-9 30z"><text:p/></draw:path><draw:path draw:style-name="gr3" draw:text-style-name="P165" svg:width="0.0461in" svg:height="0.1165in" svg:x="1.5815in" svg:y="0.3102in" svg:viewBox="0 0 118 297" svg:d="M70 190c0-9 0-18 10-27 8-6 17-9 33-10 2-2 5-2 5-5 0-4-3-4-5-4-35-2-42-23-43-31v-70c0-7 0-21-15-31-17-11-41-12-48-12-5 0-7 0-7 4 0 3 2 4 5 4 27 2 39 15 42 26 0 3 0 6 0 9v63c0 8 0 19 8 26 5 5 11 12 28 16-12 3-33 12-35 32-1 1-1 1-1 11v62c0 6 0 16-9 23-9 9-20 11-32 12-4 0-6 0-6 4 0 5 2 5 7 5 33 0 63-14 63-38z"><text:p/></draw:path><draw:path draw:style-name="gr3" draw:text-style-name="P165" svg:width="0.0437in" svg:height="0.1992in" svg:x="1.6917in" svg:y="0.05in" svg:viewBox="0 0 112 507" svg:d="M112 502c0 0-2-1-3-4-20-20-49-54-66-123-9-39-13-82-13-122 0-111 25-188 78-243 4-4 4-5 4-6 0-4-4-4-6-4-6 0-29 25-35 31-43 52-71 128-71 222 0 61 11 146 66 217 5 4 32 37 40 37 2 0 6 0 6-5z"><text:p/></draw:path><draw:path draw:style-name="gr3" draw:text-style-name="P165" svg:width="0.0933in" svg:height="0.0752in" svg:x="1.7492in" svg:y="0.1193in" svg:viewBox="0 0 238 192" svg:d="M185 88c0-66-40-88-71-88-59 0-114 60-114 120 0 40 25 72 68 72 27 0 58-9 90-36 5 23 20 36 39 36 21 0 36-23 36-30 0-2-4-5-6-5-4 0-4 3-5 5-8 21-23 21-24 21-13 0-13-33-13-44 0-8 0-9 5-14 38-51 48-100 48-100 0-1 0-3-5-3s-5 0-6 8c-9 26-23 59-42 83zM156 145c-37 33-70 38-86 38-26 0-39-20-39-46 0-20 11-67 24-89 21-31 43-38 58-38 43 0 43 55 43 88 0 15 0 40 0 47z"><text:p/></draw:path><draw:path draw:style-name="gr3" draw:text-style-name="P165" svg:width="0.0866in" svg:height="0.1055in" svg:x="1.8437in" svg:y="0.119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4-22 90c-14 29-35 44-50 44-29 0-34-36-34-38 0-1 0-2 1-7z"><text:p/></draw:path><draw:path draw:style-name="gr3" draw:text-style-name="P165" svg:width="0.035in" svg:height="0.078in" svg:x="1.9382in" svg:y="0.1402in" svg:viewBox="0 0 90 199" svg:d="M83 12c0-5-4-12-12-12-9 0-17 7-17 17 0 5 4 11 12 11s17-9 17-16zM22 162c-2 4-3 7-3 13 0 14 12 24 28 24 30 0 43-40 43-44s-4-4-5-4c-3 0-3 2-6 5-6 24-19 35-31 35-6 0-7-4-7-10 0-7 2-12 5-19 3-8 6-15 9-24 3-6 13-35 15-37 1-3 2-7 2-10 0-14-12-25-29-25-30 0-43 41-43 46 0 3 4 3 5 3 5 0 5-2 6-4 7-27 20-37 31-37 5 0 8 3 8 10s-2 12-9 30z"><text:p/></draw:path><draw:path draw:style-name="gr3" draw:text-style-name="P165" svg:width="0.0512in" svg:height="0.1008in" svg:x="1.9799in" svg:y="0.1402in" svg:viewBox="0 0 131 257" svg:d="M131 12c0-6-4-12-12-12-9 0-17 8-17 17 0 5 4 11 12 11s17-8 17-16zM67 211c-5 21-20 38-38 38-4 0-7-2-11-2 8-4 11-10 11-15 0-7-6-11-12-11-10 0-17 7-17 17 0 12 12 19 30 19 17 0 53-10 61-47l27-107c1-2 2-5 2-9 0-16-14-28-32-28-33 0-52 41-52 46 0 3 4 3 5 3 3 0 3-1 6-6 7-17 23-35 39-35 8 0 11 5 11 15 0 3-1 7-1 9z"><text:p/></draw:path><draw:path draw:style-name="gr3" draw:text-style-name="P165" svg:width="0.1012in" svg:height="0.0067in" svg:x="2.1008in" svg:y="0.1465in" svg:viewBox="0 0 258 18" svg:d="M244 18c7 0 14 0 14-10 0-8-7-8-14-8h-230c-7 0-14 0-14 8 0 10 7 10 14 10z"><text:p/></draw:path><draw:path draw:style-name="gr3" draw:text-style-name="P165" svg:width="0.0685in" svg:height="0.1055in" svg:x="2.2591in" svg:y="0.1193in" svg:viewBox="0 0 175 269" svg:d="M175 5c0-3-1-5-5-5s-21 17-28 30c-10-23-26-30-40-30-50 0-102 62-102 124 0 42 25 68 55 68 19 0 36-11 51-26-4 15-17 72-18 77-4 12-9 13-32 14-6 0-9 0-9 8 0 0 0 4 5 4 13 0 28-1 42-1 15 0 30 1 44 1 2 0 8 0 8-7 0-5-4-5-12-5-20 0-20-4-20-7s1-6 2-10zM58 183c-27 0-28-33-28-40 0-20 12-67 20-84 12-33 34-49 52-49 28 0 34 33 34 36s-23 96-24 97c-8 13-32 40-54 40z"><text:p/></draw:path><draw:path draw:style-name="gr3" draw:text-style-name="P165" svg:width="0.0394in" svg:height="0.074in" svg:x="2.3374in" svg:y="0.05in" svg:viewBox="0 0 101 189" svg:d="M60 68h31c6 0 10 0 10-7 0-3-4-3-9-3h-28l10-45c0-1 2-2 2-3 0-6-5-10-11-10-7 0-11 5-15 12-1 8 3-6-9 46h-31c-6 0-10 0-10 7 0 3 4 3 8 3h29l-18 70c-1 9-3 18-3 23 0 17 14 28 31 28 33 0 51-42 51-46s-3-4-4-4c-4 0-4 2-5 6-10 18-24 35-41 35-7 0-11-3-11-14 0-4 1-10 3-12z"><text:p/></draw:path><draw:path draw:style-name="gr3" draw:text-style-name="P165" svg:width="0.035in" svg:height="0.078in" svg:x="2.3323in" svg:y="0.1551in" svg:viewBox="0 0 90 199" svg:d="M83 12c0-5-4-12-12-12-9 0-17 7-17 17 0 5 4 11 12 11s17-9 17-16zM22 162c-2 4-3 7-3 13 0 14 12 24 28 24 30 0 43-40 43-44s-4-4-5-4c-3 0-3 2-6 5-6 24-19 35-31 35-6 0-7-4-7-11 0-6 2-11 5-18 3-8 6-15 9-24 3-6 13-35 15-37 1-3 2-7 2-10 0-14-12-25-29-25-30 0-43 41-43 46 0 3 4 3 5 3 5 0 5-2 6-4 7-27 20-37 31-37 5 0 8 3 8 10s-2 12-9 30z"><text:p/></draw:path><draw:path draw:style-name="gr3" draw:text-style-name="P165" svg:width="0.0512in" svg:height="0.1008in" svg:x="2.3736in" svg:y="0.1551in"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3" draw:text-style-name="P165" svg:width="0.0437in" svg:height="0.1992in" svg:x="2.4508in" svg:y="0.05in" svg:viewBox="0 0 112 507" svg:d="M112 253c0-58-11-145-66-216-5-6-34-37-41-37-3 0-5 1-5 4 0 2 1 3 2 4 21 23 48 57 66 124 10 39 14 82 14 121 0 42-4 86-15 128-17 59-41 92-63 116-4 5-4 5-4 5 0 5 2 5 5 5 7 0 30-25 36-31 43-52 71-128 71-223z"><text:p/></draw:path><draw:path draw:style-name="gr3" draw:text-style-name="P165" svg:width="0.0685in" svg:height="0.1055in" svg:x="2.5539in" svg:y="0.1193in" svg:viewBox="0 0 175 269" svg:d="M175 5c0-3-1-5-5-5s-21 17-28 30c-10-23-26-30-40-30-50 0-102 62-102 124 0 42 25 68 55 68 19 0 36-11 51-26-4 15-17 72-18 77-4 12-9 13-32 14-6 0-9 0-9 8 0 0 0 4 5 4 13 0 28-1 43-1 14 0 29 1 43 1 2 0 8 0 8-7 0-5-4-5-12-5-20 0-20-4-20-7s1-6 2-10zM58 183c-27 0-28-33-28-40 0-20 12-67 20-84 12-33 34-49 52-49 28 0 34 33 34 36s-23 96-24 97c-8 13-32 40-54 40z"><text:p/></draw:path><draw:path draw:style-name="gr3" draw:text-style-name="P165" svg:width="0.0394in" svg:height="0.074in" svg:x="2.6323in" svg:y="0.05in" svg:viewBox="0 0 101 189" svg:d="M60 68h31c6 0 10 0 10-7 0-3-4-3-9-3h-28l10-45c0-1 2-2 2-3 0-6-5-10-11-10-7 0-11 5-15 12-1 8 3-6-9 46h-31c-6 0-10 0-10 7 0 3 4 3 8 3h29l-17 70c-2 9-4 18-4 23 0 17 14 28 31 28 33 0 51-42 51-46s-3-4-4-4c-4 0-4 2-5 6-10 18-24 35-41 35-7 0-11-3-11-14 0-4 1-10 3-12z"><text:p/></draw:path><draw:path draw:style-name="gr3" draw:text-style-name="P165" svg:width="0.035in" svg:height="0.078in" svg:x="2.6272in" svg:y="0.1551in" svg:viewBox="0 0 90 199" svg:d="M83 12c0-5-4-12-12-12-9 0-17 7-17 17 0 5 4 11 12 11s17-9 17-16zM22 162c-2 4-3 7-3 13 0 14 12 24 28 24 30 0 43-40 43-44s-4-4-5-4c-3 0-3 2-6 5-6 24-19 35-31 35-6 0-7-4-7-11 0-6 2-11 5-18 3-8 6-15 9-24 3-6 13-35 15-37 1-3 2-7 2-10 0-14-12-25-29-25-30 0-43 41-43 46 0 3 4 3 5 3 5 0 5-2 6-4 7-27 20-37 31-37 5 0 8 3 8 10s-2 12-9 30z"><text:p/></draw:path><draw:path draw:style-name="gr3" draw:text-style-name="P165" svg:width="0.0512in" svg:height="0.1008in" svg:x="2.6685in" svg:y="0.1551in" svg:viewBox="0 0 131 257" svg:d="M131 12c0-6-4-12-12-12-9 0-17 8-17 17 0 5 4 11 12 11s17-8 17-16zM67 211c-5 21-20 38-38 38-4 0-7-2-11-2 8-4 11-10 11-15 0-7-6-11-12-11-10 0-17 7-17 17 0 12 12 19 30 19 17 0 53-10 61-47l27-107c1-2 2-5 2-9 0-16-14-28-32-28-33 0-52 41-52 46 0 3 4 3 5 3 3 0 3-1 6-6 7-17 23-35 39-35 8 0 11 5 11 15 0 3-1 7-1 9z"><text:p/></draw:path><draw:path draw:style-name="gr3" draw:text-style-name="P165" svg:width="0.1102in" svg:height="0.1134in" svg:x="2.7484in" svg:y="0.0783in" svg:viewBox="0 0 281 289" svg:d="M281 11c0-3 0-4 0-7 0-4-1-4-10-4h-179c-9 0-10 0-13 8l-24 76c0 2 0 5 0 6s0 5 5 5c4 0 5-3 5-4 17-50 38-78 104-78h69l-236 264c0 2-2 8-2 9 0 3 2 3 11 3h183c10 0 11 0 14-8l30-94c0-2 2-4 2-7 0-1-2-5-6-5s-5 3-7 11c-18 58-39 89-111 89h-73z"><text:p/></draw:path><draw:path draw:style-name="gr3" draw:text-style-name="P165" svg:width="0.0394in" svg:height="0.074in" svg:x="2.8685in" svg:y="0.05in" svg:viewBox="0 0 101 189" svg:d="M60 68h31c6 0 10 0 10-7 0-3-4-3-9-3h-28l10-45c0-1 2-2 2-3 0-6-5-10-11-10-7 0-11 5-15 12-1 8 3-6-9 46h-31c-6 0-10 0-10 7 0 3 4 3 8 3h29l-18 70c-1 9-3 18-3 23 0 17 14 28 31 28 33 0 51-42 51-46s-3-4-4-4c-4 0-4 2-5 6-10 18-24 35-41 35-7 0-11-3-11-14 0-4 1-10 3-12z"><text:p/></draw:path><draw:path draw:style-name="gr3" draw:text-style-name="P165" svg:width="0.063in" svg:height="0.2988in" svg:x="2.9795in" svg:y="0in" svg:viewBox="0 0 161 760" svg:d="M142 756c1 0 4 4 4 4h10c1 0 5 0 5-4 0-2 0-3-1-4-16-16-39-39-65-84-46-82-63-186-63-287 0-188 53-298 129-374 0 0 0-2 0-3 0-4-3-4-7-4-6 0-8 0-11 4-40 34-85 93-115 182-18 57-28 124-28 194 0 100 18 213 84 312 12 15 29 34 29 34 3 6 9 12 13 15z"><text:p/></draw:path><draw:path draw:style-name="gr3" draw:text-style-name="P165" svg:width="0.0768in" svg:height="0.1075in" svg:x="3.0535in" svg:y="0.1193in" svg:viewBox="0 0 196 274" svg:d="M194 26c2-6 2-7 2-9 0-9-6-12-12-12-5 0-12 2-16 8-1 3-4 16-6 23-2 11-6 23-8 34l-20 77c-1 6-19 36-48 36-21 0-26-18-26-35 0-19 8-45 23-83 6-17 7-22 7-30 0-19-13-35-35-35-39 0-55 61-55 65 0 5 4 5 5 5 5 0 5-2 7-9 11-39 29-51 43-51 3 0 10 0 10 13 0 11-4 21-7 30-17 44-24 70-24 89 0 37 26 50 51 50 17 0 31-7 42-19-5 22-9 42-26 65-12 14-28 27-47 27-6 0-25-2-32-18 7 0 12 0 19-4 3-5 7-10 7-18 0-14-12-16-16-16-9 0-24 7-24 29 0 20 20 36 46 36 44 0 88-39 98-87z"><text:p/></draw:path><draw:path draw:style-name="gr3" draw:text-style-name="P165" svg:width="0.0303in" svg:height="0.1157in" svg:x="3.1496in" svg:y="0.0173in" svg:viewBox="0 0 78 295" svg:d="M72 0c-56 40-72 103-72 148 0 42 12 107 72 147 2 0 6 0 6-2s-1-2-4-5c-39-36-54-86-54-140 0-80 30-119 56-141 1-1 2-2 2-3 0-4-4-4-6-4z"><text:p/></draw:path><draw:path draw:style-name="gr3" draw:text-style-name="P165" svg:width="0.0394in" svg:height="0.074in" svg:x="3.1929in" svg:y="0.0319in" svg:viewBox="0 0 101 189" svg:d="M60 68h31c6 0 10 0 10-7 0-3-4-3-9-3h-28l10-45c0-1 2-2 2-3 0-6-5-10-11-10-7 0-11 5-15 12-1 8 3-6-9 46h-31c-6 0-10 0-10 7 0 3 4 3 8 3h29l-17 70c-2 9-4 18-4 23 0 17 14 28 31 28 33 0 51-42 51-46s-3-4-4-4c-4 0-4 2-5 6-10 18-24 35-41 35-7 0-11-3-11-14 0-4 1-10 3-12z"><text:p/></draw:path><draw:path draw:style-name="gr3" draw:text-style-name="P165" svg:width="0.0303in" svg:height="0.1157in" svg:x="3.2469in" svg:y="0.0173in" svg:viewBox="0 0 78 295" svg:d="M6 0c-2 0-6 0-6 4 0 1 1 2 2 3 27 24 54 64 54 141 0 61-19 109-50 138-6 5-6 5-6 7 0 1 1 2 4 2s32-19 51-56c15-24 23-56 23-91 0-41-13-107-72-148z"><text:p/></draw:path><draw:path draw:style-name="gr3" draw:text-style-name="P165" svg:width="0.035in" svg:height="0.078in" svg:x="3.1358in" svg:y="0.1602in" svg:viewBox="0 0 90 199" svg:d="M83 12c0-5-4-12-12-12-9 0-17 7-17 17 0 5 4 11 12 11s17-9 17-16zM22 162c-2 4-3 7-3 13 0 14 12 24 28 24 31 0 43-40 43-44s-4-4-5-4c-3 0-3 2-6 5-6 24-19 35-31 35-6 0-7-4-7-10 0-7 2-12 5-19 3-8 6-15 9-24 3-6 13-35 15-37 1-3 2-7 2-10 0-14-12-25-29-25-30 0-43 41-43 46 0 3 4 3 5 3 5 0 5-2 6-4 7-27 20-37 31-37 5 0 8 3 8 10s-2 12-9 30z"><text:p/></draw:path><draw:path draw:style-name="gr3" draw:text-style-name="P165" svg:width="0.1012in" svg:height="0.0067in" svg:x="3.3492in" svg:y="0.1465in" svg:viewBox="0 0 258 18" svg:d="M244 18c7 0 14 0 14-10 0-8-7-8-14-8h-230c-7 0-14 0-14 8 0 10 7 10 14 10z"><text:p/></draw:path><draw:path draw:style-name="gr3" draw:text-style-name="P165" svg:width="0.0768in" svg:height="0.1075in" svg:x="3.5063in" svg:y="0.1193in" svg:viewBox="0 0 196 274" svg:d="M194 26c2-6 2-7 2-9 0-9-6-12-12-12-5 0-12 2-16 8-1 3-4 16-6 23-2 11-6 23-8 34l-20 77c-1 6-19 36-48 36-21 0-26-18-26-35 0-19 8-45 23-83 6-17 7-22 7-30 0-19-13-35-35-35-39 0-55 61-55 65 0 5 4 5 5 5 5 0 5-2 7-9 11-39 29-51 43-51 3 0 10 0 10 13 0 11-4 21-7 30-17 44-24 70-24 89 0 37 26 50 51 50 17 0 31-7 42-19-5 22-9 42-26 65-12 14-28 27-47 27-6 0-25-2-32-18 7 0 12 0 18-4 4-5 8-10 8-18 0-14-12-16-16-16-9 0-24 7-24 29 0 20 20 36 46 36 44 0 88-39 98-87z"><text:p/></draw:path><draw:path draw:style-name="gr3" draw:text-style-name="P165" svg:width="0.0303in" svg:height="0.1157in" svg:x="3.6028in" svg:y="0.0173in" svg:viewBox="0 0 78 295" svg:d="M72 0c-56 40-72 103-72 148 0 42 12 107 72 147 2 0 6 0 6-2s-1-2-4-5c-39-36-54-86-54-140 0-80 30-119 56-141 1-1 2-2 2-3 0-4-4-4-6-4z"><text:p/></draw:path><draw:path draw:style-name="gr3" draw:text-style-name="P165" svg:width="0.0394in" svg:height="0.074in" svg:x="3.6457in" svg:y="0.0319in" svg:viewBox="0 0 101 189" svg:d="M60 68h31c6 0 10 0 10-7 0-3-4-3-9-3h-28l10-45c0-1 2-2 2-3 0-6-5-10-11-10-7 0-11 5-15 12-1 8 3-6-9 46h-31c-6 0-10 0-10 7 0 3 4 3 8 3h29l-18 70c-1 9-3 18-3 23 0 17 14 28 31 28 33 0 51-42 51-46s-3-4-4-4c-4 0-4 2-5 6-10 18-24 35-41 35-7 0-11-3-11-14 0-4 1-10 3-12z"><text:p/></draw:path><draw:path draw:style-name="gr3" draw:text-style-name="P165" svg:width="0.0303in" svg:height="0.1157in" svg:x="3.6988in" svg:y="0.0173in" svg:viewBox="0 0 78 295" svg:d="M6 0c-2 0-6 0-6 4 0 1 1 2 2 3 27 24 54 64 54 141 0 61-19 109-50 138-6 5-6 5-6 7 0 1 1 2 4 2s32-19 51-56c15-24 23-56 23-91 0-41-13-107-72-148z"><text:p/></draw:path><draw:path draw:style-name="gr3" draw:text-style-name="P165" svg:width="0.0512in" svg:height="0.1008in" svg:x="3.5827in" svg:y="0.1602in" svg:viewBox="0 0 131 257" svg:d="M131 12c0-6-4-12-12-12-9 0-17 8-17 17 0 5 4 11 12 11s17-8 17-16zM67 211c-5 21-20 38-38 38-4 0-7-2-11-2 8-4 11-10 11-15 0-7-6-11-12-11-10 0-17 7-17 17 0 12 12 19 30 19 17 0 53-10 61-47l27-107c1-2 2-5 2-9 0-16-14-28-32-28-33 0-52 41-52 46 0 3 5 3 5 3 3 0 5-1 6-6 7-17 23-35 39-35 8 0 11 5 11 15 0 3-1 7-1 9z"><text:p/></draw:path><draw:path draw:style-name="gr3" draw:text-style-name="P165" svg:width="0.063in" svg:height="0.2988in" svg:x="3.7571in" svg:y="0in" svg:viewBox="0 0 161 760" svg:d="M161 380c0-122-29-250-112-345-6-7-21-23-32-33-3-2-4-2-10-2-3 0-7 0-7 4 0 2 2 3 2 4 15 15 39 38 64 86 47 80 62 185 62 286 0 183-50 295-126 372-1 1-2 4-2 4 0 4 4 4 7 4 6 0 7 0 11-3 41-35 85-93 115-183 18-57 28-126 28-194z"><text:p/></draw:path><draw:path draw:style-name="gr3" draw:text-style-name="P165" svg:width="0.0193in" svg:height="0.0496in" svg:x="3.8921in" svg:y="0.1732in" svg:viewBox="0 0 50 127" svg:d="M50 44c0-27-10-44-27-44-15 0-23 11-23 22 0 12 8 24 23 24 5 0 11-3 14-6 3-2 3-2 4-2v6c0 32-15 58-29 71-5 5-5 6-5 8 0 3 1 4 5 4 5 0 38-33 38-83z"><text:p/></draw:path><draw:path draw:style-name="gr3" draw:text-style-name="P165" svg:width="0.0921in" svg:height="0.1193in" svg:x="3.9516in" svg:y="0.0756in" svg:viewBox="0 0 235 304" svg:d="M233 17c2-5 2-6 2-9 0-4-2-8-8-8-5 0-9 5-10 10l-35 93h-128l-36-93c-1-6-4-10-10-10-4 0-8 4-8 8 0 2 0 3 2 9l106 276c2 7 5 11 10 11 6 0 8-5 9-10zM60 120h115l-57 151z"><text:p/></draw:path><draw:path draw:style-name="gr3" draw:text-style-name="P165" svg:width="0.0441in" svg:height="0.1118in" svg:x="4.0484in" svg:y="0.0811in" svg:viewBox="0 0 113 285" svg:d="M108 16c0-9-5-16-14-16-12 0-24 11-24 22 0 9 6 15 16 15s22-9 22-21zM76 175c6-13 6-14 9-25 4-8 6-14 6-23 0-19-13-33-36-33-38 0-55 60-55 63 0 5 4 5 5 5 5 0 5-1 7-7 11-41 29-53 43-53 4 0 10 0 10 13 0 10-3 18-5 22-2 12-22 61-29 79-5 11-9 25-9 34 0 20 14 35 34 35 41 0 57-62 57-66s-5-4-5-4c-5 0-5 1-7 8-7 27-22 53-43 53-8 0-11-5-11-14 0-11 3-17 13-43z"><text:p/></draw:path><draw:path draw:style-name="gr3" draw:text-style-name="P165" svg:width="0.0831in" svg:height="0.0965in" svg:x="4.161in" svg:y="0.102in" svg:viewBox="0 0 212 246" svg:d="M197 132c7 0 15 0 15-9s-8-9-15-9h-180c5-56 54-97 114-97h66c7 0 15 0 15-9 0-8-8-8-15-8h-67c-72 0-130 55-130 123 0 67 58 123 130 123h67c7 0 15 0 15-8 0-10-8-10-15-10h-66c-60 0-109-39-114-96z"><text:p/></draw:path><draw:polygon draw:style-name="gr3" draw:text-style-name="P165" svg:width="0.0228in" svg:height="0.1661in" svg:x="4.3236in" svg:y="0.0665in" svg:viewBox="0 0 59 423" draw:points="59,423 59,406 17,406 17,17 59,17 59,0 0,0 0,423"><text:p/></draw:polygon><draw:path draw:style-name="gr3" draw:text-style-name="P165" svg:width="0.0898in" svg:height="0.0752in" svg:x="4.3547in" svg:y="0.1193in" svg:viewBox="0 0 229 192" svg:d="M25 162c-1 7-3 17-3 18 0 9 4 12 12 12 4 0 12-3 15-12 1 0 6-20 9-31l8-38c4-9 6-19 8-28s5-21 5-22c6-13 29-51 69-51 19 0 22 15 22 30 0 25-19 80-26 97-4 11-5 16-5 20 0 21 16 35 35 35 40 0 55-61 55-65s-3-4-5-4c-4 0-4 1-6 8-9 29-22 52-43 52-7 0-9-4-9-14s3-21 7-31c7-21 25-68 25-92 0-29-18-46-48-46-38 0-60 26-66 36-2-23-19-36-40-36-19 0-27 17-32 24-6 14-12 40-12 41 0 5 4 5 5 5 5 0 5 0 7-10 7-30 16-50 31-50 9 0 13 4 13 19 0 8-1 13-6 36z"><text:p/></draw:path><draw:polygon draw:style-name="gr3" draw:text-style-name="P165" svg:width="0.0228in" svg:height="0.1661in" svg:x="4.4535in" svg:y="0.0665in" svg:viewBox="0 0 59 423" draw:points="59,0 0,0 0,17 41,17 41,406 0,406 0,423 59,423"><text:p/></draw:polygon></draw:g></text:p>
      <text:p text:style-name="P121">Output: <text:span text:style-name="T28">dữ liệu có số chiều thấp hơn ban đầu</text:span> <draw:g text:anchor-type="as-char" svg:y="-0.1917in" draw:z-index="97" draw:style-name="gr1"><svg:title>TexMaths</svg:title><svg:desc>12§display§Y^{(T)} = \left\{ y_{1}^{(T)}, y_{2}^{(T)}, \dots, y_{n}^{(T)} \right\} \in \mathbb{R}^2§svg§600§FALSE§</svg:desc><draw:polygon draw:style-name="gr2" draw:text-style-name="P164" svg:width="2.4787in" svg:height="0.2823in" svg:x="0.0028in" svg:y="0.0087in" svg:viewBox="0 0 6297 718" draw:points="3148,718 0,718 0,0 6297,0 6297,718"><text:p/></draw:polygon><draw:path draw:style-name="gr3" draw:text-style-name="P165" svg:width="0.1205in" svg:height="0.1134in" svg:x="0in" svg:y="0.0776in" svg:viewBox="0 0 307 289" svg:d="M238 48l6-6c13-12 27-26 56-29 4-1 7-1 7-8 0-3-2-5-5-5-12 0-24 1-34 1-15 0-29-1-44-1-1 0-7 0-7 7 0 5 4 6 6 6 4 0 16 1 16 10 0 7-11 18-11 20l-100 113-45-125c-4-6-4-7-4-8 0-10 22-10 25-10 6 0 11 0 11-8 0-5-5-5-7-5-11 0-41 1-53 1-9 0-37-1-48-1-1 0-7 0-7 8 0 5 4 5 10 5 26 0 26 4 31 15l53 139c0 1 0 6 0 7s-16 69-20 77c-4 24-4 25-38 25-8 0-12 0-12 9 0 4 5 4 6 4 12 0 41-1 54-1 11 0 42 1 53 1 3 0 9 0 9-8 0-5-4-5-13-5-1 0-8 0-15 0-10-1-11-2-11-8 0-3 3-17 6-25l14-61c1-8 3-9 5-13z"><text:p/></draw:path><draw:path draw:style-name="gr3" draw:text-style-name="P165" svg:width="0.0303in" svg:height="0.1157in" svg:x="0.1409in" svg:y="0.035in" svg:viewBox="0 0 78 295" svg:d="M72 0c-56 40-72 103-72 148 0 42 12 107 72 147 2 0 6 0 6-2s-1-2-4-5c-39-36-54-86-54-140 0-80 30-119 56-141 1-1 2-2 2-3 0-4-4-4-6-4z"><text:p/></draw:path><draw:path draw:style-name="gr3" draw:text-style-name="P165" svg:width="0.087in" svg:height="0.0783in" svg:x="0.1843in" svg:y="0.0441in" svg:viewBox="0 0 222 200" svg:d="M132 22c1-10 2-10 8-11 2 0 12 0 18 0 18 0 27 0 34 2 12 4 13 13 13 23 0 5 0 10-1 24l-1 4c0 3 1 4 6 4 3 0 5-3 5-8l8-56c0-4-4-4-10-4h-181c-8 0-9 0-11 6l-18 53c-1 1-2 3-2 6 0 0 1 3 5 3 3 0 5-1 7-7 17-48 26-50 72-50h12c8 0 8 0 8 2 0 1 0 3-1 7l-38 155c-3 12-4 15-35 15-11 0-13 0-13 7 0 0 0 3 5 3 8 0 16-1 25-1 8 0 18 0 26 0 7 0 18 0 25 0 10 0 18 1 26 1 3 0 8 0 8-6 0-4-5-4-13-4-6 0-11 0-17 0-11-2-11-3-11-6s0-4 1-8z"><text:p/></draw:path><draw:path draw:style-name="gr3" draw:text-style-name="P165" svg:width="0.0303in" svg:height="0.1157in" svg:x="0.2843in" svg:y="0.035in" svg:viewBox="0 0 78 295" svg:d="M6 0c-2 0-6 0-6 4 0 1 1 2 2 3 27 24 54 64 54 141 0 61-19 109-50 138-6 5-6 5-6 7 0 1 1 2 4 2s32-19 51-56c15-24 23-57 23-91 0-41-13-107-72-148z"><text:p/></draw:path><draw:path draw:style-name="gr3" draw:text-style-name="P165" svg:width="0.1102in" svg:height="0.039in" svg:x="0.3917in" svg:y="0.1299in" svg:viewBox="0 0 281 100" svg:d="M266 17c8 0 15 0 15-9 0-8-7-8-13-8h-254c-7 0-14 0-14 8 0 9 7 9 14 9zM268 100c6 0 13 0 13-9 0-8-7-8-15-8h-252c-7 0-14 0-14 8 0 9 7 9 14 9z"><text:p/></draw:path><draw:path draw:style-name="gr3" draw:text-style-name="P165" svg:width="0.0709in" svg:height="0.2988in" svg:x="0.5772in" svg:y="0in" svg:viewBox="0 0 181 760" svg:d="M107 497c0-28 0-32-4-44-14-39-51-62-79-72 49-22 73-50 80-80 2-4 3-12 3-14v-190c0-36 27-61 68-79 6-2 6-4 6-10 0-8 0-8-8-8-12 0-45 16-60 29-15 12-39 35-39 63 0 35 0 69 0 102v67c0 37 0 50-21 76-6 6-17 20-47 34-6 1-6 2-6 8 0 8 0 9 8 12 46 21 66 57 66 83v177c0 19 0 44 22 66 10 9 18 18 38 29 6 2 27 14 39 14 8 0 8 0 8-7s0-9-3-10c-26-9-63-30-70-69-1-5-1-20-1-29z"><text:p/></draw:path><draw:path draw:style-name="gr3" draw:text-style-name="P165" svg:width="0.0768in" svg:height="0.1075in" svg:x="0.6724in" svg:y="0.1177in" svg:viewBox="0 0 196 274" svg:d="M194 26c2-6 2-7 2-9 0-9-6-12-12-12-5 0-12 2-16 8-1 3-4 16-6 23-2 11-6 23-8 34l-20 76c-1 6-19 36-48 36-21 0-26-18-26-34 0-20 8-45 23-83 6-17 7-22 7-30 0-19-13-35-35-35-39 0-55 61-55 65 0 5 4 5 5 5 5 0 5-2 7-9 11-39 29-51 43-51 3 0 10 0 10 13 0 11-4 21-7 30-17 44-24 69-24 89 0 37 26 50 51 50 17 0 31-7 42-19-5 21-9 42-26 65-12 14-28 27-47 27-6 0-25-2-32-18 7 0 12 0 19-4 3-5 7-10 7-18 0-14-12-16-16-16-9 0-24 7-24 29 0 20 20 36 46 36 44 0 88-39 98-87z"><text:p/></draw:path><draw:path draw:style-name="gr3" draw:text-style-name="P165" svg:width="0.0303in" svg:height="0.1157in" svg:x="0.7685in" svg:y="0.0177in" svg:viewBox="0 0 78 295" svg:d="M72 0c-56 40-72 103-72 148 0 42 12 107 72 147 2 0 6 0 6-2s-1-2-4-5c-39-36-54-86-54-140 0-80 30-119 56-141 1-1 2-2 2-3 0-4-4-4-6-4z"><text:p/></draw:path><draw:path draw:style-name="gr3" draw:text-style-name="P165" svg:width="0.087in" svg:height="0.0783in" svg:x="0.8118in" svg:y="0.026in" svg:viewBox="0 0 222 200" svg:d="M132 22c1-10 2-10 8-11 2 0 12 0 18 0 18 0 27 0 34 2 12 4 13 13 13 23 0 5 0 10-1 24l-1 4c0 3 1 4 6 4 3 0 5-3 5-8l8-56c0-4-4-4-10-4h-181c-8 0-9 0-11 6l-18 53c-1 1-2 3-2 6 0 0 1 3 5 3 3 0 5-1 7-7 17-48 26-50 72-50h12c8 0 8 0 8 2 0 1 0 3-1 7l-38 155c-3 12-4 15-35 15-11 0-13 0-13 7 0 0 0 3 5 3 8 0 16-1 25-1 8 0 18 0 26 0 7 0 18 0 27 0 8 0 16 1 24 1 3 0 8 0 8-6 0-4-5-4-13-4-6 0-11 0-17 0-11-2-11-3-11-6s0-4 1-8z"><text:p/></draw:path><draw:path draw:style-name="gr3" draw:text-style-name="P165" svg:width="0.0303in" svg:height="0.1157in" svg:x="0.9114in" svg:y="0.0177in" svg:viewBox="0 0 78 295" svg:d="M6 0c-2 0-6 0-6 4 0 1 1 2 2 3 27 24 54 64 54 141 0 61-19 109-50 138-6 5-6 5-6 7 0 1 1 2 4 2s32-19 51-56c15-24 23-57 23-91 0-41-13-107-72-148z"><text:p/></draw:path><draw:path draw:style-name="gr3" draw:text-style-name="P165" svg:width="0.0421in" svg:height="0.0772in" svg:x="0.7622in" svg:y="0.1583in" svg:viewBox="0 0 108 197" svg:d="M67 8c0-8-1-8-8-8-19 18-47 19-59 19v11c7 0 26 0 43-8v151c0 9 0 13-30 13h-11v11c5 0 42-1 53-1 10 0 47 1 53 1v-11h-11c-30 0-30-4-30-13z"><text:p/></draw:path><draw:path draw:style-name="gr3" draw:text-style-name="P165" svg:width="0.0193in" svg:height="0.0496in" svg:x="0.9776in" svg:y="0.1736in" svg:viewBox="0 0 50 127" svg:d="M50 44c0-27-10-44-27-44-15 0-23 11-23 22 0 12 8 24 23 24 5 0 11-3 14-6 3-2 3-2 4-2v6c0 32-15 58-29 71-5 5-5 6-5 7 0 4 1 5 5 5 5 0 38-33 38-83z"><text:p/></draw:path><draw:path draw:style-name="gr3" draw:text-style-name="P165" svg:width="0.076in" svg:height="0.1075in" svg:x="1.0421in" svg:y="0.1177in" svg:viewBox="0 0 194 274" svg:d="M194 26c0-6 0-7 0-9 0-9-4-12-10-12-5 0-12 2-16 8-1 3-4 16-6 23-2 11-6 23-8 34l-20 76c-1 6-19 36-48 36-21 0-26-18-26-34 0-20 8-45 23-83 6-17 7-22 7-30 0-19-13-35-35-35-39 0-55 61-55 65 0 5 4 5 5 5 5 0 5-2 7-9 11-39 29-51 43-51 3 0 10 0 10 13 0 11-4 21-7 30-17 44-24 69-24 89 0 37 26 50 51 50 17 0 31-7 42-19-5 21-9 42-26 65-12 14-28 27-47 27-6 0-25-2-32-18 7 0 12 0 18-4 4-5 8-10 8-18 0-14-12-16-16-16-9 0-24 7-24 29 0 20 20 36 46 36 44 0 88-39 98-87z"><text:p/></draw:path><draw:path draw:style-name="gr3" draw:text-style-name="P165" svg:width="0.0303in" svg:height="0.1157in" svg:x="1.1382in" svg:y="0.0177in" svg:viewBox="0 0 78 295" svg:d="M72 0c-56 40-72 103-72 148 0 42 12 107 72 147 2 0 6 0 6-2s-1-2-4-5c-39-36-54-86-54-140 0-80 30-119 56-141 1-1 2-2 2-3 0-4-4-4-6-4z"><text:p/></draw:path><draw:path draw:style-name="gr3" draw:text-style-name="P165" svg:width="0.087in" svg:height="0.0783in" svg:x="1.1819in" svg:y="0.026in" svg:viewBox="0 0 222 200" svg:d="M132 22c1-10 2-10 8-11 2 0 12 0 18 0 18 0 27 0 34 2 12 4 13 13 13 23 0 5 0 10-1 24l-1 4c0 3 1 4 6 4 3 0 5-3 5-8l8-56c0-4-4-4-10-4h-182c-7 0-8 0-10 6l-18 53c-1 1-2 3-2 6 0 0 1 3 5 3 3 0 5-1 7-7 17-48 26-50 72-50h12c8 0 8 0 8 2 0 1 0 3-1 7l-38 155c-3 12-4 15-35 15-11 0-13 0-13 7 0 0 0 3 5 3 8 0 16-1 25-1 8 0 18 0 26 0 7 0 18 0 25 0 10 0 18 1 26 1 3 0 7 0 7-6 0-4-4-4-12-4-6 0-11 0-17 0-11-2-11-3-11-6s0-4 1-8z"><text:p/></draw:path><draw:path draw:style-name="gr3" draw:text-style-name="P165" svg:width="0.0303in" svg:height="0.1157in" svg:x="1.2811in" svg:y="0.0177in" svg:viewBox="0 0 78 295" svg:d="M6 0c-2 0-6 0-6 4 0 1 1 2 2 3 27 24 54 64 54 141 0 61-19 109-50 138-6 5-6 5-6 7 0 1 1 2 4 2s32-19 51-56c15-24 23-57 23-91 0-41-13-107-72-148z"><text:p/></draw:path><draw:path draw:style-name="gr3" draw:text-style-name="P165" svg:width="0.0516in" svg:height="0.0772in" svg:x="1.126in" svg:y="0.1583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165" svg:width="0.0193in" svg:height="0.0496in" svg:x="1.3476in" svg:y="0.1736in" svg:viewBox="0 0 50 127" svg:d="M50 44c0-27-10-44-27-44-15 0-23 11-23 22 0 12 8 24 23 24 5 0 11-3 14-6 3-2 3-2 4-2v6c0 32-15 58-29 71-5 5-5 6-5 7 0 4 1 5 5 5 5 0 38-33 38-83z"><text:p/></draw:path><draw:path draw:style-name="gr3" draw:text-style-name="P165" svg:width="0.0177in" svg:height="0.0177in" svg:x="1.4213in" svg:y="0.1736in" svg:viewBox="0 0 46 46" svg:d="M46 23c0-12-10-23-23-23-12 0-23 11-23 23 0 13 11 23 23 23 13 0 23-10 23-23z"><text:p/></draw:path><draw:path draw:style-name="gr3" draw:text-style-name="P165" svg:width="0.0177in" svg:height="0.0177in" svg:x="1.4949in" svg:y="0.1736in" svg:viewBox="0 0 46 46" svg:d="M46 23c0-12-10-23-23-23-12 0-23 11-23 23 0 13 11 23 23 23 13 0 23-10 23-23z"><text:p/></draw:path><draw:path draw:style-name="gr3" draw:text-style-name="P165" svg:width="0.0177in" svg:height="0.0177in" svg:x="1.5685in" svg:y="0.1736in" svg:viewBox="0 0 46 46" svg:d="M46 23c0-12-10-23-23-23-12 0-23 11-23 23 0 13 11 23 23 23 13 0 23-10 23-23z"><text:p/></draw:path><draw:path draw:style-name="gr3" draw:text-style-name="P165" svg:width="0.0193in" svg:height="0.0496in" svg:x="1.6429in" svg:y="0.1736in" svg:viewBox="0 0 50 127" svg:d="M50 44c0-27-10-44-27-44-15 0-23 11-23 22 0 12 8 24 23 24 5 0 11-3 14-6 3-2 3-2 4-2v6c0 32-15 58-29 71-5 5-5 6-5 7 0 4 1 5 5 5 5 0 38-33 38-83z"><text:p/></draw:path><draw:path draw:style-name="gr3" draw:text-style-name="P165" svg:width="0.0768in" svg:height="0.1075in" svg:x="1.7071in" svg:y="0.1177in" svg:viewBox="0 0 196 274" svg:d="M194 26c2-6 2-7 2-9 0-9-6-12-12-12-5 0-12 2-16 8-1 3-4 16-6 23-2 11-6 23-8 34l-20 76c-1 6-19 36-46 36-23 0-28-18-28-34 0-20 8-45 23-83 6-17 7-22 7-30 0-19-13-35-35-35-39 0-55 61-55 65 0 5 4 5 5 5 5 0 5-2 7-9 11-39 29-51 43-51 3 0 10 0 10 13 0 11-4 21-7 30-17 44-24 69-24 89 0 37 26 50 51 50 17 0 31-7 42-19-5 21-9 42-26 65-12 14-28 27-47 27-6 0-25-2-32-18 7 0 12 0 19-4 3-5 7-10 7-18 0-14-12-16-16-16-9 0-24 7-24 29 0 20 20 36 46 36 44 0 88-39 98-87z"><text:p/></draw:path><draw:path draw:style-name="gr3" draw:text-style-name="P165" svg:width="0.0303in" svg:height="0.1157in" svg:x="1.8028in" svg:y="0.035in" svg:viewBox="0 0 78 295" svg:d="M72 0c-56 40-72 103-72 148 0 42 12 107 72 147 2 0 6 0 6-2s-1-2-4-5c-39-36-54-86-54-140 0-80 30-119 56-141 1-1 2-2 2-3 0-4-4-4-6-4z"><text:p/></draw:path><draw:path draw:style-name="gr3" draw:text-style-name="P165" svg:width="0.087in" svg:height="0.0783in" svg:x="1.8465in" svg:y="0.0441in" svg:viewBox="0 0 222 200" svg:d="M132 22c1-10 2-10 8-11 2 0 12 0 18 0 18 0 27 0 34 2 12 4 13 13 13 23 0 5 0 10-1 24l-1 4c0 3 1 4 5 4s6-3 6-8l8-56c0-4-4-4-10-4h-182c-7 0-8 0-10 6l-18 53c-1 1-2 3-2 6 0 0 1 3 5 3 3 0 5-1 7-7 17-48 26-50 72-50h12c8 0 8 0 8 2 0 1 0 3-1 7l-38 155c-3 12-4 15-35 15-11 0-13 0-13 7 0 0 0 3 5 3 8 0 16-1 25-1 8 0 18 0 26 0 7 0 18 0 25 0 10 0 18 1 26 1 3 0 7 0 7-6 0-4-4-4-12-4-6 0-11 0-17 0-11-2-11-3-11-6s0-4 1-8z"><text:p/></draw:path><draw:path draw:style-name="gr3" draw:text-style-name="P165" svg:width="0.0303in" svg:height="0.1157in" svg:x="1.9457in" svg:y="0.035in" svg:viewBox="0 0 78 295" svg:d="M6 0c-2 0-6 0-6 4 0 1 1 2 2 3 27 24 54 64 54 141 0 61-19 109-50 138-6 5-6 5-6 7 0 1 1 2 4 2s32-19 51-56c15-24 23-57 23-91 0-41-13-107-72-148z"><text:p/></draw:path><draw:path draw:style-name="gr3" draw:text-style-name="P165" svg:width="0.0709in" svg:height="0.0524in" svg:x="1.7886in" svg:y="0.180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165" svg:width="0.0709in" svg:height="0.2988in" svg:x="2.0173in" svg:y="0in" svg:viewBox="0 0 181 760" svg:d="M107 499c0-36 0-50 21-76 5-5 18-20 47-33 6-2 6-3 6-9 0-5 0-6-1-9l-7-3c-46-21-66-56-66-83v-176c0-20 0-45-22-67-9-9-18-18-38-29-5-2-27-14-39-14-7 0-8 0-8 8 0 6 0 8 4 9 16 7 62 26 70 69 0 5 0 20 0 29v148c0 28 0 32 5 46 13 38 51 60 78 70-49 22-73 50-80 80-1 6-3 12-3 15v190c0 34-26 60-67 78-7 4-7 4-7 11s1 7 8 7c12 0 44-14 62-29 14-11 37-35 37-63 1-34 0-69 0-103z"><text:p/></draw:path><draw:path draw:style-name="gr3" draw:text-style-name="P165" svg:width="0.0831in" svg:height="0.0965in" svg:x="2.1681in" svg:y="0.1012in" svg:viewBox="0 0 212 246" svg:d="M197 132c7 0 15 0 15-10 0-8-8-8-15-8h-180c5-56 54-97 114-97h66c7 0 15 0 15-9 0-8-8-8-15-8h-66c-73 0-131 55-131 122 0 68 58 124 131 124h66c7 0 15 0 15-8 0-10-8-10-15-10h-66c-60 0-109-40-114-96z"><text:p/></draw:path><draw:path draw:style-name="gr3" draw:text-style-name="P165" svg:width="0.1138in" svg:height="0.1142in" svg:x="2.3138in" svg:y="0.0772in" svg:viewBox="0 0 290 291" svg:d="M107 157h15l63 99c5 6 14 23 19 30 4 5 5 5 14 5h58c8 0 14 0 14-9 0-3-2-6-6-6-15-5-37-32-46-45-3-5-24-33-53-79 38-6 74-22 74-73 0-59-62-79-113-79h-132c-7 0-14 0-14 7s7 7 12 7c24 0 25 4 25 26v211c0 20-1 25-25 25-5 0-12 0-12 6 0 9 7 9 14 9h117c7 0 13 0 13-9 0-6-7-6-12-6-24 0-25-5-25-25zM188 137c11-16 14-39 14-58s-3-43-17-60c18 4 60 17 60 60 0 28-12 49-57 58zM107 37c0-8 0-23 25-23 37 0 54 16 54 65 0 55-12 63-79 63zM49 276c4-8 4-20 4-24v-214c0-4 0-16-4-24h48c-5 8-5 16-5 22v216c0 5 0 16 3 24zM139 157c3-1 5-1 7-1 8 0 17 0 23-1 6 9 53 85 88 121h-42z"><text:p/></draw:path><draw:path draw:style-name="gr3" draw:text-style-name="P165" svg:width="0.0516in" svg:height="0.0772in" svg:x="2.4382in" svg:y="0.0453in" svg:viewBox="0 0 132 197" svg:d="M132 143h-11c-1 7-3 24-8 27-1 2-24 2-29 2h-54c30-28 41-35 59-50 23-18 43-36 43-64 0-36-32-58-71-58-36 0-61 26-61 53 0 15 12 17 16 17 7 0 15-5 15-16 0-5-1-16-17-16 9-21 29-27 44-27 30 0 45 23 45 47 0 26-19 45-29 57l-72 70c-2 3-2 5-2 12h122z"><text:p/></draw:path></draw:g></text:p>
      <text:p text:style-name="P122">Các giả định trong thuật toán t-SNE:</text:p>
      <text:p text:style-name="P122">* t-SNE sẽ không hoạt động tốt trong vấn đề đa chiều tổng quát, khi mà lớn hơn 2D hay 3D nhưng trung bình khoảng cách giữa các điểm cần được giữ nguyên giống như cấu trúc tổng quát</text:p>
      <text:p text:style-name="P122">* <text:span text:style-name="T30">Curse of Dimensionality</text:span></text:p>
      <text:p text:style-name="P123">* <draw:g text:anchor-type="as-char" svg:y="-0.1453in" draw:z-index="99" draw:style-name="gr1"><svg:title>TexMaths</svg:title><svg:desc>12§display§O(n^2)§svg§600§FALSE§</svg:desc><draw:polygon draw:style-name="gr2" draw:text-style-name="P164" svg:width="0.4016in" svg:height="0.1705in" svg:x="0in" svg:y="0.0071in" svg:viewBox="0 0 1021 434" draw:points="511,434 0,434 0,0 1021,0 1021,434"><text:p/></draw:polygon><draw:path draw:style-name="gr3" draw:text-style-name="P165" svg:width="0.115in" svg:height="0.1205in" svg:x="0in" svg:y="0.028in" svg:viewBox="0 0 293 307" svg:d="M293 114c0-68-46-114-108-114-91 0-185 96-185 194 0 71 47 113 108 113 90 0 185-92 185-193zM111 296c-41 0-71-33-71-90 0-18 6-80 38-129 30-45 71-66 105-66s72 24 72 86c0 30-12 97-53 149-21 26-55 50-91 50z"><text:p/></draw:path><draw:path draw:style-name="gr3" draw:text-style-name="P165" svg:width="0.0382in" svg:height="0.1657in" svg:x="0.1394in" svg:y="0.0213in" svg:viewBox="0 0 98 422" svg:d="M98 419c0-1 0-3-7-10-53-53-66-132-66-198 0-73 16-146 69-199 4-5 4-6 4-8 0-3-1-4-4-4-4 0-42 29-68 83-21 45-26 92-26 128 0 34 5 85 28 133 26 52 62 78 66 78 3 0 4-1 4-3z"><text:p/></draw:path><draw:path draw:style-name="gr3" draw:text-style-name="P165" svg:width="0.0898in" svg:height="0.0752in" svg:x="0.1925in" svg:y="0.0717in" svg:viewBox="0 0 229 192" svg:d="M25 162c-1 7-3 17-3 18 0 8 4 12 12 12 4 0 12-4 15-12 1 0 6-20 9-31l8-39c4-8 6-18 8-27s5-21 5-22c6-13 29-51 69-51 19 0 23 15 23 30 0 25-20 80-27 97-3 11-5 15-5 20 0 21 16 35 35 35 40 0 55-61 55-65 0-5-3-5-4-5-5 0-5 2-6 9-10 29-23 51-44 51-7 0-9-3-9-13 0-11 3-21 7-31 7-22 25-68 25-92 0-29-18-46-48-46-38 0-60 26-66 36-2-23-19-36-40-36-19 0-27 17-32 24-6 14-12 40-12 41 0 5 4 5 5 5 5 0 5 0 7-10 7-30 16-50 31-50 9 0 13 4 13 19 0 8-1 13-6 36z"><text:p/></draw:path><draw:path draw:style-name="gr3" draw:text-style-name="P165" svg:width="0.0516in" svg:height="0.0772in" svg:x="0.2945in" svg:y="0in" svg:viewBox="0 0 132 197" svg:d="M132 143h-11c-1 7-3 24-8 27-1 2-24 2-29 2h-54c30-28 41-35 59-50 23-18 43-36 43-64 0-36-32-58-71-58-36 0-61 26-61 53 0 15 12 17 16 17 7 0 15-5 15-16 0-5-1-16-17-16 9-21 29-27 44-27 30 0 45 23 45 47 0 26-19 45-29 57l-72 70c-2 3-2 5-2 12h123z"><text:p/></draw:path><draw:path draw:style-name="gr3" draw:text-style-name="P165" svg:width="0.0382in" svg:height="0.1657in" svg:x="0.3717in" svg:y="0.0213in" svg:viewBox="0 0 98 422" svg:d="M98 211c0-32-4-84-27-132-25-51-63-79-67-79-2 0-4 2-4 4s0 3 7 10c43 41 67 108 67 197 0 72-15 148-68 201-6 4-6 6-6 7 0 2 2 3 4 3 4 0 43-28 68-82 22-46 26-93 26-129z"><text:p/></draw:path></draw:g><text:s/><text:span text:style-name="T30">computational complexity</text:span></text:p>
      <text:p text:style-name="P123">* <text:span text:style-name="T30">Perplexit number, số lượng lặp, giá trị của tham số exaggeration phải được chọn thủ công.</text:span></text:p>
      <text:p text:style-name="P130"/>
      <text:p text:style-name="P130">Sự so sánh giữa PCA và t-SNE được cho trong bảng 1.</text:p>
      <text:p text:style-name="P130"/>
      <text:p text:style-name="P37"><text:span text:style-name="T45">V</text:span><text:tab/>Autoen<text:span text:style-name="T11">coder<text:tab/><text:tab/><text:tab/><text:tab/><text:tab/><text:tab/><text:tab/>- </text:span><text:span text:style-name="T59">June 2021</text:span></text:p>
      <text:p text:style-name="P38"><text:span text:style-name="T58">1<text:tab/></text:span>Introduction</text:p>
      <text:p text:style-name="P98">Một Autoencoder bao gồm encoder và decoder, được định nghĩa là 2 quá trình chuyển đổi <draw:g text:anchor-type="as-char" svg:y="-0.1173in" draw:z-index="189" draw:style-name="gr1"><svg:title>TexMaths</svg:title><svg:desc>12§display§\phi§svg§600§FALSE§</svg:desc><draw:polygon draw:style-name="gr2" draw:text-style-name="P164" svg:width="0.0783in" svg:height="0.1335in" svg:x="0in" svg:y="0.0087in" svg:viewBox="0 0 200 340" draw:points="100,340 0,340 0,0 200,0 200,340"><text:p/></draw:polygon><draw:path draw:style-name="gr3" draw:text-style-name="P165" svg:width="0.087in" svg:height="0.15in" svg:x="0in" svg:y="0in" svg:viewBox="0 0 222 382" svg:d="M164 11c0-1 3-6 3-7 0 0 0-4-6-4-4 0-5 1-6 8l-25 99c-68 1-130 58-130 116 0 41 30 75 82 77-4 13-8 27-10 40-6 20-10 36-10 37 0 5 3 5 5 5 3 0 3 0 5-2 0 0 2-10 4-16l16-64c69-2 130-60 130-117 0-34-22-72-82-76zM84 291c-26-2-56-16-56-60 0-50 37-109 99-115zM138 116c32 2 58 21 58 59 0 50-38 111-102 116z"><text:p/></draw:path></draw:g><text:s/>và <draw:g text:anchor-type="as-char" svg:y="-0.1173in" draw:z-index="190" draw:style-name="gr1"><svg:title>TexMaths</svg:title><svg:desc>12§display§\psi§svg§600§FALSE§</svg:desc><draw:polygon draw:style-name="gr2" draw:text-style-name="P164" svg:width="0.0886in" svg:height="0.1335in" svg:x="0.0031in" svg:y="0.0087in" svg:viewBox="0 0 226 340" draw:points="114,340 0,340 0,0 226,0 226,340"><text:p/></draw:polygon><draw:path draw:style-name="gr3" draw:text-style-name="P165" svg:width="0.1004in" svg:height="0.15in" svg:x="0in" svg:y="0in" svg:viewBox="0 0 256 382" svg:d="M192 11c0-1 1-4 1-6 0-5-2-5-5-5-5 0-5 1-7 8l-70 281c-32-3-47-19-47-47 0-8 0-20 22-79 1-6 4-12 4-21 0-19-13-35-35-35-39 0-55 62-55 65 0 4 4 4 5 4 5 0 5 0 7-7 11-41 29-52 43-52 3 0 11 0 11 13 0 11-5 22-11 36-19 55-19 65-19 73 0 39 32 58 73 60-4 14-4 16-10 39-1 4-9 38-9 41 0 0 0 3 5 3 1 0 3 0 4-2 0 0 4-11 5-17l16-63c15 0 53 0 92-46 18-19 28-38 32-50 4-11 12-48 12-67 0-24-12-30-18-30-10 0-21 11-21 21 0 5 2 7 6 11 5 4 15 15 15 36 0 28-22 62-37 78-37 38-63 38-79 38z"><text:p/></draw:path></draw:g>:</text:p>
      <text:p text:style-name="P98"><text:tab/><draw:g text:anchor-type="as-char" svg:y="-0.1173in" draw:z-index="191" draw:style-name="gr1"><svg:title>TexMaths</svg:title><svg:desc>12§display§\phi: X \rightarrow F§svg§600§FALSE§</svg:desc><draw:polygon draw:style-name="gr2" draw:text-style-name="P164" svg:width="0.7547in" svg:height="0.1335in" svg:x="-0.0004in" svg:y="0.0087in" svg:viewBox="0 0 1918 340" draw:points="959,340 0,340 0,0 1918,0 1918,340"><text:p/></draw:polygon><draw:path draw:style-name="gr3" draw:text-style-name="P165" svg:width="0.087in" svg:height="0.15in" svg:x="-0.0004in" svg:y="0in" svg:viewBox="0 0 222 382" svg:d="M164 11c0-1 2-6 2-7 0 0 0-4-5-4s-5 1-6 8l-25 99c-68 1-130 58-130 116 0 41 30 75 82 77-4 13-8 27-10 40-6 20-10 36-10 37 0 5 3 5 5 5 3 0 3 0 5-2 0 0 2-10 4-16l16-64c69-2 130-60 130-117 0-34-23-72-82-76zM84 291c-26-2-56-16-56-60 0-50 37-109 99-115zM138 116c32 2 56 21 56 59 0 50-36 111-100 116z"><text:p/></draw:path><draw:path draw:style-name="gr3" draw:text-style-name="P165" svg:width="0.0177in" svg:height="0.0717in" svg:x="0.1508in" svg:y="0.0441in" svg:viewBox="0 0 46 183" svg:d="M46 22c0-11-10-22-23-22-12 0-23 11-23 22 0 13 11 24 23 24 13 0 23-11 23-24zM46 162c0-14-10-23-23-23-12 0-23 9-23 23 0 12 11 21 23 21 13 0 23-9 23-21z"><text:p/></draw:path><draw:path draw:style-name="gr3" draw:text-style-name="P165" svg:width="0.1366in" svg:height="0.1142in" svg:x="0.2335in" svg:y="0.002in" svg:viewBox="0 0 348 291" svg:d="M194 116l-36-85c-2-3-2-4-2-6s7-11 25-12c4-1 9-1 9-8 0-5-5-5-6-5-18 0-36 1-54 1-11 0-36-1-47-1-4 0-9 0-9 8 0 5 5 5 10 5 26 0 29 4 32 14l50 119-89 96-6 5c-21 22-40 29-61 30-6 1-10 1-10 9 0 1 0 5 6 5 12 0 25-2 40-2 14 0 32 2 46 2 3 0 8 0 8-9 0-4-4-5-5-5-4 0-16-1-16-13 0-6 5-13 10-19l43-46 38-42 44 102c1 5 2 5 2 6 0 4-8 11-25 12-5 1-9 1-9 9 0 5 5 5 8 5 10 0 40-2 52-2 10 0 36 2 47 2 3 0 9 0 9-8 0-6-5-6-8-6-28 0-30-1-37-18-15-40-44-107-54-131 29-30 72-82 87-93 12-10 28-21 52-22 6-1 10-1 10-8 0-1 0-5-5-5-13 0-26 1-39 1-16 0-33-1-47-1-4 0-9 0-9 8 0 4 3 4 5 5 4 0 18 1 18 14 0 6-5 10-9 14z"><text:p/></draw:path><draw:path draw:style-name="gr3" draw:text-style-name="P165" svg:width="0.1476in" svg:height="0.087in" svg:x="0.4343in" svg:y="0.0303in" svg:viewBox="0 0 376 222" svg:d="M329 119c-23 18-34 37-37 41-20 30-23 57-23 57 0 5 5 5 8 5 7 0 9-1 10-7 9-44 35-79 83-98 4-2 6-4 6-6 0-3-4-4-4-5-19-7-70-28-86-99 0-6-2-7-9-7-3 0-8 0-8 5 0 1 3 28 21 56 9 14 21 28 39 41h-313c-9 0-16 0-16 9 0 8 7 8 16 8z"><text:p/></draw:path><draw:path draw:style-name="gr3" draw:text-style-name="P165" svg:width="0.1177in" svg:height="0.1134in" svg:x="0.6441in" svg:y="0.0024in" svg:viewBox="0 0 300 289" svg:d="M113 151h41c31 0 34 7 34 19 0 2 0 8-3 22 0 1 0 3 0 5s1 4 5 4c3 0 3-1 6-9l22-93c2-5 2-5 2-6s-2-5-5-5c-5 0-5 1-6 10-10 32-19 39-55 39h-39l28-107c3-16 3-17 23-17h55c53 0 62 14 62 47 0 10 0 11-1 23-1 6-1 6-1 7 0 3 1 5 5 5s4-1 6-11l8-72c1-12 0-12-11-12h-207c-9 0-12 0-12 8 0 5 3 5 10 5 16 0 28 0 28 9 0 0 0 1-1 9l-57 225c-4 18-4 20-38 20-7 0-12 0-12 7 0 6 5 6 7 6 11 0 43-1 55-1 14 0 50 1 63 1 3 0 9 0 9-8 0-3-2-4-2-4-1-1-2-1-12-1s-12 0-22-1c-13-1-14-3-14-9 0-1 0-2 1-9z"><text:p/></draw:path></draw:g></text:p>
      <text:p text:style-name="P98"><text:tab/><draw:g text:anchor-type="as-char" svg:y="-0.1173in" draw:z-index="192" draw:style-name="gr1"><svg:title>TexMaths</svg:title><svg:desc>12§display§\psi: F \leftarrow X§svg§600§FALSE§</svg:desc><draw:polygon draw:style-name="gr2" draw:text-style-name="P164" svg:width="0.7657in" svg:height="0.1335in" svg:x="0.0031in" svg:y="0.0087in" svg:viewBox="0 0 1946 340" draw:points="974,340 0,340 0,0 1946,0 1946,340"><text:p/></draw:polygon><draw:path draw:style-name="gr3" draw:text-style-name="P165" svg:width="0.1008in" svg:height="0.15in" svg:x="0in" svg:y="0in" svg:viewBox="0 0 257 382" svg:d="M192 11c0-1 1-4 1-6 0-5-3-5-5-5-4 0-4 1-7 8l-69 281c-33-3-48-19-48-47 0-8 0-20 22-79 2-6 4-12 4-21 0-19-13-35-35-35-39 0-55 62-55 65 0 4 4 4 5 4 5 0 5 0 7-7 11-41 29-52 43-52 3 0 10 0 10 13 0 11-4 22-10 36-19 55-19 65-19 73 0 39 32 58 72 60-2 14-2 16-8 39-2 4-11 38-11 41 0 0 0 3 6 3 1 0 3 0 3-2 2 0 5-11 5-17l17-63c16 0 53 0 92-46 17-19 27-38 32-50 3-11 13-48 13-67 0-24-12-30-19-30-10 0-21 11-21 21 0 5 1 7 6 11s15 15 15 36c0 28-22 62-36 78-38 38-65 38-80 38z"><text:p/></draw:path><draw:path draw:style-name="gr3" draw:text-style-name="P165" svg:width="0.0177in" svg:height="0.0717in" svg:x="0.1697in" svg:y="0.0441in" svg:viewBox="0 0 46 183" svg:d="M46 22c0-11-10-22-23-22-12 0-23 11-23 22 0 13 11 24 23 24 13 0 23-11 23-24zM46 162c0-14-10-23-23-23-12 0-23 9-23 23 0 12 11 21 23 21 13 0 23-9 23-21z"><text:p/></draw:path><draw:path draw:style-name="gr3" draw:text-style-name="P165" svg:width="0.1177in" svg:height="0.1134in" svg:x="0.2543in" svg:y="0.0024in" svg:viewBox="0 0 300 289" svg:d="M113 151h41c31 0 34 7 34 19 0 2 0 8-3 22 0 1 0 3 0 5s1 4 5 4c3 0 3-1 6-9l22-93c2-5 2-5 2-6s-2-5-5-5c-5 0-5 1-6 10-10 32-19 39-55 39h-39l28-107c3-16 3-17 23-17h56c52 0 61 14 61 47 0 10 0 11-1 23-1 6-1 6-1 7 0 3 1 5 5 5 5 0 5-1 6-11l8-72c1-12 0-12-11-12h-207c-9 0-12 0-12 8 0 5 3 5 10 5 16 0 28 0 28 9 0 0 0 1-1 9l-57 225c-4 18-4 20-38 20-7 0-12 0-12 7 0 6 5 6 7 6 11 0 43-1 55-1 14 0 50 1 63 1 3 0 9 0 9-8 0-3-2-4-2-4-1-1-2-1-12-1s-12 0-22-1c-13-1-14-3-14-9 0-1 0-2 1-9z"><text:p/></draw:path><draw:path draw:style-name="gr3" draw:text-style-name="P165" svg:width="0.1476in" svg:height="0.087in" svg:x="0.4331in" svg:y="0.0303in" svg:viewBox="0 0 376 222" svg:d="M360 119c7 0 16 0 16-8 0-9-9-9-16-9h-314c24-18 34-34 38-41 19-28 23-55 23-56 0-5-5-5-9-5-7 0-8 1-9 8-10 43-35 78-82 97-5 2-7 3-7 6 0 2 2 4 7 6 43 18 72 51 82 99 1 5 2 6 9 6 4 0 9 0 9-5 0-1-4-28-22-55-8-14-20-29-39-43z"><text:p/></draw:path><draw:path draw:style-name="gr3" draw:text-style-name="P165" svg:width="0.1366in" svg:height="0.1142in" svg:x="0.6409in" svg:y="0.002in" svg:viewBox="0 0 348 291" svg:d="M194 116l-36-85c-2-3-2-4-2-6s7-11 25-12c4-1 9-1 9-8 0-5-5-5-6-5-18 0-36 1-54 1-11 0-36-1-47-1-4 0-9 0-9 8 0 5 5 5 10 5 26 0 29 4 32 14l50 119-89 96-6 5c-21 22-40 29-61 30-6 1-10 1-10 9 0 1 0 5 6 5 12 0 25-2 40-2 14 0 32 2 46 2 3 0 8 0 8-9 0-4-4-5-5-5-4 0-17-1-17-13 0-6 6-13 11-19l43-46 38-42 44 102c1 5 2 5 2 6 0 4-8 11-25 12-5 1-9 1-9 9 0 5 5 5 8 5 10 0 40-2 52-2 10 0 36 2 47 2 3 0 9 0 9-8 0-6-5-6-7-6-29 0-31-1-38-18-15-40-44-107-54-131 29-30 72-82 87-93 12-10 29-21 53-22 6-1 9-1 9-8 0-1 0-5-5-5-13 0-26 1-39 1-16 0-33-1-47-1-4 0-9 0-9 8 0 4 3 4 5 5 4 0 17 1 17 14 0 6-4 10-8 14z"><text:p/></draw:path></draw:g></text:p>
      <text:p text:style-name="P98"><text:tab/><draw:g text:anchor-type="as-char" svg:y="-0.1516in" draw:z-index="193" draw:style-name="gr1"><svg:title>TexMaths</svg:title><svg:desc>12§display§\phi,\psi =\arg \min _{\phi ,\psi} \left\lVert X-(\psi \circ \phi)X  \right\rVert^2 }§svg§600§FALSE§</svg:desc><draw:polygon draw:style-name="gr2" draw:text-style-name="P164" svg:width="2.2846in" svg:height="0.2764in" svg:x="0in" svg:y="0.0075in" svg:viewBox="0 0 5804 703" draw:points="2901,703 0,703 0,0 5804,0 5804,703"><text:p/></draw:polygon><draw:path draw:style-name="gr3" draw:text-style-name="P165" svg:width="0.087in" svg:height="0.1492in" svg:x="0in" svg:y="0.0453in" svg:viewBox="0 0 222 380" svg:d="M164 11c0-1 2-6 2-7 0 0 0-4-5-4s-5 1-6 8l-25 99c-68 1-130 57-130 115 0 39 30 73 82 77-4 13-8 26-10 39-6 19-10 36-10 37 0 5 3 5 5 5 3 0 3 0 5-2 0-1 2-11 4-16l16-63c69-3 130-60 130-117 0-33-23-72-82-75zM84 289c-26-1-56-16-56-59 0-50 37-109 99-115zM138 115c32 3 56 22 56 59 0 49-36 110-100 115z"><text:p/></draw:path><draw:path draw:style-name="gr3" draw:text-style-name="P165" svg:width="0.0193in" svg:height="0.0496in" svg:x="0.1047in" svg:y="0.1425in" svg:viewBox="0 0 50 127" svg:d="M50 44c0-27-10-44-27-44-15 0-23 11-23 22 0 12 8 24 23 24 5 0 11-3 14-6 3-2 3-2 4-2v6c0 32-15 58-29 71-5 5-5 6-5 7 0 4 1 5 5 5 5 0 38-33 38-83z"><text:p/></draw:path><draw:path draw:style-name="gr3" draw:text-style-name="P165" svg:width="0.1008in" svg:height="0.1492in" svg:x="0.1693in" svg:y="0.0453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7 6 11 5 5 15 16 15 36 0 28-22 62-36 78-38 37-65 37-80 37z"><text:p/></draw:path><draw:path draw:style-name="gr3" draw:text-style-name="P165" svg:width="0.1102in" svg:height="0.039in" svg:x="0.3339in" svg:y="0.0988in" svg:viewBox="0 0 281 100" svg:d="M266 17c8 0 15 0 15-9 0-8-7-8-13-8h-254c-7 0-14 0-14 8 0 9 7 9 14 9zM268 100c6 0 13 0 13-9 0-8-7-8-15-8h-252c-7 0-14 0-14 8 0 9 7 9 14 9z"><text:p/></draw:path><draw:path draw:style-name="gr3" draw:text-style-name="P165" svg:width="0.0748in" svg:height="0.076in" svg:x="0.5067in" svg:y="0.0862in" svg:viewBox="0 0 191 194" svg:d="M122 157c3 18 15 35 34 35 10 0 35-6 35-41v-23h-11v23c0 25-10 29-14 29-15 0-16-19-16-22v-85c0-18 0-33-16-50-16-16-37-23-58-23-35 0-64 20-64 48 0 12 10 20 19 20 12 0 19-8 19-20 0-5-1-19-20-19 11-15 31-19 46-19 20 0 44 16 44 54v15c-22 1-50 3-78 15-31 14-42 37-42 56 0 35 41 44 68 44 28 0 47-16 54-37zM120 89v42c0 39-30 54-49 54-21 0-39-15-39-36 0-23 18-59 88-60z"><text:p/></draw:path><draw:path draw:style-name="gr3" draw:text-style-name="P165" svg:width="0.0559in" svg:height="0.0732in" svg:x="0.5878in" svg:y="0.0862in" svg:viewBox="0 0 143 187" svg:d="M59 47v-47l-59 5v13c30 0 32 4 32 23v115c0 18-3 18-32 18v13c17 0 36-1 48-1 17 0 37 0 55 1v-13h-9c-32 0-33-4-33-19v-66c0-42 18-79 51-79 2 0 3 0 4 0-2 1-9 6-9 16 0 12 8 18 18 18 7 0 18-4 18-18s-13-26-31-26c-32 0-47 29-53 47z"><text:p/></draw:path><draw:path draw:style-name="gr3" draw:text-style-name="P165" svg:width="0.076in" svg:height="0.1094in" svg:x="0.6528in" svg:y="0.0858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3 0 30 42 54 94 54 50 0 94-22 94-55 0-15-7-36-27-49-24-11-48-11-73-11-11 0-29 0-33 0-13-2-23-15-23-28zM94 269c-44 0-72-22-72-44 0-20 16-35 34-35h26c36 0 84 0 84 35 0 22-30 44-72 44z"><text:p/></draw:path><draw:path draw:style-name="gr3" draw:text-style-name="P165" svg:width="0.1295in" svg:height="0.0732in" svg:x="0.7661in" svg:y="0.0862in" svg:viewBox="0 0 330 187" svg:d="M32 41v115c0 18-4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3" draw:text-style-name="P165" svg:width="0.0354in" svg:height="0.111in" svg:x="0.9047in" svg:y="0.0484in" svg:viewBox="0 0 91 283" svg:d="M61 96l-59 5v13c28 0 32 2 32 23v114c0 19-5 19-34 19v13c13-1 36-1 47-1 14 0 30 0 44 1v-13c-27 0-30-3-30-18zM64 22c0-14-11-22-23-22-15 0-23 12-23 22 0 12 8 24 23 24 12 0 23-10 23-24z"><text:p/></draw:path><draw:path draw:style-name="gr3" draw:text-style-name="P165" svg:width="0.0839in" svg:height="0.0732in" svg:x="0.9508in" svg:y="0.0862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165" svg:width="0.0665in" svg:height="0.1043in" svg:x="0.802in" svg:y="0.1882in" svg:viewBox="0 0 170 266" svg:d="M126 4c0-4-4-4-6-4-4 0-5 2-6 7l-17 67c-51 3-97 40-97 80 0 33 31 54 64 55-3 9-4 19-8 28-3 14-6 24-6 24 0 5 5 5 5 5 5 0 5-1 6-7l13-50c51-1 96-39 96-79 0-32-26-54-62-56zM65 200c-22-1-43-13-43-40 0-30 22-72 73-77zM106 83c22 1 44 13 44 42 0 31-26 72-74 75z"><text:p/></draw:path><draw:path draw:style-name="gr3" draw:text-style-name="P165" svg:width="0.0146in" svg:height="0.0358in" svg:x="0.8866in" svg:y="0.2543in" svg:viewBox="0 0 38 92" svg:d="M30 30c0 16-4 35-23 54-2 1-3 2-3 4s3 4 4 4c4 0 30-24 30-60 0-18-7-32-21-32-10 0-17 7-17 17 0 9 7 18 17 18 8 0 13-5 13-5z"><text:p/></draw:path><draw:path draw:style-name="gr3" draw:text-style-name="P165" svg:width="0.078in" svg:height="0.1043in" svg:x="0.9185in" svg:y="0.1882in" svg:viewBox="0 0 199 266" svg:d="M148 7c1-2 1-3 1-3 0-4-4-4-5-4-5 0-5 1-7 7l-48 192c-24-2-37-13-37-33 0-4 0-12 15-48 3-8 4-12 4-17 0-16-12-27-28-27-30 0-43 41-43 46 0 4 4 4 5 4 5 0 5-2 6-5 6-24 20-35 31-35 5 0 8 2 8 10 0 7-3 12-6 21-15 37-15 45-15 49 0 35 36 42 59 45-3 7-14 52-14 52 0 5 4 5 5 5 4 0 5-1 5-6l13-51c11 0 40 0 70-31 8-9 17-20 23-32 3-9 9-34 9-48 0-24-14-24-14-24-9 0-17 9-17 16 0 5 2 8 5 8 5 5 12 12 12 24 0 26-35 78-85 78z"><text:p/></draw:path><draw:path draw:style-name="gr3" draw:text-style-name="P165" svg:width="0.039in" svg:height="0.1657in" svg:x="1.0874in" svg:y="0.0362in" svg:viewBox="0 0 100 422" svg:d="M17 14c0-7 0-14-9-14-8 0-8 10-8 16v391c0 7 0 15 8 15 9 0 9-7 9-14zM100 16c0-8 0-16-9-16-7 0-7 7-7 14v394c0 7 0 14 7 14 9 0 9-8 9-15z"><text:p/></draw:path><draw:path draw:style-name="gr3" draw:text-style-name="P165" svg:width="0.1366in" svg:height="0.1134in" svg:x="1.1528in" svg:y="0.0472in" svg:viewBox="0 0 348 289" svg:d="M194 115l-36-84c-2-3-2-5-2-6 0-2 7-11 25-12 4-1 9-1 9-8 0-5-5-5-6-5-18 0-36 1-54 1-11 0-36-1-47-1-4 0-9 0-9 8 0 5 5 5 10 5 26 0 29 4 32 13l50 119-89 96-6 5c-21 21-40 29-61 30-6 0-10 0-10 8 0 1 0 5 6 5 12 0 25-1 40-1 14 0 32 1 46 1 3 0 8 0 8-8 0-5-4-5-5-5-4 0-17-1-17-13 0-6 6-14 11-20l43-45 38-42 44 101c1 4 2 6 2 7 0 2-8 11-25 12-5 0-9 0-9 8 0 5 5 5 8 5 10 0 40-1 52-1 10 0 36 1 47 1 3 0 9 0 9-8 0-5-5-5-8-5-28 0-30-1-37-19-15-39-44-106-54-130 29-30 72-81 87-92 12-10 28-21 52-22 6-1 10-1 10-8 0-1 0-5-5-5-13 0-26 1-39 1-16 0-33-1-47-1-4 0-9 0-9 8 0 4 3 4 5 5 4 0 17 1 17 13 0 6-4 11-8 15z"><text:p/></draw:path><draw:path draw:style-name="gr3" draw:text-style-name="P165" svg:width="0.1012in" svg:height="0.0067in" svg:x="1.3496in" svg:y="0.1157in" svg:viewBox="0 0 258 18" svg:d="M244 18c7 0 14 0 14-10 0-8-7-8-14-8h-230c-7 0-14 0-14 8 0 10 7 10 14 10z"><text:p/></draw:path><draw:path draw:style-name="gr3" draw:text-style-name="P165" svg:width="0.0382in" svg:height="0.1657in" svg:x="1.5177in" svg:y="0.0362in" svg:viewBox="0 0 98 422" svg:d="M98 419c0-2 0-3-7-10-53-53-66-133-66-198 0-73 16-146 69-199 4-5 4-6 4-8 0-3-1-4-4-4-4 0-42 29-68 83-21 45-26 92-26 128 0 34 5 84 28 132 26 53 62 79 66 79 3 0 4-1 4-3z"><text:p/></draw:path><draw:path draw:style-name="gr3" draw:text-style-name="P165" svg:width="0.1008in" svg:height="0.1492in" svg:x="1.5713in" svg:y="0.0453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7 6 11 5 5 15 16 15 36 0 28-22 62-36 78-38 37-65 37-80 37z"><text:p/></draw:path><draw:path draw:style-name="gr3" draw:text-style-name="P165" svg:width="0.065in" svg:height="0.0642in" svg:x="1.7264in" svg:y="0.0862in" svg:viewBox="0 0 166 164" svg:d="M166 83c0-47-39-83-83-83-47 0-83 37-83 83 0 44 36 81 83 81 44 0 83-37 83-81zM83 148c-37 0-66-30-66-65 0-36 29-66 66-66 35 0 65 29 65 66 0 36-30 65-65 65z"><text:p/></draw:path><draw:path draw:style-name="gr3" draw:text-style-name="P165" svg:width="0.087in" svg:height="0.1492in" svg:x="1.8453in" svg:y="0.0453in" svg:viewBox="0 0 222 380" svg:d="M164 11c0-1 2-6 2-7 0 0 0-4-5-4s-5 1-6 8l-25 99c-68 1-130 57-130 115 0 39 30 73 82 77-4 13-8 26-10 39-6 19-10 36-10 37 0 5 3 5 5 5 3 0 3 0 5-2 0-1 2-11 4-16l16-63c69-3 130-60 130-117 0-33-23-72-80-75zM84 289c-26-1-56-16-56-59 0-50 37-109 99-115zM138 115c32 3 56 22 56 59 0 49-36 110-100 115z"><text:p/></draw:path><draw:path draw:style-name="gr3" draw:text-style-name="P165" svg:width="0.0382in" svg:height="0.1657in" svg:x="1.9453in" svg:y="0.0362in" svg:viewBox="0 0 98 422" svg:d="M98 211c0-32-4-84-27-132-25-51-63-79-67-79-2 0-4 2-4 4s0 3 7 10c43 41 67 108 67 197 0 72-15 146-68 199-6 6-6 7-6 9s2 3 4 3c4 0 43-29 68-83 22-45 26-92 26-128z"><text:p/></draw:path><draw:path draw:style-name="gr3" draw:text-style-name="P165" svg:width="0.1366in" svg:height="0.1134in" svg:x="2.0051in" svg:y="0.0472in" svg:viewBox="0 0 348 289" svg:d="M194 115l-36-84c-2-3-2-5-2-6 0-2 7-11 25-12 4-1 9-1 9-8 0-5-5-5-6-5-18 0-36 1-54 1-11 0-36-1-47-1-4 0-9 0-9 8 0 5 5 5 10 5 26 0 29 4 32 13l50 119-89 96-6 5c-21 21-40 29-61 30-6 0-10 0-10 8 0 1 0 5 6 5 12 0 25-1 40-1 14 0 32 1 46 1 3 0 8 0 8-8 0-5-4-5-5-5-4 0-17-1-17-13 0-6 6-14 11-20l43-45 38-42 44 101c1 4 2 6 2 7 0 2-8 11-25 12-5 0-9 0-9 8 0 5 5 5 8 5 10 0 40-1 52-1 10 0 36 1 47 1 3 0 9 0 9-8 0-5-5-5-8-5-28 0-30-1-37-19-15-39-44-106-54-130 29-30 72-81 87-92 12-10 28-21 52-22 6-1 10-1 10-8 0-1 0-5-5-5-13 0-26 1-39 1-16 0-33-1-47-1-4 0-9 0-9 8 0 4 3 4 5 5 4 0 17 1 17 13 0 6-4 11-8 15z"><text:p/></draw:path><draw:path draw:style-name="gr3" draw:text-style-name="P165" svg:width="0.039in" svg:height="0.1657in" svg:x="2.1736in" svg:y="0.0362in" svg:viewBox="0 0 100 422" svg:d="M17 14c0-7 0-14-9-14-8 0-8 10-8 16v391c0 7 0 15 8 15 9 0 9-7 9-14zM100 16c0-8 0-16-9-16-7 0-7 7-7 14v394c0 7 0 14 7 14 9 0 9-8 9-15z"><text:p/></draw:path><draw:path draw:style-name="gr3" draw:text-style-name="P165" svg:width="0.0516in" svg:height="0.0772in" svg:x="2.2413in" svg:y="0in" svg:viewBox="0 0 132 197" svg:d="M132 143h-11c-1 7-3 24-8 27-1 2-24 2-29 2h-54c30-28 41-35 59-50 23-18 43-36 43-64 0-36-32-58-71-58-36 0-61 26-61 53 0 15 12 17 16 17 7 0 15-5 15-16 0-5-1-16-17-16 9-21 29-27 44-27 30 0 45 23 45 47 0 26-19 45-29 57l-72 70c-2 3-2 5-2 12h122z"><text:p/></draw:path></draw:g></text:p>
      <text:p text:style-name="P98">Trong trường hợp đơn giản nhất, với một lớp ẩn, encoder sẽ lấy đầu vào <draw:g text:anchor-type="as-char" svg:y="-0.1146in" draw:z-index="194" draw:style-name="gr1"><svg:title>TexMaths</svg:title><svg:desc>12§display§x \in \mathbb{R^d} = X§svg§600§FALSE§</svg:desc><draw:polygon draw:style-name="gr2" draw:text-style-name="P164" svg:width="0.772in" svg:height="0.1035in" svg:x="0.0031in" svg:y="0.0087in" svg:viewBox="0 0 1962 264" draw:points="981,264 0,264 0,0 1962,0 1962,264"><text:p/></draw:polygon><draw:path draw:style-name="gr3" draw:text-style-name="P165" svg:width="0.0827in" svg:height="0.0752in" svg:x="0in" svg:y="0.040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3" draw:text-style-name="P165" svg:width="0.0831in" svg:height="0.0965in" svg:x="0.1504in" svg:y="0.024in" svg:viewBox="0 0 212 246" svg:d="M197 132c7 0 15 0 15-10 0-8-8-8-15-8h-180c5-56 54-97 114-97h66c7 0 15 0 15-9 0-8-8-8-15-8h-67c-72 0-130 55-130 122 0 68 58 124 130 124h67c7 0 15 0 15-8 0-10-8-10-15-10h-66c-60 0-109-40-114-96z"><text:p/></draw:path><draw:path draw:style-name="gr3" draw:text-style-name="P165" svg:width="0.1138in" svg:height="0.1138in" svg:x="0.2957in" svg:y="0in" svg:viewBox="0 0 290 290" svg:d="M107 157h15l63 99c5 6 14 22 19 30 4 4 5 4 14 4h58c8 0 14 0 14-8 0-4-2-6-6-6-15-5-37-32-46-46-3-4-24-32-53-78 38-6 74-22 74-73 0-59-62-79-113-79h-132c-7 0-14 0-14 7s7 7 12 7c24 0 25 4 25 26v211c0 20-1 25-25 25-5 0-12 0-12 6 0 8 7 8 14 8h117c7 0 13 0 13-8 0-6-7-6-12-6-24 0-25-5-25-25zM188 137c11-16 14-39 14-58s-3-43-17-60c18 4 60 17 60 60 0 28-12 49-57 58zM107 37c0-8 0-23 25-23 37 0 54 16 54 65 0 55-12 63-79 63zM49 276c4-8 4-20 4-24v-214c0-4 0-16-4-24h48c-5 8-5 16-5 22v216c0 5 0 16 3 24zM139 157c3-1 5-1 7-1 8 0 17 0 23-1 6 9 53 85 88 121h-42z"><text:p/></draw:path><draw:path draw:style-name="gr3" draw:text-style-name="P165" svg:width="0.1102in" svg:height="0.039in" svg:x="0.4768in" svg:y="0.0528in" svg:viewBox="0 0 281 100" svg:d="M266 17c8 0 15 0 15-9 0-8-7-8-13-8h-254c-7 0-14 0-14 8 0 9 7 9 14 9zM268 100c6 0 13 0 13-9 0-8-7-8-15-8h-252c-7 0-14 0-14 8 0 9 7 9 14 9z"><text:p/></draw:path><draw:path draw:style-name="gr3" draw:text-style-name="P165" svg:width="0.1366in" svg:height="0.1134in" svg:x="0.6472in" svg:y="0.0004in" svg:viewBox="0 0 348 289" svg:d="M194 115l-36-84c-2-3-2-5-2-6 0-2 7-11 25-12 4-1 9-1 9-8 0-5-5-5-6-5-18 0-36 1-54 1-11 0-36-1-47-1-4 0-9 0-9 8 0 5 5 5 10 5 26 0 29 4 32 13l50 119-89 96-6 5c-21 22-40 29-61 30-6 0-10 0-10 8 0 2 0 5 6 5 12 0 26-1 40-1s32 1 46 1c3 0 8 0 8-8 0-5-4-5-5-5-4 0-16-1-16-13 0-6 5-13 10-19l43-46 38-42 44 101c1 5 2 6 2 7 0 2-8 11-25 12-5 0-9 0-9 8 0 5 5 5 8 5 10 0 40-1 52-1 10 0 36 1 47 1 3 0 9 0 9-8 0-5-5-5-8-5-28 0-30-1-37-19-15-39-44-106-54-130 29-30 72-81 87-92 12-10 28-21 52-22 6-1 10-1 10-8 0-1 0-5-5-5-13 0-26 1-39 1-16 0-33-1-47-1-4 0-9 0-9 8 0 4 3 4 5 5 4 0 18 1 18 13 0 6-5 11-9 15z"><text:p/></draw:path></draw:g><text:s/>và ánh xạ nó tới <draw:g text:anchor-type="as-char" svg:y="-0.1201in" draw:z-index="195" draw:style-name="gr1"><svg:title>TexMaths</svg:title><svg:desc>12§display§\textbf{h} \in \mathbb{R^p}=F§svg§600§FALSE§</svg:desc><draw:polygon draw:style-name="gr2" draw:text-style-name="P164" svg:width="0.7988in" svg:height="0.1083in" svg:x="0.0008in" svg:y="0.0083in" svg:viewBox="0 0 2030 276" draw:points="1014,276 0,276 0,0 2030,0 2030,276"><text:p/></draw:polygon><draw:path draw:style-name="gr3" draw:text-style-name="P165" svg:width="0.0945in" svg:height="0.1146in" svg:x="0in" svg:y="0.0031in" svg:viewBox="0 0 241 292" svg:d="M29 273h-29v19c12 0 37 0 54 0 16 0 41 0 53 0v-19h-29v-88c0-46 36-68 62-68 15 0 24 10 24 42v114h-30v19c12 0 38 0 54 0s41 0 53 0v-19h-29v-109c0-44-22-61-66-61-39 0-62 24-72 42v-145l-74 4v19c26 0 29 0 29 17z"><text:p/></draw:path><draw:path draw:style-name="gr3" draw:text-style-name="P165" svg:width="0.0831in" svg:height="0.0961in" svg:x="0.1583in" svg:y="0.0291in" svg:viewBox="0 0 212 245" svg:d="M197 131c7 0 15 0 15-9 0-8-8-8-15-8h-180c5-56 54-97 114-97h66c7 0 15 0 15-9 0-8-8-8-15-8h-67c-72 0-130 55-130 122s58 123 130 123h67c7 0 15 0 15-9 0-8-8-8-15-8h-66c-60 0-109-40-114-97z"><text:p/></draw:path><draw:path draw:style-name="gr3" draw:text-style-name="P165" svg:width="0.1138in" svg:height="0.1134in" svg:x="0.3043in" svg:y="0.0047in" svg:viewBox="0 0 290 289" svg:d="M107 157h15l63 97c5 7 14 24 19 30 4 5 5 5 14 5h58c8 0 14 0 14-7 0-4-2-8-6-8-15-3-37-31-46-44-3-5-24-32-53-78 38-7 74-23 74-73 0-59-62-79-113-79h-132c-7 0-14 0-14 7s7 7 12 7c24 0 25 4 25 26v209c0 22-1 25-25 25-5 0-12 0-12 8 0 7 7 7 14 7h117c7 0 13 0 13-7 0-8-7-8-12-8-24 0-25-3-25-25zM188 135c11-14 14-38 14-56 0-19-3-43-17-60 18 4 60 17 60 60 0 28-12 49-57 56zM107 37c0-8 0-23 25-23 37 0 54 16 54 65 0 55-12 62-79 62zM49 274c4-7 4-20 4-23v-213c0-4 0-16-4-24h48c-5 8-5 16-5 22v215c0 4 0 16 3 23zM139 157c3-1 5-1 7-1 8 0 17-1 23-1 6 9 53 85 88 119h-42z"><text:p/></draw:path><draw:path draw:style-name="gr3" draw:text-style-name="P165" svg:width="0.0059in" svg:height="0.0524in" svg:x="0.4346in" svg:y="0in" svg:viewBox="0 0 16 134" svg:d="M16 12c0-5 0-12-9-12-7 0-7 7-7 12v110c0 5 0 12 7 12 9 0 9-8 9-13z"><text:p/></draw:path><draw:path draw:style-name="gr3" draw:text-style-name="P165" svg:width="0.1102in" svg:height="0.0386in" svg:x="0.5173in" svg:y="0.0575in" svg:viewBox="0 0 281 99" svg:d="M266 17c8 0 15 0 15-9 0-8-7-8-13-8h-254c-7 0-14 0-14 8 0 9 7 9 14 9zM268 99c6 0 13 0 13-8s-7-8-15-8h-252c-7 0-14 0-14 8s7 8 14 8z"><text:p/></draw:path><draw:path draw:style-name="gr3" draw:text-style-name="P165" svg:width="0.1177in" svg:height="0.113in" svg:x="0.6898in" svg:y="0.0055in" svg:viewBox="0 0 300 288" svg:d="M113 150h41c31 0 34 7 34 19 0 2 0 8-3 20 0 3 0 4 0 5 0 4 1 5 5 5 3 0 3-1 6-8l22-93c2-5 2-6 2-6 0-1-2-4-5-4-5 0-5 1-6 9-10 32-19 40-55 40h-39l28-107c3-16 3-17 23-17h56c52 0 61 13 61 47 0 10 0 11-1 23-1 5-1 6-1 7 0 2 1 5 5 5s4-3 6-11l8-72c1-12 0-12-11-12h-207c-9 0-12 0-12 8 0 5 3 5 10 5 17 0 28 0 28 9 0 0 0 1-1 9l-57 223c-4 17-4 19-38 19-7 0-12 0-12 9 0 6 5 6 7 6 11 0 43-3 55-3 14 0 50 3 63 3 3 0 9 0 9-10 0-2-2-4-2-4-1-1-2-1-12-1s-12 0-22 0c-13-1-14-3-14-9 0 0 0-3 1-10z"><text:p/></draw:path></draw:g>:</text:p>
      <text:p text:style-name="P98"><text:tab/><draw:g text:anchor-type="as-char" svg:y="-0.1252in" draw:z-index="196" draw:style-name="gr1"><svg:title>TexMaths</svg:title><svg:desc>12§display§\textbf{h}=\sigma(\textbf{W*x+b})§svg§600§FALSE§</svg:desc><draw:polygon draw:style-name="gr2" draw:text-style-name="P164" svg:width="1.1724in" svg:height="0.1492in" svg:x="0.0008in" svg:y="0.0071in" svg:viewBox="0 0 2979 380" draw:points="1490,380 0,380 0,0 2979,0 2979,380"><text:p/></draw:polygon><draw:path draw:style-name="gr3" draw:text-style-name="P165" svg:width="0.0945in" svg:height="0.1154in" svg:x="0in" svg:y="0.0091in" svg:viewBox="0 0 241 294" svg:d="M29 274h-29v20c12-1 37-1 54-1 16 0 41 0 53 1v-20h-29v-89c0-46 36-67 62-67 15 0 24 9 24 42v114h-30v20c12-1 38-1 54-1s41 0 53 1v-20h-29v-110c0-44-22-61-66-61-39 0-62 24-72 42v-145l-74 4v19c26 0 29 0 29 17z"><text:p/></draw:path><draw:path draw:style-name="gr3" draw:text-style-name="P165" svg:width="0.1102in" svg:height="0.039in" svg:x="0.1539in" svg:y="0.0626in" svg:viewBox="0 0 281 100" svg:d="M266 17c8 0 15 0 15-9 0-8-7-8-13-8h-254c-7 0-14 0-14 8 0 9 7 9 14 9zM268 100c6 0 13 0 13-9 0-8-7-8-15-8h-252c-7 0-14 0-14 8 0 9 7 9 14 9z"><text:p/></draw:path><draw:path draw:style-name="gr3" draw:text-style-name="P165" svg:width="0.0874in" svg:height="0.0732in" svg:x="0.3264in" svg:y="0.0516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165" svg:width="0.0382in" svg:height="0.1657in" svg:x="0.4374in" svg:y="0in" svg:viewBox="0 0 98 422" svg:d="M98 419c0-1 0-3-7-10-53-53-66-133-66-198 0-73 16-146 69-199 4-5 4-6 4-8 0-3-1-4-4-4-4 0-42 29-68 83-21 45-26 92-26 128 0 34 5 84 28 132 26 53 62 79 66 79 3 0 4-1 4-3z"><text:p/></draw:path><draw:path draw:style-name="gr3" draw:text-style-name="P165" svg:width="0.1894in" svg:height="0.1154in" svg:x="0.4894in" svg:y="0.0094in" svg:viewBox="0 0 482 294" svg:d="M441 30c3-7 3-8 17-8 9-2 17-2 24-2v-20c-12 0-26 1-45 1-17 0-42 0-58-1v20c11 0 31 0 43 5l-73 189-74-194h39v-20c-14 1-55 1-73 1-17 0-50 0-65-1v20h38l16 45-57 149-75-194h40v-20c-16 1-55 1-73 1-17 0-51 0-65-1v20h36l102 262c2 7 4 12 14 12 11 0 14-5 15-12l74-190 73 190c3 7 5 12 15 12s13-5 14-12z"><text:p/></draw:path><draw:path draw:style-name="gr3" draw:text-style-name="P165" svg:width="0.0705in" svg:height="0.0736in" svg:x="0.6949in" svg:y="0in" svg:viewBox="0 0 180 188" svg:d="M98 108l53 38c5 5 10 5 11 5 8 0 18-7 18-19 0-13-8-16-12-17l-60-21 60-21c4-1 12-3 12-17 0-12-10-20-18-20-2 0-6 1-11 5l-53 39 10-54c0-7 0-8 0-9 0-13-10-17-18-17-6 0-18 5-18 17 0 1 0 2 1 9l10 54-53-39c-5-4-8-5-12-5-7 0-18 8-18 20 0 14 8 16 12 17l61 21-61 21c-4 1-12 4-12 17 0 12 11 19 18 19 4 0 7 0 12-5l53-38-10 54c-1 7-1 8-1 10 0 13 12 16 18 16 8 0 18-4 18-16 0-2-2-21-4-30z"><text:p/></draw:path><draw:path draw:style-name="gr3" draw:text-style-name="P165" svg:width="0.0933in" svg:height="0.0736in" svg:x="0.7815in" svg:y="0.05in" svg:viewBox="0 0 238 188" svg:d="M137 84l50-55c5-6 7-9 43-9v-20c-15 1-37 1-39 1-11 0-31-1-43-1v20c6 0 10 2 15 4-1 2-1 2-2 5l-36 41-42-50h17v-20c-11 0-38 1-51 1s-32-1-47-1v20h30l66 78-55 63c-7 7-23 7-43 7v20c14-1 36-1 40-1 10 0 34 1 43 1v-20c-9 0-16-2-16-5l3-3 42-47 45 55h-15v20c9 0 36-1 50-1 13 0 32 1 46 1v-20h-29z"><text:p/></draw:path><draw:path draw:style-name="gr3" draw:text-style-name="P165" svg:width="0.1272in" svg:height="0.1272in" svg:x="0.8898in" svg:y="0.0185in" svg:viewBox="0 0 324 324" svg:d="M175 175h130c6 0 19 0 19-13s-13-13-19-13h-130v-131c0-6 0-18-13-18s-13 12-13 18v131h-131c-6 0-18 0-18 13s12 13 18 13h131v131c0 5 0 18 12 18 14 0 14-13 14-18z"><text:p/></draw:path><draw:path draw:style-name="gr3" draw:text-style-name="P165" svg:width="0.0933in" svg:height="0.1161in" svg:x="1.0335in" svg:y="0.0091in" svg:viewBox="0 0 238 296" svg:d="M74 124v-124l-74 4v19c26 0 29 0 29 17v254h20l21-24c3 4 24 26 62 26 62 0 106-38 106-97 0-56-39-96-101-96-30 0-52 12-63 21zM78 252v-106c11-15 31-28 54-28 53 0 53 52 53 81 0 19 0 43-12 60s-31 22-46 22c-29 0-45-23-49-29z"><text:p/></draw:path><draw:path draw:style-name="gr3" draw:text-style-name="P165" svg:width="0.0382in" svg:height="0.1657in" svg:x="1.1429in" svg:y="0in" svg:viewBox="0 0 98 422" svg:d="M98 211c0-32-4-84-27-132-25-51-63-79-67-79-2 0-4 2-4 4s0 3 7 10c43 41 67 108 67 197 0 72-15 147-68 199-6 6-6 8-6 9 0 2 2 3 4 3 4 0 43-28 68-82 22-46 26-93 26-129z"><text:p/></draw:path></draw:g></text:p>
      <text:p text:style-name="P98"><text:soft-page-break/>Ở đây <draw:g text:anchor-type="as-char" svg:y="-0.1161in" draw:z-index="197" draw:style-name="gr1"><svg:title>TexMaths</svg:title><svg:desc>12§display§\textbf{W}§svg§600§FALSE§</svg:desc><draw:polygon draw:style-name="gr2" draw:text-style-name="P164" svg:width="0.1764in" svg:height="0.0988in" svg:x="0.0043in" svg:y="0.0071in" svg:viewBox="0 0 449 252" draw:points="224,252 0,252 0,0 449,0 449,252"><text:p/></draw:polygon><draw:path draw:style-name="gr3" draw:text-style-name="P165" svg:width="0.189in" svg:height="0.1154in" svg:x="0in" svg:y="0in" svg:viewBox="0 0 481 294" svg:d="M441 30c3-7 3-8 16-8 9-2 17-2 24-2v-20c-12 0-26 1-45 1-16 0-42 0-58-1v20c11 0 32 0 43 5l-73 190-74-195h41v-20c-16 1-56 1-74 1-17 0-51 0-65-1v20h37l17 45-58 150-74-195h40v-20c-15 1-55 1-73 1-17 0-51 0-65-1v20h36l102 262c2 8 4 12 14 12 11 0 13-4 14-12l75-189 74 189c1 8 4 12 14 12s12-4 15-12z"><text:p/></draw:path></draw:g><text:s/>là ma trận trọng số, <draw:g text:anchor-type="as-char" svg:y="-0.1165in" draw:z-index="198" draw:style-name="gr1"><svg:title>TexMaths</svg:title><svg:desc>12§display§\textbf{b}§svg§600§FALSE§</svg:desc><draw:polygon draw:style-name="gr2" draw:text-style-name="P164" svg:width="0.0831in" svg:height="0.0992in" svg:x="0.0024in" svg:y="0.0083in" svg:viewBox="0 0 212 253" draw:points="106,253 0,253 0,0 212,0 212,253"><text:p/></draw:polygon><draw:path draw:style-name="gr3" draw:text-style-name="P165" svg:width="0.0937in" svg:height="0.1161in" svg:x="0in" svg:y="0in" svg:viewBox="0 0 239 296" svg:d="M75 124v-124l-75 4v19c27 0 29 0 29 17v254h20l21-24c4 4 24 26 61 26 64 0 108-38 108-97 0-56-40-96-102-96-30 0-51 12-62 21zM78 251v-105c11-15 32-28 55-28 51 0 51 51 51 81 0 19 0 43-10 60-12 17-33 22-46 22-30 0-46-23-50-30z"><text:p/></draw:path></draw:g><text:s/>là bias vector. <draw:g text:anchor-type="as-char" svg:y="-0.1161in" draw:z-index="199" draw:style-name="gr1"><svg:title>TexMaths</svg:title><svg:desc>12§display§\textbf{W}§svg§600§FALSE§</svg:desc><draw:polygon draw:style-name="gr2" draw:text-style-name="P164" svg:width="0.1764in" svg:height="0.0988in" svg:x="0.0043in" svg:y="0.0071in" svg:viewBox="0 0 449 252" draw:points="224,252 0,252 0,0 449,0 449,252"><text:p/></draw:polygon><draw:path draw:style-name="gr3" draw:text-style-name="P165" svg:width="0.189in" svg:height="0.1154in" svg:x="0in" svg:y="0in" svg:viewBox="0 0 481 294" svg:d="M441 30c3-7 3-8 16-8 9-2 17-2 24-2v-20c-12 0-26 1-45 1-16 0-42 0-58-1v20c11 0 31 0 43 5l-73 190-74-195h41v-20c-16 1-56 1-74 1-17 0-51 0-65-1v20h37l17 45-58 150-74-195h40v-20c-15 1-55 1-73 1-17 0-51 0-65-1v20h36l102 262c2 8 4 12 14 12 11 0 13-4 14-12l75-189 74 189c1 8 3 12 14 12 10 0 12-4 15-12z"><text:p/></draw:path></draw:g><text:s/>và <draw:g text:anchor-type="as-char" svg:y="-0.1165in" draw:z-index="200" draw:style-name="gr1"><svg:title>TexMaths</svg:title><svg:desc>12§display§\textbf{b}§svg§600§FALSE§</svg:desc><draw:polygon draw:style-name="gr2" draw:text-style-name="P164" svg:width="0.0831in" svg:height="0.0992in" svg:x="0.0024in" svg:y="0.0083in" svg:viewBox="0 0 212 253" draw:points="106,253 0,253 0,0 212,0 212,253"><text:p/></draw:polygon><draw:path draw:style-name="gr3" draw:text-style-name="P165" svg:width="0.0937in" svg:height="0.1161in" svg:x="0in" svg:y="0in" svg:viewBox="0 0 239 296" svg:d="M75 124v-124l-75 4v19c27 0 29 0 29 17v254h20l21-24c4 4 24 26 61 26 64 0 108-38 108-97 0-56-40-96-102-96-30 0-51 12-62 21zM78 251v-105c11-15 32-28 55-28 51 0 51 51 51 81 0 19 0 43-10 60-12 17-33 22-46 22-30 0-46-23-50-30z"><text:p/></draw:path></draw:g><text:s/>thường được khởi tạo ngẫu nhiên và được cập nhật đi lặp lại trong quá trình training bằng thuật toán <text:span text:style-name="T13">backpropagation</text:span>. Cuối cùng decoder <draw:g text:anchor-type="as-char" svg:y="-0.1161in" draw:z-index="201" draw:style-name="gr1"><svg:title>TexMaths</svg:title><svg:desc>12§display§\textbf{h}§svg§600§FALSE§</svg:desc><draw:polygon draw:style-name="gr2" draw:text-style-name="P164" svg:width="0.0858in" svg:height="0.0988in" svg:x="0.0008in" svg:y="0.0071in" svg:viewBox="0 0 219 252" draw:points="109,252 0,252 0,0 219,0 219,252"><text:p/></draw:polygon><draw:path draw:style-name="gr3" draw:text-style-name="P165" svg:width="0.0949in" svg:height="0.1154in" svg:x="0in" svg:y="0in" svg:viewBox="0 0 242 294" svg:d="M29 274h-29v20c12-1 37-1 54-1 16 0 41 0 53 1v-20h-29v-88c0-47 36-68 63-68 14 0 24 9 24 42v114h-30v20c13-1 37-1 54-1 16 0 41 0 53 1v-20h-29v-109c0-45-23-62-65-62-41 0-64 24-73 42v-145l-75 4v19c26 0 29 0 29 17z"><text:p/></draw:path></draw:g><text:s/>để tái thiết lập <draw:g text:anchor-type="as-char" svg:y="-0.1161in" draw:z-index="202" draw:style-name="gr1"><svg:title>TexMaths</svg:title><svg:desc>12§display§\textbf{x'}§svg§600§FALSE§</svg:desc><draw:polygon draw:style-name="gr2" draw:text-style-name="P164" svg:width="0.1268in" svg:height="0.0988in" svg:x="0.0047in" svg:y="0.0071in" svg:viewBox="0 0 323 252" draw:points="161,252 0,252 0,0 323,0 323,252"><text:p/></draw:polygon><draw:path draw:style-name="gr3" draw:text-style-name="P165" svg:width="0.0933in" svg:height="0.074in" svg:x="0in" svg:y="0.0417in" svg:viewBox="0 0 238 189" svg:d="M137 84l51-55c5-6 7-9 43-9v-20c-16 1-37 1-40 1-10 0-31-1-43-1v20c6 0 11 2 16 4-2 2-2 2-3 5l-36 41-42-50h17v-20c-11 0-37 1-51 1-13 0-32-1-47-1v20h30l67 79-56 62c-7 7-23 7-43 7v21c14-2 36-2 40-2 11 0 35 2 43 2v-21c-8 0-16-1-16-5l3-3 42-47 46 55h-16v21c10 0 36-2 51-2 13 0 32 2 45 2v-21h-30z"><text:p/></draw:path><draw:path draw:style-name="gr3" draw:text-style-name="P165" svg:width="0.0291in" svg:height="0.0583in" svg:x="0.1102in" svg:y="0in" svg:viewBox="0 0 75 149" svg:d="M59 56c-4 47-33 71-42 79-3 1-5 2-5 6 0 3 5 8 10 8 4 0 53-36 53-96 0-29-17-53-43-53-19 0-32 14-32 32s12 34 34 34c9 0 17-4 25-10z"><text:p/></draw:path></draw:g><text:s/>có cùng hình dạng với <draw:g text:anchor-type="as-char" svg:y="-0.0744in" draw:z-index="203" draw:style-name="gr1"><svg:title>TexMaths</svg:title><svg:desc>12§display§\textbf{x}§svg§600§FALSE§</svg:desc><draw:polygon draw:style-name="gr2" draw:text-style-name="P164" svg:width="0.0807in" svg:height="0.0575in" svg:x="0.0047in" svg:y="0.0087in" svg:viewBox="0 0 206 147" draw:points="102,147 0,147 0,0 206,0 206,147"><text:p/></draw:polygon><draw:path draw:style-name="gr3" draw:text-style-name="P165" svg:width="0.0937in" svg:height="0.074in" svg:x="0in" svg:y="0in" svg:viewBox="0 0 239 189" svg:d="M137 84l51-55c5-6 7-9 43-9v-20c-15 1-38 1-39 1-11 0-32-1-44-1v20c6 0 11 2 16 4-1 2-1 2-4 5l-35 41-42-50h17v-20c-11 0-37 1-51 1-13 0-32-1-47-1v20h31l65 79-55 62c-7 7-23 7-43 7v21c14-1 36-1 40-1 11 0 34 1 43 1v-21c-8 0-16-1-16-4l3-4 42-46 46 54h-17v21c11 0 37-1 52-1 13 0 32 1 46 1v-21h-30z"><text:p/></draw:path></draw:g>:</text:p>
      <text:p text:style-name="P98"><text:tab/><draw:g text:anchor-type="as-char" svg:y="-0.1335in" draw:z-index="204" draw:style-name="gr1"><svg:title>TexMaths</svg:title><svg:desc>12§display§\textbf{x'}=\sigma'(\textbf{W'*h+b})§svg§600§FALSE§</svg:desc><draw:polygon draw:style-name="gr2" draw:text-style-name="P164" svg:width="1.326in" svg:height="0.1583in" svg:x="0.0043in" svg:y="0.0087in" svg:viewBox="0 0 3369 403" draw:points="1684,403 0,403 0,0 3369,0 3369,403"><text:p/></draw:polygon><draw:path draw:style-name="gr3" draw:text-style-name="P165" svg:width="0.0933in" svg:height="0.0736in" svg:x="-0.0004in" svg:y="0.0598in" svg:viewBox="0 0 238 188" svg:d="M137 84l50-55c5-6 7-9 43-9v-20c-15 1-37 1-39 1-11 0-31-1-43-1v20c6 0 10 2 15 4-1 2-1 2-2 5l-36 41-42-50h17v-20c-11 0-38 1-51 1s-32-1-47-1v20h30l66 78-55 63c-7 7-23 7-43 7v20c14-1 36-1 40-1 10 0 34 1 43 1v-20c-9 0-16-2-16-5l3-3 42-47 45 55h-15v20c9 0 36-1 50-1 13 0 32 1 46 1v-20h-29z"><text:p/></draw:path><draw:path draw:style-name="gr3" draw:text-style-name="P165" svg:width="0.0287in" svg:height="0.0583in" svg:x="0.1102in" svg:y="0.0181in" svg:viewBox="0 0 74 149" svg:d="M59 56c-4 47-33 71-42 78-3 2-5 3-5 6 0 4 5 9 10 9 4 0 52-36 52-96 0-29-16-53-42-53-19 0-32 14-32 32s12 34 34 34c9 0 16-4 25-10z"><text:p/></draw:path><draw:path draw:style-name="gr3" draw:text-style-name="P165" svg:width="0.1102in" svg:height="0.039in" svg:x="0.2051in" svg:y="0.0717in" svg:viewBox="0 0 281 100" svg:d="M267 17c7 0 14 0 14-9 0-8-7-8-13-8h-254c-7 0-14 0-14 8 0 9 7 9 14 9zM268 100c6 0 13 0 13-9 0-8-7-8-14-8h-253c-7 0-14 0-14 8 0 9 7 9 14 9z"><text:p/></draw:path><draw:path draw:style-name="gr3" draw:text-style-name="P165" svg:width="0.0874in" svg:height="0.0732in" svg:x="0.3772in" svg:y="0.0622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165" svg:width="0.0287in" svg:height="0.0602in" svg:x="0.4776in" svg:y="0in" svg:viewBox="0 0 74 154" svg:d="M72 26c2-4 2-8 2-9 0-10-8-17-16-17-12 0-16 10-17 14l-39 129c-1 0-2 3-2 3 0 5 10 8 12 8 1 0 2 0 5-5z"><text:p/></draw:path><draw:path draw:style-name="gr3" draw:text-style-name="P165" svg:width="0.0382in" svg:height="0.1657in" svg:x="0.535in" svg:y="0.0091in" svg:viewBox="0 0 98 422" svg:d="M98 419c0-1 0-3-7-10-53-53-66-133-66-198 0-73 16-146 69-199 4-5 4-6 4-8 0-3-1-4-4-4-4 0-42 29-68 83-21 45-26 92-26 128 0 34 5 84 28 132 26 52 62 79 66 79 3 0 4-1 4-3z"><text:p/></draw:path><draw:path draw:style-name="gr3" draw:text-style-name="P165" svg:width="0.1898in" svg:height="0.1154in" svg:x="0.587in" svg:y="0.0201in" svg:viewBox="0 0 483 294" svg:d="M442 30c2-7 2-8 17-8 8-2 16-2 24-2v-20c-12 0-27 1-46 1-17 0-42 0-58-1v20c11 0 32 0 44 5l-74 189-74-194h40v-20c-15 1-56 1-74 1-17 0-50 0-65-1v20h38l16 45-57 149-75-194h40v-20c-16 1-55 1-73 1-17 0-51 0-65-1v20h36l102 262c2 7 4 12 14 12 11 0 14-5 15-12l74-190 74 190c2 7 4 12 14 12 11 0 13-5 14-12z"><text:p/></draw:path><draw:path draw:style-name="gr3" draw:text-style-name="P165" svg:width="0.0287in" svg:height="0.0583in" svg:x="0.7945in" svg:y="0.0181in" svg:viewBox="0 0 74 149" svg:d="M59 56c-4 47-33 71-42 78-3 2-5 3-5 6 0 4 5 9 10 9 4 0 52-36 52-96 0-29-16-53-42-53-19 0-32 14-32 32s12 34 34 34c8 0 16-4 25-10z"><text:p/></draw:path><draw:path draw:style-name="gr3" draw:text-style-name="P165" svg:width="0.0705in" svg:height="0.0736in" svg:x="0.8461in" svg:y="0.0091in" svg:viewBox="0 0 180 188" svg:d="M98 108l53 38c5 5 10 5 11 5 8 0 18-7 18-19 0-13-8-16-12-17l-60-21 60-21c4-1 12-3 12-17 0-12-10-20-18-20-2 0-6 1-11 5l-53 39 10-54c0-7 0-8 0-9 0-13-10-17-18-17-6 0-18 5-18 17 0 1 0 2 1 9l10 54-53-39c-5-4-8-5-12-5-7 0-18 8-18 20 0 14 8 16 12 17l60 21-60 21c-4 1-12 4-12 17 0 12 11 19 18 19 4 0 7 0 12-5l53-38-10 54c-1 7-1 8-1 10 0 13 12 16 18 16 8 0 18-4 18-16 0-2-2-21-4-30z"><text:p/></draw:path><draw:path draw:style-name="gr3" draw:text-style-name="P165" svg:width="0.0945in" svg:height="0.1154in" svg:x="0.9366in" svg:y="0.0181in" svg:viewBox="0 0 241 294" svg:d="M29 274h-29v20c12-1 37-1 54-1 16 0 41 0 53 1v-20h-29v-89c0-46 36-67 62-67 15 0 24 9 24 42v114h-30v20c12-1 38-1 54-1s41 0 53 1v-20h-29v-110c0-44-22-61-66-61-39 0-62 24-72 42v-145l-74 4v19c26 0 29 0 29 17z"><text:p/></draw:path><draw:path draw:style-name="gr3" draw:text-style-name="P165" svg:width="0.1272in" svg:height="0.1268in" svg:x="1.0465in" svg:y="0.028in" svg:viewBox="0 0 324 323" svg:d="M175 175h130c6 0 19 0 19-13s-13-13-19-13h-130v-131c0-6 0-18-13-18s-13 12-13 18v131h-131c-6 0-18 0-18 13s12 13 18 13h131v131c0 5 0 17 12 17 14 0 14-12 14-17z"><text:p/></draw:path><draw:path draw:style-name="gr3" draw:text-style-name="P165" svg:width="0.0933in" svg:height="0.1161in" svg:x="1.1902in" svg:y="0.0181in" svg:viewBox="0 0 238 296" svg:d="M74 124v-124l-74 4v19c26 0 29 0 29 17v254h20l21-24c3 4 24 26 62 26 62 0 106-38 106-97 0-56-39-96-101-96-30 0-52 12-63 21zM78 251v-105c11-15 31-28 54-28 53 0 53 52 53 81 0 19 0 43-12 60s-31 22-46 22c-29 0-45-23-49-30z"><text:p/></draw:path><draw:path draw:style-name="gr3" draw:text-style-name="P165" svg:width="0.0382in" svg:height="0.1657in" svg:x="1.2996in" svg:y="0.0091in" svg:viewBox="0 0 98 422" svg:d="M98 211c0-32-4-84-27-132-25-51-63-79-67-79-2 0-4 2-4 4s0 3 7 10c43 41 67 108 67 197 0 72-15 147-68 199-6 6-6 8-6 9 0 2 2 3 4 3 4 0 43-28 68-82 22-46 26-94 26-129z"><text:p/></draw:path></draw:g></text:p>
      <text:p text:style-name="P98">Autoencoder làm giảm thiểu hàm <draw:g text:anchor-type="as-char" svg:y="-0.1138in" draw:z-index="205" draw:style-name="gr1"><svg:title>TexMaths</svg:title><svg:desc>12§display§\textbf{L}§svg§600§FALSE§</svg:desc><draw:polygon draw:style-name="gr2" draw:text-style-name="P164" svg:width="0.0898in" svg:height="0.0972in" svg:x="0.002in" svg:y="0.0083in" svg:viewBox="0 0 229 248" draw:points="115,248 0,248 0,0 229,0 229,248"><text:p/></draw:polygon><draw:path draw:style-name="gr3" draw:text-style-name="P165" svg:width="0.1in" svg:height="0.1138in" svg:x="0in" svg:y="0in" svg:viewBox="0 0 255 290" svg:d="M255 175h-19c-4 29-11 96-86 96h-45v-251h58v-20c-19 1-65 1-85 1-19 0-61 0-78-1v20h46v251h-46v19h243z"><text:p/></draw:path></draw:g><text:s/>của 2-norm:</text:p>
      <text:p text:style-name="P98"><text:tab/><draw:g text:anchor-type="as-char" svg:y="-0.1799in" draw:z-index="188" draw:style-name="gr1"><svg:title>TexMaths</svg:title><svg:desc>12§display§\textbf{L(\textbf{x},\textbf{x}')= \left\lVert \textbf{x}-\textbf{x}'  \right\rVert  ^2= \left\lVert \textbf{x}-\sigma'(\textbf{W}' (\sigma(\textbf{W}*\textbf{x}+\textbf{b}))+\textbf{b}')  \right\rVert^2§svg§600§FALSE§</svg:desc><draw:polygon draw:style-name="gr2" draw:text-style-name="P164" svg:width="4.226in" svg:height="0.222in" svg:x="0.0024in" svg:y="0.0087in" svg:viewBox="0 0 10735 565" draw:points="5368,565 0,565 0,0 10735,0 10735,565"><text:p/></draw:polygon><draw:path draw:style-name="gr3" draw:text-style-name="P165" svg:width="0.1004in" svg:height="0.1134in" svg:x="0.0004in" svg:y="0.0634in" svg:viewBox="0 0 256 289" svg:d="M256 174h-20c-3 29-10 96-86 96h-44v-250h57v-20c-19 1-65 1-85 1-19 0-61 0-78-1v20h46v250h-46v19h242z"><text:p/></draw:path><draw:path draw:style-name="gr3" draw:text-style-name="P165" svg:width="0.0453in" svg:height="0.1657in" svg:x="0.1264in" svg:y="0.0528in" svg:viewBox="0 0 116 422" svg:d="M115 411c-12-12-41-36-57-91-12-34-17-72-17-109 0-84 23-150 68-197 7-6 7-7 7-8 0-5-3-6-8-6-6 0-24 16-32 23-66 66-76 142-76 188 0 53 14 98 34 134 28 48 67 77 74 77 5 0 8-1 8-6 0-2-1-4-1-5z"><text:p/></draw:path><draw:path draw:style-name="gr3" draw:text-style-name="P165" svg:width="0.0933in" svg:height="0.0736in" svg:x="0.1866in" svg:y="0.1035in" svg:viewBox="0 0 238 188" svg:d="M137 84l50-55c5-6 7-9 43-9v-20c-15 1-37 1-39 1-11 0-31-1-43-1v20c6 0 10 2 15 4-1 2-1 2-2 5l-36 41-42-50h17v-20c-11 0-38 1-51 1s-32-1-47-1v20h30l66 78-55 61c-7 9-23 9-43 9v20c14-1 36-1 40-1 10 0 34 1 43 1v-20c-9 0-16-3-16-5l3-4 42-46 45 55h-15v20c9 0 36-1 50-1 13 0 32 1 46 1v-20h-29z"><text:p/></draw:path><draw:path draw:style-name="gr3" draw:text-style-name="P165" svg:width="0.028in" svg:height="0.0583in" svg:x="0.2976in" svg:y="0.1512in" svg:viewBox="0 0 72 149" svg:d="M56 58c-2 45-30 69-39 76-3 3-5 3-5 6 0 4 5 9 10 9 4 0 50-36 50-96 0-29-14-53-40-53-19 0-32 14-32 32s12 34 34 34c13 0 21-7 22-8z"><text:p/></draw:path><draw:path draw:style-name="gr3" draw:text-style-name="P165" svg:width="0.0933in" svg:height="0.0736in" svg:x="0.3406in" svg:y="0.1035in" svg:viewBox="0 0 238 188" svg:d="M137 84l50-55c5-6 7-9 43-9v-20c-15 1-37 1-39 1-11 0-31-1-43-1v20c6 0 10 2 15 4-1 2-1 2-2 5l-36 41-42-50h17v-20c-11 0-38 1-51 1s-32-1-47-1v20h30l66 78-55 61c-7 9-23 9-43 9v20c14-1 36-1 40-1 10 0 34 1 43 1v-20c-9 0-16-3-16-5l3-4 42-46 45 55h-15v20c9 0 36-1 50-1 13 0 32 1 46 1v-20h-29z"><text:p/></draw:path><draw:path draw:style-name="gr3" draw:text-style-name="P165" svg:width="0.0287in" svg:height="0.0583in" svg:x="0.4512in" svg:y="0.0618in" svg:viewBox="0 0 74 149" svg:d="M58 56c-3 47-32 71-41 78-3 1-5 3-5 6 0 4 5 9 10 9 4 0 52-36 52-96 0-29-16-53-42-53-19 0-32 14-32 32s12 34 34 34c8 0 16-4 24-10z"><text:p/></draw:path><draw:path draw:style-name="gr3" draw:text-style-name="P165" svg:width="0.0453in" svg:height="0.1657in" svg:x="0.5012in" svg:y="0.0528in" svg:viewBox="0 0 116 422" svg:d="M116 211c0-53-13-98-33-134-28-48-67-77-76-77-3 0-7 1-7 6 0 1 0 2 7 10 53 54 67 129 67 195 0 83-20 150-67 195-7 8-7 8-7 10 0 5 4 6 7 6 7 0 25-16 34-23 66-66 75-144 75-188z"><text:p/></draw:path><draw:path draw:style-name="gr3" draw:text-style-name="P165" svg:width="0.1272in" svg:height="0.0472in" svg:x="0.576in" svg:y="0.1118in" svg:viewBox="0 0 324 121" svg:d="M306 26c5 0 18 0 18-13s-14-13-19-13h-286c-6 0-19 0-19 13s12 13 17 13zM305 121c5 0 19 0 19-13s-13-13-18-13h-289c-5 0-17 0-17 13s13 13 19 13z"><text:p/></draw:path><draw:path draw:style-name="gr3" draw:text-style-name="P165" svg:width="0.039in" svg:height="0.1657in" svg:x="0.7988in" svg:y="0.0528in" svg:viewBox="0 0 100 422" svg:d="M17 14c0-7 0-14-9-14-8 0-8 10-8 16v390c0 8 0 16 8 16 9 0 9-8 9-14zM100 16c0-8 0-16-9-16-7 0-8 7-8 14v394c0 6 0 14 8 14 9 0 9-8 9-16z"><text:p/></draw:path><draw:path draw:style-name="gr3" draw:text-style-name="P165" svg:width="0.0933in" svg:height="0.0736in" svg:x="0.8634in" svg:y="0.1035in" svg:viewBox="0 0 238 188" svg:d="M137 84l50-55c5-6 7-9 43-9v-20c-15 1-37 1-39 1-11 0-31-1-43-1v20c6 0 10 2 15 4-1 2-1 2-2 5l-36 41-42-50h17v-20c-11 0-38 1-51 1s-32-1-47-1v20h30l66 78-55 61c-7 9-23 9-43 9v20c14-1 36-1 40-1 10 0 34 1 43 1v-20c-9 0-16-3-16-5l3-4 42-46 45 55h-15v20c9 0 36-1 50-1 13 0 32 1 46 1v-20h-29z"><text:p/></draw:path><draw:path draw:style-name="gr3" draw:text-style-name="P165" svg:width="0.1012in" svg:height="0.0067in" svg:x="1.0118in" svg:y="0.1323in" svg:viewBox="0 0 258 18" svg:d="M244 18c7 0 14 0 14-10 0-8-7-8-14-8h-230c-7 0-14 0-14 8 0 10 7 10 14 10z"><text:p/></draw:path><draw:path draw:style-name="gr3" draw:text-style-name="P165" svg:width="0.0933in" svg:height="0.0736in" svg:x="1.1673in" svg:y="0.1035in" svg:viewBox="0 0 238 188" svg:d="M137 84l50-55c5-6 7-9 43-9v-20c-15 1-37 1-39 1-11 0-31-1-43-1v20c6 0 10 2 15 4-1 2-1 2-2 5l-36 41-42-50h17v-20c-11 0-38 1-51 1s-32-1-47-1v20h30l66 78-55 61c-7 9-23 9-43 9v20c14-1 36-1 40-1 10 0 34 1 43 1v-20c-9 0-16-3-16-5l3-4 42-46 45 55h-15v20c9 0 36-1 50-1 13 0 32 1 46 1v-20h-29z"><text:p/></draw:path><draw:path draw:style-name="gr3" draw:text-style-name="P165" svg:width="0.0287in" svg:height="0.0598in" svg:x="1.2705in" svg:y="0.0441in" svg:viewBox="0 0 74 153" svg:d="M72 26c2-4 2-8 2-9 0-10-8-17-16-17-12 0-16 10-17 14l-39 129c-1 0-2 3-2 3 0 5 10 7 12 7 1 0 2 0 5-4z"><text:p/></draw:path><draw:path draw:style-name="gr3" draw:text-style-name="P165" svg:width="0.039in" svg:height="0.1657in" svg:x="1.3331in" svg:y="0.0528in" svg:viewBox="0 0 100 422" svg:d="M17 14c0-7 0-14-9-14-8 0-8 10-8 16v390c0 8 0 16 8 16 9 0 9-8 9-14zM100 16c0-8 0-16-9-16-7 0-7 7-7 14v394c0 6 0 14 7 14 9 0 9-8 9-16z"><text:p/></draw:path><draw:path draw:style-name="gr3" draw:text-style-name="P165" svg:width="0.0516in" svg:height="0.0772in" svg:x="1.4016in" svg:y="0.0083in" svg:viewBox="0 0 132 197" svg:d="M132 143h-11c-1 7-3 24-8 26-1 2-24 2-29 2h-54c30-27 41-34 59-49 23-18 43-36 43-64 0-36-32-58-71-58-36 0-61 26-61 53 0 15 12 17 16 17 7 0 15-5 15-16 0-5-1-16-17-16 9-21 29-27 44-27 30 0 45 23 45 47 0 26-19 45-29 57l-72 70c-2 3-2 3-2 12h122z"><text:p/></draw:path><draw:path draw:style-name="gr3" draw:text-style-name="P165" svg:width="0.1102in" svg:height="0.0386in" svg:x="1.5244in" svg:y="0.1161in" svg:viewBox="0 0 281 99" svg:d="M266 17c8 0 15 0 15-9 0-8-7-8-13-8h-254c-7 0-14 0-14 8 0 9 7 9 14 9zM268 99c6 0 13 0 13-8s-7-8-15-8h-252c-7 0-14 0-14 8s7 8 14 8z"><text:p/></draw:path><draw:path draw:style-name="gr3" draw:text-style-name="P165" svg:width="0.0441in" svg:height="0.1063in" svg:x="1.7146in" svg:y="0.0327in" svg:viewBox="0 0 113 271" svg:d="M0 255c0 7 0 16 8 16 10 0 10-9 10-16v-239c0-8 0-16-8-16-10 0-10 8-10 16zM94 255c0 7 0 16 9 16 10 0 10-9 10-16v-239c0-8 0-16-10-16-9 0-9 8-9 16z"><text:p/></draw:path><draw:path draw:style-name="gr3" draw:text-style-name="P165" svg:width="0.0441in" svg:height="0.1063in" svg:x="1.7146in" svg:y="0.1323in" svg:viewBox="0 0 113 271" svg:d="M0 255c0 7 0 16 8 16 10 0 10-9 10-16v-239c0-8 0-16-8-16-10 0-10 8-10 16zM94 255c0 7 0 16 9 16 10 0 10-9 10-16v-239c0-8 0-16-10-16-9 0-9 8-9 16z"><text:p/></draw:path><draw:path draw:style-name="gr3" draw:text-style-name="P165" svg:width="0.0933in" svg:height="0.0736in" svg:x="1.7862in" svg:y="0.1035in" svg:viewBox="0 0 238 188" svg:d="M137 84l50-55c5-6 7-9 43-9v-20c-15 1-37 1-39 1-11 0-31-1-43-1v20c6 0 10 2 15 4-1 2-1 2-2 5l-36 41-42-50h17v-20c-11 0-38 1-51 1s-32-1-47-1v20h30l66 78-55 61c-7 9-23 9-43 9v20c14-1 36-1 40-1 10 0 34 1 43 1v-20c-9 0-16-3-16-5l3-4 42-46 45 55h-15v20c9 0 36-1 50-1 13 0 32 1 46 1v-20h-29z"><text:p/></draw:path><draw:path draw:style-name="gr3" draw:text-style-name="P165" svg:width="0.1012in" svg:height="0.0067in" svg:x="1.9343in" svg:y="0.1323in" svg:viewBox="0 0 258 18" svg:d="M244 18c7 0 14 0 14-10 0-8-7-8-14-8h-230c-7 0-14 0-14 8 0 10 7 10 14 10z"><text:p/></draw:path><draw:path draw:style-name="gr3" draw:text-style-name="P165" svg:width="0.0874in" svg:height="0.0732in" svg:x="2.0925in" svg:y="0.1059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165" svg:width="0.0287in" svg:height="0.0598in" svg:x="2.1925in" svg:y="0.0441in" svg:viewBox="0 0 74 153" svg:d="M72 26c2-4 2-8 2-9 0-10-8-17-16-17-12 0-16 10-17 14l-39 129c-1 0-2 3-2 3 0 5 10 7 12 7 1 0 2 0 5-4z"><text:p/></draw:path><draw:path draw:style-name="gr3" draw:text-style-name="P165" svg:width="0.0382in" svg:height="0.1657in" svg:x="2.2496in" svg:y="0.0528in" svg:viewBox="0 0 98 422" svg:d="M98 418c0-1 0-2-7-9-53-53-66-133-66-198 0-73 16-146 69-199 4-5 4-6 4-8 0-3-1-4-4-4-4 0-42 29-68 83-21 45-26 92-26 128 0 34 5 84 28 132 26 51 62 79 66 79 3 0 4-1 4-4z"><text:p/></draw:path><draw:path draw:style-name="gr3" draw:text-style-name="P165" svg:width="0.1894in" svg:height="0.1154in" svg:x="2.3024in" svg:y="0.0634in" svg:viewBox="0 0 482 294" svg:d="M442 30c2-7 2-8 16-8 9-2 17-2 24-2v-20c-12 0-26 1-45 1-17 0-42 0-58-1v20c11 0 31 0 43 5l-73 188-74-193h39v-20c-14 1-55 1-73 1-17 0-50 0-65-1v20h38l16 45-57 148-75-193h40v-20c-16 1-55 1-73 1-17 0-51 0-65-1v20h36l102 262c2 7 4 12 14 12 11 0 14-5 15-12l74-190 73 190c3 7 5 12 15 12 11 0 13-5 14-12z"><text:p/></draw:path><draw:path draw:style-name="gr3" draw:text-style-name="P165" svg:width="0.0287in" svg:height="0.0598in" svg:x="2.5012in" svg:y="0.0394in" svg:viewBox="0 0 74 153" svg:d="M72 26c2-4 2-8 2-9 0-10-8-17-16-17-12 0-16 10-17 14l-39 129c-1 0-2 3-2 3 0 5 10 7 12 7 1 0 2 0 5-4z"><text:p/></draw:path><draw:path draw:style-name="gr3" draw:text-style-name="P165" svg:width="0.0382in" svg:height="0.1657in" svg:x="2.5583in" svg:y="0.0528in" svg:viewBox="0 0 98 422" svg:d="M98 418c0-1 0-2-7-9-53-53-66-133-66-198 0-73 16-146 69-199 4-5 4-6 4-8 0-3-1-4-4-4-4 0-42 29-68 83-21 45-26 92-26 128 0 34 5 84 28 132 26 51 62 79 66 79 3 0 4-1 4-4z"><text:p/></draw:path><draw:path draw:style-name="gr3" draw:text-style-name="P165" svg:width="0.0874in" svg:height="0.0732in" svg:x="2.6126in" svg:y="0.1059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165" svg:width="0.0382in" svg:height="0.1657in" svg:x="2.724in" svg:y="0.0528in" svg:viewBox="0 0 98 422" svg:d="M98 418c0-1 0-2-7-9-53-53-66-133-66-198 0-73 16-146 69-199 4-5 4-6 4-8 0-3-1-4-4-4-4 0-42 29-68 83-21 45-26 92-26 128 0 34 5 84 28 132 26 51 62 79 66 79 3 0 4-1 4-4z"><text:p/></draw:path><draw:path draw:style-name="gr3" draw:text-style-name="P165" svg:width="0.1894in" svg:height="0.1154in" svg:x="2.776in" svg:y="0.0634in" svg:viewBox="0 0 482 294" svg:d="M442 30c2-7 2-8 16-8 9-2 17-2 24-2v-20c-12 0-26 1-45 1-17 0-42 0-58-1v20c11 0 31 0 43 5l-73 188-74-193h39v-20c-14 1-55 1-73 1-17 0-50 0-65-1v20h38l16 45-57 148-75-193h40v-20c-16 1-55 1-73 1-17 0-51 0-65-1v20h36l102 262c2 7 4 12 14 12 11 0 14-5 15-12l74-190 73 190c3 7 5 12 15 12 11 0 13-5 14-12z"><text:p/></draw:path><draw:path draw:style-name="gr3" draw:text-style-name="P165" svg:width="0.061in" svg:height="0.0713in" svg:x="3.0169in" svg:y="0.1in" svg:viewBox="0 0 156 182" svg:d="M89 17c0-6 0-17-10-17-7 0-13 6-12 11v6l6 66-54-40c-3-2-5-2-7-2-6 0-12 5-12 11 0 7 4 8 8 10l62 29-59 29c-7 2-11 5-11 11s6 12 12 12c2 0 4 0 14-9l47-33-6 70c0 9 7 11 11 11 6 0 11-3 11-11l-5-70 53 39c5 1 5 3 8 3 6 0 11-6 11-12s-4-9-8-11c-26-12-27-12-60-29l58-27c8-4 10-5 10-12 0-6-5-11-11-11-3 0-3 0-14 7l-47 35z"><text:p/></draw:path><draw:path draw:style-name="gr3" draw:text-style-name="P165" svg:width="0.0933in" svg:height="0.0736in" svg:x="3.1299in" svg:y="0.1035in" svg:viewBox="0 0 238 188" svg:d="M137 84l50-55c5-6 7-9 43-9v-20c-15 1-37 1-39 1-11 0-31-1-43-1v20c6 0 10 2 15 4-1 2-1 2-2 5l-36 41-42-50h17v-20c-11 0-38 1-51 1s-32-1-47-1v20h30l66 78-55 61c-7 9-23 9-43 9v20c14-1 36-1 40-1 10 0 34 1 43 1v-20c-9 0-16-3-16-5l3-4 42-46 45 55h-15v20c9 0 36-1 50-1 13 0 32 1 46 1v-20h-29z"><text:p/></draw:path><draw:path draw:style-name="gr3" draw:text-style-name="P165" svg:width="0.1102in" svg:height="0.1106in" svg:x="3.2736in" svg:y="0.0803in" svg:viewBox="0 0 281 282" svg:d="M150 150h118c6 0 13 0 13-9s-7-9-13-9h-118v-118c0-7 0-14-8-14-10 0-10 7-10 14v118h-118c-7 0-14 0-14 9s7 9 14 9h118v117c0 6 0 15 10 15 8 0 8-9 8-15z"><text:p/></draw:path><draw:path draw:style-name="gr3" draw:text-style-name="P165" svg:width="0.0933in" svg:height="0.1161in" svg:x="3.4362in" svg:y="0.0618in" svg:viewBox="0 0 238 296" svg:d="M74 123v-123l-74 4v19c26 0 29 0 29 17v254h20l21-24c3 3 24 26 62 26 62 0 106-38 106-97 0-56-39-96-101-96-30 0-52 12-63 20zM78 251v-105c11-15 31-29 54-29 53 0 53 52 53 82 0 19 0 43-12 60s-31 21-46 21c-29 0-45-22-49-29z"><text:p/></draw:path><draw:path draw:style-name="gr3" draw:text-style-name="P165" svg:width="0.0382in" svg:height="0.1657in" svg:x="3.5457in" svg:y="0.0528in" svg:viewBox="0 0 98 422" svg:d="M98 211c0-32-4-84-27-132-25-51-63-79-67-79-2 0-4 2-4 4s0 3 7 10c43 41 67 108 67 197 0 72-15 146-68 199-6 6-6 7-6 8 0 3 2 4 4 4 4 0 43-29 68-83 22-45 26-93 26-128z"><text:p/></draw:path><draw:path draw:style-name="gr3" draw:text-style-name="P165" svg:width="0.0382in" svg:height="0.1657in" svg:x="3.6106in" svg:y="0.0528in" svg:viewBox="0 0 98 422" svg:d="M98 211c0-32-4-84-27-132-25-51-63-79-67-79-2 0-4 2-4 4s0 3 7 10c43 41 67 108 67 197 0 72-15 146-68 199-6 6-6 7-6 8 0 3 2 4 4 4 4 0 43-29 68-83 22-45 26-93 26-128z"><text:p/></draw:path><draw:path draw:style-name="gr3" draw:text-style-name="P165" svg:width="0.1102in" svg:height="0.1106in" svg:x="3.7114in" svg:y="0.0803in" svg:viewBox="0 0 281 282" svg:d="M150 150h118c6 0 13 0 13-9s-7-9-13-9h-118v-118c0-7 0-14-8-14-10 0-10 7-10 14v118h-118c-7 0-14 0-14 9s7 9 14 9h118v117c0 6 0 15 10 15 8 0 8-9 8-15z"><text:p/></draw:path><draw:path draw:style-name="gr3" draw:text-style-name="P165" svg:width="0.0933in" svg:height="0.1161in" svg:x="3.8744in" svg:y="0.0618in" svg:viewBox="0 0 238 296" svg:d="M74 123v-123l-74 4v19c26 0 29 0 29 17v254h20l21-24c3 3 24 26 62 26 62 0 106-38 106-97 0-56-39-96-101-96-30 0-52 12-63 20zM78 251v-105c11-15 31-29 54-29 53 0 53 52 53 82 0 19 0 43-12 60s-31 21-46 21c-29 0-45-22-49-29z"><text:p/></draw:path><draw:path draw:style-name="gr3" draw:text-style-name="P165" svg:width="0.0287in" svg:height="0.0598in" svg:x="3.9799in" svg:y="0.0382in" svg:viewBox="0 0 74 153" svg:d="M72 26c2-4 2-8 2-9 0-10-8-17-16-17-12 0-16 10-17 14l-39 129c-1 0-2 3-2 3 0 5 10 7 12 7 1 0 2 0 5-4z"><text:p/></draw:path><draw:path draw:style-name="gr3" draw:text-style-name="P165" svg:width="0.0382in" svg:height="0.1657in" svg:x="4.0307in" svg:y="0.0528in" svg:viewBox="0 0 98 422" svg:d="M98 211c0-32-4-84-27-132-25-51-63-79-67-79-2 0-4 2-4 4s0 3 7 10c43 41 67 108 67 197 0 72-15 146-68 199-6 6-6 7-6 8 0 3 2 4 4 4 4 0 43-29 68-83 22-45 26-93 26-128z"><text:p/></draw:path><draw:path draw:style-name="gr3" draw:text-style-name="P165" svg:width="0.0441in" svg:height="0.1063in" svg:x="4.1094in" svg:y="0.0327in" svg:viewBox="0 0 113 271" svg:d="M0 255c0 7 0 16 8 16 10 0 10-9 10-16v-239c0-8 0-16-8-16-10 0-10 8-10 16zM94 255c0 7 0 16 9 16 10 0 10-9 10-16v-239c0-8 0-16-10-16-9 0-9 8-9 16z"><text:p/></draw:path><draw:path draw:style-name="gr3" draw:text-style-name="P165" svg:width="0.0441in" svg:height="0.1063in" svg:x="4.1094in" svg:y="0.1323in" svg:viewBox="0 0 113 271" svg:d="M0 255c0 7 0 16 8 16 10 0 10-9 10-16v-239c0-8 0-16-8-16-10 0-10 8-10 16zM94 255c0 7 0 16 9 16 10 0 10-9 10-16v-239c0-8 0-16-10-16-9 0-9 8-9 16z"><text:p/></draw:path><draw:path draw:style-name="gr3" draw:text-style-name="P165" svg:width="0.0516in" svg:height="0.0772in" svg:x="4.185in" svg:y="0in" svg:viewBox="0 0 132 197" svg:d="M132 143h-11c-1 7-3 24-8 26-1 2-24 2-29 2h-54c30-27 41-34 59-49 23-18 43-36 43-64 0-36-32-58-71-58-36 0-61 26-61 53 0 15 12 17 16 17 7 0 15-5 15-16 0-5-1-16-17-16 9-21 29-27 44-27 30 0 45 23 45 47 0 26-19 45-29 57l-72 70c-2 3-2 3-2 12h122z"><text:p/></draw:path></draw:g></text:p>
      <text:p text:style-name="P98"/>
      <text:p text:style-name="P127"><text:span text:style-name="T15">BẢ</text:span><text:span text:style-name="T16">NG</text:span><text:span text:style-name="T15"> 1:</text:span><text:span text:style-name="T69"> </text:span>So sánh giữa hai thuật toán PCA và t-SNE</text:p>
      <table:table table:name="Table1" table:style-name="Table1">
        <table:table-column table:style-name="Table1.A"/>
        <table:table-column table:style-name="Table1.B"/>
        <table:table-column table:style-name="Table1.C"/>
        <table:table-row>
          <table:table-cell table:style-name="Table1.A1" office:value-type="string">
            <text:p text:style-name="P138">S. NO</text:p>
          </table:table-cell>
          <table:table-cell table:style-name="Table1.A1" office:value-type="string">
            <text:p text:style-name="P138">PCA</text:p>
          </table:table-cell>
          <table:table-cell table:style-name="Table1.C1" office:value-type="string">
            <text:p text:style-name="P138"><text:span text:style-name="T67">t</text:span>-SNE</text:p>
          </table:table-cell>
        </table:table-row>
        <table:table-row>
          <table:table-cell table:style-name="Table1.A8" office:value-type="string">
            <text:p text:style-name="P135">1</text:p>
          </table:table-cell>
          <table:table-cell table:style-name="Table1.B2" office:value-type="string">
            <text:p text:style-name="P134">Là công cụ giảm số chiều tuyến tính</text:p>
          </table:table-cell>
          <table:table-cell table:style-name="Table1.C2" office:value-type="string">
            <text:p text:style-name="P134">Là công cụ giảm số chiều không tuyến tính</text:p>
          </table:table-cell>
        </table:table-row>
        <table:table-row>
          <table:table-cell table:style-name="Table1.A8" office:value-type="string">
            <text:p text:style-name="P135">2</text:p>
          </table:table-cell>
          <table:table-cell table:style-name="Table1.B3" office:value-type="string">
            <text:p text:style-name="P134">Cố gắng bảo toàn cấu trúc tổng thể của dữ liệu</text:p>
          </table:table-cell>
          <table:table-cell table:style-name="Table1.C3" office:value-type="string">
            <text:p text:style-name="P134">Cố gắng bảo toàn cấu trúc cục bộ (cluster) của dữ liệu</text:p>
          </table:table-cell>
        </table:table-row>
        <table:table-row>
          <table:table-cell table:style-name="Table1.A8" office:value-type="string">
            <text:p text:style-name="P135">3</text:p>
          </table:table-cell>
          <table:table-cell table:style-name="Table1.B4" office:value-type="string">
            <text:p text:style-name="P134">Không hoạt động tốt như t-SNE</text:p>
          </table:table-cell>
          <table:table-cell table:style-name="Table1.C4" office:value-type="string">
            <text:p text:style-name="P134">Là một trong những công cụ giảm số chiều tốt nhất</text:p>
          </table:table-cell>
        </table:table-row>
        <table:table-row>
          <table:table-cell table:style-name="Table1.A8" office:value-type="string">
            <text:p text:style-name="P135">4</text:p>
          </table:table-cell>
          <table:table-cell table:style-name="Table1.B5" office:value-type="string">
            <text:p text:style-name="P134">Không liên quan đến hyperparameter</text:p>
          </table:table-cell>
          <table:table-cell table:style-name="Table1.C5" office:value-type="string">
            <text:p text:style-name="P136">Liên quan đến <text:span text:style-name="T65">các </text:span>siêu tham số như perplexity, tốc độ học và số bước</text:p>
          </table:table-cell>
        </table:table-row>
        <table:table-row>
          <table:table-cell table:style-name="Table1.A8" office:value-type="string">
            <text:p text:style-name="P137">5</text:p>
          </table:table-cell>
          <table:table-cell table:style-name="Table1.B6" office:value-type="string">
            <text:p text:style-name="P136">Bị ảnh hưởng lớn bởi các outlier</text:p>
          </table:table-cell>
          <table:table-cell table:style-name="Table1.C6" office:value-type="string">
            <text:p text:style-name="P136">Có thể xử lí outlier</text:p>
          </table:table-cell>
        </table:table-row>
        <table:table-row>
          <table:table-cell table:style-name="Table1.A8" office:value-type="string">
            <text:p text:style-name="P137">6</text:p>
          </table:table-cell>
          <table:table-cell table:style-name="Table1.B7" office:value-type="string">
            <text:p text:style-name="P136"><text:span text:style-name="T68">L</text:span>à thuật toán xác định</text:p>
          </table:table-cell>
          <table:table-cell table:style-name="Table1.C7" office:value-type="string">
            <text:p text:style-name="P136">Là thuật toán không xác định hay thuật toán ngẫu nhiên</text:p>
          </table:table-cell>
        </table:table-row>
        <table:table-row>
          <table:table-cell table:style-name="Table1.A8" office:value-type="string">
            <text:p text:style-name="P137">7</text:p>
          </table:table-cell>
          <table:table-cell table:style-name="Table1.B8" office:value-type="string">
            <text:p text:style-name="P136">Hoạt động bằng cách xoay các vectơ để giữ nguyên phương sai </text:p>
          </table:table-cell>
          <table:table-cell table:style-name="Table1.C8" office:value-type="string">
            <text:p text:style-name="P136">Hoạt động bằng cách làm cho khoảng cách giữa các điểm là nhỏ nhất</text:p>
          </table:table-cell>
        </table:table-row>
        <table:table-row>
          <table:table-cell table:style-name="Table1.A9" office:value-type="string">
            <text:p text:style-name="P137">8</text:p>
          </table:table-cell>
          <table:table-cell table:style-name="Table1.B9" office:value-type="string">
            <text:p text:style-name="P136">Ta có thể quyết định bảo toàn bao nhiêu phương sai bằng cách dùng các trị riêng </text:p>
          </table:table-cell>
          <table:table-cell table:style-name="Table1.C9" office:value-type="string">
            <text:p text:style-name="P136">Ta không thể bảo toàn phương sai, thay vào đó ta bảo toàn khoảng cách bằng cách dùng <text:span text:style-name="T66">các hyperparameter</text:span></text:p>
          </table:table-cell>
        </table:table-row>
      </table:table>
      <text:p text:style-name="P97"/>
      <text:p text:style-name="P163">B<text:tab/>Mã nguồn</text:p>
      <text:p text:style-name="P149">* Mã nguồn đã sử dụng những hàm thư viện để tính toán.</text:p>
      <text:p text:style-name="P149">* <text:span text:style-name="T90">Mục tiêu của các việc tiền xử lí này là để lọc những thông tin quan trọng, và sau đó ta có thể xử lí và lấy thông tin từ dataset.</text:span></text:p>
      <text:p text:style-name="P149">* Đây <text:span text:style-name="T89">chỉ là một mô tả ngắn gọn về mã nguồn và thông tin liên quan. Để biết thêm thông tin, xem trong các file mã nguồn.</text:span></text:p>
      <text:p text:style-name="P149"/>
      <text:p text:style-name="P143">I<text:tab/><text:span text:style-name="T23">Principal Component Analysis (PCA)</text:span></text:p>
      <text:p text:style-name="P150">* Ví dụ nhận diện khuôn mặt rất thú vị và đầy đủ để làm ví dụ áp dụng cho thuật toán PCA.</text:p>
      <text:p text:style-name="P150"/>
      <text:p text:style-name="P156">+ File mã nguồn: <text:span text:style-name="T77">PCA Mini-Project.ipynb</text:span></text:p>
      <text:p text:style-name="P157"><text:span text:style-name="T72">+ Example: Faces regconition example - </text:span><text:a xlink:type="simple" xlink:href="http://vis-www.cs.umass.edu/lfw/" text:style-name="Internet_20_link" text:visited-style-name="Visited_20_Internet_20_Link"><text:span text:style-name="T72">http://vis-www.cs.umass.edu/lfw/</text:span></text:a><text:span text:style-name="T72"> - Download: </text:span><text:a xlink:type="simple" xlink:href="http://vis-www.cs.umass.edu/lfw/lfw-funneled.tgz" text:style-name="Internet_20_link" text:visited-style-name="Visited_20_Internet_20_Link">http://vis-www.cs.umass.edu/lfw/lfw-funneled.tgz</text:a></text:p>
      <text:p text:style-name="P156"/>
      <text:p text:style-name="P141"><text:span text:style-name="T13">II<text:tab/></text:span><text:span text:style-name="T17">Kernel PCA</text:span></text:p>
      <text:p text:style-name="P160">+ File mã nguồn: <text:span text:style-name="T78">Kernel PCA (another copy).ipynb</text:span></text:p>
      <text:p text:style-name="P160">+ D<text:span text:style-name="T81">ataset: </text:span><text:span text:style-name="T78">Social_Network_Ads.csv</text:span></text:p>
      <text:p text:style-name="P141"/>
      <text:p text:style-name="P145"><text:span text:style-name="T45">III</text:span><text:tab/>Independent Component Analysis (ICA)<text:line-break/><text:span text:style-name="T60">* Tín hiệu âm thanh thường gồm nhiều tín hiệu gộp lại, điều này cho thấy đây là một ví dụ thích hợp để minh hoạ thuật toán ICA.</text:span></text:p>
      <text:p text:style-name="P145"><text:span text:style-name="T60"/></text:p>
      <text:p text:style-name="P159">+ File mã nguồn: <text:span text:style-name="T76">Independent Component Analysis Lab.ipynb</text:span></text:p>
      <text:p text:style-name="P158"><text:soft-page-break/>+ Dataset là <text:span text:style-name="T73">các</text:span> file âm thanh <text:span text:style-name="T74">(.wav)</text:span></text:p>
      <text:p text:style-name="P158">- Âm <text:span text:style-name="T75">nhạc:</text:span></text:p>
      <text:p text:style-name="P158"><text:span text:style-name="T73"><text:tab/>[1] </text:span>Piano - The Carnival of the Animals - XIII. The Swan (Solo piano version). Performer: Markus Staab</text:p>
      <text:p text:style-name="P158"><text:span text:style-name="T73"><text:tab/>[2] </text:span>Cello - Cello Suite no. 3 in C, BWV 1009 - I. Prelude. Performer: European</text:p>
      <text:p text:style-name="P162"/>
      <text:p text:style-name="P146">IV<text:tab/>t-<text:span text:style-name="T23">Distribution Stochastic Neighbor Embedding (t-SNE)</text:span></text:p>
      <text:p text:style-name="P161">+ File mã nguồn: <text:span text:style-name="T79">t_SNE.ipynb</text:span></text:p>
      <text:p text:style-name="P161">+ <text:span text:style-name="T82">Dataset: Breast_cancer_wisconsin_diagnostic.csv</text:span></text:p>
      <text:p text:style-name="P155"/>
      <text:p text:style-name="P143"><text:span text:style-name="T45">V</text:span><text:tab/>Autoen<text:span text:style-name="T11">coder</text:span></text:p>
      <text:p text:style-name="P152"><text:span text:style-name="T87">* </text:span><text:span text:style-name="T88">Ta sử dụng dữ liệu MNIST write hand digits vì</text:span></text:p>
      <text:p text:style-name="P152"><text:span text:style-name="T85">- </text:span><text:span text:style-name="T84">Dữ liệu có dạng non-linear</text:span></text:p>
      <text:p text:style-name="P152"><text:span text:style-name="T84">- Autoencoder giữ cho hàm L của 2-norm là nhỏ nhất, làm giảm chiều dữ liệu nhưng vẫn giữ lại cấu trúc toàn cục. Điều này giúp hình ảnh các chữ số dễ nhận dạng hơn so với các thuật toán làm giảm chiều dữ liệu nhưng giữ lại cấu trục cục bộ của hình ảnh.</text:span></text:p>
      <text:p text:style-name="P148"/>
      <text:p text:style-name="P148">+ <text:span text:style-name="T83">File mã nguồn: </text:span><text:span text:style-name="T80">autoencoder.ipynb</text:span></text:p>
      <text:p text:style-name="P151"><text:span text:style-name="T86">+ Dataset: </text:span><text:span text:style-name="T84">MNIST write hand digi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9T15:16:19.397477431</meta:creation-date>
    <meta:generator>LibreOffice/6.0.7.3$Linux_X86_64 LibreOffice_project/00m0$Build-3</meta:generator>
    <dc:date>2021-07-02T11:41:04.625342933</dc:date>
    <meta:editing-duration>PT10H26M57S</meta:editing-duration>
    <meta:editing-cycles>366</meta:editing-cycles>
    <meta:document-statistic meta:table-count="1" meta:image-count="0" meta:object-count="0" meta:page-count="8" meta:paragraph-count="241" meta:word-count="2439" meta:character-count="11718" meta:non-whitespace-character-count="9299"/>
  </office:meta>
</office:document-meta>
</file>